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6D00005CF2000029E3AD46F2A9.svm"/>
  <manifest:file-entry manifest:media-type="" manifest:full-path="Pictures/200000D200007FBD00004983F3E3D2DB.svm"/>
  <manifest:file-entry manifest:media-type="" manifest:full-path="Pictures/200000530000771600004296A23A5625.svm"/>
  <manifest:file-entry manifest:media-type="" manifest:full-path="Pictures/2000011D00007FBD000039F9C31C9D84.svm"/>
  <manifest:file-entry manifest:media-type="" manifest:full-path="Pictures/2000019900007FBD00003A76A50A928F.svm"/>
  <manifest:file-entry manifest:media-type="" manifest:full-path="Pictures/2000007C00007FBC00004E9675231799.svm"/>
  <manifest:file-entry manifest:media-type="" manifest:full-path="Pictures/2000028600007FBD00003A8875834B63.svm"/>
  <manifest:file-entry manifest:media-type="" manifest:full-path="Pictures/2000027E00007FBD00003914F13B657A.svm"/>
  <manifest:file-entry manifest:media-type="" manifest:full-path="Pictures/200000EC000073F1000033927B59EA91.svm"/>
  <manifest:file-entry manifest:media-type="" manifest:full-path="Pictures/200001B200007FBD00003B074A2D4CC5.svm"/>
  <manifest:file-entry manifest:media-type="" manifest:full-path="Pictures/200000D200007FBD00004983B35CCF92.svm"/>
  <manifest:file-entry manifest:media-type="" manifest:full-path="Pictures/200000E700007FBD000032C373A0B0FE.svm"/>
  <manifest:file-entry manifest:media-type="" manifest:full-path="Pictures/2000019700007FBD00003A76B50C7BF8.svm"/>
  <manifest:file-entry manifest:media-type="" manifest:full-path="Pictures/2000010000007FBD00004B461301B093.svm"/>
  <manifest:file-entry manifest:media-type="" manifest:full-path="Pictures/200001A700007FBD000038BF5A39632C.svm"/>
  <manifest:file-entry manifest:media-type="" manifest:full-path="Pictures/200000EE00007FBD00004D20A6ACFAAE.svm"/>
  <manifest:file-entry manifest:media-type="" manifest:full-path="Pictures/200001B100007FBD00003A76B8C244ED.svm"/>
  <manifest:file-entry manifest:media-type="" manifest:full-path="Pictures/2000013C000064B2000065A69E3164C3.svm"/>
  <manifest:file-entry manifest:media-type="" manifest:full-path="Pictures/200000E300007FBD000032C320DFFA3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27.806cm" fo:margin-left="0.242cm" style:page-number="auto" table:align="left" style:writing-mode="lr-tb"/>
    </style:style>
    <style:style style:name="Таблица1.A" style:family="table-column">
      <style:table-column-properties style:column-width="1.651cm"/>
    </style:style>
    <style:style style:name="Таблица1.B" style:family="table-column">
      <style:table-column-properties style:column-width="0.601cm"/>
    </style:style>
    <style:style style:name="Таблица1.C" style:family="table-column">
      <style:table-column-properties style:column-width="0.644cm"/>
    </style:style>
    <style:style style:name="Таблица1.D" style:family="table-column">
      <style:table-column-properties style:column-width="0.757cm"/>
    </style:style>
    <style:style style:name="Таблица1.E" style:family="table-column">
      <style:table-column-properties style:column-width="2.101cm"/>
    </style:style>
    <style:style style:name="Таблица1.F" style:family="table-column">
      <style:table-column-properties style:column-width="1.503cm"/>
    </style:style>
    <style:style style:name="Таблица1.G" style:family="table-column">
      <style:table-column-properties style:column-width="2.085cm"/>
    </style:style>
    <style:style style:name="Таблица1.H" style:family="table-column">
      <style:table-column-properties style:column-width="0.168cm"/>
    </style:style>
    <style:style style:name="Таблица1.I" style:family="table-column">
      <style:table-column-properties style:column-width="1.718cm"/>
    </style:style>
    <style:style style:name="Таблица1.J" style:family="table-column">
      <style:table-column-properties style:column-width="2.487cm"/>
    </style:style>
    <style:style style:name="Таблица1.K" style:family="table-column">
      <style:table-column-properties style:column-width="0.049cm"/>
    </style:style>
    <style:style style:name="Таблица1.L" style:family="table-column">
      <style:table-column-properties style:column-width="0.376cm"/>
    </style:style>
    <style:style style:name="Таблица1.M" style:family="table-column">
      <style:table-column-properties style:column-width="2.879cm"/>
    </style:style>
    <style:style style:name="Таблица1.N" style:family="table-column">
      <style:table-column-properties style:column-width="2.665cm"/>
    </style:style>
    <style:style style:name="Таблица1.O" style:family="table-column">
      <style:table-column-properties style:column-width="0.086cm"/>
    </style:style>
    <style:style style:name="Таблица1.P" style:family="table-column">
      <style:table-column-properties style:column-width="0.501cm"/>
    </style:style>
    <style:style style:name="Таблица1.Q" style:family="table-column">
      <style:table-column-properties style:column-width="0.499cm"/>
    </style:style>
    <style:style style:name="Таблица1.S" style:family="table-column">
      <style:table-column-properties style:column-width="1.152cm"/>
    </style:style>
    <style:style style:name="Таблица1.T" style:family="table-column">
      <style:table-column-properties style:column-width="1.207cm"/>
    </style:style>
    <style:style style:name="Таблица1.U" style:family="table-column">
      <style:table-column-properties style:column-width="0.291cm"/>
    </style:style>
    <style:style style:name="Таблица1.V" style:family="table-column">
      <style:table-column-properties style:column-width="0.75cm"/>
    </style:style>
    <style:style style:name="Таблица1.W" style:family="table-column">
      <style:table-column-properties style:column-width="0.053cm"/>
    </style:style>
    <style:style style:name="Таблица1.X" style:family="table-column">
      <style:table-column-properties style:column-width="0.448cm"/>
    </style:style>
    <style:style style:name="Таблица1.Y" style:family="table-column">
      <style:table-column-properties style:column-width="0.582cm"/>
    </style:style>
    <style:style style:name="Таблица1.Z" style:family="table-column">
      <style:table-column-properties style:column-width="0.669cm"/>
    </style:style>
    <style:style style:name="Таблица1.a" style:family="table-column">
      <style:table-column-properties style:column-width="0.123cm"/>
    </style:style>
    <style:style style:name="Таблица1.c" style:family="table-column">
      <style:table-column-properties style:column-width="0.87cm"/>
    </style:style>
    <style:style style:name="Таблица1.1" style:family="table-row">
      <style:table-row-properties style:row-height="0.436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Q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G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.G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6" style:family="table-row">
      <style:table-row-properties style:row-height="1cm" style:keep-together="true" fo:keep-together="auto"/>
    </style:style>
    <style:style style:name="Таблица1.R6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7" style:family="table-row">
      <style:table-row-properties style:row-height="1.058cm" style:keep-together="true" fo:keep-together="auto"/>
    </style:style>
    <style:style style:name="Таблица1.A7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K7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P7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Таблица1.V7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.8" style:family="table-row">
      <style:table-row-properties style:row-height="0.293cm" style:keep-together="true" fo:keep-together="auto"/>
    </style:style>
    <style:style style:name="Таблица1.O8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Таблица1.J9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1.11" style:family="table-row">
      <style:table-row-properties style:min-row-height="2.223cm" style:keep-together="true" fo:keep-together="auto"/>
    </style:style>
    <style:style style:name="Таблица1.A1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12" style:family="table-row">
      <style:table-row-properties style:min-row-height="0.73cm" style:keep-together="true" fo:keep-together="auto"/>
    </style:style>
    <style:style style:name="Таблица1.13" style:family="table-row">
      <style:table-row-properties style:row-height="0.728cm" style:keep-together="true" fo:keep-together="auto"/>
    </style:style>
    <style:style style:name="Таблица1.15" style:family="table-row">
      <style:table-row-properties style:row-height="2.223cm" style:keep-together="true" fo:keep-together="auto"/>
    </style:style>
    <style:style style:name="Таблица1.D1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U15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Таблица1.16" style:family="table-row">
      <style:table-row-properties style:row-height="6.544cm" style:keep-together="true" fo:keep-together="auto"/>
    </style:style>
    <style:style style:name="Таблица1.17" style:family="table-row">
      <style:table-row-properties style:row-height="0.9cm" style:keep-together="true" fo:keep-together="auto"/>
    </style:style>
    <style:style style:name="Таблица1.C1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" style:family="table">
      <style:table-properties style:width="28.067cm" table:align="left" style:writing-mode="lr-tb"/>
    </style:style>
    <style:style style:name="Таблица2.A" style:family="table-column">
      <style:table-column-properties style:column-width="1.251cm"/>
    </style:style>
    <style:style style:name="Таблица2.B" style:family="table-column">
      <style:table-column-properties style:column-width="0.792cm"/>
    </style:style>
    <style:style style:name="Таблица2.C" style:family="table-column">
      <style:table-column-properties style:column-width="0.208cm"/>
    </style:style>
    <style:style style:name="Таблица2.D" style:family="table-column">
      <style:table-column-properties style:column-width="0.25cm"/>
    </style:style>
    <style:style style:name="Таблица2.E" style:family="table-column">
      <style:table-column-properties style:column-width="0.75cm"/>
    </style:style>
    <style:style style:name="Таблица2.H" style:family="table-column">
      <style:table-column-properties style:column-width="1.503cm"/>
    </style:style>
    <style:style style:name="Таблица2.I" style:family="table-column">
      <style:table-column-properties style:column-width="0.249cm"/>
    </style:style>
    <style:style style:name="Таблица2.K" style:family="table-column">
      <style:table-column-properties style:column-width="1.05cm"/>
    </style:style>
    <style:style style:name="Таблица2.L" style:family="table-column">
      <style:table-column-properties style:column-width="0.7cm"/>
    </style:style>
    <style:style style:name="Таблица2.N" style:family="table-column">
      <style:table-column-properties style:column-width="1.499cm"/>
    </style:style>
    <style:style style:name="Таблица2.O" style:family="table-column">
      <style:table-column-properties style:column-width="0.55cm"/>
    </style:style>
    <style:style style:name="Таблица2.P" style:family="table-column">
      <style:table-column-properties style:column-width="0.85cm"/>
    </style:style>
    <style:style style:name="Таблица2.Q" style:family="table-column">
      <style:table-column-properties style:column-width="1.249cm"/>
    </style:style>
    <style:style style:name="Таблица2.R" style:family="table-column">
      <style:table-column-properties style:column-width="0.102cm"/>
    </style:style>
    <style:style style:name="Таблица2.S" style:family="table-column">
      <style:table-column-properties style:column-width="2.198cm"/>
    </style:style>
    <style:style style:name="Таблица2.T" style:family="table-column">
      <style:table-column-properties style:column-width="1.448cm"/>
    </style:style>
    <style:style style:name="Таблица2.U" style:family="table-column">
      <style:table-column-properties style:column-width="0.653cm"/>
    </style:style>
    <style:style style:name="Таблица2.V" style:family="table-column">
      <style:table-column-properties style:column-width="0.633cm"/>
    </style:style>
    <style:style style:name="Таблица2.W" style:family="table-column">
      <style:table-column-properties style:column-width="0.099cm"/>
    </style:style>
    <style:style style:name="Таблица2.X" style:family="table-column">
      <style:table-column-properties style:column-width="0.769cm"/>
    </style:style>
    <style:style style:name="Таблица2.Y" style:family="table-column">
      <style:table-column-properties style:column-width="0.078cm"/>
    </style:style>
    <style:style style:name="Таблица2.Z" style:family="table-column">
      <style:table-column-properties style:column-width="0.372cm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355cm"/>
    </style:style>
    <style:style style:name="Таблица2.c" style:family="table-column">
      <style:table-column-properties style:column-width="0.894cm"/>
    </style:style>
    <style:style style:name="Таблица2.g" style:family="table-column">
      <style:table-column-properties style:column-width="1cm"/>
    </style:style>
    <style:style style:name="Таблица2.h" style:family="table-column">
      <style:table-column-properties style:column-width="0.152cm"/>
    </style:style>
    <style:style style:name="Таблица2.i" style:family="table-column">
      <style:table-column-properties style:column-width="0.289cm"/>
    </style:style>
    <style:style style:name="Таблица2.j" style:family="table-column">
      <style:table-column-properties style:column-width="0.06cm"/>
    </style:style>
    <style:style style:name="Таблица2.k" style:family="table-column">
      <style:table-column-properties style:column-width="1.132cm"/>
    </style:style>
    <style:style style:name="Таблица2.l" style:family="table-column">
      <style:table-column-properties style:column-width="0.37cm"/>
    </style:style>
    <style:style style:name="Таблица2.m" style:family="table-column">
      <style:table-column-properties style:column-width="0.206cm"/>
    </style:style>
    <style:style style:name="Таблица2.n" style:family="table-column">
      <style:table-column-properties style:column-width="0.041cm"/>
    </style:style>
    <style:style style:name="Таблица2.o" style:family="table-column">
      <style:table-column-properties style:column-width="0.575cm"/>
    </style:style>
    <style:style style:name="Таблица2.p" style:family="table-column">
      <style:table-column-properties style:column-width="0.984cm"/>
    </style:style>
    <style:style style:name="Таблица2.1" style:family="table-row">
      <style:table-row-properties style:row-height="0.436cm" style:keep-together="true" fo:keep-together="auto"/>
    </style:style>
    <style:style style:name="Таблица2.A1" style:family="table-cell">
      <style:table-cell-properties fo:padding="0cm" fo:border="none"/>
    </style:style>
    <style:style style:name="Таблица2.Y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n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L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.P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2.L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5" style:family="table-row">
      <style:table-row-properties style:row-height="0.9cm" style:keep-together="true" fo:keep-together="auto"/>
    </style:style>
    <style:style style:name="Таблица2.a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o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6" style:family="table-row">
      <style:table-row-properties style:row-height="0.425cm" style:keep-together="true" fo:keep-together="auto"/>
    </style:style>
    <style:style style:name="Таблица2.S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.X6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Таблица2.g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.9" style:family="table-row">
      <style:table-row-properties style:row-height="0.212cm" style:keep-together="true" fo:keep-together="auto"/>
    </style:style>
    <style:style style:name="Таблица2.N9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2.Z9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Таблица2.p9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O10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2.12" style:family="table-row">
      <style:table-row-properties style:row-height="0.45cm" style:keep-together="true" fo:keep-together="auto"/>
    </style:style>
    <style:style style:name="Таблица2.A12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12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D12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2.Q12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B13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m13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Q14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14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.m14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2.15" style:family="table-row">
      <style:table-row-properties style:row-height="0.758cm" style:keep-together="true" fo:keep-together="auto"/>
    </style:style>
    <style:style style:name="Таблица2.B1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Таблица2.A28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31" style:family="table-row">
      <style:table-row-properties style:row-height="0.801cm" style:keep-together="true" fo:keep-together="auto"/>
    </style:style>
    <style:style style:name="Таблица2.A3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.C3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3" style:family="table">
      <style:table-properties style:width="28.056cm" table:align="left" style:writing-mode="lr-tb"/>
    </style:style>
    <style:style style:name="Таблица23.A" style:family="table-column">
      <style:table-column-properties style:column-width="1.251cm"/>
    </style:style>
    <style:style style:name="Таблица23.B" style:family="table-column">
      <style:table-column-properties style:column-width="0.25cm"/>
    </style:style>
    <style:style style:name="Таблица23.C" style:family="table-column">
      <style:table-column-properties style:column-width="0.542cm"/>
    </style:style>
    <style:style style:name="Таблица23.D" style:family="table-column">
      <style:table-column-properties style:column-width="0.208cm"/>
    </style:style>
    <style:style style:name="Таблица23.E" style:family="table-column">
      <style:table-column-properties style:column-width="0.254cm"/>
    </style:style>
    <style:style style:name="Таблица23.F" style:family="table-column">
      <style:table-column-properties style:column-width="0.746cm"/>
    </style:style>
    <style:style style:name="Таблица23.G" style:family="table-column">
      <style:table-column-properties style:column-width="0.258cm"/>
    </style:style>
    <style:style style:name="Таблица23.H" style:family="table-column">
      <style:table-column-properties style:column-width="0.492cm"/>
    </style:style>
    <style:style style:name="Таблица23.J" style:family="table-column">
      <style:table-column-properties style:column-width="1.503cm"/>
    </style:style>
    <style:style style:name="Таблица23.K" style:family="table-column">
      <style:table-column-properties style:column-width="0.256cm"/>
    </style:style>
    <style:style style:name="Таблица23.L" style:family="table-column">
      <style:table-column-properties style:column-width="1.3cm"/>
    </style:style>
    <style:style style:name="Таблица23.M" style:family="table-column">
      <style:table-column-properties style:column-width="0.325cm"/>
    </style:style>
    <style:style style:name="Таблица23.N" style:family="table-column">
      <style:table-column-properties style:column-width="1.628cm"/>
    </style:style>
    <style:style style:name="Таблица23.O" style:family="table-column">
      <style:table-column-properties style:column-width="1cm"/>
    </style:style>
    <style:style style:name="Таблица23.P" style:family="table-column">
      <style:table-column-properties style:column-width="0.75cm"/>
    </style:style>
    <style:style style:name="Таблица23.S" style:family="table-column">
      <style:table-column-properties style:column-width="0.123cm"/>
    </style:style>
    <style:style style:name="Таблица23.T" style:family="table-column">
      <style:table-column-properties style:column-width="1.127cm"/>
    </style:style>
    <style:style style:name="Таблица23.V" style:family="table-column">
      <style:table-column-properties style:column-width="1.48cm"/>
    </style:style>
    <style:style style:name="Таблица23.W" style:family="table-column">
      <style:table-column-properties style:column-width="0.52cm"/>
    </style:style>
    <style:style style:name="Таблица23.X" style:family="table-column">
      <style:table-column-properties style:column-width="0.249cm"/>
    </style:style>
    <style:style style:name="Таблица23.Y" style:family="table-column">
      <style:table-column-properties style:column-width="1.39cm"/>
    </style:style>
    <style:style style:name="Таблица23.Z" style:family="table-column">
      <style:table-column-properties style:column-width="0.111cm"/>
    </style:style>
    <style:style style:name="Таблица23.a" style:family="table-column">
      <style:table-column-properties style:column-width="0.339cm"/>
    </style:style>
    <style:style style:name="Таблица23.b" style:family="table-column">
      <style:table-column-properties style:column-width="0.836cm"/>
    </style:style>
    <style:style style:name="Таблица23.c" style:family="table-column">
      <style:table-column-properties style:column-width="0.875cm"/>
    </style:style>
    <style:style style:name="Таблица23.d" style:family="table-column">
      <style:table-column-properties style:column-width="0.944cm"/>
    </style:style>
    <style:style style:name="Таблица23.e" style:family="table-column">
      <style:table-column-properties style:column-width="0.506cm"/>
    </style:style>
    <style:style style:name="Таблица23.f" style:family="table-column">
      <style:table-column-properties style:column-width="0.743cm"/>
    </style:style>
    <style:style style:name="Таблица23.j" style:family="table-column">
      <style:table-column-properties style:column-width="0.508cm"/>
    </style:style>
    <style:style style:name="Таблица23.l" style:family="table-column">
      <style:table-column-properties style:column-width="0.533cm"/>
    </style:style>
    <style:style style:name="Таблица23.m" style:family="table-column">
      <style:table-column-properties style:column-width="1.471cm"/>
    </style:style>
    <style:style style:name="Таблица23.n" style:family="table-column">
      <style:table-column-properties style:column-width="0.272cm"/>
    </style:style>
    <style:style style:name="Таблица23.o" style:family="table-column">
      <style:table-column-properties style:column-width="1.524cm"/>
    </style:style>
    <style:style style:name="Таблица23.1" style:family="table-row">
      <style:table-row-properties style:row-height="0.436cm" style:keep-together="true" fo:keep-together="auto"/>
    </style:style>
    <style:style style:name="Таблица23.A1" style:family="table-cell">
      <style:table-cell-properties fo:padding="0cm" fo:border="none"/>
    </style:style>
    <style:style style:name="Таблица23.d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o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.M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3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3.M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3.5" style:family="table-row">
      <style:table-row-properties style:row-height="0.9cm" style:keep-together="true" fo:keep-together="auto"/>
    </style:style>
    <style:style style:name="Таблица23.W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o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3.6" style:family="table-row">
      <style:table-row-properties style:row-height="0.425cm" style:keep-together="true" fo:keep-together="auto"/>
    </style:style>
    <style:style style:name="Таблица23.a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3.k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3.9" style:family="table-row">
      <style:table-row-properties style:row-height="0.45cm" style:keep-together="true" fo:keep-together="auto"/>
    </style:style>
    <style:style style:name="Таблица23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3.E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23.T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3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3.n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3.T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3.e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3.n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23.12" style:family="table-row">
      <style:table-row-properties style:row-height="0.758cm" style:keep-together="true" fo:keep-together="auto"/>
    </style:style>
    <style:style style:name="Таблица23.A1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B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Таблица23.28" style:family="table-row">
      <style:table-row-properties style:row-height="0.76cm" style:keep-together="true" fo:keep-together="auto"/>
    </style:style>
    <style:style style:name="Таблица23.A28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3.29" style:family="table-row">
      <style:table-row-properties style:row-height="0.801cm" style:keep-together="true" fo:keep-together="auto"/>
    </style:style>
    <style:style style:name="Таблица23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3.D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4" style:family="table">
      <style:table-properties style:width="28.056cm" table:align="left" style:writing-mode="lr-tb"/>
    </style:style>
    <style:style style:name="Таблица24.A" style:family="table-column">
      <style:table-column-properties style:column-width="1.251cm"/>
    </style:style>
    <style:style style:name="Таблица24.B" style:family="table-column">
      <style:table-column-properties style:column-width="0.25cm"/>
    </style:style>
    <style:style style:name="Таблица24.C" style:family="table-column">
      <style:table-column-properties style:column-width="0.542cm"/>
    </style:style>
    <style:style style:name="Таблица24.D" style:family="table-column">
      <style:table-column-properties style:column-width="0.208cm"/>
    </style:style>
    <style:style style:name="Таблица24.E" style:family="table-column">
      <style:table-column-properties style:column-width="0.254cm"/>
    </style:style>
    <style:style style:name="Таблица24.F" style:family="table-column">
      <style:table-column-properties style:column-width="0.746cm"/>
    </style:style>
    <style:style style:name="Таблица24.G" style:family="table-column">
      <style:table-column-properties style:column-width="0.258cm"/>
    </style:style>
    <style:style style:name="Таблица24.H" style:family="table-column">
      <style:table-column-properties style:column-width="0.492cm"/>
    </style:style>
    <style:style style:name="Таблица24.J" style:family="table-column">
      <style:table-column-properties style:column-width="1.503cm"/>
    </style:style>
    <style:style style:name="Таблица24.K" style:family="table-column">
      <style:table-column-properties style:column-width="0.256cm"/>
    </style:style>
    <style:style style:name="Таблица24.L" style:family="table-column">
      <style:table-column-properties style:column-width="1.3cm"/>
    </style:style>
    <style:style style:name="Таблица24.M" style:family="table-column">
      <style:table-column-properties style:column-width="0.325cm"/>
    </style:style>
    <style:style style:name="Таблица24.N" style:family="table-column">
      <style:table-column-properties style:column-width="1.628cm"/>
    </style:style>
    <style:style style:name="Таблица24.O" style:family="table-column">
      <style:table-column-properties style:column-width="1cm"/>
    </style:style>
    <style:style style:name="Таблица24.P" style:family="table-column">
      <style:table-column-properties style:column-width="0.75cm"/>
    </style:style>
    <style:style style:name="Таблица24.S" style:family="table-column">
      <style:table-column-properties style:column-width="0.123cm"/>
    </style:style>
    <style:style style:name="Таблица24.T" style:family="table-column">
      <style:table-column-properties style:column-width="1.127cm"/>
    </style:style>
    <style:style style:name="Таблица24.V" style:family="table-column">
      <style:table-column-properties style:column-width="1.48cm"/>
    </style:style>
    <style:style style:name="Таблица24.W" style:family="table-column">
      <style:table-column-properties style:column-width="0.52cm"/>
    </style:style>
    <style:style style:name="Таблица24.X" style:family="table-column">
      <style:table-column-properties style:column-width="0.249cm"/>
    </style:style>
    <style:style style:name="Таблица24.Y" style:family="table-column">
      <style:table-column-properties style:column-width="1.39cm"/>
    </style:style>
    <style:style style:name="Таблица24.Z" style:family="table-column">
      <style:table-column-properties style:column-width="0.111cm"/>
    </style:style>
    <style:style style:name="Таблица24.a" style:family="table-column">
      <style:table-column-properties style:column-width="0.339cm"/>
    </style:style>
    <style:style style:name="Таблица24.b" style:family="table-column">
      <style:table-column-properties style:column-width="0.836cm"/>
    </style:style>
    <style:style style:name="Таблица24.c" style:family="table-column">
      <style:table-column-properties style:column-width="0.875cm"/>
    </style:style>
    <style:style style:name="Таблица24.d" style:family="table-column">
      <style:table-column-properties style:column-width="0.944cm"/>
    </style:style>
    <style:style style:name="Таблица24.e" style:family="table-column">
      <style:table-column-properties style:column-width="0.506cm"/>
    </style:style>
    <style:style style:name="Таблица24.f" style:family="table-column">
      <style:table-column-properties style:column-width="0.743cm"/>
    </style:style>
    <style:style style:name="Таблица24.j" style:family="table-column">
      <style:table-column-properties style:column-width="0.508cm"/>
    </style:style>
    <style:style style:name="Таблица24.l" style:family="table-column">
      <style:table-column-properties style:column-width="0.533cm"/>
    </style:style>
    <style:style style:name="Таблица24.m" style:family="table-column">
      <style:table-column-properties style:column-width="0.467cm"/>
    </style:style>
    <style:style style:name="Таблица24.n" style:family="table-column">
      <style:table-column-properties style:column-width="1.004cm"/>
    </style:style>
    <style:style style:name="Таблица24.o" style:family="table-column">
      <style:table-column-properties style:column-width="0.272cm"/>
    </style:style>
    <style:style style:name="Таблица24.p" style:family="table-column">
      <style:table-column-properties style:column-width="1.524cm"/>
    </style:style>
    <style:style style:name="Таблица24.1" style:family="table-row">
      <style:table-row-properties style:row-height="0.436cm" style:keep-together="true" fo:keep-together="auto"/>
    </style:style>
    <style:style style:name="Таблица24.A1" style:family="table-cell">
      <style:table-cell-properties fo:padding="0cm" fo:border="none"/>
    </style:style>
    <style:style style:name="Таблица24.d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.M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4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4.M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4.5" style:family="table-row">
      <style:table-row-properties style:row-height="0.9cm" style:keep-together="true" fo:keep-together="auto"/>
    </style:style>
    <style:style style:name="Таблица24.W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p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4.6" style:family="table-row">
      <style:table-row-properties style:row-height="0.425cm" style:keep-together="true" fo:keep-together="auto"/>
    </style:style>
    <style:style style:name="Таблица24.a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4.k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4.9" style:family="table-row">
      <style:table-row-properties style:row-height="0.45cm" style:keep-together="true" fo:keep-together="auto"/>
    </style:style>
    <style:style style:name="Таблица24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4.E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24.T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4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4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4.T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4.e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4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24.12" style:family="table-row">
      <style:table-row-properties style:row-height="0.758cm" style:keep-together="true" fo:keep-together="auto"/>
    </style:style>
    <style:style style:name="Таблица24.A1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4.n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24.28" style:family="table-row">
      <style:table-row-properties style:row-height="0.76cm" style:keep-together="true" fo:keep-together="auto"/>
    </style:style>
    <style:style style:name="Таблица24.A28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4.29" style:family="table-row">
      <style:table-row-properties style:row-height="0.801cm" style:keep-together="true" fo:keep-together="auto"/>
    </style:style>
    <style:style style:name="Таблица24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4.D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5" style:family="table">
      <style:table-properties style:width="28.056cm" table:align="left" style:writing-mode="lr-tb"/>
    </style:style>
    <style:style style:name="Таблица25.A" style:family="table-column">
      <style:table-column-properties style:column-width="1.251cm"/>
    </style:style>
    <style:style style:name="Таблица25.B" style:family="table-column">
      <style:table-column-properties style:column-width="0.25cm"/>
    </style:style>
    <style:style style:name="Таблица25.C" style:family="table-column">
      <style:table-column-properties style:column-width="0.542cm"/>
    </style:style>
    <style:style style:name="Таблица25.D" style:family="table-column">
      <style:table-column-properties style:column-width="0.208cm"/>
    </style:style>
    <style:style style:name="Таблица25.E" style:family="table-column">
      <style:table-column-properties style:column-width="0.254cm"/>
    </style:style>
    <style:style style:name="Таблица25.F" style:family="table-column">
      <style:table-column-properties style:column-width="0.746cm"/>
    </style:style>
    <style:style style:name="Таблица25.G" style:family="table-column">
      <style:table-column-properties style:column-width="0.258cm"/>
    </style:style>
    <style:style style:name="Таблица25.H" style:family="table-column">
      <style:table-column-properties style:column-width="0.492cm"/>
    </style:style>
    <style:style style:name="Таблица25.J" style:family="table-column">
      <style:table-column-properties style:column-width="1.503cm"/>
    </style:style>
    <style:style style:name="Таблица25.K" style:family="table-column">
      <style:table-column-properties style:column-width="0.256cm"/>
    </style:style>
    <style:style style:name="Таблица25.L" style:family="table-column">
      <style:table-column-properties style:column-width="1.3cm"/>
    </style:style>
    <style:style style:name="Таблица25.M" style:family="table-column">
      <style:table-column-properties style:column-width="0.325cm"/>
    </style:style>
    <style:style style:name="Таблица25.N" style:family="table-column">
      <style:table-column-properties style:column-width="1.628cm"/>
    </style:style>
    <style:style style:name="Таблица25.O" style:family="table-column">
      <style:table-column-properties style:column-width="1cm"/>
    </style:style>
    <style:style style:name="Таблица25.P" style:family="table-column">
      <style:table-column-properties style:column-width="0.75cm"/>
    </style:style>
    <style:style style:name="Таблица25.S" style:family="table-column">
      <style:table-column-properties style:column-width="0.123cm"/>
    </style:style>
    <style:style style:name="Таблица25.T" style:family="table-column">
      <style:table-column-properties style:column-width="1.127cm"/>
    </style:style>
    <style:style style:name="Таблица25.V" style:family="table-column">
      <style:table-column-properties style:column-width="1.48cm"/>
    </style:style>
    <style:style style:name="Таблица25.W" style:family="table-column">
      <style:table-column-properties style:column-width="0.52cm"/>
    </style:style>
    <style:style style:name="Таблица25.X" style:family="table-column">
      <style:table-column-properties style:column-width="0.249cm"/>
    </style:style>
    <style:style style:name="Таблица25.Y" style:family="table-column">
      <style:table-column-properties style:column-width="1.39cm"/>
    </style:style>
    <style:style style:name="Таблица25.Z" style:family="table-column">
      <style:table-column-properties style:column-width="0.111cm"/>
    </style:style>
    <style:style style:name="Таблица25.a" style:family="table-column">
      <style:table-column-properties style:column-width="0.339cm"/>
    </style:style>
    <style:style style:name="Таблица25.b" style:family="table-column">
      <style:table-column-properties style:column-width="0.836cm"/>
    </style:style>
    <style:style style:name="Таблица25.c" style:family="table-column">
      <style:table-column-properties style:column-width="0.875cm"/>
    </style:style>
    <style:style style:name="Таблица25.d" style:family="table-column">
      <style:table-column-properties style:column-width="0.944cm"/>
    </style:style>
    <style:style style:name="Таблица25.e" style:family="table-column">
      <style:table-column-properties style:column-width="0.506cm"/>
    </style:style>
    <style:style style:name="Таблица25.f" style:family="table-column">
      <style:table-column-properties style:column-width="0.743cm"/>
    </style:style>
    <style:style style:name="Таблица25.j" style:family="table-column">
      <style:table-column-properties style:column-width="0.508cm"/>
    </style:style>
    <style:style style:name="Таблица25.l" style:family="table-column">
      <style:table-column-properties style:column-width="0.533cm"/>
    </style:style>
    <style:style style:name="Таблица25.m" style:family="table-column">
      <style:table-column-properties style:column-width="0.467cm"/>
    </style:style>
    <style:style style:name="Таблица25.n" style:family="table-column">
      <style:table-column-properties style:column-width="1.004cm"/>
    </style:style>
    <style:style style:name="Таблица25.o" style:family="table-column">
      <style:table-column-properties style:column-width="0.272cm"/>
    </style:style>
    <style:style style:name="Таблица25.p" style:family="table-column">
      <style:table-column-properties style:column-width="1.524cm"/>
    </style:style>
    <style:style style:name="Таблица25.1" style:family="table-row">
      <style:table-row-properties style:row-height="0.436cm" style:keep-together="true" fo:keep-together="auto"/>
    </style:style>
    <style:style style:name="Таблица25.A1" style:family="table-cell">
      <style:table-cell-properties fo:padding="0cm" fo:border="none"/>
    </style:style>
    <style:style style:name="Таблица25.d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5.M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5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5.M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5.5" style:family="table-row">
      <style:table-row-properties style:row-height="0.9cm" style:keep-together="true" fo:keep-together="auto"/>
    </style:style>
    <style:style style:name="Таблица25.W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p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5.6" style:family="table-row">
      <style:table-row-properties style:row-height="0.425cm" style:keep-together="true" fo:keep-together="auto"/>
    </style:style>
    <style:style style:name="Таблица25.a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5.k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5.9" style:family="table-row">
      <style:table-row-properties style:row-height="0.45cm" style:keep-together="true" fo:keep-together="auto"/>
    </style:style>
    <style:style style:name="Таблица25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5.E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25.T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5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5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5.T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5.e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5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25.12" style:family="table-row">
      <style:table-row-properties style:row-height="0.758cm" style:keep-together="true" fo:keep-together="auto"/>
    </style:style>
    <style:style style:name="Таблица25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5.n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25.A27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28" style:family="table-row">
      <style:table-row-properties style:row-height="0.76cm" style:keep-together="true" fo:keep-together="auto"/>
    </style:style>
    <style:style style:name="Таблица25.A28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5.29" style:family="table-row">
      <style:table-row-properties style:row-height="0.801cm" style:keep-together="true" fo:keep-together="auto"/>
    </style:style>
    <style:style style:name="Таблица25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5.D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6" style:family="table">
      <style:table-properties style:width="28.056cm" table:align="left" style:writing-mode="lr-tb"/>
    </style:style>
    <style:style style:name="Таблица26.A" style:family="table-column">
      <style:table-column-properties style:column-width="1.251cm"/>
    </style:style>
    <style:style style:name="Таблица26.B" style:family="table-column">
      <style:table-column-properties style:column-width="0.25cm"/>
    </style:style>
    <style:style style:name="Таблица26.C" style:family="table-column">
      <style:table-column-properties style:column-width="0.542cm"/>
    </style:style>
    <style:style style:name="Таблица26.D" style:family="table-column">
      <style:table-column-properties style:column-width="0.208cm"/>
    </style:style>
    <style:style style:name="Таблица26.E" style:family="table-column">
      <style:table-column-properties style:column-width="0.254cm"/>
    </style:style>
    <style:style style:name="Таблица26.F" style:family="table-column">
      <style:table-column-properties style:column-width="0.746cm"/>
    </style:style>
    <style:style style:name="Таблица26.G" style:family="table-column">
      <style:table-column-properties style:column-width="0.258cm"/>
    </style:style>
    <style:style style:name="Таблица26.H" style:family="table-column">
      <style:table-column-properties style:column-width="0.492cm"/>
    </style:style>
    <style:style style:name="Таблица26.J" style:family="table-column">
      <style:table-column-properties style:column-width="1.503cm"/>
    </style:style>
    <style:style style:name="Таблица26.K" style:family="table-column">
      <style:table-column-properties style:column-width="0.256cm"/>
    </style:style>
    <style:style style:name="Таблица26.L" style:family="table-column">
      <style:table-column-properties style:column-width="1.3cm"/>
    </style:style>
    <style:style style:name="Таблица26.M" style:family="table-column">
      <style:table-column-properties style:column-width="0.325cm"/>
    </style:style>
    <style:style style:name="Таблица26.N" style:family="table-column">
      <style:table-column-properties style:column-width="1.628cm"/>
    </style:style>
    <style:style style:name="Таблица26.O" style:family="table-column">
      <style:table-column-properties style:column-width="1cm"/>
    </style:style>
    <style:style style:name="Таблица26.P" style:family="table-column">
      <style:table-column-properties style:column-width="0.75cm"/>
    </style:style>
    <style:style style:name="Таблица26.S" style:family="table-column">
      <style:table-column-properties style:column-width="0.123cm"/>
    </style:style>
    <style:style style:name="Таблица26.T" style:family="table-column">
      <style:table-column-properties style:column-width="1.127cm"/>
    </style:style>
    <style:style style:name="Таблица26.V" style:family="table-column">
      <style:table-column-properties style:column-width="1.48cm"/>
    </style:style>
    <style:style style:name="Таблица26.W" style:family="table-column">
      <style:table-column-properties style:column-width="0.52cm"/>
    </style:style>
    <style:style style:name="Таблица26.X" style:family="table-column">
      <style:table-column-properties style:column-width="0.249cm"/>
    </style:style>
    <style:style style:name="Таблица26.Y" style:family="table-column">
      <style:table-column-properties style:column-width="1.39cm"/>
    </style:style>
    <style:style style:name="Таблица26.Z" style:family="table-column">
      <style:table-column-properties style:column-width="0.111cm"/>
    </style:style>
    <style:style style:name="Таблица26.a" style:family="table-column">
      <style:table-column-properties style:column-width="0.339cm"/>
    </style:style>
    <style:style style:name="Таблица26.b" style:family="table-column">
      <style:table-column-properties style:column-width="0.836cm"/>
    </style:style>
    <style:style style:name="Таблица26.c" style:family="table-column">
      <style:table-column-properties style:column-width="0.875cm"/>
    </style:style>
    <style:style style:name="Таблица26.d" style:family="table-column">
      <style:table-column-properties style:column-width="0.944cm"/>
    </style:style>
    <style:style style:name="Таблица26.e" style:family="table-column">
      <style:table-column-properties style:column-width="0.506cm"/>
    </style:style>
    <style:style style:name="Таблица26.f" style:family="table-column">
      <style:table-column-properties style:column-width="0.743cm"/>
    </style:style>
    <style:style style:name="Таблица26.j" style:family="table-column">
      <style:table-column-properties style:column-width="0.508cm"/>
    </style:style>
    <style:style style:name="Таблица26.l" style:family="table-column">
      <style:table-column-properties style:column-width="0.533cm"/>
    </style:style>
    <style:style style:name="Таблица26.m" style:family="table-column">
      <style:table-column-properties style:column-width="0.467cm"/>
    </style:style>
    <style:style style:name="Таблица26.n" style:family="table-column">
      <style:table-column-properties style:column-width="1.004cm"/>
    </style:style>
    <style:style style:name="Таблица26.o" style:family="table-column">
      <style:table-column-properties style:column-width="0.272cm"/>
    </style:style>
    <style:style style:name="Таблица26.p" style:family="table-column">
      <style:table-column-properties style:column-width="1.524cm"/>
    </style:style>
    <style:style style:name="Таблица26.1" style:family="table-row">
      <style:table-row-properties style:row-height="0.436cm" style:keep-together="true" fo:keep-together="auto"/>
    </style:style>
    <style:style style:name="Таблица26.A1" style:family="table-cell">
      <style:table-cell-properties fo:padding="0cm" fo:border="none"/>
    </style:style>
    <style:style style:name="Таблица26.d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.M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6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6.M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6.5" style:family="table-row">
      <style:table-row-properties style:row-height="0.9cm" style:keep-together="true" fo:keep-together="auto"/>
    </style:style>
    <style:style style:name="Таблица26.W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p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6.6" style:family="table-row">
      <style:table-row-properties style:row-height="0.425cm" style:keep-together="true" fo:keep-together="auto"/>
    </style:style>
    <style:style style:name="Таблица26.a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6.k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6.9" style:family="table-row">
      <style:table-row-properties style:row-height="0.45cm" style:keep-together="true" fo:keep-together="auto"/>
    </style:style>
    <style:style style:name="Таблица26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6.E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26.T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6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6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6.T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6.e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6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26.12" style:family="table-row">
      <style:table-row-properties style:row-height="0.758cm" style:keep-together="true" fo:keep-together="auto"/>
    </style:style>
    <style:style style:name="Таблица26.A1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6.n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26.28" style:family="table-row">
      <style:table-row-properties style:row-height="0.76cm" style:keep-together="true" fo:keep-together="auto"/>
    </style:style>
    <style:style style:name="Таблица26.A28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6.29" style:family="table-row">
      <style:table-row-properties style:row-height="0.801cm" style:keep-together="true" fo:keep-together="auto"/>
    </style:style>
    <style:style style:name="Таблица26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6.D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7" style:family="table">
      <style:table-properties style:width="28.056cm" table:align="left" style:writing-mode="lr-tb"/>
    </style:style>
    <style:style style:name="Таблица27.A" style:family="table-column">
      <style:table-column-properties style:column-width="1.251cm"/>
    </style:style>
    <style:style style:name="Таблица27.B" style:family="table-column">
      <style:table-column-properties style:column-width="0.25cm"/>
    </style:style>
    <style:style style:name="Таблица27.C" style:family="table-column">
      <style:table-column-properties style:column-width="0.542cm"/>
    </style:style>
    <style:style style:name="Таблица27.D" style:family="table-column">
      <style:table-column-properties style:column-width="0.208cm"/>
    </style:style>
    <style:style style:name="Таблица27.E" style:family="table-column">
      <style:table-column-properties style:column-width="0.254cm"/>
    </style:style>
    <style:style style:name="Таблица27.F" style:family="table-column">
      <style:table-column-properties style:column-width="0.746cm"/>
    </style:style>
    <style:style style:name="Таблица27.G" style:family="table-column">
      <style:table-column-properties style:column-width="0.258cm"/>
    </style:style>
    <style:style style:name="Таблица27.H" style:family="table-column">
      <style:table-column-properties style:column-width="0.492cm"/>
    </style:style>
    <style:style style:name="Таблица27.J" style:family="table-column">
      <style:table-column-properties style:column-width="1.503cm"/>
    </style:style>
    <style:style style:name="Таблица27.K" style:family="table-column">
      <style:table-column-properties style:column-width="0.256cm"/>
    </style:style>
    <style:style style:name="Таблица27.L" style:family="table-column">
      <style:table-column-properties style:column-width="1.3cm"/>
    </style:style>
    <style:style style:name="Таблица27.M" style:family="table-column">
      <style:table-column-properties style:column-width="0.325cm"/>
    </style:style>
    <style:style style:name="Таблица27.N" style:family="table-column">
      <style:table-column-properties style:column-width="1.628cm"/>
    </style:style>
    <style:style style:name="Таблица27.O" style:family="table-column">
      <style:table-column-properties style:column-width="1cm"/>
    </style:style>
    <style:style style:name="Таблица27.P" style:family="table-column">
      <style:table-column-properties style:column-width="0.75cm"/>
    </style:style>
    <style:style style:name="Таблица27.S" style:family="table-column">
      <style:table-column-properties style:column-width="0.123cm"/>
    </style:style>
    <style:style style:name="Таблица27.T" style:family="table-column">
      <style:table-column-properties style:column-width="1.127cm"/>
    </style:style>
    <style:style style:name="Таблица27.V" style:family="table-column">
      <style:table-column-properties style:column-width="1.48cm"/>
    </style:style>
    <style:style style:name="Таблица27.W" style:family="table-column">
      <style:table-column-properties style:column-width="0.52cm"/>
    </style:style>
    <style:style style:name="Таблица27.X" style:family="table-column">
      <style:table-column-properties style:column-width="0.249cm"/>
    </style:style>
    <style:style style:name="Таблица27.Y" style:family="table-column">
      <style:table-column-properties style:column-width="1.39cm"/>
    </style:style>
    <style:style style:name="Таблица27.Z" style:family="table-column">
      <style:table-column-properties style:column-width="0.111cm"/>
    </style:style>
    <style:style style:name="Таблица27.a" style:family="table-column">
      <style:table-column-properties style:column-width="0.339cm"/>
    </style:style>
    <style:style style:name="Таблица27.b" style:family="table-column">
      <style:table-column-properties style:column-width="0.836cm"/>
    </style:style>
    <style:style style:name="Таблица27.c" style:family="table-column">
      <style:table-column-properties style:column-width="0.875cm"/>
    </style:style>
    <style:style style:name="Таблица27.d" style:family="table-column">
      <style:table-column-properties style:column-width="0.944cm"/>
    </style:style>
    <style:style style:name="Таблица27.e" style:family="table-column">
      <style:table-column-properties style:column-width="0.506cm"/>
    </style:style>
    <style:style style:name="Таблица27.f" style:family="table-column">
      <style:table-column-properties style:column-width="0.743cm"/>
    </style:style>
    <style:style style:name="Таблица27.j" style:family="table-column">
      <style:table-column-properties style:column-width="0.508cm"/>
    </style:style>
    <style:style style:name="Таблица27.l" style:family="table-column">
      <style:table-column-properties style:column-width="0.533cm"/>
    </style:style>
    <style:style style:name="Таблица27.m" style:family="table-column">
      <style:table-column-properties style:column-width="0.467cm"/>
    </style:style>
    <style:style style:name="Таблица27.n" style:family="table-column">
      <style:table-column-properties style:column-width="1.004cm"/>
    </style:style>
    <style:style style:name="Таблица27.o" style:family="table-column">
      <style:table-column-properties style:column-width="0.272cm"/>
    </style:style>
    <style:style style:name="Таблица27.p" style:family="table-column">
      <style:table-column-properties style:column-width="1.524cm"/>
    </style:style>
    <style:style style:name="Таблица27.1" style:family="table-row">
      <style:table-row-properties style:row-height="0.436cm" style:keep-together="true" fo:keep-together="auto"/>
    </style:style>
    <style:style style:name="Таблица27.A1" style:family="table-cell">
      <style:table-cell-properties fo:padding="0cm" fo:border="none"/>
    </style:style>
    <style:style style:name="Таблица27.d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.M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7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7.M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7.5" style:family="table-row">
      <style:table-row-properties style:row-height="0.9cm" style:keep-together="true" fo:keep-together="auto"/>
    </style:style>
    <style:style style:name="Таблица27.W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p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7.6" style:family="table-row">
      <style:table-row-properties style:row-height="0.425cm" style:keep-together="true" fo:keep-together="auto"/>
    </style:style>
    <style:style style:name="Таблица27.a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7.k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7.9" style:family="table-row">
      <style:table-row-properties style:row-height="0.45cm" style:keep-together="true" fo:keep-together="auto"/>
    </style:style>
    <style:style style:name="Таблица27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7.E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27.T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7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7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7.T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7.e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7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27.12" style:family="table-row">
      <style:table-row-properties style:row-height="0.758cm" style:keep-together="true" fo:keep-together="auto"/>
    </style:style>
    <style:style style:name="Таблица27.A1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7.n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27.28" style:family="table-row">
      <style:table-row-properties style:row-height="0.76cm" style:keep-together="true" fo:keep-together="auto"/>
    </style:style>
    <style:style style:name="Таблица27.A28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7.29" style:family="table-row">
      <style:table-row-properties style:row-height="0.801cm" style:keep-together="true" fo:keep-together="auto"/>
    </style:style>
    <style:style style:name="Таблица27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7.D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9" style:family="table">
      <style:table-properties style:width="28.056cm" table:align="left" style:writing-mode="lr-tb"/>
    </style:style>
    <style:style style:name="Таблица29.A" style:family="table-column">
      <style:table-column-properties style:column-width="1.251cm"/>
    </style:style>
    <style:style style:name="Таблица29.B" style:family="table-column">
      <style:table-column-properties style:column-width="0.25cm"/>
    </style:style>
    <style:style style:name="Таблица29.C" style:family="table-column">
      <style:table-column-properties style:column-width="0.542cm"/>
    </style:style>
    <style:style style:name="Таблица29.D" style:family="table-column">
      <style:table-column-properties style:column-width="0.208cm"/>
    </style:style>
    <style:style style:name="Таблица29.E" style:family="table-column">
      <style:table-column-properties style:column-width="0.254cm"/>
    </style:style>
    <style:style style:name="Таблица29.F" style:family="table-column">
      <style:table-column-properties style:column-width="0.746cm"/>
    </style:style>
    <style:style style:name="Таблица29.G" style:family="table-column">
      <style:table-column-properties style:column-width="0.258cm"/>
    </style:style>
    <style:style style:name="Таблица29.H" style:family="table-column">
      <style:table-column-properties style:column-width="0.492cm"/>
    </style:style>
    <style:style style:name="Таблица29.J" style:family="table-column">
      <style:table-column-properties style:column-width="1.503cm"/>
    </style:style>
    <style:style style:name="Таблица29.K" style:family="table-column">
      <style:table-column-properties style:column-width="0.256cm"/>
    </style:style>
    <style:style style:name="Таблица29.L" style:family="table-column">
      <style:table-column-properties style:column-width="1.3cm"/>
    </style:style>
    <style:style style:name="Таблица29.M" style:family="table-column">
      <style:table-column-properties style:column-width="0.325cm"/>
    </style:style>
    <style:style style:name="Таблица29.N" style:family="table-column">
      <style:table-column-properties style:column-width="1.628cm"/>
    </style:style>
    <style:style style:name="Таблица29.O" style:family="table-column">
      <style:table-column-properties style:column-width="1cm"/>
    </style:style>
    <style:style style:name="Таблица29.P" style:family="table-column">
      <style:table-column-properties style:column-width="0.75cm"/>
    </style:style>
    <style:style style:name="Таблица29.S" style:family="table-column">
      <style:table-column-properties style:column-width="0.123cm"/>
    </style:style>
    <style:style style:name="Таблица29.T" style:family="table-column">
      <style:table-column-properties style:column-width="1.127cm"/>
    </style:style>
    <style:style style:name="Таблица29.V" style:family="table-column">
      <style:table-column-properties style:column-width="1.48cm"/>
    </style:style>
    <style:style style:name="Таблица29.W" style:family="table-column">
      <style:table-column-properties style:column-width="0.52cm"/>
    </style:style>
    <style:style style:name="Таблица29.X" style:family="table-column">
      <style:table-column-properties style:column-width="0.249cm"/>
    </style:style>
    <style:style style:name="Таблица29.Y" style:family="table-column">
      <style:table-column-properties style:column-width="1.39cm"/>
    </style:style>
    <style:style style:name="Таблица29.Z" style:family="table-column">
      <style:table-column-properties style:column-width="0.111cm"/>
    </style:style>
    <style:style style:name="Таблица29.a" style:family="table-column">
      <style:table-column-properties style:column-width="0.339cm"/>
    </style:style>
    <style:style style:name="Таблица29.b" style:family="table-column">
      <style:table-column-properties style:column-width="0.836cm"/>
    </style:style>
    <style:style style:name="Таблица29.c" style:family="table-column">
      <style:table-column-properties style:column-width="0.875cm"/>
    </style:style>
    <style:style style:name="Таблица29.d" style:family="table-column">
      <style:table-column-properties style:column-width="0.944cm"/>
    </style:style>
    <style:style style:name="Таблица29.e" style:family="table-column">
      <style:table-column-properties style:column-width="0.506cm"/>
    </style:style>
    <style:style style:name="Таблица29.f" style:family="table-column">
      <style:table-column-properties style:column-width="0.743cm"/>
    </style:style>
    <style:style style:name="Таблица29.j" style:family="table-column">
      <style:table-column-properties style:column-width="0.508cm"/>
    </style:style>
    <style:style style:name="Таблица29.l" style:family="table-column">
      <style:table-column-properties style:column-width="0.533cm"/>
    </style:style>
    <style:style style:name="Таблица29.m" style:family="table-column">
      <style:table-column-properties style:column-width="0.467cm"/>
    </style:style>
    <style:style style:name="Таблица29.n" style:family="table-column">
      <style:table-column-properties style:column-width="1.004cm"/>
    </style:style>
    <style:style style:name="Таблица29.o" style:family="table-column">
      <style:table-column-properties style:column-width="0.272cm"/>
    </style:style>
    <style:style style:name="Таблица29.p" style:family="table-column">
      <style:table-column-properties style:column-width="1.524cm"/>
    </style:style>
    <style:style style:name="Таблица29.1" style:family="table-row">
      <style:table-row-properties style:row-height="0.436cm" style:keep-together="true" fo:keep-together="auto"/>
    </style:style>
    <style:style style:name="Таблица29.A1" style:family="table-cell">
      <style:table-cell-properties fo:padding="0cm" fo:border="none"/>
    </style:style>
    <style:style style:name="Таблица29.d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.M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9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9.M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9.5" style:family="table-row">
      <style:table-row-properties style:row-height="0.9cm" style:keep-together="true" fo:keep-together="auto"/>
    </style:style>
    <style:style style:name="Таблица29.W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p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9.6" style:family="table-row">
      <style:table-row-properties style:row-height="0.425cm" style:keep-together="true" fo:keep-together="auto"/>
    </style:style>
    <style:style style:name="Таблица29.a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9.k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9.9" style:family="table-row">
      <style:table-row-properties style:row-height="0.45cm" style:keep-together="true" fo:keep-together="auto"/>
    </style:style>
    <style:style style:name="Таблица29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9.E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29.T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9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9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9.T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9.e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9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29.12" style:family="table-row">
      <style:table-row-properties style:row-height="0.758cm" style:keep-together="true" fo:keep-together="auto"/>
    </style:style>
    <style:style style:name="Таблица29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9.n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29.A27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28" style:family="table-row">
      <style:table-row-properties style:row-height="0.76cm" style:keep-together="true" fo:keep-together="auto"/>
    </style:style>
    <style:style style:name="Таблица29.29" style:family="table-row">
      <style:table-row-properties style:row-height="0.801cm" style:keep-together="true" fo:keep-together="auto"/>
    </style:style>
    <style:style style:name="Таблица29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9.D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0" style:family="table">
      <style:table-properties style:width="28.056cm" table:align="left" style:writing-mode="lr-tb"/>
    </style:style>
    <style:style style:name="Таблица20.A" style:family="table-column">
      <style:table-column-properties style:column-width="1.251cm"/>
    </style:style>
    <style:style style:name="Таблица20.B" style:family="table-column">
      <style:table-column-properties style:column-width="0.25cm"/>
    </style:style>
    <style:style style:name="Таблица20.C" style:family="table-column">
      <style:table-column-properties style:column-width="0.542cm"/>
    </style:style>
    <style:style style:name="Таблица20.D" style:family="table-column">
      <style:table-column-properties style:column-width="0.208cm"/>
    </style:style>
    <style:style style:name="Таблица20.E" style:family="table-column">
      <style:table-column-properties style:column-width="0.254cm"/>
    </style:style>
    <style:style style:name="Таблица20.F" style:family="table-column">
      <style:table-column-properties style:column-width="0.746cm"/>
    </style:style>
    <style:style style:name="Таблица20.G" style:family="table-column">
      <style:table-column-properties style:column-width="0.258cm"/>
    </style:style>
    <style:style style:name="Таблица20.H" style:family="table-column">
      <style:table-column-properties style:column-width="0.492cm"/>
    </style:style>
    <style:style style:name="Таблица20.J" style:family="table-column">
      <style:table-column-properties style:column-width="1.503cm"/>
    </style:style>
    <style:style style:name="Таблица20.K" style:family="table-column">
      <style:table-column-properties style:column-width="0.256cm"/>
    </style:style>
    <style:style style:name="Таблица20.L" style:family="table-column">
      <style:table-column-properties style:column-width="1.3cm"/>
    </style:style>
    <style:style style:name="Таблица20.M" style:family="table-column">
      <style:table-column-properties style:column-width="0.325cm"/>
    </style:style>
    <style:style style:name="Таблица20.N" style:family="table-column">
      <style:table-column-properties style:column-width="1.628cm"/>
    </style:style>
    <style:style style:name="Таблица20.O" style:family="table-column">
      <style:table-column-properties style:column-width="1cm"/>
    </style:style>
    <style:style style:name="Таблица20.P" style:family="table-column">
      <style:table-column-properties style:column-width="0.75cm"/>
    </style:style>
    <style:style style:name="Таблица20.S" style:family="table-column">
      <style:table-column-properties style:column-width="0.123cm"/>
    </style:style>
    <style:style style:name="Таблица20.T" style:family="table-column">
      <style:table-column-properties style:column-width="1.127cm"/>
    </style:style>
    <style:style style:name="Таблица20.V" style:family="table-column">
      <style:table-column-properties style:column-width="1.48cm"/>
    </style:style>
    <style:style style:name="Таблица20.W" style:family="table-column">
      <style:table-column-properties style:column-width="0.52cm"/>
    </style:style>
    <style:style style:name="Таблица20.X" style:family="table-column">
      <style:table-column-properties style:column-width="0.249cm"/>
    </style:style>
    <style:style style:name="Таблица20.Y" style:family="table-column">
      <style:table-column-properties style:column-width="1.39cm"/>
    </style:style>
    <style:style style:name="Таблица20.Z" style:family="table-column">
      <style:table-column-properties style:column-width="0.111cm"/>
    </style:style>
    <style:style style:name="Таблица20.a" style:family="table-column">
      <style:table-column-properties style:column-width="0.339cm"/>
    </style:style>
    <style:style style:name="Таблица20.b" style:family="table-column">
      <style:table-column-properties style:column-width="0.836cm"/>
    </style:style>
    <style:style style:name="Таблица20.c" style:family="table-column">
      <style:table-column-properties style:column-width="0.875cm"/>
    </style:style>
    <style:style style:name="Таблица20.d" style:family="table-column">
      <style:table-column-properties style:column-width="0.944cm"/>
    </style:style>
    <style:style style:name="Таблица20.e" style:family="table-column">
      <style:table-column-properties style:column-width="0.506cm"/>
    </style:style>
    <style:style style:name="Таблица20.f" style:family="table-column">
      <style:table-column-properties style:column-width="0.743cm"/>
    </style:style>
    <style:style style:name="Таблица20.j" style:family="table-column">
      <style:table-column-properties style:column-width="0.508cm"/>
    </style:style>
    <style:style style:name="Таблица20.l" style:family="table-column">
      <style:table-column-properties style:column-width="0.533cm"/>
    </style:style>
    <style:style style:name="Таблица20.m" style:family="table-column">
      <style:table-column-properties style:column-width="1.471cm"/>
    </style:style>
    <style:style style:name="Таблица20.n" style:family="table-column">
      <style:table-column-properties style:column-width="0.272cm"/>
    </style:style>
    <style:style style:name="Таблица20.o" style:family="table-column">
      <style:table-column-properties style:column-width="1.524cm"/>
    </style:style>
    <style:style style:name="Таблица20.1" style:family="table-row">
      <style:table-row-properties style:row-height="0.436cm" style:keep-together="true" fo:keep-together="auto"/>
    </style:style>
    <style:style style:name="Таблица20.A1" style:family="table-cell">
      <style:table-cell-properties fo:padding="0cm" fo:border="none"/>
    </style:style>
    <style:style style:name="Таблица20.d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o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.M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0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0.M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0.D4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5" style:family="table-row">
      <style:table-row-properties style:row-height="0.9cm" style:keep-together="true" fo:keep-together="auto"/>
    </style:style>
    <style:style style:name="Таблица20.W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o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0.6" style:family="table-row">
      <style:table-row-properties style:row-height="0.425cm" style:keep-together="true" fo:keep-together="auto"/>
    </style:style>
    <style:style style:name="Таблица20.a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0.k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0.9" style:family="table-row">
      <style:table-row-properties style:row-height="0.45cm" style:keep-together="true" fo:keep-together="auto"/>
    </style:style>
    <style:style style:name="Таблица20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0.E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20.T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0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0.n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0.T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0.e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20.n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20.12" style:family="table-row">
      <style:table-row-properties style:row-height="0.758cm" style:keep-together="true" fo:keep-together="auto"/>
    </style:style>
    <style:style style:name="Таблица20.B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Таблица20.A2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28" style:family="table-row">
      <style:table-row-properties style:row-height="0.76cm" style:keep-together="true" fo:keep-together="auto"/>
    </style:style>
    <style:style style:name="Таблица20.29" style:family="table-row">
      <style:table-row-properties style:row-height="0.801cm" style:keep-together="true" fo:keep-together="auto"/>
    </style:style>
    <style:style style:name="Таблица20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0.D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7" style:family="table">
      <style:table-properties style:width="28.056cm" table:align="left" style:writing-mode="lr-tb"/>
    </style:style>
    <style:style style:name="Таблица7.A" style:family="table-column">
      <style:table-column-properties style:column-width="1.251cm"/>
    </style:style>
    <style:style style:name="Таблица7.B" style:family="table-column">
      <style:table-column-properties style:column-width="0.25cm"/>
    </style:style>
    <style:style style:name="Таблица7.C" style:family="table-column">
      <style:table-column-properties style:column-width="0.3cm"/>
    </style:style>
    <style:style style:name="Таблица7.D" style:family="table-column">
      <style:table-column-properties style:column-width="0.199cm"/>
    </style:style>
    <style:style style:name="Таблица7.F" style:family="table-column">
      <style:table-column-properties style:column-width="0.254cm"/>
    </style:style>
    <style:style style:name="Таблица7.G" style:family="table-column">
      <style:table-column-properties style:column-width="0.746cm"/>
    </style:style>
    <style:style style:name="Таблица7.H" style:family="table-column">
      <style:table-column-properties style:column-width="0.258cm"/>
    </style:style>
    <style:style style:name="Таблица7.I" style:family="table-column">
      <style:table-column-properties style:column-width="0.492cm"/>
    </style:style>
    <style:style style:name="Таблица7.K" style:family="table-column">
      <style:table-column-properties style:column-width="1.503cm"/>
    </style:style>
    <style:style style:name="Таблица7.L" style:family="table-column">
      <style:table-column-properties style:column-width="0.256cm"/>
    </style:style>
    <style:style style:name="Таблица7.M" style:family="table-column">
      <style:table-column-properties style:column-width="1.3cm"/>
    </style:style>
    <style:style style:name="Таблица7.N" style:family="table-column">
      <style:table-column-properties style:column-width="0.325cm"/>
    </style:style>
    <style:style style:name="Таблица7.O" style:family="table-column">
      <style:table-column-properties style:column-width="1.628cm"/>
    </style:style>
    <style:style style:name="Таблица7.P" style:family="table-column">
      <style:table-column-properties style:column-width="1cm"/>
    </style:style>
    <style:style style:name="Таблица7.Q" style:family="table-column">
      <style:table-column-properties style:column-width="0.75cm"/>
    </style:style>
    <style:style style:name="Таблица7.T" style:family="table-column">
      <style:table-column-properties style:column-width="0.123cm"/>
    </style:style>
    <style:style style:name="Таблица7.U" style:family="table-column">
      <style:table-column-properties style:column-width="1.127cm"/>
    </style:style>
    <style:style style:name="Таблица7.W" style:family="table-column">
      <style:table-column-properties style:column-width="1.48cm"/>
    </style:style>
    <style:style style:name="Таблица7.X" style:family="table-column">
      <style:table-column-properties style:column-width="0.52cm"/>
    </style:style>
    <style:style style:name="Таблица7.Y" style:family="table-column">
      <style:table-column-properties style:column-width="0.249cm"/>
    </style:style>
    <style:style style:name="Таблица7.Z" style:family="table-column">
      <style:table-column-properties style:column-width="1.39cm"/>
    </style:style>
    <style:style style:name="Таблица7.a" style:family="table-column">
      <style:table-column-properties style:column-width="0.111cm"/>
    </style:style>
    <style:style style:name="Таблица7.b" style:family="table-column">
      <style:table-column-properties style:column-width="0.339cm"/>
    </style:style>
    <style:style style:name="Таблица7.c" style:family="table-column">
      <style:table-column-properties style:column-width="0.836cm"/>
    </style:style>
    <style:style style:name="Таблица7.d" style:family="table-column">
      <style:table-column-properties style:column-width="0.875cm"/>
    </style:style>
    <style:style style:name="Таблица7.e" style:family="table-column">
      <style:table-column-properties style:column-width="0.944cm"/>
    </style:style>
    <style:style style:name="Таблица7.f" style:family="table-column">
      <style:table-column-properties style:column-width="0.506cm"/>
    </style:style>
    <style:style style:name="Таблица7.g" style:family="table-column">
      <style:table-column-properties style:column-width="0.743cm"/>
    </style:style>
    <style:style style:name="Таблица7.k" style:family="table-column">
      <style:table-column-properties style:column-width="0.508cm"/>
    </style:style>
    <style:style style:name="Таблица7.m" style:family="table-column">
      <style:table-column-properties style:column-width="0.533cm"/>
    </style:style>
    <style:style style:name="Таблица7.n" style:family="table-column">
      <style:table-column-properties style:column-width="0.467cm"/>
    </style:style>
    <style:style style:name="Таблица7.o" style:family="table-column">
      <style:table-column-properties style:column-width="1.004cm"/>
    </style:style>
    <style:style style:name="Таблица7.p" style:family="table-column">
      <style:table-column-properties style:column-width="0.272cm"/>
    </style:style>
    <style:style style:name="Таблица7.q" style:family="table-column">
      <style:table-column-properties style:column-width="1.524cm"/>
    </style:style>
    <style:style style:name="Таблица7.1" style:family="table-row">
      <style:table-row-properties style:row-height="0.436cm" style:keep-together="true" fo:keep-together="auto"/>
    </style:style>
    <style:style style:name="Таблица7.A1" style:family="table-cell">
      <style:table-cell-properties fo:padding="0cm" fo:border="none"/>
    </style:style>
    <style:style style:name="Таблица7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q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7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.5" style:family="table-row">
      <style:table-row-properties style:row-height="0.9cm" style:keep-together="true" fo:keep-together="auto"/>
    </style:style>
    <style:style style:name="Таблица7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q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7.6" style:family="table-row">
      <style:table-row-properties style:row-height="0.425cm" style:keep-together="true" fo:keep-together="auto"/>
    </style:style>
    <style:style style:name="Таблица7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7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7.9" style:family="table-row">
      <style:table-row-properties style:row-height="0.45cm" style:keep-together="true" fo:keep-together="auto"/>
    </style:style>
    <style:style style:name="Таблица7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7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7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7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7.p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7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7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7.p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7.12" style:family="table-row">
      <style:table-row-properties style:row-height="0.758cm" style:keep-together="true" fo:keep-together="auto"/>
    </style:style>
    <style:style style:name="Таблица7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7.o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7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28" style:family="table-row">
      <style:table-row-properties style:row-height="0.76cm" style:keep-together="true" fo:keep-together="auto"/>
    </style:style>
    <style:style style:name="Таблица7.29" style:family="table-row">
      <style:table-row-properties style:row-height="0.801cm" style:keep-together="true" fo:keep-together="auto"/>
    </style:style>
    <style:style style:name="Таблица7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" style:family="table">
      <style:table-properties style:width="28.067cm" table:align="left" style:writing-mode="lr-tb"/>
    </style:style>
    <style:style style:name="Таблица3.A" style:family="table-column">
      <style:table-column-properties style:column-width="1.251cm"/>
    </style:style>
    <style:style style:name="Таблица3.B" style:family="table-column">
      <style:table-column-properties style:column-width="0.25cm"/>
    </style:style>
    <style:style style:name="Таблица3.C" style:family="table-column">
      <style:table-column-properties style:column-width="0.3cm"/>
    </style:style>
    <style:style style:name="Таблица3.D" style:family="table-column">
      <style:table-column-properties style:column-width="0.199cm"/>
    </style:style>
    <style:style style:name="Таблица3.F" style:family="table-column">
      <style:table-column-properties style:column-width="0.254cm"/>
    </style:style>
    <style:style style:name="Таблица3.G" style:family="table-column">
      <style:table-column-properties style:column-width="0.746cm"/>
    </style:style>
    <style:style style:name="Таблица3.H" style:family="table-column">
      <style:table-column-properties style:column-width="0.258cm"/>
    </style:style>
    <style:style style:name="Таблица3.I" style:family="table-column">
      <style:table-column-properties style:column-width="0.492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56cm"/>
    </style:style>
    <style:style style:name="Таблица3.M" style:family="table-column">
      <style:table-column-properties style:column-width="1.3cm"/>
    </style:style>
    <style:style style:name="Таблица3.N" style:family="table-column">
      <style:table-column-properties style:column-width="0.325cm"/>
    </style:style>
    <style:style style:name="Таблица3.O" style:family="table-column">
      <style:table-column-properties style:column-width="1.628cm"/>
    </style:style>
    <style:style style:name="Таблица3.P" style:family="table-column">
      <style:table-column-properties style:column-width="1cm"/>
    </style:style>
    <style:style style:name="Таблица3.Q" style:family="table-column">
      <style:table-column-properties style:column-width="0.75cm"/>
    </style:style>
    <style:style style:name="Таблица3.T" style:family="table-column">
      <style:table-column-properties style:column-width="0.123cm"/>
    </style:style>
    <style:style style:name="Таблица3.U" style:family="table-column">
      <style:table-column-properties style:column-width="1.236cm"/>
    </style:style>
    <style:style style:name="Таблица3.V" style:family="table-column">
      <style:table-column-properties style:column-width="0.141cm"/>
    </style:style>
    <style:style style:name="Таблица3.W" style:family="table-column">
      <style:table-column-properties style:column-width="1.48cm"/>
    </style:style>
    <style:style style:name="Таблица3.X" style:family="table-column">
      <style:table-column-properties style:column-width="0.52cm"/>
    </style:style>
    <style:style style:name="Таблица3.Y" style:family="table-column">
      <style:table-column-properties style:column-width="0.249cm"/>
    </style:style>
    <style:style style:name="Таблица3.Z" style:family="table-column">
      <style:table-column-properties style:column-width="1.39cm"/>
    </style:style>
    <style:style style:name="Таблица3.a" style:family="table-column">
      <style:table-column-properties style:column-width="0.111cm"/>
    </style:style>
    <style:style style:name="Таблица3.b" style:family="table-column">
      <style:table-column-properties style:column-width="0.339cm"/>
    </style:style>
    <style:style style:name="Таблица3.c" style:family="table-column">
      <style:table-column-properties style:column-width="0.836cm"/>
    </style:style>
    <style:style style:name="Таблица3.d" style:family="table-column">
      <style:table-column-properties style:column-width="0.875cm"/>
    </style:style>
    <style:style style:name="Таблица3.e" style:family="table-column">
      <style:table-column-properties style:column-width="0.944cm"/>
    </style:style>
    <style:style style:name="Таблица3.f" style:family="table-column">
      <style:table-column-properties style:column-width="0.506cm"/>
    </style:style>
    <style:style style:name="Таблица3.g" style:family="table-column">
      <style:table-column-properties style:column-width="0.743cm"/>
    </style:style>
    <style:style style:name="Таблица3.k" style:family="table-column">
      <style:table-column-properties style:column-width="0.508cm"/>
    </style:style>
    <style:style style:name="Таблица3.m" style:family="table-column">
      <style:table-column-properties style:column-width="0.533cm"/>
    </style:style>
    <style:style style:name="Таблица3.n" style:family="table-column">
      <style:table-column-properties style:column-width="1.471cm"/>
    </style:style>
    <style:style style:name="Таблица3.o" style:family="table-column">
      <style:table-column-properties style:column-width="0.272cm"/>
    </style:style>
    <style:style style:name="Таблица3.p" style:family="table-column">
      <style:table-column-properties style:column-width="1.535cm"/>
    </style:style>
    <style:style style:name="Таблица3.1" style:family="table-row">
      <style:table-row-properties style:row-height="0.436cm" style:keep-together="true" fo:keep-together="auto"/>
    </style:style>
    <style:style style:name="Таблица3.A1" style:family="table-cell">
      <style:table-cell-properties fo:padding="0cm" fo:border="none"/>
    </style:style>
    <style:style style:name="Таблица3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3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5" style:family="table-row">
      <style:table-row-properties style:row-height="0.9cm" style:keep-together="true" fo:keep-together="auto"/>
    </style:style>
    <style:style style:name="Таблица3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p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6" style:family="table-row">
      <style:table-row-properties style:row-height="0.425cm" style:keep-together="true" fo:keep-together="auto"/>
    </style:style>
    <style:style style:name="Таблица3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.9" style:family="table-row">
      <style:table-row-properties style:row-height="0.45cm" style:keep-together="true" fo:keep-together="auto"/>
    </style:style>
    <style:style style:name="Таблица3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3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3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3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3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3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3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3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3.12" style:family="table-row">
      <style:table-row-properties style:row-height="0.758cm" style:keep-together="true" fo:keep-together="auto"/>
    </style:style>
    <style:style style:name="Таблица3.B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Таблица3.28" style:family="table-row">
      <style:table-row-properties style:row-height="0.76cm" style:keep-together="true" fo:keep-together="auto"/>
    </style:style>
    <style:style style:name="Таблица3.A28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9" style:family="table-row">
      <style:table-row-properties style:row-height="0.801cm" style:keep-together="true" fo:keep-together="auto"/>
    </style:style>
    <style:style style:name="Таблица3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8" style:family="table">
      <style:table-properties style:width="28.056cm" table:align="left" style:writing-mode="lr-tb"/>
    </style:style>
    <style:style style:name="Таблица8.A" style:family="table-column">
      <style:table-column-properties style:column-width="1.251cm"/>
    </style:style>
    <style:style style:name="Таблица8.B" style:family="table-column">
      <style:table-column-properties style:column-width="0.25cm"/>
    </style:style>
    <style:style style:name="Таблица8.C" style:family="table-column">
      <style:table-column-properties style:column-width="0.3cm"/>
    </style:style>
    <style:style style:name="Таблица8.D" style:family="table-column">
      <style:table-column-properties style:column-width="0.199cm"/>
    </style:style>
    <style:style style:name="Таблица8.F" style:family="table-column">
      <style:table-column-properties style:column-width="0.254cm"/>
    </style:style>
    <style:style style:name="Таблица8.G" style:family="table-column">
      <style:table-column-properties style:column-width="0.746cm"/>
    </style:style>
    <style:style style:name="Таблица8.H" style:family="table-column">
      <style:table-column-properties style:column-width="0.258cm"/>
    </style:style>
    <style:style style:name="Таблица8.I" style:family="table-column">
      <style:table-column-properties style:column-width="0.492cm"/>
    </style:style>
    <style:style style:name="Таблица8.K" style:family="table-column">
      <style:table-column-properties style:column-width="1.503cm"/>
    </style:style>
    <style:style style:name="Таблица8.L" style:family="table-column">
      <style:table-column-properties style:column-width="0.256cm"/>
    </style:style>
    <style:style style:name="Таблица8.M" style:family="table-column">
      <style:table-column-properties style:column-width="1.3cm"/>
    </style:style>
    <style:style style:name="Таблица8.N" style:family="table-column">
      <style:table-column-properties style:column-width="0.325cm"/>
    </style:style>
    <style:style style:name="Таблица8.O" style:family="table-column">
      <style:table-column-properties style:column-width="1.628cm"/>
    </style:style>
    <style:style style:name="Таблица8.P" style:family="table-column">
      <style:table-column-properties style:column-width="1cm"/>
    </style:style>
    <style:style style:name="Таблица8.Q" style:family="table-column">
      <style:table-column-properties style:column-width="0.75cm"/>
    </style:style>
    <style:style style:name="Таблица8.T" style:family="table-column">
      <style:table-column-properties style:column-width="0.123cm"/>
    </style:style>
    <style:style style:name="Таблица8.U" style:family="table-column">
      <style:table-column-properties style:column-width="1.127cm"/>
    </style:style>
    <style:style style:name="Таблица8.W" style:family="table-column">
      <style:table-column-properties style:column-width="1.48cm"/>
    </style:style>
    <style:style style:name="Таблица8.X" style:family="table-column">
      <style:table-column-properties style:column-width="0.52cm"/>
    </style:style>
    <style:style style:name="Таблица8.Y" style:family="table-column">
      <style:table-column-properties style:column-width="0.249cm"/>
    </style:style>
    <style:style style:name="Таблица8.Z" style:family="table-column">
      <style:table-column-properties style:column-width="1.39cm"/>
    </style:style>
    <style:style style:name="Таблица8.a" style:family="table-column">
      <style:table-column-properties style:column-width="0.111cm"/>
    </style:style>
    <style:style style:name="Таблица8.b" style:family="table-column">
      <style:table-column-properties style:column-width="0.339cm"/>
    </style:style>
    <style:style style:name="Таблица8.c" style:family="table-column">
      <style:table-column-properties style:column-width="0.836cm"/>
    </style:style>
    <style:style style:name="Таблица8.d" style:family="table-column">
      <style:table-column-properties style:column-width="0.875cm"/>
    </style:style>
    <style:style style:name="Таблица8.e" style:family="table-column">
      <style:table-column-properties style:column-width="0.944cm"/>
    </style:style>
    <style:style style:name="Таблица8.f" style:family="table-column">
      <style:table-column-properties style:column-width="0.506cm"/>
    </style:style>
    <style:style style:name="Таблица8.g" style:family="table-column">
      <style:table-column-properties style:column-width="0.743cm"/>
    </style:style>
    <style:style style:name="Таблица8.k" style:family="table-column">
      <style:table-column-properties style:column-width="0.508cm"/>
    </style:style>
    <style:style style:name="Таблица8.m" style:family="table-column">
      <style:table-column-properties style:column-width="0.533cm"/>
    </style:style>
    <style:style style:name="Таблица8.n" style:family="table-column">
      <style:table-column-properties style:column-width="1.471cm"/>
    </style:style>
    <style:style style:name="Таблица8.o" style:family="table-column">
      <style:table-column-properties style:column-width="0.272cm"/>
    </style:style>
    <style:style style:name="Таблица8.p" style:family="table-column">
      <style:table-column-properties style:column-width="1.524cm"/>
    </style:style>
    <style:style style:name="Таблица8.1" style:family="table-row">
      <style:table-row-properties style:row-height="0.436cm" style:keep-together="true" fo:keep-together="auto"/>
    </style:style>
    <style:style style:name="Таблица8.A1" style:family="table-cell">
      <style:table-cell-properties fo:padding="0cm" fo:border="none"/>
    </style:style>
    <style:style style:name="Таблица8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8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5" style:family="table-row">
      <style:table-row-properties style:row-height="0.9cm" style:keep-together="true" fo:keep-together="auto"/>
    </style:style>
    <style:style style:name="Таблица8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p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8.6" style:family="table-row">
      <style:table-row-properties style:row-height="0.425cm" style:keep-together="true" fo:keep-together="auto"/>
    </style:style>
    <style:style style:name="Таблица8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8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8.9" style:family="table-row">
      <style:table-row-properties style:row-height="0.45cm" style:keep-together="true" fo:keep-together="auto"/>
    </style:style>
    <style:style style:name="Таблица8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8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8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8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8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8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8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8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8.12" style:family="table-row">
      <style:table-row-properties style:row-height="0.758cm" style:keep-together="true" fo:keep-together="auto"/>
    </style:style>
    <style:style style:name="Таблица8.B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Таблица8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28" style:family="table-row">
      <style:table-row-properties style:row-height="0.76cm" style:keep-together="true" fo:keep-together="auto"/>
    </style:style>
    <style:style style:name="Таблица8.29" style:family="table-row">
      <style:table-row-properties style:row-height="0.801cm" style:keep-together="true" fo:keep-together="auto"/>
    </style:style>
    <style:style style:name="Таблица8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9" style:family="table">
      <style:table-properties style:width="28.056cm" table:align="left" style:writing-mode="lr-tb"/>
    </style:style>
    <style:style style:name="Таблица9.A" style:family="table-column">
      <style:table-column-properties style:column-width="1.251cm"/>
    </style:style>
    <style:style style:name="Таблица9.B" style:family="table-column">
      <style:table-column-properties style:column-width="0.25cm"/>
    </style:style>
    <style:style style:name="Таблица9.C" style:family="table-column">
      <style:table-column-properties style:column-width="0.3cm"/>
    </style:style>
    <style:style style:name="Таблица9.D" style:family="table-column">
      <style:table-column-properties style:column-width="0.199cm"/>
    </style:style>
    <style:style style:name="Таблица9.F" style:family="table-column">
      <style:table-column-properties style:column-width="0.254cm"/>
    </style:style>
    <style:style style:name="Таблица9.G" style:family="table-column">
      <style:table-column-properties style:column-width="0.746cm"/>
    </style:style>
    <style:style style:name="Таблица9.H" style:family="table-column">
      <style:table-column-properties style:column-width="0.258cm"/>
    </style:style>
    <style:style style:name="Таблица9.I" style:family="table-column">
      <style:table-column-properties style:column-width="0.492cm"/>
    </style:style>
    <style:style style:name="Таблица9.K" style:family="table-column">
      <style:table-column-properties style:column-width="1.503cm"/>
    </style:style>
    <style:style style:name="Таблица9.L" style:family="table-column">
      <style:table-column-properties style:column-width="0.256cm"/>
    </style:style>
    <style:style style:name="Таблица9.M" style:family="table-column">
      <style:table-column-properties style:column-width="1.3cm"/>
    </style:style>
    <style:style style:name="Таблица9.N" style:family="table-column">
      <style:table-column-properties style:column-width="0.325cm"/>
    </style:style>
    <style:style style:name="Таблица9.O" style:family="table-column">
      <style:table-column-properties style:column-width="1.628cm"/>
    </style:style>
    <style:style style:name="Таблица9.P" style:family="table-column">
      <style:table-column-properties style:column-width="1cm"/>
    </style:style>
    <style:style style:name="Таблица9.Q" style:family="table-column">
      <style:table-column-properties style:column-width="0.75cm"/>
    </style:style>
    <style:style style:name="Таблица9.T" style:family="table-column">
      <style:table-column-properties style:column-width="0.123cm"/>
    </style:style>
    <style:style style:name="Таблица9.U" style:family="table-column">
      <style:table-column-properties style:column-width="1.127cm"/>
    </style:style>
    <style:style style:name="Таблица9.W" style:family="table-column">
      <style:table-column-properties style:column-width="1.48cm"/>
    </style:style>
    <style:style style:name="Таблица9.X" style:family="table-column">
      <style:table-column-properties style:column-width="0.52cm"/>
    </style:style>
    <style:style style:name="Таблица9.Y" style:family="table-column">
      <style:table-column-properties style:column-width="0.249cm"/>
    </style:style>
    <style:style style:name="Таблица9.Z" style:family="table-column">
      <style:table-column-properties style:column-width="1.39cm"/>
    </style:style>
    <style:style style:name="Таблица9.a" style:family="table-column">
      <style:table-column-properties style:column-width="0.111cm"/>
    </style:style>
    <style:style style:name="Таблица9.b" style:family="table-column">
      <style:table-column-properties style:column-width="0.339cm"/>
    </style:style>
    <style:style style:name="Таблица9.c" style:family="table-column">
      <style:table-column-properties style:column-width="0.836cm"/>
    </style:style>
    <style:style style:name="Таблица9.d" style:family="table-column">
      <style:table-column-properties style:column-width="0.875cm"/>
    </style:style>
    <style:style style:name="Таблица9.e" style:family="table-column">
      <style:table-column-properties style:column-width="0.944cm"/>
    </style:style>
    <style:style style:name="Таблица9.f" style:family="table-column">
      <style:table-column-properties style:column-width="0.506cm"/>
    </style:style>
    <style:style style:name="Таблица9.g" style:family="table-column">
      <style:table-column-properties style:column-width="0.743cm"/>
    </style:style>
    <style:style style:name="Таблица9.k" style:family="table-column">
      <style:table-column-properties style:column-width="0.508cm"/>
    </style:style>
    <style:style style:name="Таблица9.m" style:family="table-column">
      <style:table-column-properties style:column-width="0.533cm"/>
    </style:style>
    <style:style style:name="Таблица9.n" style:family="table-column">
      <style:table-column-properties style:column-width="1.471cm"/>
    </style:style>
    <style:style style:name="Таблица9.o" style:family="table-column">
      <style:table-column-properties style:column-width="0.272cm"/>
    </style:style>
    <style:style style:name="Таблица9.p" style:family="table-column">
      <style:table-column-properties style:column-width="1.524cm"/>
    </style:style>
    <style:style style:name="Таблица9.1" style:family="table-row">
      <style:table-row-properties style:row-height="0.436cm" style:keep-together="true" fo:keep-together="auto"/>
    </style:style>
    <style:style style:name="Таблица9.A1" style:family="table-cell">
      <style:table-cell-properties fo:padding="0cm" fo:border="none"/>
    </style:style>
    <style:style style:name="Таблица9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9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9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5" style:family="table-row">
      <style:table-row-properties style:row-height="0.9cm" style:keep-together="true" fo:keep-together="auto"/>
    </style:style>
    <style:style style:name="Таблица9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p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9.6" style:family="table-row">
      <style:table-row-properties style:row-height="0.425cm" style:keep-together="true" fo:keep-together="auto"/>
    </style:style>
    <style:style style:name="Таблица9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9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9.9" style:family="table-row">
      <style:table-row-properties style:row-height="0.45cm" style:keep-together="true" fo:keep-together="auto"/>
    </style:style>
    <style:style style:name="Таблица9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9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9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9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9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9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9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9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9.12" style:family="table-row">
      <style:table-row-properties style:row-height="0.758cm" style:keep-together="true" fo:keep-together="auto"/>
    </style:style>
    <style:style style:name="Таблица9.B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Таблица9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28" style:family="table-row">
      <style:table-row-properties style:row-height="0.76cm" style:keep-together="true" fo:keep-together="auto"/>
    </style:style>
    <style:style style:name="Таблица9.29" style:family="table-row">
      <style:table-row-properties style:row-height="0.801cm" style:keep-together="true" fo:keep-together="auto"/>
    </style:style>
    <style:style style:name="Таблица9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" style:family="table">
      <style:table-properties style:width="28.056cm" table:align="left" style:writing-mode="lr-tb"/>
    </style:style>
    <style:style style:name="Таблица4.A" style:family="table-column">
      <style:table-column-properties style:column-width="1.251cm"/>
    </style:style>
    <style:style style:name="Таблица4.B" style:family="table-column">
      <style:table-column-properties style:column-width="0.25cm"/>
    </style:style>
    <style:style style:name="Таблица4.C" style:family="table-column">
      <style:table-column-properties style:column-width="0.3cm"/>
    </style:style>
    <style:style style:name="Таблица4.D" style:family="table-column">
      <style:table-column-properties style:column-width="0.199cm"/>
    </style:style>
    <style:style style:name="Таблица4.F" style:family="table-column">
      <style:table-column-properties style:column-width="0.254cm"/>
    </style:style>
    <style:style style:name="Таблица4.G" style:family="table-column">
      <style:table-column-properties style:column-width="0.746cm"/>
    </style:style>
    <style:style style:name="Таблица4.H" style:family="table-column">
      <style:table-column-properties style:column-width="0.258cm"/>
    </style:style>
    <style:style style:name="Таблица4.I" style:family="table-column">
      <style:table-column-properties style:column-width="0.492cm"/>
    </style:style>
    <style:style style:name="Таблица4.K" style:family="table-column">
      <style:table-column-properties style:column-width="1.503cm"/>
    </style:style>
    <style:style style:name="Таблица4.L" style:family="table-column">
      <style:table-column-properties style:column-width="0.256cm"/>
    </style:style>
    <style:style style:name="Таблица4.M" style:family="table-column">
      <style:table-column-properties style:column-width="1.3cm"/>
    </style:style>
    <style:style style:name="Таблица4.N" style:family="table-column">
      <style:table-column-properties style:column-width="0.325cm"/>
    </style:style>
    <style:style style:name="Таблица4.O" style:family="table-column">
      <style:table-column-properties style:column-width="1.628cm"/>
    </style:style>
    <style:style style:name="Таблица4.P" style:family="table-column">
      <style:table-column-properties style:column-width="1cm"/>
    </style:style>
    <style:style style:name="Таблица4.Q" style:family="table-column">
      <style:table-column-properties style:column-width="0.75cm"/>
    </style:style>
    <style:style style:name="Таблица4.T" style:family="table-column">
      <style:table-column-properties style:column-width="0.123cm"/>
    </style:style>
    <style:style style:name="Таблица4.U" style:family="table-column">
      <style:table-column-properties style:column-width="1.127cm"/>
    </style:style>
    <style:style style:name="Таблица4.W" style:family="table-column">
      <style:table-column-properties style:column-width="1.48cm"/>
    </style:style>
    <style:style style:name="Таблица4.X" style:family="table-column">
      <style:table-column-properties style:column-width="0.52cm"/>
    </style:style>
    <style:style style:name="Таблица4.Y" style:family="table-column">
      <style:table-column-properties style:column-width="0.249cm"/>
    </style:style>
    <style:style style:name="Таблица4.Z" style:family="table-column">
      <style:table-column-properties style:column-width="1.39cm"/>
    </style:style>
    <style:style style:name="Таблица4.a" style:family="table-column">
      <style:table-column-properties style:column-width="0.111cm"/>
    </style:style>
    <style:style style:name="Таблица4.b" style:family="table-column">
      <style:table-column-properties style:column-width="0.339cm"/>
    </style:style>
    <style:style style:name="Таблица4.c" style:family="table-column">
      <style:table-column-properties style:column-width="0.836cm"/>
    </style:style>
    <style:style style:name="Таблица4.d" style:family="table-column">
      <style:table-column-properties style:column-width="0.875cm"/>
    </style:style>
    <style:style style:name="Таблица4.e" style:family="table-column">
      <style:table-column-properties style:column-width="0.944cm"/>
    </style:style>
    <style:style style:name="Таблица4.f" style:family="table-column">
      <style:table-column-properties style:column-width="0.506cm"/>
    </style:style>
    <style:style style:name="Таблица4.g" style:family="table-column">
      <style:table-column-properties style:column-width="0.743cm"/>
    </style:style>
    <style:style style:name="Таблица4.k" style:family="table-column">
      <style:table-column-properties style:column-width="0.508cm"/>
    </style:style>
    <style:style style:name="Таблица4.m" style:family="table-column">
      <style:table-column-properties style:column-width="0.533cm"/>
    </style:style>
    <style:style style:name="Таблица4.n" style:family="table-column">
      <style:table-column-properties style:column-width="1.02cm"/>
    </style:style>
    <style:style style:name="Таблица4.o" style:family="table-column">
      <style:table-column-properties style:column-width="0.452cm"/>
    </style:style>
    <style:style style:name="Таблица4.p" style:family="table-column">
      <style:table-column-properties style:column-width="0.272cm"/>
    </style:style>
    <style:style style:name="Таблица4.q" style:family="table-column">
      <style:table-column-properties style:column-width="1.524cm"/>
    </style:style>
    <style:style style:name="Таблица4.1" style:family="table-row">
      <style:table-row-properties style:row-height="0.436cm" style:keep-together="true" fo:keep-together="auto"/>
    </style:style>
    <style:style style:name="Таблица4.A1" style:family="table-cell">
      <style:table-cell-properties fo:padding="0cm" fo:border="none"/>
    </style:style>
    <style:style style:name="Таблица4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q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4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5" style:family="table-row">
      <style:table-row-properties style:row-height="0.9cm" style:keep-together="true" fo:keep-together="auto"/>
    </style:style>
    <style:style style:name="Таблица4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q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4.6" style:family="table-row">
      <style:table-row-properties style:row-height="0.425cm" style:keep-together="true" fo:keep-together="auto"/>
    </style:style>
    <style:style style:name="Таблица4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.9" style:family="table-row">
      <style:table-row-properties style:row-height="0.45cm" style:keep-together="true" fo:keep-together="auto"/>
    </style:style>
    <style:style style:name="Таблица4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4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4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4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4.p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4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4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4.p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4.12" style:family="table-row">
      <style:table-row-properties style:row-height="0.758cm" style:keep-together="true" fo:keep-together="auto"/>
    </style:style>
    <style:style style:name="Таблица4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4.o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4.28" style:family="table-row">
      <style:table-row-properties style:row-height="0.76cm" style:keep-together="true" fo:keep-together="auto"/>
    </style:style>
    <style:style style:name="Таблица4.29" style:family="table-row">
      <style:table-row-properties style:row-height="0.801cm" style:keep-together="true" fo:keep-together="auto"/>
    </style:style>
    <style:style style:name="Таблица4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5" style:family="table">
      <style:table-properties style:width="28.056cm" table:align="left" style:writing-mode="lr-tb"/>
    </style:style>
    <style:style style:name="Таблица15.A" style:family="table-column">
      <style:table-column-properties style:column-width="1.251cm"/>
    </style:style>
    <style:style style:name="Таблица15.B" style:family="table-column">
      <style:table-column-properties style:column-width="0.25cm"/>
    </style:style>
    <style:style style:name="Таблица15.C" style:family="table-column">
      <style:table-column-properties style:column-width="0.3cm"/>
    </style:style>
    <style:style style:name="Таблица15.D" style:family="table-column">
      <style:table-column-properties style:column-width="0.199cm"/>
    </style:style>
    <style:style style:name="Таблица15.F" style:family="table-column">
      <style:table-column-properties style:column-width="0.254cm"/>
    </style:style>
    <style:style style:name="Таблица15.G" style:family="table-column">
      <style:table-column-properties style:column-width="0.746cm"/>
    </style:style>
    <style:style style:name="Таблица15.H" style:family="table-column">
      <style:table-column-properties style:column-width="0.258cm"/>
    </style:style>
    <style:style style:name="Таблица15.I" style:family="table-column">
      <style:table-column-properties style:column-width="0.492cm"/>
    </style:style>
    <style:style style:name="Таблица15.K" style:family="table-column">
      <style:table-column-properties style:column-width="1.503cm"/>
    </style:style>
    <style:style style:name="Таблица15.L" style:family="table-column">
      <style:table-column-properties style:column-width="0.256cm"/>
    </style:style>
    <style:style style:name="Таблица15.M" style:family="table-column">
      <style:table-column-properties style:column-width="1.3cm"/>
    </style:style>
    <style:style style:name="Таблица15.N" style:family="table-column">
      <style:table-column-properties style:column-width="0.325cm"/>
    </style:style>
    <style:style style:name="Таблица15.O" style:family="table-column">
      <style:table-column-properties style:column-width="1.628cm"/>
    </style:style>
    <style:style style:name="Таблица15.P" style:family="table-column">
      <style:table-column-properties style:column-width="1cm"/>
    </style:style>
    <style:style style:name="Таблица15.Q" style:family="table-column">
      <style:table-column-properties style:column-width="0.75cm"/>
    </style:style>
    <style:style style:name="Таблица15.T" style:family="table-column">
      <style:table-column-properties style:column-width="0.123cm"/>
    </style:style>
    <style:style style:name="Таблица15.U" style:family="table-column">
      <style:table-column-properties style:column-width="1.127cm"/>
    </style:style>
    <style:style style:name="Таблица15.W" style:family="table-column">
      <style:table-column-properties style:column-width="1.48cm"/>
    </style:style>
    <style:style style:name="Таблица15.X" style:family="table-column">
      <style:table-column-properties style:column-width="0.52cm"/>
    </style:style>
    <style:style style:name="Таблица15.Y" style:family="table-column">
      <style:table-column-properties style:column-width="0.249cm"/>
    </style:style>
    <style:style style:name="Таблица15.Z" style:family="table-column">
      <style:table-column-properties style:column-width="1.39cm"/>
    </style:style>
    <style:style style:name="Таблица15.a" style:family="table-column">
      <style:table-column-properties style:column-width="0.111cm"/>
    </style:style>
    <style:style style:name="Таблица15.b" style:family="table-column">
      <style:table-column-properties style:column-width="0.339cm"/>
    </style:style>
    <style:style style:name="Таблица15.c" style:family="table-column">
      <style:table-column-properties style:column-width="0.836cm"/>
    </style:style>
    <style:style style:name="Таблица15.d" style:family="table-column">
      <style:table-column-properties style:column-width="0.875cm"/>
    </style:style>
    <style:style style:name="Таблица15.e" style:family="table-column">
      <style:table-column-properties style:column-width="0.944cm"/>
    </style:style>
    <style:style style:name="Таблица15.f" style:family="table-column">
      <style:table-column-properties style:column-width="0.506cm"/>
    </style:style>
    <style:style style:name="Таблица15.g" style:family="table-column">
      <style:table-column-properties style:column-width="0.743cm"/>
    </style:style>
    <style:style style:name="Таблица15.k" style:family="table-column">
      <style:table-column-properties style:column-width="0.508cm"/>
    </style:style>
    <style:style style:name="Таблица15.m" style:family="table-column">
      <style:table-column-properties style:column-width="0.533cm"/>
    </style:style>
    <style:style style:name="Таблица15.n" style:family="table-column">
      <style:table-column-properties style:column-width="0.443cm"/>
    </style:style>
    <style:style style:name="Таблица15.o" style:family="table-column">
      <style:table-column-properties style:column-width="1.028cm"/>
    </style:style>
    <style:style style:name="Таблица15.p" style:family="table-column">
      <style:table-column-properties style:column-width="0.272cm"/>
    </style:style>
    <style:style style:name="Таблица15.q" style:family="table-column">
      <style:table-column-properties style:column-width="1.524cm"/>
    </style:style>
    <style:style style:name="Таблица15.1" style:family="table-row">
      <style:table-row-properties style:row-height="0.436cm" style:keep-together="true" fo:keep-together="auto"/>
    </style:style>
    <style:style style:name="Таблица15.A1" style:family="table-cell">
      <style:table-cell-properties fo:padding="0cm" fo:border="none"/>
    </style:style>
    <style:style style:name="Таблица15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q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5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5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5.5" style:family="table-row">
      <style:table-row-properties style:row-height="0.9cm" style:keep-together="true" fo:keep-together="auto"/>
    </style:style>
    <style:style style:name="Таблица15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q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5.6" style:family="table-row">
      <style:table-row-properties style:row-height="0.425cm" style:keep-together="true" fo:keep-together="auto"/>
    </style:style>
    <style:style style:name="Таблица15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5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5.9" style:family="table-row">
      <style:table-row-properties style:row-height="0.45cm" style:keep-together="true" fo:keep-together="auto"/>
    </style:style>
    <style:style style:name="Таблица15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5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5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5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5.p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5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5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5.p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5.12" style:family="table-row">
      <style:table-row-properties style:row-height="0.758cm" style:keep-together="true" fo:keep-together="auto"/>
    </style:style>
    <style:style style:name="Таблица15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5.o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15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28" style:family="table-row">
      <style:table-row-properties style:row-height="0.76cm" style:keep-together="true" fo:keep-together="auto"/>
    </style:style>
    <style:style style:name="Таблица15.29" style:family="table-row">
      <style:table-row-properties style:row-height="0.801cm" style:keep-together="true" fo:keep-together="auto"/>
    </style:style>
    <style:style style:name="Таблица15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5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6" style:family="table">
      <style:table-properties style:width="28.056cm" table:align="left" style:writing-mode="lr-tb"/>
    </style:style>
    <style:style style:name="Таблица16.A" style:family="table-column">
      <style:table-column-properties style:column-width="1.251cm"/>
    </style:style>
    <style:style style:name="Таблица16.B" style:family="table-column">
      <style:table-column-properties style:column-width="0.25cm"/>
    </style:style>
    <style:style style:name="Таблица16.C" style:family="table-column">
      <style:table-column-properties style:column-width="0.3cm"/>
    </style:style>
    <style:style style:name="Таблица16.D" style:family="table-column">
      <style:table-column-properties style:column-width="0.199cm"/>
    </style:style>
    <style:style style:name="Таблица16.F" style:family="table-column">
      <style:table-column-properties style:column-width="0.254cm"/>
    </style:style>
    <style:style style:name="Таблица16.G" style:family="table-column">
      <style:table-column-properties style:column-width="0.746cm"/>
    </style:style>
    <style:style style:name="Таблица16.H" style:family="table-column">
      <style:table-column-properties style:column-width="0.258cm"/>
    </style:style>
    <style:style style:name="Таблица16.I" style:family="table-column">
      <style:table-column-properties style:column-width="0.492cm"/>
    </style:style>
    <style:style style:name="Таблица16.K" style:family="table-column">
      <style:table-column-properties style:column-width="1.503cm"/>
    </style:style>
    <style:style style:name="Таблица16.L" style:family="table-column">
      <style:table-column-properties style:column-width="0.256cm"/>
    </style:style>
    <style:style style:name="Таблица16.M" style:family="table-column">
      <style:table-column-properties style:column-width="1.3cm"/>
    </style:style>
    <style:style style:name="Таблица16.N" style:family="table-column">
      <style:table-column-properties style:column-width="0.325cm"/>
    </style:style>
    <style:style style:name="Таблица16.O" style:family="table-column">
      <style:table-column-properties style:column-width="1.628cm"/>
    </style:style>
    <style:style style:name="Таблица16.P" style:family="table-column">
      <style:table-column-properties style:column-width="1cm"/>
    </style:style>
    <style:style style:name="Таблица16.Q" style:family="table-column">
      <style:table-column-properties style:column-width="0.75cm"/>
    </style:style>
    <style:style style:name="Таблица16.T" style:family="table-column">
      <style:table-column-properties style:column-width="0.123cm"/>
    </style:style>
    <style:style style:name="Таблица16.U" style:family="table-column">
      <style:table-column-properties style:column-width="1.127cm"/>
    </style:style>
    <style:style style:name="Таблица16.W" style:family="table-column">
      <style:table-column-properties style:column-width="1.48cm"/>
    </style:style>
    <style:style style:name="Таблица16.X" style:family="table-column">
      <style:table-column-properties style:column-width="0.52cm"/>
    </style:style>
    <style:style style:name="Таблица16.Y" style:family="table-column">
      <style:table-column-properties style:column-width="0.249cm"/>
    </style:style>
    <style:style style:name="Таблица16.Z" style:family="table-column">
      <style:table-column-properties style:column-width="1.39cm"/>
    </style:style>
    <style:style style:name="Таблица16.a" style:family="table-column">
      <style:table-column-properties style:column-width="0.111cm"/>
    </style:style>
    <style:style style:name="Таблица16.b" style:family="table-column">
      <style:table-column-properties style:column-width="0.339cm"/>
    </style:style>
    <style:style style:name="Таблица16.c" style:family="table-column">
      <style:table-column-properties style:column-width="0.836cm"/>
    </style:style>
    <style:style style:name="Таблица16.d" style:family="table-column">
      <style:table-column-properties style:column-width="0.875cm"/>
    </style:style>
    <style:style style:name="Таблица16.e" style:family="table-column">
      <style:table-column-properties style:column-width="0.944cm"/>
    </style:style>
    <style:style style:name="Таблица16.f" style:family="table-column">
      <style:table-column-properties style:column-width="0.506cm"/>
    </style:style>
    <style:style style:name="Таблица16.g" style:family="table-column">
      <style:table-column-properties style:column-width="0.46cm"/>
    </style:style>
    <style:style style:name="Таблица16.h" style:family="table-column">
      <style:table-column-properties style:column-width="0.282cm"/>
    </style:style>
    <style:style style:name="Таблица16.k" style:family="table-column">
      <style:table-column-properties style:column-width="0.743cm"/>
    </style:style>
    <style:style style:name="Таблица16.l" style:family="table-column">
      <style:table-column-properties style:column-width="0.508cm"/>
    </style:style>
    <style:style style:name="Таблица16.n" style:family="table-column">
      <style:table-column-properties style:column-width="0.533cm"/>
    </style:style>
    <style:style style:name="Таблица16.o" style:family="table-column">
      <style:table-column-properties style:column-width="1.471cm"/>
    </style:style>
    <style:style style:name="Таблица16.p" style:family="table-column">
      <style:table-column-properties style:column-width="0.272cm"/>
    </style:style>
    <style:style style:name="Таблица16.q" style:family="table-column">
      <style:table-column-properties style:column-width="1.524cm"/>
    </style:style>
    <style:style style:name="Таблица16.1" style:family="table-row">
      <style:table-row-properties style:row-height="0.436cm" style:keep-together="true" fo:keep-together="auto"/>
    </style:style>
    <style:style style:name="Таблица16.A1" style:family="table-cell">
      <style:table-cell-properties fo:padding="0cm" fo:border="none"/>
    </style:style>
    <style:style style:name="Таблица16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q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6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6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5" style:family="table-row">
      <style:table-row-properties style:row-height="0.9cm" style:keep-together="true" fo:keep-together="auto"/>
    </style:style>
    <style:style style:name="Таблица16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q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6.6" style:family="table-row">
      <style:table-row-properties style:row-height="0.425cm" style:keep-together="true" fo:keep-together="auto"/>
    </style:style>
    <style:style style:name="Таблица16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6.m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6.9" style:family="table-row">
      <style:table-row-properties style:row-height="0.45cm" style:keep-together="true" fo:keep-together="auto"/>
    </style:style>
    <style:style style:name="Таблица16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6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6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6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6.p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6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6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6.p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6.12" style:family="table-row">
      <style:table-row-properties style:row-height="0.758cm" style:keep-together="true" fo:keep-together="auto"/>
    </style:style>
    <style:style style:name="Таблица16.B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Таблица16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28" style:family="table-row">
      <style:table-row-properties style:row-height="0.76cm" style:keep-together="true" fo:keep-together="auto"/>
    </style:style>
    <style:style style:name="Таблица16.29" style:family="table-row">
      <style:table-row-properties style:row-height="0.801cm" style:keep-together="true" fo:keep-together="auto"/>
    </style:style>
    <style:style style:name="Таблица16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E29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6.q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7" style:family="table">
      <style:table-properties style:width="28.056cm" table:align="left" style:writing-mode="lr-tb"/>
    </style:style>
    <style:style style:name="Таблица17.A" style:family="table-column">
      <style:table-column-properties style:column-width="1.251cm"/>
    </style:style>
    <style:style style:name="Таблица17.B" style:family="table-column">
      <style:table-column-properties style:column-width="0.25cm"/>
    </style:style>
    <style:style style:name="Таблица17.C" style:family="table-column">
      <style:table-column-properties style:column-width="0.3cm"/>
    </style:style>
    <style:style style:name="Таблица17.D" style:family="table-column">
      <style:table-column-properties style:column-width="0.199cm"/>
    </style:style>
    <style:style style:name="Таблица17.F" style:family="table-column">
      <style:table-column-properties style:column-width="0.254cm"/>
    </style:style>
    <style:style style:name="Таблица17.G" style:family="table-column">
      <style:table-column-properties style:column-width="0.746cm"/>
    </style:style>
    <style:style style:name="Таблица17.H" style:family="table-column">
      <style:table-column-properties style:column-width="0.258cm"/>
    </style:style>
    <style:style style:name="Таблица17.I" style:family="table-column">
      <style:table-column-properties style:column-width="0.492cm"/>
    </style:style>
    <style:style style:name="Таблица17.K" style:family="table-column">
      <style:table-column-properties style:column-width="1.503cm"/>
    </style:style>
    <style:style style:name="Таблица17.L" style:family="table-column">
      <style:table-column-properties style:column-width="0.256cm"/>
    </style:style>
    <style:style style:name="Таблица17.M" style:family="table-column">
      <style:table-column-properties style:column-width="1.3cm"/>
    </style:style>
    <style:style style:name="Таблица17.N" style:family="table-column">
      <style:table-column-properties style:column-width="0.325cm"/>
    </style:style>
    <style:style style:name="Таблица17.O" style:family="table-column">
      <style:table-column-properties style:column-width="1.628cm"/>
    </style:style>
    <style:style style:name="Таблица17.P" style:family="table-column">
      <style:table-column-properties style:column-width="1cm"/>
    </style:style>
    <style:style style:name="Таблица17.Q" style:family="table-column">
      <style:table-column-properties style:column-width="0.75cm"/>
    </style:style>
    <style:style style:name="Таблица17.T" style:family="table-column">
      <style:table-column-properties style:column-width="0.123cm"/>
    </style:style>
    <style:style style:name="Таблица17.U" style:family="table-column">
      <style:table-column-properties style:column-width="1.127cm"/>
    </style:style>
    <style:style style:name="Таблица17.W" style:family="table-column">
      <style:table-column-properties style:column-width="1.48cm"/>
    </style:style>
    <style:style style:name="Таблица17.X" style:family="table-column">
      <style:table-column-properties style:column-width="0.52cm"/>
    </style:style>
    <style:style style:name="Таблица17.Y" style:family="table-column">
      <style:table-column-properties style:column-width="0.249cm"/>
    </style:style>
    <style:style style:name="Таблица17.Z" style:family="table-column">
      <style:table-column-properties style:column-width="1.39cm"/>
    </style:style>
    <style:style style:name="Таблица17.a" style:family="table-column">
      <style:table-column-properties style:column-width="0.111cm"/>
    </style:style>
    <style:style style:name="Таблица17.b" style:family="table-column">
      <style:table-column-properties style:column-width="0.339cm"/>
    </style:style>
    <style:style style:name="Таблица17.c" style:family="table-column">
      <style:table-column-properties style:column-width="0.836cm"/>
    </style:style>
    <style:style style:name="Таблица17.d" style:family="table-column">
      <style:table-column-properties style:column-width="0.875cm"/>
    </style:style>
    <style:style style:name="Таблица17.e" style:family="table-column">
      <style:table-column-properties style:column-width="0.944cm"/>
    </style:style>
    <style:style style:name="Таблица17.f" style:family="table-column">
      <style:table-column-properties style:column-width="0.506cm"/>
    </style:style>
    <style:style style:name="Таблица17.g" style:family="table-column">
      <style:table-column-properties style:column-width="0.743cm"/>
    </style:style>
    <style:style style:name="Таблица17.k" style:family="table-column">
      <style:table-column-properties style:column-width="0.508cm"/>
    </style:style>
    <style:style style:name="Таблица17.m" style:family="table-column">
      <style:table-column-properties style:column-width="0.533cm"/>
    </style:style>
    <style:style style:name="Таблица17.n" style:family="table-column">
      <style:table-column-properties style:column-width="0.467cm"/>
    </style:style>
    <style:style style:name="Таблица17.o" style:family="table-column">
      <style:table-column-properties style:column-width="1.004cm"/>
    </style:style>
    <style:style style:name="Таблица17.p" style:family="table-column">
      <style:table-column-properties style:column-width="0.272cm"/>
    </style:style>
    <style:style style:name="Таблица17.q" style:family="table-column">
      <style:table-column-properties style:column-width="1.524cm"/>
    </style:style>
    <style:style style:name="Таблица17.1" style:family="table-row">
      <style:table-row-properties style:row-height="0.436cm" style:keep-together="true" fo:keep-together="auto"/>
    </style:style>
    <style:style style:name="Таблица17.A1" style:family="table-cell">
      <style:table-cell-properties fo:padding="0cm" fo:border="none"/>
    </style:style>
    <style:style style:name="Таблица17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q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7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7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5" style:family="table-row">
      <style:table-row-properties style:row-height="0.9cm" style:keep-together="true" fo:keep-together="auto"/>
    </style:style>
    <style:style style:name="Таблица17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q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7.6" style:family="table-row">
      <style:table-row-properties style:row-height="0.425cm" style:keep-together="true" fo:keep-together="auto"/>
    </style:style>
    <style:style style:name="Таблица17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7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7.9" style:family="table-row">
      <style:table-row-properties style:row-height="0.45cm" style:keep-together="true" fo:keep-together="auto"/>
    </style:style>
    <style:style style:name="Таблица17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7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7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7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7.p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7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7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7.p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7.12" style:family="table-row">
      <style:table-row-properties style:row-height="0.758cm" style:keep-together="true" fo:keep-together="auto"/>
    </style:style>
    <style:style style:name="Таблица17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7.o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17.A19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28" style:family="table-row">
      <style:table-row-properties style:row-height="0.76cm" style:keep-together="true" fo:keep-together="auto"/>
    </style:style>
    <style:style style:name="Таблица17.29" style:family="table-row">
      <style:table-row-properties style:row-height="0.801cm" style:keep-together="true" fo:keep-together="auto"/>
    </style:style>
    <style:style style:name="Таблица17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0" style:family="table">
      <style:table-properties style:width="28.021cm" fo:margin-left="0.014cm" fo:margin-right="0.564cm" table:align="margins" style:writing-mode="lr-tb"/>
    </style:style>
    <style:style style:name="Таблица10.A" style:family="table-column">
      <style:table-column-properties style:column-width="1.226cm" style:rel-column-width="2867*"/>
    </style:style>
    <style:style style:name="Таблица10.B" style:family="table-column">
      <style:table-column-properties style:column-width="0.242cm" style:rel-column-width="565*"/>
    </style:style>
    <style:style style:name="Таблица10.C" style:family="table-column">
      <style:table-column-properties style:column-width="0.312cm" style:rel-column-width="730*"/>
    </style:style>
    <style:style style:name="Таблица10.D" style:family="table-column">
      <style:table-column-properties style:column-width="0.192cm" style:rel-column-width="449*"/>
    </style:style>
    <style:style style:name="Таблица10.E" style:family="table-column">
      <style:table-column-properties style:column-width="0.265cm" style:rel-column-width="618*"/>
    </style:style>
    <style:style style:name="Таблица10.G" style:family="table-column">
      <style:table-column-properties style:column-width="0.744cm" style:rel-column-width="1740*"/>
    </style:style>
    <style:style style:name="Таблица10.I" style:family="table-column">
      <style:table-column-properties style:column-width="0.482cm" style:rel-column-width="1126*"/>
    </style:style>
    <style:style style:name="Таблица10.K" style:family="table-column">
      <style:table-column-properties style:column-width="1.49cm" style:rel-column-width="3485*"/>
    </style:style>
    <style:style style:name="Таблица10.M" style:family="table-column">
      <style:table-column-properties style:column-width="1.3cm" style:rel-column-width="3040*"/>
    </style:style>
    <style:style style:name="Таблица10.O" style:family="table-column">
      <style:table-column-properties style:column-width="1.635cm" style:rel-column-width="3824*"/>
    </style:style>
    <style:style style:name="Таблица10.P" style:family="table-column">
      <style:table-column-properties style:column-width="1.011cm" style:rel-column-width="2363*"/>
    </style:style>
    <style:style style:name="Таблица10.Q" style:family="table-column">
      <style:table-column-properties style:column-width="0.746cm" style:rel-column-width="1745*"/>
    </style:style>
    <style:style style:name="Таблица10.R" style:family="table-column">
      <style:table-column-properties style:column-width="0.24cm" style:rel-column-width="561*"/>
    </style:style>
    <style:style style:name="Таблица10.T" style:family="table-column">
      <style:table-column-properties style:column-width="0.12cm" style:rel-column-width="280*"/>
    </style:style>
    <style:style style:name="Таблица10.U" style:family="table-column">
      <style:table-column-properties style:column-width="1.131cm" style:rel-column-width="2644*"/>
    </style:style>
    <style:style style:name="Таблица10.W" style:family="table-column">
      <style:table-column-properties style:column-width="1.492cm" style:rel-column-width="3490*"/>
    </style:style>
    <style:style style:name="Таблица10.X" style:family="table-column">
      <style:table-column-properties style:column-width="0.504cm" style:rel-column-width="1179*"/>
    </style:style>
    <style:style style:name="Таблица10.Z" style:family="table-column">
      <style:table-column-properties style:column-width="1.395cm" style:rel-column-width="3263*"/>
    </style:style>
    <style:style style:name="Таблица10.a" style:family="table-column">
      <style:table-column-properties style:column-width="0.097cm" style:rel-column-width="226*"/>
    </style:style>
    <style:style style:name="Таблица10.b" style:family="table-column">
      <style:table-column-properties style:column-width="0.337cm" style:rel-column-width="787*"/>
    </style:style>
    <style:style style:name="Таблица10.c" style:family="table-column">
      <style:table-column-properties style:column-width="0.841cm" style:rel-column-width="1967*"/>
    </style:style>
    <style:style style:name="Таблица10.d" style:family="table-column">
      <style:table-column-properties style:column-width="0.866cm" style:rel-column-width="2025*"/>
    </style:style>
    <style:style style:name="Таблица10.e" style:family="table-column">
      <style:table-column-properties style:column-width="0.961cm" style:rel-column-width="2248*"/>
    </style:style>
    <style:style style:name="Таблица10.f" style:family="table-column">
      <style:table-column-properties style:column-width="0.506cm" style:rel-column-width="1183*"/>
    </style:style>
    <style:style style:name="Таблица10.g" style:family="table-column">
      <style:table-column-properties style:column-width="0.721cm" style:rel-column-width="1687*"/>
    </style:style>
    <style:style style:name="Таблица10.k" style:family="table-column">
      <style:table-column-properties style:column-width="0.529cm" style:rel-column-width="1237*"/>
    </style:style>
    <style:style style:name="Таблица10.m" style:family="table-column">
      <style:table-column-properties style:column-width="0.552cm" style:rel-column-width="1291*"/>
    </style:style>
    <style:style style:name="Таблица10.n" style:family="table-column">
      <style:table-column-properties style:column-width="1.468cm" style:rel-column-width="3432*"/>
    </style:style>
    <style:style style:name="Таблица10.q" style:family="table-column">
      <style:table-column-properties style:column-width="1.427cm" style:rel-column-width="3338*"/>
    </style:style>
    <style:style style:name="Таблица10.1" style:family="table-row">
      <style:table-row-properties style:row-height="0.436cm" style:keep-together="true" fo:keep-together="auto"/>
    </style:style>
    <style:style style:name="Таблица10.A1" style:family="table-cell">
      <style:table-cell-properties fo:padding="0cm" fo:border="none"/>
    </style:style>
    <style:style style:name="Таблица10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p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0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0.5" style:family="table-row">
      <style:table-row-properties style:row-height="0.9cm" style:keep-together="true" fo:keep-together="auto"/>
    </style:style>
    <style:style style:name="Таблица10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p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0.6" style:family="table-row">
      <style:table-row-properties style:row-height="0.425cm" style:keep-together="true" fo:keep-together="auto"/>
    </style:style>
    <style:style style:name="Таблица10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0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0.9" style:family="table-row">
      <style:table-row-properties style:row-height="0.45cm" style:keep-together="true" fo:keep-together="auto"/>
    </style:style>
    <style:style style:name="Таблица10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0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0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0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0.o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0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0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0.o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0.12" style:family="table-row">
      <style:table-row-properties style:row-height="0.758cm" style:keep-together="true" fo:keep-together="auto"/>
    </style:style>
    <style:style style:name="Таблица10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0.q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10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28" style:family="table-row">
      <style:table-row-properties style:row-height="0.76cm" style:keep-together="true" fo:keep-together="auto"/>
    </style:style>
    <style:style style:name="Таблица10.29" style:family="table-row">
      <style:table-row-properties style:row-height="0.801cm" style:keep-together="true" fo:keep-together="auto"/>
    </style:style>
    <style:style style:name="Таблица10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0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59" style:family="table">
      <style:table-properties style:width="28.056cm" table:align="left" style:writing-mode="lr-tb"/>
    </style:style>
    <style:style style:name="Таблица59.A" style:family="table-column">
      <style:table-column-properties style:column-width="1.251cm"/>
    </style:style>
    <style:style style:name="Таблица59.B" style:family="table-column">
      <style:table-column-properties style:column-width="0.25cm"/>
    </style:style>
    <style:style style:name="Таблица59.C" style:family="table-column">
      <style:table-column-properties style:column-width="0.3cm"/>
    </style:style>
    <style:style style:name="Таблица59.D" style:family="table-column">
      <style:table-column-properties style:column-width="0.199cm"/>
    </style:style>
    <style:style style:name="Таблица59.F" style:family="table-column">
      <style:table-column-properties style:column-width="0.254cm"/>
    </style:style>
    <style:style style:name="Таблица59.G" style:family="table-column">
      <style:table-column-properties style:column-width="0.746cm"/>
    </style:style>
    <style:style style:name="Таблица59.H" style:family="table-column">
      <style:table-column-properties style:column-width="0.258cm"/>
    </style:style>
    <style:style style:name="Таблица59.I" style:family="table-column">
      <style:table-column-properties style:column-width="0.492cm"/>
    </style:style>
    <style:style style:name="Таблица59.K" style:family="table-column">
      <style:table-column-properties style:column-width="1.503cm"/>
    </style:style>
    <style:style style:name="Таблица59.L" style:family="table-column">
      <style:table-column-properties style:column-width="0.256cm"/>
    </style:style>
    <style:style style:name="Таблица59.M" style:family="table-column">
      <style:table-column-properties style:column-width="1.3cm"/>
    </style:style>
    <style:style style:name="Таблица59.N" style:family="table-column">
      <style:table-column-properties style:column-width="0.325cm"/>
    </style:style>
    <style:style style:name="Таблица59.O" style:family="table-column">
      <style:table-column-properties style:column-width="1.628cm"/>
    </style:style>
    <style:style style:name="Таблица59.P" style:family="table-column">
      <style:table-column-properties style:column-width="1cm"/>
    </style:style>
    <style:style style:name="Таблица59.Q" style:family="table-column">
      <style:table-column-properties style:column-width="0.75cm"/>
    </style:style>
    <style:style style:name="Таблица59.T" style:family="table-column">
      <style:table-column-properties style:column-width="0.123cm"/>
    </style:style>
    <style:style style:name="Таблица59.U" style:family="table-column">
      <style:table-column-properties style:column-width="1.127cm"/>
    </style:style>
    <style:style style:name="Таблица59.W" style:family="table-column">
      <style:table-column-properties style:column-width="1.48cm"/>
    </style:style>
    <style:style style:name="Таблица59.X" style:family="table-column">
      <style:table-column-properties style:column-width="0.52cm"/>
    </style:style>
    <style:style style:name="Таблица59.Y" style:family="table-column">
      <style:table-column-properties style:column-width="0.249cm"/>
    </style:style>
    <style:style style:name="Таблица59.Z" style:family="table-column">
      <style:table-column-properties style:column-width="1.39cm"/>
    </style:style>
    <style:style style:name="Таблица59.a" style:family="table-column">
      <style:table-column-properties style:column-width="0.111cm"/>
    </style:style>
    <style:style style:name="Таблица59.b" style:family="table-column">
      <style:table-column-properties style:column-width="0.339cm"/>
    </style:style>
    <style:style style:name="Таблица59.c" style:family="table-column">
      <style:table-column-properties style:column-width="0.836cm"/>
    </style:style>
    <style:style style:name="Таблица59.d" style:family="table-column">
      <style:table-column-properties style:column-width="0.875cm"/>
    </style:style>
    <style:style style:name="Таблица59.e" style:family="table-column">
      <style:table-column-properties style:column-width="0.944cm"/>
    </style:style>
    <style:style style:name="Таблица59.f" style:family="table-column">
      <style:table-column-properties style:column-width="0.506cm"/>
    </style:style>
    <style:style style:name="Таблица59.g" style:family="table-column">
      <style:table-column-properties style:column-width="0.743cm"/>
    </style:style>
    <style:style style:name="Таблица59.k" style:family="table-column">
      <style:table-column-properties style:column-width="0.508cm"/>
    </style:style>
    <style:style style:name="Таблица59.m" style:family="table-column">
      <style:table-column-properties style:column-width="0.533cm"/>
    </style:style>
    <style:style style:name="Таблица59.n" style:family="table-column">
      <style:table-column-properties style:column-width="0.467cm"/>
    </style:style>
    <style:style style:name="Таблица59.o" style:family="table-column">
      <style:table-column-properties style:column-width="1.004cm"/>
    </style:style>
    <style:style style:name="Таблица59.p" style:family="table-column">
      <style:table-column-properties style:column-width="0.272cm"/>
    </style:style>
    <style:style style:name="Таблица59.q" style:family="table-column">
      <style:table-column-properties style:column-width="1.524cm"/>
    </style:style>
    <style:style style:name="Таблица59.1" style:family="table-row">
      <style:table-row-properties style:row-height="0.436cm" style:keep-together="true" fo:keep-together="auto"/>
    </style:style>
    <style:style style:name="Таблица59.A1" style:family="table-cell">
      <style:table-cell-properties fo:padding="0cm" fo:border="none"/>
    </style:style>
    <style:style style:name="Таблица59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9.q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9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59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9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9.5" style:family="table-row">
      <style:table-row-properties style:row-height="0.9cm" style:keep-together="true" fo:keep-together="auto"/>
    </style:style>
    <style:style style:name="Таблица59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9.q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59.6" style:family="table-row">
      <style:table-row-properties style:row-height="0.425cm" style:keep-together="true" fo:keep-together="auto"/>
    </style:style>
    <style:style style:name="Таблица59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9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9.9" style:family="table-row">
      <style:table-row-properties style:row-height="0.45cm" style:keep-together="true" fo:keep-together="auto"/>
    </style:style>
    <style:style style:name="Таблица59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9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59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59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59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59.p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59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59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59.p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59.12" style:family="table-row">
      <style:table-row-properties style:row-height="0.758cm" style:keep-together="true" fo:keep-together="auto"/>
    </style:style>
    <style:style style:name="Таблица59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59.o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59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9.28" style:family="table-row">
      <style:table-row-properties style:row-height="0.76cm" style:keep-together="true" fo:keep-together="auto"/>
    </style:style>
    <style:style style:name="Таблица59.29" style:family="table-row">
      <style:table-row-properties style:row-height="0.801cm" style:keep-together="true" fo:keep-together="auto"/>
    </style:style>
    <style:style style:name="Таблица59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9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60" style:family="table">
      <style:table-properties style:width="28.056cm" table:align="left" style:writing-mode="lr-tb"/>
    </style:style>
    <style:style style:name="Таблица60.A" style:family="table-column">
      <style:table-column-properties style:column-width="1.251cm"/>
    </style:style>
    <style:style style:name="Таблица60.B" style:family="table-column">
      <style:table-column-properties style:column-width="0.25cm"/>
    </style:style>
    <style:style style:name="Таблица60.C" style:family="table-column">
      <style:table-column-properties style:column-width="0.3cm"/>
    </style:style>
    <style:style style:name="Таблица60.D" style:family="table-column">
      <style:table-column-properties style:column-width="0.199cm"/>
    </style:style>
    <style:style style:name="Таблица60.F" style:family="table-column">
      <style:table-column-properties style:column-width="0.254cm"/>
    </style:style>
    <style:style style:name="Таблица60.G" style:family="table-column">
      <style:table-column-properties style:column-width="0.746cm"/>
    </style:style>
    <style:style style:name="Таблица60.H" style:family="table-column">
      <style:table-column-properties style:column-width="0.258cm"/>
    </style:style>
    <style:style style:name="Таблица60.I" style:family="table-column">
      <style:table-column-properties style:column-width="0.492cm"/>
    </style:style>
    <style:style style:name="Таблица60.K" style:family="table-column">
      <style:table-column-properties style:column-width="1.503cm"/>
    </style:style>
    <style:style style:name="Таблица60.L" style:family="table-column">
      <style:table-column-properties style:column-width="0.256cm"/>
    </style:style>
    <style:style style:name="Таблица60.M" style:family="table-column">
      <style:table-column-properties style:column-width="1.3cm"/>
    </style:style>
    <style:style style:name="Таблица60.N" style:family="table-column">
      <style:table-column-properties style:column-width="0.325cm"/>
    </style:style>
    <style:style style:name="Таблица60.O" style:family="table-column">
      <style:table-column-properties style:column-width="1.628cm"/>
    </style:style>
    <style:style style:name="Таблица60.P" style:family="table-column">
      <style:table-column-properties style:column-width="1cm"/>
    </style:style>
    <style:style style:name="Таблица60.Q" style:family="table-column">
      <style:table-column-properties style:column-width="0.75cm"/>
    </style:style>
    <style:style style:name="Таблица60.T" style:family="table-column">
      <style:table-column-properties style:column-width="0.123cm"/>
    </style:style>
    <style:style style:name="Таблица60.U" style:family="table-column">
      <style:table-column-properties style:column-width="1.127cm"/>
    </style:style>
    <style:style style:name="Таблица60.W" style:family="table-column">
      <style:table-column-properties style:column-width="1.48cm"/>
    </style:style>
    <style:style style:name="Таблица60.X" style:family="table-column">
      <style:table-column-properties style:column-width="0.52cm"/>
    </style:style>
    <style:style style:name="Таблица60.Y" style:family="table-column">
      <style:table-column-properties style:column-width="0.249cm"/>
    </style:style>
    <style:style style:name="Таблица60.Z" style:family="table-column">
      <style:table-column-properties style:column-width="1.39cm"/>
    </style:style>
    <style:style style:name="Таблица60.a" style:family="table-column">
      <style:table-column-properties style:column-width="0.111cm"/>
    </style:style>
    <style:style style:name="Таблица60.b" style:family="table-column">
      <style:table-column-properties style:column-width="0.339cm"/>
    </style:style>
    <style:style style:name="Таблица60.c" style:family="table-column">
      <style:table-column-properties style:column-width="0.836cm"/>
    </style:style>
    <style:style style:name="Таблица60.d" style:family="table-column">
      <style:table-column-properties style:column-width="0.875cm"/>
    </style:style>
    <style:style style:name="Таблица60.e" style:family="table-column">
      <style:table-column-properties style:column-width="0.944cm"/>
    </style:style>
    <style:style style:name="Таблица60.f" style:family="table-column">
      <style:table-column-properties style:column-width="0.506cm"/>
    </style:style>
    <style:style style:name="Таблица60.g" style:family="table-column">
      <style:table-column-properties style:column-width="0.743cm"/>
    </style:style>
    <style:style style:name="Таблица60.k" style:family="table-column">
      <style:table-column-properties style:column-width="0.508cm"/>
    </style:style>
    <style:style style:name="Таблица60.m" style:family="table-column">
      <style:table-column-properties style:column-width="0.533cm"/>
    </style:style>
    <style:style style:name="Таблица60.n" style:family="table-column">
      <style:table-column-properties style:column-width="0.467cm"/>
    </style:style>
    <style:style style:name="Таблица60.o" style:family="table-column">
      <style:table-column-properties style:column-width="1.004cm"/>
    </style:style>
    <style:style style:name="Таблица60.p" style:family="table-column">
      <style:table-column-properties style:column-width="0.272cm"/>
    </style:style>
    <style:style style:name="Таблица60.q" style:family="table-column">
      <style:table-column-properties style:column-width="1.524cm"/>
    </style:style>
    <style:style style:name="Таблица60.1" style:family="table-row">
      <style:table-row-properties style:row-height="0.436cm" style:keep-together="true" fo:keep-together="auto"/>
    </style:style>
    <style:style style:name="Таблица60.A1" style:family="table-cell">
      <style:table-cell-properties fo:padding="0cm" fo:border="none"/>
    </style:style>
    <style:style style:name="Таблица60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0.q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0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60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0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0.5" style:family="table-row">
      <style:table-row-properties style:row-height="0.9cm" style:keep-together="true" fo:keep-together="auto"/>
    </style:style>
    <style:style style:name="Таблица60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0.q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0.6" style:family="table-row">
      <style:table-row-properties style:row-height="0.425cm" style:keep-together="true" fo:keep-together="auto"/>
    </style:style>
    <style:style style:name="Таблица60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60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60.9" style:family="table-row">
      <style:table-row-properties style:row-height="0.45cm" style:keep-together="true" fo:keep-together="auto"/>
    </style:style>
    <style:style style:name="Таблица60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0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60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60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60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60.p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60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60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60.p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60.12" style:family="table-row">
      <style:table-row-properties style:row-height="0.758cm" style:keep-together="true" fo:keep-together="auto"/>
    </style:style>
    <style:style style:name="Таблица60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60.o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60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0.28" style:family="table-row">
      <style:table-row-properties style:row-height="0.76cm" style:keep-together="true" fo:keep-together="auto"/>
    </style:style>
    <style:style style:name="Таблица60.29" style:family="table-row">
      <style:table-row-properties style:row-height="0.801cm" style:keep-together="true" fo:keep-together="auto"/>
    </style:style>
    <style:style style:name="Таблица60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0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61" style:family="table">
      <style:table-properties style:width="28.056cm" table:align="left" style:writing-mode="lr-tb"/>
    </style:style>
    <style:style style:name="Таблица61.A" style:family="table-column">
      <style:table-column-properties style:column-width="1.251cm"/>
    </style:style>
    <style:style style:name="Таблица61.B" style:family="table-column">
      <style:table-column-properties style:column-width="0.25cm"/>
    </style:style>
    <style:style style:name="Таблица61.C" style:family="table-column">
      <style:table-column-properties style:column-width="0.3cm"/>
    </style:style>
    <style:style style:name="Таблица61.D" style:family="table-column">
      <style:table-column-properties style:column-width="0.199cm"/>
    </style:style>
    <style:style style:name="Таблица61.F" style:family="table-column">
      <style:table-column-properties style:column-width="0.254cm"/>
    </style:style>
    <style:style style:name="Таблица61.G" style:family="table-column">
      <style:table-column-properties style:column-width="0.746cm"/>
    </style:style>
    <style:style style:name="Таблица61.H" style:family="table-column">
      <style:table-column-properties style:column-width="0.258cm"/>
    </style:style>
    <style:style style:name="Таблица61.I" style:family="table-column">
      <style:table-column-properties style:column-width="0.492cm"/>
    </style:style>
    <style:style style:name="Таблица61.K" style:family="table-column">
      <style:table-column-properties style:column-width="1.503cm"/>
    </style:style>
    <style:style style:name="Таблица61.L" style:family="table-column">
      <style:table-column-properties style:column-width="0.256cm"/>
    </style:style>
    <style:style style:name="Таблица61.M" style:family="table-column">
      <style:table-column-properties style:column-width="1.3cm"/>
    </style:style>
    <style:style style:name="Таблица61.N" style:family="table-column">
      <style:table-column-properties style:column-width="0.325cm"/>
    </style:style>
    <style:style style:name="Таблица61.O" style:family="table-column">
      <style:table-column-properties style:column-width="1.628cm"/>
    </style:style>
    <style:style style:name="Таблица61.P" style:family="table-column">
      <style:table-column-properties style:column-width="1cm"/>
    </style:style>
    <style:style style:name="Таблица61.Q" style:family="table-column">
      <style:table-column-properties style:column-width="0.75cm"/>
    </style:style>
    <style:style style:name="Таблица61.T" style:family="table-column">
      <style:table-column-properties style:column-width="0.123cm"/>
    </style:style>
    <style:style style:name="Таблица61.U" style:family="table-column">
      <style:table-column-properties style:column-width="1.127cm"/>
    </style:style>
    <style:style style:name="Таблица61.W" style:family="table-column">
      <style:table-column-properties style:column-width="1.48cm"/>
    </style:style>
    <style:style style:name="Таблица61.X" style:family="table-column">
      <style:table-column-properties style:column-width="0.52cm"/>
    </style:style>
    <style:style style:name="Таблица61.Y" style:family="table-column">
      <style:table-column-properties style:column-width="0.249cm"/>
    </style:style>
    <style:style style:name="Таблица61.Z" style:family="table-column">
      <style:table-column-properties style:column-width="1.39cm"/>
    </style:style>
    <style:style style:name="Таблица61.a" style:family="table-column">
      <style:table-column-properties style:column-width="0.111cm"/>
    </style:style>
    <style:style style:name="Таблица61.b" style:family="table-column">
      <style:table-column-properties style:column-width="0.339cm"/>
    </style:style>
    <style:style style:name="Таблица61.c" style:family="table-column">
      <style:table-column-properties style:column-width="0.836cm"/>
    </style:style>
    <style:style style:name="Таблица61.d" style:family="table-column">
      <style:table-column-properties style:column-width="0.875cm"/>
    </style:style>
    <style:style style:name="Таблица61.e" style:family="table-column">
      <style:table-column-properties style:column-width="0.944cm"/>
    </style:style>
    <style:style style:name="Таблица61.f" style:family="table-column">
      <style:table-column-properties style:column-width="0.506cm"/>
    </style:style>
    <style:style style:name="Таблица61.g" style:family="table-column">
      <style:table-column-properties style:column-width="0.743cm"/>
    </style:style>
    <style:style style:name="Таблица61.k" style:family="table-column">
      <style:table-column-properties style:column-width="0.508cm"/>
    </style:style>
    <style:style style:name="Таблица61.m" style:family="table-column">
      <style:table-column-properties style:column-width="0.533cm"/>
    </style:style>
    <style:style style:name="Таблица61.n" style:family="table-column">
      <style:table-column-properties style:column-width="0.467cm"/>
    </style:style>
    <style:style style:name="Таблица61.o" style:family="table-column">
      <style:table-column-properties style:column-width="1.004cm"/>
    </style:style>
    <style:style style:name="Таблица61.p" style:family="table-column">
      <style:table-column-properties style:column-width="0.272cm"/>
    </style:style>
    <style:style style:name="Таблица61.q" style:family="table-column">
      <style:table-column-properties style:column-width="1.524cm"/>
    </style:style>
    <style:style style:name="Таблица61.1" style:family="table-row">
      <style:table-row-properties style:row-height="0.436cm" style:keep-together="true" fo:keep-together="auto"/>
    </style:style>
    <style:style style:name="Таблица61.A1" style:family="table-cell">
      <style:table-cell-properties fo:padding="0cm" fo:border="none"/>
    </style:style>
    <style:style style:name="Таблица61.e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1.q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1.N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61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1.N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1.5" style:family="table-row">
      <style:table-row-properties style:row-height="0.9cm" style:keep-together="true" fo:keep-together="auto"/>
    </style:style>
    <style:style style:name="Таблица61.X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1.q5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1.6" style:family="table-row">
      <style:table-row-properties style:row-height="0.425cm" style:keep-together="true" fo:keep-together="auto"/>
    </style:style>
    <style:style style:name="Таблица61.b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61.l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61.9" style:family="table-row">
      <style:table-row-properties style:row-height="0.45cm" style:keep-together="true" fo:keep-together="auto"/>
    </style:style>
    <style:style style:name="Таблица61.A9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1.B9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61.F9" style:family="table-cell">
      <style:table-cell-properties style:vertical-align="bottom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61.U9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61.B10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61.p10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61.U11" style:family="table-cell">
      <style:table-cell-properties style:vertical-align="bottom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61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61.p11" style:family="table-cell">
      <style:table-cell-properties style:vertical-align="bottom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61.12" style:family="table-row">
      <style:table-row-properties style:row-height="0.758cm" style:keep-together="true" fo:keep-together="auto"/>
    </style:style>
    <style:style style:name="Таблица61.B1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61.o1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35cm solid #000000" style:writing-mode="lr-tb"/>
    </style:style>
    <style:style style:name="Таблица61.A21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1.28" style:family="table-row">
      <style:table-row-properties style:row-height="0.76cm" style:keep-together="true" fo:keep-together="auto"/>
    </style:style>
    <style:style style:name="Таблица61.29" style:family="table-row">
      <style:table-row-properties style:row-height="0.801cm" style:keep-together="true" fo:keep-together="auto"/>
    </style:style>
    <style:style style:name="Таблица61.A2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1.E29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7" style:family="table">
      <style:table-properties style:width="28.33cm" fo:margin-left="-0.268cm" fo:margin-right="0.538cm" table:align="margins" style:writing-mode="lr-tb"/>
    </style:style>
    <style:style style:name="Таблица47.A" style:family="table-column">
      <style:table-column-properties style:column-width="0.808cm" style:rel-column-width="1868*"/>
    </style:style>
    <style:style style:name="Таблица47.B" style:family="table-column">
      <style:table-column-properties style:column-width="1.065cm" style:rel-column-width="2464*"/>
    </style:style>
    <style:style style:name="Таблица47.C" style:family="table-column">
      <style:table-column-properties style:column-width="0.713cm" style:rel-column-width="1648*"/>
    </style:style>
    <style:style style:name="Таблица47.D" style:family="table-column">
      <style:table-column-properties style:column-width="0.31cm" style:rel-column-width="718*"/>
    </style:style>
    <style:style style:name="Таблица47.E" style:family="table-column">
      <style:table-column-properties style:column-width="1.058cm" style:rel-column-width="2448*"/>
    </style:style>
    <style:style style:name="Таблица47.F" style:family="table-column">
      <style:table-column-properties style:column-width="1.185cm" style:rel-column-width="2742*"/>
    </style:style>
    <style:style style:name="Таблица47.G" style:family="table-column">
      <style:table-column-properties style:column-width="0.903cm" style:rel-column-width="2089*"/>
    </style:style>
    <style:style style:name="Таблица47.H" style:family="table-column">
      <style:table-column-properties style:column-width="1.166cm" style:rel-column-width="2697*"/>
    </style:style>
    <style:style style:name="Таблица47.I" style:family="table-column">
      <style:table-column-properties style:column-width="0.393cm" style:rel-column-width="909*"/>
    </style:style>
    <style:style style:name="Таблица47.J" style:family="table-column">
      <style:table-column-properties style:column-width="1.171cm" style:rel-column-width="2709*"/>
    </style:style>
    <style:style style:name="Таблица47.K" style:family="table-column">
      <style:table-column-properties style:column-width="1.042cm" style:rel-column-width="2411*"/>
    </style:style>
    <style:style style:name="Таблица47.M" style:family="table-column">
      <style:table-column-properties style:column-width="1.688cm" style:rel-column-width="3904*"/>
    </style:style>
    <style:style style:name="Таблица47.N" style:family="table-column">
      <style:table-column-properties style:column-width="0.549cm" style:rel-column-width="1268*"/>
    </style:style>
    <style:style style:name="Таблица47.O" style:family="table-column">
      <style:table-column-properties style:column-width="0.496cm" style:rel-column-width="1146*"/>
    </style:style>
    <style:style style:name="Таблица47.P" style:family="table-column">
      <style:table-column-properties style:column-width="1.044cm" style:rel-column-width="2415*"/>
    </style:style>
    <style:style style:name="Таблица47.Q" style:family="table-column">
      <style:table-column-properties style:column-width="0.545cm" style:rel-column-width="1260*"/>
    </style:style>
    <style:style style:name="Таблица47.R" style:family="table-column">
      <style:table-column-properties style:column-width="0.732cm" style:rel-column-width="1693*"/>
    </style:style>
    <style:style style:name="Таблица47.S" style:family="table-column">
      <style:table-column-properties style:column-width="0.305cm" style:rel-column-width="705*"/>
    </style:style>
    <style:style style:name="Таблица47.T" style:family="table-column">
      <style:table-column-properties style:column-width="0.762cm" style:rel-column-width="1762*"/>
    </style:style>
    <style:style style:name="Таблица47.U" style:family="table-column">
      <style:table-column-properties style:column-width="2.085cm" style:rel-column-width="4823*"/>
    </style:style>
    <style:style style:name="Таблица47.V" style:family="table-column">
      <style:table-column-properties style:column-width="1.566cm" style:rel-column-width="3623*"/>
    </style:style>
    <style:style style:name="Таблица47.W" style:family="table-column">
      <style:table-column-properties style:column-width="1.046cm" style:rel-column-width="2419*"/>
    </style:style>
    <style:style style:name="Таблица47.X" style:family="table-column">
      <style:table-column-properties style:column-width="0.247cm" style:rel-column-width="571*"/>
    </style:style>
    <style:style style:name="Таблица47.Y" style:family="table-column">
      <style:table-column-properties style:column-width="0.504cm" style:rel-column-width="1166*"/>
    </style:style>
    <style:style style:name="Таблица47.Z" style:family="table-column">
      <style:table-column-properties style:column-width="0.291cm" style:rel-column-width="673*"/>
    </style:style>
    <style:style style:name="Таблица47.a" style:family="table-column">
      <style:table-column-properties style:column-width="2.346cm" style:rel-column-width="5426*"/>
    </style:style>
    <style:style style:name="Таблица47.b" style:family="table-column">
      <style:table-column-properties style:column-width="1.752cm" style:rel-column-width="4051*"/>
    </style:style>
    <style:style style:name="Таблица47.c" style:family="table-column">
      <style:table-column-properties style:column-width="1.52cm" style:rel-column-width="3516*"/>
    </style:style>
    <style:style style:name="Таблица47.1" style:family="table-row">
      <style:table-row-properties style:row-height="0.429cm" style:keep-together="true" fo:keep-together="auto"/>
    </style:style>
    <style:style style:name="Таблица4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7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7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47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7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7.5" style:family="table-row">
      <style:table-row-properties style:row-height="0.845cm" style:keep-together="true" fo:keep-together="auto"/>
    </style:style>
    <style:style style:name="Таблица47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7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7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7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7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7.9" style:family="table-row">
      <style:table-row-properties style:row-height="14.169cm" style:keep-together="true" fo:keep-together="auto"/>
    </style:style>
    <style:style style:name="Таблица47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47.10" style:family="table-row">
      <style:table-row-properties style:row-height="0.781cm" style:keep-together="true" fo:keep-together="auto"/>
    </style:style>
    <style:style style:name="Таблица47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8" style:family="table">
      <style:table-properties style:width="27.949cm" table:align="margins" style:writing-mode="lr-tb"/>
    </style:style>
    <style:style style:name="Таблица48.A" style:family="table-column">
      <style:table-column-properties style:column-width="3.272cm" style:rel-column-width="7672*"/>
    </style:style>
    <style:style style:name="Таблица48.B" style:family="table-column">
      <style:table-column-properties style:column-width="6.179cm" style:rel-column-width="14488*"/>
    </style:style>
    <style:style style:name="Таблица48.C" style:family="table-column">
      <style:table-column-properties style:column-width="7.962cm" style:rel-column-width="18669*"/>
    </style:style>
    <style:style style:name="Таблица48.D" style:family="table-column">
      <style:table-column-properties style:column-width="2.91cm" style:rel-column-width="6824*"/>
    </style:style>
    <style:style style:name="Таблица48.E" style:family="table-column">
      <style:table-column-properties style:column-width="3.048cm" style:rel-column-width="7147*"/>
    </style:style>
    <style:style style:name="Таблица48.F" style:family="table-column">
      <style:table-column-properties style:column-width="4.577cm" style:rel-column-width="10735*"/>
    </style:style>
    <style:style style:name="Таблица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8.F1" style:family="table-cell">
      <style:table-cell-properties fo:padding="0.097cm" fo:border="0.002cm solid #000000"/>
    </style:style>
    <style:style style:name="Таблица48.A2" style:family="table-cell">
      <style:table-cell-properties fo:padding="0.097cm" fo:border-left="0.002cm solid #000000" fo:border-right="none" fo:border-top="none" fo:border-bottom="0.002cm solid #000000"/>
    </style:style>
    <style:style style:name="Таблица4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8.F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9" style:family="table">
      <style:table-properties style:width="28.33cm" fo:margin-left="-0.268cm" fo:margin-right="0.538cm" table:align="margins" style:writing-mode="lr-tb"/>
    </style:style>
    <style:style style:name="Таблица49.A" style:family="table-column">
      <style:table-column-properties style:column-width="0.808cm" style:rel-column-width="1868*"/>
    </style:style>
    <style:style style:name="Таблица49.B" style:family="table-column">
      <style:table-column-properties style:column-width="1.065cm" style:rel-column-width="2464*"/>
    </style:style>
    <style:style style:name="Таблица49.C" style:family="table-column">
      <style:table-column-properties style:column-width="0.713cm" style:rel-column-width="1648*"/>
    </style:style>
    <style:style style:name="Таблица49.D" style:family="table-column">
      <style:table-column-properties style:column-width="0.31cm" style:rel-column-width="718*"/>
    </style:style>
    <style:style style:name="Таблица49.E" style:family="table-column">
      <style:table-column-properties style:column-width="1.058cm" style:rel-column-width="2448*"/>
    </style:style>
    <style:style style:name="Таблица49.F" style:family="table-column">
      <style:table-column-properties style:column-width="1.185cm" style:rel-column-width="2742*"/>
    </style:style>
    <style:style style:name="Таблица49.G" style:family="table-column">
      <style:table-column-properties style:column-width="0.903cm" style:rel-column-width="2089*"/>
    </style:style>
    <style:style style:name="Таблица49.H" style:family="table-column">
      <style:table-column-properties style:column-width="1.166cm" style:rel-column-width="2697*"/>
    </style:style>
    <style:style style:name="Таблица49.I" style:family="table-column">
      <style:table-column-properties style:column-width="0.393cm" style:rel-column-width="909*"/>
    </style:style>
    <style:style style:name="Таблица49.J" style:family="table-column">
      <style:table-column-properties style:column-width="1.171cm" style:rel-column-width="2709*"/>
    </style:style>
    <style:style style:name="Таблица49.K" style:family="table-column">
      <style:table-column-properties style:column-width="1.042cm" style:rel-column-width="2411*"/>
    </style:style>
    <style:style style:name="Таблица49.M" style:family="table-column">
      <style:table-column-properties style:column-width="1.688cm" style:rel-column-width="3904*"/>
    </style:style>
    <style:style style:name="Таблица49.N" style:family="table-column">
      <style:table-column-properties style:column-width="0.549cm" style:rel-column-width="1268*"/>
    </style:style>
    <style:style style:name="Таблица49.O" style:family="table-column">
      <style:table-column-properties style:column-width="0.496cm" style:rel-column-width="1146*"/>
    </style:style>
    <style:style style:name="Таблица49.P" style:family="table-column">
      <style:table-column-properties style:column-width="1.044cm" style:rel-column-width="2415*"/>
    </style:style>
    <style:style style:name="Таблица49.Q" style:family="table-column">
      <style:table-column-properties style:column-width="0.545cm" style:rel-column-width="1260*"/>
    </style:style>
    <style:style style:name="Таблица49.R" style:family="table-column">
      <style:table-column-properties style:column-width="0.732cm" style:rel-column-width="1693*"/>
    </style:style>
    <style:style style:name="Таблица49.S" style:family="table-column">
      <style:table-column-properties style:column-width="0.305cm" style:rel-column-width="705*"/>
    </style:style>
    <style:style style:name="Таблица49.T" style:family="table-column">
      <style:table-column-properties style:column-width="0.762cm" style:rel-column-width="1762*"/>
    </style:style>
    <style:style style:name="Таблица49.U" style:family="table-column">
      <style:table-column-properties style:column-width="2.085cm" style:rel-column-width="4823*"/>
    </style:style>
    <style:style style:name="Таблица49.V" style:family="table-column">
      <style:table-column-properties style:column-width="1.566cm" style:rel-column-width="3623*"/>
    </style:style>
    <style:style style:name="Таблица49.W" style:family="table-column">
      <style:table-column-properties style:column-width="1.046cm" style:rel-column-width="2419*"/>
    </style:style>
    <style:style style:name="Таблица49.X" style:family="table-column">
      <style:table-column-properties style:column-width="0.247cm" style:rel-column-width="571*"/>
    </style:style>
    <style:style style:name="Таблица49.Y" style:family="table-column">
      <style:table-column-properties style:column-width="0.504cm" style:rel-column-width="1166*"/>
    </style:style>
    <style:style style:name="Таблица49.Z" style:family="table-column">
      <style:table-column-properties style:column-width="0.291cm" style:rel-column-width="673*"/>
    </style:style>
    <style:style style:name="Таблица49.a" style:family="table-column">
      <style:table-column-properties style:column-width="2.346cm" style:rel-column-width="5426*"/>
    </style:style>
    <style:style style:name="Таблица49.b" style:family="table-column">
      <style:table-column-properties style:column-width="1.752cm" style:rel-column-width="4051*"/>
    </style:style>
    <style:style style:name="Таблица49.c" style:family="table-column">
      <style:table-column-properties style:column-width="1.52cm" style:rel-column-width="3516*"/>
    </style:style>
    <style:style style:name="Таблица49.1" style:family="table-row">
      <style:table-row-properties style:row-height="0.429cm" style:keep-together="true" fo:keep-together="auto"/>
    </style:style>
    <style:style style:name="Таблица4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9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9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49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9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9.5" style:family="table-row">
      <style:table-row-properties style:row-height="0.845cm" style:keep-together="true" fo:keep-together="auto"/>
    </style:style>
    <style:style style:name="Таблица49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9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9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9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9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9.9" style:family="table-row">
      <style:table-row-properties style:row-height="14.169cm" style:keep-together="true" fo:keep-together="auto"/>
    </style:style>
    <style:style style:name="Таблица49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49.10" style:family="table-row">
      <style:table-row-properties style:row-height="0.781cm" style:keep-together="true" fo:keep-together="auto"/>
    </style:style>
    <style:style style:name="Таблица49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50" style:family="table">
      <style:table-properties style:width="28.33cm" fo:margin-left="-0.268cm" fo:margin-right="0.538cm" table:align="margins" style:writing-mode="lr-tb"/>
    </style:style>
    <style:style style:name="Таблица50.A" style:family="table-column">
      <style:table-column-properties style:column-width="0.808cm" style:rel-column-width="1868*"/>
    </style:style>
    <style:style style:name="Таблица50.B" style:family="table-column">
      <style:table-column-properties style:column-width="1.065cm" style:rel-column-width="2464*"/>
    </style:style>
    <style:style style:name="Таблица50.C" style:family="table-column">
      <style:table-column-properties style:column-width="0.713cm" style:rel-column-width="1648*"/>
    </style:style>
    <style:style style:name="Таблица50.D" style:family="table-column">
      <style:table-column-properties style:column-width="0.31cm" style:rel-column-width="718*"/>
    </style:style>
    <style:style style:name="Таблица50.E" style:family="table-column">
      <style:table-column-properties style:column-width="1.058cm" style:rel-column-width="2448*"/>
    </style:style>
    <style:style style:name="Таблица50.F" style:family="table-column">
      <style:table-column-properties style:column-width="1.185cm" style:rel-column-width="2742*"/>
    </style:style>
    <style:style style:name="Таблица50.G" style:family="table-column">
      <style:table-column-properties style:column-width="0.903cm" style:rel-column-width="2089*"/>
    </style:style>
    <style:style style:name="Таблица50.H" style:family="table-column">
      <style:table-column-properties style:column-width="1.166cm" style:rel-column-width="2697*"/>
    </style:style>
    <style:style style:name="Таблица50.I" style:family="table-column">
      <style:table-column-properties style:column-width="0.393cm" style:rel-column-width="909*"/>
    </style:style>
    <style:style style:name="Таблица50.J" style:family="table-column">
      <style:table-column-properties style:column-width="1.171cm" style:rel-column-width="2709*"/>
    </style:style>
    <style:style style:name="Таблица50.K" style:family="table-column">
      <style:table-column-properties style:column-width="1.042cm" style:rel-column-width="2411*"/>
    </style:style>
    <style:style style:name="Таблица50.M" style:family="table-column">
      <style:table-column-properties style:column-width="1.688cm" style:rel-column-width="3904*"/>
    </style:style>
    <style:style style:name="Таблица50.N" style:family="table-column">
      <style:table-column-properties style:column-width="0.549cm" style:rel-column-width="1268*"/>
    </style:style>
    <style:style style:name="Таблица50.O" style:family="table-column">
      <style:table-column-properties style:column-width="0.496cm" style:rel-column-width="1146*"/>
    </style:style>
    <style:style style:name="Таблица50.P" style:family="table-column">
      <style:table-column-properties style:column-width="1.044cm" style:rel-column-width="2415*"/>
    </style:style>
    <style:style style:name="Таблица50.Q" style:family="table-column">
      <style:table-column-properties style:column-width="0.545cm" style:rel-column-width="1260*"/>
    </style:style>
    <style:style style:name="Таблица50.R" style:family="table-column">
      <style:table-column-properties style:column-width="0.732cm" style:rel-column-width="1693*"/>
    </style:style>
    <style:style style:name="Таблица50.S" style:family="table-column">
      <style:table-column-properties style:column-width="0.305cm" style:rel-column-width="705*"/>
    </style:style>
    <style:style style:name="Таблица50.T" style:family="table-column">
      <style:table-column-properties style:column-width="0.762cm" style:rel-column-width="1762*"/>
    </style:style>
    <style:style style:name="Таблица50.U" style:family="table-column">
      <style:table-column-properties style:column-width="2.085cm" style:rel-column-width="4823*"/>
    </style:style>
    <style:style style:name="Таблица50.V" style:family="table-column">
      <style:table-column-properties style:column-width="1.566cm" style:rel-column-width="3623*"/>
    </style:style>
    <style:style style:name="Таблица50.W" style:family="table-column">
      <style:table-column-properties style:column-width="1.046cm" style:rel-column-width="2419*"/>
    </style:style>
    <style:style style:name="Таблица50.X" style:family="table-column">
      <style:table-column-properties style:column-width="0.247cm" style:rel-column-width="571*"/>
    </style:style>
    <style:style style:name="Таблица50.Y" style:family="table-column">
      <style:table-column-properties style:column-width="0.504cm" style:rel-column-width="1166*"/>
    </style:style>
    <style:style style:name="Таблица50.Z" style:family="table-column">
      <style:table-column-properties style:column-width="0.291cm" style:rel-column-width="673*"/>
    </style:style>
    <style:style style:name="Таблица50.a" style:family="table-column">
      <style:table-column-properties style:column-width="2.346cm" style:rel-column-width="5426*"/>
    </style:style>
    <style:style style:name="Таблица50.b" style:family="table-column">
      <style:table-column-properties style:column-width="1.752cm" style:rel-column-width="4051*"/>
    </style:style>
    <style:style style:name="Таблица50.c" style:family="table-column">
      <style:table-column-properties style:column-width="1.52cm" style:rel-column-width="3516*"/>
    </style:style>
    <style:style style:name="Таблица50.1" style:family="table-row">
      <style:table-row-properties style:row-height="0.429cm" style:keep-together="true" fo:keep-together="auto"/>
    </style:style>
    <style:style style:name="Таблица5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0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0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0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0.5" style:family="table-row">
      <style:table-row-properties style:row-height="0.845cm" style:keep-together="true" fo:keep-together="auto"/>
    </style:style>
    <style:style style:name="Таблица50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0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0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0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0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0.9" style:family="table-row">
      <style:table-row-properties style:row-height="14.169cm" style:keep-together="true" fo:keep-together="auto"/>
    </style:style>
    <style:style style:name="Таблица50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0.10" style:family="table-row">
      <style:table-row-properties style:row-height="0.781cm" style:keep-together="true" fo:keep-together="auto"/>
    </style:style>
    <style:style style:name="Таблица50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51" style:family="table">
      <style:table-properties style:width="27.949cm" table:align="margins" style:writing-mode="lr-tb"/>
    </style:style>
    <style:style style:name="Таблица51.A" style:family="table-column">
      <style:table-column-properties style:column-width="3.704cm" style:rel-column-width="8685*"/>
    </style:style>
    <style:style style:name="Таблица51.B" style:family="table-column">
      <style:table-column-properties style:column-width="6.158cm" style:rel-column-width="14438*"/>
    </style:style>
    <style:style style:name="Таблица51.C" style:family="table-column">
      <style:table-column-properties style:column-width="9.091cm" style:rel-column-width="21316*"/>
    </style:style>
    <style:style style:name="Таблица51.D" style:family="table-column">
      <style:table-column-properties style:column-width="2.935cm" style:rel-column-width="6882*"/>
    </style:style>
    <style:style style:name="Таблица51.E" style:family="table-column">
      <style:table-column-properties style:column-width="6.062cm" style:rel-column-width="14214*"/>
    </style:style>
    <style:style style:name="Таблица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1.E1" style:family="table-cell">
      <style:table-cell-properties fo:padding="0.097cm" fo:border="0.002cm solid #000000"/>
    </style:style>
    <style:style style:name="Таблица51.2" style:family="table-row">
      <style:table-row-properties style:min-row-height="0.827cm"/>
    </style:style>
    <style:style style:name="Таблица51.A2" style:family="table-cell">
      <style:table-cell-properties fo:padding="0.097cm" fo:border-left="0.002cm solid #000000" fo:border-right="none" fo:border-top="none" fo:border-bottom="0.002cm solid #000000"/>
    </style:style>
    <style:style style:name="Таблица5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5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2" style:family="table">
      <style:table-properties style:width="28.33cm" fo:margin-left="-0.268cm" fo:margin-right="0.538cm" table:align="margins" style:writing-mode="lr-tb"/>
    </style:style>
    <style:style style:name="Таблица52.A" style:family="table-column">
      <style:table-column-properties style:column-width="0.808cm" style:rel-column-width="1868*"/>
    </style:style>
    <style:style style:name="Таблица52.B" style:family="table-column">
      <style:table-column-properties style:column-width="1.065cm" style:rel-column-width="2464*"/>
    </style:style>
    <style:style style:name="Таблица52.C" style:family="table-column">
      <style:table-column-properties style:column-width="0.713cm" style:rel-column-width="1648*"/>
    </style:style>
    <style:style style:name="Таблица52.D" style:family="table-column">
      <style:table-column-properties style:column-width="0.31cm" style:rel-column-width="718*"/>
    </style:style>
    <style:style style:name="Таблица52.E" style:family="table-column">
      <style:table-column-properties style:column-width="1.058cm" style:rel-column-width="2448*"/>
    </style:style>
    <style:style style:name="Таблица52.F" style:family="table-column">
      <style:table-column-properties style:column-width="1.185cm" style:rel-column-width="2742*"/>
    </style:style>
    <style:style style:name="Таблица52.G" style:family="table-column">
      <style:table-column-properties style:column-width="0.903cm" style:rel-column-width="2089*"/>
    </style:style>
    <style:style style:name="Таблица52.H" style:family="table-column">
      <style:table-column-properties style:column-width="1.166cm" style:rel-column-width="2697*"/>
    </style:style>
    <style:style style:name="Таблица52.I" style:family="table-column">
      <style:table-column-properties style:column-width="0.393cm" style:rel-column-width="909*"/>
    </style:style>
    <style:style style:name="Таблица52.J" style:family="table-column">
      <style:table-column-properties style:column-width="1.171cm" style:rel-column-width="2709*"/>
    </style:style>
    <style:style style:name="Таблица52.K" style:family="table-column">
      <style:table-column-properties style:column-width="1.042cm" style:rel-column-width="2411*"/>
    </style:style>
    <style:style style:name="Таблица52.M" style:family="table-column">
      <style:table-column-properties style:column-width="1.688cm" style:rel-column-width="3904*"/>
    </style:style>
    <style:style style:name="Таблица52.N" style:family="table-column">
      <style:table-column-properties style:column-width="0.549cm" style:rel-column-width="1268*"/>
    </style:style>
    <style:style style:name="Таблица52.O" style:family="table-column">
      <style:table-column-properties style:column-width="0.496cm" style:rel-column-width="1146*"/>
    </style:style>
    <style:style style:name="Таблица52.P" style:family="table-column">
      <style:table-column-properties style:column-width="1.044cm" style:rel-column-width="2415*"/>
    </style:style>
    <style:style style:name="Таблица52.Q" style:family="table-column">
      <style:table-column-properties style:column-width="0.545cm" style:rel-column-width="1260*"/>
    </style:style>
    <style:style style:name="Таблица52.R" style:family="table-column">
      <style:table-column-properties style:column-width="0.732cm" style:rel-column-width="1693*"/>
    </style:style>
    <style:style style:name="Таблица52.S" style:family="table-column">
      <style:table-column-properties style:column-width="0.305cm" style:rel-column-width="705*"/>
    </style:style>
    <style:style style:name="Таблица52.T" style:family="table-column">
      <style:table-column-properties style:column-width="0.762cm" style:rel-column-width="1762*"/>
    </style:style>
    <style:style style:name="Таблица52.U" style:family="table-column">
      <style:table-column-properties style:column-width="2.085cm" style:rel-column-width="4823*"/>
    </style:style>
    <style:style style:name="Таблица52.V" style:family="table-column">
      <style:table-column-properties style:column-width="1.566cm" style:rel-column-width="3623*"/>
    </style:style>
    <style:style style:name="Таблица52.W" style:family="table-column">
      <style:table-column-properties style:column-width="1.046cm" style:rel-column-width="2419*"/>
    </style:style>
    <style:style style:name="Таблица52.X" style:family="table-column">
      <style:table-column-properties style:column-width="0.247cm" style:rel-column-width="571*"/>
    </style:style>
    <style:style style:name="Таблица52.Y" style:family="table-column">
      <style:table-column-properties style:column-width="0.504cm" style:rel-column-width="1166*"/>
    </style:style>
    <style:style style:name="Таблица52.Z" style:family="table-column">
      <style:table-column-properties style:column-width="0.291cm" style:rel-column-width="673*"/>
    </style:style>
    <style:style style:name="Таблица52.a" style:family="table-column">
      <style:table-column-properties style:column-width="2.346cm" style:rel-column-width="5426*"/>
    </style:style>
    <style:style style:name="Таблица52.b" style:family="table-column">
      <style:table-column-properties style:column-width="1.752cm" style:rel-column-width="4051*"/>
    </style:style>
    <style:style style:name="Таблица52.c" style:family="table-column">
      <style:table-column-properties style:column-width="1.52cm" style:rel-column-width="3516*"/>
    </style:style>
    <style:style style:name="Таблица52.1" style:family="table-row">
      <style:table-row-properties style:row-height="0.429cm" style:keep-together="true" fo:keep-together="auto"/>
    </style:style>
    <style:style style:name="Таблица5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2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2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2.5" style:family="table-row">
      <style:table-row-properties style:row-height="0.845cm" style:keep-together="true" fo:keep-together="auto"/>
    </style:style>
    <style:style style:name="Таблица52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2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2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2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2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2.9" style:family="table-row">
      <style:table-row-properties style:row-height="14.169cm" style:keep-together="true" fo:keep-together="auto"/>
    </style:style>
    <style:style style:name="Таблица52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2.10" style:family="table-row">
      <style:table-row-properties style:row-height="0.781cm" style:keep-together="true" fo:keep-together="auto"/>
    </style:style>
    <style:style style:name="Таблица5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5" style:family="table">
      <style:table-properties style:width="28.33cm" fo:margin-left="-0.268cm" fo:margin-right="0.538cm" table:align="margins" style:writing-mode="lr-tb"/>
    </style:style>
    <style:style style:name="Таблица5.A" style:family="table-column">
      <style:table-column-properties style:column-width="0.808cm" style:rel-column-width="1868*"/>
    </style:style>
    <style:style style:name="Таблица5.B" style:family="table-column">
      <style:table-column-properties style:column-width="1.065cm" style:rel-column-width="2464*"/>
    </style:style>
    <style:style style:name="Таблица5.C" style:family="table-column">
      <style:table-column-properties style:column-width="0.713cm" style:rel-column-width="1648*"/>
    </style:style>
    <style:style style:name="Таблица5.D" style:family="table-column">
      <style:table-column-properties style:column-width="0.31cm" style:rel-column-width="718*"/>
    </style:style>
    <style:style style:name="Таблица5.E" style:family="table-column">
      <style:table-column-properties style:column-width="1.058cm" style:rel-column-width="2448*"/>
    </style:style>
    <style:style style:name="Таблица5.F" style:family="table-column">
      <style:table-column-properties style:column-width="1.185cm" style:rel-column-width="2742*"/>
    </style:style>
    <style:style style:name="Таблица5.G" style:family="table-column">
      <style:table-column-properties style:column-width="0.903cm" style:rel-column-width="2089*"/>
    </style:style>
    <style:style style:name="Таблица5.H" style:family="table-column">
      <style:table-column-properties style:column-width="1.166cm" style:rel-column-width="2697*"/>
    </style:style>
    <style:style style:name="Таблица5.I" style:family="table-column">
      <style:table-column-properties style:column-width="0.393cm" style:rel-column-width="909*"/>
    </style:style>
    <style:style style:name="Таблица5.J" style:family="table-column">
      <style:table-column-properties style:column-width="1.171cm" style:rel-column-width="2709*"/>
    </style:style>
    <style:style style:name="Таблица5.K" style:family="table-column">
      <style:table-column-properties style:column-width="1.042cm" style:rel-column-width="2411*"/>
    </style:style>
    <style:style style:name="Таблица5.M" style:family="table-column">
      <style:table-column-properties style:column-width="1.688cm" style:rel-column-width="3904*"/>
    </style:style>
    <style:style style:name="Таблица5.N" style:family="table-column">
      <style:table-column-properties style:column-width="0.549cm" style:rel-column-width="1268*"/>
    </style:style>
    <style:style style:name="Таблица5.O" style:family="table-column">
      <style:table-column-properties style:column-width="0.496cm" style:rel-column-width="1146*"/>
    </style:style>
    <style:style style:name="Таблица5.P" style:family="table-column">
      <style:table-column-properties style:column-width="1.044cm" style:rel-column-width="2415*"/>
    </style:style>
    <style:style style:name="Таблица5.Q" style:family="table-column">
      <style:table-column-properties style:column-width="0.545cm" style:rel-column-width="1260*"/>
    </style:style>
    <style:style style:name="Таблица5.R" style:family="table-column">
      <style:table-column-properties style:column-width="0.732cm" style:rel-column-width="1693*"/>
    </style:style>
    <style:style style:name="Таблица5.S" style:family="table-column">
      <style:table-column-properties style:column-width="0.305cm" style:rel-column-width="705*"/>
    </style:style>
    <style:style style:name="Таблица5.T" style:family="table-column">
      <style:table-column-properties style:column-width="0.762cm" style:rel-column-width="1762*"/>
    </style:style>
    <style:style style:name="Таблица5.U" style:family="table-column">
      <style:table-column-properties style:column-width="2.085cm" style:rel-column-width="4823*"/>
    </style:style>
    <style:style style:name="Таблица5.V" style:family="table-column">
      <style:table-column-properties style:column-width="1.566cm" style:rel-column-width="3623*"/>
    </style:style>
    <style:style style:name="Таблица5.W" style:family="table-column">
      <style:table-column-properties style:column-width="1.046cm" style:rel-column-width="2419*"/>
    </style:style>
    <style:style style:name="Таблица5.X" style:family="table-column">
      <style:table-column-properties style:column-width="0.247cm" style:rel-column-width="571*"/>
    </style:style>
    <style:style style:name="Таблица5.Y" style:family="table-column">
      <style:table-column-properties style:column-width="0.504cm" style:rel-column-width="1166*"/>
    </style:style>
    <style:style style:name="Таблица5.Z" style:family="table-column">
      <style:table-column-properties style:column-width="0.291cm" style:rel-column-width="673*"/>
    </style:style>
    <style:style style:name="Таблица5.a" style:family="table-column">
      <style:table-column-properties style:column-width="2.346cm" style:rel-column-width="5426*"/>
    </style:style>
    <style:style style:name="Таблица5.b" style:family="table-column">
      <style:table-column-properties style:column-width="1.752cm" style:rel-column-width="4051*"/>
    </style:style>
    <style:style style:name="Таблица5.c" style:family="table-column">
      <style:table-column-properties style:column-width="1.52cm" style:rel-column-width="3516*"/>
    </style:style>
    <style:style style:name="Таблица5.1" style:family="table-row">
      <style:table-row-properties style:row-height="0.429cm"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.5" style:family="table-row">
      <style:table-row-properties style:row-height="0.845cm" style:keep-together="true" fo:keep-together="auto"/>
    </style:style>
    <style:style style:name="Таблица5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.9" style:family="table-row">
      <style:table-row-properties style:row-height="14.169cm" style:keep-together="true" fo:keep-together="auto"/>
    </style:style>
    <style:style style:name="Таблица5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.10" style:family="table-row">
      <style:table-row-properties style:row-height="0.781cm" style:keep-together="true" fo:keep-together="auto"/>
    </style:style>
    <style:style style:name="Таблица5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6" style:family="table">
      <style:table-properties style:width="28.33cm" fo:margin-left="-0.268cm" fo:margin-right="0.538cm" table:align="margins" style:writing-mode="lr-tb"/>
    </style:style>
    <style:style style:name="Таблица6.A" style:family="table-column">
      <style:table-column-properties style:column-width="0.808cm" style:rel-column-width="1868*"/>
    </style:style>
    <style:style style:name="Таблица6.B" style:family="table-column">
      <style:table-column-properties style:column-width="1.065cm" style:rel-column-width="2464*"/>
    </style:style>
    <style:style style:name="Таблица6.C" style:family="table-column">
      <style:table-column-properties style:column-width="0.713cm" style:rel-column-width="1648*"/>
    </style:style>
    <style:style style:name="Таблица6.D" style:family="table-column">
      <style:table-column-properties style:column-width="0.31cm" style:rel-column-width="718*"/>
    </style:style>
    <style:style style:name="Таблица6.E" style:family="table-column">
      <style:table-column-properties style:column-width="1.058cm" style:rel-column-width="2448*"/>
    </style:style>
    <style:style style:name="Таблица6.F" style:family="table-column">
      <style:table-column-properties style:column-width="1.185cm" style:rel-column-width="2742*"/>
    </style:style>
    <style:style style:name="Таблица6.G" style:family="table-column">
      <style:table-column-properties style:column-width="0.903cm" style:rel-column-width="2089*"/>
    </style:style>
    <style:style style:name="Таблица6.H" style:family="table-column">
      <style:table-column-properties style:column-width="1.166cm" style:rel-column-width="2697*"/>
    </style:style>
    <style:style style:name="Таблица6.I" style:family="table-column">
      <style:table-column-properties style:column-width="0.393cm" style:rel-column-width="909*"/>
    </style:style>
    <style:style style:name="Таблица6.J" style:family="table-column">
      <style:table-column-properties style:column-width="1.171cm" style:rel-column-width="2709*"/>
    </style:style>
    <style:style style:name="Таблица6.K" style:family="table-column">
      <style:table-column-properties style:column-width="1.042cm" style:rel-column-width="2411*"/>
    </style:style>
    <style:style style:name="Таблица6.M" style:family="table-column">
      <style:table-column-properties style:column-width="1.688cm" style:rel-column-width="3904*"/>
    </style:style>
    <style:style style:name="Таблица6.N" style:family="table-column">
      <style:table-column-properties style:column-width="0.549cm" style:rel-column-width="1268*"/>
    </style:style>
    <style:style style:name="Таблица6.O" style:family="table-column">
      <style:table-column-properties style:column-width="0.496cm" style:rel-column-width="1146*"/>
    </style:style>
    <style:style style:name="Таблица6.P" style:family="table-column">
      <style:table-column-properties style:column-width="1.044cm" style:rel-column-width="2415*"/>
    </style:style>
    <style:style style:name="Таблица6.Q" style:family="table-column">
      <style:table-column-properties style:column-width="0.545cm" style:rel-column-width="1260*"/>
    </style:style>
    <style:style style:name="Таблица6.R" style:family="table-column">
      <style:table-column-properties style:column-width="0.732cm" style:rel-column-width="1693*"/>
    </style:style>
    <style:style style:name="Таблица6.S" style:family="table-column">
      <style:table-column-properties style:column-width="0.305cm" style:rel-column-width="705*"/>
    </style:style>
    <style:style style:name="Таблица6.T" style:family="table-column">
      <style:table-column-properties style:column-width="0.762cm" style:rel-column-width="1762*"/>
    </style:style>
    <style:style style:name="Таблица6.U" style:family="table-column">
      <style:table-column-properties style:column-width="2.085cm" style:rel-column-width="4823*"/>
    </style:style>
    <style:style style:name="Таблица6.V" style:family="table-column">
      <style:table-column-properties style:column-width="1.566cm" style:rel-column-width="3623*"/>
    </style:style>
    <style:style style:name="Таблица6.W" style:family="table-column">
      <style:table-column-properties style:column-width="1.046cm" style:rel-column-width="2419*"/>
    </style:style>
    <style:style style:name="Таблица6.X" style:family="table-column">
      <style:table-column-properties style:column-width="0.247cm" style:rel-column-width="571*"/>
    </style:style>
    <style:style style:name="Таблица6.Y" style:family="table-column">
      <style:table-column-properties style:column-width="0.504cm" style:rel-column-width="1166*"/>
    </style:style>
    <style:style style:name="Таблица6.Z" style:family="table-column">
      <style:table-column-properties style:column-width="0.291cm" style:rel-column-width="673*"/>
    </style:style>
    <style:style style:name="Таблица6.a" style:family="table-column">
      <style:table-column-properties style:column-width="2.346cm" style:rel-column-width="5426*"/>
    </style:style>
    <style:style style:name="Таблица6.b" style:family="table-column">
      <style:table-column-properties style:column-width="1.752cm" style:rel-column-width="4051*"/>
    </style:style>
    <style:style style:name="Таблица6.c" style:family="table-column">
      <style:table-column-properties style:column-width="1.52cm" style:rel-column-width="3516*"/>
    </style:style>
    <style:style style:name="Таблица6.1" style:family="table-row">
      <style:table-row-properties style:row-height="0.429cm"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.5" style:family="table-row">
      <style:table-row-properties style:row-height="0.845cm" style:keep-together="true" fo:keep-together="auto"/>
    </style:style>
    <style:style style:name="Таблица6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6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6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.9" style:family="table-row">
      <style:table-row-properties style:row-height="14.169cm" style:keep-together="true" fo:keep-together="auto"/>
    </style:style>
    <style:style style:name="Таблица6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6.10" style:family="table-row">
      <style:table-row-properties style:row-height="0.781cm" style:keep-together="true" fo:keep-together="auto"/>
    </style:style>
    <style:style style:name="Таблица6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1" style:family="table">
      <style:table-properties style:width="28.33cm" fo:margin-left="-0.268cm" fo:margin-right="0.538cm" table:align="margins" style:writing-mode="lr-tb"/>
    </style:style>
    <style:style style:name="Таблица11.A" style:family="table-column">
      <style:table-column-properties style:column-width="0.808cm" style:rel-column-width="1868*"/>
    </style:style>
    <style:style style:name="Таблица11.B" style:family="table-column">
      <style:table-column-properties style:column-width="1.065cm" style:rel-column-width="2464*"/>
    </style:style>
    <style:style style:name="Таблица11.C" style:family="table-column">
      <style:table-column-properties style:column-width="0.713cm" style:rel-column-width="1648*"/>
    </style:style>
    <style:style style:name="Таблица11.D" style:family="table-column">
      <style:table-column-properties style:column-width="0.31cm" style:rel-column-width="718*"/>
    </style:style>
    <style:style style:name="Таблица11.E" style:family="table-column">
      <style:table-column-properties style:column-width="1.058cm" style:rel-column-width="2448*"/>
    </style:style>
    <style:style style:name="Таблица11.F" style:family="table-column">
      <style:table-column-properties style:column-width="1.185cm" style:rel-column-width="2742*"/>
    </style:style>
    <style:style style:name="Таблица11.G" style:family="table-column">
      <style:table-column-properties style:column-width="0.903cm" style:rel-column-width="2089*"/>
    </style:style>
    <style:style style:name="Таблица11.H" style:family="table-column">
      <style:table-column-properties style:column-width="1.166cm" style:rel-column-width="2697*"/>
    </style:style>
    <style:style style:name="Таблица11.I" style:family="table-column">
      <style:table-column-properties style:column-width="0.393cm" style:rel-column-width="909*"/>
    </style:style>
    <style:style style:name="Таблица11.J" style:family="table-column">
      <style:table-column-properties style:column-width="1.171cm" style:rel-column-width="2709*"/>
    </style:style>
    <style:style style:name="Таблица11.K" style:family="table-column">
      <style:table-column-properties style:column-width="1.042cm" style:rel-column-width="2411*"/>
    </style:style>
    <style:style style:name="Таблица11.M" style:family="table-column">
      <style:table-column-properties style:column-width="1.688cm" style:rel-column-width="3904*"/>
    </style:style>
    <style:style style:name="Таблица11.N" style:family="table-column">
      <style:table-column-properties style:column-width="0.549cm" style:rel-column-width="1268*"/>
    </style:style>
    <style:style style:name="Таблица11.O" style:family="table-column">
      <style:table-column-properties style:column-width="0.496cm" style:rel-column-width="1146*"/>
    </style:style>
    <style:style style:name="Таблица11.P" style:family="table-column">
      <style:table-column-properties style:column-width="1.044cm" style:rel-column-width="2415*"/>
    </style:style>
    <style:style style:name="Таблица11.Q" style:family="table-column">
      <style:table-column-properties style:column-width="0.545cm" style:rel-column-width="1260*"/>
    </style:style>
    <style:style style:name="Таблица11.R" style:family="table-column">
      <style:table-column-properties style:column-width="0.732cm" style:rel-column-width="1693*"/>
    </style:style>
    <style:style style:name="Таблица11.S" style:family="table-column">
      <style:table-column-properties style:column-width="0.305cm" style:rel-column-width="705*"/>
    </style:style>
    <style:style style:name="Таблица11.T" style:family="table-column">
      <style:table-column-properties style:column-width="0.762cm" style:rel-column-width="1762*"/>
    </style:style>
    <style:style style:name="Таблица11.U" style:family="table-column">
      <style:table-column-properties style:column-width="2.085cm" style:rel-column-width="4823*"/>
    </style:style>
    <style:style style:name="Таблица11.V" style:family="table-column">
      <style:table-column-properties style:column-width="1.566cm" style:rel-column-width="3623*"/>
    </style:style>
    <style:style style:name="Таблица11.W" style:family="table-column">
      <style:table-column-properties style:column-width="1.046cm" style:rel-column-width="2419*"/>
    </style:style>
    <style:style style:name="Таблица11.X" style:family="table-column">
      <style:table-column-properties style:column-width="0.247cm" style:rel-column-width="571*"/>
    </style:style>
    <style:style style:name="Таблица11.Y" style:family="table-column">
      <style:table-column-properties style:column-width="0.504cm" style:rel-column-width="1166*"/>
    </style:style>
    <style:style style:name="Таблица11.Z" style:family="table-column">
      <style:table-column-properties style:column-width="0.291cm" style:rel-column-width="673*"/>
    </style:style>
    <style:style style:name="Таблица11.a" style:family="table-column">
      <style:table-column-properties style:column-width="2.346cm" style:rel-column-width="5426*"/>
    </style:style>
    <style:style style:name="Таблица11.b" style:family="table-column">
      <style:table-column-properties style:column-width="1.752cm" style:rel-column-width="4051*"/>
    </style:style>
    <style:style style:name="Таблица11.c" style:family="table-column">
      <style:table-column-properties style:column-width="1.52cm" style:rel-column-width="3516*"/>
    </style:style>
    <style:style style:name="Таблица11.1" style:family="table-row">
      <style:table-row-properties style:row-height="0.429cm" style:keep-together="true"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1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1.5" style:family="table-row">
      <style:table-row-properties style:row-height="0.845cm" style:keep-together="true" fo:keep-together="auto"/>
    </style:style>
    <style:style style:name="Таблица11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1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1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1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9" style:family="table-row">
      <style:table-row-properties style:row-height="14.169cm" style:keep-together="true" fo:keep-together="auto"/>
    </style:style>
    <style:style style:name="Таблица11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11.10" style:family="table-row">
      <style:table-row-properties style:row-height="0.781cm" style:keep-together="true" fo:keep-together="auto"/>
    </style:style>
    <style:style style:name="Таблица11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2" style:family="table">
      <style:table-properties style:width="28.33cm" fo:margin-left="-0.268cm" fo:margin-right="0.538cm" table:align="margins" style:writing-mode="lr-tb"/>
    </style:style>
    <style:style style:name="Таблица12.A" style:family="table-column">
      <style:table-column-properties style:column-width="0.808cm" style:rel-column-width="1868*"/>
    </style:style>
    <style:style style:name="Таблица12.B" style:family="table-column">
      <style:table-column-properties style:column-width="1.065cm" style:rel-column-width="2464*"/>
    </style:style>
    <style:style style:name="Таблица12.C" style:family="table-column">
      <style:table-column-properties style:column-width="0.713cm" style:rel-column-width="1648*"/>
    </style:style>
    <style:style style:name="Таблица12.D" style:family="table-column">
      <style:table-column-properties style:column-width="0.31cm" style:rel-column-width="718*"/>
    </style:style>
    <style:style style:name="Таблица12.E" style:family="table-column">
      <style:table-column-properties style:column-width="1.058cm" style:rel-column-width="2448*"/>
    </style:style>
    <style:style style:name="Таблица12.F" style:family="table-column">
      <style:table-column-properties style:column-width="1.185cm" style:rel-column-width="2742*"/>
    </style:style>
    <style:style style:name="Таблица12.G" style:family="table-column">
      <style:table-column-properties style:column-width="0.903cm" style:rel-column-width="2089*"/>
    </style:style>
    <style:style style:name="Таблица12.H" style:family="table-column">
      <style:table-column-properties style:column-width="1.166cm" style:rel-column-width="2697*"/>
    </style:style>
    <style:style style:name="Таблица12.I" style:family="table-column">
      <style:table-column-properties style:column-width="0.393cm" style:rel-column-width="909*"/>
    </style:style>
    <style:style style:name="Таблица12.J" style:family="table-column">
      <style:table-column-properties style:column-width="1.171cm" style:rel-column-width="2709*"/>
    </style:style>
    <style:style style:name="Таблица12.K" style:family="table-column">
      <style:table-column-properties style:column-width="1.042cm" style:rel-column-width="2411*"/>
    </style:style>
    <style:style style:name="Таблица12.M" style:family="table-column">
      <style:table-column-properties style:column-width="1.688cm" style:rel-column-width="3904*"/>
    </style:style>
    <style:style style:name="Таблица12.N" style:family="table-column">
      <style:table-column-properties style:column-width="0.549cm" style:rel-column-width="1268*"/>
    </style:style>
    <style:style style:name="Таблица12.O" style:family="table-column">
      <style:table-column-properties style:column-width="0.496cm" style:rel-column-width="1146*"/>
    </style:style>
    <style:style style:name="Таблица12.P" style:family="table-column">
      <style:table-column-properties style:column-width="1.044cm" style:rel-column-width="2415*"/>
    </style:style>
    <style:style style:name="Таблица12.Q" style:family="table-column">
      <style:table-column-properties style:column-width="0.545cm" style:rel-column-width="1260*"/>
    </style:style>
    <style:style style:name="Таблица12.R" style:family="table-column">
      <style:table-column-properties style:column-width="0.732cm" style:rel-column-width="1693*"/>
    </style:style>
    <style:style style:name="Таблица12.S" style:family="table-column">
      <style:table-column-properties style:column-width="0.305cm" style:rel-column-width="705*"/>
    </style:style>
    <style:style style:name="Таблица12.T" style:family="table-column">
      <style:table-column-properties style:column-width="0.762cm" style:rel-column-width="1762*"/>
    </style:style>
    <style:style style:name="Таблица12.U" style:family="table-column">
      <style:table-column-properties style:column-width="2.085cm" style:rel-column-width="4823*"/>
    </style:style>
    <style:style style:name="Таблица12.V" style:family="table-column">
      <style:table-column-properties style:column-width="1.566cm" style:rel-column-width="3623*"/>
    </style:style>
    <style:style style:name="Таблица12.W" style:family="table-column">
      <style:table-column-properties style:column-width="1.046cm" style:rel-column-width="2419*"/>
    </style:style>
    <style:style style:name="Таблица12.X" style:family="table-column">
      <style:table-column-properties style:column-width="0.247cm" style:rel-column-width="571*"/>
    </style:style>
    <style:style style:name="Таблица12.Y" style:family="table-column">
      <style:table-column-properties style:column-width="0.504cm" style:rel-column-width="1166*"/>
    </style:style>
    <style:style style:name="Таблица12.Z" style:family="table-column">
      <style:table-column-properties style:column-width="0.291cm" style:rel-column-width="673*"/>
    </style:style>
    <style:style style:name="Таблица12.a" style:family="table-column">
      <style:table-column-properties style:column-width="2.346cm" style:rel-column-width="5426*"/>
    </style:style>
    <style:style style:name="Таблица12.b" style:family="table-column">
      <style:table-column-properties style:column-width="1.752cm" style:rel-column-width="4051*"/>
    </style:style>
    <style:style style:name="Таблица12.c" style:family="table-column">
      <style:table-column-properties style:column-width="1.52cm" style:rel-column-width="3516*"/>
    </style:style>
    <style:style style:name="Таблица12.1" style:family="table-row">
      <style:table-row-properties style:row-height="0.429cm" style:keep-together="true"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2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1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.5" style:family="table-row">
      <style:table-row-properties style:row-height="0.845cm" style:keep-together="true" fo:keep-together="auto"/>
    </style:style>
    <style:style style:name="Таблица12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2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2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2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2.9" style:family="table-row">
      <style:table-row-properties style:row-height="14.169cm" style:keep-together="true" fo:keep-together="auto"/>
    </style:style>
    <style:style style:name="Таблица12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12.10" style:family="table-row">
      <style:table-row-properties style:row-height="0.781cm" style:keep-together="true" fo:keep-together="auto"/>
    </style:style>
    <style:style style:name="Таблица1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3" style:family="table">
      <style:table-properties style:width="27.949cm" table:align="margins" style:writing-mode="lr-tb"/>
    </style:style>
    <style:style style:name="Таблица13.A" style:family="table-column">
      <style:table-column-properties style:column-width="3.32cm" style:rel-column-width="7783*"/>
    </style:style>
    <style:style style:name="Таблица13.B" style:family="table-column">
      <style:table-column-properties style:column-width="6.735cm" style:rel-column-width="15791*"/>
    </style:style>
    <style:style style:name="Таблица13.C" style:family="table-column">
      <style:table-column-properties style:column-width="7.357cm" style:rel-column-width="17251*"/>
    </style:style>
    <style:style style:name="Таблица13.D" style:family="table-column">
      <style:table-column-properties style:column-width="2.91cm" style:rel-column-width="6824*"/>
    </style:style>
    <style:style style:name="Таблица13.E" style:family="table-column">
      <style:table-column-properties style:column-width="3.048cm" style:rel-column-width="7147*"/>
    </style:style>
    <style:style style:name="Таблица13.F" style:family="table-column">
      <style:table-column-properties style:column-width="4.579cm" style:rel-column-width="10739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F1" style:family="table-cell">
      <style:table-cell-properties fo:padding="0.097cm" fo:border="0.002cm solid #000000"/>
    </style:style>
    <style:style style:name="Таблица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3.B2" style:family="table-cell">
      <style:table-cell-properties fo:padding="0.097cm" fo:border-left="0.002cm solid #000000" fo:border-right="none" fo:border-top="none" fo:border-bottom="0.002cm solid #000000"/>
    </style:style>
    <style:style style:name="Таблица1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28.33cm" fo:margin-left="-0.268cm" fo:margin-right="0.538cm" table:align="margins" style:writing-mode="lr-tb"/>
    </style:style>
    <style:style style:name="Таблица14.A" style:family="table-column">
      <style:table-column-properties style:column-width="0.808cm" style:rel-column-width="1868*"/>
    </style:style>
    <style:style style:name="Таблица14.B" style:family="table-column">
      <style:table-column-properties style:column-width="1.065cm" style:rel-column-width="2464*"/>
    </style:style>
    <style:style style:name="Таблица14.C" style:family="table-column">
      <style:table-column-properties style:column-width="0.713cm" style:rel-column-width="1648*"/>
    </style:style>
    <style:style style:name="Таблица14.D" style:family="table-column">
      <style:table-column-properties style:column-width="0.31cm" style:rel-column-width="718*"/>
    </style:style>
    <style:style style:name="Таблица14.E" style:family="table-column">
      <style:table-column-properties style:column-width="1.058cm" style:rel-column-width="2448*"/>
    </style:style>
    <style:style style:name="Таблица14.F" style:family="table-column">
      <style:table-column-properties style:column-width="1.185cm" style:rel-column-width="2742*"/>
    </style:style>
    <style:style style:name="Таблица14.G" style:family="table-column">
      <style:table-column-properties style:column-width="0.903cm" style:rel-column-width="2089*"/>
    </style:style>
    <style:style style:name="Таблица14.H" style:family="table-column">
      <style:table-column-properties style:column-width="1.166cm" style:rel-column-width="2697*"/>
    </style:style>
    <style:style style:name="Таблица14.I" style:family="table-column">
      <style:table-column-properties style:column-width="0.393cm" style:rel-column-width="909*"/>
    </style:style>
    <style:style style:name="Таблица14.J" style:family="table-column">
      <style:table-column-properties style:column-width="1.171cm" style:rel-column-width="2709*"/>
    </style:style>
    <style:style style:name="Таблица14.K" style:family="table-column">
      <style:table-column-properties style:column-width="1.042cm" style:rel-column-width="2411*"/>
    </style:style>
    <style:style style:name="Таблица14.M" style:family="table-column">
      <style:table-column-properties style:column-width="1.688cm" style:rel-column-width="3904*"/>
    </style:style>
    <style:style style:name="Таблица14.N" style:family="table-column">
      <style:table-column-properties style:column-width="0.549cm" style:rel-column-width="1268*"/>
    </style:style>
    <style:style style:name="Таблица14.O" style:family="table-column">
      <style:table-column-properties style:column-width="0.496cm" style:rel-column-width="1146*"/>
    </style:style>
    <style:style style:name="Таблица14.P" style:family="table-column">
      <style:table-column-properties style:column-width="1.044cm" style:rel-column-width="2415*"/>
    </style:style>
    <style:style style:name="Таблица14.Q" style:family="table-column">
      <style:table-column-properties style:column-width="0.545cm" style:rel-column-width="1260*"/>
    </style:style>
    <style:style style:name="Таблица14.R" style:family="table-column">
      <style:table-column-properties style:column-width="0.732cm" style:rel-column-width="1693*"/>
    </style:style>
    <style:style style:name="Таблица14.S" style:family="table-column">
      <style:table-column-properties style:column-width="0.305cm" style:rel-column-width="705*"/>
    </style:style>
    <style:style style:name="Таблица14.T" style:family="table-column">
      <style:table-column-properties style:column-width="0.762cm" style:rel-column-width="1762*"/>
    </style:style>
    <style:style style:name="Таблица14.U" style:family="table-column">
      <style:table-column-properties style:column-width="2.085cm" style:rel-column-width="4823*"/>
    </style:style>
    <style:style style:name="Таблица14.V" style:family="table-column">
      <style:table-column-properties style:column-width="1.566cm" style:rel-column-width="3623*"/>
    </style:style>
    <style:style style:name="Таблица14.W" style:family="table-column">
      <style:table-column-properties style:column-width="1.046cm" style:rel-column-width="2419*"/>
    </style:style>
    <style:style style:name="Таблица14.X" style:family="table-column">
      <style:table-column-properties style:column-width="0.247cm" style:rel-column-width="571*"/>
    </style:style>
    <style:style style:name="Таблица14.Y" style:family="table-column">
      <style:table-column-properties style:column-width="0.504cm" style:rel-column-width="1166*"/>
    </style:style>
    <style:style style:name="Таблица14.Z" style:family="table-column">
      <style:table-column-properties style:column-width="0.291cm" style:rel-column-width="673*"/>
    </style:style>
    <style:style style:name="Таблица14.a" style:family="table-column">
      <style:table-column-properties style:column-width="2.346cm" style:rel-column-width="5426*"/>
    </style:style>
    <style:style style:name="Таблица14.b" style:family="table-column">
      <style:table-column-properties style:column-width="1.752cm" style:rel-column-width="4051*"/>
    </style:style>
    <style:style style:name="Таблица14.c" style:family="table-column">
      <style:table-column-properties style:column-width="1.52cm" style:rel-column-width="3516*"/>
    </style:style>
    <style:style style:name="Таблица14.1" style:family="table-row">
      <style:table-row-properties style:row-height="0.429cm" style:keep-together="true"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4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1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4.5" style:family="table-row">
      <style:table-row-properties style:row-height="0.845cm" style:keep-together="true" fo:keep-together="auto"/>
    </style:style>
    <style:style style:name="Таблица14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4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4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4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4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4.9" style:family="table-row">
      <style:table-row-properties style:row-height="14.169cm" style:keep-together="true" fo:keep-together="auto"/>
    </style:style>
    <style:style style:name="Таблица14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14.10" style:family="table-row">
      <style:table-row-properties style:row-height="0.781cm" style:keep-together="true" fo:keep-together="auto"/>
    </style:style>
    <style:style style:name="Таблица14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0" style:family="table">
      <style:table-properties style:width="28.33cm" fo:margin-left="-0.268cm" fo:margin-right="0.538cm" table:align="margins" style:writing-mode="lr-tb"/>
    </style:style>
    <style:style style:name="Таблица30.A" style:family="table-column">
      <style:table-column-properties style:column-width="0.808cm" style:rel-column-width="1868*"/>
    </style:style>
    <style:style style:name="Таблица30.B" style:family="table-column">
      <style:table-column-properties style:column-width="1.065cm" style:rel-column-width="2464*"/>
    </style:style>
    <style:style style:name="Таблица30.C" style:family="table-column">
      <style:table-column-properties style:column-width="0.713cm" style:rel-column-width="1648*"/>
    </style:style>
    <style:style style:name="Таблица30.D" style:family="table-column">
      <style:table-column-properties style:column-width="0.31cm" style:rel-column-width="718*"/>
    </style:style>
    <style:style style:name="Таблица30.E" style:family="table-column">
      <style:table-column-properties style:column-width="1.058cm" style:rel-column-width="2448*"/>
    </style:style>
    <style:style style:name="Таблица30.F" style:family="table-column">
      <style:table-column-properties style:column-width="1.185cm" style:rel-column-width="2742*"/>
    </style:style>
    <style:style style:name="Таблица30.G" style:family="table-column">
      <style:table-column-properties style:column-width="0.903cm" style:rel-column-width="2089*"/>
    </style:style>
    <style:style style:name="Таблица30.H" style:family="table-column">
      <style:table-column-properties style:column-width="1.166cm" style:rel-column-width="2697*"/>
    </style:style>
    <style:style style:name="Таблица30.I" style:family="table-column">
      <style:table-column-properties style:column-width="0.393cm" style:rel-column-width="909*"/>
    </style:style>
    <style:style style:name="Таблица30.J" style:family="table-column">
      <style:table-column-properties style:column-width="1.171cm" style:rel-column-width="2709*"/>
    </style:style>
    <style:style style:name="Таблица30.K" style:family="table-column">
      <style:table-column-properties style:column-width="1.042cm" style:rel-column-width="2411*"/>
    </style:style>
    <style:style style:name="Таблица30.M" style:family="table-column">
      <style:table-column-properties style:column-width="1.688cm" style:rel-column-width="3904*"/>
    </style:style>
    <style:style style:name="Таблица30.N" style:family="table-column">
      <style:table-column-properties style:column-width="0.549cm" style:rel-column-width="1268*"/>
    </style:style>
    <style:style style:name="Таблица30.O" style:family="table-column">
      <style:table-column-properties style:column-width="0.496cm" style:rel-column-width="1146*"/>
    </style:style>
    <style:style style:name="Таблица30.P" style:family="table-column">
      <style:table-column-properties style:column-width="1.044cm" style:rel-column-width="2415*"/>
    </style:style>
    <style:style style:name="Таблица30.Q" style:family="table-column">
      <style:table-column-properties style:column-width="0.545cm" style:rel-column-width="1260*"/>
    </style:style>
    <style:style style:name="Таблица30.R" style:family="table-column">
      <style:table-column-properties style:column-width="0.732cm" style:rel-column-width="1693*"/>
    </style:style>
    <style:style style:name="Таблица30.S" style:family="table-column">
      <style:table-column-properties style:column-width="0.305cm" style:rel-column-width="705*"/>
    </style:style>
    <style:style style:name="Таблица30.T" style:family="table-column">
      <style:table-column-properties style:column-width="0.762cm" style:rel-column-width="1762*"/>
    </style:style>
    <style:style style:name="Таблица30.U" style:family="table-column">
      <style:table-column-properties style:column-width="2.085cm" style:rel-column-width="4823*"/>
    </style:style>
    <style:style style:name="Таблица30.V" style:family="table-column">
      <style:table-column-properties style:column-width="1.566cm" style:rel-column-width="3623*"/>
    </style:style>
    <style:style style:name="Таблица30.W" style:family="table-column">
      <style:table-column-properties style:column-width="1.046cm" style:rel-column-width="2419*"/>
    </style:style>
    <style:style style:name="Таблица30.X" style:family="table-column">
      <style:table-column-properties style:column-width="0.247cm" style:rel-column-width="571*"/>
    </style:style>
    <style:style style:name="Таблица30.Y" style:family="table-column">
      <style:table-column-properties style:column-width="0.504cm" style:rel-column-width="1166*"/>
    </style:style>
    <style:style style:name="Таблица30.Z" style:family="table-column">
      <style:table-column-properties style:column-width="0.291cm" style:rel-column-width="673*"/>
    </style:style>
    <style:style style:name="Таблица30.a" style:family="table-column">
      <style:table-column-properties style:column-width="2.346cm" style:rel-column-width="5426*"/>
    </style:style>
    <style:style style:name="Таблица30.b" style:family="table-column">
      <style:table-column-properties style:column-width="1.752cm" style:rel-column-width="4051*"/>
    </style:style>
    <style:style style:name="Таблица30.c" style:family="table-column">
      <style:table-column-properties style:column-width="1.52cm" style:rel-column-width="3516*"/>
    </style:style>
    <style:style style:name="Таблица30.1" style:family="table-row">
      <style:table-row-properties style:row-height="0.429cm" style:keep-together="true" fo:keep-together="auto"/>
    </style:style>
    <style:style style:name="Таблица3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0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3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0.5" style:family="table-row">
      <style:table-row-properties style:row-height="0.845cm" style:keep-together="true" fo:keep-together="auto"/>
    </style:style>
    <style:style style:name="Таблица30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0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0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0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0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0.9" style:family="table-row">
      <style:table-row-properties style:row-height="14.169cm" style:keep-together="true" fo:keep-together="auto"/>
    </style:style>
    <style:style style:name="Таблица30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30.10" style:family="table-row">
      <style:table-row-properties style:row-height="0.781cm" style:keep-together="true" fo:keep-together="auto"/>
    </style:style>
    <style:style style:name="Таблица30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3" style:family="table">
      <style:table-properties style:width="28.33cm" fo:margin-left="-0.268cm" fo:margin-right="0.538cm" table:align="margins" style:writing-mode="lr-tb"/>
    </style:style>
    <style:style style:name="Таблица33.A" style:family="table-column">
      <style:table-column-properties style:column-width="0.808cm" style:rel-column-width="1868*"/>
    </style:style>
    <style:style style:name="Таблица33.B" style:family="table-column">
      <style:table-column-properties style:column-width="1.065cm" style:rel-column-width="2464*"/>
    </style:style>
    <style:style style:name="Таблица33.C" style:family="table-column">
      <style:table-column-properties style:column-width="0.713cm" style:rel-column-width="1648*"/>
    </style:style>
    <style:style style:name="Таблица33.D" style:family="table-column">
      <style:table-column-properties style:column-width="0.31cm" style:rel-column-width="718*"/>
    </style:style>
    <style:style style:name="Таблица33.E" style:family="table-column">
      <style:table-column-properties style:column-width="1.058cm" style:rel-column-width="2448*"/>
    </style:style>
    <style:style style:name="Таблица33.F" style:family="table-column">
      <style:table-column-properties style:column-width="1.185cm" style:rel-column-width="2742*"/>
    </style:style>
    <style:style style:name="Таблица33.G" style:family="table-column">
      <style:table-column-properties style:column-width="0.903cm" style:rel-column-width="2089*"/>
    </style:style>
    <style:style style:name="Таблица33.H" style:family="table-column">
      <style:table-column-properties style:column-width="1.166cm" style:rel-column-width="2697*"/>
    </style:style>
    <style:style style:name="Таблица33.I" style:family="table-column">
      <style:table-column-properties style:column-width="0.393cm" style:rel-column-width="909*"/>
    </style:style>
    <style:style style:name="Таблица33.J" style:family="table-column">
      <style:table-column-properties style:column-width="1.171cm" style:rel-column-width="2709*"/>
    </style:style>
    <style:style style:name="Таблица33.K" style:family="table-column">
      <style:table-column-properties style:column-width="1.042cm" style:rel-column-width="2411*"/>
    </style:style>
    <style:style style:name="Таблица33.M" style:family="table-column">
      <style:table-column-properties style:column-width="1.688cm" style:rel-column-width="3904*"/>
    </style:style>
    <style:style style:name="Таблица33.N" style:family="table-column">
      <style:table-column-properties style:column-width="0.549cm" style:rel-column-width="1268*"/>
    </style:style>
    <style:style style:name="Таблица33.O" style:family="table-column">
      <style:table-column-properties style:column-width="0.496cm" style:rel-column-width="1146*"/>
    </style:style>
    <style:style style:name="Таблица33.P" style:family="table-column">
      <style:table-column-properties style:column-width="1.044cm" style:rel-column-width="2415*"/>
    </style:style>
    <style:style style:name="Таблица33.Q" style:family="table-column">
      <style:table-column-properties style:column-width="0.545cm" style:rel-column-width="1260*"/>
    </style:style>
    <style:style style:name="Таблица33.R" style:family="table-column">
      <style:table-column-properties style:column-width="0.732cm" style:rel-column-width="1693*"/>
    </style:style>
    <style:style style:name="Таблица33.S" style:family="table-column">
      <style:table-column-properties style:column-width="0.305cm" style:rel-column-width="705*"/>
    </style:style>
    <style:style style:name="Таблица33.T" style:family="table-column">
      <style:table-column-properties style:column-width="0.762cm" style:rel-column-width="1762*"/>
    </style:style>
    <style:style style:name="Таблица33.U" style:family="table-column">
      <style:table-column-properties style:column-width="2.085cm" style:rel-column-width="4823*"/>
    </style:style>
    <style:style style:name="Таблица33.V" style:family="table-column">
      <style:table-column-properties style:column-width="1.566cm" style:rel-column-width="3623*"/>
    </style:style>
    <style:style style:name="Таблица33.W" style:family="table-column">
      <style:table-column-properties style:column-width="1.046cm" style:rel-column-width="2419*"/>
    </style:style>
    <style:style style:name="Таблица33.X" style:family="table-column">
      <style:table-column-properties style:column-width="0.247cm" style:rel-column-width="571*"/>
    </style:style>
    <style:style style:name="Таблица33.Y" style:family="table-column">
      <style:table-column-properties style:column-width="0.504cm" style:rel-column-width="1166*"/>
    </style:style>
    <style:style style:name="Таблица33.Z" style:family="table-column">
      <style:table-column-properties style:column-width="0.291cm" style:rel-column-width="673*"/>
    </style:style>
    <style:style style:name="Таблица33.a" style:family="table-column">
      <style:table-column-properties style:column-width="2.346cm" style:rel-column-width="5426*"/>
    </style:style>
    <style:style style:name="Таблица33.b" style:family="table-column">
      <style:table-column-properties style:column-width="1.752cm" style:rel-column-width="4051*"/>
    </style:style>
    <style:style style:name="Таблица33.c" style:family="table-column">
      <style:table-column-properties style:column-width="1.52cm" style:rel-column-width="3516*"/>
    </style:style>
    <style:style style:name="Таблица33.1" style:family="table-row">
      <style:table-row-properties style:row-height="0.429cm" style:keep-together="true" fo:keep-together="auto"/>
    </style:style>
    <style:style style:name="Таблица3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3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3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3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3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3.5" style:family="table-row">
      <style:table-row-properties style:row-height="0.845cm" style:keep-together="true" fo:keep-together="auto"/>
    </style:style>
    <style:style style:name="Таблица33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3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3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3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3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3.9" style:family="table-row">
      <style:table-row-properties style:row-height="14.169cm" style:keep-together="true" fo:keep-together="auto"/>
    </style:style>
    <style:style style:name="Таблица33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33.10" style:family="table-row">
      <style:table-row-properties style:row-height="0.781cm" style:keep-together="true" fo:keep-together="auto"/>
    </style:style>
    <style:style style:name="Таблица33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5" style:family="table">
      <style:table-properties style:width="27.949cm" table:align="margins" style:writing-mode="lr-tb"/>
    </style:style>
    <style:style style:name="Таблица35.A" style:family="table-column">
      <style:table-column-properties style:column-width="3.56cm" style:rel-column-width="8346*"/>
    </style:style>
    <style:style style:name="Таблица35.B" style:family="table-column">
      <style:table-column-properties style:column-width="6.133cm" style:rel-column-width="14380*"/>
    </style:style>
    <style:style style:name="Таблица35.C" style:family="table-column">
      <style:table-column-properties style:column-width="5.893cm" style:rel-column-width="13818*"/>
    </style:style>
    <style:style style:name="Таблица35.D" style:family="table-column">
      <style:table-column-properties style:column-width="2.838cm" style:rel-column-width="6654*"/>
    </style:style>
    <style:style style:name="Таблица35.E" style:family="table-column">
      <style:table-column-properties style:column-width="4.5cm" style:rel-column-width="10550*"/>
    </style:style>
    <style:style style:name="Таблица35.F" style:family="table-column">
      <style:table-column-properties style:column-width="5.027cm" style:rel-column-width="11787*"/>
    </style:style>
    <style:style style:name="Таблица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5.F1" style:family="table-cell">
      <style:table-cell-properties fo:padding="0.097cm" fo:border="0.002cm solid #000000"/>
    </style:style>
    <style:style style:name="Таблица35.A2" style:family="table-cell">
      <style:table-cell-properties fo:padding="0.097cm" fo:border-left="0.002cm solid #000000" fo:border-right="none" fo:border-top="none" fo:border-bottom="0.002cm solid #000000"/>
    </style:style>
    <style:style style:name="Таблица3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6" style:family="table">
      <style:table-properties style:width="28.33cm" fo:margin-left="-0.268cm" fo:margin-right="0.538cm" table:align="margins" style:writing-mode="lr-tb"/>
    </style:style>
    <style:style style:name="Таблица36.A" style:family="table-column">
      <style:table-column-properties style:column-width="0.808cm" style:rel-column-width="1868*"/>
    </style:style>
    <style:style style:name="Таблица36.B" style:family="table-column">
      <style:table-column-properties style:column-width="1.065cm" style:rel-column-width="2464*"/>
    </style:style>
    <style:style style:name="Таблица36.C" style:family="table-column">
      <style:table-column-properties style:column-width="0.713cm" style:rel-column-width="1648*"/>
    </style:style>
    <style:style style:name="Таблица36.D" style:family="table-column">
      <style:table-column-properties style:column-width="0.31cm" style:rel-column-width="718*"/>
    </style:style>
    <style:style style:name="Таблица36.E" style:family="table-column">
      <style:table-column-properties style:column-width="1.058cm" style:rel-column-width="2448*"/>
    </style:style>
    <style:style style:name="Таблица36.F" style:family="table-column">
      <style:table-column-properties style:column-width="1.185cm" style:rel-column-width="2742*"/>
    </style:style>
    <style:style style:name="Таблица36.G" style:family="table-column">
      <style:table-column-properties style:column-width="0.903cm" style:rel-column-width="2089*"/>
    </style:style>
    <style:style style:name="Таблица36.H" style:family="table-column">
      <style:table-column-properties style:column-width="1.166cm" style:rel-column-width="2697*"/>
    </style:style>
    <style:style style:name="Таблица36.I" style:family="table-column">
      <style:table-column-properties style:column-width="0.393cm" style:rel-column-width="909*"/>
    </style:style>
    <style:style style:name="Таблица36.J" style:family="table-column">
      <style:table-column-properties style:column-width="1.171cm" style:rel-column-width="2709*"/>
    </style:style>
    <style:style style:name="Таблица36.K" style:family="table-column">
      <style:table-column-properties style:column-width="1.042cm" style:rel-column-width="2411*"/>
    </style:style>
    <style:style style:name="Таблица36.M" style:family="table-column">
      <style:table-column-properties style:column-width="1.688cm" style:rel-column-width="3904*"/>
    </style:style>
    <style:style style:name="Таблица36.N" style:family="table-column">
      <style:table-column-properties style:column-width="0.549cm" style:rel-column-width="1268*"/>
    </style:style>
    <style:style style:name="Таблица36.O" style:family="table-column">
      <style:table-column-properties style:column-width="0.496cm" style:rel-column-width="1146*"/>
    </style:style>
    <style:style style:name="Таблица36.P" style:family="table-column">
      <style:table-column-properties style:column-width="1.044cm" style:rel-column-width="2415*"/>
    </style:style>
    <style:style style:name="Таблица36.Q" style:family="table-column">
      <style:table-column-properties style:column-width="0.545cm" style:rel-column-width="1260*"/>
    </style:style>
    <style:style style:name="Таблица36.R" style:family="table-column">
      <style:table-column-properties style:column-width="0.732cm" style:rel-column-width="1693*"/>
    </style:style>
    <style:style style:name="Таблица36.S" style:family="table-column">
      <style:table-column-properties style:column-width="0.305cm" style:rel-column-width="705*"/>
    </style:style>
    <style:style style:name="Таблица36.T" style:family="table-column">
      <style:table-column-properties style:column-width="0.762cm" style:rel-column-width="1762*"/>
    </style:style>
    <style:style style:name="Таблица36.U" style:family="table-column">
      <style:table-column-properties style:column-width="2.085cm" style:rel-column-width="4823*"/>
    </style:style>
    <style:style style:name="Таблица36.V" style:family="table-column">
      <style:table-column-properties style:column-width="1.566cm" style:rel-column-width="3623*"/>
    </style:style>
    <style:style style:name="Таблица36.W" style:family="table-column">
      <style:table-column-properties style:column-width="1.046cm" style:rel-column-width="2419*"/>
    </style:style>
    <style:style style:name="Таблица36.X" style:family="table-column">
      <style:table-column-properties style:column-width="0.247cm" style:rel-column-width="571*"/>
    </style:style>
    <style:style style:name="Таблица36.Y" style:family="table-column">
      <style:table-column-properties style:column-width="0.504cm" style:rel-column-width="1166*"/>
    </style:style>
    <style:style style:name="Таблица36.Z" style:family="table-column">
      <style:table-column-properties style:column-width="0.291cm" style:rel-column-width="673*"/>
    </style:style>
    <style:style style:name="Таблица36.a" style:family="table-column">
      <style:table-column-properties style:column-width="2.346cm" style:rel-column-width="5426*"/>
    </style:style>
    <style:style style:name="Таблица36.b" style:family="table-column">
      <style:table-column-properties style:column-width="1.752cm" style:rel-column-width="4051*"/>
    </style:style>
    <style:style style:name="Таблица36.c" style:family="table-column">
      <style:table-column-properties style:column-width="1.52cm" style:rel-column-width="3516*"/>
    </style:style>
    <style:style style:name="Таблица36.1" style:family="table-row">
      <style:table-row-properties style:row-height="0.429cm" style:keep-together="true" fo:keep-together="auto"/>
    </style:style>
    <style:style style:name="Таблица3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6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3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.5" style:family="table-row">
      <style:table-row-properties style:row-height="0.845cm" style:keep-together="true" fo:keep-together="auto"/>
    </style:style>
    <style:style style:name="Таблица36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6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6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9" style:family="table-row">
      <style:table-row-properties style:row-height="14.169cm" style:keep-together="true" fo:keep-together="auto"/>
    </style:style>
    <style:style style:name="Таблица36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36.10" style:family="table-row">
      <style:table-row-properties style:row-height="0.781cm" style:keep-together="true" fo:keep-together="auto"/>
    </style:style>
    <style:style style:name="Таблица36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3" style:family="table">
      <style:table-properties style:width="28.33cm" fo:margin-left="-0.268cm" fo:margin-right="0.538cm" table:align="margins" style:writing-mode="lr-tb"/>
    </style:style>
    <style:style style:name="Таблица43.A" style:family="table-column">
      <style:table-column-properties style:column-width="0.808cm" style:rel-column-width="1868*"/>
    </style:style>
    <style:style style:name="Таблица43.B" style:family="table-column">
      <style:table-column-properties style:column-width="1.065cm" style:rel-column-width="2464*"/>
    </style:style>
    <style:style style:name="Таблица43.C" style:family="table-column">
      <style:table-column-properties style:column-width="0.713cm" style:rel-column-width="1648*"/>
    </style:style>
    <style:style style:name="Таблица43.D" style:family="table-column">
      <style:table-column-properties style:column-width="0.31cm" style:rel-column-width="718*"/>
    </style:style>
    <style:style style:name="Таблица43.E" style:family="table-column">
      <style:table-column-properties style:column-width="1.058cm" style:rel-column-width="2448*"/>
    </style:style>
    <style:style style:name="Таблица43.F" style:family="table-column">
      <style:table-column-properties style:column-width="1.185cm" style:rel-column-width="2742*"/>
    </style:style>
    <style:style style:name="Таблица43.G" style:family="table-column">
      <style:table-column-properties style:column-width="0.903cm" style:rel-column-width="2089*"/>
    </style:style>
    <style:style style:name="Таблица43.H" style:family="table-column">
      <style:table-column-properties style:column-width="1.166cm" style:rel-column-width="2697*"/>
    </style:style>
    <style:style style:name="Таблица43.I" style:family="table-column">
      <style:table-column-properties style:column-width="0.393cm" style:rel-column-width="909*"/>
    </style:style>
    <style:style style:name="Таблица43.J" style:family="table-column">
      <style:table-column-properties style:column-width="1.171cm" style:rel-column-width="2709*"/>
    </style:style>
    <style:style style:name="Таблица43.K" style:family="table-column">
      <style:table-column-properties style:column-width="1.042cm" style:rel-column-width="2411*"/>
    </style:style>
    <style:style style:name="Таблица43.M" style:family="table-column">
      <style:table-column-properties style:column-width="1.688cm" style:rel-column-width="3904*"/>
    </style:style>
    <style:style style:name="Таблица43.N" style:family="table-column">
      <style:table-column-properties style:column-width="0.549cm" style:rel-column-width="1268*"/>
    </style:style>
    <style:style style:name="Таблица43.O" style:family="table-column">
      <style:table-column-properties style:column-width="0.496cm" style:rel-column-width="1146*"/>
    </style:style>
    <style:style style:name="Таблица43.P" style:family="table-column">
      <style:table-column-properties style:column-width="1.044cm" style:rel-column-width="2415*"/>
    </style:style>
    <style:style style:name="Таблица43.Q" style:family="table-column">
      <style:table-column-properties style:column-width="0.545cm" style:rel-column-width="1260*"/>
    </style:style>
    <style:style style:name="Таблица43.R" style:family="table-column">
      <style:table-column-properties style:column-width="0.732cm" style:rel-column-width="1693*"/>
    </style:style>
    <style:style style:name="Таблица43.S" style:family="table-column">
      <style:table-column-properties style:column-width="0.305cm" style:rel-column-width="705*"/>
    </style:style>
    <style:style style:name="Таблица43.T" style:family="table-column">
      <style:table-column-properties style:column-width="0.762cm" style:rel-column-width="1762*"/>
    </style:style>
    <style:style style:name="Таблица43.U" style:family="table-column">
      <style:table-column-properties style:column-width="2.085cm" style:rel-column-width="4823*"/>
    </style:style>
    <style:style style:name="Таблица43.V" style:family="table-column">
      <style:table-column-properties style:column-width="1.566cm" style:rel-column-width="3623*"/>
    </style:style>
    <style:style style:name="Таблица43.W" style:family="table-column">
      <style:table-column-properties style:column-width="1.046cm" style:rel-column-width="2419*"/>
    </style:style>
    <style:style style:name="Таблица43.X" style:family="table-column">
      <style:table-column-properties style:column-width="0.247cm" style:rel-column-width="571*"/>
    </style:style>
    <style:style style:name="Таблица43.Y" style:family="table-column">
      <style:table-column-properties style:column-width="0.504cm" style:rel-column-width="1166*"/>
    </style:style>
    <style:style style:name="Таблица43.Z" style:family="table-column">
      <style:table-column-properties style:column-width="0.291cm" style:rel-column-width="673*"/>
    </style:style>
    <style:style style:name="Таблица43.a" style:family="table-column">
      <style:table-column-properties style:column-width="2.346cm" style:rel-column-width="5426*"/>
    </style:style>
    <style:style style:name="Таблица43.b" style:family="table-column">
      <style:table-column-properties style:column-width="1.752cm" style:rel-column-width="4051*"/>
    </style:style>
    <style:style style:name="Таблица43.c" style:family="table-column">
      <style:table-column-properties style:column-width="1.52cm" style:rel-column-width="3516*"/>
    </style:style>
    <style:style style:name="Таблица43.1" style:family="table-row">
      <style:table-row-properties style:row-height="0.429cm" style:keep-together="true" fo:keep-together="auto"/>
    </style:style>
    <style:style style:name="Таблица4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3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3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4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3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3.5" style:family="table-row">
      <style:table-row-properties style:row-height="0.845cm" style:keep-together="true" fo:keep-together="auto"/>
    </style:style>
    <style:style style:name="Таблица43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3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3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3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3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3.9" style:family="table-row">
      <style:table-row-properties style:row-height="14.169cm" style:keep-together="true" fo:keep-together="auto"/>
    </style:style>
    <style:style style:name="Таблица43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43.10" style:family="table-row">
      <style:table-row-properties style:row-height="0.781cm" style:keep-together="true" fo:keep-together="auto"/>
    </style:style>
    <style:style style:name="Таблица43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4" style:family="table">
      <style:table-properties style:width="27.795cm" fo:margin-left="0.18cm" fo:margin-right="-0.026cm" table:align="margins" style:writing-mode="lr-tb"/>
    </style:style>
    <style:style style:name="Таблица44.A" style:family="table-column">
      <style:table-column-properties style:column-width="3.508cm" style:rel-column-width="8271*"/>
    </style:style>
    <style:style style:name="Таблица44.B" style:family="table-column">
      <style:table-column-properties style:column-width="6.184cm" style:rel-column-width="14580*"/>
    </style:style>
    <style:style style:name="Таблица44.C" style:family="table-column">
      <style:table-column-properties style:column-width="6.239cm" style:rel-column-width="14709*"/>
    </style:style>
    <style:style style:name="Таблица44.D" style:family="table-column">
      <style:table-column-properties style:column-width="2.84cm" style:rel-column-width="6695*"/>
    </style:style>
    <style:style style:name="Таблица44.E" style:family="table-column">
      <style:table-column-properties style:column-width="2.925cm" style:rel-column-width="6895*"/>
    </style:style>
    <style:style style:name="Таблица44.F" style:family="table-column">
      <style:table-column-properties style:column-width="6.101cm" style:rel-column-width="14385*"/>
    </style:style>
    <style:style style:name="Таблица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4.F1" style:family="table-cell">
      <style:table-cell-properties fo:padding="0.097cm" fo:border="0.002cm solid #000000"/>
    </style:style>
    <style:style style:name="Таблица44.A2" style:family="table-cell">
      <style:table-cell-properties fo:padding="0.097cm" fo:border-left="0.002cm solid #000000" fo:border-right="none" fo:border-top="none" fo:border-bottom="0.002cm solid #000000"/>
    </style:style>
    <style:style style:name="Таблица4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28.33cm" fo:margin-left="-0.268cm" fo:margin-right="0.538cm" table:align="margins" style:writing-mode="lr-tb"/>
    </style:style>
    <style:style style:name="Таблица37.A" style:family="table-column">
      <style:table-column-properties style:column-width="0.808cm" style:rel-column-width="1868*"/>
    </style:style>
    <style:style style:name="Таблица37.B" style:family="table-column">
      <style:table-column-properties style:column-width="1.065cm" style:rel-column-width="2464*"/>
    </style:style>
    <style:style style:name="Таблица37.C" style:family="table-column">
      <style:table-column-properties style:column-width="0.713cm" style:rel-column-width="1648*"/>
    </style:style>
    <style:style style:name="Таблица37.D" style:family="table-column">
      <style:table-column-properties style:column-width="0.31cm" style:rel-column-width="718*"/>
    </style:style>
    <style:style style:name="Таблица37.E" style:family="table-column">
      <style:table-column-properties style:column-width="1.058cm" style:rel-column-width="2448*"/>
    </style:style>
    <style:style style:name="Таблица37.F" style:family="table-column">
      <style:table-column-properties style:column-width="1.185cm" style:rel-column-width="2742*"/>
    </style:style>
    <style:style style:name="Таблица37.G" style:family="table-column">
      <style:table-column-properties style:column-width="0.903cm" style:rel-column-width="2089*"/>
    </style:style>
    <style:style style:name="Таблица37.H" style:family="table-column">
      <style:table-column-properties style:column-width="1.166cm" style:rel-column-width="2697*"/>
    </style:style>
    <style:style style:name="Таблица37.I" style:family="table-column">
      <style:table-column-properties style:column-width="0.393cm" style:rel-column-width="909*"/>
    </style:style>
    <style:style style:name="Таблица37.J" style:family="table-column">
      <style:table-column-properties style:column-width="1.171cm" style:rel-column-width="2709*"/>
    </style:style>
    <style:style style:name="Таблица37.K" style:family="table-column">
      <style:table-column-properties style:column-width="1.042cm" style:rel-column-width="2411*"/>
    </style:style>
    <style:style style:name="Таблица37.M" style:family="table-column">
      <style:table-column-properties style:column-width="1.688cm" style:rel-column-width="3904*"/>
    </style:style>
    <style:style style:name="Таблица37.N" style:family="table-column">
      <style:table-column-properties style:column-width="0.549cm" style:rel-column-width="1268*"/>
    </style:style>
    <style:style style:name="Таблица37.O" style:family="table-column">
      <style:table-column-properties style:column-width="0.496cm" style:rel-column-width="1146*"/>
    </style:style>
    <style:style style:name="Таблица37.P" style:family="table-column">
      <style:table-column-properties style:column-width="1.044cm" style:rel-column-width="2415*"/>
    </style:style>
    <style:style style:name="Таблица37.Q" style:family="table-column">
      <style:table-column-properties style:column-width="0.545cm" style:rel-column-width="1260*"/>
    </style:style>
    <style:style style:name="Таблица37.R" style:family="table-column">
      <style:table-column-properties style:column-width="0.732cm" style:rel-column-width="1693*"/>
    </style:style>
    <style:style style:name="Таблица37.S" style:family="table-column">
      <style:table-column-properties style:column-width="0.305cm" style:rel-column-width="705*"/>
    </style:style>
    <style:style style:name="Таблица37.T" style:family="table-column">
      <style:table-column-properties style:column-width="0.762cm" style:rel-column-width="1762*"/>
    </style:style>
    <style:style style:name="Таблица37.U" style:family="table-column">
      <style:table-column-properties style:column-width="2.085cm" style:rel-column-width="4823*"/>
    </style:style>
    <style:style style:name="Таблица37.V" style:family="table-column">
      <style:table-column-properties style:column-width="1.566cm" style:rel-column-width="3623*"/>
    </style:style>
    <style:style style:name="Таблица37.W" style:family="table-column">
      <style:table-column-properties style:column-width="1.046cm" style:rel-column-width="2419*"/>
    </style:style>
    <style:style style:name="Таблица37.X" style:family="table-column">
      <style:table-column-properties style:column-width="0.247cm" style:rel-column-width="571*"/>
    </style:style>
    <style:style style:name="Таблица37.Y" style:family="table-column">
      <style:table-column-properties style:column-width="0.504cm" style:rel-column-width="1166*"/>
    </style:style>
    <style:style style:name="Таблица37.Z" style:family="table-column">
      <style:table-column-properties style:column-width="0.291cm" style:rel-column-width="673*"/>
    </style:style>
    <style:style style:name="Таблица37.a" style:family="table-column">
      <style:table-column-properties style:column-width="2.346cm" style:rel-column-width="5426*"/>
    </style:style>
    <style:style style:name="Таблица37.b" style:family="table-column">
      <style:table-column-properties style:column-width="1.752cm" style:rel-column-width="4051*"/>
    </style:style>
    <style:style style:name="Таблица37.c" style:family="table-column">
      <style:table-column-properties style:column-width="1.52cm" style:rel-column-width="3516*"/>
    </style:style>
    <style:style style:name="Таблица37.1" style:family="table-row">
      <style:table-row-properties style:row-height="0.429cm" style:keep-together="true" fo:keep-together="auto"/>
    </style:style>
    <style:style style:name="Таблица3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7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7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37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7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7.5" style:family="table-row">
      <style:table-row-properties style:row-height="0.845cm" style:keep-together="true" fo:keep-together="auto"/>
    </style:style>
    <style:style style:name="Таблица37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7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7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7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7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7.9" style:family="table-row">
      <style:table-row-properties style:row-height="14.169cm" style:keep-together="true" fo:keep-together="auto"/>
    </style:style>
    <style:style style:name="Таблица37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37.10" style:family="table-row">
      <style:table-row-properties style:row-height="0.781cm" style:keep-together="true" fo:keep-together="auto"/>
    </style:style>
    <style:style style:name="Таблица37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8" style:family="table">
      <style:table-properties style:width="28.33cm" fo:margin-left="-0.268cm" fo:margin-right="0.538cm" table:align="margins" style:writing-mode="lr-tb"/>
    </style:style>
    <style:style style:name="Таблица38.A" style:family="table-column">
      <style:table-column-properties style:column-width="0.808cm" style:rel-column-width="1868*"/>
    </style:style>
    <style:style style:name="Таблица38.B" style:family="table-column">
      <style:table-column-properties style:column-width="1.065cm" style:rel-column-width="2464*"/>
    </style:style>
    <style:style style:name="Таблица38.C" style:family="table-column">
      <style:table-column-properties style:column-width="0.713cm" style:rel-column-width="1648*"/>
    </style:style>
    <style:style style:name="Таблица38.D" style:family="table-column">
      <style:table-column-properties style:column-width="0.31cm" style:rel-column-width="718*"/>
    </style:style>
    <style:style style:name="Таблица38.E" style:family="table-column">
      <style:table-column-properties style:column-width="1.058cm" style:rel-column-width="2448*"/>
    </style:style>
    <style:style style:name="Таблица38.F" style:family="table-column">
      <style:table-column-properties style:column-width="1.185cm" style:rel-column-width="2742*"/>
    </style:style>
    <style:style style:name="Таблица38.G" style:family="table-column">
      <style:table-column-properties style:column-width="0.903cm" style:rel-column-width="2089*"/>
    </style:style>
    <style:style style:name="Таблица38.H" style:family="table-column">
      <style:table-column-properties style:column-width="1.166cm" style:rel-column-width="2697*"/>
    </style:style>
    <style:style style:name="Таблица38.I" style:family="table-column">
      <style:table-column-properties style:column-width="0.393cm" style:rel-column-width="909*"/>
    </style:style>
    <style:style style:name="Таблица38.J" style:family="table-column">
      <style:table-column-properties style:column-width="1.171cm" style:rel-column-width="2709*"/>
    </style:style>
    <style:style style:name="Таблица38.K" style:family="table-column">
      <style:table-column-properties style:column-width="1.042cm" style:rel-column-width="2411*"/>
    </style:style>
    <style:style style:name="Таблица38.M" style:family="table-column">
      <style:table-column-properties style:column-width="1.688cm" style:rel-column-width="3904*"/>
    </style:style>
    <style:style style:name="Таблица38.N" style:family="table-column">
      <style:table-column-properties style:column-width="0.549cm" style:rel-column-width="1268*"/>
    </style:style>
    <style:style style:name="Таблица38.O" style:family="table-column">
      <style:table-column-properties style:column-width="0.496cm" style:rel-column-width="1146*"/>
    </style:style>
    <style:style style:name="Таблица38.P" style:family="table-column">
      <style:table-column-properties style:column-width="1.044cm" style:rel-column-width="2415*"/>
    </style:style>
    <style:style style:name="Таблица38.Q" style:family="table-column">
      <style:table-column-properties style:column-width="0.545cm" style:rel-column-width="1260*"/>
    </style:style>
    <style:style style:name="Таблица38.R" style:family="table-column">
      <style:table-column-properties style:column-width="0.732cm" style:rel-column-width="1693*"/>
    </style:style>
    <style:style style:name="Таблица38.S" style:family="table-column">
      <style:table-column-properties style:column-width="0.305cm" style:rel-column-width="705*"/>
    </style:style>
    <style:style style:name="Таблица38.T" style:family="table-column">
      <style:table-column-properties style:column-width="0.762cm" style:rel-column-width="1762*"/>
    </style:style>
    <style:style style:name="Таблица38.U" style:family="table-column">
      <style:table-column-properties style:column-width="2.085cm" style:rel-column-width="4823*"/>
    </style:style>
    <style:style style:name="Таблица38.V" style:family="table-column">
      <style:table-column-properties style:column-width="1.566cm" style:rel-column-width="3623*"/>
    </style:style>
    <style:style style:name="Таблица38.W" style:family="table-column">
      <style:table-column-properties style:column-width="1.046cm" style:rel-column-width="2419*"/>
    </style:style>
    <style:style style:name="Таблица38.X" style:family="table-column">
      <style:table-column-properties style:column-width="0.247cm" style:rel-column-width="571*"/>
    </style:style>
    <style:style style:name="Таблица38.Y" style:family="table-column">
      <style:table-column-properties style:column-width="0.504cm" style:rel-column-width="1166*"/>
    </style:style>
    <style:style style:name="Таблица38.Z" style:family="table-column">
      <style:table-column-properties style:column-width="0.291cm" style:rel-column-width="673*"/>
    </style:style>
    <style:style style:name="Таблица38.a" style:family="table-column">
      <style:table-column-properties style:column-width="2.346cm" style:rel-column-width="5426*"/>
    </style:style>
    <style:style style:name="Таблица38.b" style:family="table-column">
      <style:table-column-properties style:column-width="1.752cm" style:rel-column-width="4051*"/>
    </style:style>
    <style:style style:name="Таблица38.c" style:family="table-column">
      <style:table-column-properties style:column-width="1.52cm" style:rel-column-width="3516*"/>
    </style:style>
    <style:style style:name="Таблица38.1" style:family="table-row">
      <style:table-row-properties style:row-height="0.429cm" style:keep-together="true" fo:keep-together="auto"/>
    </style:style>
    <style:style style:name="Таблица3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8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8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38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8.5" style:family="table-row">
      <style:table-row-properties style:row-height="0.845cm" style:keep-together="true" fo:keep-together="auto"/>
    </style:style>
    <style:style style:name="Таблица38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8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8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8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8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8.9" style:family="table-row">
      <style:table-row-properties style:row-height="14.169cm" style:keep-together="true" fo:keep-together="auto"/>
    </style:style>
    <style:style style:name="Таблица38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38.10" style:family="table-row">
      <style:table-row-properties style:row-height="0.781cm" style:keep-together="true" fo:keep-together="auto"/>
    </style:style>
    <style:style style:name="Таблица38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9" style:family="table">
      <style:table-properties style:width="28.33cm" fo:margin-left="-0.268cm" fo:margin-right="0.538cm" table:align="margins" style:writing-mode="lr-tb"/>
    </style:style>
    <style:style style:name="Таблица19.A" style:family="table-column">
      <style:table-column-properties style:column-width="0.808cm" style:rel-column-width="1868*"/>
    </style:style>
    <style:style style:name="Таблица19.B" style:family="table-column">
      <style:table-column-properties style:column-width="1.065cm" style:rel-column-width="2464*"/>
    </style:style>
    <style:style style:name="Таблица19.C" style:family="table-column">
      <style:table-column-properties style:column-width="0.713cm" style:rel-column-width="1648*"/>
    </style:style>
    <style:style style:name="Таблица19.D" style:family="table-column">
      <style:table-column-properties style:column-width="0.31cm" style:rel-column-width="718*"/>
    </style:style>
    <style:style style:name="Таблица19.E" style:family="table-column">
      <style:table-column-properties style:column-width="1.058cm" style:rel-column-width="2448*"/>
    </style:style>
    <style:style style:name="Таблица19.F" style:family="table-column">
      <style:table-column-properties style:column-width="1.185cm" style:rel-column-width="2742*"/>
    </style:style>
    <style:style style:name="Таблица19.G" style:family="table-column">
      <style:table-column-properties style:column-width="0.903cm" style:rel-column-width="2089*"/>
    </style:style>
    <style:style style:name="Таблица19.H" style:family="table-column">
      <style:table-column-properties style:column-width="1.166cm" style:rel-column-width="2697*"/>
    </style:style>
    <style:style style:name="Таблица19.I" style:family="table-column">
      <style:table-column-properties style:column-width="0.393cm" style:rel-column-width="909*"/>
    </style:style>
    <style:style style:name="Таблица19.J" style:family="table-column">
      <style:table-column-properties style:column-width="1.171cm" style:rel-column-width="2709*"/>
    </style:style>
    <style:style style:name="Таблица19.K" style:family="table-column">
      <style:table-column-properties style:column-width="1.042cm" style:rel-column-width="2411*"/>
    </style:style>
    <style:style style:name="Таблица19.M" style:family="table-column">
      <style:table-column-properties style:column-width="1.688cm" style:rel-column-width="3904*"/>
    </style:style>
    <style:style style:name="Таблица19.N" style:family="table-column">
      <style:table-column-properties style:column-width="0.549cm" style:rel-column-width="1268*"/>
    </style:style>
    <style:style style:name="Таблица19.O" style:family="table-column">
      <style:table-column-properties style:column-width="0.496cm" style:rel-column-width="1146*"/>
    </style:style>
    <style:style style:name="Таблица19.P" style:family="table-column">
      <style:table-column-properties style:column-width="1.044cm" style:rel-column-width="2415*"/>
    </style:style>
    <style:style style:name="Таблица19.Q" style:family="table-column">
      <style:table-column-properties style:column-width="0.545cm" style:rel-column-width="1260*"/>
    </style:style>
    <style:style style:name="Таблица19.R" style:family="table-column">
      <style:table-column-properties style:column-width="0.732cm" style:rel-column-width="1693*"/>
    </style:style>
    <style:style style:name="Таблица19.S" style:family="table-column">
      <style:table-column-properties style:column-width="0.305cm" style:rel-column-width="705*"/>
    </style:style>
    <style:style style:name="Таблица19.T" style:family="table-column">
      <style:table-column-properties style:column-width="0.762cm" style:rel-column-width="1762*"/>
    </style:style>
    <style:style style:name="Таблица19.U" style:family="table-column">
      <style:table-column-properties style:column-width="2.085cm" style:rel-column-width="4823*"/>
    </style:style>
    <style:style style:name="Таблица19.V" style:family="table-column">
      <style:table-column-properties style:column-width="1.566cm" style:rel-column-width="3623*"/>
    </style:style>
    <style:style style:name="Таблица19.W" style:family="table-column">
      <style:table-column-properties style:column-width="1.046cm" style:rel-column-width="2419*"/>
    </style:style>
    <style:style style:name="Таблица19.X" style:family="table-column">
      <style:table-column-properties style:column-width="0.247cm" style:rel-column-width="571*"/>
    </style:style>
    <style:style style:name="Таблица19.Y" style:family="table-column">
      <style:table-column-properties style:column-width="0.504cm" style:rel-column-width="1166*"/>
    </style:style>
    <style:style style:name="Таблица19.Z" style:family="table-column">
      <style:table-column-properties style:column-width="0.291cm" style:rel-column-width="673*"/>
    </style:style>
    <style:style style:name="Таблица19.a" style:family="table-column">
      <style:table-column-properties style:column-width="2.346cm" style:rel-column-width="5426*"/>
    </style:style>
    <style:style style:name="Таблица19.b" style:family="table-column">
      <style:table-column-properties style:column-width="1.752cm" style:rel-column-width="4051*"/>
    </style:style>
    <style:style style:name="Таблица19.c" style:family="table-column">
      <style:table-column-properties style:column-width="1.52cm" style:rel-column-width="3516*"/>
    </style:style>
    <style:style style:name="Таблица19.1" style:family="table-row">
      <style:table-row-properties style:row-height="0.429cm" style:keep-together="true" fo:keep-together="auto"/>
    </style:style>
    <style:style style:name="Таблица1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9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19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9.5" style:family="table-row">
      <style:table-row-properties style:row-height="0.845cm" style:keep-together="true" fo:keep-together="auto"/>
    </style:style>
    <style:style style:name="Таблица19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9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9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9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9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9.9" style:family="table-row">
      <style:table-row-properties style:row-height="14.169cm" style:keep-together="true" fo:keep-together="auto"/>
    </style:style>
    <style:style style:name="Таблица19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19.10" style:family="table-row">
      <style:table-row-properties style:row-height="0.781cm" style:keep-together="true" fo:keep-together="auto"/>
    </style:style>
    <style:style style:name="Таблица19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8" style:family="table">
      <style:table-properties style:width="27.949cm" table:align="margins" style:writing-mode="lr-tb"/>
    </style:style>
    <style:style style:name="Таблица28.A" style:family="table-column">
      <style:table-column-properties style:column-width="3.487cm" style:rel-column-width="8176*"/>
    </style:style>
    <style:style style:name="Таблица28.B" style:family="table-column">
      <style:table-column-properties style:column-width="5.99cm" style:rel-column-width="14045*"/>
    </style:style>
    <style:style style:name="Таблица28.C" style:family="table-column">
      <style:table-column-properties style:column-width="5.821cm" style:rel-column-width="13648*"/>
    </style:style>
    <style:style style:name="Таблица28.D" style:family="table-column">
      <style:table-column-properties style:column-width="3.343cm" style:rel-column-width="7837*"/>
    </style:style>
    <style:style style:name="Таблица28.E" style:family="table-column">
      <style:table-column-properties style:column-width="4.283cm" style:rel-column-width="10042*"/>
    </style:style>
    <style:style style:name="Таблица28.F" style:family="table-column">
      <style:table-column-properties style:column-width="5.027cm" style:rel-column-width="11787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8.D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28.F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2" style:family="table">
      <style:table-properties style:width="28.33cm" fo:margin-left="-0.268cm" fo:margin-right="0.538cm" table:align="margins" style:writing-mode="lr-tb"/>
    </style:style>
    <style:style style:name="Таблица32.A" style:family="table-column">
      <style:table-column-properties style:column-width="0.808cm" style:rel-column-width="1868*"/>
    </style:style>
    <style:style style:name="Таблица32.B" style:family="table-column">
      <style:table-column-properties style:column-width="1.065cm" style:rel-column-width="2464*"/>
    </style:style>
    <style:style style:name="Таблица32.C" style:family="table-column">
      <style:table-column-properties style:column-width="0.713cm" style:rel-column-width="1648*"/>
    </style:style>
    <style:style style:name="Таблица32.D" style:family="table-column">
      <style:table-column-properties style:column-width="0.31cm" style:rel-column-width="718*"/>
    </style:style>
    <style:style style:name="Таблица32.E" style:family="table-column">
      <style:table-column-properties style:column-width="1.058cm" style:rel-column-width="2448*"/>
    </style:style>
    <style:style style:name="Таблица32.F" style:family="table-column">
      <style:table-column-properties style:column-width="1.185cm" style:rel-column-width="2742*"/>
    </style:style>
    <style:style style:name="Таблица32.G" style:family="table-column">
      <style:table-column-properties style:column-width="0.903cm" style:rel-column-width="2089*"/>
    </style:style>
    <style:style style:name="Таблица32.H" style:family="table-column">
      <style:table-column-properties style:column-width="1.166cm" style:rel-column-width="2697*"/>
    </style:style>
    <style:style style:name="Таблица32.I" style:family="table-column">
      <style:table-column-properties style:column-width="0.393cm" style:rel-column-width="909*"/>
    </style:style>
    <style:style style:name="Таблица32.J" style:family="table-column">
      <style:table-column-properties style:column-width="1.171cm" style:rel-column-width="2709*"/>
    </style:style>
    <style:style style:name="Таблица32.K" style:family="table-column">
      <style:table-column-properties style:column-width="1.042cm" style:rel-column-width="2411*"/>
    </style:style>
    <style:style style:name="Таблица32.M" style:family="table-column">
      <style:table-column-properties style:column-width="1.688cm" style:rel-column-width="3904*"/>
    </style:style>
    <style:style style:name="Таблица32.N" style:family="table-column">
      <style:table-column-properties style:column-width="0.549cm" style:rel-column-width="1268*"/>
    </style:style>
    <style:style style:name="Таблица32.O" style:family="table-column">
      <style:table-column-properties style:column-width="0.496cm" style:rel-column-width="1146*"/>
    </style:style>
    <style:style style:name="Таблица32.P" style:family="table-column">
      <style:table-column-properties style:column-width="1.044cm" style:rel-column-width="2415*"/>
    </style:style>
    <style:style style:name="Таблица32.Q" style:family="table-column">
      <style:table-column-properties style:column-width="0.545cm" style:rel-column-width="1260*"/>
    </style:style>
    <style:style style:name="Таблица32.R" style:family="table-column">
      <style:table-column-properties style:column-width="0.732cm" style:rel-column-width="1693*"/>
    </style:style>
    <style:style style:name="Таблица32.S" style:family="table-column">
      <style:table-column-properties style:column-width="0.305cm" style:rel-column-width="705*"/>
    </style:style>
    <style:style style:name="Таблица32.T" style:family="table-column">
      <style:table-column-properties style:column-width="0.762cm" style:rel-column-width="1762*"/>
    </style:style>
    <style:style style:name="Таблица32.U" style:family="table-column">
      <style:table-column-properties style:column-width="2.085cm" style:rel-column-width="4823*"/>
    </style:style>
    <style:style style:name="Таблица32.V" style:family="table-column">
      <style:table-column-properties style:column-width="1.566cm" style:rel-column-width="3623*"/>
    </style:style>
    <style:style style:name="Таблица32.W" style:family="table-column">
      <style:table-column-properties style:column-width="1.046cm" style:rel-column-width="2419*"/>
    </style:style>
    <style:style style:name="Таблица32.X" style:family="table-column">
      <style:table-column-properties style:column-width="0.247cm" style:rel-column-width="571*"/>
    </style:style>
    <style:style style:name="Таблица32.Y" style:family="table-column">
      <style:table-column-properties style:column-width="0.504cm" style:rel-column-width="1166*"/>
    </style:style>
    <style:style style:name="Таблица32.Z" style:family="table-column">
      <style:table-column-properties style:column-width="0.291cm" style:rel-column-width="673*"/>
    </style:style>
    <style:style style:name="Таблица32.a" style:family="table-column">
      <style:table-column-properties style:column-width="2.346cm" style:rel-column-width="5426*"/>
    </style:style>
    <style:style style:name="Таблица32.b" style:family="table-column">
      <style:table-column-properties style:column-width="1.752cm" style:rel-column-width="4051*"/>
    </style:style>
    <style:style style:name="Таблица32.c" style:family="table-column">
      <style:table-column-properties style:column-width="1.52cm" style:rel-column-width="3516*"/>
    </style:style>
    <style:style style:name="Таблица32.1" style:family="table-row">
      <style:table-row-properties style:row-height="0.429cm" style:keep-together="true" fo:keep-together="auto"/>
    </style:style>
    <style:style style:name="Таблица3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2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2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3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2.5" style:family="table-row">
      <style:table-row-properties style:row-height="0.845cm" style:keep-together="true" fo:keep-together="auto"/>
    </style:style>
    <style:style style:name="Таблица32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2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2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2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2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2.9" style:family="table-row">
      <style:table-row-properties style:row-height="14.169cm" style:keep-together="true" fo:keep-together="auto"/>
    </style:style>
    <style:style style:name="Таблица32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32.10" style:family="table-row">
      <style:table-row-properties style:row-height="0.781cm" style:keep-together="true" fo:keep-together="auto"/>
    </style:style>
    <style:style style:name="Таблица3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4" style:family="table">
      <style:table-properties style:width="28.33cm" fo:margin-left="-0.268cm" fo:margin-right="0.538cm" table:align="margins" style:writing-mode="lr-tb"/>
    </style:style>
    <style:style style:name="Таблица34.A" style:family="table-column">
      <style:table-column-properties style:column-width="0.808cm" style:rel-column-width="1868*"/>
    </style:style>
    <style:style style:name="Таблица34.B" style:family="table-column">
      <style:table-column-properties style:column-width="1.065cm" style:rel-column-width="2464*"/>
    </style:style>
    <style:style style:name="Таблица34.C" style:family="table-column">
      <style:table-column-properties style:column-width="0.713cm" style:rel-column-width="1648*"/>
    </style:style>
    <style:style style:name="Таблица34.D" style:family="table-column">
      <style:table-column-properties style:column-width="0.31cm" style:rel-column-width="718*"/>
    </style:style>
    <style:style style:name="Таблица34.E" style:family="table-column">
      <style:table-column-properties style:column-width="1.058cm" style:rel-column-width="2448*"/>
    </style:style>
    <style:style style:name="Таблица34.F" style:family="table-column">
      <style:table-column-properties style:column-width="1.185cm" style:rel-column-width="2742*"/>
    </style:style>
    <style:style style:name="Таблица34.G" style:family="table-column">
      <style:table-column-properties style:column-width="0.903cm" style:rel-column-width="2089*"/>
    </style:style>
    <style:style style:name="Таблица34.H" style:family="table-column">
      <style:table-column-properties style:column-width="1.166cm" style:rel-column-width="2697*"/>
    </style:style>
    <style:style style:name="Таблица34.I" style:family="table-column">
      <style:table-column-properties style:column-width="0.393cm" style:rel-column-width="909*"/>
    </style:style>
    <style:style style:name="Таблица34.J" style:family="table-column">
      <style:table-column-properties style:column-width="1.171cm" style:rel-column-width="2709*"/>
    </style:style>
    <style:style style:name="Таблица34.K" style:family="table-column">
      <style:table-column-properties style:column-width="1.042cm" style:rel-column-width="2411*"/>
    </style:style>
    <style:style style:name="Таблица34.M" style:family="table-column">
      <style:table-column-properties style:column-width="1.688cm" style:rel-column-width="3904*"/>
    </style:style>
    <style:style style:name="Таблица34.N" style:family="table-column">
      <style:table-column-properties style:column-width="0.549cm" style:rel-column-width="1268*"/>
    </style:style>
    <style:style style:name="Таблица34.O" style:family="table-column">
      <style:table-column-properties style:column-width="0.496cm" style:rel-column-width="1146*"/>
    </style:style>
    <style:style style:name="Таблица34.P" style:family="table-column">
      <style:table-column-properties style:column-width="1.044cm" style:rel-column-width="2415*"/>
    </style:style>
    <style:style style:name="Таблица34.Q" style:family="table-column">
      <style:table-column-properties style:column-width="0.545cm" style:rel-column-width="1260*"/>
    </style:style>
    <style:style style:name="Таблица34.R" style:family="table-column">
      <style:table-column-properties style:column-width="0.732cm" style:rel-column-width="1693*"/>
    </style:style>
    <style:style style:name="Таблица34.S" style:family="table-column">
      <style:table-column-properties style:column-width="0.305cm" style:rel-column-width="705*"/>
    </style:style>
    <style:style style:name="Таблица34.T" style:family="table-column">
      <style:table-column-properties style:column-width="0.762cm" style:rel-column-width="1762*"/>
    </style:style>
    <style:style style:name="Таблица34.U" style:family="table-column">
      <style:table-column-properties style:column-width="2.085cm" style:rel-column-width="4823*"/>
    </style:style>
    <style:style style:name="Таблица34.V" style:family="table-column">
      <style:table-column-properties style:column-width="1.566cm" style:rel-column-width="3623*"/>
    </style:style>
    <style:style style:name="Таблица34.W" style:family="table-column">
      <style:table-column-properties style:column-width="1.046cm" style:rel-column-width="2419*"/>
    </style:style>
    <style:style style:name="Таблица34.X" style:family="table-column">
      <style:table-column-properties style:column-width="0.247cm" style:rel-column-width="571*"/>
    </style:style>
    <style:style style:name="Таблица34.Y" style:family="table-column">
      <style:table-column-properties style:column-width="0.504cm" style:rel-column-width="1166*"/>
    </style:style>
    <style:style style:name="Таблица34.Z" style:family="table-column">
      <style:table-column-properties style:column-width="0.291cm" style:rel-column-width="673*"/>
    </style:style>
    <style:style style:name="Таблица34.a" style:family="table-column">
      <style:table-column-properties style:column-width="2.346cm" style:rel-column-width="5426*"/>
    </style:style>
    <style:style style:name="Таблица34.b" style:family="table-column">
      <style:table-column-properties style:column-width="1.752cm" style:rel-column-width="4051*"/>
    </style:style>
    <style:style style:name="Таблица34.c" style:family="table-column">
      <style:table-column-properties style:column-width="1.52cm" style:rel-column-width="3516*"/>
    </style:style>
    <style:style style:name="Таблица34.1" style:family="table-row">
      <style:table-row-properties style:row-height="0.429cm" style:keep-together="true" fo:keep-together="auto"/>
    </style:style>
    <style:style style:name="Таблица3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3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4.5" style:family="table-row">
      <style:table-row-properties style:row-height="0.845cm" style:keep-together="true" fo:keep-together="auto"/>
    </style:style>
    <style:style style:name="Таблица34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4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4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4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9" style:family="table-row">
      <style:table-row-properties style:row-height="14.169cm" style:keep-together="true" fo:keep-together="auto"/>
    </style:style>
    <style:style style:name="Таблица34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34.10" style:family="table-row">
      <style:table-row-properties style:row-height="0.781cm" style:keep-together="true" fo:keep-together="auto"/>
    </style:style>
    <style:style style:name="Таблица34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9" style:family="table">
      <style:table-properties style:width="27.795cm" fo:margin-left="0.18cm" fo:margin-right="-0.026cm" table:align="margins" style:writing-mode="lr-tb"/>
    </style:style>
    <style:style style:name="Таблица39.A" style:family="table-column">
      <style:table-column-properties style:column-width="3.508cm" style:rel-column-width="8271*"/>
    </style:style>
    <style:style style:name="Таблица39.B" style:family="table-column">
      <style:table-column-properties style:column-width="6.184cm" style:rel-column-width="14580*"/>
    </style:style>
    <style:style style:name="Таблица39.C" style:family="table-column">
      <style:table-column-properties style:column-width="6.239cm" style:rel-column-width="14709*"/>
    </style:style>
    <style:style style:name="Таблица39.D" style:family="table-column">
      <style:table-column-properties style:column-width="2.84cm" style:rel-column-width="6695*"/>
    </style:style>
    <style:style style:name="Таблица39.E" style:family="table-column">
      <style:table-column-properties style:column-width="2.925cm" style:rel-column-width="6895*"/>
    </style:style>
    <style:style style:name="Таблица39.F" style:family="table-column">
      <style:table-column-properties style:column-width="6.101cm" style:rel-column-width="14385*"/>
    </style:style>
    <style:style style:name="Таблица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9.F1" style:family="table-cell">
      <style:table-cell-properties fo:padding="0.097cm" fo:border="0.002cm solid #000000"/>
    </style:style>
    <style:style style:name="Таблица39.A2" style:family="table-cell">
      <style:table-cell-properties fo:padding="0.097cm" fo:border-left="0.002cm solid #000000" fo:border-right="none" fo:border-top="none" fo:border-bottom="0.002cm solid #000000"/>
    </style:style>
    <style:style style:name="Таблица3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7" style:family="table">
      <style:table-properties style:width="28.33cm" fo:margin-left="-0.268cm" fo:margin-right="0.538cm" table:align="margins" style:writing-mode="lr-tb"/>
    </style:style>
    <style:style style:name="Таблица67.A" style:family="table-column">
      <style:table-column-properties style:column-width="0.808cm" style:rel-column-width="1868*"/>
    </style:style>
    <style:style style:name="Таблица67.B" style:family="table-column">
      <style:table-column-properties style:column-width="1.065cm" style:rel-column-width="2464*"/>
    </style:style>
    <style:style style:name="Таблица67.C" style:family="table-column">
      <style:table-column-properties style:column-width="0.713cm" style:rel-column-width="1648*"/>
    </style:style>
    <style:style style:name="Таблица67.D" style:family="table-column">
      <style:table-column-properties style:column-width="0.31cm" style:rel-column-width="718*"/>
    </style:style>
    <style:style style:name="Таблица67.E" style:family="table-column">
      <style:table-column-properties style:column-width="1.058cm" style:rel-column-width="2448*"/>
    </style:style>
    <style:style style:name="Таблица67.F" style:family="table-column">
      <style:table-column-properties style:column-width="1.185cm" style:rel-column-width="2742*"/>
    </style:style>
    <style:style style:name="Таблица67.G" style:family="table-column">
      <style:table-column-properties style:column-width="0.903cm" style:rel-column-width="2089*"/>
    </style:style>
    <style:style style:name="Таблица67.H" style:family="table-column">
      <style:table-column-properties style:column-width="1.166cm" style:rel-column-width="2697*"/>
    </style:style>
    <style:style style:name="Таблица67.I" style:family="table-column">
      <style:table-column-properties style:column-width="0.393cm" style:rel-column-width="909*"/>
    </style:style>
    <style:style style:name="Таблица67.J" style:family="table-column">
      <style:table-column-properties style:column-width="1.171cm" style:rel-column-width="2709*"/>
    </style:style>
    <style:style style:name="Таблица67.K" style:family="table-column">
      <style:table-column-properties style:column-width="1.042cm" style:rel-column-width="2411*"/>
    </style:style>
    <style:style style:name="Таблица67.M" style:family="table-column">
      <style:table-column-properties style:column-width="1.688cm" style:rel-column-width="3904*"/>
    </style:style>
    <style:style style:name="Таблица67.N" style:family="table-column">
      <style:table-column-properties style:column-width="0.549cm" style:rel-column-width="1268*"/>
    </style:style>
    <style:style style:name="Таблица67.O" style:family="table-column">
      <style:table-column-properties style:column-width="0.496cm" style:rel-column-width="1146*"/>
    </style:style>
    <style:style style:name="Таблица67.P" style:family="table-column">
      <style:table-column-properties style:column-width="1.044cm" style:rel-column-width="2415*"/>
    </style:style>
    <style:style style:name="Таблица67.Q" style:family="table-column">
      <style:table-column-properties style:column-width="0.545cm" style:rel-column-width="1260*"/>
    </style:style>
    <style:style style:name="Таблица67.R" style:family="table-column">
      <style:table-column-properties style:column-width="0.732cm" style:rel-column-width="1693*"/>
    </style:style>
    <style:style style:name="Таблица67.S" style:family="table-column">
      <style:table-column-properties style:column-width="0.305cm" style:rel-column-width="705*"/>
    </style:style>
    <style:style style:name="Таблица67.T" style:family="table-column">
      <style:table-column-properties style:column-width="0.762cm" style:rel-column-width="1762*"/>
    </style:style>
    <style:style style:name="Таблица67.U" style:family="table-column">
      <style:table-column-properties style:column-width="2.085cm" style:rel-column-width="4823*"/>
    </style:style>
    <style:style style:name="Таблица67.V" style:family="table-column">
      <style:table-column-properties style:column-width="1.566cm" style:rel-column-width="3623*"/>
    </style:style>
    <style:style style:name="Таблица67.W" style:family="table-column">
      <style:table-column-properties style:column-width="1.046cm" style:rel-column-width="2419*"/>
    </style:style>
    <style:style style:name="Таблица67.X" style:family="table-column">
      <style:table-column-properties style:column-width="0.247cm" style:rel-column-width="571*"/>
    </style:style>
    <style:style style:name="Таблица67.Y" style:family="table-column">
      <style:table-column-properties style:column-width="0.504cm" style:rel-column-width="1166*"/>
    </style:style>
    <style:style style:name="Таблица67.Z" style:family="table-column">
      <style:table-column-properties style:column-width="0.291cm" style:rel-column-width="673*"/>
    </style:style>
    <style:style style:name="Таблица67.a" style:family="table-column">
      <style:table-column-properties style:column-width="2.346cm" style:rel-column-width="5426*"/>
    </style:style>
    <style:style style:name="Таблица67.b" style:family="table-column">
      <style:table-column-properties style:column-width="1.752cm" style:rel-column-width="4051*"/>
    </style:style>
    <style:style style:name="Таблица67.c" style:family="table-column">
      <style:table-column-properties style:column-width="1.52cm" style:rel-column-width="3516*"/>
    </style:style>
    <style:style style:name="Таблица67.1" style:family="table-row">
      <style:table-row-properties style:row-height="0.429cm" style:keep-together="true" fo:keep-together="auto"/>
    </style:style>
    <style:style style:name="Таблица6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7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7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67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7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7.5" style:family="table-row">
      <style:table-row-properties style:row-height="0.845cm" style:keep-together="true" fo:keep-together="auto"/>
    </style:style>
    <style:style style:name="Таблица67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7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7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67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67.7" style:family="table-row">
      <style:table-row-properties style:row-height="0.355cm" style:keep-together="true" fo:keep-together="auto"/>
    </style:style>
    <style:style style:name="Таблица67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7.9" style:family="table-row">
      <style:table-row-properties style:row-height="14.169cm" style:keep-together="true" fo:keep-together="auto"/>
    </style:style>
    <style:style style:name="Таблица67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67.10" style:family="table-row">
      <style:table-row-properties style:row-height="0.781cm" style:keep-together="true" fo:keep-together="auto"/>
    </style:style>
    <style:style style:name="Таблица67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6" style:family="table">
      <style:table-properties style:width="28.33cm" fo:margin-left="-0.268cm" fo:margin-right="0.538cm" table:align="margins" style:writing-mode="lr-tb"/>
    </style:style>
    <style:style style:name="Таблица46.A" style:family="table-column">
      <style:table-column-properties style:column-width="0.808cm" style:rel-column-width="1868*"/>
    </style:style>
    <style:style style:name="Таблица46.B" style:family="table-column">
      <style:table-column-properties style:column-width="1.065cm" style:rel-column-width="2464*"/>
    </style:style>
    <style:style style:name="Таблица46.C" style:family="table-column">
      <style:table-column-properties style:column-width="0.713cm" style:rel-column-width="1648*"/>
    </style:style>
    <style:style style:name="Таблица46.D" style:family="table-column">
      <style:table-column-properties style:column-width="0.31cm" style:rel-column-width="718*"/>
    </style:style>
    <style:style style:name="Таблица46.E" style:family="table-column">
      <style:table-column-properties style:column-width="1.058cm" style:rel-column-width="2448*"/>
    </style:style>
    <style:style style:name="Таблица46.F" style:family="table-column">
      <style:table-column-properties style:column-width="1.185cm" style:rel-column-width="2742*"/>
    </style:style>
    <style:style style:name="Таблица46.G" style:family="table-column">
      <style:table-column-properties style:column-width="0.903cm" style:rel-column-width="2089*"/>
    </style:style>
    <style:style style:name="Таблица46.H" style:family="table-column">
      <style:table-column-properties style:column-width="1.166cm" style:rel-column-width="2697*"/>
    </style:style>
    <style:style style:name="Таблица46.I" style:family="table-column">
      <style:table-column-properties style:column-width="0.393cm" style:rel-column-width="909*"/>
    </style:style>
    <style:style style:name="Таблица46.J" style:family="table-column">
      <style:table-column-properties style:column-width="1.171cm" style:rel-column-width="2709*"/>
    </style:style>
    <style:style style:name="Таблица46.K" style:family="table-column">
      <style:table-column-properties style:column-width="1.042cm" style:rel-column-width="2411*"/>
    </style:style>
    <style:style style:name="Таблица46.M" style:family="table-column">
      <style:table-column-properties style:column-width="1.688cm" style:rel-column-width="3904*"/>
    </style:style>
    <style:style style:name="Таблица46.N" style:family="table-column">
      <style:table-column-properties style:column-width="0.549cm" style:rel-column-width="1268*"/>
    </style:style>
    <style:style style:name="Таблица46.O" style:family="table-column">
      <style:table-column-properties style:column-width="0.496cm" style:rel-column-width="1146*"/>
    </style:style>
    <style:style style:name="Таблица46.P" style:family="table-column">
      <style:table-column-properties style:column-width="1.044cm" style:rel-column-width="2415*"/>
    </style:style>
    <style:style style:name="Таблица46.Q" style:family="table-column">
      <style:table-column-properties style:column-width="0.545cm" style:rel-column-width="1260*"/>
    </style:style>
    <style:style style:name="Таблица46.R" style:family="table-column">
      <style:table-column-properties style:column-width="0.732cm" style:rel-column-width="1693*"/>
    </style:style>
    <style:style style:name="Таблица46.S" style:family="table-column">
      <style:table-column-properties style:column-width="0.305cm" style:rel-column-width="705*"/>
    </style:style>
    <style:style style:name="Таблица46.T" style:family="table-column">
      <style:table-column-properties style:column-width="0.762cm" style:rel-column-width="1762*"/>
    </style:style>
    <style:style style:name="Таблица46.U" style:family="table-column">
      <style:table-column-properties style:column-width="2.085cm" style:rel-column-width="4823*"/>
    </style:style>
    <style:style style:name="Таблица46.V" style:family="table-column">
      <style:table-column-properties style:column-width="1.566cm" style:rel-column-width="3623*"/>
    </style:style>
    <style:style style:name="Таблица46.W" style:family="table-column">
      <style:table-column-properties style:column-width="1.046cm" style:rel-column-width="2419*"/>
    </style:style>
    <style:style style:name="Таблица46.X" style:family="table-column">
      <style:table-column-properties style:column-width="0.247cm" style:rel-column-width="571*"/>
    </style:style>
    <style:style style:name="Таблица46.Y" style:family="table-column">
      <style:table-column-properties style:column-width="0.504cm" style:rel-column-width="1166*"/>
    </style:style>
    <style:style style:name="Таблица46.Z" style:family="table-column">
      <style:table-column-properties style:column-width="0.291cm" style:rel-column-width="673*"/>
    </style:style>
    <style:style style:name="Таблица46.a" style:family="table-column">
      <style:table-column-properties style:column-width="2.346cm" style:rel-column-width="5426*"/>
    </style:style>
    <style:style style:name="Таблица46.b" style:family="table-column">
      <style:table-column-properties style:column-width="1.752cm" style:rel-column-width="4051*"/>
    </style:style>
    <style:style style:name="Таблица46.c" style:family="table-column">
      <style:table-column-properties style:column-width="1.52cm" style:rel-column-width="3516*"/>
    </style:style>
    <style:style style:name="Таблица46.1" style:family="table-row">
      <style:table-row-properties style:row-height="0.429cm" style:keep-together="true" fo:keep-together="auto"/>
    </style:style>
    <style:style style:name="Таблица4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6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6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4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6.5" style:family="table-row">
      <style:table-row-properties style:row-height="0.845cm" style:keep-together="true" fo:keep-together="auto"/>
    </style:style>
    <style:style style:name="Таблица46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6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6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6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6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6.9" style:family="table-row">
      <style:table-row-properties style:row-height="14.169cm" style:keep-together="true" fo:keep-together="auto"/>
    </style:style>
    <style:style style:name="Таблица46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46.10" style:family="table-row">
      <style:table-row-properties style:row-height="0.781cm" style:keep-together="true" fo:keep-together="auto"/>
    </style:style>
    <style:style style:name="Таблица46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54" style:family="table">
      <style:table-properties style:width="28.33cm" fo:margin-left="-0.268cm" fo:margin-right="0.538cm" table:align="margins" style:writing-mode="lr-tb"/>
    </style:style>
    <style:style style:name="Таблица54.A" style:family="table-column">
      <style:table-column-properties style:column-width="0.808cm" style:rel-column-width="1868*"/>
    </style:style>
    <style:style style:name="Таблица54.B" style:family="table-column">
      <style:table-column-properties style:column-width="1.065cm" style:rel-column-width="2464*"/>
    </style:style>
    <style:style style:name="Таблица54.C" style:family="table-column">
      <style:table-column-properties style:column-width="0.713cm" style:rel-column-width="1648*"/>
    </style:style>
    <style:style style:name="Таблица54.D" style:family="table-column">
      <style:table-column-properties style:column-width="0.31cm" style:rel-column-width="718*"/>
    </style:style>
    <style:style style:name="Таблица54.E" style:family="table-column">
      <style:table-column-properties style:column-width="1.058cm" style:rel-column-width="2448*"/>
    </style:style>
    <style:style style:name="Таблица54.F" style:family="table-column">
      <style:table-column-properties style:column-width="1.185cm" style:rel-column-width="2742*"/>
    </style:style>
    <style:style style:name="Таблица54.G" style:family="table-column">
      <style:table-column-properties style:column-width="0.903cm" style:rel-column-width="2089*"/>
    </style:style>
    <style:style style:name="Таблица54.H" style:family="table-column">
      <style:table-column-properties style:column-width="1.166cm" style:rel-column-width="2697*"/>
    </style:style>
    <style:style style:name="Таблица54.I" style:family="table-column">
      <style:table-column-properties style:column-width="0.393cm" style:rel-column-width="909*"/>
    </style:style>
    <style:style style:name="Таблица54.J" style:family="table-column">
      <style:table-column-properties style:column-width="1.171cm" style:rel-column-width="2709*"/>
    </style:style>
    <style:style style:name="Таблица54.K" style:family="table-column">
      <style:table-column-properties style:column-width="1.042cm" style:rel-column-width="2411*"/>
    </style:style>
    <style:style style:name="Таблица54.M" style:family="table-column">
      <style:table-column-properties style:column-width="1.688cm" style:rel-column-width="3904*"/>
    </style:style>
    <style:style style:name="Таблица54.N" style:family="table-column">
      <style:table-column-properties style:column-width="0.549cm" style:rel-column-width="1268*"/>
    </style:style>
    <style:style style:name="Таблица54.O" style:family="table-column">
      <style:table-column-properties style:column-width="0.496cm" style:rel-column-width="1146*"/>
    </style:style>
    <style:style style:name="Таблица54.P" style:family="table-column">
      <style:table-column-properties style:column-width="1.044cm" style:rel-column-width="2415*"/>
    </style:style>
    <style:style style:name="Таблица54.Q" style:family="table-column">
      <style:table-column-properties style:column-width="0.545cm" style:rel-column-width="1260*"/>
    </style:style>
    <style:style style:name="Таблица54.R" style:family="table-column">
      <style:table-column-properties style:column-width="0.732cm" style:rel-column-width="1693*"/>
    </style:style>
    <style:style style:name="Таблица54.S" style:family="table-column">
      <style:table-column-properties style:column-width="0.305cm" style:rel-column-width="705*"/>
    </style:style>
    <style:style style:name="Таблица54.T" style:family="table-column">
      <style:table-column-properties style:column-width="0.762cm" style:rel-column-width="1762*"/>
    </style:style>
    <style:style style:name="Таблица54.U" style:family="table-column">
      <style:table-column-properties style:column-width="2.085cm" style:rel-column-width="4823*"/>
    </style:style>
    <style:style style:name="Таблица54.V" style:family="table-column">
      <style:table-column-properties style:column-width="1.566cm" style:rel-column-width="3623*"/>
    </style:style>
    <style:style style:name="Таблица54.W" style:family="table-column">
      <style:table-column-properties style:column-width="1.046cm" style:rel-column-width="2419*"/>
    </style:style>
    <style:style style:name="Таблица54.X" style:family="table-column">
      <style:table-column-properties style:column-width="0.247cm" style:rel-column-width="571*"/>
    </style:style>
    <style:style style:name="Таблица54.Y" style:family="table-column">
      <style:table-column-properties style:column-width="0.504cm" style:rel-column-width="1166*"/>
    </style:style>
    <style:style style:name="Таблица54.Z" style:family="table-column">
      <style:table-column-properties style:column-width="0.291cm" style:rel-column-width="673*"/>
    </style:style>
    <style:style style:name="Таблица54.a" style:family="table-column">
      <style:table-column-properties style:column-width="2.346cm" style:rel-column-width="5426*"/>
    </style:style>
    <style:style style:name="Таблица54.b" style:family="table-column">
      <style:table-column-properties style:column-width="1.752cm" style:rel-column-width="4051*"/>
    </style:style>
    <style:style style:name="Таблица54.c" style:family="table-column">
      <style:table-column-properties style:column-width="1.52cm" style:rel-column-width="3516*"/>
    </style:style>
    <style:style style:name="Таблица54.1" style:family="table-row">
      <style:table-row-properties style:row-height="0.429cm" style:keep-together="true" fo:keep-together="auto"/>
    </style:style>
    <style:style style:name="Таблица5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4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4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4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4.5" style:family="table-row">
      <style:table-row-properties style:row-height="0.845cm" style:keep-together="true" fo:keep-together="auto"/>
    </style:style>
    <style:style style:name="Таблица54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4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4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4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4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4.9" style:family="table-row">
      <style:table-row-properties style:row-height="14.169cm" style:keep-together="true" fo:keep-together="auto"/>
    </style:style>
    <style:style style:name="Таблица54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4.10" style:family="table-row">
      <style:table-row-properties style:row-height="0.781cm" style:keep-together="true" fo:keep-together="auto"/>
    </style:style>
    <style:style style:name="Таблица54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62" style:family="table">
      <style:table-properties style:width="27.949cm" table:align="margins" style:writing-mode="lr-tb"/>
    </style:style>
    <style:style style:name="Таблица62.A" style:family="table-column">
      <style:table-column-properties style:column-width="3.223cm" style:rel-column-width="7556*"/>
    </style:style>
    <style:style style:name="Таблица62.B" style:family="table-column">
      <style:table-column-properties style:column-width="5.846cm" style:rel-column-width="13706*"/>
    </style:style>
    <style:style style:name="Таблица62.C" style:family="table-column">
      <style:table-column-properties style:column-width="6.662cm" style:rel-column-width="15621*"/>
    </style:style>
    <style:style style:name="Таблица62.D" style:family="table-column">
      <style:table-column-properties style:column-width="4.86cm" style:rel-column-width="11394*"/>
    </style:style>
    <style:style style:name="Таблица62.E" style:family="table-column">
      <style:table-column-properties style:column-width="2.783cm" style:rel-column-width="6526*"/>
    </style:style>
    <style:style style:name="Таблица62.F" style:family="table-column">
      <style:table-column-properties style:column-width="4.577cm" style:rel-column-width="10732*"/>
    </style:style>
    <style:style style:name="Таблица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2.F1" style:family="table-cell">
      <style:table-cell-properties fo:padding="0.097cm" fo:border="0.002cm solid #000000"/>
    </style:style>
    <style:style style:name="Таблица62.A2" style:family="table-cell">
      <style:table-cell-properties fo:padding="0.097cm" fo:border-left="0.002cm solid #000000" fo:border-right="none" fo:border-top="none" fo:border-bottom="0.002cm solid #000000"/>
    </style:style>
    <style:style style:name="Таблица6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62.F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63" style:family="table">
      <style:table-properties style:width="28.33cm" fo:margin-left="-0.268cm" fo:margin-right="0.538cm" table:align="margins" style:writing-mode="lr-tb"/>
    </style:style>
    <style:style style:name="Таблица63.A" style:family="table-column">
      <style:table-column-properties style:column-width="0.808cm" style:rel-column-width="1868*"/>
    </style:style>
    <style:style style:name="Таблица63.B" style:family="table-column">
      <style:table-column-properties style:column-width="1.065cm" style:rel-column-width="2464*"/>
    </style:style>
    <style:style style:name="Таблица63.C" style:family="table-column">
      <style:table-column-properties style:column-width="0.713cm" style:rel-column-width="1648*"/>
    </style:style>
    <style:style style:name="Таблица63.D" style:family="table-column">
      <style:table-column-properties style:column-width="0.31cm" style:rel-column-width="718*"/>
    </style:style>
    <style:style style:name="Таблица63.E" style:family="table-column">
      <style:table-column-properties style:column-width="1.058cm" style:rel-column-width="2448*"/>
    </style:style>
    <style:style style:name="Таблица63.F" style:family="table-column">
      <style:table-column-properties style:column-width="1.185cm" style:rel-column-width="2742*"/>
    </style:style>
    <style:style style:name="Таблица63.G" style:family="table-column">
      <style:table-column-properties style:column-width="0.903cm" style:rel-column-width="2089*"/>
    </style:style>
    <style:style style:name="Таблица63.H" style:family="table-column">
      <style:table-column-properties style:column-width="1.166cm" style:rel-column-width="2697*"/>
    </style:style>
    <style:style style:name="Таблица63.I" style:family="table-column">
      <style:table-column-properties style:column-width="0.393cm" style:rel-column-width="909*"/>
    </style:style>
    <style:style style:name="Таблица63.J" style:family="table-column">
      <style:table-column-properties style:column-width="1.171cm" style:rel-column-width="2709*"/>
    </style:style>
    <style:style style:name="Таблица63.K" style:family="table-column">
      <style:table-column-properties style:column-width="1.042cm" style:rel-column-width="2411*"/>
    </style:style>
    <style:style style:name="Таблица63.M" style:family="table-column">
      <style:table-column-properties style:column-width="1.688cm" style:rel-column-width="3904*"/>
    </style:style>
    <style:style style:name="Таблица63.N" style:family="table-column">
      <style:table-column-properties style:column-width="0.549cm" style:rel-column-width="1268*"/>
    </style:style>
    <style:style style:name="Таблица63.O" style:family="table-column">
      <style:table-column-properties style:column-width="0.496cm" style:rel-column-width="1146*"/>
    </style:style>
    <style:style style:name="Таблица63.P" style:family="table-column">
      <style:table-column-properties style:column-width="1.044cm" style:rel-column-width="2415*"/>
    </style:style>
    <style:style style:name="Таблица63.Q" style:family="table-column">
      <style:table-column-properties style:column-width="0.545cm" style:rel-column-width="1260*"/>
    </style:style>
    <style:style style:name="Таблица63.R" style:family="table-column">
      <style:table-column-properties style:column-width="0.732cm" style:rel-column-width="1693*"/>
    </style:style>
    <style:style style:name="Таблица63.S" style:family="table-column">
      <style:table-column-properties style:column-width="0.305cm" style:rel-column-width="705*"/>
    </style:style>
    <style:style style:name="Таблица63.T" style:family="table-column">
      <style:table-column-properties style:column-width="0.762cm" style:rel-column-width="1762*"/>
    </style:style>
    <style:style style:name="Таблица63.U" style:family="table-column">
      <style:table-column-properties style:column-width="2.085cm" style:rel-column-width="4823*"/>
    </style:style>
    <style:style style:name="Таблица63.V" style:family="table-column">
      <style:table-column-properties style:column-width="1.566cm" style:rel-column-width="3623*"/>
    </style:style>
    <style:style style:name="Таблица63.W" style:family="table-column">
      <style:table-column-properties style:column-width="1.046cm" style:rel-column-width="2419*"/>
    </style:style>
    <style:style style:name="Таблица63.X" style:family="table-column">
      <style:table-column-properties style:column-width="0.247cm" style:rel-column-width="571*"/>
    </style:style>
    <style:style style:name="Таблица63.Y" style:family="table-column">
      <style:table-column-properties style:column-width="0.504cm" style:rel-column-width="1166*"/>
    </style:style>
    <style:style style:name="Таблица63.Z" style:family="table-column">
      <style:table-column-properties style:column-width="0.291cm" style:rel-column-width="673*"/>
    </style:style>
    <style:style style:name="Таблица63.a" style:family="table-column">
      <style:table-column-properties style:column-width="2.346cm" style:rel-column-width="5426*"/>
    </style:style>
    <style:style style:name="Таблица63.b" style:family="table-column">
      <style:table-column-properties style:column-width="1.752cm" style:rel-column-width="4051*"/>
    </style:style>
    <style:style style:name="Таблица63.c" style:family="table-column">
      <style:table-column-properties style:column-width="1.52cm" style:rel-column-width="3516*"/>
    </style:style>
    <style:style style:name="Таблица63.1" style:family="table-row">
      <style:table-row-properties style:row-height="0.429cm" style:keep-together="true" fo:keep-together="auto"/>
    </style:style>
    <style:style style:name="Таблица6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3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3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6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3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3.5" style:family="table-row">
      <style:table-row-properties style:row-height="0.845cm" style:keep-together="true" fo:keep-together="auto"/>
    </style:style>
    <style:style style:name="Таблица63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3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3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63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63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3.9" style:family="table-row">
      <style:table-row-properties style:row-height="14.169cm" style:keep-together="true" fo:keep-together="auto"/>
    </style:style>
    <style:style style:name="Таблица63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63.10" style:family="table-row">
      <style:table-row-properties style:row-height="0.781cm" style:keep-together="true" fo:keep-together="auto"/>
    </style:style>
    <style:style style:name="Таблица63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64" style:family="table">
      <style:table-properties style:width="28.33cm" fo:margin-left="-0.268cm" fo:margin-right="0.538cm" table:align="margins" style:writing-mode="lr-tb"/>
    </style:style>
    <style:style style:name="Таблица64.A" style:family="table-column">
      <style:table-column-properties style:column-width="0.808cm" style:rel-column-width="1868*"/>
    </style:style>
    <style:style style:name="Таблица64.B" style:family="table-column">
      <style:table-column-properties style:column-width="1.065cm" style:rel-column-width="2464*"/>
    </style:style>
    <style:style style:name="Таблица64.C" style:family="table-column">
      <style:table-column-properties style:column-width="0.713cm" style:rel-column-width="1648*"/>
    </style:style>
    <style:style style:name="Таблица64.D" style:family="table-column">
      <style:table-column-properties style:column-width="0.31cm" style:rel-column-width="718*"/>
    </style:style>
    <style:style style:name="Таблица64.E" style:family="table-column">
      <style:table-column-properties style:column-width="1.058cm" style:rel-column-width="2448*"/>
    </style:style>
    <style:style style:name="Таблица64.F" style:family="table-column">
      <style:table-column-properties style:column-width="1.185cm" style:rel-column-width="2742*"/>
    </style:style>
    <style:style style:name="Таблица64.G" style:family="table-column">
      <style:table-column-properties style:column-width="0.903cm" style:rel-column-width="2089*"/>
    </style:style>
    <style:style style:name="Таблица64.H" style:family="table-column">
      <style:table-column-properties style:column-width="1.166cm" style:rel-column-width="2697*"/>
    </style:style>
    <style:style style:name="Таблица64.I" style:family="table-column">
      <style:table-column-properties style:column-width="0.393cm" style:rel-column-width="909*"/>
    </style:style>
    <style:style style:name="Таблица64.J" style:family="table-column">
      <style:table-column-properties style:column-width="1.171cm" style:rel-column-width="2709*"/>
    </style:style>
    <style:style style:name="Таблица64.K" style:family="table-column">
      <style:table-column-properties style:column-width="1.042cm" style:rel-column-width="2411*"/>
    </style:style>
    <style:style style:name="Таблица64.M" style:family="table-column">
      <style:table-column-properties style:column-width="1.688cm" style:rel-column-width="3904*"/>
    </style:style>
    <style:style style:name="Таблица64.N" style:family="table-column">
      <style:table-column-properties style:column-width="0.549cm" style:rel-column-width="1268*"/>
    </style:style>
    <style:style style:name="Таблица64.O" style:family="table-column">
      <style:table-column-properties style:column-width="0.496cm" style:rel-column-width="1146*"/>
    </style:style>
    <style:style style:name="Таблица64.P" style:family="table-column">
      <style:table-column-properties style:column-width="1.044cm" style:rel-column-width="2415*"/>
    </style:style>
    <style:style style:name="Таблица64.Q" style:family="table-column">
      <style:table-column-properties style:column-width="0.545cm" style:rel-column-width="1260*"/>
    </style:style>
    <style:style style:name="Таблица64.R" style:family="table-column">
      <style:table-column-properties style:column-width="0.732cm" style:rel-column-width="1693*"/>
    </style:style>
    <style:style style:name="Таблица64.S" style:family="table-column">
      <style:table-column-properties style:column-width="0.305cm" style:rel-column-width="705*"/>
    </style:style>
    <style:style style:name="Таблица64.T" style:family="table-column">
      <style:table-column-properties style:column-width="0.762cm" style:rel-column-width="1762*"/>
    </style:style>
    <style:style style:name="Таблица64.U" style:family="table-column">
      <style:table-column-properties style:column-width="2.085cm" style:rel-column-width="4823*"/>
    </style:style>
    <style:style style:name="Таблица64.V" style:family="table-column">
      <style:table-column-properties style:column-width="1.566cm" style:rel-column-width="3623*"/>
    </style:style>
    <style:style style:name="Таблица64.W" style:family="table-column">
      <style:table-column-properties style:column-width="1.046cm" style:rel-column-width="2419*"/>
    </style:style>
    <style:style style:name="Таблица64.X" style:family="table-column">
      <style:table-column-properties style:column-width="0.247cm" style:rel-column-width="571*"/>
    </style:style>
    <style:style style:name="Таблица64.Y" style:family="table-column">
      <style:table-column-properties style:column-width="0.504cm" style:rel-column-width="1166*"/>
    </style:style>
    <style:style style:name="Таблица64.Z" style:family="table-column">
      <style:table-column-properties style:column-width="0.291cm" style:rel-column-width="673*"/>
    </style:style>
    <style:style style:name="Таблица64.a" style:family="table-column">
      <style:table-column-properties style:column-width="2.346cm" style:rel-column-width="5426*"/>
    </style:style>
    <style:style style:name="Таблица64.b" style:family="table-column">
      <style:table-column-properties style:column-width="1.752cm" style:rel-column-width="4051*"/>
    </style:style>
    <style:style style:name="Таблица64.c" style:family="table-column">
      <style:table-column-properties style:column-width="1.52cm" style:rel-column-width="3516*"/>
    </style:style>
    <style:style style:name="Таблица64.1" style:family="table-row">
      <style:table-row-properties style:row-height="0.429cm" style:keep-together="true" fo:keep-together="auto"/>
    </style:style>
    <style:style style:name="Таблица6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4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4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6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4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4.5" style:family="table-row">
      <style:table-row-properties style:row-height="0.845cm" style:keep-together="true" fo:keep-together="auto"/>
    </style:style>
    <style:style style:name="Таблица64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4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4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64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64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4.9" style:family="table-row">
      <style:table-row-properties style:row-height="14.169cm" style:keep-together="true" fo:keep-together="auto"/>
    </style:style>
    <style:style style:name="Таблица64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64.10" style:family="table-row">
      <style:table-row-properties style:row-height="0.781cm" style:keep-together="true" fo:keep-together="auto"/>
    </style:style>
    <style:style style:name="Таблица64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65" style:family="table">
      <style:table-properties style:width="27.949cm" table:align="margins" style:writing-mode="lr-tb"/>
    </style:style>
    <style:style style:name="Таблица65.A" style:family="table-column">
      <style:table-column-properties style:column-width="3.704cm" style:rel-column-width="8685*"/>
    </style:style>
    <style:style style:name="Таблица65.B" style:family="table-column">
      <style:table-column-properties style:column-width="6.158cm" style:rel-column-width="14438*"/>
    </style:style>
    <style:style style:name="Таблица65.C" style:family="table-column">
      <style:table-column-properties style:column-width="9.091cm" style:rel-column-width="21316*"/>
    </style:style>
    <style:style style:name="Таблица65.D" style:family="table-column">
      <style:table-column-properties style:column-width="2.935cm" style:rel-column-width="6882*"/>
    </style:style>
    <style:style style:name="Таблица65.E" style:family="table-column">
      <style:table-column-properties style:column-width="6.062cm" style:rel-column-width="14214*"/>
    </style:style>
    <style:style style:name="Таблица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5.E1" style:family="table-cell">
      <style:table-cell-properties fo:padding="0.097cm" fo:border="0.002cm solid #000000"/>
    </style:style>
    <style:style style:name="Таблица65.2" style:family="table-row">
      <style:table-row-properties style:min-row-height="0.827cm"/>
    </style:style>
    <style:style style:name="Таблица65.A2" style:family="table-cell">
      <style:table-cell-properties fo:padding="0.097cm" fo:border-left="0.002cm solid #000000" fo:border-right="none" fo:border-top="none" fo:border-bottom="0.002cm solid #000000"/>
    </style:style>
    <style:style style:name="Таблица6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66" style:family="table">
      <style:table-properties style:width="28.33cm" fo:margin-left="-0.268cm" fo:margin-right="0.538cm" table:align="margins" style:writing-mode="lr-tb"/>
    </style:style>
    <style:style style:name="Таблица66.A" style:family="table-column">
      <style:table-column-properties style:column-width="0.808cm" style:rel-column-width="1868*"/>
    </style:style>
    <style:style style:name="Таблица66.B" style:family="table-column">
      <style:table-column-properties style:column-width="1.065cm" style:rel-column-width="2464*"/>
    </style:style>
    <style:style style:name="Таблица66.C" style:family="table-column">
      <style:table-column-properties style:column-width="0.713cm" style:rel-column-width="1648*"/>
    </style:style>
    <style:style style:name="Таблица66.D" style:family="table-column">
      <style:table-column-properties style:column-width="0.31cm" style:rel-column-width="718*"/>
    </style:style>
    <style:style style:name="Таблица66.E" style:family="table-column">
      <style:table-column-properties style:column-width="1.058cm" style:rel-column-width="2448*"/>
    </style:style>
    <style:style style:name="Таблица66.F" style:family="table-column">
      <style:table-column-properties style:column-width="1.185cm" style:rel-column-width="2742*"/>
    </style:style>
    <style:style style:name="Таблица66.G" style:family="table-column">
      <style:table-column-properties style:column-width="0.903cm" style:rel-column-width="2089*"/>
    </style:style>
    <style:style style:name="Таблица66.H" style:family="table-column">
      <style:table-column-properties style:column-width="1.166cm" style:rel-column-width="2697*"/>
    </style:style>
    <style:style style:name="Таблица66.I" style:family="table-column">
      <style:table-column-properties style:column-width="0.393cm" style:rel-column-width="909*"/>
    </style:style>
    <style:style style:name="Таблица66.J" style:family="table-column">
      <style:table-column-properties style:column-width="1.171cm" style:rel-column-width="2709*"/>
    </style:style>
    <style:style style:name="Таблица66.K" style:family="table-column">
      <style:table-column-properties style:column-width="1.042cm" style:rel-column-width="2411*"/>
    </style:style>
    <style:style style:name="Таблица66.M" style:family="table-column">
      <style:table-column-properties style:column-width="1.688cm" style:rel-column-width="3904*"/>
    </style:style>
    <style:style style:name="Таблица66.N" style:family="table-column">
      <style:table-column-properties style:column-width="0.549cm" style:rel-column-width="1268*"/>
    </style:style>
    <style:style style:name="Таблица66.O" style:family="table-column">
      <style:table-column-properties style:column-width="0.496cm" style:rel-column-width="1146*"/>
    </style:style>
    <style:style style:name="Таблица66.P" style:family="table-column">
      <style:table-column-properties style:column-width="1.044cm" style:rel-column-width="2415*"/>
    </style:style>
    <style:style style:name="Таблица66.Q" style:family="table-column">
      <style:table-column-properties style:column-width="0.545cm" style:rel-column-width="1260*"/>
    </style:style>
    <style:style style:name="Таблица66.R" style:family="table-column">
      <style:table-column-properties style:column-width="0.732cm" style:rel-column-width="1693*"/>
    </style:style>
    <style:style style:name="Таблица66.S" style:family="table-column">
      <style:table-column-properties style:column-width="0.305cm" style:rel-column-width="705*"/>
    </style:style>
    <style:style style:name="Таблица66.T" style:family="table-column">
      <style:table-column-properties style:column-width="0.762cm" style:rel-column-width="1762*"/>
    </style:style>
    <style:style style:name="Таблица66.U" style:family="table-column">
      <style:table-column-properties style:column-width="2.085cm" style:rel-column-width="4823*"/>
    </style:style>
    <style:style style:name="Таблица66.V" style:family="table-column">
      <style:table-column-properties style:column-width="1.566cm" style:rel-column-width="3623*"/>
    </style:style>
    <style:style style:name="Таблица66.W" style:family="table-column">
      <style:table-column-properties style:column-width="1.046cm" style:rel-column-width="2419*"/>
    </style:style>
    <style:style style:name="Таблица66.X" style:family="table-column">
      <style:table-column-properties style:column-width="0.247cm" style:rel-column-width="571*"/>
    </style:style>
    <style:style style:name="Таблица66.Y" style:family="table-column">
      <style:table-column-properties style:column-width="0.504cm" style:rel-column-width="1166*"/>
    </style:style>
    <style:style style:name="Таблица66.Z" style:family="table-column">
      <style:table-column-properties style:column-width="0.291cm" style:rel-column-width="673*"/>
    </style:style>
    <style:style style:name="Таблица66.a" style:family="table-column">
      <style:table-column-properties style:column-width="2.346cm" style:rel-column-width="5426*"/>
    </style:style>
    <style:style style:name="Таблица66.b" style:family="table-column">
      <style:table-column-properties style:column-width="1.752cm" style:rel-column-width="4051*"/>
    </style:style>
    <style:style style:name="Таблица66.c" style:family="table-column">
      <style:table-column-properties style:column-width="1.52cm" style:rel-column-width="3516*"/>
    </style:style>
    <style:style style:name="Таблица66.1" style:family="table-row">
      <style:table-row-properties style:row-height="0.429cm" style:keep-together="true" fo:keep-together="auto"/>
    </style:style>
    <style:style style:name="Таблица6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6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6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6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6.5" style:family="table-row">
      <style:table-row-properties style:row-height="0.845cm" style:keep-together="true" fo:keep-together="auto"/>
    </style:style>
    <style:style style:name="Таблица66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6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66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66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66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6.9" style:family="table-row">
      <style:table-row-properties style:row-height="14.169cm" style:keep-together="true" fo:keep-together="auto"/>
    </style:style>
    <style:style style:name="Таблица66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66.10" style:family="table-row">
      <style:table-row-properties style:row-height="0.781cm" style:keep-together="true" fo:keep-together="auto"/>
    </style:style>
    <style:style style:name="Таблица66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0" style:family="table">
      <style:table-properties style:width="28.33cm" fo:margin-left="-0.268cm" fo:margin-right="0.538cm" table:align="margins" style:writing-mode="lr-tb"/>
    </style:style>
    <style:style style:name="Таблица40.A" style:family="table-column">
      <style:table-column-properties style:column-width="0.808cm" style:rel-column-width="1868*"/>
    </style:style>
    <style:style style:name="Таблица40.B" style:family="table-column">
      <style:table-column-properties style:column-width="1.065cm" style:rel-column-width="2464*"/>
    </style:style>
    <style:style style:name="Таблица40.C" style:family="table-column">
      <style:table-column-properties style:column-width="0.713cm" style:rel-column-width="1648*"/>
    </style:style>
    <style:style style:name="Таблица40.D" style:family="table-column">
      <style:table-column-properties style:column-width="0.31cm" style:rel-column-width="718*"/>
    </style:style>
    <style:style style:name="Таблица40.E" style:family="table-column">
      <style:table-column-properties style:column-width="1.058cm" style:rel-column-width="2448*"/>
    </style:style>
    <style:style style:name="Таблица40.F" style:family="table-column">
      <style:table-column-properties style:column-width="1.185cm" style:rel-column-width="2742*"/>
    </style:style>
    <style:style style:name="Таблица40.G" style:family="table-column">
      <style:table-column-properties style:column-width="0.903cm" style:rel-column-width="2089*"/>
    </style:style>
    <style:style style:name="Таблица40.H" style:family="table-column">
      <style:table-column-properties style:column-width="1.166cm" style:rel-column-width="2697*"/>
    </style:style>
    <style:style style:name="Таблица40.I" style:family="table-column">
      <style:table-column-properties style:column-width="0.393cm" style:rel-column-width="909*"/>
    </style:style>
    <style:style style:name="Таблица40.J" style:family="table-column">
      <style:table-column-properties style:column-width="1.171cm" style:rel-column-width="2709*"/>
    </style:style>
    <style:style style:name="Таблица40.K" style:family="table-column">
      <style:table-column-properties style:column-width="1.042cm" style:rel-column-width="2411*"/>
    </style:style>
    <style:style style:name="Таблица40.M" style:family="table-column">
      <style:table-column-properties style:column-width="1.688cm" style:rel-column-width="3904*"/>
    </style:style>
    <style:style style:name="Таблица40.N" style:family="table-column">
      <style:table-column-properties style:column-width="0.549cm" style:rel-column-width="1268*"/>
    </style:style>
    <style:style style:name="Таблица40.O" style:family="table-column">
      <style:table-column-properties style:column-width="0.496cm" style:rel-column-width="1146*"/>
    </style:style>
    <style:style style:name="Таблица40.P" style:family="table-column">
      <style:table-column-properties style:column-width="1.044cm" style:rel-column-width="2415*"/>
    </style:style>
    <style:style style:name="Таблица40.Q" style:family="table-column">
      <style:table-column-properties style:column-width="0.545cm" style:rel-column-width="1260*"/>
    </style:style>
    <style:style style:name="Таблица40.R" style:family="table-column">
      <style:table-column-properties style:column-width="0.732cm" style:rel-column-width="1693*"/>
    </style:style>
    <style:style style:name="Таблица40.S" style:family="table-column">
      <style:table-column-properties style:column-width="0.305cm" style:rel-column-width="705*"/>
    </style:style>
    <style:style style:name="Таблица40.T" style:family="table-column">
      <style:table-column-properties style:column-width="0.762cm" style:rel-column-width="1762*"/>
    </style:style>
    <style:style style:name="Таблица40.U" style:family="table-column">
      <style:table-column-properties style:column-width="2.085cm" style:rel-column-width="4823*"/>
    </style:style>
    <style:style style:name="Таблица40.V" style:family="table-column">
      <style:table-column-properties style:column-width="1.566cm" style:rel-column-width="3623*"/>
    </style:style>
    <style:style style:name="Таблица40.W" style:family="table-column">
      <style:table-column-properties style:column-width="1.046cm" style:rel-column-width="2419*"/>
    </style:style>
    <style:style style:name="Таблица40.X" style:family="table-column">
      <style:table-column-properties style:column-width="0.247cm" style:rel-column-width="571*"/>
    </style:style>
    <style:style style:name="Таблица40.Y" style:family="table-column">
      <style:table-column-properties style:column-width="0.504cm" style:rel-column-width="1166*"/>
    </style:style>
    <style:style style:name="Таблица40.Z" style:family="table-column">
      <style:table-column-properties style:column-width="0.291cm" style:rel-column-width="673*"/>
    </style:style>
    <style:style style:name="Таблица40.a" style:family="table-column">
      <style:table-column-properties style:column-width="2.346cm" style:rel-column-width="5426*"/>
    </style:style>
    <style:style style:name="Таблица40.b" style:family="table-column">
      <style:table-column-properties style:column-width="1.752cm" style:rel-column-width="4051*"/>
    </style:style>
    <style:style style:name="Таблица40.c" style:family="table-column">
      <style:table-column-properties style:column-width="1.52cm" style:rel-column-width="3516*"/>
    </style:style>
    <style:style style:name="Таблица40.1" style:family="table-row">
      <style:table-row-properties style:row-height="0.429cm" style:keep-together="true" fo:keep-together="auto"/>
    </style:style>
    <style:style style:name="Таблица4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0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0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4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0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0.5" style:family="table-row">
      <style:table-row-properties style:row-height="0.845cm" style:keep-together="true" fo:keep-together="auto"/>
    </style:style>
    <style:style style:name="Таблица40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0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0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0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0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0.9" style:family="table-row">
      <style:table-row-properties style:row-height="14.169cm" style:keep-together="true" fo:keep-together="auto"/>
    </style:style>
    <style:style style:name="Таблица40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40.10" style:family="table-row">
      <style:table-row-properties style:row-height="0.781cm" style:keep-together="true" fo:keep-together="auto"/>
    </style:style>
    <style:style style:name="Таблица40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5" style:family="table">
      <style:table-properties style:width="28.33cm" fo:margin-left="-0.268cm" fo:margin-right="0.538cm" table:align="margins" style:writing-mode="lr-tb"/>
    </style:style>
    <style:style style:name="Таблица45.A" style:family="table-column">
      <style:table-column-properties style:column-width="0.808cm" style:rel-column-width="1868*"/>
    </style:style>
    <style:style style:name="Таблица45.B" style:family="table-column">
      <style:table-column-properties style:column-width="1.065cm" style:rel-column-width="2464*"/>
    </style:style>
    <style:style style:name="Таблица45.C" style:family="table-column">
      <style:table-column-properties style:column-width="0.713cm" style:rel-column-width="1648*"/>
    </style:style>
    <style:style style:name="Таблица45.D" style:family="table-column">
      <style:table-column-properties style:column-width="0.31cm" style:rel-column-width="718*"/>
    </style:style>
    <style:style style:name="Таблица45.E" style:family="table-column">
      <style:table-column-properties style:column-width="1.058cm" style:rel-column-width="2448*"/>
    </style:style>
    <style:style style:name="Таблица45.F" style:family="table-column">
      <style:table-column-properties style:column-width="1.185cm" style:rel-column-width="2742*"/>
    </style:style>
    <style:style style:name="Таблица45.G" style:family="table-column">
      <style:table-column-properties style:column-width="0.903cm" style:rel-column-width="2089*"/>
    </style:style>
    <style:style style:name="Таблица45.H" style:family="table-column">
      <style:table-column-properties style:column-width="1.166cm" style:rel-column-width="2697*"/>
    </style:style>
    <style:style style:name="Таблица45.I" style:family="table-column">
      <style:table-column-properties style:column-width="0.393cm" style:rel-column-width="909*"/>
    </style:style>
    <style:style style:name="Таблица45.J" style:family="table-column">
      <style:table-column-properties style:column-width="1.171cm" style:rel-column-width="2709*"/>
    </style:style>
    <style:style style:name="Таблица45.K" style:family="table-column">
      <style:table-column-properties style:column-width="1.042cm" style:rel-column-width="2411*"/>
    </style:style>
    <style:style style:name="Таблица45.M" style:family="table-column">
      <style:table-column-properties style:column-width="1.688cm" style:rel-column-width="3904*"/>
    </style:style>
    <style:style style:name="Таблица45.N" style:family="table-column">
      <style:table-column-properties style:column-width="0.549cm" style:rel-column-width="1268*"/>
    </style:style>
    <style:style style:name="Таблица45.O" style:family="table-column">
      <style:table-column-properties style:column-width="0.496cm" style:rel-column-width="1146*"/>
    </style:style>
    <style:style style:name="Таблица45.P" style:family="table-column">
      <style:table-column-properties style:column-width="1.044cm" style:rel-column-width="2415*"/>
    </style:style>
    <style:style style:name="Таблица45.Q" style:family="table-column">
      <style:table-column-properties style:column-width="0.545cm" style:rel-column-width="1260*"/>
    </style:style>
    <style:style style:name="Таблица45.R" style:family="table-column">
      <style:table-column-properties style:column-width="0.732cm" style:rel-column-width="1693*"/>
    </style:style>
    <style:style style:name="Таблица45.S" style:family="table-column">
      <style:table-column-properties style:column-width="0.305cm" style:rel-column-width="705*"/>
    </style:style>
    <style:style style:name="Таблица45.T" style:family="table-column">
      <style:table-column-properties style:column-width="0.762cm" style:rel-column-width="1762*"/>
    </style:style>
    <style:style style:name="Таблица45.U" style:family="table-column">
      <style:table-column-properties style:column-width="2.085cm" style:rel-column-width="4823*"/>
    </style:style>
    <style:style style:name="Таблица45.V" style:family="table-column">
      <style:table-column-properties style:column-width="1.566cm" style:rel-column-width="3623*"/>
    </style:style>
    <style:style style:name="Таблица45.W" style:family="table-column">
      <style:table-column-properties style:column-width="1.046cm" style:rel-column-width="2419*"/>
    </style:style>
    <style:style style:name="Таблица45.X" style:family="table-column">
      <style:table-column-properties style:column-width="0.247cm" style:rel-column-width="571*"/>
    </style:style>
    <style:style style:name="Таблица45.Y" style:family="table-column">
      <style:table-column-properties style:column-width="0.504cm" style:rel-column-width="1166*"/>
    </style:style>
    <style:style style:name="Таблица45.Z" style:family="table-column">
      <style:table-column-properties style:column-width="0.291cm" style:rel-column-width="673*"/>
    </style:style>
    <style:style style:name="Таблица45.a" style:family="table-column">
      <style:table-column-properties style:column-width="2.346cm" style:rel-column-width="5426*"/>
    </style:style>
    <style:style style:name="Таблица45.b" style:family="table-column">
      <style:table-column-properties style:column-width="1.752cm" style:rel-column-width="4051*"/>
    </style:style>
    <style:style style:name="Таблица45.c" style:family="table-column">
      <style:table-column-properties style:column-width="1.52cm" style:rel-column-width="3516*"/>
    </style:style>
    <style:style style:name="Таблица45.1" style:family="table-row">
      <style:table-row-properties style:row-height="0.429cm" style:keep-together="true" fo:keep-together="auto"/>
    </style:style>
    <style:style style:name="Таблица4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5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5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4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5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5.5" style:family="table-row">
      <style:table-row-properties style:row-height="0.845cm" style:keep-together="true" fo:keep-together="auto"/>
    </style:style>
    <style:style style:name="Таблица45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5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5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5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5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5.9" style:family="table-row">
      <style:table-row-properties style:row-height="14.169cm" style:keep-together="true" fo:keep-together="auto"/>
    </style:style>
    <style:style style:name="Таблица45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45.10" style:family="table-row">
      <style:table-row-properties style:row-height="0.781cm" style:keep-together="true" fo:keep-together="auto"/>
    </style:style>
    <style:style style:name="Таблица45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41" style:family="table">
      <style:table-properties style:width="27.949cm" table:align="margins" style:writing-mode="lr-tb"/>
    </style:style>
    <style:style style:name="Таблица41.A" style:family="table-column">
      <style:table-column-properties style:column-width="3.341cm" style:rel-column-width="7833*"/>
    </style:style>
    <style:style style:name="Таблица41.B" style:family="table-column">
      <style:table-column-properties style:column-width="8.012cm" style:rel-column-width="18785*"/>
    </style:style>
    <style:style style:name="Таблица41.C" style:family="table-column">
      <style:table-column-properties style:column-width="7.047cm" style:rel-column-width="16523*"/>
    </style:style>
    <style:style style:name="Таблица41.D" style:family="table-column">
      <style:table-column-properties style:column-width="2.693cm" style:rel-column-width="6315*"/>
    </style:style>
    <style:style style:name="Таблица41.E" style:family="table-column">
      <style:table-column-properties style:column-width="2.621cm" style:rel-column-width="6146*"/>
    </style:style>
    <style:style style:name="Таблица41.F" style:family="table-column">
      <style:table-column-properties style:column-width="4.237cm" style:rel-column-width="9933*"/>
    </style:style>
    <style:style style:name="Таблица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1.F1" style:family="table-cell">
      <style:table-cell-properties fo:padding="0.097cm" fo:border="0.002cm solid #000000"/>
    </style:style>
    <style:style style:name="Таблица4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1.C2" style:family="table-cell">
      <style:table-cell-properties fo:padding="0.097cm" fo:border-left="0.002cm solid #000000" fo:border-right="none" fo:border-top="none" fo:border-bottom="0.002cm solid #000000"/>
    </style:style>
    <style:style style:name="Таблица4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2" style:family="table">
      <style:table-properties style:width="28.33cm" fo:margin-left="-0.268cm" fo:margin-right="0.538cm" table:align="margins" style:writing-mode="lr-tb"/>
    </style:style>
    <style:style style:name="Таблица42.A" style:family="table-column">
      <style:table-column-properties style:column-width="0.808cm" style:rel-column-width="1868*"/>
    </style:style>
    <style:style style:name="Таблица42.B" style:family="table-column">
      <style:table-column-properties style:column-width="1.065cm" style:rel-column-width="2464*"/>
    </style:style>
    <style:style style:name="Таблица42.C" style:family="table-column">
      <style:table-column-properties style:column-width="0.713cm" style:rel-column-width="1648*"/>
    </style:style>
    <style:style style:name="Таблица42.D" style:family="table-column">
      <style:table-column-properties style:column-width="0.31cm" style:rel-column-width="718*"/>
    </style:style>
    <style:style style:name="Таблица42.E" style:family="table-column">
      <style:table-column-properties style:column-width="1.058cm" style:rel-column-width="2448*"/>
    </style:style>
    <style:style style:name="Таблица42.F" style:family="table-column">
      <style:table-column-properties style:column-width="1.185cm" style:rel-column-width="2742*"/>
    </style:style>
    <style:style style:name="Таблица42.G" style:family="table-column">
      <style:table-column-properties style:column-width="0.903cm" style:rel-column-width="2089*"/>
    </style:style>
    <style:style style:name="Таблица42.H" style:family="table-column">
      <style:table-column-properties style:column-width="1.166cm" style:rel-column-width="2697*"/>
    </style:style>
    <style:style style:name="Таблица42.I" style:family="table-column">
      <style:table-column-properties style:column-width="0.393cm" style:rel-column-width="909*"/>
    </style:style>
    <style:style style:name="Таблица42.J" style:family="table-column">
      <style:table-column-properties style:column-width="1.171cm" style:rel-column-width="2709*"/>
    </style:style>
    <style:style style:name="Таблица42.K" style:family="table-column">
      <style:table-column-properties style:column-width="1.042cm" style:rel-column-width="2411*"/>
    </style:style>
    <style:style style:name="Таблица42.M" style:family="table-column">
      <style:table-column-properties style:column-width="1.688cm" style:rel-column-width="3904*"/>
    </style:style>
    <style:style style:name="Таблица42.N" style:family="table-column">
      <style:table-column-properties style:column-width="0.549cm" style:rel-column-width="1268*"/>
    </style:style>
    <style:style style:name="Таблица42.O" style:family="table-column">
      <style:table-column-properties style:column-width="0.496cm" style:rel-column-width="1146*"/>
    </style:style>
    <style:style style:name="Таблица42.P" style:family="table-column">
      <style:table-column-properties style:column-width="1.044cm" style:rel-column-width="2415*"/>
    </style:style>
    <style:style style:name="Таблица42.Q" style:family="table-column">
      <style:table-column-properties style:column-width="0.545cm" style:rel-column-width="1260*"/>
    </style:style>
    <style:style style:name="Таблица42.R" style:family="table-column">
      <style:table-column-properties style:column-width="0.732cm" style:rel-column-width="1693*"/>
    </style:style>
    <style:style style:name="Таблица42.S" style:family="table-column">
      <style:table-column-properties style:column-width="0.305cm" style:rel-column-width="705*"/>
    </style:style>
    <style:style style:name="Таблица42.T" style:family="table-column">
      <style:table-column-properties style:column-width="0.762cm" style:rel-column-width="1762*"/>
    </style:style>
    <style:style style:name="Таблица42.U" style:family="table-column">
      <style:table-column-properties style:column-width="2.085cm" style:rel-column-width="4823*"/>
    </style:style>
    <style:style style:name="Таблица42.V" style:family="table-column">
      <style:table-column-properties style:column-width="1.566cm" style:rel-column-width="3623*"/>
    </style:style>
    <style:style style:name="Таблица42.W" style:family="table-column">
      <style:table-column-properties style:column-width="1.046cm" style:rel-column-width="2419*"/>
    </style:style>
    <style:style style:name="Таблица42.X" style:family="table-column">
      <style:table-column-properties style:column-width="0.247cm" style:rel-column-width="571*"/>
    </style:style>
    <style:style style:name="Таблица42.Y" style:family="table-column">
      <style:table-column-properties style:column-width="0.504cm" style:rel-column-width="1166*"/>
    </style:style>
    <style:style style:name="Таблица42.Z" style:family="table-column">
      <style:table-column-properties style:column-width="0.291cm" style:rel-column-width="673*"/>
    </style:style>
    <style:style style:name="Таблица42.a" style:family="table-column">
      <style:table-column-properties style:column-width="2.346cm" style:rel-column-width="5426*"/>
    </style:style>
    <style:style style:name="Таблица42.b" style:family="table-column">
      <style:table-column-properties style:column-width="1.752cm" style:rel-column-width="4051*"/>
    </style:style>
    <style:style style:name="Таблица42.c" style:family="table-column">
      <style:table-column-properties style:column-width="1.52cm" style:rel-column-width="3516*"/>
    </style:style>
    <style:style style:name="Таблица42.1" style:family="table-row">
      <style:table-row-properties style:row-height="0.429cm" style:keep-together="true" fo:keep-together="auto"/>
    </style:style>
    <style:style style:name="Таблица4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2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2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4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2.5" style:family="table-row">
      <style:table-row-properties style:row-height="0.845cm" style:keep-together="true" fo:keep-together="auto"/>
    </style:style>
    <style:style style:name="Таблица42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2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42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42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42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2.9" style:family="table-row">
      <style:table-row-properties style:row-height="14.169cm" style:keep-together="true" fo:keep-together="auto"/>
    </style:style>
    <style:style style:name="Таблица42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42.10" style:family="table-row">
      <style:table-row-properties style:row-height="0.781cm" style:keep-together="true" fo:keep-together="auto"/>
    </style:style>
    <style:style style:name="Таблица4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18" style:family="table">
      <style:table-properties style:width="28.33cm" fo:margin-left="-0.268cm" fo:margin-right="0.538cm" table:align="margins" style:writing-mode="lr-tb"/>
    </style:style>
    <style:style style:name="Таблица18.A" style:family="table-column">
      <style:table-column-properties style:column-width="0.808cm" style:rel-column-width="1868*"/>
    </style:style>
    <style:style style:name="Таблица18.B" style:family="table-column">
      <style:table-column-properties style:column-width="1.065cm" style:rel-column-width="2464*"/>
    </style:style>
    <style:style style:name="Таблица18.C" style:family="table-column">
      <style:table-column-properties style:column-width="0.713cm" style:rel-column-width="1648*"/>
    </style:style>
    <style:style style:name="Таблица18.D" style:family="table-column">
      <style:table-column-properties style:column-width="0.31cm" style:rel-column-width="718*"/>
    </style:style>
    <style:style style:name="Таблица18.E" style:family="table-column">
      <style:table-column-properties style:column-width="1.058cm" style:rel-column-width="2448*"/>
    </style:style>
    <style:style style:name="Таблица18.F" style:family="table-column">
      <style:table-column-properties style:column-width="1.185cm" style:rel-column-width="2742*"/>
    </style:style>
    <style:style style:name="Таблица18.G" style:family="table-column">
      <style:table-column-properties style:column-width="0.903cm" style:rel-column-width="2089*"/>
    </style:style>
    <style:style style:name="Таблица18.H" style:family="table-column">
      <style:table-column-properties style:column-width="1.166cm" style:rel-column-width="2697*"/>
    </style:style>
    <style:style style:name="Таблица18.I" style:family="table-column">
      <style:table-column-properties style:column-width="0.393cm" style:rel-column-width="909*"/>
    </style:style>
    <style:style style:name="Таблица18.J" style:family="table-column">
      <style:table-column-properties style:column-width="1.171cm" style:rel-column-width="2709*"/>
    </style:style>
    <style:style style:name="Таблица18.K" style:family="table-column">
      <style:table-column-properties style:column-width="1.042cm" style:rel-column-width="2411*"/>
    </style:style>
    <style:style style:name="Таблица18.M" style:family="table-column">
      <style:table-column-properties style:column-width="1.688cm" style:rel-column-width="3904*"/>
    </style:style>
    <style:style style:name="Таблица18.N" style:family="table-column">
      <style:table-column-properties style:column-width="0.549cm" style:rel-column-width="1268*"/>
    </style:style>
    <style:style style:name="Таблица18.O" style:family="table-column">
      <style:table-column-properties style:column-width="0.496cm" style:rel-column-width="1146*"/>
    </style:style>
    <style:style style:name="Таблица18.P" style:family="table-column">
      <style:table-column-properties style:column-width="1.044cm" style:rel-column-width="2415*"/>
    </style:style>
    <style:style style:name="Таблица18.Q" style:family="table-column">
      <style:table-column-properties style:column-width="0.545cm" style:rel-column-width="1260*"/>
    </style:style>
    <style:style style:name="Таблица18.R" style:family="table-column">
      <style:table-column-properties style:column-width="0.732cm" style:rel-column-width="1693*"/>
    </style:style>
    <style:style style:name="Таблица18.S" style:family="table-column">
      <style:table-column-properties style:column-width="0.305cm" style:rel-column-width="705*"/>
    </style:style>
    <style:style style:name="Таблица18.T" style:family="table-column">
      <style:table-column-properties style:column-width="0.762cm" style:rel-column-width="1762*"/>
    </style:style>
    <style:style style:name="Таблица18.U" style:family="table-column">
      <style:table-column-properties style:column-width="2.085cm" style:rel-column-width="4823*"/>
    </style:style>
    <style:style style:name="Таблица18.V" style:family="table-column">
      <style:table-column-properties style:column-width="1.566cm" style:rel-column-width="3623*"/>
    </style:style>
    <style:style style:name="Таблица18.W" style:family="table-column">
      <style:table-column-properties style:column-width="1.046cm" style:rel-column-width="2419*"/>
    </style:style>
    <style:style style:name="Таблица18.X" style:family="table-column">
      <style:table-column-properties style:column-width="0.247cm" style:rel-column-width="571*"/>
    </style:style>
    <style:style style:name="Таблица18.Y" style:family="table-column">
      <style:table-column-properties style:column-width="0.504cm" style:rel-column-width="1166*"/>
    </style:style>
    <style:style style:name="Таблица18.Z" style:family="table-column">
      <style:table-column-properties style:column-width="0.291cm" style:rel-column-width="673*"/>
    </style:style>
    <style:style style:name="Таблица18.a" style:family="table-column">
      <style:table-column-properties style:column-width="2.346cm" style:rel-column-width="5426*"/>
    </style:style>
    <style:style style:name="Таблица18.b" style:family="table-column">
      <style:table-column-properties style:column-width="1.752cm" style:rel-column-width="4051*"/>
    </style:style>
    <style:style style:name="Таблица18.c" style:family="table-column">
      <style:table-column-properties style:column-width="1.52cm" style:rel-column-width="3516*"/>
    </style:style>
    <style:style style:name="Таблица18.1" style:family="table-row">
      <style:table-row-properties style:row-height="0.429cm" style:keep-together="true"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18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.5" style:family="table-row">
      <style:table-row-properties style:row-height="0.845cm" style:keep-together="true" fo:keep-together="auto"/>
    </style:style>
    <style:style style:name="Таблица18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8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18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9" style:family="table-row">
      <style:table-row-properties style:row-height="14.169cm" style:keep-together="true" fo:keep-together="auto"/>
    </style:style>
    <style:style style:name="Таблица18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18.10" style:family="table-row">
      <style:table-row-properties style:row-height="0.781cm" style:keep-together="true" fo:keep-together="auto"/>
    </style:style>
    <style:style style:name="Таблица18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68" style:family="table">
      <style:table-properties style:width="27.949cm" table:align="margins" style:writing-mode="lr-tb"/>
    </style:style>
    <style:style style:name="Таблица68.A" style:family="table-column">
      <style:table-column-properties style:column-width="3.704cm" style:rel-column-width="8685*"/>
    </style:style>
    <style:style style:name="Таблица68.B" style:family="table-column">
      <style:table-column-properties style:column-width="6.158cm" style:rel-column-width="14438*"/>
    </style:style>
    <style:style style:name="Таблица68.C" style:family="table-column">
      <style:table-column-properties style:column-width="9.091cm" style:rel-column-width="21316*"/>
    </style:style>
    <style:style style:name="Таблица68.D" style:family="table-column">
      <style:table-column-properties style:column-width="2.935cm" style:rel-column-width="6882*"/>
    </style:style>
    <style:style style:name="Таблица68.E" style:family="table-column">
      <style:table-column-properties style:column-width="6.062cm" style:rel-column-width="14214*"/>
    </style:style>
    <style:style style:name="Таблица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8.E1" style:family="table-cell">
      <style:table-cell-properties fo:padding="0.097cm" fo:border="0.002cm solid #000000"/>
    </style:style>
    <style:style style:name="Таблица68.2" style:family="table-row">
      <style:table-row-properties style:min-row-height="0.827cm"/>
    </style:style>
    <style:style style:name="Таблица68.A2" style:family="table-cell">
      <style:table-cell-properties fo:padding="0.097cm" fo:border-left="0.002cm solid #000000" fo:border-right="none" fo:border-top="none" fo:border-bottom="0.002cm solid #000000"/>
    </style:style>
    <style:style style:name="Таблица6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1" style:family="table">
      <style:table-properties style:width="28.33cm" fo:margin-left="-0.268cm" fo:margin-right="0.538cm" table:align="margins" style:writing-mode="lr-tb"/>
    </style:style>
    <style:style style:name="Таблица21.A" style:family="table-column">
      <style:table-column-properties style:column-width="0.808cm" style:rel-column-width="1868*"/>
    </style:style>
    <style:style style:name="Таблица21.B" style:family="table-column">
      <style:table-column-properties style:column-width="1.065cm" style:rel-column-width="2464*"/>
    </style:style>
    <style:style style:name="Таблица21.C" style:family="table-column">
      <style:table-column-properties style:column-width="0.713cm" style:rel-column-width="1648*"/>
    </style:style>
    <style:style style:name="Таблица21.D" style:family="table-column">
      <style:table-column-properties style:column-width="0.31cm" style:rel-column-width="718*"/>
    </style:style>
    <style:style style:name="Таблица21.E" style:family="table-column">
      <style:table-column-properties style:column-width="1.058cm" style:rel-column-width="2448*"/>
    </style:style>
    <style:style style:name="Таблица21.F" style:family="table-column">
      <style:table-column-properties style:column-width="1.185cm" style:rel-column-width="2742*"/>
    </style:style>
    <style:style style:name="Таблица21.G" style:family="table-column">
      <style:table-column-properties style:column-width="0.903cm" style:rel-column-width="2089*"/>
    </style:style>
    <style:style style:name="Таблица21.H" style:family="table-column">
      <style:table-column-properties style:column-width="1.166cm" style:rel-column-width="2697*"/>
    </style:style>
    <style:style style:name="Таблица21.I" style:family="table-column">
      <style:table-column-properties style:column-width="0.393cm" style:rel-column-width="909*"/>
    </style:style>
    <style:style style:name="Таблица21.J" style:family="table-column">
      <style:table-column-properties style:column-width="1.171cm" style:rel-column-width="2709*"/>
    </style:style>
    <style:style style:name="Таблица21.K" style:family="table-column">
      <style:table-column-properties style:column-width="1.042cm" style:rel-column-width="2411*"/>
    </style:style>
    <style:style style:name="Таблица21.M" style:family="table-column">
      <style:table-column-properties style:column-width="1.688cm" style:rel-column-width="3904*"/>
    </style:style>
    <style:style style:name="Таблица21.N" style:family="table-column">
      <style:table-column-properties style:column-width="0.549cm" style:rel-column-width="1268*"/>
    </style:style>
    <style:style style:name="Таблица21.O" style:family="table-column">
      <style:table-column-properties style:column-width="0.496cm" style:rel-column-width="1146*"/>
    </style:style>
    <style:style style:name="Таблица21.P" style:family="table-column">
      <style:table-column-properties style:column-width="1.044cm" style:rel-column-width="2415*"/>
    </style:style>
    <style:style style:name="Таблица21.Q" style:family="table-column">
      <style:table-column-properties style:column-width="0.545cm" style:rel-column-width="1260*"/>
    </style:style>
    <style:style style:name="Таблица21.R" style:family="table-column">
      <style:table-column-properties style:column-width="0.732cm" style:rel-column-width="1693*"/>
    </style:style>
    <style:style style:name="Таблица21.S" style:family="table-column">
      <style:table-column-properties style:column-width="0.305cm" style:rel-column-width="705*"/>
    </style:style>
    <style:style style:name="Таблица21.T" style:family="table-column">
      <style:table-column-properties style:column-width="0.762cm" style:rel-column-width="1762*"/>
    </style:style>
    <style:style style:name="Таблица21.U" style:family="table-column">
      <style:table-column-properties style:column-width="2.085cm" style:rel-column-width="4823*"/>
    </style:style>
    <style:style style:name="Таблица21.V" style:family="table-column">
      <style:table-column-properties style:column-width="1.566cm" style:rel-column-width="3623*"/>
    </style:style>
    <style:style style:name="Таблица21.W" style:family="table-column">
      <style:table-column-properties style:column-width="1.046cm" style:rel-column-width="2419*"/>
    </style:style>
    <style:style style:name="Таблица21.X" style:family="table-column">
      <style:table-column-properties style:column-width="0.247cm" style:rel-column-width="571*"/>
    </style:style>
    <style:style style:name="Таблица21.Y" style:family="table-column">
      <style:table-column-properties style:column-width="0.504cm" style:rel-column-width="1166*"/>
    </style:style>
    <style:style style:name="Таблица21.Z" style:family="table-column">
      <style:table-column-properties style:column-width="0.291cm" style:rel-column-width="673*"/>
    </style:style>
    <style:style style:name="Таблица21.a" style:family="table-column">
      <style:table-column-properties style:column-width="2.346cm" style:rel-column-width="5426*"/>
    </style:style>
    <style:style style:name="Таблица21.b" style:family="table-column">
      <style:table-column-properties style:column-width="1.752cm" style:rel-column-width="4051*"/>
    </style:style>
    <style:style style:name="Таблица21.c" style:family="table-column">
      <style:table-column-properties style:column-width="1.52cm" style:rel-column-width="3516*"/>
    </style:style>
    <style:style style:name="Таблица21.1" style:family="table-row">
      <style:table-row-properties style:row-height="0.429cm" style:keep-together="true" fo:keep-together="auto"/>
    </style:style>
    <style:style style:name="Таблица2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1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2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1.5" style:family="table-row">
      <style:table-row-properties style:row-height="0.845cm" style:keep-together="true" fo:keep-together="auto"/>
    </style:style>
    <style:style style:name="Таблица21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1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1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1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1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1.9" style:family="table-row">
      <style:table-row-properties style:row-height="14.169cm" style:keep-together="true" fo:keep-together="auto"/>
    </style:style>
    <style:style style:name="Таблица21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21.10" style:family="table-row">
      <style:table-row-properties style:row-height="0.781cm" style:keep-together="true" fo:keep-together="auto"/>
    </style:style>
    <style:style style:name="Таблица21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22" style:family="table">
      <style:table-properties style:width="28.33cm" fo:margin-left="-0.268cm" fo:margin-right="0.538cm" table:align="margins" style:writing-mode="lr-tb"/>
    </style:style>
    <style:style style:name="Таблица22.A" style:family="table-column">
      <style:table-column-properties style:column-width="0.808cm" style:rel-column-width="1868*"/>
    </style:style>
    <style:style style:name="Таблица22.B" style:family="table-column">
      <style:table-column-properties style:column-width="1.065cm" style:rel-column-width="2464*"/>
    </style:style>
    <style:style style:name="Таблица22.C" style:family="table-column">
      <style:table-column-properties style:column-width="0.713cm" style:rel-column-width="1648*"/>
    </style:style>
    <style:style style:name="Таблица22.D" style:family="table-column">
      <style:table-column-properties style:column-width="0.31cm" style:rel-column-width="718*"/>
    </style:style>
    <style:style style:name="Таблица22.E" style:family="table-column">
      <style:table-column-properties style:column-width="1.058cm" style:rel-column-width="2448*"/>
    </style:style>
    <style:style style:name="Таблица22.F" style:family="table-column">
      <style:table-column-properties style:column-width="1.185cm" style:rel-column-width="2742*"/>
    </style:style>
    <style:style style:name="Таблица22.G" style:family="table-column">
      <style:table-column-properties style:column-width="0.903cm" style:rel-column-width="2089*"/>
    </style:style>
    <style:style style:name="Таблица22.H" style:family="table-column">
      <style:table-column-properties style:column-width="1.166cm" style:rel-column-width="2697*"/>
    </style:style>
    <style:style style:name="Таблица22.I" style:family="table-column">
      <style:table-column-properties style:column-width="0.393cm" style:rel-column-width="909*"/>
    </style:style>
    <style:style style:name="Таблица22.J" style:family="table-column">
      <style:table-column-properties style:column-width="1.171cm" style:rel-column-width="2709*"/>
    </style:style>
    <style:style style:name="Таблица22.K" style:family="table-column">
      <style:table-column-properties style:column-width="1.042cm" style:rel-column-width="2411*"/>
    </style:style>
    <style:style style:name="Таблица22.M" style:family="table-column">
      <style:table-column-properties style:column-width="1.688cm" style:rel-column-width="3904*"/>
    </style:style>
    <style:style style:name="Таблица22.N" style:family="table-column">
      <style:table-column-properties style:column-width="0.549cm" style:rel-column-width="1268*"/>
    </style:style>
    <style:style style:name="Таблица22.O" style:family="table-column">
      <style:table-column-properties style:column-width="0.496cm" style:rel-column-width="1146*"/>
    </style:style>
    <style:style style:name="Таблица22.P" style:family="table-column">
      <style:table-column-properties style:column-width="1.044cm" style:rel-column-width="2415*"/>
    </style:style>
    <style:style style:name="Таблица22.Q" style:family="table-column">
      <style:table-column-properties style:column-width="0.545cm" style:rel-column-width="1260*"/>
    </style:style>
    <style:style style:name="Таблица22.R" style:family="table-column">
      <style:table-column-properties style:column-width="0.732cm" style:rel-column-width="1693*"/>
    </style:style>
    <style:style style:name="Таблица22.S" style:family="table-column">
      <style:table-column-properties style:column-width="0.305cm" style:rel-column-width="705*"/>
    </style:style>
    <style:style style:name="Таблица22.T" style:family="table-column">
      <style:table-column-properties style:column-width="0.762cm" style:rel-column-width="1762*"/>
    </style:style>
    <style:style style:name="Таблица22.U" style:family="table-column">
      <style:table-column-properties style:column-width="2.085cm" style:rel-column-width="4823*"/>
    </style:style>
    <style:style style:name="Таблица22.V" style:family="table-column">
      <style:table-column-properties style:column-width="1.566cm" style:rel-column-width="3623*"/>
    </style:style>
    <style:style style:name="Таблица22.W" style:family="table-column">
      <style:table-column-properties style:column-width="1.046cm" style:rel-column-width="2419*"/>
    </style:style>
    <style:style style:name="Таблица22.X" style:family="table-column">
      <style:table-column-properties style:column-width="0.247cm" style:rel-column-width="571*"/>
    </style:style>
    <style:style style:name="Таблица22.Y" style:family="table-column">
      <style:table-column-properties style:column-width="0.504cm" style:rel-column-width="1166*"/>
    </style:style>
    <style:style style:name="Таблица22.Z" style:family="table-column">
      <style:table-column-properties style:column-width="0.291cm" style:rel-column-width="673*"/>
    </style:style>
    <style:style style:name="Таблица22.a" style:family="table-column">
      <style:table-column-properties style:column-width="2.346cm" style:rel-column-width="5426*"/>
    </style:style>
    <style:style style:name="Таблица22.b" style:family="table-column">
      <style:table-column-properties style:column-width="1.752cm" style:rel-column-width="4051*"/>
    </style:style>
    <style:style style:name="Таблица22.c" style:family="table-column">
      <style:table-column-properties style:column-width="1.52cm" style:rel-column-width="3516*"/>
    </style:style>
    <style:style style:name="Таблица22.1" style:family="table-row">
      <style:table-row-properties style:row-height="0.429cm" style:keep-together="true" fo:keep-together="auto"/>
    </style:style>
    <style:style style:name="Таблица2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2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2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.5" style:family="table-row">
      <style:table-row-properties style:row-height="0.845cm" style:keep-together="true" fo:keep-together="auto"/>
    </style:style>
    <style:style style:name="Таблица22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2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2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22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2.9" style:family="table-row">
      <style:table-row-properties style:row-height="14.169cm" style:keep-together="true" fo:keep-together="auto"/>
    </style:style>
    <style:style style:name="Таблица22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22.10" style:family="table-row">
      <style:table-row-properties style:row-height="0.781cm" style:keep-together="true" fo:keep-together="auto"/>
    </style:style>
    <style:style style:name="Таблица2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1" style:family="table">
      <style:table-properties style:width="28.33cm" fo:margin-left="-0.268cm" fo:margin-right="0.538cm" table:align="margins" style:writing-mode="lr-tb"/>
    </style:style>
    <style:style style:name="Таблица31.A" style:family="table-column">
      <style:table-column-properties style:column-width="0.808cm" style:rel-column-width="1868*"/>
    </style:style>
    <style:style style:name="Таблица31.B" style:family="table-column">
      <style:table-column-properties style:column-width="1.065cm" style:rel-column-width="2464*"/>
    </style:style>
    <style:style style:name="Таблица31.C" style:family="table-column">
      <style:table-column-properties style:column-width="0.713cm" style:rel-column-width="1648*"/>
    </style:style>
    <style:style style:name="Таблица31.D" style:family="table-column">
      <style:table-column-properties style:column-width="0.31cm" style:rel-column-width="718*"/>
    </style:style>
    <style:style style:name="Таблица31.E" style:family="table-column">
      <style:table-column-properties style:column-width="1.058cm" style:rel-column-width="2448*"/>
    </style:style>
    <style:style style:name="Таблица31.F" style:family="table-column">
      <style:table-column-properties style:column-width="1.185cm" style:rel-column-width="2742*"/>
    </style:style>
    <style:style style:name="Таблица31.G" style:family="table-column">
      <style:table-column-properties style:column-width="0.903cm" style:rel-column-width="2089*"/>
    </style:style>
    <style:style style:name="Таблица31.H" style:family="table-column">
      <style:table-column-properties style:column-width="1.166cm" style:rel-column-width="2697*"/>
    </style:style>
    <style:style style:name="Таблица31.I" style:family="table-column">
      <style:table-column-properties style:column-width="0.393cm" style:rel-column-width="909*"/>
    </style:style>
    <style:style style:name="Таблица31.J" style:family="table-column">
      <style:table-column-properties style:column-width="1.171cm" style:rel-column-width="2709*"/>
    </style:style>
    <style:style style:name="Таблица31.K" style:family="table-column">
      <style:table-column-properties style:column-width="1.042cm" style:rel-column-width="2411*"/>
    </style:style>
    <style:style style:name="Таблица31.M" style:family="table-column">
      <style:table-column-properties style:column-width="1.688cm" style:rel-column-width="3904*"/>
    </style:style>
    <style:style style:name="Таблица31.N" style:family="table-column">
      <style:table-column-properties style:column-width="0.549cm" style:rel-column-width="1268*"/>
    </style:style>
    <style:style style:name="Таблица31.O" style:family="table-column">
      <style:table-column-properties style:column-width="0.496cm" style:rel-column-width="1146*"/>
    </style:style>
    <style:style style:name="Таблица31.P" style:family="table-column">
      <style:table-column-properties style:column-width="1.044cm" style:rel-column-width="2415*"/>
    </style:style>
    <style:style style:name="Таблица31.Q" style:family="table-column">
      <style:table-column-properties style:column-width="0.545cm" style:rel-column-width="1260*"/>
    </style:style>
    <style:style style:name="Таблица31.R" style:family="table-column">
      <style:table-column-properties style:column-width="0.732cm" style:rel-column-width="1693*"/>
    </style:style>
    <style:style style:name="Таблица31.S" style:family="table-column">
      <style:table-column-properties style:column-width="0.305cm" style:rel-column-width="705*"/>
    </style:style>
    <style:style style:name="Таблица31.T" style:family="table-column">
      <style:table-column-properties style:column-width="0.762cm" style:rel-column-width="1762*"/>
    </style:style>
    <style:style style:name="Таблица31.U" style:family="table-column">
      <style:table-column-properties style:column-width="2.085cm" style:rel-column-width="4823*"/>
    </style:style>
    <style:style style:name="Таблица31.V" style:family="table-column">
      <style:table-column-properties style:column-width="1.566cm" style:rel-column-width="3623*"/>
    </style:style>
    <style:style style:name="Таблица31.W" style:family="table-column">
      <style:table-column-properties style:column-width="1.046cm" style:rel-column-width="2419*"/>
    </style:style>
    <style:style style:name="Таблица31.X" style:family="table-column">
      <style:table-column-properties style:column-width="0.247cm" style:rel-column-width="571*"/>
    </style:style>
    <style:style style:name="Таблица31.Y" style:family="table-column">
      <style:table-column-properties style:column-width="0.504cm" style:rel-column-width="1166*"/>
    </style:style>
    <style:style style:name="Таблица31.Z" style:family="table-column">
      <style:table-column-properties style:column-width="0.291cm" style:rel-column-width="673*"/>
    </style:style>
    <style:style style:name="Таблица31.a" style:family="table-column">
      <style:table-column-properties style:column-width="2.346cm" style:rel-column-width="5426*"/>
    </style:style>
    <style:style style:name="Таблица31.b" style:family="table-column">
      <style:table-column-properties style:column-width="1.752cm" style:rel-column-width="4051*"/>
    </style:style>
    <style:style style:name="Таблица31.c" style:family="table-column">
      <style:table-column-properties style:column-width="1.52cm" style:rel-column-width="3516*"/>
    </style:style>
    <style:style style:name="Таблица31.1" style:family="table-row">
      <style:table-row-properties style:row-height="0.429cm" style:keep-together="true" fo:keep-together="auto"/>
    </style:style>
    <style:style style:name="Таблица3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1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1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3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1.5" style:family="table-row">
      <style:table-row-properties style:row-height="0.845cm" style:keep-together="true" fo:keep-together="auto"/>
    </style:style>
    <style:style style:name="Таблица31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1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1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31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31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1.9" style:family="table-row">
      <style:table-row-properties style:row-height="14.169cm" style:keep-together="true" fo:keep-together="auto"/>
    </style:style>
    <style:style style:name="Таблица31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31.10" style:family="table-row">
      <style:table-row-properties style:row-height="0.781cm" style:keep-together="true" fo:keep-together="auto"/>
    </style:style>
    <style:style style:name="Таблица31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69" style:family="table">
      <style:table-properties style:width="27.949cm" table:align="margins" style:writing-mode="lr-tb"/>
    </style:style>
    <style:style style:name="Таблица69.A" style:family="table-column">
      <style:table-column-properties style:column-width="3.339cm" style:rel-column-width="7829*"/>
    </style:style>
    <style:style style:name="Таблица69.B" style:family="table-column">
      <style:table-column-properties style:column-width="8.012cm" style:rel-column-width="18785*"/>
    </style:style>
    <style:style style:name="Таблица69.C" style:family="table-column">
      <style:table-column-properties style:column-width="7.047cm" style:rel-column-width="16523*"/>
    </style:style>
    <style:style style:name="Таблица69.D" style:family="table-column">
      <style:table-column-properties style:column-width="2.693cm" style:rel-column-width="6315*"/>
    </style:style>
    <style:style style:name="Таблица69.E" style:family="table-column">
      <style:table-column-properties style:column-width="2.794cm" style:rel-column-width="6551*"/>
    </style:style>
    <style:style style:name="Таблица69.F" style:family="table-column">
      <style:table-column-properties style:column-width="4.066cm" style:rel-column-width="9532*"/>
    </style:style>
    <style:style style:name="Таблица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9.F1" style:family="table-cell">
      <style:table-cell-properties fo:padding="0.097cm" fo:border="0.002cm solid #000000"/>
    </style:style>
    <style:style style:name="Таблица6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69.C2" style:family="table-cell">
      <style:table-cell-properties fo:padding="0.097cm" fo:border-left="0.002cm solid #000000" fo:border-right="none" fo:border-top="none" fo:border-bottom="0.002cm solid #000000"/>
    </style:style>
    <style:style style:name="Таблица69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3" style:family="table">
      <style:table-properties style:width="28.33cm" fo:margin-left="-0.268cm" fo:margin-right="0.538cm" table:align="margins" style:writing-mode="lr-tb"/>
    </style:style>
    <style:style style:name="Таблица53.A" style:family="table-column">
      <style:table-column-properties style:column-width="0.808cm" style:rel-column-width="1868*"/>
    </style:style>
    <style:style style:name="Таблица53.B" style:family="table-column">
      <style:table-column-properties style:column-width="1.065cm" style:rel-column-width="2464*"/>
    </style:style>
    <style:style style:name="Таблица53.C" style:family="table-column">
      <style:table-column-properties style:column-width="0.713cm" style:rel-column-width="1648*"/>
    </style:style>
    <style:style style:name="Таблица53.D" style:family="table-column">
      <style:table-column-properties style:column-width="0.31cm" style:rel-column-width="718*"/>
    </style:style>
    <style:style style:name="Таблица53.E" style:family="table-column">
      <style:table-column-properties style:column-width="1.058cm" style:rel-column-width="2448*"/>
    </style:style>
    <style:style style:name="Таблица53.F" style:family="table-column">
      <style:table-column-properties style:column-width="1.185cm" style:rel-column-width="2742*"/>
    </style:style>
    <style:style style:name="Таблица53.G" style:family="table-column">
      <style:table-column-properties style:column-width="0.903cm" style:rel-column-width="2089*"/>
    </style:style>
    <style:style style:name="Таблица53.H" style:family="table-column">
      <style:table-column-properties style:column-width="1.166cm" style:rel-column-width="2697*"/>
    </style:style>
    <style:style style:name="Таблица53.I" style:family="table-column">
      <style:table-column-properties style:column-width="0.393cm" style:rel-column-width="909*"/>
    </style:style>
    <style:style style:name="Таблица53.J" style:family="table-column">
      <style:table-column-properties style:column-width="1.171cm" style:rel-column-width="2709*"/>
    </style:style>
    <style:style style:name="Таблица53.K" style:family="table-column">
      <style:table-column-properties style:column-width="1.042cm" style:rel-column-width="2411*"/>
    </style:style>
    <style:style style:name="Таблица53.M" style:family="table-column">
      <style:table-column-properties style:column-width="1.688cm" style:rel-column-width="3904*"/>
    </style:style>
    <style:style style:name="Таблица53.N" style:family="table-column">
      <style:table-column-properties style:column-width="0.549cm" style:rel-column-width="1268*"/>
    </style:style>
    <style:style style:name="Таблица53.O" style:family="table-column">
      <style:table-column-properties style:column-width="0.496cm" style:rel-column-width="1146*"/>
    </style:style>
    <style:style style:name="Таблица53.P" style:family="table-column">
      <style:table-column-properties style:column-width="1.044cm" style:rel-column-width="2415*"/>
    </style:style>
    <style:style style:name="Таблица53.Q" style:family="table-column">
      <style:table-column-properties style:column-width="0.545cm" style:rel-column-width="1260*"/>
    </style:style>
    <style:style style:name="Таблица53.R" style:family="table-column">
      <style:table-column-properties style:column-width="0.732cm" style:rel-column-width="1693*"/>
    </style:style>
    <style:style style:name="Таблица53.S" style:family="table-column">
      <style:table-column-properties style:column-width="0.305cm" style:rel-column-width="705*"/>
    </style:style>
    <style:style style:name="Таблица53.T" style:family="table-column">
      <style:table-column-properties style:column-width="0.762cm" style:rel-column-width="1762*"/>
    </style:style>
    <style:style style:name="Таблица53.U" style:family="table-column">
      <style:table-column-properties style:column-width="2.085cm" style:rel-column-width="4823*"/>
    </style:style>
    <style:style style:name="Таблица53.V" style:family="table-column">
      <style:table-column-properties style:column-width="1.566cm" style:rel-column-width="3623*"/>
    </style:style>
    <style:style style:name="Таблица53.W" style:family="table-column">
      <style:table-column-properties style:column-width="1.046cm" style:rel-column-width="2419*"/>
    </style:style>
    <style:style style:name="Таблица53.X" style:family="table-column">
      <style:table-column-properties style:column-width="0.247cm" style:rel-column-width="571*"/>
    </style:style>
    <style:style style:name="Таблица53.Y" style:family="table-column">
      <style:table-column-properties style:column-width="0.504cm" style:rel-column-width="1166*"/>
    </style:style>
    <style:style style:name="Таблица53.Z" style:family="table-column">
      <style:table-column-properties style:column-width="0.291cm" style:rel-column-width="673*"/>
    </style:style>
    <style:style style:name="Таблица53.a" style:family="table-column">
      <style:table-column-properties style:column-width="2.346cm" style:rel-column-width="5426*"/>
    </style:style>
    <style:style style:name="Таблица53.b" style:family="table-column">
      <style:table-column-properties style:column-width="1.752cm" style:rel-column-width="4051*"/>
    </style:style>
    <style:style style:name="Таблица53.c" style:family="table-column">
      <style:table-column-properties style:column-width="1.52cm" style:rel-column-width="3516*"/>
    </style:style>
    <style:style style:name="Таблица53.1" style:family="table-row">
      <style:table-row-properties style:row-height="0.429cm" style:keep-together="true" fo:keep-together="auto"/>
    </style:style>
    <style:style style:name="Таблица5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3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3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3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3.5" style:family="table-row">
      <style:table-row-properties style:row-height="0.845cm" style:keep-together="true" fo:keep-together="auto"/>
    </style:style>
    <style:style style:name="Таблица53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3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3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3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3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3.9" style:family="table-row">
      <style:table-row-properties style:row-height="14.169cm" style:keep-together="true" fo:keep-together="auto"/>
    </style:style>
    <style:style style:name="Таблица53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3.10" style:family="table-row">
      <style:table-row-properties style:row-height="0.781cm" style:keep-together="true" fo:keep-together="auto"/>
    </style:style>
    <style:style style:name="Таблица53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55" style:family="table">
      <style:table-properties style:width="28.33cm" fo:margin-left="-0.268cm" fo:margin-right="0.538cm" table:align="margins" style:writing-mode="lr-tb"/>
    </style:style>
    <style:style style:name="Таблица55.A" style:family="table-column">
      <style:table-column-properties style:column-width="0.808cm" style:rel-column-width="1868*"/>
    </style:style>
    <style:style style:name="Таблица55.B" style:family="table-column">
      <style:table-column-properties style:column-width="1.065cm" style:rel-column-width="2464*"/>
    </style:style>
    <style:style style:name="Таблица55.C" style:family="table-column">
      <style:table-column-properties style:column-width="0.713cm" style:rel-column-width="1648*"/>
    </style:style>
    <style:style style:name="Таблица55.D" style:family="table-column">
      <style:table-column-properties style:column-width="0.31cm" style:rel-column-width="718*"/>
    </style:style>
    <style:style style:name="Таблица55.E" style:family="table-column">
      <style:table-column-properties style:column-width="1.058cm" style:rel-column-width="2448*"/>
    </style:style>
    <style:style style:name="Таблица55.F" style:family="table-column">
      <style:table-column-properties style:column-width="1.185cm" style:rel-column-width="2742*"/>
    </style:style>
    <style:style style:name="Таблица55.G" style:family="table-column">
      <style:table-column-properties style:column-width="0.903cm" style:rel-column-width="2089*"/>
    </style:style>
    <style:style style:name="Таблица55.H" style:family="table-column">
      <style:table-column-properties style:column-width="1.166cm" style:rel-column-width="2697*"/>
    </style:style>
    <style:style style:name="Таблица55.I" style:family="table-column">
      <style:table-column-properties style:column-width="0.393cm" style:rel-column-width="909*"/>
    </style:style>
    <style:style style:name="Таблица55.J" style:family="table-column">
      <style:table-column-properties style:column-width="1.171cm" style:rel-column-width="2709*"/>
    </style:style>
    <style:style style:name="Таблица55.K" style:family="table-column">
      <style:table-column-properties style:column-width="1.042cm" style:rel-column-width="2411*"/>
    </style:style>
    <style:style style:name="Таблица55.M" style:family="table-column">
      <style:table-column-properties style:column-width="1.688cm" style:rel-column-width="3904*"/>
    </style:style>
    <style:style style:name="Таблица55.N" style:family="table-column">
      <style:table-column-properties style:column-width="0.549cm" style:rel-column-width="1268*"/>
    </style:style>
    <style:style style:name="Таблица55.O" style:family="table-column">
      <style:table-column-properties style:column-width="0.496cm" style:rel-column-width="1146*"/>
    </style:style>
    <style:style style:name="Таблица55.P" style:family="table-column">
      <style:table-column-properties style:column-width="1.044cm" style:rel-column-width="2415*"/>
    </style:style>
    <style:style style:name="Таблица55.Q" style:family="table-column">
      <style:table-column-properties style:column-width="0.545cm" style:rel-column-width="1260*"/>
    </style:style>
    <style:style style:name="Таблица55.R" style:family="table-column">
      <style:table-column-properties style:column-width="0.732cm" style:rel-column-width="1693*"/>
    </style:style>
    <style:style style:name="Таблица55.S" style:family="table-column">
      <style:table-column-properties style:column-width="0.305cm" style:rel-column-width="705*"/>
    </style:style>
    <style:style style:name="Таблица55.T" style:family="table-column">
      <style:table-column-properties style:column-width="0.762cm" style:rel-column-width="1762*"/>
    </style:style>
    <style:style style:name="Таблица55.U" style:family="table-column">
      <style:table-column-properties style:column-width="2.085cm" style:rel-column-width="4823*"/>
    </style:style>
    <style:style style:name="Таблица55.V" style:family="table-column">
      <style:table-column-properties style:column-width="1.566cm" style:rel-column-width="3623*"/>
    </style:style>
    <style:style style:name="Таблица55.W" style:family="table-column">
      <style:table-column-properties style:column-width="1.046cm" style:rel-column-width="2419*"/>
    </style:style>
    <style:style style:name="Таблица55.X" style:family="table-column">
      <style:table-column-properties style:column-width="0.247cm" style:rel-column-width="571*"/>
    </style:style>
    <style:style style:name="Таблица55.Y" style:family="table-column">
      <style:table-column-properties style:column-width="0.504cm" style:rel-column-width="1166*"/>
    </style:style>
    <style:style style:name="Таблица55.Z" style:family="table-column">
      <style:table-column-properties style:column-width="0.291cm" style:rel-column-width="673*"/>
    </style:style>
    <style:style style:name="Таблица55.a" style:family="table-column">
      <style:table-column-properties style:column-width="2.346cm" style:rel-column-width="5426*"/>
    </style:style>
    <style:style style:name="Таблица55.b" style:family="table-column">
      <style:table-column-properties style:column-width="1.752cm" style:rel-column-width="4051*"/>
    </style:style>
    <style:style style:name="Таблица55.c" style:family="table-column">
      <style:table-column-properties style:column-width="1.52cm" style:rel-column-width="3516*"/>
    </style:style>
    <style:style style:name="Таблица55.1" style:family="table-row">
      <style:table-row-properties style:row-height="0.429cm" style:keep-together="true" fo:keep-together="auto"/>
    </style:style>
    <style:style style:name="Таблица5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5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5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5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5.5" style:family="table-row">
      <style:table-row-properties style:row-height="0.845cm" style:keep-together="true" fo:keep-together="auto"/>
    </style:style>
    <style:style style:name="Таблица55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5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5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5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5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5.9" style:family="table-row">
      <style:table-row-properties style:row-height="14.169cm" style:keep-together="true" fo:keep-together="auto"/>
    </style:style>
    <style:style style:name="Таблица55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5.10" style:family="table-row">
      <style:table-row-properties style:row-height="0.781cm" style:keep-together="true" fo:keep-together="auto"/>
    </style:style>
    <style:style style:name="Таблица55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70" style:family="table">
      <style:table-properties style:width="27.949cm" table:align="margins" style:writing-mode="lr-tb"/>
    </style:style>
    <style:style style:name="Таблица70.A" style:family="table-column">
      <style:table-column-properties style:column-width="3.702cm" style:rel-column-width="8681*"/>
    </style:style>
    <style:style style:name="Таблица70.B" style:family="table-column">
      <style:table-column-properties style:column-width="8.516cm" style:rel-column-width="19968*"/>
    </style:style>
    <style:style style:name="Таблица70.C" style:family="table-column">
      <style:table-column-properties style:column-width="6.733cm" style:rel-column-width="15787*"/>
    </style:style>
    <style:style style:name="Таблица70.D" style:family="table-column">
      <style:table-column-properties style:column-width="2.935cm" style:rel-column-width="6882*"/>
    </style:style>
    <style:style style:name="Таблица70.E" style:family="table-column">
      <style:table-column-properties style:column-width="6.062cm" style:rel-column-width="14217*"/>
    </style:style>
    <style:style style:name="Таблица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0.E1" style:family="table-cell">
      <style:table-cell-properties fo:padding="0.097cm" fo:border="0.002cm solid #000000"/>
    </style:style>
    <style:style style:name="Таблица70.2" style:family="table-row">
      <style:table-row-properties style:min-row-height="0.827cm"/>
    </style:style>
    <style:style style:name="Таблица70.A2" style:family="table-cell">
      <style:table-cell-properties fo:padding="0.097cm" fo:border-left="0.002cm solid #000000" fo:border-right="none" fo:border-top="none" fo:border-bottom="0.002cm solid #000000"/>
    </style:style>
    <style:style style:name="Таблица7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56" style:family="table">
      <style:table-properties style:width="28.33cm" fo:margin-left="-0.268cm" fo:margin-right="0.538cm" table:align="margins" style:writing-mode="lr-tb"/>
    </style:style>
    <style:style style:name="Таблица56.A" style:family="table-column">
      <style:table-column-properties style:column-width="0.808cm" style:rel-column-width="1868*"/>
    </style:style>
    <style:style style:name="Таблица56.B" style:family="table-column">
      <style:table-column-properties style:column-width="1.065cm" style:rel-column-width="2464*"/>
    </style:style>
    <style:style style:name="Таблица56.C" style:family="table-column">
      <style:table-column-properties style:column-width="0.713cm" style:rel-column-width="1648*"/>
    </style:style>
    <style:style style:name="Таблица56.D" style:family="table-column">
      <style:table-column-properties style:column-width="0.31cm" style:rel-column-width="718*"/>
    </style:style>
    <style:style style:name="Таблица56.E" style:family="table-column">
      <style:table-column-properties style:column-width="1.058cm" style:rel-column-width="2448*"/>
    </style:style>
    <style:style style:name="Таблица56.F" style:family="table-column">
      <style:table-column-properties style:column-width="1.185cm" style:rel-column-width="2742*"/>
    </style:style>
    <style:style style:name="Таблица56.G" style:family="table-column">
      <style:table-column-properties style:column-width="0.903cm" style:rel-column-width="2089*"/>
    </style:style>
    <style:style style:name="Таблица56.H" style:family="table-column">
      <style:table-column-properties style:column-width="1.166cm" style:rel-column-width="2697*"/>
    </style:style>
    <style:style style:name="Таблица56.I" style:family="table-column">
      <style:table-column-properties style:column-width="0.393cm" style:rel-column-width="909*"/>
    </style:style>
    <style:style style:name="Таблица56.J" style:family="table-column">
      <style:table-column-properties style:column-width="1.171cm" style:rel-column-width="2709*"/>
    </style:style>
    <style:style style:name="Таблица56.K" style:family="table-column">
      <style:table-column-properties style:column-width="1.042cm" style:rel-column-width="2411*"/>
    </style:style>
    <style:style style:name="Таблица56.M" style:family="table-column">
      <style:table-column-properties style:column-width="1.688cm" style:rel-column-width="3904*"/>
    </style:style>
    <style:style style:name="Таблица56.N" style:family="table-column">
      <style:table-column-properties style:column-width="0.549cm" style:rel-column-width="1268*"/>
    </style:style>
    <style:style style:name="Таблица56.O" style:family="table-column">
      <style:table-column-properties style:column-width="0.496cm" style:rel-column-width="1146*"/>
    </style:style>
    <style:style style:name="Таблица56.P" style:family="table-column">
      <style:table-column-properties style:column-width="1.044cm" style:rel-column-width="2415*"/>
    </style:style>
    <style:style style:name="Таблица56.Q" style:family="table-column">
      <style:table-column-properties style:column-width="0.545cm" style:rel-column-width="1260*"/>
    </style:style>
    <style:style style:name="Таблица56.R" style:family="table-column">
      <style:table-column-properties style:column-width="0.732cm" style:rel-column-width="1693*"/>
    </style:style>
    <style:style style:name="Таблица56.S" style:family="table-column">
      <style:table-column-properties style:column-width="0.305cm" style:rel-column-width="705*"/>
    </style:style>
    <style:style style:name="Таблица56.T" style:family="table-column">
      <style:table-column-properties style:column-width="0.762cm" style:rel-column-width="1762*"/>
    </style:style>
    <style:style style:name="Таблица56.U" style:family="table-column">
      <style:table-column-properties style:column-width="2.085cm" style:rel-column-width="4823*"/>
    </style:style>
    <style:style style:name="Таблица56.V" style:family="table-column">
      <style:table-column-properties style:column-width="1.566cm" style:rel-column-width="3623*"/>
    </style:style>
    <style:style style:name="Таблица56.W" style:family="table-column">
      <style:table-column-properties style:column-width="1.046cm" style:rel-column-width="2419*"/>
    </style:style>
    <style:style style:name="Таблица56.X" style:family="table-column">
      <style:table-column-properties style:column-width="0.247cm" style:rel-column-width="571*"/>
    </style:style>
    <style:style style:name="Таблица56.Y" style:family="table-column">
      <style:table-column-properties style:column-width="0.504cm" style:rel-column-width="1166*"/>
    </style:style>
    <style:style style:name="Таблица56.Z" style:family="table-column">
      <style:table-column-properties style:column-width="0.291cm" style:rel-column-width="673*"/>
    </style:style>
    <style:style style:name="Таблица56.a" style:family="table-column">
      <style:table-column-properties style:column-width="2.346cm" style:rel-column-width="5426*"/>
    </style:style>
    <style:style style:name="Таблица56.b" style:family="table-column">
      <style:table-column-properties style:column-width="1.752cm" style:rel-column-width="4051*"/>
    </style:style>
    <style:style style:name="Таблица56.c" style:family="table-column">
      <style:table-column-properties style:column-width="1.52cm" style:rel-column-width="3516*"/>
    </style:style>
    <style:style style:name="Таблица56.1" style:family="table-row">
      <style:table-row-properties style:row-height="0.429cm" style:keep-together="true" fo:keep-together="auto"/>
    </style:style>
    <style:style style:name="Таблица5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6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6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6.5" style:family="table-row">
      <style:table-row-properties style:row-height="0.845cm" style:keep-together="true" fo:keep-together="auto"/>
    </style:style>
    <style:style style:name="Таблица56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6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6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6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6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6.9" style:family="table-row">
      <style:table-row-properties style:row-height="14.169cm" style:keep-together="true" fo:keep-together="auto"/>
    </style:style>
    <style:style style:name="Таблица56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6.10" style:family="table-row">
      <style:table-row-properties style:row-height="0.781cm" style:keep-together="true" fo:keep-together="auto"/>
    </style:style>
    <style:style style:name="Таблица56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57" style:family="table">
      <style:table-properties style:width="28.33cm" fo:margin-left="-0.268cm" fo:margin-right="0.538cm" table:align="margins" style:writing-mode="lr-tb"/>
    </style:style>
    <style:style style:name="Таблица57.A" style:family="table-column">
      <style:table-column-properties style:column-width="0.808cm" style:rel-column-width="1868*"/>
    </style:style>
    <style:style style:name="Таблица57.B" style:family="table-column">
      <style:table-column-properties style:column-width="1.065cm" style:rel-column-width="2464*"/>
    </style:style>
    <style:style style:name="Таблица57.C" style:family="table-column">
      <style:table-column-properties style:column-width="0.713cm" style:rel-column-width="1648*"/>
    </style:style>
    <style:style style:name="Таблица57.D" style:family="table-column">
      <style:table-column-properties style:column-width="0.31cm" style:rel-column-width="718*"/>
    </style:style>
    <style:style style:name="Таблица57.E" style:family="table-column">
      <style:table-column-properties style:column-width="1.058cm" style:rel-column-width="2448*"/>
    </style:style>
    <style:style style:name="Таблица57.F" style:family="table-column">
      <style:table-column-properties style:column-width="1.185cm" style:rel-column-width="2742*"/>
    </style:style>
    <style:style style:name="Таблица57.G" style:family="table-column">
      <style:table-column-properties style:column-width="0.903cm" style:rel-column-width="2089*"/>
    </style:style>
    <style:style style:name="Таблица57.H" style:family="table-column">
      <style:table-column-properties style:column-width="1.166cm" style:rel-column-width="2697*"/>
    </style:style>
    <style:style style:name="Таблица57.I" style:family="table-column">
      <style:table-column-properties style:column-width="0.393cm" style:rel-column-width="909*"/>
    </style:style>
    <style:style style:name="Таблица57.J" style:family="table-column">
      <style:table-column-properties style:column-width="1.171cm" style:rel-column-width="2709*"/>
    </style:style>
    <style:style style:name="Таблица57.K" style:family="table-column">
      <style:table-column-properties style:column-width="1.042cm" style:rel-column-width="2411*"/>
    </style:style>
    <style:style style:name="Таблица57.M" style:family="table-column">
      <style:table-column-properties style:column-width="1.688cm" style:rel-column-width="3904*"/>
    </style:style>
    <style:style style:name="Таблица57.N" style:family="table-column">
      <style:table-column-properties style:column-width="0.549cm" style:rel-column-width="1268*"/>
    </style:style>
    <style:style style:name="Таблица57.O" style:family="table-column">
      <style:table-column-properties style:column-width="0.496cm" style:rel-column-width="1146*"/>
    </style:style>
    <style:style style:name="Таблица57.P" style:family="table-column">
      <style:table-column-properties style:column-width="1.044cm" style:rel-column-width="2415*"/>
    </style:style>
    <style:style style:name="Таблица57.Q" style:family="table-column">
      <style:table-column-properties style:column-width="0.545cm" style:rel-column-width="1260*"/>
    </style:style>
    <style:style style:name="Таблица57.R" style:family="table-column">
      <style:table-column-properties style:column-width="0.732cm" style:rel-column-width="1693*"/>
    </style:style>
    <style:style style:name="Таблица57.S" style:family="table-column">
      <style:table-column-properties style:column-width="0.305cm" style:rel-column-width="705*"/>
    </style:style>
    <style:style style:name="Таблица57.T" style:family="table-column">
      <style:table-column-properties style:column-width="0.762cm" style:rel-column-width="1762*"/>
    </style:style>
    <style:style style:name="Таблица57.U" style:family="table-column">
      <style:table-column-properties style:column-width="2.085cm" style:rel-column-width="4823*"/>
    </style:style>
    <style:style style:name="Таблица57.V" style:family="table-column">
      <style:table-column-properties style:column-width="1.566cm" style:rel-column-width="3623*"/>
    </style:style>
    <style:style style:name="Таблица57.W" style:family="table-column">
      <style:table-column-properties style:column-width="1.046cm" style:rel-column-width="2419*"/>
    </style:style>
    <style:style style:name="Таблица57.X" style:family="table-column">
      <style:table-column-properties style:column-width="0.247cm" style:rel-column-width="571*"/>
    </style:style>
    <style:style style:name="Таблица57.Y" style:family="table-column">
      <style:table-column-properties style:column-width="0.504cm" style:rel-column-width="1166*"/>
    </style:style>
    <style:style style:name="Таблица57.Z" style:family="table-column">
      <style:table-column-properties style:column-width="0.291cm" style:rel-column-width="673*"/>
    </style:style>
    <style:style style:name="Таблица57.a" style:family="table-column">
      <style:table-column-properties style:column-width="2.346cm" style:rel-column-width="5426*"/>
    </style:style>
    <style:style style:name="Таблица57.b" style:family="table-column">
      <style:table-column-properties style:column-width="1.752cm" style:rel-column-width="4051*"/>
    </style:style>
    <style:style style:name="Таблица57.c" style:family="table-column">
      <style:table-column-properties style:column-width="1.52cm" style:rel-column-width="3516*"/>
    </style:style>
    <style:style style:name="Таблица57.1" style:family="table-row">
      <style:table-row-properties style:row-height="0.429cm" style:keep-together="true" fo:keep-together="auto"/>
    </style:style>
    <style:style style:name="Таблица5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7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7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7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7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7.5" style:family="table-row">
      <style:table-row-properties style:row-height="0.845cm" style:keep-together="true" fo:keep-together="auto"/>
    </style:style>
    <style:style style:name="Таблица57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7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7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7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7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7.9" style:family="table-row">
      <style:table-row-properties style:row-height="14.169cm" style:keep-together="true" fo:keep-together="auto"/>
    </style:style>
    <style:style style:name="Таблица57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7.10" style:family="table-row">
      <style:table-row-properties style:row-height="0.781cm" style:keep-together="true" fo:keep-together="auto"/>
    </style:style>
    <style:style style:name="Таблица57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71" style:family="table">
      <style:table-properties style:width="27.949cm" table:align="margins" style:writing-mode="lr-tb"/>
    </style:style>
    <style:style style:name="Таблица71.A" style:family="table-column">
      <style:table-column-properties style:column-width="3.339cm" style:rel-column-width="7829*"/>
    </style:style>
    <style:style style:name="Таблица71.B" style:family="table-column">
      <style:table-column-properties style:column-width="8.012cm" style:rel-column-width="18785*"/>
    </style:style>
    <style:style style:name="Таблица71.C" style:family="table-column">
      <style:table-column-properties style:column-width="7.047cm" style:rel-column-width="16523*"/>
    </style:style>
    <style:style style:name="Таблица71.D" style:family="table-column">
      <style:table-column-properties style:column-width="2.693cm" style:rel-column-width="6315*"/>
    </style:style>
    <style:style style:name="Таблица71.E" style:family="table-column">
      <style:table-column-properties style:column-width="3.588cm" style:rel-column-width="8412*"/>
    </style:style>
    <style:style style:name="Таблица71.F" style:family="table-column">
      <style:table-column-properties style:column-width="3.272cm" style:rel-column-width="7671*"/>
    </style:style>
    <style:style style:name="Таблица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1.F1" style:family="table-cell">
      <style:table-cell-properties fo:padding="0.097cm" fo:border="0.002cm solid #000000"/>
    </style:style>
    <style:style style:name="Таблица7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71.C2" style:family="table-cell">
      <style:table-cell-properties fo:padding="0.097cm" fo:border-left="0.002cm solid #000000" fo:border-right="none" fo:border-top="none" fo:border-bottom="0.002cm solid #000000"/>
    </style:style>
    <style:style style:name="Таблица7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73" style:family="table">
      <style:table-properties style:width="28.33cm" fo:margin-left="-0.268cm" fo:margin-right="0.538cm" table:align="margins" style:writing-mode="lr-tb"/>
    </style:style>
    <style:style style:name="Таблица73.A" style:family="table-column">
      <style:table-column-properties style:column-width="0.808cm" style:rel-column-width="1868*"/>
    </style:style>
    <style:style style:name="Таблица73.B" style:family="table-column">
      <style:table-column-properties style:column-width="1.065cm" style:rel-column-width="2464*"/>
    </style:style>
    <style:style style:name="Таблица73.C" style:family="table-column">
      <style:table-column-properties style:column-width="0.713cm" style:rel-column-width="1648*"/>
    </style:style>
    <style:style style:name="Таблица73.D" style:family="table-column">
      <style:table-column-properties style:column-width="0.31cm" style:rel-column-width="718*"/>
    </style:style>
    <style:style style:name="Таблица73.E" style:family="table-column">
      <style:table-column-properties style:column-width="1.058cm" style:rel-column-width="2448*"/>
    </style:style>
    <style:style style:name="Таблица73.F" style:family="table-column">
      <style:table-column-properties style:column-width="1.185cm" style:rel-column-width="2742*"/>
    </style:style>
    <style:style style:name="Таблица73.G" style:family="table-column">
      <style:table-column-properties style:column-width="0.903cm" style:rel-column-width="2089*"/>
    </style:style>
    <style:style style:name="Таблица73.H" style:family="table-column">
      <style:table-column-properties style:column-width="1.166cm" style:rel-column-width="2697*"/>
    </style:style>
    <style:style style:name="Таблица73.I" style:family="table-column">
      <style:table-column-properties style:column-width="0.393cm" style:rel-column-width="909*"/>
    </style:style>
    <style:style style:name="Таблица73.J" style:family="table-column">
      <style:table-column-properties style:column-width="1.171cm" style:rel-column-width="2709*"/>
    </style:style>
    <style:style style:name="Таблица73.K" style:family="table-column">
      <style:table-column-properties style:column-width="1.042cm" style:rel-column-width="2411*"/>
    </style:style>
    <style:style style:name="Таблица73.M" style:family="table-column">
      <style:table-column-properties style:column-width="1.688cm" style:rel-column-width="3904*"/>
    </style:style>
    <style:style style:name="Таблица73.N" style:family="table-column">
      <style:table-column-properties style:column-width="0.549cm" style:rel-column-width="1268*"/>
    </style:style>
    <style:style style:name="Таблица73.O" style:family="table-column">
      <style:table-column-properties style:column-width="0.496cm" style:rel-column-width="1146*"/>
    </style:style>
    <style:style style:name="Таблица73.P" style:family="table-column">
      <style:table-column-properties style:column-width="1.044cm" style:rel-column-width="2415*"/>
    </style:style>
    <style:style style:name="Таблица73.Q" style:family="table-column">
      <style:table-column-properties style:column-width="0.545cm" style:rel-column-width="1260*"/>
    </style:style>
    <style:style style:name="Таблица73.R" style:family="table-column">
      <style:table-column-properties style:column-width="0.732cm" style:rel-column-width="1693*"/>
    </style:style>
    <style:style style:name="Таблица73.S" style:family="table-column">
      <style:table-column-properties style:column-width="0.305cm" style:rel-column-width="705*"/>
    </style:style>
    <style:style style:name="Таблица73.T" style:family="table-column">
      <style:table-column-properties style:column-width="0.762cm" style:rel-column-width="1762*"/>
    </style:style>
    <style:style style:name="Таблица73.U" style:family="table-column">
      <style:table-column-properties style:column-width="2.085cm" style:rel-column-width="4823*"/>
    </style:style>
    <style:style style:name="Таблица73.V" style:family="table-column">
      <style:table-column-properties style:column-width="1.566cm" style:rel-column-width="3623*"/>
    </style:style>
    <style:style style:name="Таблица73.W" style:family="table-column">
      <style:table-column-properties style:column-width="1.046cm" style:rel-column-width="2419*"/>
    </style:style>
    <style:style style:name="Таблица73.X" style:family="table-column">
      <style:table-column-properties style:column-width="0.247cm" style:rel-column-width="571*"/>
    </style:style>
    <style:style style:name="Таблица73.Y" style:family="table-column">
      <style:table-column-properties style:column-width="0.504cm" style:rel-column-width="1166*"/>
    </style:style>
    <style:style style:name="Таблица73.Z" style:family="table-column">
      <style:table-column-properties style:column-width="0.291cm" style:rel-column-width="673*"/>
    </style:style>
    <style:style style:name="Таблица73.a" style:family="table-column">
      <style:table-column-properties style:column-width="2.346cm" style:rel-column-width="5426*"/>
    </style:style>
    <style:style style:name="Таблица73.b" style:family="table-column">
      <style:table-column-properties style:column-width="1.752cm" style:rel-column-width="4051*"/>
    </style:style>
    <style:style style:name="Таблица73.c" style:family="table-column">
      <style:table-column-properties style:column-width="1.52cm" style:rel-column-width="3516*"/>
    </style:style>
    <style:style style:name="Таблица73.1" style:family="table-row">
      <style:table-row-properties style:row-height="0.429cm" style:keep-together="true" fo:keep-together="auto"/>
    </style:style>
    <style:style style:name="Таблица7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3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3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7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3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73.5" style:family="table-row">
      <style:table-row-properties style:row-height="0.845cm" style:keep-together="true" fo:keep-together="auto"/>
    </style:style>
    <style:style style:name="Таблица73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3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73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73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73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3.9" style:family="table-row">
      <style:table-row-properties style:row-height="14.169cm" style:keep-together="true" fo:keep-together="auto"/>
    </style:style>
    <style:style style:name="Таблица73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73.10" style:family="table-row">
      <style:table-row-properties style:row-height="0.781cm" style:keep-together="true" fo:keep-together="auto"/>
    </style:style>
    <style:style style:name="Таблица73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74" style:family="table">
      <style:table-properties style:width="27.949cm" table:align="margins" style:writing-mode="lr-tb"/>
    </style:style>
    <style:style style:name="Таблица74.A" style:family="table-column">
      <style:table-column-properties style:column-width="3.339cm" style:rel-column-width="7829*"/>
    </style:style>
    <style:style style:name="Таблица74.B" style:family="table-column">
      <style:table-column-properties style:column-width="8.012cm" style:rel-column-width="18785*"/>
    </style:style>
    <style:style style:name="Таблица74.C" style:family="table-column">
      <style:table-column-properties style:column-width="7.047cm" style:rel-column-width="16523*"/>
    </style:style>
    <style:style style:name="Таблица74.D" style:family="table-column">
      <style:table-column-properties style:column-width="2.693cm" style:rel-column-width="6315*"/>
    </style:style>
    <style:style style:name="Таблица74.E" style:family="table-column">
      <style:table-column-properties style:column-width="3.588cm" style:rel-column-width="8412*"/>
    </style:style>
    <style:style style:name="Таблица74.F" style:family="table-column">
      <style:table-column-properties style:column-width="3.272cm" style:rel-column-width="7671*"/>
    </style:style>
    <style:style style:name="Таблица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4.F1" style:family="table-cell">
      <style:table-cell-properties fo:padding="0.097cm" fo:border="0.002cm solid #000000"/>
    </style:style>
    <style:style style:name="Таблица7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74.C2" style:family="table-cell">
      <style:table-cell-properties fo:padding="0.097cm" fo:border-left="0.002cm solid #000000" fo:border-right="none" fo:border-top="none" fo:border-bottom="0.002cm solid #000000"/>
    </style:style>
    <style:style style:name="Таблица7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72" style:family="table">
      <style:table-properties style:width="28.33cm" fo:margin-left="-0.268cm" fo:margin-right="0.538cm" table:align="margins" style:writing-mode="lr-tb"/>
    </style:style>
    <style:style style:name="Таблица72.A" style:family="table-column">
      <style:table-column-properties style:column-width="0.808cm" style:rel-column-width="1868*"/>
    </style:style>
    <style:style style:name="Таблица72.B" style:family="table-column">
      <style:table-column-properties style:column-width="1.065cm" style:rel-column-width="2464*"/>
    </style:style>
    <style:style style:name="Таблица72.C" style:family="table-column">
      <style:table-column-properties style:column-width="0.713cm" style:rel-column-width="1648*"/>
    </style:style>
    <style:style style:name="Таблица72.D" style:family="table-column">
      <style:table-column-properties style:column-width="0.31cm" style:rel-column-width="718*"/>
    </style:style>
    <style:style style:name="Таблица72.E" style:family="table-column">
      <style:table-column-properties style:column-width="1.058cm" style:rel-column-width="2448*"/>
    </style:style>
    <style:style style:name="Таблица72.F" style:family="table-column">
      <style:table-column-properties style:column-width="1.185cm" style:rel-column-width="2742*"/>
    </style:style>
    <style:style style:name="Таблица72.G" style:family="table-column">
      <style:table-column-properties style:column-width="0.903cm" style:rel-column-width="2089*"/>
    </style:style>
    <style:style style:name="Таблица72.H" style:family="table-column">
      <style:table-column-properties style:column-width="1.166cm" style:rel-column-width="2697*"/>
    </style:style>
    <style:style style:name="Таблица72.I" style:family="table-column">
      <style:table-column-properties style:column-width="0.393cm" style:rel-column-width="909*"/>
    </style:style>
    <style:style style:name="Таблица72.J" style:family="table-column">
      <style:table-column-properties style:column-width="1.171cm" style:rel-column-width="2709*"/>
    </style:style>
    <style:style style:name="Таблица72.K" style:family="table-column">
      <style:table-column-properties style:column-width="1.042cm" style:rel-column-width="2411*"/>
    </style:style>
    <style:style style:name="Таблица72.M" style:family="table-column">
      <style:table-column-properties style:column-width="1.688cm" style:rel-column-width="3904*"/>
    </style:style>
    <style:style style:name="Таблица72.N" style:family="table-column">
      <style:table-column-properties style:column-width="0.549cm" style:rel-column-width="1268*"/>
    </style:style>
    <style:style style:name="Таблица72.O" style:family="table-column">
      <style:table-column-properties style:column-width="0.496cm" style:rel-column-width="1146*"/>
    </style:style>
    <style:style style:name="Таблица72.P" style:family="table-column">
      <style:table-column-properties style:column-width="1.044cm" style:rel-column-width="2415*"/>
    </style:style>
    <style:style style:name="Таблица72.Q" style:family="table-column">
      <style:table-column-properties style:column-width="0.545cm" style:rel-column-width="1260*"/>
    </style:style>
    <style:style style:name="Таблица72.R" style:family="table-column">
      <style:table-column-properties style:column-width="0.732cm" style:rel-column-width="1693*"/>
    </style:style>
    <style:style style:name="Таблица72.S" style:family="table-column">
      <style:table-column-properties style:column-width="0.305cm" style:rel-column-width="705*"/>
    </style:style>
    <style:style style:name="Таблица72.T" style:family="table-column">
      <style:table-column-properties style:column-width="0.762cm" style:rel-column-width="1762*"/>
    </style:style>
    <style:style style:name="Таблица72.U" style:family="table-column">
      <style:table-column-properties style:column-width="2.085cm" style:rel-column-width="4823*"/>
    </style:style>
    <style:style style:name="Таблица72.V" style:family="table-column">
      <style:table-column-properties style:column-width="1.566cm" style:rel-column-width="3623*"/>
    </style:style>
    <style:style style:name="Таблица72.W" style:family="table-column">
      <style:table-column-properties style:column-width="1.046cm" style:rel-column-width="2419*"/>
    </style:style>
    <style:style style:name="Таблица72.X" style:family="table-column">
      <style:table-column-properties style:column-width="0.247cm" style:rel-column-width="571*"/>
    </style:style>
    <style:style style:name="Таблица72.Y" style:family="table-column">
      <style:table-column-properties style:column-width="0.504cm" style:rel-column-width="1166*"/>
    </style:style>
    <style:style style:name="Таблица72.Z" style:family="table-column">
      <style:table-column-properties style:column-width="0.291cm" style:rel-column-width="673*"/>
    </style:style>
    <style:style style:name="Таблица72.a" style:family="table-column">
      <style:table-column-properties style:column-width="2.346cm" style:rel-column-width="5426*"/>
    </style:style>
    <style:style style:name="Таблица72.b" style:family="table-column">
      <style:table-column-properties style:column-width="1.752cm" style:rel-column-width="4051*"/>
    </style:style>
    <style:style style:name="Таблица72.c" style:family="table-column">
      <style:table-column-properties style:column-width="1.52cm" style:rel-column-width="3516*"/>
    </style:style>
    <style:style style:name="Таблица72.1" style:family="table-row">
      <style:table-row-properties style:row-height="0.429cm" style:keep-together="true" fo:keep-together="auto"/>
    </style:style>
    <style:style style:name="Таблица7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2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2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7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72.5" style:family="table-row">
      <style:table-row-properties style:row-height="0.845cm" style:keep-together="true" fo:keep-together="auto"/>
    </style:style>
    <style:style style:name="Таблица72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2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72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72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72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2.9" style:family="table-row">
      <style:table-row-properties style:row-height="14.169cm" style:keep-together="true" fo:keep-together="auto"/>
    </style:style>
    <style:style style:name="Таблица72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72.10" style:family="table-row">
      <style:table-row-properties style:row-height="0.781cm" style:keep-together="true" fo:keep-together="auto"/>
    </style:style>
    <style:style style:name="Таблица7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58" style:family="table">
      <style:table-properties style:width="28.33cm" fo:margin-left="-0.268cm" fo:margin-right="0.538cm" table:align="margins" style:writing-mode="lr-tb"/>
    </style:style>
    <style:style style:name="Таблица58.A" style:family="table-column">
      <style:table-column-properties style:column-width="0.808cm" style:rel-column-width="1868*"/>
    </style:style>
    <style:style style:name="Таблица58.B" style:family="table-column">
      <style:table-column-properties style:column-width="1.065cm" style:rel-column-width="2464*"/>
    </style:style>
    <style:style style:name="Таблица58.C" style:family="table-column">
      <style:table-column-properties style:column-width="0.713cm" style:rel-column-width="1648*"/>
    </style:style>
    <style:style style:name="Таблица58.D" style:family="table-column">
      <style:table-column-properties style:column-width="0.31cm" style:rel-column-width="718*"/>
    </style:style>
    <style:style style:name="Таблица58.E" style:family="table-column">
      <style:table-column-properties style:column-width="1.058cm" style:rel-column-width="2448*"/>
    </style:style>
    <style:style style:name="Таблица58.F" style:family="table-column">
      <style:table-column-properties style:column-width="1.185cm" style:rel-column-width="2742*"/>
    </style:style>
    <style:style style:name="Таблица58.G" style:family="table-column">
      <style:table-column-properties style:column-width="0.903cm" style:rel-column-width="2089*"/>
    </style:style>
    <style:style style:name="Таблица58.H" style:family="table-column">
      <style:table-column-properties style:column-width="1.166cm" style:rel-column-width="2697*"/>
    </style:style>
    <style:style style:name="Таблица58.I" style:family="table-column">
      <style:table-column-properties style:column-width="0.393cm" style:rel-column-width="909*"/>
    </style:style>
    <style:style style:name="Таблица58.J" style:family="table-column">
      <style:table-column-properties style:column-width="1.171cm" style:rel-column-width="2709*"/>
    </style:style>
    <style:style style:name="Таблица58.K" style:family="table-column">
      <style:table-column-properties style:column-width="1.042cm" style:rel-column-width="2411*"/>
    </style:style>
    <style:style style:name="Таблица58.M" style:family="table-column">
      <style:table-column-properties style:column-width="1.688cm" style:rel-column-width="3904*"/>
    </style:style>
    <style:style style:name="Таблица58.N" style:family="table-column">
      <style:table-column-properties style:column-width="0.549cm" style:rel-column-width="1268*"/>
    </style:style>
    <style:style style:name="Таблица58.O" style:family="table-column">
      <style:table-column-properties style:column-width="0.496cm" style:rel-column-width="1146*"/>
    </style:style>
    <style:style style:name="Таблица58.P" style:family="table-column">
      <style:table-column-properties style:column-width="1.044cm" style:rel-column-width="2415*"/>
    </style:style>
    <style:style style:name="Таблица58.Q" style:family="table-column">
      <style:table-column-properties style:column-width="0.545cm" style:rel-column-width="1260*"/>
    </style:style>
    <style:style style:name="Таблица58.R" style:family="table-column">
      <style:table-column-properties style:column-width="0.732cm" style:rel-column-width="1693*"/>
    </style:style>
    <style:style style:name="Таблица58.S" style:family="table-column">
      <style:table-column-properties style:column-width="0.305cm" style:rel-column-width="705*"/>
    </style:style>
    <style:style style:name="Таблица58.T" style:family="table-column">
      <style:table-column-properties style:column-width="0.762cm" style:rel-column-width="1762*"/>
    </style:style>
    <style:style style:name="Таблица58.U" style:family="table-column">
      <style:table-column-properties style:column-width="2.085cm" style:rel-column-width="4823*"/>
    </style:style>
    <style:style style:name="Таблица58.V" style:family="table-column">
      <style:table-column-properties style:column-width="1.566cm" style:rel-column-width="3623*"/>
    </style:style>
    <style:style style:name="Таблица58.W" style:family="table-column">
      <style:table-column-properties style:column-width="1.046cm" style:rel-column-width="2419*"/>
    </style:style>
    <style:style style:name="Таблица58.X" style:family="table-column">
      <style:table-column-properties style:column-width="0.247cm" style:rel-column-width="571*"/>
    </style:style>
    <style:style style:name="Таблица58.Y" style:family="table-column">
      <style:table-column-properties style:column-width="0.504cm" style:rel-column-width="1166*"/>
    </style:style>
    <style:style style:name="Таблица58.Z" style:family="table-column">
      <style:table-column-properties style:column-width="0.291cm" style:rel-column-width="673*"/>
    </style:style>
    <style:style style:name="Таблица58.a" style:family="table-column">
      <style:table-column-properties style:column-width="2.346cm" style:rel-column-width="5426*"/>
    </style:style>
    <style:style style:name="Таблица58.b" style:family="table-column">
      <style:table-column-properties style:column-width="1.752cm" style:rel-column-width="4051*"/>
    </style:style>
    <style:style style:name="Таблица58.c" style:family="table-column">
      <style:table-column-properties style:column-width="1.52cm" style:rel-column-width="3516*"/>
    </style:style>
    <style:style style:name="Таблица58.1" style:family="table-row">
      <style:table-row-properties style:row-height="0.429cm" style:keep-together="true" fo:keep-together="auto"/>
    </style:style>
    <style:style style:name="Таблица5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8.J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8.N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Таблица58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8.5" style:family="table-row">
      <style:table-row-properties style:row-height="0.845cm" style:keep-together="true" fo:keep-together="auto"/>
    </style:style>
    <style:style style:name="Таблица58.S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8.c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58.T6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8.Z6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Таблица58.B8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8.9" style:family="table-row">
      <style:table-row-properties style:row-height="14.169cm" style:keep-together="true" fo:keep-together="auto"/>
    </style:style>
    <style:style style:name="Таблица58.A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58.10" style:family="table-row">
      <style:table-row-properties style:row-height="0.781cm" style:keep-together="true" fo:keep-together="auto"/>
    </style:style>
    <style:style style:name="Таблица58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P1" style:family="paragraph" style:parent-style-name="Header">
      <style:paragraph-properties style:snap-to-layout-grid="false"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fo:text-align="center" style:justify-single-word="false">
        <style:tab-stops/>
      </style:paragraph-properties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>
        <style:tab-stops>
          <style:tab-stop style:position="7.502cm"/>
          <style:tab-stop style:position="28.504cm"/>
        </style:tab-stops>
      </style:paragraph-properties>
    </style:style>
    <style:style style:name="P6" style:family="paragraph" style:parent-style-name="Header">
      <style:paragraph-properties fo:line-height="150%">
        <style:tab-stops/>
      </style:paragraph-properties>
    </style:style>
    <style:style style:name="P7" style:family="paragraph" style:parent-style-name="Header">
      <style:paragraph-properties fo:line-height="200%">
        <style:tab-stops/>
      </style:paragraph-properties>
    </style:style>
    <style:style style:name="P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8pt" style:font-size-asian="18pt"/>
    </style:style>
    <style:style style:name="P9" style:family="paragraph" style:parent-style-name="Header">
      <style:paragraph-properties style:snap-to-layout-grid="false">
        <style:tab-stops/>
      </style:paragraph-properties>
      <style:text-properties fo:font-size="12pt" style:font-size-asian="12pt"/>
    </style:style>
    <style:style style:name="P10" style:family="paragraph" style:parent-style-name="Header">
      <style:paragraph-properties fo:line-height="100%">
        <style:tab-stops/>
      </style:paragraph-properties>
    </style:style>
    <style:style style:name="P11" style:family="paragraph" style:parent-style-name="Header">
      <style:paragraph-properties style:snap-to-layout-grid="false"/>
    </style:style>
    <style:style style:name="P12" style:family="paragraph" style:parent-style-name="Standard">
      <style:text-properties fo:font-size="12pt" style:font-size-asian="12pt"/>
    </style:style>
    <style:style style:name="P13" style:family="paragraph" style:parent-style-name="Standard">
      <style:paragraph-properties style:snap-to-layout-grid="false"/>
      <style:text-properties fo:font-size="12pt" style:font-size-asian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21.795cm"/>
        </style:tab-stops>
      </style:paragraph-properties>
      <style:text-properties fo:font-size="12pt" style:font-size-asian="12pt"/>
    </style:style>
    <style:style style:name="P16" style:family="paragraph" style:parent-style-name="Standard">
      <style:paragraph-properties fo:text-align="end" style:justify-single-word="false">
        <style:tab-stops>
          <style:tab-stop style:position="21.795cm"/>
        </style:tab-stops>
      </style:paragraph-properties>
      <style:text-properties fo:font-size="12pt" style:font-size-asian="12pt" style:font-size-complex="14pt"/>
    </style:style>
    <style:style style:name="P17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fo:font-size="12pt" fo:language="ru" fo:country="RU" fo:background-color="transparent" style:font-size-asian="12pt" style:font-size-complex="12pt"/>
    </style:style>
    <style:style style:name="P20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fo:font-size="12pt" fo:language="ru" fo:country="RU" style:font-size-asian="12pt" style:font-size-complex="12pt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text-properties fo:font-size="10pt" style:font-size-asian="10pt"/>
    </style:style>
    <style:style style:name="P23" style:family="paragraph" style:parent-style-name="Standard">
      <style:paragraph-properties style:snap-to-layout-grid="false"/>
      <style:text-properties fo:font-size="10pt" style:font-size-asian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5" style:family="paragraph" style:parent-style-name="Standard">
      <style:paragraph-properties fo:text-align="end" style:justify-single-word="false" style:snap-to-layout-grid="false"/>
      <style:text-properties fo:font-size="10pt" style:font-size-asian="10pt"/>
    </style:style>
    <style:style style:name="P26" style:family="paragraph" style:parent-style-name="Standard">
      <style:paragraph-properties style:snap-to-layout-grid="false"/>
      <style:text-properties fo:font-size="10pt" fo:language="zxx" fo:country="none" style:font-size-asian="10pt" style:language-asian="zxx" style:country-asian="none"/>
    </style:style>
    <style:style style:name="P27" style:family="paragraph" style:parent-style-name="Standard">
      <style:paragraph-properties style:snap-to-layout-grid="false"/>
      <style:text-properties fo:font-size="8pt" style:font-size-asian="8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 style:snap-to-layout-gri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7.502cm"/>
          <style:tab-stop style:position="28.504cm"/>
        </style:tab-stops>
      </style:paragraph-properties>
    </style:style>
    <style:style style:name="P31" style:family="paragraph" style:parent-style-name="Standard">
      <style:paragraph-properties fo:text-align="center" style:justify-single-word="false" style:snap-to-layout-grid="false">
        <style:tab-stops>
          <style:tab-stop style:position="7.502cm"/>
          <style:tab-stop style:position="28.504cm"/>
        </style:tab-stops>
      </style:paragraph-properties>
    </style:style>
    <style:style style:name="P32" style:family="paragraph" style:parent-style-name="Standard">
      <style:paragraph-properties fo:text-align="center" style:justify-single-word="false" style:snap-to-layout-grid="false">
        <style:tab-stops>
          <style:tab-stop style:position="11.677cm"/>
        </style:tab-stops>
      </style:paragraph-properties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8pt" style:font-size-asian="18pt"/>
    </style:style>
    <style:style style:name="P34" style:family="paragraph" style:parent-style-name="Standard">
      <style:paragraph-properties fo:line-height="150%"/>
      <style:text-properties fo:font-size="18pt" style:font-size-asian="18pt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ize="18pt" fo:font-weight="bold" style:font-size-asian="18pt" style:font-weight-asian="bold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50%" fo:text-align="start" style:justify-single-word="false"/>
    </style:style>
    <style:style style:name="P38" style:family="paragraph" style:parent-style-name="Standard">
      <style:paragraph-properties fo:line-height="150%" fo:text-align="start" style:justify-single-word="false">
        <style:tab-stops>
          <style:tab-stop style:position="7.502cm"/>
          <style:tab-stop style:position="28.504cm"/>
        </style:tab-stops>
      </style:paragraph-properties>
    </style:style>
    <style:style style:name="P39" style:family="paragraph" style:parent-style-name="Standard">
      <style:paragraph-properties fo:line-height="150%">
        <style:tab-stops/>
      </style:paragraph-properties>
    </style:style>
    <style:style style:name="P40" style:family="paragraph" style:parent-style-name="Standard">
      <style:paragraph-properties>
        <style:tab-stops>
          <style:tab-stop style:position="7.502cm"/>
          <style:tab-stop style:position="28.504cm"/>
        </style:tab-stops>
      </style:paragraph-properties>
    </style:style>
    <style:style style:name="P41" style:family="paragraph" style:parent-style-name="Standard">
      <style:paragraph-properties style:snap-to-layout-grid="false"/>
      <style:text-properties fo:font-size="11pt" style:font-size-asian="11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43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44" style:family="paragraph" style:parent-style-name="Standard">
      <style:paragraph-properties fo:text-align="start" style:justify-single-word="false" style:snap-to-layout-grid="false"/>
      <style:text-properties fo:font-size="14pt" style:font-size-asian="14pt" style:font-size-complex="14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46" style:family="paragraph" style:parent-style-name="Standard">
      <style:paragraph-properties fo:text-align="end" style:justify-single-word="false">
        <style:tab-stops>
          <style:tab-stop style:position="21.795cm"/>
        </style:tab-stops>
      </style:paragraph-properties>
      <style:text-properties fo:font-size="14pt" style:font-size-asian="14pt" style:font-size-complex="14pt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4pt" style:font-size-asian="14.6999998092651pt" style:font-size-complex="16.7999992370605pt"/>
    </style:style>
    <style:style style:name="P48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fo:font-size="14pt" fo:language="ru" fo:country="RU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50" style:family="paragraph" style:parent-style-name="Standard">
      <style:paragraph-properties fo:line-height="100%" fo:text-align="center" style:justify-single-word="false"/>
      <style:text-properties fo:font-size="14pt" fo:language="ru" fo:country="RU" fo:background-color="transparent" style:font-size-asian="14pt" style:font-size-complex="14pt"/>
    </style:style>
    <style:style style:name="P51" style:family="paragraph" style:parent-style-name="Standard">
      <style:paragraph-properties fo:line-height="150%" fo:text-align="center" style:justify-single-word="false"/>
      <style:text-properties fo:font-size="14pt" fo:language="ru" fo:country="RU" fo:background-color="transparent" style:font-size-asian="14pt" style:font-size-complex="14pt"/>
    </style:style>
    <style:style style:name="P52" style:family="paragraph" style:parent-style-name="Standard">
      <style:paragraph-properties fo:line-height="100%"/>
      <style:text-properties fo:font-size="22pt" fo:font-weight="bold" style:font-size-asian="22pt" style:font-weight-asian="bold"/>
    </style:style>
    <style:style style:name="P53" style:family="paragraph" style:parent-style-name="Standard">
      <style:paragraph-properties fo:line-height="200%"/>
    </style:style>
    <style:style style:name="P54" style:family="paragraph" style:parent-style-name="Standard">
      <style:paragraph-properties fo:line-height="100%"/>
    </style:style>
    <style:style style:name="P55" style:family="paragraph" style:parent-style-name="Standard">
      <style:paragraph-properties fo:line-height="100%">
        <style:tab-stops/>
      </style:paragraph-properties>
    </style:style>
    <style:style style:name="P56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</style:style>
    <style:style style:name="P57" style:family="paragraph" style:parent-style-name="Standard">
      <style:paragraph-properties fo:line-height="100%" fo:text-align="start" style:justify-single-word="false" style:snap-to-layout-grid="false">
        <style:tab-stops>
          <style:tab-stop style:position="11.677cm"/>
        </style:tab-stops>
      </style:paragraph-properties>
    </style:style>
    <style:style style:name="P58" style:family="paragraph" style:parent-style-name="Standard">
      <style:paragraph-properties style:line-height-at-least="0.776cm"/>
    </style:style>
    <style:style style:name="P59" style:family="paragraph" style:parent-style-name="Standard">
      <style:paragraph-properties style:line-height-at-least="0.776cm" style:snap-to-layout-grid="false"/>
    </style:style>
    <style:style style:name="P60" style:family="paragraph" style:parent-style-name="Standard">
      <style:paragraph-properties fo:text-align="justify" style:justify-single-word="false">
        <style:tab-stops>
          <style:tab-stop style:position="21.795cm"/>
        </style:tab-stops>
      </style:paragraph-properties>
    </style:style>
    <style:style style:name="P61" style:family="paragraph" style:parent-style-name="Standard">
      <style:paragraph-properties fo:text-align="center" style:justify-single-word="false" style:snap-to-layout-grid="false"/>
      <style:text-properties style:text-position="0% 100%" fo:font-size="11pt" style:font-size-asian="11pt"/>
    </style:style>
    <style:style style:name="P62" style:family="paragraph" style:parent-style-name="Standard">
      <style:paragraph-properties fo:line-height="100%" fo:text-align="start" style:justify-single-word="false"/>
      <style:text-properties style:text-position="0% 100%" fo:font-size="14pt" fo:language="ru" fo:country="RU" style:font-size-asian="14pt" style:font-size-complex="14pt"/>
    </style:style>
    <style:style style:name="P63" style:family="paragraph" style:parent-style-name="Standard">
      <style:paragraph-properties fo:line-height="150%" fo:text-align="start" style:justify-single-word="false"/>
      <style:text-properties style:text-position="0% 100%" fo:font-size="14pt" fo:language="ru" fo:country="RU" style:font-size-asian="14pt" style:font-size-complex="14pt"/>
    </style:style>
    <style:style style:name="P64" style:family="paragraph" style:parent-style-name="Standard">
      <style:paragraph-properties fo:line-height="100%" fo:text-align="center" style:justify-single-word="false"/>
      <style:text-properties style:text-position="0% 100%" fo:font-size="14pt" fo:language="ru" fo:country="RU" fo:background-color="transparent" style:font-size-asian="14pt" style:font-size-complex="14pt"/>
    </style:style>
    <style:style style:name="P65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style:text-position="0% 100%" style:font-name="Times New Roman" fo:font-size="14pt" fo:language="ru" fo:country="RU" style:font-size-asian="14pt" style:font-size-complex="14pt"/>
    </style:style>
    <style:style style:name="P66" style:family="paragraph" style:parent-style-name="Standard">
      <style:paragraph-properties fo:line-height="100%" fo:text-align="start" style:justify-single-word="false" style:snap-to-layout-grid="false">
        <style:tab-stops>
          <style:tab-stop style:position="11.677cm"/>
        </style:tab-stops>
      </style:paragraph-properties>
      <style:text-properties style:text-position="0% 100%" style:font-name="Times New Roman" fo:font-size="14pt" fo:language="ru" fo:country="RU" style:font-size-asian="14pt" style:font-size-complex="14pt"/>
    </style:style>
    <style:style style:name="P67" style:family="paragraph" style:parent-style-name="Standard">
      <style:paragraph-properties fo:text-align="center" style:justify-single-word="false" style:snap-to-layout-grid="false">
        <style:tab-stops>
          <style:tab-stop style:position="11.677cm"/>
        </style:tab-stops>
      </style:paragraph-properties>
      <style:text-properties style:text-position="0% 100%" style:font-name="Times New Roman" fo:font-size="14pt" fo:language="ru" fo:country="RU" style:font-size-asian="14pt" style:font-size-complex="14pt"/>
    </style:style>
    <style:style style:name="P68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style:text-position="0% 100%" style:font-name="Times New Roman" fo:font-size="14pt" fo:language="en" fo:country="US" style:font-size-asian="14pt" style:font-size-complex="14pt"/>
    </style:style>
    <style:style style:name="P69" style:family="paragraph" style:parent-style-name="Standard">
      <style:paragraph-properties fo:line-height="100%" fo:text-align="start" style:justify-single-word="false"/>
      <style:text-properties style:text-position="0% 100%" style:font-name="Times New Roman" fo:font-size="13pt" fo:language="ru" fo:country="RU" style:font-size-asian="13pt" style:font-size-complex="13pt"/>
    </style:style>
    <style:style style:name="P70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style:text-position="0% 100%" style:font-name="Times New Roman" fo:font-size="13pt" fo:language="ru" fo:country="RU" style:font-size-asian="13pt" style:font-size-complex="13pt"/>
    </style:style>
    <style:style style:name="P71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3pt" fo:language="ru" fo:country="RU" fo:background-color="transparent" style:font-size-asian="13pt" style:font-size-complex="13pt"/>
    </style:style>
    <style:style style:name="P72" style:family="paragraph" style:parent-style-name="Standard">
      <style:paragraph-properties fo:line-height="100%" fo:text-align="start" style:justify-single-word="false" style:snap-to-layout-grid="false">
        <style:tab-stops>
          <style:tab-stop style:position="11.677cm"/>
        </style:tab-stops>
      </style:paragraph-properties>
      <style:text-properties style:text-position="0% 100%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text-position="0% 100%" fo:font-size="13pt" fo:language="ru" fo:country="RU" style:font-size-asian="13pt" style:font-size-complex="13pt"/>
    </style:style>
    <style:style style:name="P74" style:family="paragraph" style:parent-style-name="Standard">
      <style:paragraph-properties fo:line-height="100%" fo:text-align="center" style:justify-single-word="false"/>
      <style:text-properties style:text-position="0% 100%" fo:font-size="13pt" fo:language="ru" fo:country="RU" fo:background-color="transparent" style:font-size-asian="13pt" style:font-size-complex="13pt"/>
    </style:style>
    <style:style style:name="P75" style:family="paragraph" style:parent-style-name="Standard">
      <style:paragraph-properties fo:line-height="100%" fo:text-align="start" style:justify-single-word="false"/>
      <style:text-properties style:text-position="0% 100%" fo:font-size="12pt" fo:language="ru" fo:country="RU" style:font-size-asian="12pt" style:font-size-complex="12pt"/>
    </style:style>
    <style:style style:name="P76" style:family="paragraph" style:parent-style-name="Standard">
      <style:paragraph-properties fo:line-height="100%" fo:text-align="center" style:justify-single-word="false"/>
      <style:text-properties style:text-position="0% 100%" fo:font-size="12pt" fo:language="ru" fo:country="RU" fo:background-color="transparent" style:font-size-asian="12pt" style:font-size-complex="12pt"/>
    </style:style>
    <style:style style:name="P77" style:family="paragraph" style:parent-style-name="Standard">
      <style:paragraph-properties fo:line-height="100%" fo:text-align="center" style:justify-single-word="false"/>
      <style:text-properties style:text-position="0% 100%" fo:font-size="12pt" fo:language="en" fo:country="US" fo:background-color="transparent" style:font-size-asian="12pt" style:font-size-complex="12pt"/>
    </style:style>
    <style:style style:name="P78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79" style:family="paragraph" style:parent-style-name="Standard">
      <style:paragraph-properties fo:text-align="center" style:justify-single-word="false" style:snap-to-layout-grid="false"/>
      <style:text-properties fo:font-size="13pt" style:font-size-asian="13pt" style:font-size-complex="13pt"/>
    </style:style>
    <style:style style:name="P80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fo:font-size="13pt" style:font-size-asian="13pt" style:font-size-complex="13pt"/>
    </style:style>
    <style:style style:name="P81" style:family="paragraph" style:parent-style-name="Standard">
      <style:paragraph-properties fo:line-height="100%" fo:text-align="center" style:justify-single-word="false"/>
      <style:text-properties fo:font-size="13pt" fo:language="ru" fo:country="RU" fo:background-color="transparent" style:font-size-asian="13pt" style:font-size-complex="13pt"/>
    </style:style>
    <style:style style:name="P82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fo:font-size="13pt" fo:language="ru" fo:country="RU" style:font-size-asian="13pt" style:font-size-complex="13pt"/>
    </style:style>
    <style:style style:name="P83" style:family="paragraph" style:parent-style-name="Standard">
      <style:paragraph-properties fo:line-height="100%"/>
      <style:text-properties fo:font-size="20pt" fo:font-weight="bold" style:font-size-asian="20pt" style:font-weight-asian="bold" style:font-size-complex="20pt"/>
    </style:style>
    <style:style style:name="P84" style:family="paragraph" style:parent-style-name="Standard">
      <style:paragraph-properties fo:text-align="end" style:justify-single-word="false">
        <style:tab-stops>
          <style:tab-stop style:position="21.795cm"/>
        </style:tab-stops>
      </style:paragraph-properties>
    </style:style>
    <style:style style:name="P85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style:text-position="super 58%" style:font-name="Times New Roman" fo:font-size="14pt" fo:language="ru" fo:country="RU" style:font-size-asian="14pt" style:font-size-complex="14pt"/>
    </style:style>
    <style:style style:name="P86" style:family="paragraph" style:parent-style-name="Standard">
      <style:paragraph-properties fo:line-height="100%" fo:text-align="start" style:justify-single-word="false" style:snap-to-layout-grid="false">
        <style:tab-stops>
          <style:tab-stop style:position="11.677cm"/>
        </style:tab-stops>
      </style:paragraph-properties>
      <style:text-properties style:text-position="super 58%" style:font-name="Times New Roman" fo:font-size="14pt" fo:language="ru" fo:country="RU" style:font-size-asian="14pt" style:font-size-complex="14pt"/>
    </style:style>
    <style:style style:name="P87" style:family="paragraph" style:parent-style-name="Standard">
      <style:paragraph-properties style:line-height-at-least="0.741cm"/>
      <style:text-properties fo:font-weight="bold" style:font-weight-asian="bold" style:font-weight-complex="bold"/>
    </style:style>
    <style:style style:name="P88" style:family="paragraph" style:parent-style-name="Standard">
      <style:paragraph-properties style:line-height-at-least="0.741cm"/>
    </style:style>
    <style:style style:name="P89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90" style:family="paragraph" style:parent-style-name="Standard">
      <style:paragraph-properties fo:text-align="start" style:justify-single-word="false" style:snap-to-layout-grid="false">
        <style:tab-stops>
          <style:tab-stop style:position="11.677cm"/>
        </style:tab-stops>
      </style:paragraph-properties>
    </style:style>
    <style:style style:name="P91" style:family="paragraph" style:parent-style-name="Standard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style:font-name="Times New Roman" fo:font-size="13pt" style:font-size-asian="13pt" style:font-size-complex="13pt"/>
    </style:style>
    <style:style style:name="P92" style:family="paragraph" style:parent-style-name="Standard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93" style:family="paragraph" style:parent-style-name="Standard">
      <style:paragraph-properties fo:line-height="100%" fo:text-align="center" style:justify-single-word="false"/>
      <style:text-properties style:font-name="Times New Roman" fo:font-size="13pt" fo:language="ru" fo:country="RU" fo:background-color="transparent" style:font-size-asian="13pt" style:font-size-complex="13pt"/>
    </style:style>
    <style:style style:name="P94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1pt" style:font-size-asian="11pt"/>
    </style:style>
    <style:style style:name="P95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</style:style>
    <style:style style:name="P96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</style:style>
    <style:style style:name="P97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fo:font-size="18pt" style:font-size-asian="18pt"/>
    </style:style>
    <style:style style:name="P98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8pt" style:font-size-asian="18pt"/>
    </style:style>
    <style:style style:name="P99" style:family="paragraph" style:parent-style-name="Header">
      <style:paragraph-properties fo:margin-left="0.31cm" fo:margin-right="0.319cm" fo:line-height="0.755cm" fo:text-align="center" style:justify-single-word="false" fo:text-indent="0cm" style:auto-text-indent="false">
        <style:tab-stops/>
      </style:paragraph-properties>
      <style:text-properties fo:font-size="18pt" style:font-size-asian="18pt"/>
    </style:style>
    <style:style style:name="P100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style:font-size-complex="14pt"/>
    </style:style>
    <style:style style:name="P101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size-complex="14pt"/>
    </style:style>
    <style:style style:name="P102" style:family="paragraph" style:parent-style-name="Header">
      <style:paragraph-properties fo:margin-left="0.31cm" fo:margin-right="0.319cm" fo:line-height="0.755cm" fo:text-align="start" style:justify-single-word="false" fo:text-indent="0cm" style:auto-text-indent="false">
        <style:tab-stops/>
      </style:paragraph-properties>
      <style:text-properties style:font-size-complex="14pt"/>
    </style:style>
    <style:style style:name="P103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fo:background-color="transparent"/>
    </style:style>
    <style:style style:name="P104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background-color="transparent"/>
    </style:style>
    <style:style style:name="P105" style:family="paragraph" style:parent-style-name="Header">
      <style:paragraph-properties fo:margin-left="0.31cm" fo:margin-right="0.319cm" fo:line-height="0.755cm" fo:text-indent="0cm" style:auto-text-indent="false">
        <style:tab-stops/>
      </style:paragraph-properties>
      <style:text-properties fo:background-color="transparent"/>
    </style:style>
    <style:style style:name="P106" style:family="paragraph" style:parent-style-name="Header">
      <style:paragraph-properties fo:margin-left="0.31cm" fo:margin-right="0.319cm" fo:line-height="0.755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107" style:family="paragraph" style:parent-style-name="Header">
      <style:paragraph-properties fo:margin-left="0.31cm" fo:margin-right="0.319cm" fo:line-height="0.755cm" fo:text-align="start" style:justify-single-word="false" fo:text-indent="0cm" style:auto-text-indent="false">
        <style:tab-stops/>
      </style:paragraph-properties>
      <style:text-properties fo:background-color="transparent" style:font-size-complex="14pt"/>
    </style:style>
    <style:style style:name="P108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background-color="transparent" style:font-size-complex="14pt"/>
    </style:style>
    <style:style style:name="P109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fo:font-size="13pt" style:font-size-asian="13pt" style:font-size-complex="13pt"/>
    </style:style>
    <style:style style:name="P110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3pt" style:font-size-asian="13pt" style:font-size-complex="13pt"/>
    </style:style>
    <style:style style:name="P111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2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113" style:family="paragraph" style:parent-style-name="Header">
      <style:paragraph-properties fo:margin-left="0.31cm" fo:margin-right="0.319cm" fo:line-height="0.755cm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4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text-position="0% 100%" fo:background-color="transparent"/>
    </style:style>
    <style:style style:name="P115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text-position="0% 100%" style:font-name="Times New Roman" fo:background-color="transparent"/>
    </style:style>
    <style:style style:name="P116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</style:style>
    <style:style style:name="P117" style:family="paragraph" style:parent-style-name="Standard">
      <style:paragraph-properties fo:margin-left="0.31cm" fo:margin-right="0.319cm" fo:line-height="0.755cm" fo:text-indent="0cm" style:auto-text-indent="false">
        <style:tab-stops/>
      </style:paragraph-properties>
    </style:style>
    <style:style style:name="P118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style:font-size-complex="14pt"/>
    </style:style>
    <style:style style:name="P119" style:family="paragraph" style:parent-style-name="Standard">
      <style:paragraph-properties fo:margin-left="0.31cm" fo:margin-right="0.319cm" style:line-height-at-least="0.776cm" fo:text-align="justify" style:justify-single-word="false" fo:text-indent="0cm" style:auto-text-indent="false">
        <style:tab-stops/>
      </style:paragraph-properties>
      <style:text-properties fo:background-color="transparent"/>
    </style:style>
    <style:style style:name="P120" style:family="paragraph" style:parent-style-name="Standard">
      <style:paragraph-properties fo:margin-left="0.31cm" fo:margin-right="0.319cm" style:line-height-at-least="0.776cm" fo:text-align="justify" style:justify-single-word="false" fo:text-indent="0cm" style:auto-text-indent="false" style:snap-to-layout-grid="false">
        <style:tab-stops/>
      </style:paragraph-properties>
      <style:text-properties fo:background-color="transparent"/>
    </style:style>
    <style:style style:name="P121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fo:background-color="transparent"/>
    </style:style>
    <style:style style:name="P122" style:family="paragraph" style:parent-style-name="Standard">
      <style:paragraph-properties fo:margin-left="0.31cm" fo:margin-right="0.319cm" style:line-height-at-least="0.741cm" fo:text-align="justify" style:justify-single-word="false" fo:text-indent="0cm" style:auto-text-indent="false">
        <style:tab-stops/>
      </style:paragraph-properties>
      <style:text-properties fo:background-color="transparent"/>
    </style:style>
    <style:style style:name="P123" style:family="paragraph" style:parent-style-name="Standard">
      <style:paragraph-properties fo:margin-left="0.31cm" fo:margin-right="0.319cm" fo:line-height="0.755cm" fo:text-align="center" style:justify-single-word="false" fo:text-indent="0cm" style:auto-text-indent="false">
        <style:tab-stops/>
      </style:paragraph-properties>
      <style:text-properties fo:font-weight="bold" fo:background-color="transparent" style:font-weight-asian="bold" style:font-weight-complex="bold"/>
    </style:style>
    <style:style style:name="P124" style:family="paragraph" style:parent-style-name="Standard">
      <style:paragraph-properties fo:margin-left="0.31cm" fo:margin-right="0.319cm" style:line-height-at-least="0.741cm" fo:text-align="justify" style:justify-single-word="false" fo:text-indent="0cm" style:auto-text-indent="false">
        <style:tab-stops/>
      </style:paragraph-properties>
      <style:text-properties fo:font-weight="normal" fo:background-color="transparent" style:font-weight-asian="normal" style:font-weight-complex="normal"/>
    </style:style>
    <style:style style:name="P125" style:family="paragraph" style:parent-style-name="Standard">
      <style:paragraph-properties fo:margin-left="0.31cm" fo:margin-right="0.319cm" style:line-height-at-least="0.741cm" fo:text-align="justify" style:justify-single-word="false" fo:text-indent="0cm" style:auto-text-indent="false">
        <style:tab-stops/>
      </style:paragraph-properties>
      <style:text-properties fo:font-weight="normal" fo:background-color="transparent" style:font-weight-asian="normal" style:font-size-complex="14pt" style:font-weight-complex="normal"/>
    </style:style>
    <style:style style:name="P126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3pt" style:font-size-asian="13pt" style:font-size-complex="13pt"/>
    </style:style>
    <style:style style:name="P127" style:family="paragraph" style:parent-style-name="Header">
      <style:paragraph-properties fo:margin-left="0.31cm" fo:margin-right="0.319cm" fo:line-height="0.758cm" fo:text-align="justify" style:justify-single-word="false" fo:text-indent="0.75cm" style:auto-text-indent="false" style:snap-to-layout-grid="false">
        <style:tab-stops/>
      </style:paragraph-properties>
    </style:style>
    <style:style style:name="P128" style:family="paragraph" style:parent-style-name="Header">
      <style:paragraph-properties fo:margin-left="0.31cm" fo:margin-right="0.319cm" fo:line-height="0.758cm" fo:text-align="center" style:justify-single-word="false" fo:text-indent="0.75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29" style:family="paragraph" style:parent-style-name="Header">
      <style:paragraph-properties fo:margin-left="0.31cm" fo:margin-right="0.319cm" fo:line-height="0.758cm" fo:text-align="start" style:justify-single-word="false" fo:text-indent="0.75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0" style:family="paragraph" style:parent-style-name="Header">
      <style:paragraph-properties fo:margin-left="0.31cm" fo:margin-right="0.319cm" fo:line-height="0.758cm" fo:text-align="start" style:justify-single-word="false" fo:text-indent="0.75cm" style:auto-text-indent="false" style:snap-to-layout-grid="false">
        <style:tab-stops/>
      </style:paragraph-properties>
      <style:text-properties fo:font-weight="bold" fo:background-color="transparent" style:font-weight-asian="bold" style:font-weight-complex="bold"/>
    </style:style>
    <style:style style:name="P131" style:family="paragraph" style:parent-style-name="Standard">
      <style:paragraph-properties fo:margin-left="0cm" fo:margin-right="0.319cm" style:line-height-at-least="0.741cm" fo:text-align="justify" style:justify-single-word="false" fo:text-indent="0cm" style:auto-text-indent="false">
        <style:tab-stops/>
      </style:paragraph-properties>
    </style:style>
    <style:style style:name="P132" style:family="paragraph" style:parent-style-name="Standard">
      <style:paragraph-properties fo:margin-left="0cm" fo:margin-right="0.319cm" fo:line-height="0.755cm" fo:text-align="justify" style:justify-single-word="false" fo:text-indent="0cm" style:auto-text-indent="false" style:snap-to-layout-grid="false"/>
    </style:style>
    <style:style style:name="P133" style:family="paragraph" style:parent-style-name="Standard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</style:style>
    <style:style style:name="P134" style:family="paragraph" style:parent-style-name="Standard">
      <style:paragraph-properties fo:margin-left="0cm" fo:margin-right="0.319cm" fo:line-height="0.755cm" fo:text-indent="0cm" style:auto-text-indent="false">
        <style:tab-stops/>
      </style:paragraph-properties>
    </style:style>
    <style:style style:name="P135" style:family="paragraph" style:parent-style-name="Standard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style:font-size-complex="14pt"/>
    </style:style>
    <style:style style:name="P136" style:family="paragraph" style:parent-style-name="Standard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fo:background-color="transparent"/>
    </style:style>
    <style:style style:name="P137" style:family="paragraph" style:parent-style-name="Standard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138" style:family="paragraph" style:parent-style-name="Standard">
      <style:paragraph-properties fo:margin-left="0cm" fo:margin-right="0.319cm" style:line-height-at-least="0.776cm" fo:text-align="justify" style:justify-single-word="false" fo:text-indent="0cm" style:auto-text-indent="false">
        <style:tab-stops/>
      </style:paragraph-properties>
    </style:style>
    <style:style style:name="P139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</style:style>
    <style:style style:name="P140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</style:style>
    <style:style style:name="P141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>
          <style:tab-stop style:position="1.083cm"/>
        </style:tab-stops>
      </style:paragraph-properties>
    </style:style>
    <style:style style:name="P142" style:family="paragraph" style:parent-style-name="Header">
      <style:paragraph-properties fo:margin-left="0cm" fo:margin-right="0.319cm" fo:line-height="0.755cm" fo:text-indent="0cm" style:auto-text-indent="false">
        <style:tab-stops/>
      </style:paragraph-properties>
    </style:style>
    <style:style style:name="P143" style:family="paragraph" style:parent-style-name="Header">
      <style:paragraph-properties fo:margin-left="0cm" fo:margin-right="0.319cm" fo:line-height="0.755cm" fo:text-align="start" style:justify-single-word="false" fo:text-indent="0cm" style:auto-text-indent="false">
        <style:tab-stops/>
      </style:paragraph-properties>
    </style:style>
    <style:style style:name="P144" style:family="paragraph" style:parent-style-name="Header">
      <style:paragraph-properties fo:margin-left="0cm" fo:margin-right="0.319cm" style:line-height-at-least="0.776cm" fo:text-align="justify" style:justify-single-word="false" fo:text-indent="0cm" style:auto-text-indent="false">
        <style:tab-stops/>
      </style:paragraph-properties>
    </style:style>
    <style:style style:name="P145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style:font-size-complex="14pt"/>
    </style:style>
    <style:style style:name="P146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size-complex="14pt"/>
    </style:style>
    <style:style style:name="P147" style:family="paragraph" style:parent-style-name="Header">
      <style:paragraph-properties fo:margin-left="0cm" fo:margin-right="0.319cm" style:line-height-at-least="0.741cm" fo:text-align="justify" style:justify-single-word="false" fo:text-indent="0cm" style:auto-text-indent="false">
        <style:tab-stops/>
      </style:paragraph-properties>
      <style:text-properties style:font-size-complex="14pt"/>
    </style:style>
    <style:style style:name="P148" style:family="paragraph" style:parent-style-name="Header">
      <style:paragraph-properties fo:margin-left="0cm" fo:margin-right="0.319cm" style:line-height-at-least="0.741cm" fo:text-align="justify" style:justify-single-word="false" fo:text-indent="0cm" style:auto-text-indent="false">
        <style:tab-stops/>
      </style:paragraph-properties>
      <style:text-properties style:text-position="0% 100%" style:font-size-complex="14pt"/>
    </style:style>
    <style:style style:name="P149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style:text-position="0% 100%" fo:background-color="transparent"/>
    </style:style>
    <style:style style:name="P150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51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152" style:family="paragraph" style:parent-style-name="Header">
      <style:paragraph-properties fo:margin-left="0cm" fo:margin-right="0.319cm" style:line-height-at-least="0.776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53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fo:font-weight="bold" style:font-weight-asian="bold" style:font-size-complex="14pt" style:font-weight-complex="bold"/>
    </style:style>
    <style:style style:name="P154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fo:background-color="transparent"/>
    </style:style>
    <style:style style:name="P155" style:family="paragraph" style:parent-style-name="Header">
      <style:paragraph-properties fo:margin-left="0.307cm" fo:margin-right="0.33cm" fo:line-height="0.755cm" fo:text-align="start" style:justify-single-word="false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56" style:family="paragraph" style:parent-style-name="Header">
      <style:paragraph-properties fo:margin-left="0.307cm" fo:margin-right="0.33cm" fo:line-height="0.755cm" fo:text-indent="0cm" style:auto-text-indent="false">
        <style:tab-stops/>
      </style:paragraph-properties>
      <style:text-properties style:font-size-complex="14pt"/>
    </style:style>
    <style:style style:name="P157" style:family="paragraph" style:parent-style-name="Standard">
      <style:paragraph-properties fo:margin-left="0.307cm" fo:margin-right="0.33cm" fo:line-height="0.755cm" fo:text-indent="0cm" style:auto-text-indent="false">
        <style:tab-stops/>
      </style:paragraph-properties>
      <style:text-properties style:font-size-complex="14pt"/>
    </style:style>
    <style:style style:name="P158" style:family="paragraph" style:parent-style-name="Header">
      <style:paragraph-properties fo:margin-left="0.31cm" fo:margin-right="0.31cm" fo:line-height="0.755cm" fo:text-align="justify" style:justify-single-word="false" fo:text-indent="0cm" style:auto-text-indent="false" style:snap-to-layout-grid="false">
        <style:tab-stops/>
      </style:paragraph-properties>
    </style:style>
    <style:style style:name="P159" style:family="paragraph" style:parent-style-name="Header">
      <style:paragraph-properties fo:margin-left="0.367cm" fo:margin-right="0.31cm" fo:line-height="0.755cm" fo:text-align="justify" style:justify-single-word="false" fo:text-indent="0cm" style:auto-text-indent="false">
        <style:tab-stops/>
      </style:paragraph-properties>
    </style:style>
    <style:style style:name="P160" style:family="paragraph" style:parent-style-name="Table_20_Contents">
      <style:paragraph-properties fo:line-height="100%" fo:text-align="center" style:justify-single-word="false"/>
      <style:text-properties style:text-position="0% 100%" fo:language="ru" fo:country="RU"/>
    </style:style>
    <style:style style:name="P161" style:family="paragraph" style:parent-style-name="Table_20_Contents">
      <style:paragraph-properties fo:text-align="center" style:justify-single-word="false"/>
      <style:text-properties style:text-position="0% 100%" fo:language="ru" fo:country="RU"/>
    </style:style>
    <style:style style:name="P162" style:family="paragraph" style:parent-style-name="Table_20_Contents">
      <style:paragraph-properties fo:line-height="100%" fo:text-align="center" style:justify-single-word="false"/>
      <style:text-properties style:text-position="0% 100%" fo:font-size="13pt" fo:language="ru" fo:country="RU" style:font-size-asian="13pt" style:font-size-complex="13pt"/>
    </style:style>
    <style:style style:name="P163" style:family="paragraph" style:parent-style-name="Table_20_Contents">
      <style:paragraph-properties fo:line-height="100%" fo:text-align="center" style:justify-single-word="false"/>
      <style:text-properties style:text-position="0% 100%" style:font-name="Times New Roman" fo:font-size="13pt" fo:language="ru" fo:country="RU" style:font-size-asian="13pt" style:font-size-complex="13pt"/>
    </style:style>
    <style:style style:name="P164" style:family="paragraph" style:parent-style-name="Table_20_Contents">
      <style:paragraph-properties fo:line-height="100%" fo:text-align="center" style:justify-single-word="false"/>
      <style:text-properties style:text-position="0% 100%" fo:font-size="12pt" fo:language="ru" fo:country="RU" style:font-size-asian="12pt" style:font-size-complex="12pt"/>
    </style:style>
    <style:style style:name="P165" style:family="paragraph" style:parent-style-name="Table_20_Contents">
      <style:paragraph-properties fo:line-height="100%" fo:text-align="center" style:justify-single-word="false"/>
    </style:style>
    <style:style style:name="P166" style:family="paragraph" style:parent-style-name="Table_20_Contents">
      <style:paragraph-properties fo:line-height="100%" fo:text-align="start" style:justify-single-word="false"/>
    </style:style>
    <style:style style:name="P167" style:family="paragraph" style:parent-style-name="Table_20_Contents">
      <style:paragraph-properties fo:line-height="100%" fo:text-align="center" style:justify-single-word="false"/>
      <style:text-properties fo:language="en" fo:country="US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line-height="100%" fo:text-align="center" style:justify-single-word="false"/>
      <style:text-properties fo:font-size="13pt" style:font-size-asian="13pt" style:font-size-complex="13pt"/>
    </style:style>
    <style:style style:name="P170" style:family="paragraph" style:parent-style-name="Table_20_Contents">
      <style:paragraph-properties fo:line-height="100%" fo:text-align="start" style:justify-single-word="false"/>
      <style:text-properties fo:font-size="13pt" style:font-size-asian="13pt" style:font-size-complex="13pt"/>
    </style:style>
    <style:style style:name="P171" style:family="paragraph" style:parent-style-name="Table_20_Contents">
      <style:paragraph-properties fo:line-height="100%" fo:text-align="center" style:justify-single-word="false"/>
      <style:text-properties fo:font-size="13pt" fo:language="en" fo:country="US" style:font-size-asian="13pt" style:font-size-complex="13pt"/>
    </style:style>
    <style:style style:name="P172" style:family="paragraph" style:parent-style-name="Table_20_Contents">
      <style:paragraph-properties fo:line-height="100%" fo:text-align="center" style:justify-single-word="false"/>
      <style:text-properties style:font-name="Times New Roman" fo:font-size="13pt" style:font-size-asian="13pt" style:font-size-complex="13pt"/>
    </style:style>
    <style:style style:name="P173" style:family="paragraph" style:parent-style-name="Table_20_Contents">
      <style:paragraph-properties fo:line-height="100%" fo:text-align="start" style:justify-single-word="false"/>
      <style:text-properties style:font-name="Times New Roman" fo:font-size="13pt" style:font-size-asian="13pt" style:font-size-complex="13pt"/>
    </style:style>
    <style:style style:name="P174" style:family="paragraph" style:parent-style-name="Table_20_Contents">
      <style:paragraph-properties fo:line-height="100%" fo:text-align="center" style:justify-single-word="false"/>
      <style:text-properties style:font-name="Times New Roman" fo:font-size="13pt" fo:language="en" fo:country="US" style:font-size-asian="13pt" style:font-size-complex="13pt"/>
    </style:style>
    <style:style style:name="P175" style:family="paragraph" style:parent-style-name="Table_20_Contents">
      <style:paragraph-properties fo:line-height="100%" fo:text-align="center" style:justify-single-word="false"/>
      <style:text-properties fo:font-size="12pt" style:font-size-asian="12pt" style:font-size-complex="12pt"/>
    </style:style>
    <style:style style:name="P176" style:family="paragraph" style:parent-style-name="Table_20_Contents">
      <style:paragraph-properties fo:line-height="100%" fo:text-align="start" style:justify-single-word="false"/>
      <style:text-properties fo:font-size="12pt" style:font-size-asian="12pt" style:font-size-complex="12pt"/>
    </style:style>
    <style:style style:name="P177" style:family="paragraph" style:parent-style-name="Table_20_Contents">
      <style:paragraph-properties fo:line-height="100%" fo:text-align="center" style:justify-single-word="false"/>
      <style:text-properties fo:font-size="12pt" fo:language="en" fo:country="US" style:font-size-asian="12pt" style:font-size-complex="12pt"/>
    </style:style>
    <style:style style:name="P178" style:family="paragraph" style:parent-style-name="Standard">
      <style:paragraph-properties fo:margin-left="0.005cm" fo:margin-right="-0.302cm" fo:text-indent="0cm" style:auto-text-indent="false" style:snap-to-layout-grid="false"/>
      <style:text-properties fo:font-size="12pt" style:font-size-asian="12pt"/>
    </style:style>
    <style:style style:name="P179" style:family="paragraph" style:parent-style-name="Standard">
      <style:paragraph-properties fo:margin-left="0.005cm" fo:margin-right="0.005cm" fo:text-indent="-0.139cm" style:auto-text-indent="false" style:snap-to-layout-grid="false">
        <style:tab-stops/>
      </style:paragraph-properties>
      <style:text-properties fo:font-size="11pt" style:font-size-asian="11pt" style:font-size-complex="11pt"/>
    </style:style>
    <style:style style:name="P180" style:family="paragraph" style:parent-style-name="Header">
      <style:paragraph-properties fo:margin-left="0cm" fo:margin-right="-0.162cm" fo:line-height="0.755cm" fo:text-align="justify" style:justify-single-word="false" fo:text-indent="0cm" style:auto-text-indent="false">
        <style:tab-stops/>
      </style:paragraph-properties>
      <style:text-properties style:font-size-complex="14pt"/>
    </style:style>
    <style:style style:name="P181" style:family="paragraph" style:parent-style-name="Header">
      <style:paragraph-properties fo:margin-left="0.31cm" fo:margin-right="-0.219cm" fo:line-height="0.755cm" fo:text-indent="0cm" style:auto-text-indent="false">
        <style:tab-stops/>
      </style:paragraph-properties>
      <style:text-properties fo:background-color="transparent"/>
    </style:style>
    <style:style style:name="P182" style:family="paragraph" style:parent-style-name="Header">
      <style:paragraph-properties fo:margin-left="0cm" fo:margin-right="-0.097cm" fo:line-height="0.755cm" fo:text-align="start" style:justify-single-word="false" fo:orphans="2" fo:widows="2" fo:text-indent="0cm" style:auto-text-indent="false" style:writing-mode="lr-tb">
        <style:tab-stops/>
      </style:paragraph-properties>
      <style:text-properties fo:background-color="transparent"/>
    </style:style>
    <style:style style:name="P183" style:family="paragraph" style:parent-style-name="Header">
      <style:paragraph-properties fo:margin-left="0.31cm" fo:margin-right="-0.162cm" fo:line-height="0.755cm" fo:text-align="justify" style:justify-single-word="false" fo:text-indent="0cm" style:auto-text-indent="false" style:snap-to-layout-grid="false">
        <style:tab-stops/>
      </style:paragraph-properties>
      <style:text-properties style:text-position="0% 100%" fo:background-color="transparent"/>
    </style:style>
    <style:style style:name="P184" style:family="paragraph" style:parent-style-name="Header">
      <style:paragraph-properties fo:margin-left="0.31cm" fo:margin-right="-0.162cm" fo:line-height="0.755cm" fo:text-align="justify" style:justify-single-word="false" fo:text-indent="0cm" style:auto-text-indent="false" style:snap-to-layout-grid="false">
        <style:tab-stops/>
      </style:paragraph-properties>
      <style:text-properties style:text-position="0% 100%" style:font-name="Times New Roman" fo:background-color="transparent"/>
    </style:style>
    <style:style style:name="P185" style:family="paragraph" style:parent-style-name="Standard">
      <style:paragraph-properties fo:margin-left="0cm" fo:margin-right="-0.273cm" fo:line-height="0.755cm" fo:text-align="justify" style:justify-single-word="false" fo:text-indent="0cm" style:auto-text-indent="false">
        <style:tab-stops/>
      </style:paragraph-properties>
      <style:text-properties style:font-size-complex="14pt"/>
    </style:style>
    <style:style style:name="P186" style:family="paragraph" style:parent-style-name="Header">
      <style:paragraph-properties fo:margin-left="0cm" fo:margin-right="-0.273cm" fo:line-height="0.755cm" fo:text-align="justify" style:justify-single-word="false" fo:text-indent="0cm" style:auto-text-indent="false">
        <style:tab-stops/>
      </style:paragraph-properties>
      <style:text-properties style:font-size-complex="14pt"/>
    </style:style>
    <style:style style:name="P187" style:family="paragraph" style:parent-style-name="Standard">
      <style:paragraph-properties fo:margin-left="0.005cm" fo:margin-right="-0.108cm" fo:text-indent="0cm" style:auto-text-indent="false" style:snap-to-layout-grid="false"/>
      <style:text-properties fo:font-size="11pt" style:font-size-asian="11pt" style:font-size-complex="11pt"/>
    </style:style>
    <style:style style:name="P188" style:family="paragraph" style:parent-style-name="Header">
      <style:paragraph-properties fo:margin-left="0cm" fo:margin-right="-0.3cm" fo:line-height="0.755cm" fo:text-align="justify" style:justify-single-word="false" fo:orphans="2" fo:widows="2" fo:text-indent="0.9cm" style:auto-text-indent="false" fo:background-color="transparent" style:writing-mode="lr-tb">
        <style:tab-stops/>
        <style:background-image/>
      </style:paragraph-properties>
      <style:text-properties style:text-position="super 58%" fo:language="ru" fo:country="RU" style:font-size-complex="14pt"/>
    </style:style>
    <style:style style:name="P189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21.795cm"/>
        </style:tab-stops>
      </style:paragraph-properties>
    </style:style>
    <style:style style:name="P190" style:family="paragraph" style:parent-style-name="Standard" style:list-style-name="L2">
      <style:paragraph-properties fo:line-height="100%"/>
      <style:text-properties style:text-position="0% 100%" style:font-name="Times New Roman" fo:font-size="14pt" fo:language="ru" fo:country="RU" style:font-size-asian="14pt" style:font-size-complex="14pt"/>
    </style:style>
    <style:style style:name="P191" style:family="paragraph" style:parent-style-name="Standard" style:list-style-name="L3">
      <style:paragraph-properties fo:line-height="100%"/>
      <style:text-properties style:text-position="0% 100%" style:font-name="Times New Roman" fo:font-size="14pt" fo:language="ru" fo:country="RU" style:font-size-asian="14pt" style:font-size-complex="14pt"/>
    </style:style>
    <style:style style:name="P192" style:family="paragraph" style:parent-style-name="Standard" style:list-style-name="L4">
      <style:paragraph-properties fo:line-height="100%"/>
      <style:text-properties style:text-position="0% 100%" style:font-name="Times New Roman" fo:font-size="14pt" fo:language="ru" fo:country="RU" style:font-size-asian="14pt" style:font-size-complex="14pt"/>
    </style:style>
    <style:style style:name="P193" style:family="paragraph" style:parent-style-name="Standard" style:list-style-name="L3">
      <style:paragraph-properties fo:line-height="100%" fo:text-align="center" style:justify-single-word="false"/>
      <style:text-properties style:text-position="0% 100%" style:font-name="Times New Roman" fo:font-size="14pt" fo:language="ru" fo:country="RU" style:font-size-asian="14pt" style:font-size-complex="14pt"/>
    </style:style>
    <style:style style:name="P194" style:family="paragraph" style:parent-style-name="Standard" style:list-style-name="L3">
      <style:paragraph-properties fo:line-height="100%" fo:text-align="center" style:justify-single-word="false" style:snap-to-layout-grid="false">
        <style:tab-stops>
          <style:tab-stop style:position="11.677cm"/>
        </style:tab-stops>
      </style:paragraph-properties>
      <style:text-properties style:text-position="0% 100%" style:font-name="Times New Roman" fo:font-size="14pt" fo:language="ru" fo:country="RU" style:font-size-asian="14pt" style:font-size-complex="14pt"/>
    </style:style>
    <style:style style:name="P195" style:family="paragraph" style:parent-style-name="Standard" style:list-style-name="L3">
      <style:paragraph-properties fo:line-height="150%"/>
      <style:text-properties style:text-position="0% 100%" style:font-name="Times New Roman" fo:font-size="14pt" fo:language="ru" fo:country="RU" style:font-size-asian="14pt" style:font-size-complex="14pt"/>
    </style:style>
    <style:style style:name="P196" style:family="paragraph" style:parent-style-name="Standard" style:list-style-name="L2">
      <style:paragraph-properties fo:line-height="100%"/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7" style:family="paragraph" style:parent-style-name="Standard" style:list-style-name="L3">
      <style:paragraph-properties fo:line-height="100%"/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8" style:family="paragraph" style:parent-style-name="Standard" style:list-style-name="L4">
      <style:paragraph-properties fo:line-height="100%"/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9" style:family="paragraph" style:parent-style-name="Standard" style:list-style-name="L2">
      <style:paragraph-properties fo:line-height="150%"/>
      <style:text-properties style:text-position="0% 100%" style:font-name="Times New Roman" fo:font-size="14pt" fo:language="en" fo:country="US" style:font-size-asian="14pt" style:font-size-complex="14pt"/>
    </style:style>
    <style:style style:name="P200" style:family="paragraph" style:parent-style-name="Standard" style:list-style-name="L3">
      <style:paragraph-properties fo:line-height="150%"/>
      <style:text-properties style:text-position="0% 100%" style:font-name="Times New Roman" fo:font-size="14pt" fo:language="en" fo:country="US" style:font-size-asian="14pt" style:font-size-complex="14pt"/>
    </style:style>
    <style:style style:name="P201" style:family="paragraph" style:parent-style-name="Standard" style:list-style-name="L4">
      <style:paragraph-properties fo:line-height="150%"/>
      <style:text-properties style:text-position="0% 100%" style:font-name="Times New Roman" fo:font-size="14pt" fo:language="en" fo:country="US" style:font-size-asian="14pt" style:font-size-complex="14pt"/>
    </style:style>
    <style:style style:name="P202" style:family="paragraph" style:parent-style-name="Standard" style:list-style-name="L2">
      <style:paragraph-properties fo:line-height="100%"/>
      <style:text-properties style:text-position="0% 100%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03" style:family="paragraph" style:parent-style-name="Standard" style:list-style-name="L3">
      <style:paragraph-properties fo:line-height="100%"/>
      <style:text-properties style:text-position="0% 100%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04" style:family="paragraph" style:parent-style-name="Standard" style:list-style-name="L2">
      <style:paragraph-properties fo:line-height="100%"/>
      <style:text-properties style:text-position="0% 100%" style:font-name="Times New Roman" fo:font-size="13pt" fo:language="ru" fo:country="RU" style:font-size-asian="13pt" style:font-size-complex="13pt"/>
    </style:style>
    <style:style style:name="P205" style:family="paragraph" style:parent-style-name="Standard" style:list-style-name="L4">
      <style:paragraph-properties fo:line-height="100%"/>
      <style:text-properties style:text-position="0% 100%" style:font-name="Times New Roman" fo:font-size="13pt" fo:language="ru" fo:country="RU" style:font-size-asian="13pt" style:font-size-complex="13pt"/>
    </style:style>
    <style:style style:name="P206" style:family="paragraph" style:parent-style-name="Standard" style:list-style-name="L2">
      <style:paragraph-properties fo:line-height="100%"/>
      <style:text-properties style:text-position="0% 100%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207" style:family="paragraph" style:parent-style-name="Standard" style:list-style-name="L2">
      <style:paragraph-properties fo:line-height="100%"/>
      <style:text-properties style:text-position="0% 100%" style:font-name="Times New Roman" fo:font-size="13pt" fo:language="ru" fo:country="RU" fo:font-weight="bold" style:font-size-asian="13pt" style:font-weight-asian="bold" style:font-size-complex="13pt" style:font-weight-complex="bold"/>
    </style:style>
    <style:style style:name="P208" style:family="paragraph" style:parent-style-name="Standard" style:list-style-name="L2">
      <style:paragraph-properties fo:line-height="100%"/>
      <style:text-properties style:text-position="0% 100%" style:font-name="Times New Roman" fo:font-size="13pt" fo:language="en" fo:country="US" style:font-size-asian="13pt" style:font-size-complex="13pt"/>
    </style:style>
    <style:style style:name="P209" style:family="paragraph" style:parent-style-name="Standard" style:list-style-name="L4">
      <style:paragraph-properties fo:line-height="150%"/>
      <style:text-properties style:text-position="0% 100%" style:font-name="Times New Roman" fo:font-size="13pt" fo:language="en" fo:country="US" style:font-size-asian="13pt" style:font-size-complex="13pt"/>
    </style:style>
    <style:style style:name="P210" style:family="paragraph" style:parent-style-name="Standard" style:list-style-name="L2">
      <style:paragraph-properties fo:line-height="150%"/>
      <style:text-properties style:text-position="0% 100%" style:font-name="Times New Roman" fo:font-size="13pt" fo:language="en" fo:country="US" style:font-size-asian="13pt" style:font-size-complex="13pt"/>
    </style:style>
    <style:style style:name="P211" style:family="paragraph" style:parent-style-name="Standard" style:list-style-name="L4">
      <style:paragraph-properties fo:line-height="100%"/>
      <style:text-properties style:text-position="0% 100%"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212" style:family="paragraph" style:parent-style-name="Standard" style:list-style-name="L2">
      <style:paragraph-properties fo:line-height="100%"/>
      <style:text-properties style:text-position="0% 100%" style:font-name="Times New Roman" fo:font-size="12pt" fo:language="ru" fo:country="RU" style:font-size-asian="12pt" style:font-size-complex="12pt"/>
    </style:style>
    <style:style style:name="P213" style:family="paragraph" style:parent-style-name="Standard" style:list-style-name="L4">
      <style:paragraph-properties fo:line-height="100%"/>
      <style:text-properties style:text-position="0% 100%" style:font-name="Times New Roman" fo:font-size="12pt" fo:language="ru" fo:country="RU" style:font-size-asian="12pt" style:font-size-complex="12pt"/>
    </style:style>
    <style:style style:name="P214" style:family="paragraph" style:parent-style-name="Standard" style:list-style-name="L2">
      <style:paragraph-properties fo:line-height="150%"/>
      <style:text-properties style:text-position="0% 100%" style:font-name="Times New Roman" fo:font-size="12pt" fo:language="ru" fo:country="RU" style:font-size-asian="12pt" style:font-size-complex="12pt"/>
    </style:style>
    <style:style style:name="P215" style:family="paragraph" style:parent-style-name="Standard" style:list-style-name="L4">
      <style:paragraph-properties fo:line-height="150%"/>
      <style:text-properties style:text-position="0% 100%" style:font-name="Times New Roman" fo:font-size="12pt" fo:language="ru" fo:country="RU" style:font-size-asian="12pt" style:font-size-complex="12pt"/>
    </style:style>
    <style:style style:name="P216" style:family="paragraph" style:parent-style-name="Standard" style:list-style-name="L2">
      <style:paragraph-properties fo:line-height="100%"/>
      <style:text-properties style:text-position="0% 100%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7" style:family="paragraph" style:parent-style-name="Standard" style:list-style-name="L2">
      <style:paragraph-properties fo:line-height="100%"/>
      <style:text-properties style:text-position="0% 100%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18" style:family="paragraph" style:parent-style-name="Standard" style:list-style-name="L2">
      <style:paragraph-properties fo:line-height="100%"/>
      <style:text-properties fo:font-size="14pt" fo:language="ru" fo:country="RU" style:font-size-asian="14pt" style:font-size-complex="14pt"/>
    </style:style>
    <style:style style:name="P219" style:family="paragraph" style:parent-style-name="Standard" style:list-style-name="L3">
      <style:paragraph-properties fo:line-height="100%"/>
      <style:text-properties fo:font-size="14pt" fo:language="ru" fo:country="RU" style:font-size-asian="14pt" style:font-size-complex="14pt"/>
    </style:style>
    <style:style style:name="P220" style:family="paragraph" style:parent-style-name="Standard" style:list-style-name="L4">
      <style:paragraph-properties fo:line-height="100%"/>
      <style:text-properties fo:font-size="14pt" fo:language="ru" fo:country="RU" style:font-size-asian="14pt" style:font-size-complex="14pt"/>
    </style:style>
    <style:style style:name="P221" style:family="paragraph" style:parent-style-name="Standard" style:list-style-name="L2">
      <style:paragraph-properties fo:line-height="100%"/>
      <style:text-properties fo:font-size="14pt" fo:language="en" fo:country="US" style:font-size-asian="14pt" style:font-size-complex="14pt"/>
    </style:style>
    <style:style style:name="P222" style:family="paragraph" style:parent-style-name="Standard" style:list-style-name="L3">
      <style:paragraph-properties fo:line-height="100%"/>
      <style:text-properties fo:font-size="14pt" fo:language="en" fo:country="US" style:font-size-asian="14pt" style:font-size-complex="14pt"/>
    </style:style>
    <style:style style:name="P223" style:family="paragraph" style:parent-style-name="Standard" style:list-style-name="L4">
      <style:paragraph-properties fo:line-height="100%"/>
      <style:text-properties fo:font-size="14pt" fo:language="en" fo:country="US" style:font-size-asian="14pt" style:font-size-complex="14pt"/>
    </style:style>
    <style:style style:name="P224" style:family="paragraph" style:parent-style-name="Standard" style:list-style-name="L2">
      <style:paragraph-properties fo:line-height="100%"/>
      <style:text-properties style:font-name="Times New Roman" fo:font-size="13pt" fo:language="ru" fo:country="RU" style:font-size-asian="13pt" style:font-size-complex="13pt"/>
    </style:style>
    <style:style style:name="P225" style:family="paragraph" style:parent-style-name="Standard" style:list-style-name="L2">
      <style:paragraph-properties fo:line-height="100%"/>
      <style:text-properties style:font-name="Times New Roman" fo:font-size="13pt" fo:language="en" fo:country="US" style:font-size-asian="13pt" style:font-size-complex="13pt"/>
    </style:style>
    <style:style style:name="P226" style:family="paragraph" style:parent-style-name="Standard" style:list-style-name="L2">
      <style:paragraph-properties fo:line-height="100%"/>
      <style:text-properties style:font-name="Times New Roman" fo:font-size="12pt" fo:language="ru" fo:country="RU" style:font-size-asian="12pt" style:font-size-complex="12pt"/>
    </style:style>
    <style:style style:name="P227" style:family="paragraph" style:parent-style-name="Standard" style:list-style-name="L2">
      <style:paragraph-properties fo:line-height="100%"/>
      <style:text-properties style:font-name="Times New Roman" fo:font-size="12pt" fo:language="en" fo:country="US" style:font-size-asian="12pt" style:font-size-complex="12pt"/>
    </style:style>
    <style:style style:name="P228" style:family="paragraph" style:parent-style-name="Standard" style:list-style-name="L4">
      <style:paragraph-properties fo:line-height="100%"/>
      <style:text-properties fo:font-size="13pt" fo:language="ru" fo:country="RU" style:font-size-asian="13pt" style:font-size-complex="13pt"/>
    </style:style>
    <style:style style:name="P229" style:family="paragraph" style:parent-style-name="Standard" style:list-style-name="L2">
      <style:paragraph-properties fo:line-height="100%"/>
      <style:text-properties fo:font-size="13pt" fo:language="ru" fo:country="RU" style:font-size-asian="13pt" style:font-size-complex="13pt"/>
    </style:style>
    <style:style style:name="P230" style:family="paragraph" style:parent-style-name="Standard" style:list-style-name="L4">
      <style:paragraph-properties fo:line-height="100%"/>
      <style:text-properties fo:font-size="13pt" fo:language="en" fo:country="US" style:font-size-asian="13pt" style:font-size-complex="13pt"/>
    </style:style>
    <style:style style:name="P231" style:family="paragraph" style:parent-style-name="Standard" style:list-style-name="L2">
      <style:paragraph-properties fo:line-height="100%"/>
      <style:text-properties fo:font-size="13pt" fo:language="en" fo:country="US" style:font-size-asian="13pt" style:font-size-complex="13pt"/>
    </style:style>
    <style:style style:name="P232" style:family="paragraph" style:parent-style-name="Standard" style:list-style-name="L2">
      <style:paragraph-properties fo:line-height="100%"/>
      <style:text-properties fo:font-size="12pt" fo:language="ru" fo:country="RU" style:font-size-asian="12pt" style:font-size-complex="12pt"/>
    </style:style>
    <style:style style:name="P233" style:family="paragraph" style:parent-style-name="Standard" style:list-style-name="L4">
      <style:paragraph-properties fo:line-height="100%"/>
      <style:text-properties fo:font-size="12pt" fo:language="ru" fo:country="RU" style:font-size-asian="12pt" style:font-size-complex="12pt"/>
    </style:style>
    <style:style style:name="P234" style:family="paragraph" style:parent-style-name="Standard" style:list-style-name="L2">
      <style:paragraph-properties fo:line-height="100%"/>
      <style:text-properties fo:font-size="12pt" fo:language="en" fo:country="US" style:font-size-asian="12pt" style:font-size-complex="12pt"/>
    </style:style>
    <style:style style:name="P235" style:family="paragraph" style:parent-style-name="Standard" style:list-style-name="L4">
      <style:paragraph-properties fo:line-height="100%"/>
      <style:text-properties fo:font-size="12pt" fo:language="en" fo:country="US" style:font-size-asian="12pt" style:font-size-complex="12pt"/>
    </style:style>
    <style:style style:name="P236" style:family="paragraph" style:parent-style-name="Standard" style:list-style-name="L1">
      <style:paragraph-properties fo:margin-left="0cm" fo:margin-right="0.319cm" fo:line-height="0.755cm" fo:text-align="justify" style:justify-single-word="false" fo:text-indent="0cm" style:auto-text-indent="false" style:snap-to-layout-grid="false"/>
      <style:text-properties style:font-size-complex="14pt"/>
    </style:style>
    <style:style style:name="P237" style:family="paragraph" style:parent-style-name="Heading_20_5">
      <style:paragraph-properties fo:line-height="150%"/>
      <style:text-properties fo:font-size="14pt" style:font-size-asian="14pt"/>
    </style:style>
    <style:style style:name="P238" style:family="paragraph" style:parent-style-name="Table_20_Contents">
      <style:paragraph-properties fo:line-height="100%" fo:text-align="start" style:justify-single-word="false"/>
      <style:text-properties style:text-position="0% 100%" style:font-name="Times New Roman" fo:font-size="12pt" fo:language="en" fo:country="US" fo:background-color="transparent" style:font-size-asian="12pt" style:font-size-complex="12pt"/>
    </style:style>
    <style:style style:name="P239" style:family="paragraph" style:parent-style-name="Heading_20_1">
      <style:paragraph-properties fo:line-height="200%" fo:text-align="start" style:justify-single-word="false"/>
    </style:style>
    <style:style style:name="P240" style:family="paragraph" style:parent-style-name="Heading_20_1">
      <style:paragraph-properties fo:line-height="150%" fo:text-align="start" style:justify-single-word="false"/>
      <style:text-properties fo:font-weight="normal" style:font-weight-asian="normal" style:font-weight-complex="bold"/>
    </style:style>
    <style:style style:name="P241" style:family="paragraph" style:parent-style-name="Heading_20_3">
      <style:paragraph-properties fo:line-height="100%"/>
      <style:text-properties fo:font-size="20pt" fo:font-weight="bold" style:font-size-asian="20pt" style:font-weight-asian="bold" style:font-size-complex="20pt"/>
    </style:style>
    <style:style style:name="P242" style:family="paragraph" style:parent-style-name="Heading_20_2">
      <style:text-properties fo:font-size="18pt" style:font-size-asian="18pt"/>
    </style:style>
    <style:style style:name="P243" style:family="paragraph">
      <style:paragraph-properties fo:text-align="center" style:writing-mode="lr-tb"/>
      <style:text-properties fo:font-size="24pt"/>
    </style:style>
    <style:style style:name="P244" style:family="paragraph"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1pt" style:font-size-asian="11pt"/>
    </style:style>
    <style:style style:name="T3" style:family="text">
      <style:text-properties style:text-position="sub 58%" fo:font-size="11pt" style:font-size-asian="11pt"/>
    </style:style>
    <style:style style:name="T4" style:family="text">
      <style:text-properties style:text-position="sub 58%" fo:font-size="14pt" style:font-size-asian="14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weight-complex="bold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weight="normal" style:font-weight-asian="normal" style:font-size-complex="14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size-complex="14pt"/>
    </style:style>
    <style:style style:name="T14" style:family="text">
      <style:text-properties fo:language="en" fo:country="US" fo:background-color="transparent"/>
    </style:style>
    <style:style style:name="T15" style:family="text">
      <style:text-properties fo:language="en" fo:country="US" fo:background-color="transparent" style:font-size-complex="14pt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size-complex="14pt"/>
    </style:style>
    <style:style style:name="T20" style:family="text">
      <style:text-properties style:text-position="super 58%" fo:font-size="14pt" style:font-size-asian="14pt"/>
    </style:style>
    <style:style style:name="T21" style:family="text">
      <style:text-properties style:text-position="super 58%" fo:language="ru" fo:country="RU"/>
    </style:style>
    <style:style style:name="T22" style:family="text">
      <style:text-properties style:text-position="super 58%" fo:language="ru" fo:country="RU" style:font-size-complex="14pt"/>
    </style:style>
    <style:style style:name="T23" style:family="text">
      <style:text-properties style:text-position="super 58%" fo:language="ru" fo:country="RU" fo:background-color="transparent"/>
    </style:style>
    <style:style style:name="T24" style:family="text">
      <style:text-properties style:text-position="super 58%" style:font-name="Times New Roman"/>
    </style:style>
    <style:style style:name="T25" style:family="text">
      <style:text-properties style:text-position="super 58%" fo:language="en" fo:country="US"/>
    </style:style>
    <style:style style:name="T26" style:family="text">
      <style:text-properties style:text-position="super 58%" style:font-name="Times New Roman2"/>
    </style:style>
    <style:style style:name="T27" style:family="text">
      <style:text-properties style:font-size-complex="14pt"/>
    </style:style>
    <style:style style:name="T28" style:family="text">
      <style:text-properties fo:language="ru" fo:country="RU"/>
    </style:style>
    <style:style style:name="T29" style:family="text">
      <style:text-properties fo:language="ru" fo:country="RU" style:font-size-complex="14pt"/>
    </style:style>
    <style:style style:name="T30" style:family="text">
      <style:text-properties fo:language="ru" fo:country="RU" fo:background-color="transparent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size="14pt" style:font-size-asian="14pt"/>
    </style:style>
    <style:style style:name="T34" style:family="text">
      <style:text-properties style:text-position="0% 100%" style:font-name="Times New Roman2"/>
    </style:style>
    <style:style style:name="T35" style:family="text">
      <style:text-properties style:text-position="0% 100%" style:font-name="Times New Roman2" fo:language="ru" fo:country="RU"/>
    </style:style>
    <style:style style:name="T36" style:family="text">
      <style:text-properties style:text-position="0% 100%" style:font-name="Times New Roman2" style:font-name-asian="Times New Roman" style:font-name-complex="Times New Roman"/>
    </style:style>
    <style:style style:name="T37" style:family="text">
      <style:text-properties style:text-position="0% 100%" style:font-name="Times New Roman"/>
    </style:style>
    <style:style style:name="T38" style:family="text">
      <style:text-properties style:text-position="0% 100%" style:font-name="Times New Roman" fo:language="ru" fo:country="RU"/>
    </style:style>
    <style:style style:name="T39" style:family="text">
      <style:text-properties style:text-position="0% 100%" style:font-name="Times New Roman" fo:language="ru" fo:country="RU" fo:background-color="transparent"/>
    </style:style>
    <style:style style:name="T40" style:family="text">
      <style:text-properties style:text-position="0% 100%" style:font-name="Times New Roman" fo:language="en" fo:country="US"/>
    </style:style>
    <style:style style:name="T41" style:family="text">
      <style:text-properties style:text-position="0% 100%" style:font-name="Times New Roman" fo:language="en" fo:country="US" fo:background-color="transparent"/>
    </style:style>
    <style:style style:name="T42" style:family="text">
      <style:text-properties style:text-position="0% 100%" style:font-name="Times New Roman" fo:font-size="14pt" fo:language="ru" fo:country="RU" style:font-size-asian="14pt" style:font-size-complex="14pt"/>
    </style:style>
    <style:style style:name="T43" style:family="text">
      <style:text-properties style:text-position="0% 100%" style:font-name="Times New Roman" fo:font-size="14pt" fo:language="ru" fo:country="RU" fo:background-color="transparent" style:font-size-asian="14pt" style:font-size-complex="14pt"/>
    </style:style>
    <style:style style:name="T44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45" style:family="text">
      <style:text-properties style:text-position="0% 100%" style:font-name="Times New Roman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fo:language="ru" fo:country="RU" fo:background-color="transparent"/>
    </style:style>
    <style:style style:name="T49" style:family="text">
      <style:text-properties style:font-name="Symbol" style:font-size-complex="14pt"/>
    </style:style>
    <style:style style:name="T50" style:family="text">
      <style:text-properties style:font-name="Times New Roman2"/>
    </style:style>
    <style:style style:name="T51" style:family="text">
      <style:text-properties style:font-name="Times New Roman2" style:font-name-asian="Times New Roman" style:font-name-complex="Times New Roman"/>
    </style:style>
    <style:style style:name="T52" style:family="text">
      <style:text-properties style:font-name="Times New Roman2" style:font-name-asian="Times New Roman2" style:font-name-complex="Times New Roman2"/>
    </style:style>
    <style:style style:name="T53" style:family="text">
      <style:text-properties fo:background-color="transparent"/>
    </style:style>
    <style:style style:name="T54" style:family="text">
      <style:text-properties fo:background-color="transparent" style:font-size-complex="14pt"/>
    </style:style>
    <style:style style:name="T55" style:family="text">
      <style:text-properties style:font-name="Times New Roman"/>
    </style:style>
    <style:style style:name="T56" style:family="text">
      <style:text-properties style:font-name="Times New Roman" fo:font-size="14pt" style:font-size-asian="14pt" style:font-size-complex="14pt"/>
    </style:style>
    <style:style style:name="T57" style:family="text">
      <style:text-properties style:font-name="Times New Roman" style:font-name-asian="Times New Roman" style:font-name-complex="Times New Roman"/>
    </style:style>
    <style:style style:name="T58" style:family="text">
      <style:text-properties style:font-name="Times New Roman" fo:language="en" fo:country="US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size-complex="14pt" style:font-weight-complex="bold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fo:font-size="13pt" fo:font-weight="normal" style:font-size-asian="13pt" style:font-weight-asian="normal" style:font-size-complex="13pt" style:font-weight-complex="normal"/>
    </style:style>
    <style:style style:name="T63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B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U"/>
        <table:table-column table:style-name="Таблица1.c"/>
        <table:table-row table:style-name="Таблица1.1">
          <table:table-cell table:style-name="Таблица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21"/>
          </table:table-cell>
          <table:covered-table-cell/>
          <table:table-cell table:style-name="Таблица1.A1" office:value-type="string">
            <text:p text:style-name="P21"><draw:frame draw:style-name="fr1" draw:name="Врезка1" text:anchor-type="char" svg:x="0.379cm" svg:y="-0.455cm" svg:width="6.244cm" svg:height="0.753cm" draw:z-index="4"><draw:text-box><text:p text:style-name="P12">ГОСТ 3.1105 – 84 <text:s text:c="2"/>Форма 2</text:p></draw:text-box></draw:frame></text:p>
          </table:table-cell>
          <table:table-cell table:style-name="Таблица1.A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21"/>
          </table:table-cell>
          <table:covered-table-cell/>
          <table:covered-table-cell/>
          <table:table-cell table:style-name="Таблица1.A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21"/>
          </table:table-cell>
          <table:covered-table-cell/>
          <table:table-cell table:style-name="Таблица1.Q2" office:value-type="string">
            <text:p text:style-name="P21"/>
          </table:table-cell>
          <table:table-cell table:style-name="Таблица1.Q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.Q2" table:number-columns-spanned="3" office:value-type="string">
            <text:p text:style-name="P21"/>
          </table:table-cell>
          <table:covered-table-cell/>
          <table:covered-table-cell/>
          <table:table-cell table:style-name="Таблица1.a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.1">
          <table:table-cell table:style-name="Таблица1.Q2" office:value-type="string">
            <text:p text:style-name="P23">Дубл.</text:p>
            <text:p text:style-name="P22"/>
          </table:table-cell>
          <table:table-cell table:style-name="Таблица1.Q2" table:number-columns-spanned="3" office:value-type="string">
            <text:p text:style-name="P21"/>
            <text:p text:style-name="Standard"/>
          </table:table-cell>
          <table:covered-table-cell/>
          <table:covered-table-cell/>
          <table:table-cell table:style-name="Таблица1.Q2" office:value-type="string">
            <text:p text:style-name="P21"/>
          </table:table-cell>
          <table:table-cell table:style-name="Таблица1.Q2" office:value-type="string">
            <text:p text:style-name="P21"/>
            <text:p text:style-name="Standard"/>
          </table:table-cell>
          <table:table-cell table:style-name="Таблица1.G3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21"/>
            <text:p text:style-name="Standard"/>
          </table:table-cell>
          <table:covered-table-cell/>
          <table:table-cell table:style-name="Таблица1.Q2" office:value-type="string">
            <text:p text:style-name="P21"/>
          </table:table-cell>
          <table:table-cell table:style-name="Таблица1.Q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.Q2" table:number-columns-spanned="3" office:value-type="string">
            <text:p text:style-name="P21"/>
          </table:table-cell>
          <table:covered-table-cell/>
          <table:covered-table-cell/>
          <table:table-cell table:style-name="Таблица1.a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.1">
          <table:table-cell table:style-name="Таблица1.Q2" office:value-type="string">
            <text:p text:style-name="P23">Взам.</text:p>
          </table:table-cell>
          <table:table-cell table:style-name="Таблица1.Q2" table:number-columns-spanned="3" office:value-type="string">
            <text:p text:style-name="P21"/>
          </table:table-cell>
          <table:covered-table-cell/>
          <table:covered-table-cell/>
          <table:table-cell table:style-name="Таблица1.Q2" office:value-type="string">
            <text:p text:style-name="P21"/>
          </table:table-cell>
          <table:table-cell table:style-name="Таблица1.Q2" office:value-type="string">
            <text:p text:style-name="P21"/>
          </table:table-cell>
          <table:table-cell table:style-name="Таблица1.G3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21"/>
          </table:table-cell>
          <table:covered-table-cell/>
          <table:table-cell table:style-name="Таблица1.Q2" office:value-type="string">
            <text:p text:style-name="P21"/>
          </table:table-cell>
          <table:table-cell table:style-name="Таблица1.Q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.Q2" table:number-columns-spanned="3" office:value-type="string">
            <text:p text:style-name="P21"/>
          </table:table-cell>
          <table:covered-table-cell/>
          <table:covered-table-cell/>
          <table:table-cell table:style-name="Таблица1.a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.1">
          <table:table-cell table:style-name="Таблица1.Q2" office:value-type="string">
            <text:p text:style-name="P23">Подл.</text:p>
          </table:table-cell>
          <table:table-cell table:style-name="Таблица1.Q2" table:number-columns-spanned="3" office:value-type="string">
            <text:p text:style-name="P13"/>
          </table:table-cell>
          <table:covered-table-cell/>
          <table:covered-table-cell/>
          <table:table-cell table:style-name="Таблица1.Q2" office:value-type="string">
            <text:p text:style-name="P13"/>
          </table:table-cell>
          <table:table-cell table:style-name="Таблица1.Q2" office:value-type="string">
            <text:p text:style-name="P27"/>
          </table:table-cell>
          <table:table-cell table:style-name="Таблица1.G5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23"/>
          </table:table-cell>
          <table:covered-table-cell/>
          <table:table-cell table:style-name="Таблица1.Q2" office:value-type="string">
            <text:p text:style-name="P23"/>
          </table:table-cell>
          <table:table-cell table:style-name="Таблица1.Q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.Q2" table:number-columns-spanned="3" office:value-type="string">
            <text:p text:style-name="P23"/>
          </table:table-cell>
          <table:covered-table-cell/>
          <table:covered-table-cell/>
          <table:table-cell table:style-name="Таблица1.a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Таблица1.6">
          <table:table-cell table:style-name="Таблица1.Q2" table:number-columns-spanned="1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6" table:number-columns-spanned="3" office:value-type="string">
            <text:p text:style-name="P29"/>
          </table:table-cell>
          <table:covered-table-cell/>
          <table:covered-table-cell/>
          <table:table-cell table:style-name="Таблица1.b6" table:number-columns-spanned="2" office:value-type="string">
            <text:p text:style-name="P29">1</text:p>
          </table:table-cell>
          <table:covered-table-cell/>
        </table:table-row>
        <table:table-row table:style-name="Таблица1.7">
          <table:table-cell table:style-name="Таблица1.A7" table:number-rows-spanned="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table:number-columns-spanned="2" office:value-type="string">
            <text:p text:style-name="P14">АО</text:p>
            <text:p text:style-name="P3">«Авангард»</text:p>
            <text:p text:style-name="Standard"/>
          </table:table-cell>
          <table:covered-table-cell/>
          <table:table-cell table:style-name="Таблица1.K7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Таблица1.P7" table:number-columns-spanned="6" office:value-type="string">
            <text:p text:style-name="P79"/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V7" table:number-columns-spanned="8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office:value-type="string">
            <text:p text:style-name="P29"/>
            <text:p text:style-name="Standard"/>
            <text:p text:style-name="Standard"/>
          </table:table-cell>
          <table:table-cell table:style-name="Таблица1.A7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Таблица1.O8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6" table:number-rows-spanned="3" table:number-columns-spanned="3" office:value-type="string">
            <text:p text:style-name="P29"/>
          </table:table-cell>
          <table:covered-table-cell/>
          <table:covered-table-cell/>
          <table:table-cell table:style-name="Таблица1.R6" table:number-rows-spanned="3" table:number-columns-spanned="3" office:value-type="string">
            <text:p text:style-name="P29"/>
          </table:table-cell>
          <table:covered-table-cell/>
          <table:covered-table-cell/>
          <table:table-cell table:style-name="Таблица1.b6" table:number-rows-spanned="3" office:value-type="string">
            <text:p text:style-name="P47"/>
          </table:table-cell>
        </table:table-row>
        <table:table-row table:style-name="Таблица1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3" office:value-type="string">
            <text:p text:style-name="P29"/>
          </table:table-cell>
          <table:table-cell table:style-name="Таблица1.J9" table:number-rows-spanned="2" table:number-columns-spanned="13" office:value-type="string">
            <text:p text:style-name="P29">Емко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5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11" table:number-rows-spanned="4" table:number-columns-spanned="7" office:value-type="string">
            <text:p text:style-name="P29"/>
            <text:p text:style-name="P37"><text:s text:c="11"/>СОГЛАСОВАНО</text:p>
            <text:p text:style-name="P37">Заместитель генерального</text:p>
            <text:p text:style-name="P37">директора по качеству </text:p>
            <text:p text:style-name="P37"><text:s text:c="35"/>Г.И. Фомичев</text:p>
            <text:p text:style-name="Standard"/>
            <text:p text:style-name="Standard"><text:s/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21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21"/>
            <text:p text:style-name="P5"/>
            <text:p text:style-name="P40"/>
            <text:p text:style-name="P40"/>
          </table:table-cell>
          <table:table-cell table:style-name="Таблица1.O8" table:number-rows-spanned="4" table:number-columns-spanned="16" office:value-type="string">
            <text:p text:style-name="P31"/>
            <text:p text:style-name="P38"><text:s text:c="7"/>УТВЕРЖДАЮ</text:p>
            <text:h text:style-name="P237" text:outline-level="5"><text:s text:c="7"/>Главный конструктор</text:h>
            <text:p text:style-name="P6"><text:s text:c="42"/>Е.В.Малютин</text:p>
            <text:p text:style-name="P6"/>
            <text:p text:style-name="P6"/>
            <text:p text:style-name="P6"/>
            <text:p text:style-name="P30"><text:s text:c="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35"/>
            <text:h text:style-name="P242" text:outline-level="2">УКАЗАНИЕ ТЕХНОЛОГИЧЕСКОЕ</text:h>
            <text:p text:style-name="Standard"><text:s text:c="19"/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G3" table:number-columns-spanned="3" office:value-type="string">
            <text:p text:style-name="P21"/>
          </table:table-cell>
          <table:covered-table-cell/>
          <table:covered-table-cell/>
          <table:table-cell table:style-name="Таблица1.D15" table:number-columns-spanned="17" office:value-type="string">
            <text:h text:style-name="P241" text:outline-level="3">УКАЗАНИЯ ТЕХНОЛОГИЧЕСКИЕ</text:h>
            <text:p text:style-name="P83">на формование химстойкого слоя для емкостного оборудования </text:p>
            <text:p text:style-name="P52"/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15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6">
          <table:table-cell table:style-name="Таблица1.G5" table:number-columns-spanned="11" office:value-type="string">
            <text:p text:style-name="P7">Руководитель службы ОТ <text:s text:c="23"/>Л.В. Кириченко</text:p>
            <text:p text:style-name="P7">Начальник ОТК <text:s text:c="39"/>Л.Ф. Ильина</text:p>
            <text:p text:style-name="P7">Начальник цеха 24 <text:s text:c="34"/>В.В. Петров</text:p>
            <text:p text:style-name="P55">Начальник ОГП <text:s text:c="39"/>Т.А. Доброва</text:p>
            <text:p text:style-name="P55"><text:s/></text:p>
            <text:p text:style-name="P55"/>
            <text:p text:style-name="P55"/>
            <text:p text:style-name="P39"><text:s text:c="63"/>Акт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9" table:number-columns-spanned="18" office:value-type="string">
            <text:h text:style-name="P239" text:outline-level="1"><text:span text:style-name="T7">Главный технолог <text:s text:c="44"/>А.В. Иванов <text:s text:c="30"/></text:span><text:s text:c="2"/></text:h>
            <text:p text:style-name="P53"/>
            <text:p text:style-name="P53"/>
            <text:p text:style-name="P53"/>
            <text:p text:style-name="P53"/>
            <text:p text:style-name="P54">от</text:p>
            <text:p text:style-name="P53"/>
            <text:p text:style-name="P36"/>
            <text:p text:style-name="P36"/>
            <text:p text:style-name="P36"/>
            <text:p text:style-name="P34"/>
            <text:h text:style-name="P240" text:outline-level="1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R6" table:number-columns-spanned="2" office:value-type="string">
            <text:p text:style-name="P45">ТЛ</text:p>
          </table:table-cell>
          <table:covered-table-cell/>
          <table:table-cell table:style-name="Таблица1.C17" table:number-columns-spanned="27" office:value-type="string">
            <text:p text:style-name="P21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column table:style-name="Таблица2.D"/>
        <table:table-column table:style-name="Таблица2.H"/>
        <table:table-column table:style-name="Таблица2.I"/>
        <table:table-column table:style-name="Таблица2.D"/>
        <table:table-column table:style-name="Таблица2.K"/>
        <table:table-column table:style-name="Таблица2.L"/>
        <table:table-column table:style-name="Таблица2.H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Y"/>
        <table:table-column table:style-name="Таблица2.Z"/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column table:style-name="Таблица2.D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row table:style-name="Таблица2.1">
          <table:table-cell table:style-name="Таблица2.A1" table:number-columns-spanned="24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1" table:number-columns-spanned="4" office:value-type="string">
            <text:p text:style-name="P26"><draw:frame draw:style-name="fr2" draw:name="Врезка2" text:anchor-type="char" svg:x="22.789cm" svg:y="-0.794cm" svg:width="5.639cm" svg:height="0.647cm" draw:z-index="3"><draw:text-box><text:p text:style-name="P12">ГОСТ 3.1121-84 <text:s/>Форма 1</text:p></draw:text-box></draw:frame></text:p>
          </table:table-cell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23"/>
          </table:table-cell>
          <table:covered-table-cell/>
          <table:table-cell table:style-name="Таблица2.Y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.Y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Таблица2.1">
          <table:table-cell table:style-name="Таблица2.Y1" table:number-columns-spanned="2" office:value-type="string">
            <text:p text:style-name="P23"><text:s text:c="4"/>Дубл.</text:p>
          </table:table-cell>
          <table:covered-table-cell/>
          <table:table-cell table:style-name="Таблица2.Y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Y1" table:number-columns-spanned="3" office:value-type="string">
            <text:p text:style-name="P21"/>
          </table:table-cell>
          <table:covered-table-cell/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L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2.P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Y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2.1">
          <table:table-cell table:style-name="Таблица2.Y1" table:number-columns-spanned="2" office:value-type="string">
            <text:p text:style-name="P23"><text:s text:c="3"/>Взам.</text:p>
          </table:table-cell>
          <table:covered-table-cell/>
          <table:table-cell table:style-name="Таблица2.Y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Y1" table:number-columns-spanned="3" office:value-type="string">
            <text:p text:style-name="P21"/>
          </table:table-cell>
          <table:covered-table-cell/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L3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office:value-type="string">
            <text:p text:style-name="P21"/>
          </table:table-cell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table:number-columns-spanned="3" office:value-type="string">
            <text:p text:style-name="P21"/>
          </table:table-cell>
          <table:covered-table-cell/>
          <table:covered-table-cell/>
          <table:table-cell table:style-name="Таблица2.Y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Y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2.1">
          <table:table-cell table:style-name="Таблица2.Y1" table:number-columns-spanned="2" office:value-type="string">
            <text:p text:style-name="P23"><text:s text:c="3"/>Подл.</text:p>
          </table:table-cell>
          <table:covered-table-cell/>
          <table:table-cell table:style-name="Таблица2.Y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2.Y1" table:number-columns-spanned="3" office:value-type="string">
            <text:p text:style-name="P13"/>
          </table:table-cell>
          <table:covered-table-cell/>
          <table:covered-table-cell/>
          <table:table-cell table:style-name="Таблица2.Y1" table:number-columns-spanned="2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office:value-type="string">
            <text:p text:style-name="P21"/>
          </table:table-cell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table:number-columns-spanned="3" office:value-type="string">
            <text:p text:style-name="P21"/>
          </table:table-cell>
          <table:covered-table-cell/>
          <table:covered-table-cell/>
          <table:table-cell table:style-name="Таблица2.Y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21"/>
          </table:table-cell>
          <table:covered-table-cell/>
          <table:table-cell table:style-name="Таблица2.Y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Y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2.5">
          <table:table-cell table:style-name="Таблица2.Y1" table:number-columns-spanned="2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5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5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o5" table:number-columns-spanned="2" office:value-type="float" office:value="2">
            <text:p text:style-name="P4">2</text:p>
          </table:table-cell>
          <table:covered-table-cell/>
        </table:table-row>
        <table:table-row table:style-name="Таблица2.6">
          <table:table-cell table:style-name="Таблица2.Y1" table:number-columns-spanned="4" office:value-type="string">
            <text:p text:style-name="P41"><text:s text:c="2"/>Разработал</text:p>
          </table:table-cell>
          <table:covered-table-cell/>
          <table:covered-table-cell/>
          <table:covered-table-cell/>
          <table:table-cell table:style-name="Таблица2.Y1" table:number-columns-spanned="6" office:value-type="string">
            <text:p text:style-name="P43">Немченков 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13"/>
          </table:table-cell>
          <table:covered-table-cell/>
          <table:table-cell table:style-name="Таблица2.Y1" office:value-type="string">
            <text:p text:style-name="P13"/>
          </table:table-cell>
          <table:table-cell table:style-name="Таблица2.a5" table:number-rows-spanned="3" table:number-columns-spanned="5" office:value-type="string">
            <text:p text:style-name="P29">АО</text:p>
            <text:p text:style-name="P29"><text:s/>«Авангард»</text:p>
          </table:table-cell>
          <table:covered-table-cell/>
          <table:covered-table-cell/>
          <table:covered-table-cell/>
          <table:covered-table-cell/>
          <table:table-cell table:style-name="Таблица2.S6" table:number-rows-spanned="3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Таблица2.X6" table:number-rows-spanned="3" table:number-columns-spanned="9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g6" table:number-rows-spanned="3" table:number-columns-spanned="10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Y1" table:number-columns-spanned="4" office:value-type="string">
            <text:p text:style-name="P41"><text:s text:c="2"/>Проверил</text:p>
          </table:table-cell>
          <table:covered-table-cell/>
          <table:covered-table-cell/>
          <table:covered-table-cell/>
          <table:table-cell table:style-name="Таблица2.Y1" table:number-columns-spanned="6" office:value-type="string">
            <text:p text:style-name="P43">Чаркин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13"/>
          </table:table-cell>
          <table:covered-table-cell/>
          <table:table-cell table:style-name="Таблица2.Y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Y1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Таблица2.Y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13"/>
          </table:table-cell>
          <table:covered-table-cell/>
          <table:table-cell table:style-name="Таблица2.Y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Y1" table:number-rows-spanned="2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Таблица2.Y1" table:number-rows-spanned="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1" table:number-rows-spanned="2" table:number-columns-spanned="2" office:value-type="string">
            <text:p text:style-name="P13"/>
          </table:table-cell>
          <table:covered-table-cell/>
          <table:table-cell table:style-name="Таблица2.Y1" table:number-rows-spanned="2" office:value-type="string">
            <text:p text:style-name="P13"/>
          </table:table-cell>
          <table:table-cell table:style-name="Таблица2.N9" office:value-type="string">
            <text:p text:style-name="P21"/>
          </table:table-cell>
          <table:table-cell table:style-name="Таблица2.N9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9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5" table:number-rows-spanned="3" table:number-columns-spanned="2" office:value-type="string">
            <text:p text:style-name="P29"/>
          </table:table-cell>
          <table:covered-table-cell/>
          <table:table-cell table:style-name="Таблица2.a5" table:number-rows-spanned="3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2.p9" table:number-rows-spanned="3" office:value-type="string">
            <text:p text:style-name="P29"/>
          </table:table-cell>
        </table:table-row>
        <table:table-row table:style-name="Таблица2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" office:value-type="string">
            <text:p text:style-name="P21"/>
          </table:table-cell>
          <table:table-cell table:style-name="Таблица2.O10" table:number-rows-spanned="2" table:number-columns-spanned="21" office:value-type="string">
            <text:p text:style-name="P29">Емкост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Y1" table:number-columns-spanned="4" office:value-type="string">
            <text:p text:style-name="P41"><text:s text:c="2"/>Н. контр.</text:p>
          </table:table-cell>
          <table:covered-table-cell/>
          <table:covered-table-cell/>
          <table:covered-table-cell/>
          <table:table-cell table:style-name="Таблица2.Y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1" table:number-columns-spanned="2" office:value-type="string">
            <text:p text:style-name="P13"/>
          </table:table-cell>
          <table:covered-table-cell/>
          <table:table-cell table:style-name="Таблица2.Y1" office:value-type="string">
            <text:p text:style-name="P13"/>
          </table:table-cell>
          <table:table-cell table:style-name="Таблица2.L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A12" office:value-type="string">
            <text:p text:style-name="P24"><draw:g text:anchor-type="char" draw:z-index="0" draw:style-name="gr1"><draw:line draw:style-name="gr2" draw:text-style-name="P243" svg:x1="1.061cm" svg:y1="2.034cm" svg:x2="27.906cm" svg:y2="2.034cm"><text:p/></draw:line><draw:line draw:style-name="gr2" draw:text-style-name="P243" svg:x1="1.034cm" svg:y1="2.815cm" svg:x2="27.879cm" svg:y2="2.815cm"><text:p/></draw:line><draw:line draw:style-name="gr2" draw:text-style-name="P243" svg:x1="1.046cm" svg:y1="3.554cm" svg:x2="27.891cm" svg:y2="3.554cm"><text:p/></draw:line><draw:line draw:style-name="gr2" draw:text-style-name="P243" svg:x1="1.02cm" svg:y1="4.332cm" svg:x2="27.865cm" svg:y2="4.332cm"><text:p/></draw:line><draw:line draw:style-name="gr2" draw:text-style-name="P243" svg:x1="1.048cm" svg:y1="5.118cm" svg:x2="27.893cm" svg:y2="5.118cm"><text:p/></draw:line><draw:line draw:style-name="gr2" draw:text-style-name="P243" svg:x1="1.048cm" svg:y1="5.873cm" svg:x2="27.893cm" svg:y2="5.873cm"><text:p/></draw:line><draw:line draw:style-name="gr2" draw:text-style-name="P243" svg:x1="1.061cm" svg:y1="6.651cm" svg:x2="27.906cm" svg:y2="6.651cm"><text:p/></draw:line><draw:line draw:style-name="gr2" draw:text-style-name="P243" svg:x1="1.027cm" svg:y1="7.417cm" svg:x2="27.872cm" svg:y2="7.417cm"><text:p/></draw:line><draw:line draw:style-name="gr2" draw:text-style-name="P243" svg:x1="1.061cm" svg:y1="8.181cm" svg:x2="27.906cm" svg:y2="8.181cm"><text:p/></draw:line><draw:line draw:style-name="gr2" draw:text-style-name="P243" svg:x1="1.08cm" svg:y1="11.922cm" svg:x2="27.925cm" svg:y2="11.922cm"><text:p/></draw:line><draw:line draw:style-name="gr2" draw:text-style-name="P243" svg:x1="1.084cm" svg:y1="12.718cm" svg:x2="27.929cm" svg:y2="12.718cm"><text:p/></draw:line><draw:line draw:style-name="gr2" draw:text-style-name="P243" svg:x1="1.084cm" svg:y1="8.9cm" svg:x2="27.929cm" svg:y2="8.9cm"><text:p/></draw:line><draw:line draw:style-name="gr2" draw:text-style-name="P243" svg:x1="1.115cm" svg:y1="9.667cm" svg:x2="27.96cm" svg:y2="9.667cm"><text:p/></draw:line><draw:line draw:style-name="gr2" draw:text-style-name="P243" svg:x1="1.115cm" svg:y1="10.398cm" svg:x2="27.96cm" svg:y2="10.398cm"><text:p/></draw:line><draw:line draw:style-name="gr3" draw:text-style-name="P244" svg:x1="1.121cm" svg:y1="11.21cm" svg:x2="27.874cm" svg:y2="11.21cm"><text:p/></draw:line></draw:g>А</text:p>
          </table:table-cell>
          <table:table-cell table:style-name="Таблица2.B12" table:number-columns-spanned="2" office:value-type="string">
            <text:p text:style-name="P94">Цех</text:p>
          </table:table-cell>
          <table:covered-table-cell/>
          <table:table-cell table:style-name="Таблица2.D12" table:number-columns-spanned="2" office:value-type="string">
            <text:p text:style-name="P42">Уч.</text:p>
          </table:table-cell>
          <table:covered-table-cell/>
          <table:table-cell table:style-name="Таблица2.D12" table:number-columns-spanned="2" office:value-type="string">
            <text:p text:style-name="P42">РМ</text:p>
          </table:table-cell>
          <table:covered-table-cell/>
          <table:table-cell table:style-name="Таблица2.D12" office:value-type="string">
            <text:p text:style-name="P42">Опер.</text:p>
          </table:table-cell>
          <table:table-cell table:style-name="Таблица2.D12" table:number-columns-spanned="8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Q12" table:number-columns-spanned="26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A12" office:value-type="string">
            <text:p text:style-name="P24">Б</text:p>
          </table:table-cell>
          <table:table-cell table:style-name="Таблица2.B13" table:number-columns-spanned="19" office:value-type="string">
            <text:p text:style-name="P42">Код, наименование оборудования</text:p>
            <text:p text:style-name="P42"/>
            <text:p text:style-name="P42">Проф.</text:p>
            <text:p text:style-name="P42">Р</text:p>
            <text:p text:style-name="P42">У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2" table:number-columns-spanned="2" office:value-type="string">
            <text:p text:style-name="P42">СМ</text:p>
          </table:table-cell>
          <table:covered-table-cell/>
          <table:table-cell table:style-name="Таблица2.A12" table:number-columns-spanned="5" office:value-type="string">
            <text:p text:style-name="P42">Проф</text:p>
          </table:table-cell>
          <table:covered-table-cell/>
          <table:covered-table-cell/>
          <table:covered-table-cell/>
          <table:covered-table-cell/>
          <table:table-cell table:style-name="Таблица2.A12" table:number-columns-spanned="2" office:value-type="string">
            <text:p text:style-name="P42">Р</text:p>
          </table:table-cell>
          <table:covered-table-cell/>
          <table:table-cell table:style-name="Таблица2.A12" table:number-columns-spanned="2" office:value-type="string">
            <text:p text:style-name="P42">УТ</text:p>
          </table:table-cell>
          <table:covered-table-cell/>
          <table:table-cell table:style-name="Таблица2.A12" table:number-columns-spanned="2" office:value-type="string">
            <text:p text:style-name="P42">КР</text:p>
          </table:table-cell>
          <table:covered-table-cell/>
          <table:table-cell table:style-name="Таблица2.A12" table:number-columns-spanned="5" office:value-type="string">
            <text:p text:style-name="P42">ЕН</text:p>
          </table:table-cell>
          <table:covered-table-cell/>
          <table:covered-table-cell/>
          <table:covered-table-cell/>
          <table:covered-table-cell/>
          <table:table-cell table:style-name="Таблица2.m13" table:number-columns-spanned="4" office:value-type="string">
            <text:p text:style-name="P29"><text:span text:style-name="T2">Т</text:span><text:span text:style-name="T3">шт.</text:span></text:p>
          </table:table-cell>
          <table:covered-table-cell/>
          <table:covered-table-cell/>
          <table:covered-table-cell/>
        </table:table-row>
        <table:table-row table:style-name="Таблица2.12">
          <table:table-cell table:style-name="Таблица2.A12" office:value-type="string">
            <text:p text:style-name="P24"><text:s text:c="2"/>К/М</text:p>
          </table:table-cell>
          <table:table-cell table:style-name="Таблица2.D12" table:number-columns-spanned="15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Q14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4" table:number-columns-spanned="2" office:value-type="string">
            <text:p text:style-name="P42">ОПП</text:p>
          </table:table-cell>
          <table:covered-table-cell/>
          <table:table-cell table:style-name="Таблица2.b14" table:number-columns-spanned="2" office:value-type="string">
            <text:p text:style-name="P42">ЕВ</text:p>
          </table:table-cell>
          <table:covered-table-cell/>
          <table:table-cell table:style-name="Таблица2.b14" table:number-columns-spanned="2" office:value-type="string">
            <text:p text:style-name="P42">ЕН</text:p>
          </table:table-cell>
          <table:covered-table-cell/>
          <table:table-cell table:style-name="Таблица2.b14" table:number-columns-spanned="5" office:value-type="string">
            <text:p text:style-name="P42">КИ</text:p>
          </table:table-cell>
          <table:covered-table-cell/>
          <table:covered-table-cell/>
          <table:covered-table-cell/>
          <table:covered-table-cell/>
          <table:table-cell table:style-name="Таблица2.m14" table:number-columns-spanned="4" office:value-type="string">
            <text:p text:style-name="P42">Н. расх.</text:p>
          </table:table-cell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1</text:p>
          </table:table-cell>
          <table:table-cell table:style-name="Таблица2.B15" table:number-rows-spanned="16" table:number-columns-spanned="41" office:value-type="string">
            <text:p text:style-name="P127"/>
            <text:p text:style-name="P129"/>
            <text:p text:style-name="P128">Требования безопасности <text:s/></text:p>
            <text:p text:style-name="P128"/>
            <text:p text:style-name="P157"><text:s/>Для соблюдения требований безопасности следует руководствоваться:</text:p>
            <text:p text:style-name="P156"><text:s text:c="9"/>настоящим указанием технологическим;</text:p>
            <text:p text:style-name="P156"><text:s text:c="9"/>инструкцией по пожарной безопасности цеха 24 - №1-24;</text:p>
            <text:p text:style-name="P156"><text:s text:c="9"/>инструкцией по охране труда для изготовителя специзделий из полимерных композиционных материалов №425-24;</text:p>
            <text:p text:style-name="P156"><text:s text:c="9"/>инструкцией по охране труда для формовщика специзделий из полимерных композиционных материалов - №429-24;</text:p>
            <text:p text:style-name="P156"><text:s text:c="9"/>инструкцией по охране труда по безопасному выполнению работ с легковоспламеняющимися и горючими жидкостями - №363-ОГТ;</text:p>
            <text:p text:style-name="P156"><text:s text:c="9"/><text:span text:style-name="T5"><text:s/>инструкции по охране труда для стропальщика, обслуживающего подъемные сооружения № 45-ОГМ;</text:span></text:p>
            <text:p text:style-name="P156"><text:s text:c="9"/>инструкцией по охране труда для аппаратчика смешивания - №357-24;</text:p>
            <text:p text:style-name="P155"><text:span text:style-name="T27"><text:s text:c="9"/></text:span><text:span text:style-name="T10">инструкцией по охране труда для аппаратчика полимеризации - №191-24.</text:span></text:p>
            <text:p text:style-name="P130"><text:s text:c="3"/><text:span text:style-name="T10">инструкцией по охране труда для слесаря-сборщика <text:s/>специзделий из полимерных композиционных материалов №240-24;</text:span></text:p>
            <text:p text:style-name="P128"/>
            <text:p text:style-name="P98"/>
            <text:p text:style-name="P97"/>
            <text:p text:style-name="P97"/>
            <text:p text:style-name="P97"/>
            <text:p text:style-name="P97"/>
            <text:p text:style-name="P97"/>
            <text:p text:style-name="P99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28" office:value-type="float" office:value="14">
            <text:p text:style-name="P25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5" office:value-type="string">
            <text:p text:style-name="P25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28" office:value-type="float" office:value="16">
            <text:p text:style-name="P25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1">
          <table:table-cell table:style-name="Таблица2.A31" table:number-columns-spanned="2" office:value-type="string">
            <text:p text:style-name="P44">КТТП</text:p>
          </table:table-cell>
          <table:covered-table-cell/>
          <table:table-cell table:style-name="Таблица2.C31" table:number-columns-spanned="40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82"/>ГОСТ 3.1121-84 Форма 1а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column table:style-name="Таблица23.H"/>
        <table:table-column table:style-name="Таблица23.B"/>
        <table:table-column table:style-name="Таблица23.J"/>
        <table:table-column table:style-name="Таблица23.K"/>
        <table:table-column table:style-name="Таблица23.L"/>
        <table:table-column table:style-name="Таблица23.M"/>
        <table:table-column table:style-name="Таблица23.N"/>
        <table:table-column table:style-name="Таблица23.O"/>
        <table:table-column table:style-name="Таблица23.P"/>
        <table:table-column table:style-name="Таблица23.B"/>
        <table:table-column table:style-name="Таблица23.O"/>
        <table:table-column table:style-name="Таблица23.S"/>
        <table:table-column table:style-name="Таблица23.T"/>
        <table:table-column table:style-name="Таблица23.B"/>
        <table:table-column table:style-name="Таблица23.V"/>
        <table:table-column table:style-name="Таблица23.W"/>
        <table:table-column table:style-name="Таблица23.X"/>
        <table:table-column table:style-name="Таблица23.Y"/>
        <table:table-column table:style-name="Таблица23.Z"/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B"/>
        <table:table-column table:style-name="Таблица23.G"/>
        <table:table-column table:style-name="Таблица23.f"/>
        <table:table-column table:style-name="Таблица23.j"/>
        <table:table-column table:style-name="Таблица23.f"/>
        <table:table-column table:style-name="Таблица23.l"/>
        <table:table-column table:style-name="Таблица23.m"/>
        <table:table-column table:style-name="Таблица23.n"/>
        <table:table-column table:style-name="Таблица23.o"/>
        <table:table-row table:style-name="Таблица23.1">
          <table:table-cell table:style-name="Таблица23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6"/>
          </table:table-cell>
          <table:covered-table-cell/>
          <table:table-cell table:style-name="Таблица23.d1" table:number-columns-spanned="3" office:value-type="string">
            <text:p text:style-name="P23"/>
          </table:table-cell>
          <table:covered-table-cell/>
          <table:covered-table-cell/>
          <table:table-cell table:style-name="Таблица23.d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3"/>
          </table:table-cell>
          <table:covered-table-cell/>
          <table:table-cell table:style-name="Таблица23.o1" office:value-type="string">
            <text:p text:style-name="P23"/>
          </table:table-cell>
        </table:table-row>
        <table:table-row table:style-name="Таблица23.1">
          <table:table-cell table:style-name="Таблица23.d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23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office:value-type="string">
            <text:p text:style-name="P21"/>
          </table:table-cell>
          <table:table-cell table:style-name="Таблица23.M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23.Q2" table:number-columns-spanned="2" office:value-type="string">
            <text:p text:style-name="P21"/>
          </table:table-cell>
          <table:covered-table-cell/>
          <table:table-cell table:style-name="Таблица23.Q2" table:number-columns-spanned="3" office:value-type="string">
            <text:p text:style-name="P21"/>
          </table:table-cell>
          <table:covered-table-cell/>
          <table:covered-table-cell/>
          <table:table-cell table:style-name="Таблица23.Q2" table:number-columns-spanned="3" office:value-type="string">
            <text:p text:style-name="P21"/>
          </table:table-cell>
          <table:covered-table-cell/>
          <table:covered-table-cell/>
          <table:table-cell table:style-name="Таблица23.Q2" table:number-columns-spanned="3" office:value-type="string">
            <text:p text:style-name="P21"/>
          </table:table-cell>
          <table:covered-table-cell/>
          <table:covered-table-cell/>
          <table:table-cell table:style-name="Таблица23.Q2" table:number-columns-spanned="2" office:value-type="string">
            <text:p text:style-name="P21"/>
          </table:table-cell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o1" office:value-type="string">
            <text:p text:style-name="P21"/>
          </table:table-cell>
        </table:table-row>
        <table:table-row table:style-name="Таблица23.1">
          <table:table-cell table:style-name="Таблица23.d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23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office:value-type="string">
            <text:p text:style-name="P21"/>
          </table:table-cell>
          <table:table-cell table:style-name="Таблица23.M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o1" office:value-type="string">
            <text:p text:style-name="P21"/>
          </table:table-cell>
        </table:table-row>
        <table:table-row table:style-name="Таблица23.1">
          <table:table-cell table:style-name="Таблица23.d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23.d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3.d1" table:number-columns-spanned="3" office:value-type="string">
            <text:p text:style-name="P13"/>
          </table:table-cell>
          <table:covered-table-cell/>
          <table:covered-table-cell/>
          <table:table-cell table:style-name="Таблица23.d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o1" office:value-type="string">
            <text:p text:style-name="P21"/>
          </table:table-cell>
        </table:table-row>
        <table:table-row table:style-name="Таблица23.5">
          <table:table-cell table:style-name="Таблица23.d1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W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W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o5" office:value-type="float" office:value="3">
            <text:p text:style-name="P29">3</text:p>
          </table:table-cell>
        </table:table-row>
        <table:table-row table:style-name="Таблица23.6">
          <table:table-cell table:style-name="Таблица23.d1" table:number-rows-spanned="3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office:value-type="string">
            <text:p text:style-name="P21"/>
          </table:table-cell>
          <table:table-cell table:style-name="Таблица23.d1" office:value-type="string">
            <text:p text:style-name="P21"/>
          </table:table-cell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W5" table:number-columns-spanned="3" office:value-type="string">
            <text:p text:style-name="P33"/>
          </table:table-cell>
          <table:covered-table-cell/>
          <table:covered-table-cell/>
          <table:table-cell table:style-name="Таблица23.W5" table:number-columns-spanned="3" office:value-type="string">
            <text:p text:style-name="P33"/>
          </table:table-cell>
          <table:covered-table-cell/>
          <table:covered-table-cell/>
          <table:table-cell table:style-name="Таблица23.a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k6" table:number-rows-spanned="3" table:number-columns-spanned="5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</table:table-row>
        <table:table-row table:style-name="Таблица23.6"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2" office:value-type="string">
            <text:p text:style-name="P41"/>
          </table:table-cell>
          <table:covered-table-cell/>
          <table:table-cell table:style-name="Таблица23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1"/>
          </table:table-cell>
          <table:covered-table-cell/>
          <table:table-cell table:style-name="Таблица23.d1" office:value-type="string">
            <text:p text:style-name="P41"/>
          </table:table-cell>
          <table:table-cell table:style-name="Таблица23.d1" office:value-type="string">
            <text:p text:style-name="P21"/>
          </table:table-cell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6"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office:value-type="string">
            <text:p text:style-name="P21"/>
          </table:table-cell>
          <table:table-cell table:style-name="Таблица23.d1" office:value-type="string">
            <text:p text:style-name="P21"/>
          </table:table-cell>
          <table:table-cell table:style-name="Таблица23.d1" table:number-columns-spanned="2" office:value-type="string">
            <text:p text:style-name="P21"/>
          </table:table-cell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table-cell table:style-name="Таблица23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9">
          <table:table-cell table:style-name="Таблица23.A9" office:value-type="string">
            <text:p text:style-name="P24"><draw:g text:anchor-type="char" draw:z-index="8" draw:style-name="gr4"><draw:line draw:style-name="gr2" draw:text-style-name="P243" svg:x1="1.157cm" svg:y1="2.155cm" svg:x2="27.857cm" svg:y2="2.155cm"><text:p/></draw:line><draw:line draw:style-name="gr2" draw:text-style-name="P243" svg:x1="1.132cm" svg:y1="2.898cm" svg:x2="27.832cm" svg:y2="2.898cm"><text:p/></draw:line><draw:line draw:style-name="gr2" draw:text-style-name="P243" svg:x1="1.143cm" svg:y1="3.668cm" svg:x2="27.843cm" svg:y2="3.668cm"><text:p/></draw:line><draw:line draw:style-name="gr2" draw:text-style-name="P243" svg:x1="1.118cm" svg:y1="4.422cm" svg:x2="27.818cm" svg:y2="4.422cm"><text:p/></draw:line><draw:line draw:style-name="gr2" draw:text-style-name="P243" svg:x1="1.152cm" svg:y1="5.191cm" svg:x2="27.852cm" svg:y2="5.191cm"><text:p/></draw:line><draw:line draw:style-name="gr2" draw:text-style-name="P243" svg:x1="1.152cm" svg:y1="5.939cm" svg:x2="27.852cm" svg:y2="5.939cm"><text:p/></draw:line><draw:line draw:style-name="gr2" draw:text-style-name="P243" svg:x1="1.143cm" svg:y1="6.701cm" svg:x2="27.843cm" svg:y2="6.701cm"><text:p/></draw:line><draw:line draw:style-name="gr2" draw:text-style-name="P243" svg:x1="1.129cm" svg:y1="7.455cm" svg:x2="27.829cm" svg:y2="7.455cm"><text:p/></draw:line><draw:line draw:style-name="gr2" draw:text-style-name="P243" svg:x1="1.143cm" svg:y1="8.21cm" svg:x2="27.843cm" svg:y2="8.21cm"><text:p/></draw:line><draw:line draw:style-name="gr2" draw:text-style-name="P243" svg:x1="1.141cm" svg:y1="9.726cm" svg:x2="27.841cm" svg:y2="9.726cm"><text:p/></draw:line><draw:line draw:style-name="gr2" draw:text-style-name="P243" svg:x1="1.15cm" svg:y1="11.25cm" svg:x2="27.85cm" svg:y2="11.25cm"><text:p/></draw:line><draw:line draw:style-name="gr2" draw:text-style-name="P243" svg:x1="1.141cm" svg:y1="8.983cm" svg:x2="27.841cm" svg:y2="8.983cm"><text:p/></draw:line><draw:line draw:style-name="gr2" draw:text-style-name="P243" svg:x1="1.152cm" svg:y1="10.496cm" svg:x2="27.852cm" svg:y2="10.496cm"><text:p/></draw:line><draw:line draw:style-name="gr2" draw:text-style-name="P243" svg:x1="1.129cm" svg:y1="12.005cm" svg:x2="27.829cm" svg:y2="12.005cm"><text:p/></draw:line><draw:line draw:style-name="gr2" draw:text-style-name="P243" svg:x1="1.15cm" svg:y1="12.76cm" svg:x2="27.85cm" svg:y2="12.76cm"><text:p/></draw:line><draw:line draw:style-name="gr2" draw:text-style-name="P243" svg:x1="1.152cm" svg:y1="13.522cm" svg:x2="27.852cm" svg:y2="13.522cm"><text:p/></draw:line></draw:g>А</text:p>
          </table:table-cell>
          <table:table-cell table:style-name="Таблица23.B9" table:number-columns-spanned="3" office:value-type="string">
            <text:p text:style-name="P94">Цех</text:p>
          </table:table-cell>
          <table:covered-table-cell/>
          <table:covered-table-cell/>
          <table:table-cell table:style-name="Таблица23.E9" table:number-columns-spanned="2" office:value-type="string">
            <text:p text:style-name="P42">Уч.</text:p>
          </table:table-cell>
          <table:covered-table-cell/>
          <table:table-cell table:style-name="Таблица23.E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23.E9" office:value-type="string">
            <text:p text:style-name="P42">Опер.</text:p>
          </table:table-cell>
          <table:table-cell table:style-name="Таблица23.E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T9" table:number-columns-spanned="22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9">
          <table:table-cell table:style-name="Таблица23.A9" office:value-type="string">
            <text:p text:style-name="P24">Б</text:p>
          </table:table-cell>
          <table:table-cell table:style-name="Таблица23.B10" table:number-columns-spanned="24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23.A9" table:number-columns-spanned="2" office:value-type="string">
            <text:p text:style-name="P42">Проф.</text:p>
          </table:table-cell>
          <table:covered-table-cell/>
          <table:table-cell table:style-name="Таблица23.A9" table:number-columns-spanned="2" office:value-type="string">
            <text:p text:style-name="P42">Р</text:p>
          </table:table-cell>
          <table:covered-table-cell/>
          <table:table-cell table:style-name="Таблица23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23.A9" table:number-columns-spanned="2" office:value-type="string">
            <text:p text:style-name="P42">КР</text:p>
          </table:table-cell>
          <table:covered-table-cell/>
          <table:table-cell table:style-name="Таблица23.A9" table:number-columns-spanned="2" office:value-type="string">
            <text:p text:style-name="P61">ЕН</text:p>
          </table:table-cell>
          <table:covered-table-cell/>
          <table:table-cell table:style-name="Таблица23.n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23.9">
          <table:table-cell table:style-name="Таблица23.A9" office:value-type="string">
            <text:p text:style-name="P24">К/М</text:p>
          </table:table-cell>
          <table:table-cell table:style-name="Таблица23.E9" table:number-columns-spanned="18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T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3.e11" table:number-columns-spanned="2" office:value-type="string">
            <text:p text:style-name="P42">ОПП</text:p>
          </table:table-cell>
          <table:covered-table-cell/>
          <table:table-cell table:style-name="Таблица23.e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23.e11" table:number-columns-spanned="2" office:value-type="string">
            <text:p text:style-name="P42">ЕН</text:p>
          </table:table-cell>
          <table:covered-table-cell/>
          <table:table-cell table:style-name="Таблица23.e11" table:number-columns-spanned="2" office:value-type="string">
            <text:p text:style-name="P42">КИ</text:p>
          </table:table-cell>
          <table:covered-table-cell/>
          <table:table-cell table:style-name="Таблица23.n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23.12">
          <table:table-cell table:style-name="Таблица23.A12" office:value-type="float" office:value="1">
            <text:p text:style-name="P24">1</text:p>
          </table:table-cell>
          <table:table-cell table:style-name="Таблица23.B12" table:number-rows-spanned="17" table:number-columns-spanned="40" office:value-type="string">
            <text:p text:style-name="P126">В процессе изготовления деталей методом формования применяются и выделяются вещества: </text:p>
            <text:p text:style-name="P109"><text:s text:c="2"/>пероксид метилэтилкетона (ПМЭК, бутанокс, <text:span text:style-name="T40">Trigonox 239,</text:span><text:span text:style-name="T38"> </text:span><text:span text:style-name="T40">Trigonox </text:span><text:span text:style-name="T38">К-90, Акперокс А-50 пероксид метилэтилкетона различных коммерческих наименований)</text:span> – (30-37% раствор пероксида метилэтилкетона в диметилфталате) токсичная жидкость с характерным запахом. Раздражает и разъедает глаза. Попавшие брызги в глаза являются опасными и могут вызвать слепоту. При вдыхании паров появляется головная боль. Пары вызывают сильное раздражение и даже разъедание дыхательных органов. Температура самовоспламенения 266 <text:span text:style-name="T18">0</text:span>С, температура разложения 60 <text:span text:style-name="T18">о</text:span>С; <text:span text:style-name="T47">ПДК пероксида метилэтилкетона в воздухе рабочей зоны м.р = 200 мг/м</text:span><text:span text:style-name="T21">3</text:span><text:span text:style-name="T47"> класс опасности - 4; ПДК <text:s/>диметилфталата в воздухе рабочей зоны м.р=1 мг/м</text:span><text:span text:style-name="T21">3</text:span><text:span text:style-name="T47">, <text:s/>с.с.= 0,3 мг/м</text:span><text:span text:style-name="T21">3</text:span><text:span text:style-name="T47"> класс опасности - 2;</text:span></text:p>
            <text:p text:style-name="P109"><text:s text:c="4"/>октоат кобальта (ускоритель ОК-1, ОК, ОК-2) – стирольный раствор октоата кобальта или <text:span text:style-name="T38">Ускоритель Со НАФ (нафтенат кобальта) 6% раствор</text:span>. При работе с ним необходимо соблюдать требования безопасности как и при работе со стиролом;</text:p>
            <text:p text:style-name="P109"><text:s text:c="4"/>стирол – температура вспышки 30 <text:span text:style-name="T18">о</text:span>С; температура самовоспламенения 530 <text:span text:style-name="T18">о</text:span>С; пределы взрываемости: в воздухе температурные от плюс 26 <text:span text:style-name="T18">о</text:span>С <text:s/>до плюс 50 <text:span text:style-name="T18">о</text:span>С. Пары стирола при концентрации, превышающей ПДК, угнетающе действуют на нервную систему, раздражают слизистую оболочку, вызывают головную боль, бессонницу. ПДК м.р.=30 мг/м<text:span text:style-name="T18">3</text:span>, <text:s/>с.с.=10 мг/м<text:span text:style-name="T18">3</text:span>; класс опасности – 3.</text:p>
            <text:p text:style-name="P110"><text:s text:c="3"/><text:span text:style-name="T32">- искусственные минеральные волокна (стекловолокно) — при вдыхании вызывает раздражение слизистой оболочки верхних дыхательных путей, сухость и охриплость голоса. </text:span><text:span text:style-name="T32">При попадании на кожу вызывает дерматиты. <text:s/>ПДК <text:s/>м.р. – 4 мг/м</text:span><text:span text:style-name="T18">3</text:span><text:span text:style-name="T32">, </text:span><text:span text:style-name="T47">с.с.= 1 мг/м</text:span><text:span text:style-name="T21">3</text:span><text:span text:style-name="T47"> </text:span><text:span text:style-name="T32"><text:s/>класс опасности – 3;</text:span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W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2">
          <table:table-cell table:style-name="Таблица23.A12" office:value-type="float" office:value="16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28">
          <table:table-cell table:style-name="Таблица23.A28" office:value-type="string">
            <text:p text:style-name="P24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29">
          <table:table-cell table:style-name="Таблица23.A29" table:number-columns-spanned="3" office:value-type="string">
            <text:p text:style-name="P44">КТТП</text:p>
          </table:table-cell>
          <table:covered-table-cell/>
          <table:covered-table-cell/>
          <table:table-cell table:style-name="Таблица23.D29" table:number-columns-spanned="38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81"/>ГОСТ 3.1121-84 Форма 1а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column table:style-name="Таблица24.B"/>
        <table:table-column table:style-name="Таблица24.J"/>
        <table:table-column table:style-name="Таблица24.K"/>
        <table:table-column table:style-name="Таблица24.L"/>
        <table:table-column table:style-name="Таблица24.M"/>
        <table:table-column table:style-name="Таблица24.N"/>
        <table:table-column table:style-name="Таблица24.O"/>
        <table:table-column table:style-name="Таблица24.P"/>
        <table:table-column table:style-name="Таблица24.B"/>
        <table:table-column table:style-name="Таблица24.O"/>
        <table:table-column table:style-name="Таблица24.S"/>
        <table:table-column table:style-name="Таблица24.T"/>
        <table:table-column table:style-name="Таблица24.B"/>
        <table:table-column table:style-name="Таблица24.V"/>
        <table:table-column table:style-name="Таблица24.W"/>
        <table:table-column table:style-name="Таблица24.X"/>
        <table:table-column table:style-name="Таблица24.Y"/>
        <table:table-column table:style-name="Таблица24.Z"/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B"/>
        <table:table-column table:style-name="Таблица24.G"/>
        <table:table-column table:style-name="Таблица24.f"/>
        <table:table-column table:style-name="Таблица24.j"/>
        <table:table-column table:style-name="Таблица24.f"/>
        <table:table-column table:style-name="Таблица24.l"/>
        <table:table-column table:style-name="Таблица24.m"/>
        <table:table-column table:style-name="Таблица24.n"/>
        <table:table-column table:style-name="Таблица24.o"/>
        <table:table-column table:style-name="Таблица24.p"/>
        <table:table-row table:style-name="Таблица24.1">
          <table:table-cell table:style-name="Таблица24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d1" table:number-columns-spanned="2" office:value-type="string">
            <text:p text:style-name="P26"/>
          </table:table-cell>
          <table:covered-table-cell/>
          <table:table-cell table:style-name="Таблица24.d1" table:number-columns-spanned="3" office:value-type="string">
            <text:p text:style-name="P23"/>
          </table:table-cell>
          <table:covered-table-cell/>
          <table:covered-table-cell/>
          <table:table-cell table:style-name="Таблица24.d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4.d1" table:number-columns-spanned="3" office:value-type="string">
            <text:p text:style-name="P23"/>
          </table:table-cell>
          <table:covered-table-cell/>
          <table:covered-table-cell/>
          <table:table-cell table:style-name="Таблица24.p1" office:value-type="string">
            <text:p text:style-name="P23"/>
          </table:table-cell>
        </table:table-row>
        <table:table-row table:style-name="Таблица24.1">
          <table:table-cell table:style-name="Таблица24.d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24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office:value-type="string">
            <text:p text:style-name="P21"/>
          </table:table-cell>
          <table:table-cell table:style-name="Таблица24.M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24.Q2" table:number-columns-spanned="2" office:value-type="string">
            <text:p text:style-name="P21"/>
          </table:table-cell>
          <table:covered-table-cell/>
          <table:table-cell table:style-name="Таблица24.Q2" table:number-columns-spanned="3" office:value-type="string">
            <text:p text:style-name="P21"/>
          </table:table-cell>
          <table:covered-table-cell/>
          <table:covered-table-cell/>
          <table:table-cell table:style-name="Таблица24.Q2" table:number-columns-spanned="3" office:value-type="string">
            <text:p text:style-name="P21"/>
          </table:table-cell>
          <table:covered-table-cell/>
          <table:covered-table-cell/>
          <table:table-cell table:style-name="Таблица24.Q2" table:number-columns-spanned="3" office:value-type="string">
            <text:p text:style-name="P21"/>
          </table:table-cell>
          <table:covered-table-cell/>
          <table:covered-table-cell/>
          <table:table-cell table:style-name="Таблица24.Q2" table:number-columns-spanned="2" office:value-type="string">
            <text:p text:style-name="P21"/>
          </table:table-cell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p1" office:value-type="string">
            <text:p text:style-name="P21"/>
          </table:table-cell>
        </table:table-row>
        <table:table-row table:style-name="Таблица24.1">
          <table:table-cell table:style-name="Таблица24.d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24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office:value-type="string">
            <text:p text:style-name="P21"/>
          </table:table-cell>
          <table:table-cell table:style-name="Таблица24.M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p1" office:value-type="string">
            <text:p text:style-name="P21"/>
          </table:table-cell>
        </table:table-row>
        <table:table-row table:style-name="Таблица24.1">
          <table:table-cell table:style-name="Таблица24.d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24.d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4.d1" table:number-columns-spanned="3" office:value-type="string">
            <text:p text:style-name="P13"/>
          </table:table-cell>
          <table:covered-table-cell/>
          <table:covered-table-cell/>
          <table:table-cell table:style-name="Таблица24.d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p1" office:value-type="string">
            <text:p text:style-name="P21"/>
          </table:table-cell>
        </table:table-row>
        <table:table-row table:style-name="Таблица24.5">
          <table:table-cell table:style-name="Таблица24.d1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W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W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p5" office:value-type="float" office:value="4">
            <text:p text:style-name="P29">4</text:p>
          </table:table-cell>
        </table:table-row>
        <table:table-row table:style-name="Таблица24.6">
          <table:table-cell table:style-name="Таблица24.d1" table:number-rows-spanned="3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office:value-type="string">
            <text:p text:style-name="P21"/>
          </table:table-cell>
          <table:table-cell table:style-name="Таблица24.d1" office:value-type="string">
            <text:p text:style-name="P21"/>
          </table:table-cell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W5" table:number-columns-spanned="3" office:value-type="string">
            <text:p text:style-name="P33"/>
          </table:table-cell>
          <table:covered-table-cell/>
          <table:covered-table-cell/>
          <table:table-cell table:style-name="Таблица24.W5" table:number-columns-spanned="3" office:value-type="string">
            <text:p text:style-name="P33"/>
          </table:table-cell>
          <table:covered-table-cell/>
          <table:covered-table-cell/>
          <table:table-cell table:style-name="Таблица24.a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k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4.6"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2" office:value-type="string">
            <text:p text:style-name="P41"/>
          </table:table-cell>
          <table:covered-table-cell/>
          <table:table-cell table:style-name="Таблица24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4.d1" table:number-columns-spanned="2" office:value-type="string">
            <text:p text:style-name="P1"/>
          </table:table-cell>
          <table:covered-table-cell/>
          <table:table-cell table:style-name="Таблица24.d1" office:value-type="string">
            <text:p text:style-name="P41"/>
          </table:table-cell>
          <table:table-cell table:style-name="Таблица24.d1" office:value-type="string">
            <text:p text:style-name="P21"/>
          </table:table-cell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6"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office:value-type="string">
            <text:p text:style-name="P21"/>
          </table:table-cell>
          <table:table-cell table:style-name="Таблица24.d1" office:value-type="string">
            <text:p text:style-name="P21"/>
          </table:table-cell>
          <table:table-cell table:style-name="Таблица24.d1" table:number-columns-spanned="2" office:value-type="string">
            <text:p text:style-name="P21"/>
          </table:table-cell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table-cell table:style-name="Таблица24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9">
          <table:table-cell table:style-name="Таблица24.A9" office:value-type="string">
            <text:p text:style-name="P24"><draw:g text:anchor-type="char" draw:z-index="9" draw:style-name="gr4"><draw:line draw:style-name="gr2" draw:text-style-name="P243" svg:x1="1.157cm" svg:y1="2.155cm" svg:x2="27.857cm" svg:y2="2.155cm"><text:p/></draw:line><draw:line draw:style-name="gr2" draw:text-style-name="P243" svg:x1="1.132cm" svg:y1="2.898cm" svg:x2="27.832cm" svg:y2="2.898cm"><text:p/></draw:line><draw:line draw:style-name="gr2" draw:text-style-name="P243" svg:x1="1.143cm" svg:y1="3.668cm" svg:x2="27.843cm" svg:y2="3.668cm"><text:p/></draw:line><draw:line draw:style-name="gr2" draw:text-style-name="P243" svg:x1="1.118cm" svg:y1="4.422cm" svg:x2="27.818cm" svg:y2="4.422cm"><text:p/></draw:line><draw:line draw:style-name="gr2" draw:text-style-name="P243" svg:x1="1.152cm" svg:y1="5.191cm" svg:x2="27.852cm" svg:y2="5.191cm"><text:p/></draw:line><draw:line draw:style-name="gr2" draw:text-style-name="P243" svg:x1="1.152cm" svg:y1="5.939cm" svg:x2="27.852cm" svg:y2="5.939cm"><text:p/></draw:line><draw:line draw:style-name="gr2" draw:text-style-name="P243" svg:x1="1.143cm" svg:y1="6.701cm" svg:x2="27.843cm" svg:y2="6.701cm"><text:p/></draw:line><draw:line draw:style-name="gr2" draw:text-style-name="P243" svg:x1="1.129cm" svg:y1="7.455cm" svg:x2="27.829cm" svg:y2="7.455cm"><text:p/></draw:line><draw:line draw:style-name="gr2" draw:text-style-name="P243" svg:x1="1.143cm" svg:y1="8.21cm" svg:x2="27.843cm" svg:y2="8.21cm"><text:p/></draw:line><draw:line draw:style-name="gr2" draw:text-style-name="P243" svg:x1="1.141cm" svg:y1="9.726cm" svg:x2="27.841cm" svg:y2="9.726cm"><text:p/></draw:line><draw:line draw:style-name="gr2" draw:text-style-name="P243" svg:x1="1.15cm" svg:y1="11.25cm" svg:x2="27.85cm" svg:y2="11.25cm"><text:p/></draw:line><draw:line draw:style-name="gr2" draw:text-style-name="P243" svg:x1="1.141cm" svg:y1="8.983cm" svg:x2="27.841cm" svg:y2="8.983cm"><text:p/></draw:line><draw:line draw:style-name="gr2" draw:text-style-name="P243" svg:x1="1.152cm" svg:y1="10.496cm" svg:x2="27.852cm" svg:y2="10.496cm"><text:p/></draw:line><draw:line draw:style-name="gr2" draw:text-style-name="P243" svg:x1="1.129cm" svg:y1="12.005cm" svg:x2="27.829cm" svg:y2="12.005cm"><text:p/></draw:line><draw:line draw:style-name="gr2" draw:text-style-name="P243" svg:x1="1.15cm" svg:y1="12.76cm" svg:x2="27.85cm" svg:y2="12.76cm"><text:p/></draw:line><draw:line draw:style-name="gr2" draw:text-style-name="P243" svg:x1="1.152cm" svg:y1="13.522cm" svg:x2="27.852cm" svg:y2="13.522cm"><text:p/></draw:line></draw:g>А</text:p>
          </table:table-cell>
          <table:table-cell table:style-name="Таблица24.B9" table:number-columns-spanned="3" office:value-type="string">
            <text:p text:style-name="P94">Цех</text:p>
          </table:table-cell>
          <table:covered-table-cell/>
          <table:covered-table-cell/>
          <table:table-cell table:style-name="Таблица24.E9" table:number-columns-spanned="2" office:value-type="string">
            <text:p text:style-name="P42">Уч.</text:p>
          </table:table-cell>
          <table:covered-table-cell/>
          <table:table-cell table:style-name="Таблица24.E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24.E9" office:value-type="string">
            <text:p text:style-name="P42">Опер.</text:p>
          </table:table-cell>
          <table:table-cell table:style-name="Таблица24.E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T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9">
          <table:table-cell table:style-name="Таблица24.A9" office:value-type="string">
            <text:p text:style-name="P24">Б</text:p>
          </table:table-cell>
          <table:table-cell table:style-name="Таблица24.B10" table:number-columns-spanned="24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24.A9" table:number-columns-spanned="2" office:value-type="string">
            <text:p text:style-name="P42">Проф.</text:p>
          </table:table-cell>
          <table:covered-table-cell/>
          <table:table-cell table:style-name="Таблица24.A9" table:number-columns-spanned="2" office:value-type="string">
            <text:p text:style-name="P42">Р</text:p>
          </table:table-cell>
          <table:covered-table-cell/>
          <table:table-cell table:style-name="Таблица24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24.A9" table:number-columns-spanned="2" office:value-type="string">
            <text:p text:style-name="P42">КР</text:p>
          </table:table-cell>
          <table:covered-table-cell/>
          <table:table-cell table:style-name="Таблица24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24.o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24.9">
          <table:table-cell table:style-name="Таблица24.A9" office:value-type="string">
            <text:p text:style-name="P24">К/М</text:p>
          </table:table-cell>
          <table:table-cell table:style-name="Таблица24.E9" table:number-columns-spanned="18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T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e11" table:number-columns-spanned="2" office:value-type="string">
            <text:p text:style-name="P42">ОПП</text:p>
          </table:table-cell>
          <table:covered-table-cell/>
          <table:table-cell table:style-name="Таблица24.e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24.e11" table:number-columns-spanned="2" office:value-type="string">
            <text:p text:style-name="P42">ЕН</text:p>
          </table:table-cell>
          <table:covered-table-cell/>
          <table:table-cell table:style-name="Таблица24.e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24.o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24.12">
          <table:table-cell table:style-name="Таблица24.A12" office:value-type="float" office:value="1">
            <text:p text:style-name="P24">1</text:p>
          </table:table-cell>
          <table:table-cell table:style-name="Таблица24.B12" table:number-rows-spanned="17" table:number-columns-spanned="38" office:value-type="string">
            <text:p text:style-name="P117"><text:span text:style-name="T27">нефрас – температура вспышки паров нефраса минус 17 </text:span><text:span text:style-name="T19">0</text:span><text:span text:style-name="T27">С, температура самовоспламенения 270 </text:span><text:span text:style-name="T19">0</text:span><text:span text:style-name="T27">С. Пределы взрываемости объемной доли паров нефраса в смеси с воздухом составляет 1,4-5,4%; нефрас – растворитель, представляет собой смесь парафиновых и нефтеновых углеводородов, токсичен, действует на организм наркотически. При попадании на кожу вызывает сухость кожи и может приводить к дерматитам и экземам. Неблагоприятно действует на нервную систему, вызывает анемию. Нефрас использовать с антистатической присадкой «Сигбол» (концентрация присадки в нефрасе 0,001-002%). Максимально разовая ПДК=300мг/м</text:span><text:span text:style-name="T19">3</text:span><text:span text:style-name="T27">, среднесменная <text:s/>ПДК=100мг/м</text:span><text:span text:style-name="T19">3</text:span><text:span text:style-name="T27">;</text:span> класс опасности – 4.</text:p>
            <text:p text:style-name="P100">полиэфирная смола – горючая пожароопасная и токсичная жидкость. При переработке возможно выделение входящего в ее состав стирола;</text:p>
            <text:p text:style-name="P158"><text:span text:style-name="T27">диметиланилин – горючая легковоспламеняющаяся жидкость. Температура вспышки 53 </text:span><text:span text:style-name="T19">0</text:span><text:span text:style-name="T27">С, температура самовоспламенения 400 </text:span><text:span text:style-name="T19">0</text:span><text:span text:style-name="T27">С, температурный предел самовоспламенения: нижний 37 </text:span><text:span text:style-name="T19">0</text:span><text:span text:style-name="T27">С, верхний 90 </text:span><text:span text:style-name="T19">0</text:span><text:span text:style-name="T27">С. ПДК в воздухе рабочей зоны производственных помещений – 0,2мг/м</text:span><text:span text:style-name="T19">3</text:span><text:span text:style-name="T27">. При увеличении концентрации вызывает отравления с поражением нервной системы и кровеносной системы, а также кожи. Класс опасности – 2.</text:span></text:p>
            <text:p text:style-name="P100"><text:s text:c="3"/>С целью обеспечения безопасных условий труда необходимо выполнять следующие требования:</text:p>
            <text:p text:style-name="P96"><text:span text:style-name="T27">работать с включенной приточно-вытяжной вентиляцией; </text:span><text:span text:style-name="T27">рабочее место, где производится изготовление изделий, должно быть оборудовано местной вытяжной вентиляцией; </text:span><text:span text:style-name="T27">каждый рабочий должен быть обеспечен спецодеждой, спецобувью и средствами индивидуальной защиты согласно - Типовых</text:span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n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W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12">
          <table:table-cell table:style-name="Таблица24.A12" office:value-type="float" office:value="16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28">
          <table:table-cell table:style-name="Таблица24.A28" office:value-type="string">
            <text:p text:style-name="P24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29">
          <table:table-cell table:style-name="Таблица24.A29" table:number-columns-spanned="3" office:value-type="string">
            <text:p text:style-name="P44">КТТП</text:p>
          </table:table-cell>
          <table:covered-table-cell/>
          <table:covered-table-cell/>
          <table:table-cell table:style-name="Таблица24.D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82"/>ГОСТ 3.1121-84 Форма 1а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B"/>
        <table:table-column table:style-name="Таблица25.J"/>
        <table:table-column table:style-name="Таблица25.K"/>
        <table:table-column table:style-name="Таблица25.L"/>
        <table:table-column table:style-name="Таблица25.M"/>
        <table:table-column table:style-name="Таблица25.N"/>
        <table:table-column table:style-name="Таблица25.O"/>
        <table:table-column table:style-name="Таблица25.P"/>
        <table:table-column table:style-name="Таблица25.B"/>
        <table:table-column table:style-name="Таблица25.O"/>
        <table:table-column table:style-name="Таблица25.S"/>
        <table:table-column table:style-name="Таблица25.T"/>
        <table:table-column table:style-name="Таблица25.B"/>
        <table:table-column table:style-name="Таблица25.V"/>
        <table:table-column table:style-name="Таблица25.W"/>
        <table:table-column table:style-name="Таблица25.X"/>
        <table:table-column table:style-name="Таблица25.Y"/>
        <table:table-column table:style-name="Таблица25.Z"/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B"/>
        <table:table-column table:style-name="Таблица25.G"/>
        <table:table-column table:style-name="Таблица25.f"/>
        <table:table-column table:style-name="Таблица25.j"/>
        <table:table-column table:style-name="Таблица25.f"/>
        <table:table-column table:style-name="Таблица25.l"/>
        <table:table-column table:style-name="Таблица25.m"/>
        <table:table-column table:style-name="Таблица25.n"/>
        <table:table-column table:style-name="Таблица25.o"/>
        <table:table-column table:style-name="Таблица25.p"/>
        <table:table-row table:style-name="Таблица25.1">
          <table:table-cell table:style-name="Таблица25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26"/>
          </table:table-cell>
          <table:covered-table-cell/>
          <table:table-cell table:style-name="Таблица25.d1" table:number-columns-spanned="3" office:value-type="string">
            <text:p text:style-name="P23"/>
          </table:table-cell>
          <table:covered-table-cell/>
          <table:covered-table-cell/>
          <table:table-cell table:style-name="Таблица25.d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3"/>
          </table:table-cell>
          <table:covered-table-cell/>
          <table:covered-table-cell/>
          <table:table-cell table:style-name="Таблица25.p1" office:value-type="string">
            <text:p text:style-name="P23"/>
          </table:table-cell>
        </table:table-row>
        <table:table-row table:style-name="Таблица25.1">
          <table:table-cell table:style-name="Таблица25.d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25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office:value-type="string">
            <text:p text:style-name="P21"/>
          </table:table-cell>
          <table:table-cell table:style-name="Таблица25.M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25.Q2" table:number-columns-spanned="2" office:value-type="string">
            <text:p text:style-name="P21"/>
          </table:table-cell>
          <table:covered-table-cell/>
          <table:table-cell table:style-name="Таблица25.Q2" table:number-columns-spanned="3" office:value-type="string">
            <text:p text:style-name="P21"/>
          </table:table-cell>
          <table:covered-table-cell/>
          <table:covered-table-cell/>
          <table:table-cell table:style-name="Таблица25.Q2" table:number-columns-spanned="3" office:value-type="string">
            <text:p text:style-name="P21"/>
          </table:table-cell>
          <table:covered-table-cell/>
          <table:covered-table-cell/>
          <table:table-cell table:style-name="Таблица25.Q2" table:number-columns-spanned="3" office:value-type="string">
            <text:p text:style-name="P21"/>
          </table:table-cell>
          <table:covered-table-cell/>
          <table:covered-table-cell/>
          <table:table-cell table:style-name="Таблица25.Q2" table:number-columns-spanned="2" office:value-type="string">
            <text:p text:style-name="P21"/>
          </table:table-cell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p1" office:value-type="string">
            <text:p text:style-name="P21"/>
          </table:table-cell>
        </table:table-row>
        <table:table-row table:style-name="Таблица25.1">
          <table:table-cell table:style-name="Таблица25.d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25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office:value-type="string">
            <text:p text:style-name="P21"/>
          </table:table-cell>
          <table:table-cell table:style-name="Таблица25.M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p1" office:value-type="string">
            <text:p text:style-name="P21"/>
          </table:table-cell>
        </table:table-row>
        <table:table-row table:style-name="Таблица25.1">
          <table:table-cell table:style-name="Таблица25.d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25.d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13"/>
          </table:table-cell>
          <table:covered-table-cell/>
          <table:covered-table-cell/>
          <table:table-cell table:style-name="Таблица25.d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p1" office:value-type="string">
            <text:p text:style-name="P21"/>
          </table:table-cell>
        </table:table-row>
        <table:table-row table:style-name="Таблица25.5">
          <table:table-cell table:style-name="Таблица25.d1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W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W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p5" office:value-type="float" office:value="5">
            <text:p text:style-name="P29">5</text:p>
          </table:table-cell>
        </table:table-row>
        <table:table-row table:style-name="Таблица25.6">
          <table:table-cell table:style-name="Таблица25.d1" table:number-rows-spanned="3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office:value-type="string">
            <text:p text:style-name="P21"/>
          </table:table-cell>
          <table:table-cell table:style-name="Таблица25.d1" office:value-type="string">
            <text:p text:style-name="P21"/>
          </table:table-cell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W5" table:number-columns-spanned="3" office:value-type="string">
            <text:p text:style-name="P33"/>
          </table:table-cell>
          <table:covered-table-cell/>
          <table:covered-table-cell/>
          <table:table-cell table:style-name="Таблица25.W5" table:number-columns-spanned="3" office:value-type="string">
            <text:p text:style-name="P33"/>
          </table:table-cell>
          <table:covered-table-cell/>
          <table:covered-table-cell/>
          <table:table-cell table:style-name="Таблица25.a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k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5.6"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2" office:value-type="string">
            <text:p text:style-name="P41"/>
          </table:table-cell>
          <table:covered-table-cell/>
          <table:table-cell table:style-name="Таблица25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1"/>
          </table:table-cell>
          <table:covered-table-cell/>
          <table:table-cell table:style-name="Таблица25.d1" office:value-type="string">
            <text:p text:style-name="P41"/>
          </table:table-cell>
          <table:table-cell table:style-name="Таблица25.d1" office:value-type="string">
            <text:p text:style-name="P21"/>
          </table:table-cell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6"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office:value-type="string">
            <text:p text:style-name="P21"/>
          </table:table-cell>
          <table:table-cell table:style-name="Таблица25.d1" office:value-type="string">
            <text:p text:style-name="P21"/>
          </table:table-cell>
          <table:table-cell table:style-name="Таблица25.d1" table:number-columns-spanned="2" office:value-type="string">
            <text:p text:style-name="P21"/>
          </table:table-cell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table-cell table:style-name="Таблица25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9">
          <table:table-cell table:style-name="Таблица25.A9" office:value-type="string">
            <text:p text:style-name="P24"><draw:g text:anchor-type="char" draw:z-index="10" draw:style-name="gr4"><draw:line draw:style-name="gr2" draw:text-style-name="P243" svg:x1="1.157cm" svg:y1="2.155cm" svg:x2="27.857cm" svg:y2="2.155cm"><text:p/></draw:line><draw:line draw:style-name="gr2" draw:text-style-name="P243" svg:x1="1.132cm" svg:y1="2.898cm" svg:x2="27.832cm" svg:y2="2.898cm"><text:p/></draw:line><draw:line draw:style-name="gr2" draw:text-style-name="P243" svg:x1="1.143cm" svg:y1="3.668cm" svg:x2="27.843cm" svg:y2="3.668cm"><text:p/></draw:line><draw:line draw:style-name="gr2" draw:text-style-name="P243" svg:x1="1.118cm" svg:y1="4.422cm" svg:x2="27.818cm" svg:y2="4.422cm"><text:p/></draw:line><draw:line draw:style-name="gr2" draw:text-style-name="P243" svg:x1="1.152cm" svg:y1="5.191cm" svg:x2="27.852cm" svg:y2="5.191cm"><text:p/></draw:line><draw:line draw:style-name="gr2" draw:text-style-name="P243" svg:x1="1.152cm" svg:y1="5.939cm" svg:x2="27.852cm" svg:y2="5.939cm"><text:p/></draw:line><draw:line draw:style-name="gr2" draw:text-style-name="P243" svg:x1="1.143cm" svg:y1="6.701cm" svg:x2="27.843cm" svg:y2="6.701cm"><text:p/></draw:line><draw:line draw:style-name="gr2" draw:text-style-name="P243" svg:x1="1.129cm" svg:y1="7.455cm" svg:x2="27.829cm" svg:y2="7.455cm"><text:p/></draw:line><draw:line draw:style-name="gr2" draw:text-style-name="P243" svg:x1="1.143cm" svg:y1="8.21cm" svg:x2="27.843cm" svg:y2="8.21cm"><text:p/></draw:line><draw:line draw:style-name="gr2" draw:text-style-name="P243" svg:x1="1.141cm" svg:y1="9.726cm" svg:x2="27.841cm" svg:y2="9.726cm"><text:p/></draw:line><draw:line draw:style-name="gr2" draw:text-style-name="P243" svg:x1="1.15cm" svg:y1="11.25cm" svg:x2="27.85cm" svg:y2="11.25cm"><text:p/></draw:line><draw:line draw:style-name="gr2" draw:text-style-name="P243" svg:x1="1.141cm" svg:y1="8.983cm" svg:x2="27.841cm" svg:y2="8.983cm"><text:p/></draw:line><draw:line draw:style-name="gr2" draw:text-style-name="P243" svg:x1="1.152cm" svg:y1="10.496cm" svg:x2="27.852cm" svg:y2="10.496cm"><text:p/></draw:line><draw:line draw:style-name="gr2" draw:text-style-name="P243" svg:x1="1.129cm" svg:y1="12.005cm" svg:x2="27.829cm" svg:y2="12.005cm"><text:p/></draw:line><draw:line draw:style-name="gr2" draw:text-style-name="P243" svg:x1="1.15cm" svg:y1="12.76cm" svg:x2="27.85cm" svg:y2="12.76cm"><text:p/></draw:line><draw:line draw:style-name="gr2" draw:text-style-name="P243" svg:x1="1.152cm" svg:y1="13.522cm" svg:x2="27.852cm" svg:y2="13.522cm"><text:p/></draw:line></draw:g>А</text:p>
          </table:table-cell>
          <table:table-cell table:style-name="Таблица25.B9" table:number-columns-spanned="3" office:value-type="string">
            <text:p text:style-name="P94">Цех</text:p>
          </table:table-cell>
          <table:covered-table-cell/>
          <table:covered-table-cell/>
          <table:table-cell table:style-name="Таблица25.E9" table:number-columns-spanned="2" office:value-type="string">
            <text:p text:style-name="P42">Уч.</text:p>
          </table:table-cell>
          <table:covered-table-cell/>
          <table:table-cell table:style-name="Таблица25.E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25.E9" office:value-type="string">
            <text:p text:style-name="P42">Опер.</text:p>
          </table:table-cell>
          <table:table-cell table:style-name="Таблица25.E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T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9">
          <table:table-cell table:style-name="Таблица25.A9" office:value-type="string">
            <text:p text:style-name="P24">Б</text:p>
          </table:table-cell>
          <table:table-cell table:style-name="Таблица25.B10" table:number-columns-spanned="24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25.A9" table:number-columns-spanned="2" office:value-type="string">
            <text:p text:style-name="P42">Проф.</text:p>
          </table:table-cell>
          <table:covered-table-cell/>
          <table:table-cell table:style-name="Таблица25.A9" table:number-columns-spanned="2" office:value-type="string">
            <text:p text:style-name="P42">Р</text:p>
          </table:table-cell>
          <table:covered-table-cell/>
          <table:table-cell table:style-name="Таблица25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25.A9" table:number-columns-spanned="2" office:value-type="string">
            <text:p text:style-name="P42">КР</text:p>
          </table:table-cell>
          <table:covered-table-cell/>
          <table:table-cell table:style-name="Таблица25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25.o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25.9">
          <table:table-cell table:style-name="Таблица25.A9" office:value-type="string">
            <text:p text:style-name="P24">К/М</text:p>
          </table:table-cell>
          <table:table-cell table:style-name="Таблица25.E9" table:number-columns-spanned="18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T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e11" table:number-columns-spanned="2" office:value-type="string">
            <text:p text:style-name="P42">ОПП</text:p>
          </table:table-cell>
          <table:covered-table-cell/>
          <table:table-cell table:style-name="Таблица25.e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25.e11" table:number-columns-spanned="2" office:value-type="string">
            <text:p text:style-name="P42">ЕН</text:p>
          </table:table-cell>
          <table:covered-table-cell/>
          <table:table-cell table:style-name="Таблица25.e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25.o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25.12">
          <table:table-cell table:style-name="Таблица25.W5" office:value-type="string">
            <text:p text:style-name="P24">01</text:p>
          </table:table-cell>
          <table:table-cell table:style-name="Таблица25.B12" table:number-rows-spanned="17" table:number-columns-spanned="38" office:value-type="string">
            <text:p text:style-name="P140"><text:s/>отраслевых норм.</text:p>
            <text:p text:style-name="P134">При попадании на кожу полиэфирной смолы, инициатора необходимо промыть загрязненные места теплой водой с мылом.</text:p>
            <text:p text:style-name="P142"><text:s text:c="12"/>Не допускается применение растворителей для очистки кожи.</text:p>
            <text:p text:style-name="P139"><text:s text:c="6"/>В случае разлива химикатов необходимо места разлива засыпать песком и убрать его лопаткой из неискрящего материала, проветрить помещение. При возгорании смолы использовать сухой песок, землю, асбестовое одеяло, порошковый огнетушитель марки ОП-8(З); углекислотные огнетушители марок ОУ-8, <text:s/>пенный огнетушитель марки ОП-8(З). Смолу хранить в защитном от влажности и света прохладном месте, при температуре ниже плюс 20 <text:span text:style-name="T18">0</text:span>С, но не допускается понижать температуру ниже 0 <text:span text:style-name="T18">0</text:span>С.</text:p>
            <text:p text:style-name="P159"><text:s text:c="6"/>Не допускается применение (возникновение) открытого огня и искрения на рабочих местах и складах <text:s text:c="3"/>хранения химикатов. <text:s/>Запрещается курение.</text:p>
            <text:p text:style-name="P116">Для тушения ПМЭК можно применять огнетушители марки ОПУ-8. В начальной стадии ПМЭК тушить большим количеством <text:s/>воды. <text:s/>Запрещается сливать остатки <text:s/>инициатора в исходную тару из-за возможности быстрого разложения (при наличии примесей) с выделением кислорода, что может привести к самовоспламенению, особенно при температуре выше 60 <text:span text:style-name="T18">0</text:span>С. Флаконы с инициатором должны быть защищены от воздействия солнечных лучей. На участке допускается хранить только суточный запас инициатора при температуре не выше (20+5) <text:span text:style-name="T18">0</text:span>С.</text:p>
            <text:p text:style-name="P95"><text:s text:c="6"/>Не допускается смешивать раствор октоата кобальта (ОК-1) с инициатором (ПМЭК) из-за возможности <text:s/>взрыва. Хранить ОК-1 и ПМЭК следует в отдельных изолированных помещениях при температуре не выше (20+5) <text:span text:style-name="T18">0</text:span>С.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5.n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W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2">
          <table:table-cell table:style-name="Таблица25.A27" office:value-type="float" office:value="16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28">
          <table:table-cell table:style-name="Таблица25.A28" office:value-type="string">
            <text:p text:style-name="P24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29">
          <table:table-cell table:style-name="Таблица25.A29" table:number-columns-spanned="3" office:value-type="string">
            <text:p text:style-name="P44">КТТП</text:p>
          </table:table-cell>
          <table:covered-table-cell/>
          <table:covered-table-cell/>
          <table:table-cell table:style-name="Таблица25.D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83"/>ГОСТ 3.1121-84 Форма 1а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column table:style-name="Таблица26.G"/>
        <table:table-column table:style-name="Таблица26.H"/>
        <table:table-column table:style-name="Таблица26.B"/>
        <table:table-column table:style-name="Таблица26.J"/>
        <table:table-column table:style-name="Таблица26.K"/>
        <table:table-column table:style-name="Таблица26.L"/>
        <table:table-column table:style-name="Таблица26.M"/>
        <table:table-column table:style-name="Таблица26.N"/>
        <table:table-column table:style-name="Таблица26.O"/>
        <table:table-column table:style-name="Таблица26.P"/>
        <table:table-column table:style-name="Таблица26.B"/>
        <table:table-column table:style-name="Таблица26.O"/>
        <table:table-column table:style-name="Таблица26.S"/>
        <table:table-column table:style-name="Таблица26.T"/>
        <table:table-column table:style-name="Таблица26.B"/>
        <table:table-column table:style-name="Таблица26.V"/>
        <table:table-column table:style-name="Таблица26.W"/>
        <table:table-column table:style-name="Таблица26.X"/>
        <table:table-column table:style-name="Таблица26.Y"/>
        <table:table-column table:style-name="Таблица26.Z"/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column table:style-name="Таблица26.B"/>
        <table:table-column table:style-name="Таблица26.G"/>
        <table:table-column table:style-name="Таблица26.f"/>
        <table:table-column table:style-name="Таблица26.j"/>
        <table:table-column table:style-name="Таблица26.f"/>
        <table:table-column table:style-name="Таблица26.l"/>
        <table:table-column table:style-name="Таблица26.m"/>
        <table:table-column table:style-name="Таблица26.n"/>
        <table:table-column table:style-name="Таблица26.o"/>
        <table:table-column table:style-name="Таблица26.p"/>
        <table:table-row table:style-name="Таблица26.1">
          <table:table-cell table:style-name="Таблица26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d1" table:number-columns-spanned="2" office:value-type="string">
            <text:p text:style-name="P26"/>
          </table:table-cell>
          <table:covered-table-cell/>
          <table:table-cell table:style-name="Таблица26.d1" table:number-columns-spanned="3" office:value-type="string">
            <text:p text:style-name="P23"/>
          </table:table-cell>
          <table:covered-table-cell/>
          <table:covered-table-cell/>
          <table:table-cell table:style-name="Таблица26.d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6.d1" table:number-columns-spanned="3" office:value-type="string">
            <text:p text:style-name="P23"/>
          </table:table-cell>
          <table:covered-table-cell/>
          <table:covered-table-cell/>
          <table:table-cell table:style-name="Таблица26.p1" office:value-type="string">
            <text:p text:style-name="P23"/>
          </table:table-cell>
        </table:table-row>
        <table:table-row table:style-name="Таблица26.1">
          <table:table-cell table:style-name="Таблица26.d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26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office:value-type="string">
            <text:p text:style-name="P21"/>
          </table:table-cell>
          <table:table-cell table:style-name="Таблица26.M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26.Q2" table:number-columns-spanned="2" office:value-type="string">
            <text:p text:style-name="P21"/>
          </table:table-cell>
          <table:covered-table-cell/>
          <table:table-cell table:style-name="Таблица26.Q2" table:number-columns-spanned="3" office:value-type="string">
            <text:p text:style-name="P21"/>
          </table:table-cell>
          <table:covered-table-cell/>
          <table:covered-table-cell/>
          <table:table-cell table:style-name="Таблица26.Q2" table:number-columns-spanned="3" office:value-type="string">
            <text:p text:style-name="P21"/>
          </table:table-cell>
          <table:covered-table-cell/>
          <table:covered-table-cell/>
          <table:table-cell table:style-name="Таблица26.Q2" table:number-columns-spanned="3" office:value-type="string">
            <text:p text:style-name="P21"/>
          </table:table-cell>
          <table:covered-table-cell/>
          <table:covered-table-cell/>
          <table:table-cell table:style-name="Таблица26.Q2" table:number-columns-spanned="2" office:value-type="string">
            <text:p text:style-name="P21"/>
          </table:table-cell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p1" office:value-type="string">
            <text:p text:style-name="P21"/>
          </table:table-cell>
        </table:table-row>
        <table:table-row table:style-name="Таблица26.1">
          <table:table-cell table:style-name="Таблица26.d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26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office:value-type="string">
            <text:p text:style-name="P21"/>
          </table:table-cell>
          <table:table-cell table:style-name="Таблица26.M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p1" office:value-type="string">
            <text:p text:style-name="P21"/>
          </table:table-cell>
        </table:table-row>
        <table:table-row table:style-name="Таблица26.1">
          <table:table-cell table:style-name="Таблица26.d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26.d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6.d1" table:number-columns-spanned="3" office:value-type="string">
            <text:p text:style-name="P13"/>
          </table:table-cell>
          <table:covered-table-cell/>
          <table:covered-table-cell/>
          <table:table-cell table:style-name="Таблица26.d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p1" office:value-type="string">
            <text:p text:style-name="P21"/>
          </table:table-cell>
        </table:table-row>
        <table:table-row table:style-name="Таблица26.5">
          <table:table-cell table:style-name="Таблица26.d1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W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W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p5" office:value-type="float" office:value="6">
            <text:p text:style-name="P29">6</text:p>
          </table:table-cell>
        </table:table-row>
        <table:table-row table:style-name="Таблица26.6">
          <table:table-cell table:style-name="Таблица26.d1" table:number-rows-spanned="3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office:value-type="string">
            <text:p text:style-name="P21"/>
          </table:table-cell>
          <table:table-cell table:style-name="Таблица26.d1" office:value-type="string">
            <text:p text:style-name="P21"/>
          </table:table-cell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W5" table:number-columns-spanned="3" office:value-type="string">
            <text:p text:style-name="P33"/>
          </table:table-cell>
          <table:covered-table-cell/>
          <table:covered-table-cell/>
          <table:table-cell table:style-name="Таблица26.W5" table:number-columns-spanned="3" office:value-type="string">
            <text:p text:style-name="P33"/>
          </table:table-cell>
          <table:covered-table-cell/>
          <table:covered-table-cell/>
          <table:table-cell table:style-name="Таблица26.a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k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6.6"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2" office:value-type="string">
            <text:p text:style-name="P41"/>
          </table:table-cell>
          <table:covered-table-cell/>
          <table:table-cell table:style-name="Таблица26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6.d1" table:number-columns-spanned="2" office:value-type="string">
            <text:p text:style-name="P1"/>
          </table:table-cell>
          <table:covered-table-cell/>
          <table:table-cell table:style-name="Таблица26.d1" office:value-type="string">
            <text:p text:style-name="P41"/>
          </table:table-cell>
          <table:table-cell table:style-name="Таблица26.d1" office:value-type="string">
            <text:p text:style-name="P21"/>
          </table:table-cell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6"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office:value-type="string">
            <text:p text:style-name="P21"/>
          </table:table-cell>
          <table:table-cell table:style-name="Таблица26.d1" office:value-type="string">
            <text:p text:style-name="P21"/>
          </table:table-cell>
          <table:table-cell table:style-name="Таблица26.d1" table:number-columns-spanned="2" office:value-type="string">
            <text:p text:style-name="P21"/>
          </table:table-cell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table-cell table:style-name="Таблица26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9">
          <table:table-cell table:style-name="Таблица26.A9" office:value-type="string">
            <text:p text:style-name="P24"><draw:g text:anchor-type="char" draw:z-index="11" draw:style-name="gr4"><draw:line draw:style-name="gr2" draw:text-style-name="P243" svg:x1="1.157cm" svg:y1="2.155cm" svg:x2="27.857cm" svg:y2="2.155cm"><text:p/></draw:line><draw:line draw:style-name="gr2" draw:text-style-name="P243" svg:x1="1.132cm" svg:y1="2.898cm" svg:x2="27.832cm" svg:y2="2.898cm"><text:p/></draw:line><draw:line draw:style-name="gr2" draw:text-style-name="P243" svg:x1="1.143cm" svg:y1="3.668cm" svg:x2="27.843cm" svg:y2="3.668cm"><text:p/></draw:line><draw:line draw:style-name="gr2" draw:text-style-name="P243" svg:x1="1.118cm" svg:y1="4.422cm" svg:x2="27.818cm" svg:y2="4.422cm"><text:p/></draw:line><draw:line draw:style-name="gr2" draw:text-style-name="P243" svg:x1="1.152cm" svg:y1="5.191cm" svg:x2="27.852cm" svg:y2="5.191cm"><text:p/></draw:line><draw:line draw:style-name="gr2" draw:text-style-name="P243" svg:x1="1.152cm" svg:y1="5.939cm" svg:x2="27.852cm" svg:y2="5.939cm"><text:p/></draw:line><draw:line draw:style-name="gr2" draw:text-style-name="P243" svg:x1="1.143cm" svg:y1="6.701cm" svg:x2="27.843cm" svg:y2="6.701cm"><text:p/></draw:line><draw:line draw:style-name="gr2" draw:text-style-name="P243" svg:x1="1.129cm" svg:y1="7.455cm" svg:x2="27.829cm" svg:y2="7.455cm"><text:p/></draw:line><draw:line draw:style-name="gr2" draw:text-style-name="P243" svg:x1="1.143cm" svg:y1="8.21cm" svg:x2="27.843cm" svg:y2="8.21cm"><text:p/></draw:line><draw:line draw:style-name="gr2" draw:text-style-name="P243" svg:x1="1.141cm" svg:y1="9.726cm" svg:x2="27.841cm" svg:y2="9.726cm"><text:p/></draw:line><draw:line draw:style-name="gr2" draw:text-style-name="P243" svg:x1="1.15cm" svg:y1="11.25cm" svg:x2="27.85cm" svg:y2="11.25cm"><text:p/></draw:line><draw:line draw:style-name="gr2" draw:text-style-name="P243" svg:x1="1.141cm" svg:y1="8.983cm" svg:x2="27.841cm" svg:y2="8.983cm"><text:p/></draw:line><draw:line draw:style-name="gr2" draw:text-style-name="P243" svg:x1="1.152cm" svg:y1="10.496cm" svg:x2="27.852cm" svg:y2="10.496cm"><text:p/></draw:line><draw:line draw:style-name="gr2" draw:text-style-name="P243" svg:x1="1.129cm" svg:y1="12.005cm" svg:x2="27.829cm" svg:y2="12.005cm"><text:p/></draw:line><draw:line draw:style-name="gr2" draw:text-style-name="P243" svg:x1="1.15cm" svg:y1="12.76cm" svg:x2="27.85cm" svg:y2="12.76cm"><text:p/></draw:line><draw:line draw:style-name="gr2" draw:text-style-name="P243" svg:x1="1.152cm" svg:y1="13.522cm" svg:x2="27.852cm" svg:y2="13.522cm"><text:p/></draw:line></draw:g>А</text:p>
          </table:table-cell>
          <table:table-cell table:style-name="Таблица26.B9" table:number-columns-spanned="3" office:value-type="string">
            <text:p text:style-name="P94">Цех</text:p>
          </table:table-cell>
          <table:covered-table-cell/>
          <table:covered-table-cell/>
          <table:table-cell table:style-name="Таблица26.E9" table:number-columns-spanned="2" office:value-type="string">
            <text:p text:style-name="P42">Уч.</text:p>
          </table:table-cell>
          <table:covered-table-cell/>
          <table:table-cell table:style-name="Таблица26.E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26.E9" office:value-type="string">
            <text:p text:style-name="P42">Опер.</text:p>
          </table:table-cell>
          <table:table-cell table:style-name="Таблица26.E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T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9">
          <table:table-cell table:style-name="Таблица26.A9" office:value-type="string">
            <text:p text:style-name="P24">Б</text:p>
          </table:table-cell>
          <table:table-cell table:style-name="Таблица26.B10" table:number-columns-spanned="24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26.A9" table:number-columns-spanned="2" office:value-type="string">
            <text:p text:style-name="P42">Проф.</text:p>
          </table:table-cell>
          <table:covered-table-cell/>
          <table:table-cell table:style-name="Таблица26.A9" table:number-columns-spanned="2" office:value-type="string">
            <text:p text:style-name="P42">Р</text:p>
          </table:table-cell>
          <table:covered-table-cell/>
          <table:table-cell table:style-name="Таблица26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26.A9" table:number-columns-spanned="2" office:value-type="string">
            <text:p text:style-name="P42">КР</text:p>
          </table:table-cell>
          <table:covered-table-cell/>
          <table:table-cell table:style-name="Таблица26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26.o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26.9">
          <table:table-cell table:style-name="Таблица26.A9" office:value-type="string">
            <text:p text:style-name="P24">К/М</text:p>
          </table:table-cell>
          <table:table-cell table:style-name="Таблица26.E9" table:number-columns-spanned="18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T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e11" table:number-columns-spanned="2" office:value-type="string">
            <text:p text:style-name="P42">ОПП</text:p>
          </table:table-cell>
          <table:covered-table-cell/>
          <table:table-cell table:style-name="Таблица26.e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26.e11" table:number-columns-spanned="2" office:value-type="string">
            <text:p text:style-name="P42">ЕН</text:p>
          </table:table-cell>
          <table:covered-table-cell/>
          <table:table-cell table:style-name="Таблица26.e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26.o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26.12">
          <table:table-cell table:style-name="Таблица26.A12" office:value-type="float" office:value="1">
            <text:p text:style-name="P24">1</text:p>
          </table:table-cell>
          <table:table-cell table:style-name="Таблица26.B12" table:number-rows-spanned="17" table:number-columns-spanned="38" office:value-type="string">
            <text:p text:style-name="P96"><text:s text:c="7"/>Не допускается смешивать раствор отвердителя <text:s/>с инициатором из-за возможности <text:s/>взрыва. Хранить отвердитель <text:s/>и инициатор следует в отдельных изолированных помещениях при температуре не выше (20+5) <text:span text:style-name="T18">0</text:span>С.</text:p>
            <text:p text:style-name="P116"><text:s text:c="5"/><text:span text:style-name="T54">Необходимые средства защиты органов дыхания и глаз – респиратор РУ-60М или фильтрующий универсальный ФУ-31А РУ-60М ГОСТ Р 12.4.041-2001, или </text:span><text:span text:style-name="T15">SILNER</text:span><text:span text:style-name="T54"> – защитная полумаска фильтр 82 (газ), или силиконовый респиратор — полумаску 3М 7500 или 3М 7502(М) со сменными патронами 6057 ГОСТ 12.4.244-2013; <text:s/>защитные очки <text:s/>ГОСТ <text:s/>12.4.253-2013</text:span></text:p>
            <text:p text:style-name="P101"><text:s text:c="11"/></text:p>
            <text:p text:style-name="P100"><text:s text:c="4"/>На основании классификации производств по пожароопасности согласно НПБ105-03 данный у<text:span text:style-name="T5">часток изготовления относится к категории В</text:span><text:span text:style-name="T4">4</text:span><text:span text:style-name="T5"> по НПБ 105-03, по ПУЭ к классу «В-1б».</text:span></text:p>
            <text:p text:style-name="P121"><text:s text:c="5"/>Класс условий труда в зависимости от содержания вредных веществ в воздухе рабочей зоны согласно «Руководству по гигиенической оценке факторов рабочей среды и трудового процесса…» Р.2.2.2006-05 –</text:p>
            <text:p text:style-name="P121"><text:s/>второй (допустимый).</text:p>
            <text:p text:style-name="P106"><text:s text:c="7"/>Содержание вредных веществ в воздухе рабочей зоны должно соответствовать требованиям гигиенических нормативов ГН 2.2.5.1313-18: «Предельно допустимые концентрации вредных веществ в воздухе рабочей зоны»<text:span text:style-name="T6">, и методических указаний МУК 4.1.1303-03.</text:span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6.n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W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12">
          <table:table-cell table:style-name="Таблица26.A12" office:value-type="float" office:value="16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28">
          <table:table-cell table:style-name="Таблица26.A28" office:value-type="string">
            <text:p text:style-name="P24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6.29">
          <table:table-cell table:style-name="Таблица26.A29" table:number-columns-spanned="3" office:value-type="string">
            <text:p text:style-name="P44">КТТП</text:p>
          </table:table-cell>
          <table:covered-table-cell/>
          <table:covered-table-cell/>
          <table:table-cell table:style-name="Таблица26.D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81"/>ГОСТ 3.1121-84 Форма 1а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column table:style-name="Таблица27.G"/>
        <table:table-column table:style-name="Таблица27.H"/>
        <table:table-column table:style-name="Таблица27.B"/>
        <table:table-column table:style-name="Таблица27.J"/>
        <table:table-column table:style-name="Таблица27.K"/>
        <table:table-column table:style-name="Таблица27.L"/>
        <table:table-column table:style-name="Таблица27.M"/>
        <table:table-column table:style-name="Таблица27.N"/>
        <table:table-column table:style-name="Таблица27.O"/>
        <table:table-column table:style-name="Таблица27.P"/>
        <table:table-column table:style-name="Таблица27.B"/>
        <table:table-column table:style-name="Таблица27.O"/>
        <table:table-column table:style-name="Таблица27.S"/>
        <table:table-column table:style-name="Таблица27.T"/>
        <table:table-column table:style-name="Таблица27.B"/>
        <table:table-column table:style-name="Таблица27.V"/>
        <table:table-column table:style-name="Таблица27.W"/>
        <table:table-column table:style-name="Таблица27.X"/>
        <table:table-column table:style-name="Таблица27.Y"/>
        <table:table-column table:style-name="Таблица27.Z"/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column table:style-name="Таблица27.B"/>
        <table:table-column table:style-name="Таблица27.G"/>
        <table:table-column table:style-name="Таблица27.f"/>
        <table:table-column table:style-name="Таблица27.j"/>
        <table:table-column table:style-name="Таблица27.f"/>
        <table:table-column table:style-name="Таблица27.l"/>
        <table:table-column table:style-name="Таблица27.m"/>
        <table:table-column table:style-name="Таблица27.n"/>
        <table:table-column table:style-name="Таблица27.o"/>
        <table:table-column table:style-name="Таблица27.p"/>
        <table:table-row table:style-name="Таблица27.1">
          <table:table-cell table:style-name="Таблица27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d1" table:number-columns-spanned="2" office:value-type="string">
            <text:p text:style-name="P26"/>
          </table:table-cell>
          <table:covered-table-cell/>
          <table:table-cell table:style-name="Таблица27.d1" table:number-columns-spanned="3" office:value-type="string">
            <text:p text:style-name="P23"/>
          </table:table-cell>
          <table:covered-table-cell/>
          <table:covered-table-cell/>
          <table:table-cell table:style-name="Таблица27.d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7.d1" table:number-columns-spanned="3" office:value-type="string">
            <text:p text:style-name="P23"/>
          </table:table-cell>
          <table:covered-table-cell/>
          <table:covered-table-cell/>
          <table:table-cell table:style-name="Таблица27.p1" office:value-type="string">
            <text:p text:style-name="P23"/>
          </table:table-cell>
        </table:table-row>
        <table:table-row table:style-name="Таблица27.1">
          <table:table-cell table:style-name="Таблица27.d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27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office:value-type="string">
            <text:p text:style-name="P21"/>
          </table:table-cell>
          <table:table-cell table:style-name="Таблица27.M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27.Q2" table:number-columns-spanned="2" office:value-type="string">
            <text:p text:style-name="P21"/>
          </table:table-cell>
          <table:covered-table-cell/>
          <table:table-cell table:style-name="Таблица27.Q2" table:number-columns-spanned="3" office:value-type="string">
            <text:p text:style-name="P21"/>
          </table:table-cell>
          <table:covered-table-cell/>
          <table:covered-table-cell/>
          <table:table-cell table:style-name="Таблица27.Q2" table:number-columns-spanned="3" office:value-type="string">
            <text:p text:style-name="P21"/>
          </table:table-cell>
          <table:covered-table-cell/>
          <table:covered-table-cell/>
          <table:table-cell table:style-name="Таблица27.Q2" table:number-columns-spanned="3" office:value-type="string">
            <text:p text:style-name="P21"/>
          </table:table-cell>
          <table:covered-table-cell/>
          <table:covered-table-cell/>
          <table:table-cell table:style-name="Таблица27.Q2" table:number-columns-spanned="2" office:value-type="string">
            <text:p text:style-name="P21"/>
          </table:table-cell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p1" office:value-type="string">
            <text:p text:style-name="P21"/>
          </table:table-cell>
        </table:table-row>
        <table:table-row table:style-name="Таблица27.1">
          <table:table-cell table:style-name="Таблица27.d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27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office:value-type="string">
            <text:p text:style-name="P21"/>
          </table:table-cell>
          <table:table-cell table:style-name="Таблица27.M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p1" office:value-type="string">
            <text:p text:style-name="P21"/>
          </table:table-cell>
        </table:table-row>
        <table:table-row table:style-name="Таблица27.1">
          <table:table-cell table:style-name="Таблица27.d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27.d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7.d1" table:number-columns-spanned="3" office:value-type="string">
            <text:p text:style-name="P13"/>
          </table:table-cell>
          <table:covered-table-cell/>
          <table:covered-table-cell/>
          <table:table-cell table:style-name="Таблица27.d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p1" office:value-type="string">
            <text:p text:style-name="P21"/>
          </table:table-cell>
        </table:table-row>
        <table:table-row table:style-name="Таблица27.5">
          <table:table-cell table:style-name="Таблица27.d1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W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W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p5" office:value-type="float" office:value="7">
            <text:p text:style-name="P29">7</text:p>
          </table:table-cell>
        </table:table-row>
        <table:table-row table:style-name="Таблица27.6">
          <table:table-cell table:style-name="Таблица27.d1" table:number-rows-spanned="3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office:value-type="string">
            <text:p text:style-name="P21"/>
          </table:table-cell>
          <table:table-cell table:style-name="Таблица27.d1" office:value-type="string">
            <text:p text:style-name="P21"/>
          </table:table-cell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W5" table:number-columns-spanned="3" office:value-type="string">
            <text:p text:style-name="P33"/>
          </table:table-cell>
          <table:covered-table-cell/>
          <table:covered-table-cell/>
          <table:table-cell table:style-name="Таблица27.W5" table:number-columns-spanned="3" office:value-type="string">
            <text:p text:style-name="P33"/>
          </table:table-cell>
          <table:covered-table-cell/>
          <table:covered-table-cell/>
          <table:table-cell table:style-name="Таблица27.a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k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6"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2" office:value-type="string">
            <text:p text:style-name="P41"/>
          </table:table-cell>
          <table:covered-table-cell/>
          <table:table-cell table:style-name="Таблица27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7.d1" table:number-columns-spanned="2" office:value-type="string">
            <text:p text:style-name="P1"/>
          </table:table-cell>
          <table:covered-table-cell/>
          <table:table-cell table:style-name="Таблица27.d1" office:value-type="string">
            <text:p text:style-name="P41"/>
          </table:table-cell>
          <table:table-cell table:style-name="Таблица27.d1" office:value-type="string">
            <text:p text:style-name="P21"/>
          </table:table-cell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6"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office:value-type="string">
            <text:p text:style-name="P21"/>
          </table:table-cell>
          <table:table-cell table:style-name="Таблица27.d1" office:value-type="string">
            <text:p text:style-name="P21"/>
          </table:table-cell>
          <table:table-cell table:style-name="Таблица27.d1" table:number-columns-spanned="2" office:value-type="string">
            <text:p text:style-name="P21"/>
          </table:table-cell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table-cell table:style-name="Таблица27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9">
          <table:table-cell table:style-name="Таблица27.A9" office:value-type="string">
            <text:p text:style-name="P24"><draw:g text:anchor-type="char" draw:z-index="12" draw:style-name="gr4"><draw:line draw:style-name="gr2" draw:text-style-name="P243" svg:x1="1.157cm" svg:y1="2.155cm" svg:x2="27.857cm" svg:y2="2.155cm"><text:p/></draw:line><draw:line draw:style-name="gr2" draw:text-style-name="P243" svg:x1="1.132cm" svg:y1="2.898cm" svg:x2="27.832cm" svg:y2="2.898cm"><text:p/></draw:line><draw:line draw:style-name="gr2" draw:text-style-name="P243" svg:x1="1.143cm" svg:y1="3.668cm" svg:x2="27.843cm" svg:y2="3.668cm"><text:p/></draw:line><draw:line draw:style-name="gr2" draw:text-style-name="P243" svg:x1="1.118cm" svg:y1="4.422cm" svg:x2="27.818cm" svg:y2="4.422cm"><text:p/></draw:line><draw:line draw:style-name="gr2" draw:text-style-name="P243" svg:x1="1.152cm" svg:y1="5.191cm" svg:x2="27.852cm" svg:y2="5.191cm"><text:p/></draw:line><draw:line draw:style-name="gr2" draw:text-style-name="P243" svg:x1="1.152cm" svg:y1="5.939cm" svg:x2="27.852cm" svg:y2="5.939cm"><text:p/></draw:line><draw:line draw:style-name="gr2" draw:text-style-name="P243" svg:x1="1.143cm" svg:y1="6.701cm" svg:x2="27.843cm" svg:y2="6.701cm"><text:p/></draw:line><draw:line draw:style-name="gr2" draw:text-style-name="P243" svg:x1="1.129cm" svg:y1="7.455cm" svg:x2="27.829cm" svg:y2="7.455cm"><text:p/></draw:line><draw:line draw:style-name="gr2" draw:text-style-name="P243" svg:x1="1.143cm" svg:y1="8.21cm" svg:x2="27.843cm" svg:y2="8.21cm"><text:p/></draw:line><draw:line draw:style-name="gr2" draw:text-style-name="P243" svg:x1="1.141cm" svg:y1="9.726cm" svg:x2="27.841cm" svg:y2="9.726cm"><text:p/></draw:line><draw:line draw:style-name="gr2" draw:text-style-name="P243" svg:x1="1.15cm" svg:y1="11.25cm" svg:x2="27.85cm" svg:y2="11.25cm"><text:p/></draw:line><draw:line draw:style-name="gr2" draw:text-style-name="P243" svg:x1="1.141cm" svg:y1="8.983cm" svg:x2="27.841cm" svg:y2="8.983cm"><text:p/></draw:line><draw:line draw:style-name="gr2" draw:text-style-name="P243" svg:x1="1.152cm" svg:y1="10.496cm" svg:x2="27.852cm" svg:y2="10.496cm"><text:p/></draw:line><draw:line draw:style-name="gr2" draw:text-style-name="P243" svg:x1="1.129cm" svg:y1="12.005cm" svg:x2="27.829cm" svg:y2="12.005cm"><text:p/></draw:line><draw:line draw:style-name="gr2" draw:text-style-name="P243" svg:x1="1.15cm" svg:y1="12.76cm" svg:x2="27.85cm" svg:y2="12.76cm"><text:p/></draw:line><draw:line draw:style-name="gr2" draw:text-style-name="P243" svg:x1="1.152cm" svg:y1="13.522cm" svg:x2="27.852cm" svg:y2="13.522cm"><text:p/></draw:line></draw:g>А</text:p>
          </table:table-cell>
          <table:table-cell table:style-name="Таблица27.B9" table:number-columns-spanned="3" office:value-type="string">
            <text:p text:style-name="P94">Цех</text:p>
          </table:table-cell>
          <table:covered-table-cell/>
          <table:covered-table-cell/>
          <table:table-cell table:style-name="Таблица27.E9" table:number-columns-spanned="2" office:value-type="string">
            <text:p text:style-name="P42">Уч.</text:p>
          </table:table-cell>
          <table:covered-table-cell/>
          <table:table-cell table:style-name="Таблица27.E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27.E9" office:value-type="string">
            <text:p text:style-name="P42">Опер.</text:p>
          </table:table-cell>
          <table:table-cell table:style-name="Таблица27.E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T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9">
          <table:table-cell table:style-name="Таблица27.A9" office:value-type="string">
            <text:p text:style-name="P24">Б</text:p>
          </table:table-cell>
          <table:table-cell table:style-name="Таблица27.B10" table:number-columns-spanned="24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27.A9" table:number-columns-spanned="2" office:value-type="string">
            <text:p text:style-name="P42">Проф.</text:p>
          </table:table-cell>
          <table:covered-table-cell/>
          <table:table-cell table:style-name="Таблица27.A9" table:number-columns-spanned="2" office:value-type="string">
            <text:p text:style-name="P42">Р</text:p>
          </table:table-cell>
          <table:covered-table-cell/>
          <table:table-cell table:style-name="Таблица27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27.A9" table:number-columns-spanned="2" office:value-type="string">
            <text:p text:style-name="P42">КР</text:p>
          </table:table-cell>
          <table:covered-table-cell/>
          <table:table-cell table:style-name="Таблица27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27.o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27.9">
          <table:table-cell table:style-name="Таблица27.A9" office:value-type="string">
            <text:p text:style-name="P24">К/М</text:p>
          </table:table-cell>
          <table:table-cell table:style-name="Таблица27.E9" table:number-columns-spanned="18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T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e11" table:number-columns-spanned="2" office:value-type="string">
            <text:p text:style-name="P42">ОПП</text:p>
          </table:table-cell>
          <table:covered-table-cell/>
          <table:table-cell table:style-name="Таблица27.e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27.e11" table:number-columns-spanned="2" office:value-type="string">
            <text:p text:style-name="P42">ЕН</text:p>
          </table:table-cell>
          <table:covered-table-cell/>
          <table:table-cell table:style-name="Таблица27.e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27.o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27.12">
          <table:table-cell table:style-name="Таблица27.A12" office:value-type="float" office:value="1">
            <text:p text:style-name="P24">1</text:p>
          </table:table-cell>
          <table:table-cell table:style-name="Таблица27.B12" table:number-rows-spanned="17" table:number-columns-spanned="38" office:value-type="string">
            <text:p text:style-name="P118"><text:s text:c="3"/><text:span text:style-name="T53"><text:s text:c="2"/></text:span></text:p>
            <text:p text:style-name="P102"><text:s text:c="10"/><text:span text:style-name="T53">Работы на участке формования относятся к физическим работам средней тяжести (категория ІІб) согласно <text:s text:c="15"/>ГОСТ 12.1.005-88 «Общие санитарно-гигиенические требования к воздуху рабочей зоны».</text:span></text:p>
            <text:p text:style-name="P103"><text:s text:c="6"/>Уровни шума от работающего оборудования не должны превышать «Санитарных норм допустимых уровней шума» (ПДУ – 80 дБА).</text:p>
            <text:p text:style-name="P121"><text:s text:c="6"/>Уровни локальной вибрации не должны превышать требований ГОСТ 12.1.012-2004 «Вибрационная безопасность» -108 дБА.</text:p>
            <text:p text:style-name="P107"><text:s text:c="9"/>Для защиты кожных покровов от воздействия связующего и компонентов необходимо перед надеванием резиновых перчаток и после работы наносить тонким слоем крем регенерирующий восстанавливающий для рук.</text:p>
            <text:p text:style-name="P100"><text:s text:c="5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n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W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2">
          <table:table-cell table:style-name="Таблица27.A12" office:value-type="float" office:value="16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28">
          <table:table-cell table:style-name="Таблица27.A28" office:value-type="string">
            <text:p text:style-name="P24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29">
          <table:table-cell table:style-name="Таблица27.A29" table:number-columns-spanned="3" office:value-type="string">
            <text:p text:style-name="P44">КТТП</text:p>
          </table:table-cell>
          <table:covered-table-cell/>
          <table:covered-table-cell/>
          <table:table-cell table:style-name="Таблица27.D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86"/>ГОСТ 3.1121-84 Форма 1а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column table:style-name="Таблица29.F"/>
        <table:table-column table:style-name="Таблица29.G"/>
        <table:table-column table:style-name="Таблица29.H"/>
        <table:table-column table:style-name="Таблица29.B"/>
        <table:table-column table:style-name="Таблица29.J"/>
        <table:table-column table:style-name="Таблица29.K"/>
        <table:table-column table:style-name="Таблица29.L"/>
        <table:table-column table:style-name="Таблица29.M"/>
        <table:table-column table:style-name="Таблица29.N"/>
        <table:table-column table:style-name="Таблица29.O"/>
        <table:table-column table:style-name="Таблица29.P"/>
        <table:table-column table:style-name="Таблица29.B"/>
        <table:table-column table:style-name="Таблица29.O"/>
        <table:table-column table:style-name="Таблица29.S"/>
        <table:table-column table:style-name="Таблица29.T"/>
        <table:table-column table:style-name="Таблица29.B"/>
        <table:table-column table:style-name="Таблица29.V"/>
        <table:table-column table:style-name="Таблица29.W"/>
        <table:table-column table:style-name="Таблица29.X"/>
        <table:table-column table:style-name="Таблица29.Y"/>
        <table:table-column table:style-name="Таблица29.Z"/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column table:style-name="Таблица29.f"/>
        <table:table-column table:style-name="Таблица29.B"/>
        <table:table-column table:style-name="Таблица29.G"/>
        <table:table-column table:style-name="Таблица29.f"/>
        <table:table-column table:style-name="Таблица29.j"/>
        <table:table-column table:style-name="Таблица29.f"/>
        <table:table-column table:style-name="Таблица29.l"/>
        <table:table-column table:style-name="Таблица29.m"/>
        <table:table-column table:style-name="Таблица29.n"/>
        <table:table-column table:style-name="Таблица29.o"/>
        <table:table-column table:style-name="Таблица29.p"/>
        <table:table-row table:style-name="Таблица29.1">
          <table:table-cell table:style-name="Таблица29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d1" table:number-columns-spanned="2" office:value-type="string">
            <text:p text:style-name="P26"/>
          </table:table-cell>
          <table:covered-table-cell/>
          <table:table-cell table:style-name="Таблица29.d1" table:number-columns-spanned="3" office:value-type="string">
            <text:p text:style-name="P23"/>
          </table:table-cell>
          <table:covered-table-cell/>
          <table:covered-table-cell/>
          <table:table-cell table:style-name="Таблица29.d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9.d1" table:number-columns-spanned="3" office:value-type="string">
            <text:p text:style-name="P23"/>
          </table:table-cell>
          <table:covered-table-cell/>
          <table:covered-table-cell/>
          <table:table-cell table:style-name="Таблица29.p1" office:value-type="string">
            <text:p text:style-name="P23"/>
          </table:table-cell>
        </table:table-row>
        <table:table-row table:style-name="Таблица29.1">
          <table:table-cell table:style-name="Таблица29.d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29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office:value-type="string">
            <text:p text:style-name="P21"/>
          </table:table-cell>
          <table:table-cell table:style-name="Таблица29.M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29.Q2" table:number-columns-spanned="2" office:value-type="string">
            <text:p text:style-name="P21"/>
          </table:table-cell>
          <table:covered-table-cell/>
          <table:table-cell table:style-name="Таблица29.Q2" table:number-columns-spanned="3" office:value-type="string">
            <text:p text:style-name="P21"/>
          </table:table-cell>
          <table:covered-table-cell/>
          <table:covered-table-cell/>
          <table:table-cell table:style-name="Таблица29.Q2" table:number-columns-spanned="3" office:value-type="string">
            <text:p text:style-name="P21"/>
          </table:table-cell>
          <table:covered-table-cell/>
          <table:covered-table-cell/>
          <table:table-cell table:style-name="Таблица29.Q2" table:number-columns-spanned="3" office:value-type="string">
            <text:p text:style-name="P21"/>
          </table:table-cell>
          <table:covered-table-cell/>
          <table:covered-table-cell/>
          <table:table-cell table:style-name="Таблица29.Q2" table:number-columns-spanned="2" office:value-type="string">
            <text:p text:style-name="P21"/>
          </table:table-cell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p1" office:value-type="string">
            <text:p text:style-name="P21"/>
          </table:table-cell>
        </table:table-row>
        <table:table-row table:style-name="Таблица29.1">
          <table:table-cell table:style-name="Таблица29.d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29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office:value-type="string">
            <text:p text:style-name="P21"/>
          </table:table-cell>
          <table:table-cell table:style-name="Таблица29.M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p1" office:value-type="string">
            <text:p text:style-name="P21"/>
          </table:table-cell>
        </table:table-row>
        <table:table-row table:style-name="Таблица29.1">
          <table:table-cell table:style-name="Таблица29.d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29.d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9.d1" table:number-columns-spanned="3" office:value-type="string">
            <text:p text:style-name="P13"/>
          </table:table-cell>
          <table:covered-table-cell/>
          <table:covered-table-cell/>
          <table:table-cell table:style-name="Таблица29.d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p1" office:value-type="string">
            <text:p text:style-name="P21"/>
          </table:table-cell>
        </table:table-row>
        <table:table-row table:style-name="Таблица29.5">
          <table:table-cell table:style-name="Таблица29.d1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W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W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p5" office:value-type="string">
            <text:p text:style-name="P29">8</text:p>
          </table:table-cell>
        </table:table-row>
        <table:table-row table:style-name="Таблица29.6">
          <table:table-cell table:style-name="Таблица29.d1" table:number-rows-spanned="3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office:value-type="string">
            <text:p text:style-name="P21"/>
          </table:table-cell>
          <table:table-cell table:style-name="Таблица29.d1" office:value-type="string">
            <text:p text:style-name="P21"/>
          </table:table-cell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W5" table:number-columns-spanned="3" office:value-type="string">
            <text:p text:style-name="P33"/>
          </table:table-cell>
          <table:covered-table-cell/>
          <table:covered-table-cell/>
          <table:table-cell table:style-name="Таблица29.W5" table:number-columns-spanned="3" office:value-type="string">
            <text:p text:style-name="P33"/>
          </table:table-cell>
          <table:covered-table-cell/>
          <table:covered-table-cell/>
          <table:table-cell table:style-name="Таблица29.a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k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9.6"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2" office:value-type="string">
            <text:p text:style-name="P41"/>
          </table:table-cell>
          <table:covered-table-cell/>
          <table:table-cell table:style-name="Таблица29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9.d1" table:number-columns-spanned="2" office:value-type="string">
            <text:p text:style-name="P1"/>
          </table:table-cell>
          <table:covered-table-cell/>
          <table:table-cell table:style-name="Таблица29.d1" office:value-type="string">
            <text:p text:style-name="P41"/>
          </table:table-cell>
          <table:table-cell table:style-name="Таблица29.d1" office:value-type="string">
            <text:p text:style-name="P21"/>
          </table:table-cell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6"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office:value-type="string">
            <text:p text:style-name="P21"/>
          </table:table-cell>
          <table:table-cell table:style-name="Таблица29.d1" office:value-type="string">
            <text:p text:style-name="P21"/>
          </table:table-cell>
          <table:table-cell table:style-name="Таблица29.d1" table:number-columns-spanned="2" office:value-type="string">
            <text:p text:style-name="P21"/>
          </table:table-cell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table-cell table:style-name="Таблица29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9">
          <table:table-cell table:style-name="Таблица29.A9" office:value-type="string">
            <text:p text:style-name="P24"><draw:g text:anchor-type="char" draw:z-index="13" draw:style-name="gr4"><draw:line draw:style-name="gr2" draw:text-style-name="P243" svg:x1="1.157cm" svg:y1="2.155cm" svg:x2="27.857cm" svg:y2="2.155cm"><text:p/></draw:line><draw:line draw:style-name="gr2" draw:text-style-name="P243" svg:x1="1.132cm" svg:y1="2.898cm" svg:x2="27.832cm" svg:y2="2.898cm"><text:p/></draw:line><draw:line draw:style-name="gr2" draw:text-style-name="P243" svg:x1="1.143cm" svg:y1="3.668cm" svg:x2="27.843cm" svg:y2="3.668cm"><text:p/></draw:line><draw:line draw:style-name="gr2" draw:text-style-name="P243" svg:x1="1.118cm" svg:y1="4.422cm" svg:x2="27.818cm" svg:y2="4.422cm"><text:p/></draw:line><draw:line draw:style-name="gr2" draw:text-style-name="P243" svg:x1="1.152cm" svg:y1="5.191cm" svg:x2="27.852cm" svg:y2="5.191cm"><text:p/></draw:line><draw:line draw:style-name="gr2" draw:text-style-name="P243" svg:x1="1.152cm" svg:y1="5.939cm" svg:x2="27.852cm" svg:y2="5.939cm"><text:p/></draw:line><draw:line draw:style-name="gr2" draw:text-style-name="P243" svg:x1="1.143cm" svg:y1="6.701cm" svg:x2="27.843cm" svg:y2="6.701cm"><text:p/></draw:line><draw:line draw:style-name="gr2" draw:text-style-name="P243" svg:x1="1.129cm" svg:y1="7.455cm" svg:x2="27.829cm" svg:y2="7.455cm"><text:p/></draw:line><draw:line draw:style-name="gr2" draw:text-style-name="P243" svg:x1="1.143cm" svg:y1="8.21cm" svg:x2="27.843cm" svg:y2="8.21cm"><text:p/></draw:line><draw:line draw:style-name="gr2" draw:text-style-name="P243" svg:x1="1.141cm" svg:y1="9.726cm" svg:x2="27.841cm" svg:y2="9.726cm"><text:p/></draw:line><draw:line draw:style-name="gr2" draw:text-style-name="P243" svg:x1="1.15cm" svg:y1="11.25cm" svg:x2="27.85cm" svg:y2="11.25cm"><text:p/></draw:line><draw:line draw:style-name="gr2" draw:text-style-name="P243" svg:x1="1.141cm" svg:y1="8.983cm" svg:x2="27.841cm" svg:y2="8.983cm"><text:p/></draw:line><draw:line draw:style-name="gr2" draw:text-style-name="P243" svg:x1="1.152cm" svg:y1="10.496cm" svg:x2="27.852cm" svg:y2="10.496cm"><text:p/></draw:line><draw:line draw:style-name="gr2" draw:text-style-name="P243" svg:x1="1.129cm" svg:y1="12.005cm" svg:x2="27.829cm" svg:y2="12.005cm"><text:p/></draw:line><draw:line draw:style-name="gr2" draw:text-style-name="P243" svg:x1="1.15cm" svg:y1="12.76cm" svg:x2="27.85cm" svg:y2="12.76cm"><text:p/></draw:line><draw:line draw:style-name="gr2" draw:text-style-name="P243" svg:x1="1.152cm" svg:y1="13.522cm" svg:x2="27.852cm" svg:y2="13.522cm"><text:p/></draw:line></draw:g>А</text:p>
          </table:table-cell>
          <table:table-cell table:style-name="Таблица29.B9" table:number-columns-spanned="3" office:value-type="string">
            <text:p text:style-name="P94">Цех</text:p>
          </table:table-cell>
          <table:covered-table-cell/>
          <table:covered-table-cell/>
          <table:table-cell table:style-name="Таблица29.E9" table:number-columns-spanned="2" office:value-type="string">
            <text:p text:style-name="P42">Уч.</text:p>
          </table:table-cell>
          <table:covered-table-cell/>
          <table:table-cell table:style-name="Таблица29.E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29.E9" office:value-type="string">
            <text:p text:style-name="P42">Опер.</text:p>
          </table:table-cell>
          <table:table-cell table:style-name="Таблица29.E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T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9">
          <table:table-cell table:style-name="Таблица29.A9" office:value-type="string">
            <text:p text:style-name="P24">Б</text:p>
          </table:table-cell>
          <table:table-cell table:style-name="Таблица29.B10" table:number-columns-spanned="24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29.A9" table:number-columns-spanned="2" office:value-type="string">
            <text:p text:style-name="P42">Проф.</text:p>
          </table:table-cell>
          <table:covered-table-cell/>
          <table:table-cell table:style-name="Таблица29.A9" table:number-columns-spanned="2" office:value-type="string">
            <text:p text:style-name="P42">Р</text:p>
          </table:table-cell>
          <table:covered-table-cell/>
          <table:table-cell table:style-name="Таблица29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29.A9" table:number-columns-spanned="2" office:value-type="string">
            <text:p text:style-name="P42">КР</text:p>
          </table:table-cell>
          <table:covered-table-cell/>
          <table:table-cell table:style-name="Таблица29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29.o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29.9">
          <table:table-cell table:style-name="Таблица29.A9" office:value-type="string">
            <text:p text:style-name="P24">К/М</text:p>
          </table:table-cell>
          <table:table-cell table:style-name="Таблица29.E9" table:number-columns-spanned="18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T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e11" table:number-columns-spanned="2" office:value-type="string">
            <text:p text:style-name="P42">ОПП</text:p>
          </table:table-cell>
          <table:covered-table-cell/>
          <table:table-cell table:style-name="Таблица29.e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29.e11" table:number-columns-spanned="2" office:value-type="string">
            <text:p text:style-name="P42">ЕН</text:p>
          </table:table-cell>
          <table:covered-table-cell/>
          <table:table-cell table:style-name="Таблица29.e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29.o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29.12">
          <table:table-cell table:style-name="Таблица29.W5" office:value-type="string">
            <text:p text:style-name="P24">01</text:p>
          </table:table-cell>
          <table:table-cell table:style-name="Таблица29.B12" table:number-rows-spanned="17" table:number-columns-spanned="38" office:value-type="string">
            <text:p text:style-name="P123">Требования охраны окружающей среды</text:p>
            <text:p text:style-name="P105"/>
            <text:p text:style-name="P181"><text:s text:c="6"/>При формовании образуются твердые, жидкие отходы производства и газообразные выбросы.</text:p>
            <text:p text:style-name="P105"><text:s text:c="6"/>Твердые отходы: загрязненная ткань хлопчатобумажная, бумага оберточная, обрезки стекломатериалов.</text:p>
            <text:p text:style-name="P105"><text:s text:c="6"/>Твердые отходы в количестве приблизительно 20 кг <text:s/>на изделие собирать в тару для отходов СПР-10429 или СПР-10429/02 и вывозить на полигон промышленных отходов АО «Авангард». Вывоз, сбор и утилизацию твердых отходов производить согласно 5761924.25000.00084.</text:p>
            <text:p text:style-name="P104"><text:s text:c="6"/>Жидкие отходы: ацетон, загрязненный полиэфирным связующим. Ацетон после промывки <text:s/>кисточек и валиков прикаточных количестве приблизительно 15 кг на изделие собирать во фляги ГОСТ 5799-78 с плотно закрывающимися крышками с надписью «Отходы ЛВЖ» и этикеткой, где указано наименование отходов, количество, дата слива, подпись лица, ответственного за хранение ЛВЖ. <text:s/>Хранить флягу с жидкими отходами в количестве не более 40 литров на заземленных поддонах цехового изготовления в специально отведенном месте, оборудованном приточно-вытяжной вентиляцией и средствами пожаротушения. <text:span text:style-name="T27">По мере накопления отходы ЛВЖ отправляются по договору для утилизации сторонним организациям.</text:span></text:p>
            <text:p text:style-name="P121"><text:s text:c="6"/>Газообразные выбросы: пары стирола, нефраса, ацетона.</text:p>
            <text:p text:style-name="P103"><text:s text:c="6"/>Выброс в атмосферу осуществляется через вытяжную вентиляцию цеха 24.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9.n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W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12">
          <table:table-cell table:style-name="Таблица29.A27" office:value-type="float" office:value="16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28">
          <table:table-cell table:style-name="Таблица29.p5" office:value-type="string">
            <text:p text:style-name="P24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9.29">
          <table:table-cell table:style-name="Таблица29.A29" table:number-columns-spanned="3" office:value-type="string">
            <text:p text:style-name="P44">КТТП</text:p>
          </table:table-cell>
          <table:covered-table-cell/>
          <table:covered-table-cell/>
          <table:table-cell table:style-name="Таблица29.D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82"/>ГОСТ 3.1121-84 Форма 1а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B"/>
        <table:table-column table:style-name="Таблица20.J"/>
        <table:table-column table:style-name="Таблица20.K"/>
        <table:table-column table:style-name="Таблица20.L"/>
        <table:table-column table:style-name="Таблица20.M"/>
        <table:table-column table:style-name="Таблица20.N"/>
        <table:table-column table:style-name="Таблица20.O"/>
        <table:table-column table:style-name="Таблица20.P"/>
        <table:table-column table:style-name="Таблица20.B"/>
        <table:table-column table:style-name="Таблица20.O"/>
        <table:table-column table:style-name="Таблица20.S"/>
        <table:table-column table:style-name="Таблица20.T"/>
        <table:table-column table:style-name="Таблица20.B"/>
        <table:table-column table:style-name="Таблица20.V"/>
        <table:table-column table:style-name="Таблица20.W"/>
        <table:table-column table:style-name="Таблица20.X"/>
        <table:table-column table:style-name="Таблица20.Y"/>
        <table:table-column table:style-name="Таблица20.Z"/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B"/>
        <table:table-column table:style-name="Таблица20.G"/>
        <table:table-column table:style-name="Таблица20.f"/>
        <table:table-column table:style-name="Таблица20.j"/>
        <table:table-column table:style-name="Таблица20.f"/>
        <table:table-column table:style-name="Таблица20.l"/>
        <table:table-column table:style-name="Таблица20.m"/>
        <table:table-column table:style-name="Таблица20.n"/>
        <table:table-column table:style-name="Таблица20.o"/>
        <table:table-row table:style-name="Таблица20.1">
          <table:table-cell table:style-name="Таблица20.A1" table:number-columns-spanned="29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6"/>
          </table:table-cell>
          <table:covered-table-cell/>
          <table:table-cell table:style-name="Таблица20.d1" table:number-columns-spanned="3" office:value-type="string">
            <text:p text:style-name="P23"/>
          </table:table-cell>
          <table:covered-table-cell/>
          <table:covered-table-cell/>
          <table:table-cell table:style-name="Таблица20.d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3"/>
          </table:table-cell>
          <table:covered-table-cell/>
          <table:table-cell table:style-name="Таблица20.o1" office:value-type="string">
            <text:p text:style-name="P23"/>
          </table:table-cell>
        </table:table-row>
        <table:table-row table:style-name="Таблица20.1">
          <table:table-cell table:style-name="Таблица20.d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20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office:value-type="string">
            <text:p text:style-name="P21"/>
          </table:table-cell>
          <table:table-cell table:style-name="Таблица20.M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20.Q2" table:number-columns-spanned="2" office:value-type="string">
            <text:p text:style-name="P21"/>
          </table:table-cell>
          <table:covered-table-cell/>
          <table:table-cell table:style-name="Таблица20.Q2" table:number-columns-spanned="3" office:value-type="string">
            <text:p text:style-name="P21"/>
          </table:table-cell>
          <table:covered-table-cell/>
          <table:covered-table-cell/>
          <table:table-cell table:style-name="Таблица20.Q2" table:number-columns-spanned="3" office:value-type="string">
            <text:p text:style-name="P21"/>
          </table:table-cell>
          <table:covered-table-cell/>
          <table:covered-table-cell/>
          <table:table-cell table:style-name="Таблица20.Q2" table:number-columns-spanned="3" office:value-type="string">
            <text:p text:style-name="P21"/>
          </table:table-cell>
          <table:covered-table-cell/>
          <table:covered-table-cell/>
          <table:table-cell table:style-name="Таблица20.Q2" table:number-columns-spanned="2" office:value-type="string">
            <text:p text:style-name="P21"/>
          </table:table-cell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o1" office:value-type="string">
            <text:p text:style-name="P21"/>
          </table:table-cell>
        </table:table-row>
        <table:table-row table:style-name="Таблица20.1">
          <table:table-cell table:style-name="Таблица20.d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20.d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office:value-type="string">
            <text:p text:style-name="P21"/>
          </table:table-cell>
          <table:table-cell table:style-name="Таблица20.M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o1" office:value-type="string">
            <text:p text:style-name="P21"/>
          </table:table-cell>
        </table:table-row>
        <table:table-row table:style-name="Таблица20.1">
          <table:table-cell table:style-name="Таблица20.d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20.D4" table:number-columns-spanned="5">
            <text:p text:style-name="P178"/>
          </table:table-cell>
          <table:covered-table-cell/>
          <table:covered-table-cell/>
          <table:covered-table-cell/>
          <table:covered-table-cell/>
          <table:table-cell table:style-name="Таблица20.d1" table:number-columns-spanned="3" office:value-type="string">
            <text:p text:style-name="P13"/>
          </table:table-cell>
          <table:covered-table-cell/>
          <table:covered-table-cell/>
          <table:table-cell table:style-name="Таблица20.d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o1" office:value-type="string">
            <text:p text:style-name="P21"/>
          </table:table-cell>
        </table:table-row>
        <table:table-row table:style-name="Таблица20.5">
          <table:table-cell table:style-name="Таблица20.d1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W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W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o5" office:value-type="string">
            <text:p text:style-name="P29">9</text:p>
          </table:table-cell>
        </table:table-row>
        <table:table-row table:style-name="Таблица20.6">
          <table:table-cell table:style-name="Таблица20.d1" table:number-rows-spanned="3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office:value-type="string">
            <text:p text:style-name="P21"/>
          </table:table-cell>
          <table:table-cell table:style-name="Таблица20.d1" office:value-type="string">
            <text:p text:style-name="P21"/>
          </table:table-cell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W5" table:number-columns-spanned="3" office:value-type="string">
            <text:p text:style-name="P33"/>
          </table:table-cell>
          <table:covered-table-cell/>
          <table:covered-table-cell/>
          <table:table-cell table:style-name="Таблица20.W5" table:number-columns-spanned="3" office:value-type="string">
            <text:p text:style-name="P33"/>
          </table:table-cell>
          <table:covered-table-cell/>
          <table:covered-table-cell/>
          <table:table-cell table:style-name="Таблица20.a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k6" table:number-rows-spanned="3" table:number-columns-spanned="5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</table:table-row>
        <table:table-row table:style-name="Таблица20.6"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2" office:value-type="string">
            <text:p text:style-name="P41"/>
          </table:table-cell>
          <table:covered-table-cell/>
          <table:table-cell table:style-name="Таблица20.d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1"/>
          </table:table-cell>
          <table:covered-table-cell/>
          <table:table-cell table:style-name="Таблица20.d1" office:value-type="string">
            <text:p text:style-name="P41"/>
          </table:table-cell>
          <table:table-cell table:style-name="Таблица20.d1" office:value-type="string">
            <text:p text:style-name="P21"/>
          </table:table-cell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6">
          <table:covered-table-cell/>
          <table:covered-table-cell/>
          <table:table-cell table:style-name="Таблица20.d1" table:number-columns-spanned="3" office:value-type="string">
            <text:p text:style-name="P43"/>
          </table:table-cell>
          <table:covered-table-cell/>
          <table:covered-table-cell/>
          <table:table-cell table:style-name="Таблица20.d1" table:number-columns-spanned="2" office:value-type="string">
            <text:p text:style-name="P43"/>
          </table:table-cell>
          <table:covered-table-cell/>
          <table:table-cell table:style-name="Таблица20.d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office:value-type="string">
            <text:p text:style-name="P21"/>
          </table:table-cell>
          <table:table-cell table:style-name="Таблица20.d1" office:value-type="string">
            <text:p text:style-name="P21"/>
          </table:table-cell>
          <table:table-cell table:style-name="Таблица20.d1" table:number-columns-spanned="2" office:value-type="string">
            <text:p text:style-name="P21"/>
          </table:table-cell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table-cell table:style-name="Таблица20.d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9">
          <table:table-cell table:style-name="Таблица20.A9" office:value-type="string">
            <text:p text:style-name="P24"><draw:g text:anchor-type="char" draw:z-index="1" draw:style-name="gr4"><draw:line draw:style-name="gr2" draw:text-style-name="P243" svg:x1="1.157cm" svg:y1="2.155cm" svg:x2="27.857cm" svg:y2="2.155cm"><text:p/></draw:line><draw:line draw:style-name="gr2" draw:text-style-name="P243" svg:x1="1.132cm" svg:y1="2.898cm" svg:x2="27.832cm" svg:y2="2.898cm"><text:p/></draw:line><draw:line draw:style-name="gr2" draw:text-style-name="P243" svg:x1="1.143cm" svg:y1="3.668cm" svg:x2="27.843cm" svg:y2="3.668cm"><text:p/></draw:line><draw:line draw:style-name="gr2" draw:text-style-name="P243" svg:x1="1.118cm" svg:y1="4.422cm" svg:x2="27.818cm" svg:y2="4.422cm"><text:p/></draw:line><draw:line draw:style-name="gr2" draw:text-style-name="P243" svg:x1="1.152cm" svg:y1="5.191cm" svg:x2="27.852cm" svg:y2="5.191cm"><text:p/></draw:line><draw:line draw:style-name="gr2" draw:text-style-name="P243" svg:x1="1.152cm" svg:y1="5.939cm" svg:x2="27.852cm" svg:y2="5.939cm"><text:p/></draw:line><draw:line draw:style-name="gr2" draw:text-style-name="P243" svg:x1="1.143cm" svg:y1="6.701cm" svg:x2="27.843cm" svg:y2="6.701cm"><text:p/></draw:line><draw:line draw:style-name="gr2" draw:text-style-name="P243" svg:x1="1.129cm" svg:y1="7.455cm" svg:x2="27.829cm" svg:y2="7.455cm"><text:p/></draw:line><draw:line draw:style-name="gr2" draw:text-style-name="P243" svg:x1="1.143cm" svg:y1="8.21cm" svg:x2="27.843cm" svg:y2="8.21cm"><text:p/></draw:line><draw:line draw:style-name="gr2" draw:text-style-name="P243" svg:x1="1.141cm" svg:y1="9.726cm" svg:x2="27.841cm" svg:y2="9.726cm"><text:p/></draw:line><draw:line draw:style-name="gr2" draw:text-style-name="P243" svg:x1="1.15cm" svg:y1="11.25cm" svg:x2="27.85cm" svg:y2="11.25cm"><text:p/></draw:line><draw:line draw:style-name="gr2" draw:text-style-name="P243" svg:x1="1.141cm" svg:y1="8.983cm" svg:x2="27.841cm" svg:y2="8.983cm"><text:p/></draw:line><draw:line draw:style-name="gr2" draw:text-style-name="P243" svg:x1="1.152cm" svg:y1="10.496cm" svg:x2="27.852cm" svg:y2="10.496cm"><text:p/></draw:line><draw:line draw:style-name="gr2" draw:text-style-name="P243" svg:x1="1.129cm" svg:y1="12.005cm" svg:x2="27.829cm" svg:y2="12.005cm"><text:p/></draw:line><draw:line draw:style-name="gr2" draw:text-style-name="P243" svg:x1="1.15cm" svg:y1="12.76cm" svg:x2="27.85cm" svg:y2="12.76cm"><text:p/></draw:line><draw:line draw:style-name="gr2" draw:text-style-name="P243" svg:x1="1.152cm" svg:y1="13.522cm" svg:x2="27.852cm" svg:y2="13.522cm"><text:p/></draw:line></draw:g>А</text:p>
          </table:table-cell>
          <table:table-cell table:style-name="Таблица20.B9" table:number-columns-spanned="3" office:value-type="string">
            <text:p text:style-name="P94">Цех</text:p>
          </table:table-cell>
          <table:covered-table-cell/>
          <table:covered-table-cell/>
          <table:table-cell table:style-name="Таблица20.E9" table:number-columns-spanned="2" office:value-type="string">
            <text:p text:style-name="P42">Уч.</text:p>
          </table:table-cell>
          <table:covered-table-cell/>
          <table:table-cell table:style-name="Таблица20.E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20.E9" office:value-type="string">
            <text:p text:style-name="P42">Опер.</text:p>
          </table:table-cell>
          <table:table-cell table:style-name="Таблица20.E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T9" table:number-columns-spanned="22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9">
          <table:table-cell table:style-name="Таблица20.A9" office:value-type="string">
            <text:p text:style-name="P24">Б</text:p>
          </table:table-cell>
          <table:table-cell table:style-name="Таблица20.B10" table:number-columns-spanned="24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20.A9" table:number-columns-spanned="2" office:value-type="string">
            <text:p text:style-name="P42">Проф.</text:p>
          </table:table-cell>
          <table:covered-table-cell/>
          <table:table-cell table:style-name="Таблица20.A9" table:number-columns-spanned="2" office:value-type="string">
            <text:p text:style-name="P42">Р</text:p>
          </table:table-cell>
          <table:covered-table-cell/>
          <table:table-cell table:style-name="Таблица20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20.A9" table:number-columns-spanned="2" office:value-type="string">
            <text:p text:style-name="P42">КР</text:p>
          </table:table-cell>
          <table:covered-table-cell/>
          <table:table-cell table:style-name="Таблица20.A9" table:number-columns-spanned="2" office:value-type="string">
            <text:p text:style-name="P61">ЕН</text:p>
          </table:table-cell>
          <table:covered-table-cell/>
          <table:table-cell table:style-name="Таблица20.n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20.9">
          <table:table-cell table:style-name="Таблица20.A9" office:value-type="string">
            <text:p text:style-name="P24">К/М</text:p>
          </table:table-cell>
          <table:table-cell table:style-name="Таблица20.E9" table:number-columns-spanned="18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T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e11" table:number-columns-spanned="2" office:value-type="string">
            <text:p text:style-name="P42">ОПП</text:p>
          </table:table-cell>
          <table:covered-table-cell/>
          <table:table-cell table:style-name="Таблица20.e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20.e11" table:number-columns-spanned="2" office:value-type="string">
            <text:p text:style-name="P42">ЕН</text:p>
          </table:table-cell>
          <table:covered-table-cell/>
          <table:table-cell table:style-name="Таблица20.e11" table:number-columns-spanned="2" office:value-type="string">
            <text:p text:style-name="P42">КИ</text:p>
          </table:table-cell>
          <table:covered-table-cell/>
          <table:table-cell table:style-name="Таблица20.n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20.12">
          <table:table-cell table:style-name="Таблица20.W5" office:value-type="string">
            <text:p text:style-name="P24">01</text:p>
          </table:table-cell>
          <table:table-cell table:style-name="Таблица20.B12" table:number-rows-spanned="17" table:number-columns-spanned="40" office:value-type="string">
            <text:p text:style-name="P96"><text:s text:c="2"/></text:p>
            <text:p text:style-name="P96"><text:s/>24 <text:s text:c="21"/><text:span text:style-name="T53"><text:s text:c="2"/></text:span><text:s text:c="6"/>Подготовка материалов. <text:s text:c="17"/></text:p>
            <text:p text:style-name="P96"><text:s text:c="8"/><text:span text:style-name="T27"><text:s text:c="29"/></text:span></text:p>
            <text:p text:style-name="P143">Стенд СПР-472.00 <text:s text:c="118"/>- <text:s text:c="7"/>4-5 <text:s text:c="4"/>2 <text:s text:c="8"/>3</text:p>
            <text:p text:style-name="P180"/>
            <text:p text:style-name="P140">1 Проверить температуру и относительную влажность на участке изготовления. Температура должна быть 15-35 <text:span text:style-name="T18">0</text:span>С; влажность – не более 75 %. <text:s text:c="3"/>Контроль ОТК.</text:p>
            <text:p text:style-name="P139">Психрометр аспирационный МВ-4-2М ТУ52.07-(ГРПИ.405132.001)-92 (допускается использовать по ТУ25.1607-054-85)</text:p>
            <text:p text:style-name="P95"/>
            <text:p text:style-name="P139">2 Установить секцию на стенд для проворачивания секции СПР-472 согласно эскиза на конкретное изделие. </text:p>
            <text:p text:style-name="P95">Установку проводить на шпангоуты согласно эскиза 4. </text:p>
            <text:p text:style-name="P95"><text:s text:c="209"/></text:p>
            <text:p text:style-name="P133"><text:span text:style-name="T27">3</text:span> Проверить наличие паспортов и протоколов входного контроля на сырье и материалы.</text:p>
            <text:p text:style-name="P95"><text:span text:style-name="T61">Сырье с истекшим сроком годности и после перепроверки не допускается.</text:span> Убедиться в наличии отметки об их допуске в производство. <text:s/><text:span text:style-name="T61">Кроме формования наружного слоя стекломатериала.</text:span> Контроль ОТК.</text:p>
            <text:p text:style-name="P95"/>
            <text:p text:style-name="P135">4 Получить в цеховом складе сырье и материалы согласно материальных норм. 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А 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Б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<text:span text:style-name="T51">0</text:span>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W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A26" office:value-type="float" office:value="15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2">
          <table:table-cell table:style-name="Таблица20.A26" office:value-type="float" office:value="16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28">
          <table:table-cell table:style-name="Таблица20.o5" office:value-type="string">
            <text:p text:style-name="P24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29">
          <table:table-cell table:style-name="Таблица20.A29" table:number-columns-spanned="3" office:value-type="string">
            <text:p text:style-name="P44">КТТП</text:p>
          </table:table-cell>
          <table:covered-table-cell/>
          <table:covered-table-cell/>
          <table:table-cell table:style-name="Таблица20.D29" table:number-columns-spanned="38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71"/>ГОСТ 3.1121-84 Форма 1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B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B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B"/>
        <table:table-column table:style-name="Таблица7.P"/>
        <table:table-column table:style-name="Таблица7.T"/>
        <table:table-column table:style-name="Таблица7.U"/>
        <table:table-column table:style-name="Таблица7.B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B"/>
        <table:table-column table:style-name="Таблица7.H"/>
        <table:table-column table:style-name="Таблица7.g"/>
        <table:table-column table:style-name="Таблица7.k"/>
        <table:table-column table:style-name="Таблица7.g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row table:style-name="Таблица7.1">
          <table:table-cell table:style-name="Таблица7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26"/>
          </table:table-cell>
          <table:covered-table-cell/>
          <table:table-cell table:style-name="Таблица7.e1" table:number-columns-spanned="3" office:value-type="string">
            <text:p text:style-name="P23"/>
          </table:table-cell>
          <table:covered-table-cell/>
          <table:covered-table-cell/>
          <table:table-cell table:style-name="Таблица7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7.e1" table:number-columns-spanned="3" office:value-type="string">
            <text:p text:style-name="P23"/>
          </table:table-cell>
          <table:covered-table-cell/>
          <table:covered-table-cell/>
          <table:table-cell table:style-name="Таблица7.q1" office:value-type="string">
            <text:p text:style-name="P23"/>
          </table:table-cell>
        </table:table-row>
        <table:table-row table:style-name="Таблица7.1">
          <table:table-cell table:style-name="Таблица7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7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office:value-type="string">
            <text:p text:style-name="P21"/>
          </table:table-cell>
          <table:table-cell table:style-name="Таблица7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7.R2" table:number-columns-spanned="2" office:value-type="string">
            <text:p text:style-name="P21"/>
          </table:table-cell>
          <table:covered-table-cell/>
          <table:table-cell table:style-name="Таблица7.R2" table:number-columns-spanned="3" office:value-type="string">
            <text:p text:style-name="P21"/>
          </table:table-cell>
          <table:covered-table-cell/>
          <table:covered-table-cell/>
          <table:table-cell table:style-name="Таблица7.R2" table:number-columns-spanned="3" office:value-type="string">
            <text:p text:style-name="P21"/>
          </table:table-cell>
          <table:covered-table-cell/>
          <table:covered-table-cell/>
          <table:table-cell table:style-name="Таблица7.R2" table:number-columns-spanned="3" office:value-type="string">
            <text:p text:style-name="P21"/>
          </table:table-cell>
          <table:covered-table-cell/>
          <table:covered-table-cell/>
          <table:table-cell table:style-name="Таблица7.R2" table:number-columns-spanned="2" office:value-type="string">
            <text:p text:style-name="P21"/>
          </table:table-cell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q1" office:value-type="string">
            <text:p text:style-name="P21"/>
          </table:table-cell>
        </table:table-row>
        <table:table-row table:style-name="Таблица7.1">
          <table:table-cell table:style-name="Таблица7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7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office:value-type="string">
            <text:p text:style-name="P21"/>
          </table:table-cell>
          <table:table-cell table:style-name="Таблица7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q1" office:value-type="string">
            <text:p text:style-name="P21"/>
          </table:table-cell>
        </table:table-row>
        <table:table-row table:style-name="Таблица7.1">
          <table:table-cell table:style-name="Таблица7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7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e1" table:number-columns-spanned="3" office:value-type="string">
            <text:p text:style-name="P13"/>
          </table:table-cell>
          <table:covered-table-cell/>
          <table:covered-table-cell/>
          <table:table-cell table:style-name="Таблица7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q1" office:value-type="string">
            <text:p text:style-name="P21"/>
          </table:table-cell>
        </table:table-row>
        <table:table-row table:style-name="Таблица7.5">
          <table:table-cell table:style-name="Таблица7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X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q5" office:value-type="string">
            <text:p text:style-name="P29">10</text:p>
          </table:table-cell>
        </table:table-row>
        <table:table-row table:style-name="Таблица7.6">
          <table:table-cell table:style-name="Таблица7.e1" table:number-rows-spanned="3" table:number-columns-spanned="2" office:value-type="string">
            <text:p text:style-name="P21"/>
          </table:table-cell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office:value-type="string">
            <text:p text:style-name="P21"/>
          </table:table-cell>
          <table:table-cell table:style-name="Таблица7.e1" office:value-type="string">
            <text:p text:style-name="P21"/>
          </table:table-cell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X5" table:number-columns-spanned="3" office:value-type="string">
            <text:p text:style-name="P33"/>
          </table:table-cell>
          <table:covered-table-cell/>
          <table:covered-table-cell/>
          <table:table-cell table:style-name="Таблица7.X5" table:number-columns-spanned="3" office:value-type="string">
            <text:p text:style-name="P33"/>
          </table:table-cell>
          <table:covered-table-cell/>
          <table:covered-table-cell/>
          <table:table-cell table:style-name="Таблица7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l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/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41"/>
          </table:table-cell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1"/>
          </table:table-cell>
          <table:covered-table-cell/>
          <table:table-cell table:style-name="Таблица7.e1" office:value-type="string">
            <text:p text:style-name="P41"/>
          </table:table-cell>
          <table:table-cell table:style-name="Таблица7.e1" office:value-type="string">
            <text:p text:style-name="P21"/>
          </table:table-cell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/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office:value-type="string">
            <text:p text:style-name="P21"/>
          </table:table-cell>
          <table:table-cell table:style-name="Таблица7.e1" office:value-type="string">
            <text:p text:style-name="P21"/>
          </table:table-cell>
          <table:table-cell table:style-name="Таблица7.e1" table:number-columns-spanned="2" office:value-type="string">
            <text:p text:style-name="P21"/>
          </table:table-cell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table-cell table:style-name="Таблица7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office:value-type="string">
            <text:p text:style-name="P24"><draw:g text:anchor-type="char" draw:z-index="20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7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7.F9" table:number-columns-spanned="2" office:value-type="string">
            <text:p text:style-name="P42">Уч.</text:p>
          </table:table-cell>
          <table:covered-table-cell/>
          <table:table-cell table:style-name="Таблица7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7.F9" office:value-type="string">
            <text:p text:style-name="P42">Опер.</text:p>
          </table:table-cell>
          <table:table-cell table:style-name="Таблица7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office:value-type="string">
            <text:p text:style-name="P24">Б</text:p>
          </table:table-cell>
          <table:table-cell table:style-name="Таблица7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7.A9" table:number-columns-spanned="2" office:value-type="string">
            <text:p text:style-name="P42">Проф.</text:p>
          </table:table-cell>
          <table:covered-table-cell/>
          <table:table-cell table:style-name="Таблица7.A9" table:number-columns-spanned="2" office:value-type="string">
            <text:p text:style-name="P42">Р</text:p>
          </table:table-cell>
          <table:covered-table-cell/>
          <table:table-cell table:style-name="Таблица7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7.A9" table:number-columns-spanned="2" office:value-type="string">
            <text:p text:style-name="P42">КР</text:p>
          </table:table-cell>
          <table:covered-table-cell/>
          <table:table-cell table:style-name="Таблица7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7.p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7.9">
          <table:table-cell table:style-name="Таблица7.A9" office:value-type="string">
            <text:p text:style-name="P24">К/М</text:p>
          </table:table-cell>
          <table:table-cell table:style-name="Таблица7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f11" table:number-columns-spanned="2" office:value-type="string">
            <text:p text:style-name="P42">ОПП</text:p>
          </table:table-cell>
          <table:covered-table-cell/>
          <table:table-cell table:style-name="Таблица7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7.f11" table:number-columns-spanned="2" office:value-type="string">
            <text:p text:style-name="P42">ЕН</text:p>
          </table:table-cell>
          <table:covered-table-cell/>
          <table:table-cell table:style-name="Таблица7.f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7.p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7.12">
          <table:table-cell table:style-name="Таблица7.X5" office:value-type="string">
            <text:p text:style-name="P24">01</text:p>
          </table:table-cell>
          <table:table-cell table:style-name="Таблица7.B12" table:number-rows-spanned="17" table:number-columns-spanned="39" office:value-type="string">
            <text:p text:style-name="P100"/>
            <text:p text:style-name="P139"><text:span text:style-name="T27">5 Установить рулоны со стекломатом и стекловуалью на тележку камеры полимеризации в один ряд и высушить при температуре (80</text:span><text:span text:style-name="T49">-9</text:span><text:span text:style-name="T27">0)</text:span><text:span text:style-name="T19">0</text:span><text:span text:style-name="T27">С в течение (2+1) часов, проверив предварительно акт аттестации камеры полимеризации. Контроль ОТК.</text:span></text:p>
            <text:p text:style-name="P101">Камера полимеризации должна быть аттестована согласно технологической инструкции ОС.25003.00010 «Аттестация камер полимеризации».</text:p>
            <text:p text:style-name="P101">Часы наручные ГОСТ 23350-98 или ГОСТ 10733-98</text:p>
            <text:p text:style-name="P101"/>
            <text:p text:style-name="P139">6 Отключить обогрев и охладить камеру до температуры не выше 40 <text:span text:style-name="T18">0</text:span>С. Допускается охлаждение проводить с открытыми воротами камеры полимеризации. </text:p>
            <text:p text:style-name="P138"/>
            <text:p text:style-name="P139"><text:span text:style-name="T27"><text:s/>7</text:span> Упаковать рулоны со стекломатом и <text:s/><text:span text:style-name="T27">стекловуалью </text:span>после сушки в пленку полиэтиленовую любой марки. Хранить просушенные стекломатериалы не более пяти <text:s/>суток. </text:p>
            <text:p text:style-name="P95"><text:s text:c="2"/>Пленка полиэтиленовая ГОСТ 10354-82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О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О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О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21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М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21" office:value-type="float" office:value="15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8">
          <table:table-cell table:style-name="Таблица7.q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9">
          <table:table-cell table:style-name="Таблица7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7.E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/><text:span text:style-name="T1"><text:s text:c="9"/><text:tab/> <text:s text:c="5"/>ГОСТ 3.1121-84 Форма 1а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B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B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B"/>
        <table:table-column table:style-name="Таблица3.P"/>
        <table:table-column table:style-name="Таблица3.T"/>
        <table:table-column table:style-name="Таблица3.U"/>
        <table:table-column table:style-name="Таблица3.V"/>
        <table:table-column table:style-name="Таблица3.W"/>
        <table:table-column table:style-name="Таблица3.X"/>
        <table:table-column table:style-name="Таблица3.Y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B"/>
        <table:table-column table:style-name="Таблица3.H"/>
        <table:table-column table:style-name="Таблица3.g"/>
        <table:table-column table:style-name="Таблица3.k"/>
        <table:table-column table:style-name="Таблица3.g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row table:style-name="Таблица3.1">
          <table:table-cell table:style-name="Таблица3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6"/>
          </table:table-cell>
          <table:covered-table-cell/>
          <table:table-cell table:style-name="Таблица3.e1" table:number-columns-spanned="3" office:value-type="string">
            <text:p text:style-name="P23"/>
          </table:table-cell>
          <table:covered-table-cell/>
          <table:covered-table-cell/>
          <table:table-cell table:style-name="Таблица3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3"/>
          </table:table-cell>
          <table:covered-table-cell/>
          <table:table-cell table:style-name="Таблица3.p1" office:value-type="string">
            <text:p text:style-name="P23"/>
          </table:table-cell>
        </table:table-row>
        <table:table-row table:style-name="Таблица3.1">
          <table:table-cell table:style-name="Таблица3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3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office:value-type="string">
            <text:p text:style-name="P21"/>
          </table:table-cell>
          <table:table-cell table:style-name="Таблица3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3.R2" table:number-columns-spanned="2" office:value-type="string">
            <text:p text:style-name="P21"/>
          </table:table-cell>
          <table:covered-table-cell/>
          <table:table-cell table:style-name="Таблица3.R2" table:number-columns-spanned="3" office:value-type="string">
            <text:p text:style-name="P21"/>
          </table:table-cell>
          <table:covered-table-cell/>
          <table:covered-table-cell/>
          <table:table-cell table:style-name="Таблица3.R2" table:number-columns-spanned="3" office:value-type="string">
            <text:p text:style-name="P21"/>
          </table:table-cell>
          <table:covered-table-cell/>
          <table:covered-table-cell/>
          <table:table-cell table:style-name="Таблица3.R2" table:number-columns-spanned="3" office:value-type="string">
            <text:p text:style-name="P21"/>
          </table:table-cell>
          <table:covered-table-cell/>
          <table:covered-table-cell/>
          <table:table-cell table:style-name="Таблица3.R2" table:number-columns-spanned="2" office:value-type="string">
            <text:p text:style-name="P21"/>
          </table:table-cell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p1" office:value-type="string">
            <text:p text:style-name="P21"/>
          </table:table-cell>
        </table:table-row>
        <table:table-row table:style-name="Таблица3.1">
          <table:table-cell table:style-name="Таблица3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3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office:value-type="string">
            <text:p text:style-name="P21"/>
          </table:table-cell>
          <table:table-cell table:style-name="Таблица3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p1" office:value-type="string">
            <text:p text:style-name="P21"/>
          </table:table-cell>
        </table:table-row>
        <table:table-row table:style-name="Таблица3.1">
          <table:table-cell table:style-name="Таблица3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3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e1" table:number-columns-spanned="3" office:value-type="string">
            <text:p text:style-name="P13"/>
          </table:table-cell>
          <table:covered-table-cell/>
          <table:covered-table-cell/>
          <table:table-cell table:style-name="Таблица3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p1" office:value-type="string">
            <text:p text:style-name="P21"/>
          </table:table-cell>
        </table:table-row>
        <table:table-row table:style-name="Таблица3.5">
          <table:table-cell table:style-name="Таблица3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X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p5" office:value-type="string">
            <text:p text:style-name="P29">11</text:p>
          </table:table-cell>
        </table:table-row>
        <table:table-row table:style-name="Таблица3.6">
          <table:table-cell table:style-name="Таблица3.e1" table:number-rows-spanned="3" table:number-columns-spanned="2" office:value-type="string">
            <text:p text:style-name="P21"/>
          </table:table-cell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office:value-type="string">
            <text:p text:style-name="P21"/>
          </table:table-cell>
          <table:table-cell table:style-name="Таблица3.e1" office:value-type="string">
            <text:p text:style-name="P21"/>
          </table:table-cell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X5" table:number-columns-spanned="3" office:value-type="string">
            <text:p text:style-name="P33"/>
          </table:table-cell>
          <table:covered-table-cell/>
          <table:covered-table-cell/>
          <table:table-cell table:style-name="Таблица3.X5" table:number-columns-spanned="3" office:value-type="string">
            <text:p text:style-name="P33"/>
          </table:table-cell>
          <table:covered-table-cell/>
          <table:covered-table-cell/>
          <table:table-cell table:style-name="Таблица3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l6" table:number-rows-spanned="3" table:number-columns-spanned="5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covered-table-cell/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41"/>
          </table:table-cell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1"/>
          </table:table-cell>
          <table:covered-table-cell/>
          <table:table-cell table:style-name="Таблица3.e1" office:value-type="string">
            <text:p text:style-name="P41"/>
          </table:table-cell>
          <table:table-cell table:style-name="Таблица3.e1" office:value-type="string">
            <text:p text:style-name="P21"/>
          </table:table-cell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/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office:value-type="string">
            <text:p text:style-name="P21"/>
          </table:table-cell>
          <table:table-cell table:style-name="Таблица3.e1" office:value-type="string">
            <text:p text:style-name="P21"/>
          </table:table-cell>
          <table:table-cell table:style-name="Таблица3.e1" table:number-columns-spanned="2" office:value-type="string">
            <text:p text:style-name="P21"/>
          </table:table-cell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table-cell table:style-name="Таблица3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9">
          <table:table-cell table:style-name="Таблица3.A9" office:value-type="string">
            <text:p text:style-name="P24"><draw:g text:anchor-type="char" draw:z-index="24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3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3.F9" table:number-columns-spanned="2" office:value-type="string">
            <text:p text:style-name="P42">Уч.</text:p>
          </table:table-cell>
          <table:covered-table-cell/>
          <table:table-cell table:style-name="Таблица3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3.F9" office:value-type="string">
            <text:p text:style-name="P42">Опер.</text:p>
          </table:table-cell>
          <table:table-cell table:style-name="Таблица3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U9" table:number-columns-spanned="22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9">
          <table:table-cell table:style-name="Таблица3.A9" office:value-type="string">
            <text:p text:style-name="P24">Б</text:p>
          </table:table-cell>
          <table:table-cell table:style-name="Таблица3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3.A9" table:number-columns-spanned="2" office:value-type="string">
            <text:p text:style-name="P42">Проф</text:p>
          </table:table-cell>
          <table:covered-table-cell/>
          <table:table-cell table:style-name="Таблица3.A9" table:number-columns-spanned="2" office:value-type="string">
            <text:p text:style-name="P42">Р</text:p>
          </table:table-cell>
          <table:covered-table-cell/>
          <table:table-cell table:style-name="Таблица3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3.A9" table:number-columns-spanned="2" office:value-type="string">
            <text:p text:style-name="P42">КР</text:p>
          </table:table-cell>
          <table:covered-table-cell/>
          <table:table-cell table:style-name="Таблица3.A9" table:number-columns-spanned="2" office:value-type="string">
            <text:p text:style-name="P42">ЕН</text:p>
          </table:table-cell>
          <table:covered-table-cell/>
          <table:table-cell table:style-name="Таблица3.o10" table:number-columns-spanned="2" office:value-type="string">
            <text:p text:style-name="P29"><text:span text:style-name="T2">К</text:span><text:span text:style-name="T3">шт</text:span></text:p>
          </table:table-cell>
          <table:covered-table-cell/>
        </table:table-row>
        <table:table-row table:style-name="Таблица3.9">
          <table:table-cell table:style-name="Таблица3.A9" office:value-type="string">
            <text:p text:style-name="P24">К/М</text:p>
          </table:table-cell>
          <table:table-cell table:style-name="Таблица3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f11" table:number-columns-spanned="2" office:value-type="string">
            <text:p text:style-name="P42">ОПП</text:p>
          </table:table-cell>
          <table:covered-table-cell/>
          <table:table-cell table:style-name="Таблица3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3.f11" table:number-columns-spanned="2" office:value-type="string">
            <text:p text:style-name="P42">ЕН</text:p>
          </table:table-cell>
          <table:covered-table-cell/>
          <table:table-cell table:style-name="Таблица3.f11" table:number-columns-spanned="2" office:value-type="string">
            <text:p text:style-name="P42">КИ</text:p>
          </table:table-cell>
          <table:covered-table-cell/>
          <table:table-cell table:style-name="Таблица3.o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3.12">
          <table:table-cell table:style-name="Таблица3.X5" office:value-type="string">
            <text:p text:style-name="P24">01</text:p>
          </table:table-cell>
          <table:table-cell table:style-name="Таблица3.B12" table:number-rows-spanned="17" table:number-columns-spanned="41" office:value-type="string">
            <text:p text:style-name="P114">8 Установить пневмосверлильную машину ИП-1016 ТУ 22-5874-87 с насадкой для перемешивания смолы (Эскиз 4814) в бочку для перемешивания смолы.</text:p>
            <text:p text:style-name="P114"/>
            <text:p text:style-name="P136"><text:s text:c="2"/>9 Закрепить приспособление для крепления пневмосверлильной машины (Эскиз 4954) к бочке со смолой.</text:p>
            <text:p text:style-name="P114">Ключи гаечные 7811-0004<text:span text:style-name="T28">; 7811-0466 С1Х9</text:span> ГОСТ 2838-80; Отвертки 7810-0972; 7810-0915 ГОСТ 17199-88.</text:p>
            <text:p text:style-name="P114"/>
            <text:p text:style-name="P183">10 Подключить шланг для подачи воздуха ко входу воздуха на пневмосверлильной машине ИП-1016ТУ22-5874-87. Давление воздуха 0,5<text:span text:style-name="T51">±</text:span><text:span text:style-name="T55">0,1</text:span> МПа (5<text:span text:style-name="T51">±</text:span><text:span text:style-name="T55">1) бар (кгс/см</text:span><text:span text:style-name="T24">2</text:span><text:span text:style-name="T55">).</text:span></text:p>
            <text:p text:style-name="P184"/>
            <text:p text:style-name="P103">11 Открыть вентиль подачи воздуха. </text:p>
            <text:p text:style-name="P103"/>
            <text:p text:style-name="P182"><text:s text:c="2"/>12 Перемешивание смолы в бочке при помощи приспособления <text:s/>(Эскиз 9454) проводить в течение двух часов.</text:p>
            <text:p text:style-name="P115">Часы наручные ГОСТ 10733-98 или ГОСТ 23350-98.</text:p>
            <text:p text:style-name="P115"/>
            <text:p text:style-name="P115">13 Подготовить рабочее место. На рабочем месте должны быть: емкость для промывки; емкость для отходов; кисти; </text:p>
            <text:p text:style-name="P115">Ведро полиэтиленовое 5л,13л ОСТ6-19-51-86, кисть <text:s/>КР-80 ГОСТ 10597-87, емкость для ЛВЖ СПР-1936. Ключи 7811-0004<text:span text:style-name="T28">; 7811-0466 С1Х9</text:span> ГОСТ 2839-80 </text:p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О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X5" office:value-type="string">
            <text:p text:style-name="P24">Т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8">
          <table:table-cell table:style-name="Таблица3.A28" office:value-type="float" office:value="17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9">
          <table:table-cell table:style-name="Таблица3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3.E29" table:number-columns-spanned="38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oft-page-break/><text:span text:style-name="T1"><text:s text:c="203"/></text:span><text:s/>ГОСТ 3.1121-84 Форма 1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B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B"/>
        <table:table-column table:style-name="Таблица8.K"/>
        <table:table-column table:style-name="Таблица8.L"/>
        <table:table-column table:style-name="Таблица8.M"/>
        <table:table-column table:style-name="Таблица8.N"/>
        <table:table-column table:style-name="Таблица8.O"/>
        <table:table-column table:style-name="Таблица8.P"/>
        <table:table-column table:style-name="Таблица8.Q"/>
        <table:table-column table:style-name="Таблица8.B"/>
        <table:table-column table:style-name="Таблица8.P"/>
        <table:table-column table:style-name="Таблица8.T"/>
        <table:table-column table:style-name="Таблица8.U"/>
        <table:table-column table:style-name="Таблица8.B"/>
        <table:table-column table:style-name="Таблица8.W"/>
        <table:table-column table:style-name="Таблица8.X"/>
        <table:table-column table:style-name="Таблица8.Y"/>
        <table:table-column table:style-name="Таблица8.Z"/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B"/>
        <table:table-column table:style-name="Таблица8.H"/>
        <table:table-column table:style-name="Таблица8.g"/>
        <table:table-column table:style-name="Таблица8.k"/>
        <table:table-column table:style-name="Таблица8.g"/>
        <table:table-column table:style-name="Таблица8.m"/>
        <table:table-column table:style-name="Таблица8.n"/>
        <table:table-column table:style-name="Таблица8.o"/>
        <table:table-column table:style-name="Таблица8.p"/>
        <table:table-row table:style-name="Таблица8.1">
          <table:table-cell table:style-name="Таблица8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6"/>
          </table:table-cell>
          <table:covered-table-cell/>
          <table:table-cell table:style-name="Таблица8.e1" table:number-columns-spanned="3" office:value-type="string">
            <text:p text:style-name="P23"/>
          </table:table-cell>
          <table:covered-table-cell/>
          <table:covered-table-cell/>
          <table:table-cell table:style-name="Таблица8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3"/>
          </table:table-cell>
          <table:covered-table-cell/>
          <table:table-cell table:style-name="Таблица8.p1" office:value-type="string">
            <text:p text:style-name="P23"/>
          </table:table-cell>
        </table:table-row>
        <table:table-row table:style-name="Таблица8.1">
          <table:table-cell table:style-name="Таблица8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8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office:value-type="string">
            <text:p text:style-name="P21"/>
          </table:table-cell>
          <table:table-cell table:style-name="Таблица8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8.R2" table:number-columns-spanned="2" office:value-type="string">
            <text:p text:style-name="P21"/>
          </table:table-cell>
          <table:covered-table-cell/>
          <table:table-cell table:style-name="Таблица8.R2" table:number-columns-spanned="3" office:value-type="string">
            <text:p text:style-name="P21"/>
          </table:table-cell>
          <table:covered-table-cell/>
          <table:covered-table-cell/>
          <table:table-cell table:style-name="Таблица8.R2" table:number-columns-spanned="3" office:value-type="string">
            <text:p text:style-name="P21"/>
          </table:table-cell>
          <table:covered-table-cell/>
          <table:covered-table-cell/>
          <table:table-cell table:style-name="Таблица8.R2" table:number-columns-spanned="3" office:value-type="string">
            <text:p text:style-name="P21"/>
          </table:table-cell>
          <table:covered-table-cell/>
          <table:covered-table-cell/>
          <table:table-cell table:style-name="Таблица8.R2" table:number-columns-spanned="2" office:value-type="string">
            <text:p text:style-name="P21"/>
          </table:table-cell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p1" office:value-type="string">
            <text:p text:style-name="P21"/>
          </table:table-cell>
        </table:table-row>
        <table:table-row table:style-name="Таблица8.1">
          <table:table-cell table:style-name="Таблица8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8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office:value-type="string">
            <text:p text:style-name="P21"/>
          </table:table-cell>
          <table:table-cell table:style-name="Таблица8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p1" office:value-type="string">
            <text:p text:style-name="P21"/>
          </table:table-cell>
        </table:table-row>
        <table:table-row table:style-name="Таблица8.1">
          <table:table-cell table:style-name="Таблица8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8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e1" table:number-columns-spanned="3" office:value-type="string">
            <text:p text:style-name="P13"/>
          </table:table-cell>
          <table:covered-table-cell/>
          <table:covered-table-cell/>
          <table:table-cell table:style-name="Таблица8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p1" office:value-type="string">
            <text:p text:style-name="P21"/>
          </table:table-cell>
        </table:table-row>
        <table:table-row table:style-name="Таблица8.5">
          <table:table-cell table:style-name="Таблица8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X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p5" office:value-type="string">
            <text:p text:style-name="P29">12</text:p>
          </table:table-cell>
        </table:table-row>
        <table:table-row table:style-name="Таблица8.6">
          <table:table-cell table:style-name="Таблица8.e1" table:number-rows-spanned="3" table:number-columns-spanned="2" office:value-type="string">
            <text:p text:style-name="P21"/>
          </table:table-cell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office:value-type="string">
            <text:p text:style-name="P21"/>
          </table:table-cell>
          <table:table-cell table:style-name="Таблица8.e1" office:value-type="string">
            <text:p text:style-name="P21"/>
          </table:table-cell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X5" table:number-columns-spanned="3" office:value-type="string">
            <text:p text:style-name="P33"/>
          </table:table-cell>
          <table:covered-table-cell/>
          <table:covered-table-cell/>
          <table:table-cell table:style-name="Таблица8.X5" table:number-columns-spanned="3" office:value-type="string">
            <text:p text:style-name="P33"/>
          </table:table-cell>
          <table:covered-table-cell/>
          <table:covered-table-cell/>
          <table:table-cell table:style-name="Таблица8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l6" table:number-rows-spanned="3" table:number-columns-spanned="5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</table:table-row>
        <table:table-row table:style-name="Таблица8.6">
          <table:covered-table-cell/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41"/>
          </table:table-cell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1"/>
          </table:table-cell>
          <table:covered-table-cell/>
          <table:table-cell table:style-name="Таблица8.e1" office:value-type="string">
            <text:p text:style-name="P41"/>
          </table:table-cell>
          <table:table-cell table:style-name="Таблица8.e1" office:value-type="string">
            <text:p text:style-name="P21"/>
          </table:table-cell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6">
          <table:covered-table-cell/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office:value-type="string">
            <text:p text:style-name="P21"/>
          </table:table-cell>
          <table:table-cell table:style-name="Таблица8.e1" office:value-type="string">
            <text:p text:style-name="P21"/>
          </table:table-cell>
          <table:table-cell table:style-name="Таблица8.e1" table:number-columns-spanned="2" office:value-type="string">
            <text:p text:style-name="P21"/>
          </table:table-cell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table-cell table:style-name="Таблица8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9">
          <table:table-cell table:style-name="Таблица8.A9" office:value-type="string">
            <text:p text:style-name="P24"><draw:g text:anchor-type="char" draw:z-index="21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8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8.F9" table:number-columns-spanned="2" office:value-type="string">
            <text:p text:style-name="P42">Уч.</text:p>
          </table:table-cell>
          <table:covered-table-cell/>
          <table:table-cell table:style-name="Таблица8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8.F9" office:value-type="string">
            <text:p text:style-name="P42">Опер.</text:p>
          </table:table-cell>
          <table:table-cell table:style-name="Таблица8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U9" table:number-columns-spanned="22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9">
          <table:table-cell table:style-name="Таблица8.A9" office:value-type="string">
            <text:p text:style-name="P24">Б</text:p>
          </table:table-cell>
          <table:table-cell table:style-name="Таблица8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8.A9" table:number-columns-spanned="2" office:value-type="string">
            <text:p text:style-name="P42">Проф.</text:p>
          </table:table-cell>
          <table:covered-table-cell/>
          <table:table-cell table:style-name="Таблица8.A9" table:number-columns-spanned="2" office:value-type="string">
            <text:p text:style-name="P42">Р</text:p>
          </table:table-cell>
          <table:covered-table-cell/>
          <table:table-cell table:style-name="Таблица8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8.A9" table:number-columns-spanned="2" office:value-type="string">
            <text:p text:style-name="P42">КР</text:p>
          </table:table-cell>
          <table:covered-table-cell/>
          <table:table-cell table:style-name="Таблица8.A9" table:number-columns-spanned="2" office:value-type="string">
            <text:p text:style-name="P61">ЕН</text:p>
          </table:table-cell>
          <table:covered-table-cell/>
          <table:table-cell table:style-name="Таблица8.o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8.9">
          <table:table-cell table:style-name="Таблица8.A9" office:value-type="string">
            <text:p text:style-name="P24">К/М</text:p>
          </table:table-cell>
          <table:table-cell table:style-name="Таблица8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f11" table:number-columns-spanned="2" office:value-type="string">
            <text:p text:style-name="P42">ОПП</text:p>
          </table:table-cell>
          <table:covered-table-cell/>
          <table:table-cell table:style-name="Таблица8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8.f11" table:number-columns-spanned="2" office:value-type="string">
            <text:p text:style-name="P42">ЕН</text:p>
          </table:table-cell>
          <table:covered-table-cell/>
          <table:table-cell table:style-name="Таблица8.f11" table:number-columns-spanned="2" office:value-type="string">
            <text:p text:style-name="P42">КИ</text:p>
          </table:table-cell>
          <table:covered-table-cell/>
          <table:table-cell table:style-name="Таблица8.o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8.12">
          <table:table-cell table:style-name="Таблица8.X5" office:value-type="string">
            <text:p text:style-name="P24">01</text:p>
          </table:table-cell>
          <table:table-cell table:style-name="Таблица8.B12" table:number-rows-spanned="17" table:number-columns-spanned="41" office:value-type="string">
            <text:p text:style-name="P145"><text:s/></text:p>
            <text:p text:style-name="P95">14 Приготовить <text:s/>связующее по рецептуре указанной в таблице на изделие: <text:s text:c="20"/></text:p>
            <text:p text:style-name="P95">Перед формованием сделать контрольное приготовление связующего для определения жизнеспособности композиции и принятия решения по уточнению (при необходимости) массовых долей ускорителя, инициатора. <text:span text:style-name="T56">Контрольную мешку проводить с минимальным, средним и максимальным <text:s/>соотношением компонентов.</text:span></text:p>
            <text:p text:style-name="P95">Жизнеспособность композиции должна быть не менее 40 минут и не более 3-х часов.</text:p>
            <text:p text:style-name="P95">Жизнеспособность – время с момента приготовления композиции при температуре 15-35 <text:span text:style-name="T18">0</text:span>С до момента загустевания (изменение вязкости).</text:p>
            <text:p text:style-name="P58">Определение проводить визуально. Время контроля – каждые 5 минут. Контрольную мешку <text:s/>делать не реже 1 раза в сутки, в том числе при изменении партии сырья и температурно-влажностного режима. Контроль ОТК. </text:p>
            <text:p text:style-name="P87"/>
            <text:p text:style-name="P87"><text:span text:style-name="T11">15 </text:span>При приготовлении связующего отмер ускорителя проводить в массовом соотношении к используемому количеству смолы, согласно <text:s/>массовых долей контрольной мешки. <text:s/>Контроль ОТК.</text:p>
            <text:p text:style-name="P124">Перемешать смолу с ускорителем <text:s/>в течении 15-20 минут. </text:p>
            <text:p text:style-name="P125">Максимальная порция приготовления смолы с ускорителем 25-50 кг или в соответствии с материальными нормами. </text:p>
            <text:p text:style-name="P95"/>
            <text:p text:style-name="P139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<text:span text:style-name="T51">0</text:span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21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21" office:value-type="float" office:value="14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8">
          <table:table-cell table:style-name="Таблица8.p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9">
          <table:table-cell table:style-name="Таблица8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8.E29" table:number-columns-spanned="38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87"/><text:span text:style-name="T1"><text:s text:c="198"/>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B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B"/>
        <table:table-column table:style-name="Таблица9.K"/>
        <table:table-column table:style-name="Таблица9.L"/>
        <table:table-column table:style-name="Таблица9.M"/>
        <table:table-column table:style-name="Таблица9.N"/>
        <table:table-column table:style-name="Таблица9.O"/>
        <table:table-column table:style-name="Таблица9.P"/>
        <table:table-column table:style-name="Таблица9.Q"/>
        <table:table-column table:style-name="Таблица9.B"/>
        <table:table-column table:style-name="Таблица9.P"/>
        <table:table-column table:style-name="Таблица9.T"/>
        <table:table-column table:style-name="Таблица9.U"/>
        <table:table-column table:style-name="Таблица9.B"/>
        <table:table-column table:style-name="Таблица9.W"/>
        <table:table-column table:style-name="Таблица9.X"/>
        <table:table-column table:style-name="Таблица9.Y"/>
        <table:table-column table:style-name="Таблица9.Z"/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B"/>
        <table:table-column table:style-name="Таблица9.H"/>
        <table:table-column table:style-name="Таблица9.g"/>
        <table:table-column table:style-name="Таблица9.k"/>
        <table:table-column table:style-name="Таблица9.g"/>
        <table:table-column table:style-name="Таблица9.m"/>
        <table:table-column table:style-name="Таблица9.n"/>
        <table:table-column table:style-name="Таблица9.o"/>
        <table:table-column table:style-name="Таблица9.p"/>
        <table:table-row table:style-name="Таблица9.1">
          <table:table-cell table:style-name="Таблица9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6"/>
          </table:table-cell>
          <table:covered-table-cell/>
          <table:table-cell table:style-name="Таблица9.e1" table:number-columns-spanned="3" office:value-type="string">
            <text:p text:style-name="P23"/>
          </table:table-cell>
          <table:covered-table-cell/>
          <table:covered-table-cell/>
          <table:table-cell table:style-name="Таблица9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3"/>
          </table:table-cell>
          <table:covered-table-cell/>
          <table:table-cell table:style-name="Таблица9.p1" office:value-type="string">
            <text:p text:style-name="P23"/>
          </table:table-cell>
        </table:table-row>
        <table:table-row table:style-name="Таблица9.1">
          <table:table-cell table:style-name="Таблица9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9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office:value-type="string">
            <text:p text:style-name="P21"/>
          </table:table-cell>
          <table:table-cell table:style-name="Таблица9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9.R2" table:number-columns-spanned="2" office:value-type="string">
            <text:p text:style-name="P21"/>
          </table:table-cell>
          <table:covered-table-cell/>
          <table:table-cell table:style-name="Таблица9.R2" table:number-columns-spanned="3" office:value-type="string">
            <text:p text:style-name="P21"/>
          </table:table-cell>
          <table:covered-table-cell/>
          <table:covered-table-cell/>
          <table:table-cell table:style-name="Таблица9.R2" table:number-columns-spanned="3" office:value-type="string">
            <text:p text:style-name="P21"/>
          </table:table-cell>
          <table:covered-table-cell/>
          <table:covered-table-cell/>
          <table:table-cell table:style-name="Таблица9.R2" table:number-columns-spanned="3" office:value-type="string">
            <text:p text:style-name="P21"/>
          </table:table-cell>
          <table:covered-table-cell/>
          <table:covered-table-cell/>
          <table:table-cell table:style-name="Таблица9.R2" table:number-columns-spanned="2" office:value-type="string">
            <text:p text:style-name="P21"/>
          </table:table-cell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p1" office:value-type="string">
            <text:p text:style-name="P21"/>
          </table:table-cell>
        </table:table-row>
        <table:table-row table:style-name="Таблица9.1">
          <table:table-cell table:style-name="Таблица9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9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office:value-type="string">
            <text:p text:style-name="P21"/>
          </table:table-cell>
          <table:table-cell table:style-name="Таблица9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p1" office:value-type="string">
            <text:p text:style-name="P21"/>
          </table:table-cell>
        </table:table-row>
        <table:table-row table:style-name="Таблица9.1">
          <table:table-cell table:style-name="Таблица9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9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e1" table:number-columns-spanned="3" office:value-type="string">
            <text:p text:style-name="P13"/>
          </table:table-cell>
          <table:covered-table-cell/>
          <table:covered-table-cell/>
          <table:table-cell table:style-name="Таблица9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p1" office:value-type="string">
            <text:p text:style-name="P21"/>
          </table:table-cell>
        </table:table-row>
        <table:table-row table:style-name="Таблица9.5">
          <table:table-cell table:style-name="Таблица9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X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p5" office:value-type="string">
            <text:p text:style-name="P29">13</text:p>
          </table:table-cell>
        </table:table-row>
        <table:table-row table:style-name="Таблица9.6">
          <table:table-cell table:style-name="Таблица9.e1" table:number-rows-spanned="3" table:number-columns-spanned="2" office:value-type="string">
            <text:p text:style-name="P21"/>
          </table:table-cell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office:value-type="string">
            <text:p text:style-name="P21"/>
          </table:table-cell>
          <table:table-cell table:style-name="Таблица9.e1" office:value-type="string">
            <text:p text:style-name="P21"/>
          </table:table-cell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X5" table:number-columns-spanned="3" office:value-type="string">
            <text:p text:style-name="P33"/>
          </table:table-cell>
          <table:covered-table-cell/>
          <table:covered-table-cell/>
          <table:table-cell table:style-name="Таблица9.X5" table:number-columns-spanned="3" office:value-type="string">
            <text:p text:style-name="P33"/>
          </table:table-cell>
          <table:covered-table-cell/>
          <table:covered-table-cell/>
          <table:table-cell table:style-name="Таблица9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l6" table:number-rows-spanned="3" table:number-columns-spanned="5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</table:table-row>
        <table:table-row table:style-name="Таблица9.6">
          <table:covered-table-cell/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41"/>
          </table:table-cell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1"/>
          </table:table-cell>
          <table:covered-table-cell/>
          <table:table-cell table:style-name="Таблица9.e1" office:value-type="string">
            <text:p text:style-name="P41"/>
          </table:table-cell>
          <table:table-cell table:style-name="Таблица9.e1" office:value-type="string">
            <text:p text:style-name="P21"/>
          </table:table-cell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6">
          <table:covered-table-cell/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office:value-type="string">
            <text:p text:style-name="P21"/>
          </table:table-cell>
          <table:table-cell table:style-name="Таблица9.e1" office:value-type="string">
            <text:p text:style-name="P21"/>
          </table:table-cell>
          <table:table-cell table:style-name="Таблица9.e1" table:number-columns-spanned="2" office:value-type="string">
            <text:p text:style-name="P21"/>
          </table:table-cell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table-cell table:style-name="Таблица9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9">
          <table:table-cell table:style-name="Таблица9.A9" office:value-type="string">
            <text:p text:style-name="P24"><draw:g text:anchor-type="char" draw:z-index="22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9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9.F9" table:number-columns-spanned="2" office:value-type="string">
            <text:p text:style-name="P42">Уч.</text:p>
          </table:table-cell>
          <table:covered-table-cell/>
          <table:table-cell table:style-name="Таблица9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9.F9" office:value-type="string">
            <text:p text:style-name="P42">Опер.</text:p>
          </table:table-cell>
          <table:table-cell table:style-name="Таблица9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U9" table:number-columns-spanned="22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9">
          <table:table-cell table:style-name="Таблица9.A9" office:value-type="string">
            <text:p text:style-name="P24">Б</text:p>
          </table:table-cell>
          <table:table-cell table:style-name="Таблица9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9.A9" table:number-columns-spanned="2" office:value-type="string">
            <text:p text:style-name="P42">Проф.</text:p>
          </table:table-cell>
          <table:covered-table-cell/>
          <table:table-cell table:style-name="Таблица9.A9" table:number-columns-spanned="2" office:value-type="string">
            <text:p text:style-name="P42">Р</text:p>
          </table:table-cell>
          <table:covered-table-cell/>
          <table:table-cell table:style-name="Таблица9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9.A9" table:number-columns-spanned="2" office:value-type="string">
            <text:p text:style-name="P42">КР</text:p>
          </table:table-cell>
          <table:covered-table-cell/>
          <table:table-cell table:style-name="Таблица9.A9" table:number-columns-spanned="2" office:value-type="string">
            <text:p text:style-name="P61">ЕН</text:p>
          </table:table-cell>
          <table:covered-table-cell/>
          <table:table-cell table:style-name="Таблица9.o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9.9">
          <table:table-cell table:style-name="Таблица9.A9" office:value-type="string">
            <text:p text:style-name="P24">К/М</text:p>
          </table:table-cell>
          <table:table-cell table:style-name="Таблица9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f11" table:number-columns-spanned="2" office:value-type="string">
            <text:p text:style-name="P42">ОПП</text:p>
          </table:table-cell>
          <table:covered-table-cell/>
          <table:table-cell table:style-name="Таблица9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9.f11" table:number-columns-spanned="2" office:value-type="string">
            <text:p text:style-name="P42">ЕН</text:p>
          </table:table-cell>
          <table:covered-table-cell/>
          <table:table-cell table:style-name="Таблица9.f11" table:number-columns-spanned="2" office:value-type="string">
            <text:p text:style-name="P42">КИ</text:p>
          </table:table-cell>
          <table:covered-table-cell/>
          <table:table-cell table:style-name="Таблица9.o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9.12">
          <table:table-cell table:style-name="Таблица9.X5" office:value-type="string">
            <text:p text:style-name="P24">01</text:p>
          </table:table-cell>
          <table:table-cell table:style-name="Таблица9.B12" table:number-rows-spanned="17" table:number-columns-spanned="41" office:value-type="string">
            <text:p text:style-name="P139"><text:span text:style-name="T27"><text:s text:c="2"/></text:span><text:span text:style-name="T60">Отмер отвердителя проводить в соответствии с объемом используемой смолы не более 5 кг. </text:span><text:span text:style-name="T27"><text:s/></text:span><text:span text:style-name="T60">согласно <text:s/>массовых долей контрольной мешки. <text:s/></text:span></text:p>
            <text:p text:style-name="P153">Перемешивание вручную не допускается! </text:p>
            <text:p text:style-name="P145">Допускается при приготовлении связующего использовать электрическую или пневматическую дрель с насадкой типа «миксер» связующее с отвердителем перемешивать <text:s/>не более 2-3 мин. Обороты вращения насадки не более 500-600 об/мин. </text:p>
            <text:p text:style-name="P145">При приготовлении каждой порции связующего готовить контрольный образец. Контрольный образец сопровождать биркой с указанием времени приготовления и рецептуры связующего см.образец бирки. <text:s/><text:span text:style-name="T11">Контроль ОТК.</text:span></text:p>
            <text:p text:style-name="P88"/>
            <text:p text:style-name="P88">Психрометр аспирационный МВ-4-2М ТУ52.07-(ГРПИ.405132.001)-92 (допускается использовать по ТУ25.1607-054-85); часы наручные ГОСТ 10733-98 или ГОСТ 23350-98; <text:span text:style-name="T27">весы с пределом взвешивания до 10кг ВНЦ-10 ГОСТ Р 53228-2008 или <text:s/></text:span><text:span text:style-name="T29">весы платформенных электронных ВПА-100-1 ГОСТ <text:s/>29329-92</text:span><text:span text:style-name="T27">; </text:span>электрическая дрель любой марки или пневматическая дрель любой марки; насадки типа «миксер»; <text:span text:style-name="T53">Емкость объемом не менее 100 литров или барабан из под смолы. </text:span></text:p>
            <text:p text:style-name="P95"/>
            <text:p text:style-name="P124"/>
            <text:p text:style-name="P103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<text:span text:style-name="T51">0</text:span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21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21" office:value-type="float" office:value="14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8">
          <table:table-cell table:style-name="Таблица9.p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9">
          <table:table-cell table:style-name="Таблица9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9.E29" table:number-columns-spanned="38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oft-page-break/><text:tab/> <text:s text:c="4"/>ГОСТ 3.1121-84 Форма 1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B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B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B"/>
        <table:table-column table:style-name="Таблица4.P"/>
        <table:table-column table:style-name="Таблица4.T"/>
        <table:table-column table:style-name="Таблица4.U"/>
        <table:table-column table:style-name="Таблица4.B"/>
        <table:table-column table:style-name="Таблица4.W"/>
        <table:table-column table:style-name="Таблица4.X"/>
        <table:table-column table:style-name="Таблица4.Y"/>
        <table:table-column table:style-name="Таблица4.Z"/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B"/>
        <table:table-column table:style-name="Таблица4.H"/>
        <table:table-column table:style-name="Таблица4.g"/>
        <table:table-column table:style-name="Таблица4.k"/>
        <table:table-column table:style-name="Таблица4.g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row table:style-name="Таблица4.1">
          <table:table-cell table:style-name="Таблица4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26"/>
          </table:table-cell>
          <table:covered-table-cell/>
          <table:table-cell table:style-name="Таблица4.e1" table:number-columns-spanned="3" office:value-type="string">
            <text:p text:style-name="P23"/>
          </table:table-cell>
          <table:covered-table-cell/>
          <table:covered-table-cell/>
          <table:table-cell table:style-name="Таблица4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23"/>
          </table:table-cell>
          <table:covered-table-cell/>
          <table:covered-table-cell/>
          <table:table-cell table:style-name="Таблица4.q1" office:value-type="string">
            <text:p text:style-name="P23"/>
          </table:table-cell>
        </table:table-row>
        <table:table-row table:style-name="Таблица4.1">
          <table:table-cell table:style-name="Таблица4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4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office:value-type="string">
            <text:p text:style-name="P21"/>
          </table:table-cell>
          <table:table-cell table:style-name="Таблица4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4.R2" table:number-columns-spanned="2" office:value-type="string">
            <text:p text:style-name="P21"/>
          </table:table-cell>
          <table:covered-table-cell/>
          <table:table-cell table:style-name="Таблица4.R2" table:number-columns-spanned="3" office:value-type="string">
            <text:p text:style-name="P21"/>
          </table:table-cell>
          <table:covered-table-cell/>
          <table:covered-table-cell/>
          <table:table-cell table:style-name="Таблица4.R2" table:number-columns-spanned="3" office:value-type="string">
            <text:p text:style-name="P21"/>
          </table:table-cell>
          <table:covered-table-cell/>
          <table:covered-table-cell/>
          <table:table-cell table:style-name="Таблица4.R2" table:number-columns-spanned="3" office:value-type="string">
            <text:p text:style-name="P21"/>
          </table:table-cell>
          <table:covered-table-cell/>
          <table:covered-table-cell/>
          <table:table-cell table:style-name="Таблица4.R2" table:number-columns-spanned="2" office:value-type="string">
            <text:p text:style-name="P21"/>
          </table:table-cell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q1" office:value-type="string">
            <text:p text:style-name="P21"/>
          </table:table-cell>
        </table:table-row>
        <table:table-row table:style-name="Таблица4.1">
          <table:table-cell table:style-name="Таблица4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4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office:value-type="string">
            <text:p text:style-name="P21"/>
          </table:table-cell>
          <table:table-cell table:style-name="Таблица4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q1" office:value-type="string">
            <text:p text:style-name="P21"/>
          </table:table-cell>
        </table:table-row>
        <table:table-row table:style-name="Таблица4.1">
          <table:table-cell table:style-name="Таблица4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4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13"/>
          </table:table-cell>
          <table:covered-table-cell/>
          <table:covered-table-cell/>
          <table:table-cell table:style-name="Таблица4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q1" office:value-type="string">
            <text:p text:style-name="P21"/>
          </table:table-cell>
        </table:table-row>
        <table:table-row table:style-name="Таблица4.5">
          <table:table-cell table:style-name="Таблица4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X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q5" office:value-type="string">
            <text:p text:style-name="P29">14</text:p>
          </table:table-cell>
        </table:table-row>
        <table:table-row table:style-name="Таблица4.6">
          <table:table-cell table:style-name="Таблица4.e1" table:number-rows-spanned="3" table:number-columns-spanned="2" office:value-type="string">
            <text:p text:style-name="P21"/>
          </table:table-cell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office:value-type="string">
            <text:p text:style-name="P21"/>
          </table:table-cell>
          <table:table-cell table:style-name="Таблица4.e1" office:value-type="string">
            <text:p text:style-name="P21"/>
          </table:table-cell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X5" table:number-columns-spanned="3" office:value-type="string">
            <text:p text:style-name="P33"/>
          </table:table-cell>
          <table:covered-table-cell/>
          <table:covered-table-cell/>
          <table:table-cell table:style-name="Таблица4.X5" table:number-columns-spanned="3" office:value-type="string">
            <text:p text:style-name="P33"/>
          </table:table-cell>
          <table:covered-table-cell/>
          <table:covered-table-cell/>
          <table:table-cell table:style-name="Таблица4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/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41"/>
          </table:table-cell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1"/>
          </table:table-cell>
          <table:covered-table-cell/>
          <table:table-cell table:style-name="Таблица4.e1" office:value-type="string">
            <text:p text:style-name="P41"/>
          </table:table-cell>
          <table:table-cell table:style-name="Таблица4.e1" office:value-type="string">
            <text:p text:style-name="P21"/>
          </table:table-cell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/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office:value-type="string">
            <text:p text:style-name="P21"/>
          </table:table-cell>
          <table:table-cell table:style-name="Таблица4.e1" office:value-type="string">
            <text:p text:style-name="P21"/>
          </table:table-cell>
          <table:table-cell table:style-name="Таблица4.e1" table:number-columns-spanned="2" office:value-type="string">
            <text:p text:style-name="P21"/>
          </table:table-cell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table-cell table:style-name="Таблица4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9">
          <table:table-cell table:style-name="Таблица4.A9" office:value-type="string">
            <text:p text:style-name="P24"><draw:g text:anchor-type="char" draw:z-index="2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4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4.F9" table:number-columns-spanned="2" office:value-type="string">
            <text:p text:style-name="P42">Уч.</text:p>
          </table:table-cell>
          <table:covered-table-cell/>
          <table:table-cell table:style-name="Таблица4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4.F9" office:value-type="string">
            <text:p text:style-name="P42">Опер.</text:p>
          </table:table-cell>
          <table:table-cell table:style-name="Таблица4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9">
          <table:table-cell table:style-name="Таблица4.A9" office:value-type="string">
            <text:p text:style-name="P24">Б</text:p>
          </table:table-cell>
          <table:table-cell table:style-name="Таблица4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4.A9" table:number-columns-spanned="2" office:value-type="string">
            <text:p text:style-name="P42">Проф.</text:p>
          </table:table-cell>
          <table:covered-table-cell/>
          <table:table-cell table:style-name="Таблица4.A9" table:number-columns-spanned="2" office:value-type="string">
            <text:p text:style-name="P42">Р</text:p>
          </table:table-cell>
          <table:covered-table-cell/>
          <table:table-cell table:style-name="Таблица4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4.A9" table:number-columns-spanned="2" office:value-type="string">
            <text:p text:style-name="P42">КР</text:p>
          </table:table-cell>
          <table:covered-table-cell/>
          <table:table-cell table:style-name="Таблица4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4.p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4.9">
          <table:table-cell table:style-name="Таблица4.A9" office:value-type="string">
            <text:p text:style-name="P24">К/М</text:p>
          </table:table-cell>
          <table:table-cell table:style-name="Таблица4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1" table:number-columns-spanned="2" office:value-type="string">
            <text:p text:style-name="P42">ОПП</text:p>
          </table:table-cell>
          <table:covered-table-cell/>
          <table:table-cell table:style-name="Таблица4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4.f11" table:number-columns-spanned="2" office:value-type="string">
            <text:p text:style-name="P42">ЕН</text:p>
          </table:table-cell>
          <table:covered-table-cell/>
          <table:table-cell table:style-name="Таблица4.f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4.p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4.12">
          <table:table-cell table:style-name="Таблица4.X5" office:value-type="string">
            <text:p text:style-name="P24">01</text:p>
          </table:table-cell>
          <table:table-cell table:style-name="Таблица4.B12" table:number-rows-spanned="17" table:number-columns-spanned="39" office:value-type="string">
            <text:p text:style-name="P149"><text:s text:c="2"/></text:p>
            <text:p text:style-name="P185">24 <text:s text:c="31"/>Формование <text:s text:c="40"/></text:p>
            <text:p text:style-name="P141"><text:s text:c="7"/></text:p>
            <text:p text:style-name="P104"><text:s text:c="5"/><text:span text:style-name="T27"><text:s text:c="14"/>181 <text:s text:c="6"/>Обечайка ЮЕЛИ.305423.034 <text:s/>емкости ЕК70-1-00-000Г/ЮЕЛИ.307126.011 </text:span><text:span text:style-name="T13">V - 7</text:span><text:span text:style-name="T29">0</text:span><text:span text:style-name="T13"> </text:span><text:span text:style-name="T29">м</text:span><text:span text:style-name="T22">3</text:span></text:p>
            <text:p text:style-name="P100"><text:s text:c="19"/>025 <text:s text:c="6"/>Обечайка ЮЕЛИ.305423.033 <text:s/>емкости ЕК70-1-00-000Г/ЮЕЛИ.307126.011 <text:span text:style-name="T12">V - 7</text:span><text:span text:style-name="T28">0</text:span><text:span text:style-name="T12"> </text:span><text:span text:style-name="T28">м</text:span><text:span text:style-name="T21">3</text:span></text:p>
            <text:p text:style-name="P95"><text:s text:c="19"/>025 <text:s text:c="6"/><text:span text:style-name="T27">Обечайка ЮЕЛИ.305423.031 <text:s/>емкости ЕК60-1-00-000Г/ЮЕЛИ.307126.010 </text:span><text:span text:style-name="T13">V - 6</text:span><text:span text:style-name="T29">0</text:span><text:span text:style-name="T13"> </text:span><text:span text:style-name="T29">м</text:span><text:span text:style-name="T22">3</text:span> <text:s text:c="208"/></text:p>
            <text:p text:style-name="P108"><text:span text:style-name="T22"><text:s text:c="4"/></text:span><text:span text:style-name="T47"><text:s text:c="17"/>025 <text:s text:c="6"/>Обечайка ЮЕЛИ.305423.032 <text:s/>емкости ЕК60-1-00-000Г/ЮЕЛИ.307126.010 </text:span><text:span text:style-name="T46">V - 6</text:span><text:span text:style-name="T47">0</text:span><text:span text:style-name="T46"> </text:span><text:span text:style-name="T47">м</text:span><text:span text:style-name="T21">3</text:span></text:p>
            <text:p text:style-name="P119"><text:s text:c="19"/>115 <text:s text:c="6"/>Обечайка ЮЕЛИ.305423.035/ЮЕЛИ.307123.004 <text:s/>емкость «Ресивер левый» <text:span text:style-name="T12">V</text:span><text:span text:style-name="T28">=8 м</text:span><text:span text:style-name="T21">3</text:span></text:p>
            <text:p text:style-name="P95"><text:s text:c="19"/>115 <text:s text:c="6"/>Обечайка <text:span text:style-name="T53">ЮЕЛИ.305423.037/</text:span>ЮЕЛИ.307123.005 емкость «Ресивер правый» <text:span text:style-name="T12">V</text:span><text:span text:style-name="T28">=8 м</text:span><text:span text:style-name="T21">3</text:span></text:p>
            <text:p text:style-name="P119"><text:span text:style-name="T25"><text:s text:c="32"/></text:span><text:span text:style-name="T46">115 </text:span><text:span text:style-name="T25"><text:s text:c="10"/></text:span><text:span text:style-name="T46">Обечайка ЮЕЛИ.305423.03</text:span><text:span text:style-name="T47">8</text:span><text:span text:style-name="T46">/ЮЕЛИ.307123.006 емкость «Ловушка» V</text:span><text:span text:style-name="T47">=8 м</text:span><text:span text:style-name="T21">3</text:span></text:p>
            <text:p text:style-name="P122"><text:s text:c="19"/>125 <text:s text:c="5"/>Оболочка ЮЕЛИ.305423.036/ЮЕЛИ.307144.001 <text:span text:style-name="T12">V</text:span><text:span text:style-name="T28">=25 м</text:span><text:span text:style-name="T21">3</text:span></text:p>
            <text:p text:style-name="P103"><text:s text:c="19"/>120 <text:s text:c="6"/>Секция <text:span text:style-name="T12">I </text:span><text:span text:style-name="T28">ЕК60-2-01-000; Секция </text:span><text:span text:style-name="T12">II </text:span><text:span text:style-name="T28">ЕК60-2-02-000 </text:span></text:p>
            <text:p text:style-name="P139"><text:s text:c="34"/>Обечайка ЮЕЛИ.301575.028 Ствол газоотводящий ЮЕЛИ. 302436.089 </text:p>
            <text:p text:style-name="P154"><text:s text:c="34"/>Обечайка ЮЕЛИ.301575.031 Ствол газоотводящий ЮЕЛИ. 302436.089 </text:p>
            <text:p text:style-name="P154"><text:s text:c="34"/>Обечайка ЮЕЛИ.301575.032 Ствол газоотводящий ЮЕЛИ. 302436.089 </text:p>
            <text:p text:style-name="P154"><text:s text:c="34"/>Обечайка ЮЕЛИ.301575.034 Ствол газоотводящий ЮЕЛИ. 302436.089 </text:p>
            <text:p text:style-name="P154"><text:s text:c="34"/>Отвод ЮЕЛИ.301575.035 Ствол газоотводящий ЮЕЛИ. 302436.089 </text:p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<text:s text:c="210"/></text:p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o12" table:number-rows-spanned="17" table:number-columns-spanned="3" office:value-type="string">
            <text:p text:style-name="P120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8">
          <table:table-cell table:style-name="Таблица4.q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9">
          <table:table-cell table:style-name="Таблица4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4.E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s text:c="184"/>ГОСТ 3.1121-84 Форма 1а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B"/>
        <table:table-column table:style-name="Таблица15.F"/>
        <table:table-column table:style-name="Таблица15.G"/>
        <table:table-column table:style-name="Таблица15.H"/>
        <table:table-column table:style-name="Таблица15.I"/>
        <table:table-column table:style-name="Таблица15.B"/>
        <table:table-column table:style-name="Таблица15.K"/>
        <table:table-column table:style-name="Таблица15.L"/>
        <table:table-column table:style-name="Таблица15.M"/>
        <table:table-column table:style-name="Таблица15.N"/>
        <table:table-column table:style-name="Таблица15.O"/>
        <table:table-column table:style-name="Таблица15.P"/>
        <table:table-column table:style-name="Таблица15.Q"/>
        <table:table-column table:style-name="Таблица15.B"/>
        <table:table-column table:style-name="Таблица15.P"/>
        <table:table-column table:style-name="Таблица15.T"/>
        <table:table-column table:style-name="Таблица15.U"/>
        <table:table-column table:style-name="Таблица15.B"/>
        <table:table-column table:style-name="Таблица15.W"/>
        <table:table-column table:style-name="Таблица15.X"/>
        <table:table-column table:style-name="Таблица15.Y"/>
        <table:table-column table:style-name="Таблица15.Z"/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B"/>
        <table:table-column table:style-name="Таблица15.H"/>
        <table:table-column table:style-name="Таблица15.g"/>
        <table:table-column table:style-name="Таблица15.k"/>
        <table:table-column table:style-name="Таблица15.g"/>
        <table:table-column table:style-name="Таблица15.m"/>
        <table:table-column table:style-name="Таблица15.n"/>
        <table:table-column table:style-name="Таблица15.o"/>
        <table:table-column table:style-name="Таблица15.p"/>
        <table:table-column table:style-name="Таблица15.q"/>
        <table:table-row table:style-name="Таблица15.1">
          <table:table-cell table:style-name="Таблица15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26"/>
          </table:table-cell>
          <table:covered-table-cell/>
          <table:table-cell table:style-name="Таблица15.e1" table:number-columns-spanned="3" office:value-type="string">
            <text:p text:style-name="P23"/>
          </table:table-cell>
          <table:covered-table-cell/>
          <table:covered-table-cell/>
          <table:table-cell table:style-name="Таблица15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5.e1" table:number-columns-spanned="3" office:value-type="string">
            <text:p text:style-name="P23"/>
          </table:table-cell>
          <table:covered-table-cell/>
          <table:covered-table-cell/>
          <table:table-cell table:style-name="Таблица15.q1" office:value-type="string">
            <text:p text:style-name="P23"/>
          </table:table-cell>
        </table:table-row>
        <table:table-row table:style-name="Таблица15.1">
          <table:table-cell table:style-name="Таблица15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15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office:value-type="string">
            <text:p text:style-name="P21"/>
          </table:table-cell>
          <table:table-cell table:style-name="Таблица15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15.R2" table:number-columns-spanned="2" office:value-type="string">
            <text:p text:style-name="P21"/>
          </table:table-cell>
          <table:covered-table-cell/>
          <table:table-cell table:style-name="Таблица15.R2" table:number-columns-spanned="3" office:value-type="string">
            <text:p text:style-name="P21"/>
          </table:table-cell>
          <table:covered-table-cell/>
          <table:covered-table-cell/>
          <table:table-cell table:style-name="Таблица15.R2" table:number-columns-spanned="3" office:value-type="string">
            <text:p text:style-name="P21"/>
          </table:table-cell>
          <table:covered-table-cell/>
          <table:covered-table-cell/>
          <table:table-cell table:style-name="Таблица15.R2" table:number-columns-spanned="3" office:value-type="string">
            <text:p text:style-name="P21"/>
          </table:table-cell>
          <table:covered-table-cell/>
          <table:covered-table-cell/>
          <table:table-cell table:style-name="Таблица15.R2" table:number-columns-spanned="2" office:value-type="string">
            <text:p text:style-name="P21"/>
          </table:table-cell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q1" office:value-type="string">
            <text:p text:style-name="P21"/>
          </table:table-cell>
        </table:table-row>
        <table:table-row table:style-name="Таблица15.1">
          <table:table-cell table:style-name="Таблица15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15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office:value-type="string">
            <text:p text:style-name="P21"/>
          </table:table-cell>
          <table:table-cell table:style-name="Таблица15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q1" office:value-type="string">
            <text:p text:style-name="P21"/>
          </table:table-cell>
        </table:table-row>
        <table:table-row table:style-name="Таблица15.1">
          <table:table-cell table:style-name="Таблица15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15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5.e1" table:number-columns-spanned="3" office:value-type="string">
            <text:p text:style-name="P13"/>
          </table:table-cell>
          <table:covered-table-cell/>
          <table:covered-table-cell/>
          <table:table-cell table:style-name="Таблица15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q1" office:value-type="string">
            <text:p text:style-name="P21"/>
          </table:table-cell>
        </table:table-row>
        <table:table-row table:style-name="Таблица15.5">
          <table:table-cell table:style-name="Таблица15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X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q5" office:value-type="string">
            <text:p text:style-name="P29">15</text:p>
          </table:table-cell>
        </table:table-row>
        <table:table-row table:style-name="Таблица15.6">
          <table:table-cell table:style-name="Таблица15.e1" table:number-rows-spanned="3" table:number-columns-spanned="2" office:value-type="string">
            <text:p text:style-name="P21"/>
          </table:table-cell>
          <table:covered-table-cell/>
          <table:table-cell table:style-name="Таблица15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office:value-type="string">
            <text:p text:style-name="P21"/>
          </table:table-cell>
          <table:table-cell table:style-name="Таблица15.e1" office:value-type="string">
            <text:p text:style-name="P21"/>
          </table:table-cell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X5" table:number-columns-spanned="3" office:value-type="string">
            <text:p text:style-name="P33"/>
          </table:table-cell>
          <table:covered-table-cell/>
          <table:covered-table-cell/>
          <table:table-cell table:style-name="Таблица15.X5" table:number-columns-spanned="3" office:value-type="string">
            <text:p text:style-name="P33"/>
          </table:table-cell>
          <table:covered-table-cell/>
          <table:covered-table-cell/>
          <table:table-cell table:style-name="Таблица15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l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5.6">
          <table:covered-table-cell/>
          <table:covered-table-cell/>
          <table:table-cell table:style-name="Таблица15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41"/>
          </table:table-cell>
          <table:covered-table-cell/>
          <table:table-cell table:style-name="Таблица15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1"/>
          </table:table-cell>
          <table:covered-table-cell/>
          <table:table-cell table:style-name="Таблица15.e1" office:value-type="string">
            <text:p text:style-name="P41"/>
          </table:table-cell>
          <table:table-cell table:style-name="Таблица15.e1" office:value-type="string">
            <text:p text:style-name="P21"/>
          </table:table-cell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6">
          <table:covered-table-cell/>
          <table:covered-table-cell/>
          <table:table-cell table:style-name="Таблица15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43"/>
          </table:table-cell>
          <table:covered-table-cell/>
          <table:table-cell table:style-name="Таблица15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office:value-type="string">
            <text:p text:style-name="P21"/>
          </table:table-cell>
          <table:table-cell table:style-name="Таблица15.e1" office:value-type="string">
            <text:p text:style-name="P21"/>
          </table:table-cell>
          <table:table-cell table:style-name="Таблица15.e1" table:number-columns-spanned="2" office:value-type="string">
            <text:p text:style-name="P21"/>
          </table:table-cell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table-cell table:style-name="Таблица15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9">
          <table:table-cell table:style-name="Таблица15.A9" office:value-type="string">
            <text:p text:style-name="P24"><draw:g text:anchor-type="char" draw:z-index="5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15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15.F9" table:number-columns-spanned="2" office:value-type="string">
            <text:p text:style-name="P42">Уч.</text:p>
          </table:table-cell>
          <table:covered-table-cell/>
          <table:table-cell table:style-name="Таблица15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15.F9" office:value-type="string">
            <text:p text:style-name="P42">Опер.</text:p>
          </table:table-cell>
          <table:table-cell table:style-name="Таблица15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9">
          <table:table-cell table:style-name="Таблица15.A9" office:value-type="string">
            <text:p text:style-name="P24">Б</text:p>
          </table:table-cell>
          <table:table-cell table:style-name="Таблица15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15.A9" table:number-columns-spanned="2" office:value-type="string">
            <text:p text:style-name="P42">Проф.</text:p>
          </table:table-cell>
          <table:covered-table-cell/>
          <table:table-cell table:style-name="Таблица15.A9" table:number-columns-spanned="2" office:value-type="string">
            <text:p text:style-name="P42">Р</text:p>
          </table:table-cell>
          <table:covered-table-cell/>
          <table:table-cell table:style-name="Таблица15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15.A9" table:number-columns-spanned="2" office:value-type="string">
            <text:p text:style-name="P42">КР</text:p>
          </table:table-cell>
          <table:covered-table-cell/>
          <table:table-cell table:style-name="Таблица15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15.p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15.9">
          <table:table-cell table:style-name="Таблица15.A9" office:value-type="string">
            <text:p text:style-name="P24">К/М</text:p>
          </table:table-cell>
          <table:table-cell table:style-name="Таблица15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f11" table:number-columns-spanned="2" office:value-type="string">
            <text:p text:style-name="P42">ОПП</text:p>
          </table:table-cell>
          <table:covered-table-cell/>
          <table:table-cell table:style-name="Таблица15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15.f11" table:number-columns-spanned="2" office:value-type="string">
            <text:p text:style-name="P42">ЕН</text:p>
          </table:table-cell>
          <table:covered-table-cell/>
          <table:table-cell table:style-name="Таблица15.f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15.p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15.12">
          <table:table-cell table:style-name="Таблица15.X5" office:value-type="string">
            <text:p text:style-name="P24">01</text:p>
          </table:table-cell>
          <table:table-cell table:style-name="Таблица15.B12" table:number-rows-spanned="17" table:number-columns-spanned="39" office:value-type="string">
            <text:p text:style-name="P139"><text:span text:style-name="T27"><text:s text:c="31"/></text:span><text:s text:c="23"/></text:p>
            <text:p text:style-name="P140">1 Проверить температуру и относительную влажность на участке изготовления изделия. Температура должна быть 15-35 <text:span text:style-name="T18">0</text:span>С; влажность – не более 75 %. <text:s text:c="3"/>Контроль ОТК.</text:p>
            <text:p text:style-name="P139">Психрометр аспирационный МВ-4-2М ТУ52.07-(ГРПИ.405132.001)-92 (допускается использовать по ТУ25.1607-054-85)</text:p>
            <text:p text:style-name="P139"/>
            <text:p text:style-name="P143">2 Нанести на внутреннюю поверхность секции тонкий слой связующего на основе полиэфирной смолы вручную кистью. Связующее наносить на ширину укладки стекломатериала частями непосредственно перед укладкой каждой заготовки. <text:s text:c="3"/></text:p>
            <text:p text:style-name="P143"/>
            <text:p text:style-name="P148">3 <text:s/>Секцию проворачивать по мере необходимости под укладку материала. </text:p>
            <text:p text:style-name="P131">Стенд СПР-472.00 </text:p>
            <text:p text:style-name="P144"/>
            <text:p text:style-name="P150">4 Схема укладки материалов <text:s/>согласно таблице на изделие, и соответствующего эскиза. </text:p>
            <text:p text:style-name="P111">Пропитка связующим производится вручную кистью. Нанос связующего на стекловуаль при содержании связующего 90% должен составлять 400 г/м<text:span text:style-name="T18">2</text:span><text:span text:style-name="T32">, нанос связующего на стекломат при содержании связующего 75 % должен составлять 1300 г/м</text:span><text:span text:style-name="T18">2</text:span><text:span text:style-name="T32">. </text:span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o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О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<text:span text:style-name="T51">0</text:span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О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21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О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8">
          <table:table-cell table:style-name="Таблица15.q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9">
          <table:table-cell table:style-name="Таблица15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15.E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oft-page-break/><text:s text:c="181"/>ГОСТ 3.1121-84 Форма 1а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B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B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column table:style-name="Таблица16.P"/>
        <table:table-column table:style-name="Таблица16.Q"/>
        <table:table-column table:style-name="Таблица16.B"/>
        <table:table-column table:style-name="Таблица16.P"/>
        <table:table-column table:style-name="Таблица16.T"/>
        <table:table-column table:style-name="Таблица16.U"/>
        <table:table-column table:style-name="Таблица16.B"/>
        <table:table-column table:style-name="Таблица16.W"/>
        <table:table-column table:style-name="Таблица16.X"/>
        <table:table-column table:style-name="Таблица16.Y"/>
        <table:table-column table:style-name="Таблица16.Z"/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B"/>
        <table:table-column table:style-name="Таблица16.H"/>
        <table:table-column table:style-name="Таблица16.k"/>
        <table:table-column table:style-name="Таблица16.l"/>
        <table:table-column table:style-name="Таблица16.k"/>
        <table:table-column table:style-name="Таблица16.n"/>
        <table:table-column table:style-name="Таблица16.o"/>
        <table:table-column table:style-name="Таблица16.p"/>
        <table:table-column table:style-name="Таблица16.q"/>
        <table:table-row table:style-name="Таблица16.1">
          <table:table-cell table:style-name="Таблица16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6"/>
          </table:table-cell>
          <table:covered-table-cell/>
          <table:table-cell table:style-name="Таблица16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6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3"/>
          </table:table-cell>
          <table:covered-table-cell/>
          <table:table-cell table:style-name="Таблица16.q1" office:value-type="string">
            <text:p text:style-name="P23"/>
          </table:table-cell>
        </table:table-row>
        <table:table-row table:style-name="Таблица16.1">
          <table:table-cell table:style-name="Таблица16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16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office:value-type="string">
            <text:p text:style-name="P21"/>
          </table:table-cell>
          <table:table-cell table:style-name="Таблица16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16.R2" table:number-columns-spanned="2" office:value-type="string">
            <text:p text:style-name="P21"/>
          </table:table-cell>
          <table:covered-table-cell/>
          <table:table-cell table:style-name="Таблица16.R2" table:number-columns-spanned="3" office:value-type="string">
            <text:p text:style-name="P21"/>
          </table:table-cell>
          <table:covered-table-cell/>
          <table:covered-table-cell/>
          <table:table-cell table:style-name="Таблица16.R2" table:number-columns-spanned="3" office:value-type="string">
            <text:p text:style-name="P21"/>
          </table:table-cell>
          <table:covered-table-cell/>
          <table:covered-table-cell/>
          <table:table-cell table:style-name="Таблица16.R2" table:number-columns-spanned="3" office:value-type="string">
            <text:p text:style-name="P21"/>
          </table:table-cell>
          <table:covered-table-cell/>
          <table:covered-table-cell/>
          <table:table-cell table:style-name="Таблица16.R2" table:number-columns-spanned="2" office:value-type="string">
            <text:p text:style-name="P21"/>
          </table:table-cell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q1" office:value-type="string">
            <text:p text:style-name="P21"/>
          </table:table-cell>
        </table:table-row>
        <table:table-row table:style-name="Таблица16.1">
          <table:table-cell table:style-name="Таблица16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16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office:value-type="string">
            <text:p text:style-name="P21"/>
          </table:table-cell>
          <table:table-cell table:style-name="Таблица16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q1" office:value-type="string">
            <text:p text:style-name="P21"/>
          </table:table-cell>
        </table:table-row>
        <table:table-row table:style-name="Таблица16.1">
          <table:table-cell table:style-name="Таблица16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16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e1" table:number-columns-spanned="3" office:value-type="string">
            <text:p text:style-name="P13"/>
          </table:table-cell>
          <table:covered-table-cell/>
          <table:covered-table-cell/>
          <table:table-cell table:style-name="Таблица16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q1" office:value-type="string">
            <text:p text:style-name="P21"/>
          </table:table-cell>
        </table:table-row>
        <table:table-row table:style-name="Таблица16.5">
          <table:table-cell table:style-name="Таблица16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X5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X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q5" office:value-type="string">
            <text:p text:style-name="P29">16</text:p>
          </table:table-cell>
        </table:table-row>
        <table:table-row table:style-name="Таблица16.6">
          <table:table-cell table:style-name="Таблица16.e1" table:number-rows-spanned="3" table:number-columns-spanned="2" office:value-type="string">
            <text:p text:style-name="P21"/>
          </table:table-cell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office:value-type="string">
            <text:p text:style-name="P21"/>
          </table:table-cell>
          <table:table-cell table:style-name="Таблица16.e1" office:value-type="string">
            <text:p text:style-name="P21"/>
          </table:table-cell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X5" table:number-columns-spanned="3" office:value-type="string">
            <text:p text:style-name="P33"/>
          </table:table-cell>
          <table:covered-table-cell/>
          <table:covered-table-cell/>
          <table:table-cell table:style-name="Таблица16.X5" table:number-columns-spanned="3" office:value-type="string">
            <text:p text:style-name="P33"/>
          </table:table-cell>
          <table:covered-table-cell/>
          <table:covered-table-cell/>
          <table:table-cell table:style-name="Таблица16.b6" table:number-rows-spanned="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m6" table:number-rows-spanned="3" table:number-columns-spanned="5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</table:table-row>
        <table:table-row table:style-name="Таблица16.6">
          <table:covered-table-cell/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41"/>
          </table:table-cell>
          <table:covered-table-cell/>
          <table:table-cell table:style-name="Таблица16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1"/>
          </table:table-cell>
          <table:covered-table-cell/>
          <table:table-cell table:style-name="Таблица16.e1" office:value-type="string">
            <text:p text:style-name="P41"/>
          </table:table-cell>
          <table:table-cell table:style-name="Таблица16.e1" office:value-type="string">
            <text:p text:style-name="P21"/>
          </table:table-cell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6">
          <table:covered-table-cell/>
          <table:covered-table-cell/>
          <table:table-cell table:style-name="Таблица16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43"/>
          </table:table-cell>
          <table:covered-table-cell/>
          <table:table-cell table:style-name="Таблица16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office:value-type="string">
            <text:p text:style-name="P21"/>
          </table:table-cell>
          <table:table-cell table:style-name="Таблица16.e1" office:value-type="string">
            <text:p text:style-name="P21"/>
          </table:table-cell>
          <table:table-cell table:style-name="Таблица16.e1" table:number-columns-spanned="2" office:value-type="string">
            <text:p text:style-name="P21"/>
          </table:table-cell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table-cell table:style-name="Таблица16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9">
          <table:table-cell table:style-name="Таблица16.A9" office:value-type="string">
            <text:p text:style-name="P24"><draw:g text:anchor-type="char" draw:z-index="6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16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16.F9" table:number-columns-spanned="2" office:value-type="string">
            <text:p text:style-name="P42">Уч.</text:p>
          </table:table-cell>
          <table:covered-table-cell/>
          <table:table-cell table:style-name="Таблица16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16.F9" office:value-type="string">
            <text:p text:style-name="P42">Опер.</text:p>
          </table:table-cell>
          <table:table-cell table:style-name="Таблица16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9">
          <table:table-cell table:style-name="Таблица16.A9" office:value-type="string">
            <text:p text:style-name="P24">Б</text:p>
          </table:table-cell>
          <table:table-cell table:style-name="Таблица16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16.A9" table:number-columns-spanned="2" office:value-type="string">
            <text:p text:style-name="P42">Проф.</text:p>
          </table:table-cell>
          <table:covered-table-cell/>
          <table:table-cell table:style-name="Таблица16.A9" table:number-columns-spanned="3" office:value-type="string">
            <text:p text:style-name="P42">Р</text:p>
          </table:table-cell>
          <table:covered-table-cell/>
          <table:covered-table-cell/>
          <table:table-cell table:style-name="Таблица16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16.A9" table:number-columns-spanned="2" office:value-type="string">
            <text:p text:style-name="P42">КР</text:p>
          </table:table-cell>
          <table:covered-table-cell/>
          <table:table-cell table:style-name="Таблица16.A9" table:number-columns-spanned="2" office:value-type="string">
            <text:p text:style-name="P61">ЕН</text:p>
          </table:table-cell>
          <table:covered-table-cell/>
          <table:table-cell table:style-name="Таблица16.p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16.9">
          <table:table-cell table:style-name="Таблица16.A9" office:value-type="string">
            <text:p text:style-name="P24">К/М</text:p>
          </table:table-cell>
          <table:table-cell table:style-name="Таблица16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f11" table:number-columns-spanned="3" office:value-type="string">
            <text:p text:style-name="P42">ОПП</text:p>
          </table:table-cell>
          <table:covered-table-cell/>
          <table:covered-table-cell/>
          <table:table-cell table:style-name="Таблица16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16.f11" table:number-columns-spanned="2" office:value-type="string">
            <text:p text:style-name="P42">ЕН</text:p>
          </table:table-cell>
          <table:covered-table-cell/>
          <table:table-cell table:style-name="Таблица16.f11" table:number-columns-spanned="2" office:value-type="string">
            <text:p text:style-name="P42">КИ</text:p>
          </table:table-cell>
          <table:covered-table-cell/>
          <table:table-cell table:style-name="Таблица16.p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16.12">
          <table:table-cell table:style-name="Таблица16.X5" office:value-type="string">
            <text:p text:style-name="P24">О01</text:p>
          </table:table-cell>
          <table:table-cell table:style-name="Таблица16.B12" table:number-rows-spanned="17" table:number-columns-spanned="42" office:value-type="string">
            <text:p text:style-name="P111">Уложить и прикатать каждую заготовку; величина нахлеста при укладке заготовок <text:s/>20-30мм. <text:s/>Укладку каждого слоя проводить со смещением нахлестов. Слои укладывать в одном направлении. Допускается укладывать последовательно пакет из 3-х слоев стекломата со смещением друг относительно друга на 20-30 мм, с выдержкой между укладкой соседних слоев не более 18 часов, <text:s/>с последующей зачисткой стыков наждачной бумагой. Зачистить поверхность уложенных 3 слоев стекломата при необходимости <text:s/>наждачной бумагой, уложить последовательно <text:s/>слой стекломата и два слоя стекловуали. <text:s/>Стыки (нахлесты) послойно смещать. <text:s/></text:p>
            <text:p text:style-name="P111"><text:s/>Не допускаются непропитанные участки, воздушные пузыри. Размеры и количество заготовок согласно таблице на изделие. Допускается производить раскрой произвольной формы в пределах норм расхода материала.</text:p>
            <text:p text:style-name="P137"><text:s text:c="3"/><text:span text:style-name="T59">В процессе укладки слоев перерывы <text:s/>не допускаются. Контроль ОТК.</text:span></text:p>
            <text:p text:style-name="P150"><text:s/>Валик щетинный 790А100600А; валик с шипами «Делюкс» 574А120600, 574А200900; нож СПР-1435; рулетка Р10УЗК ГОСТ 7502-98; психрометр аспирационный МВ-4-2М ТУ52.07-(ГРПИ.405132.001)-92. </text:p>
            <text:p text:style-name="P151"><text:s text:c="2"/>5 Выдержать заготовку не менее 24 часов при температуре цеха не ниже 18 <text:span text:style-name="T18">0</text:span><text:span text:style-name="T32">С.</text:span> Проконтролировать отверждение заготовки. На заготовке не допускаются непропитанные <text:s/>участки, неотвержденные участки, воздушные пузыри, трещины, поры. Контроль ОТК.</text:p>
            <text:p text:style-name="P151"><text:s text:c="3"/>6 При наличии дефектов произвести ремонт заготовки: <text:s/></text:p>
            <text:p text:style-name="P111">- вскрыть стекломатериал и вырезать ножом или шпателем рыхлые, неотвержденные или непропитанные слои; зачистить ремонтное место наждачной бумагой; </text:p>
            <text:p text:style-name="P151"><text:s text:c="2"/></text:p>
            <text:p text:style-name="P109"/>
            <text:p text:style-name="P139"/>
            <text:p text:style-name="P144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<text:span text:style-name="T52"><text:s/>0</text:span>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21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21" office:value-type="float" office:value="14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28">
          <table:table-cell table:style-name="Таблица16.q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29">
          <table:table-cell table:style-name="Таблица16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16.E29" table:number-columns-spanned="2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E29" table:number-columns-spanned="9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q29" office:value-type="string">
            <text:p text:style-name="P45"/>
          </table:table-cell>
        </table:table-row>
      </table:table>
      <text:p text:style-name="P60"><text:soft-page-break/><text:s text:c="182"/>ГОСТ 3.1121-84 Форма 1а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B"/>
        <table:table-column table:style-name="Таблица17.F"/>
        <table:table-column table:style-name="Таблица17.G"/>
        <table:table-column table:style-name="Таблица17.H"/>
        <table:table-column table:style-name="Таблица17.I"/>
        <table:table-column table:style-name="Таблица17.B"/>
        <table:table-column table:style-name="Таблица17.K"/>
        <table:table-column table:style-name="Таблица17.L"/>
        <table:table-column table:style-name="Таблица17.M"/>
        <table:table-column table:style-name="Таблица17.N"/>
        <table:table-column table:style-name="Таблица17.O"/>
        <table:table-column table:style-name="Таблица17.P"/>
        <table:table-column table:style-name="Таблица17.Q"/>
        <table:table-column table:style-name="Таблица17.B"/>
        <table:table-column table:style-name="Таблица17.P"/>
        <table:table-column table:style-name="Таблица17.T"/>
        <table:table-column table:style-name="Таблица17.U"/>
        <table:table-column table:style-name="Таблица17.B"/>
        <table:table-column table:style-name="Таблица17.W"/>
        <table:table-column table:style-name="Таблица17.X"/>
        <table:table-column table:style-name="Таблица17.Y"/>
        <table:table-column table:style-name="Таблица17.Z"/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column table:style-name="Таблица17.g"/>
        <table:table-column table:style-name="Таблица17.B"/>
        <table:table-column table:style-name="Таблица17.H"/>
        <table:table-column table:style-name="Таблица17.g"/>
        <table:table-column table:style-name="Таблица17.k"/>
        <table:table-column table:style-name="Таблица17.g"/>
        <table:table-column table:style-name="Таблица17.m"/>
        <table:table-column table:style-name="Таблица17.n"/>
        <table:table-column table:style-name="Таблица17.o"/>
        <table:table-column table:style-name="Таблица17.p"/>
        <table:table-column table:style-name="Таблица17.q"/>
        <table:table-row table:style-name="Таблица17.1">
          <table:table-cell table:style-name="Таблица17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26"/>
          </table:table-cell>
          <table:covered-table-cell/>
          <table:table-cell table:style-name="Таблица17.e1" table:number-columns-spanned="3" office:value-type="string">
            <text:p text:style-name="P23"/>
          </table:table-cell>
          <table:covered-table-cell/>
          <table:covered-table-cell/>
          <table:table-cell table:style-name="Таблица17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23"/>
          </table:table-cell>
          <table:covered-table-cell/>
          <table:covered-table-cell/>
          <table:table-cell table:style-name="Таблица17.q1" office:value-type="string">
            <text:p text:style-name="P23"/>
          </table:table-cell>
        </table:table-row>
        <table:table-row table:style-name="Таблица17.1">
          <table:table-cell table:style-name="Таблица17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17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office:value-type="string">
            <text:p text:style-name="P21"/>
          </table:table-cell>
          <table:table-cell table:style-name="Таблица17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17.R2" table:number-columns-spanned="2" office:value-type="string">
            <text:p text:style-name="P21"/>
          </table:table-cell>
          <table:covered-table-cell/>
          <table:table-cell table:style-name="Таблица17.R2" table:number-columns-spanned="3" office:value-type="string">
            <text:p text:style-name="P21"/>
          </table:table-cell>
          <table:covered-table-cell/>
          <table:covered-table-cell/>
          <table:table-cell table:style-name="Таблица17.R2" table:number-columns-spanned="3" office:value-type="string">
            <text:p text:style-name="P21"/>
          </table:table-cell>
          <table:covered-table-cell/>
          <table:covered-table-cell/>
          <table:table-cell table:style-name="Таблица17.R2" table:number-columns-spanned="3" office:value-type="string">
            <text:p text:style-name="P21"/>
          </table:table-cell>
          <table:covered-table-cell/>
          <table:covered-table-cell/>
          <table:table-cell table:style-name="Таблица17.R2" table:number-columns-spanned="2" office:value-type="string">
            <text:p text:style-name="P21"/>
          </table:table-cell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q1" office:value-type="string">
            <text:p text:style-name="P21"/>
          </table:table-cell>
        </table:table-row>
        <table:table-row table:style-name="Таблица17.1">
          <table:table-cell table:style-name="Таблица17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17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office:value-type="string">
            <text:p text:style-name="P21"/>
          </table:table-cell>
          <table:table-cell table:style-name="Таблица17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q1" office:value-type="string">
            <text:p text:style-name="P21"/>
          </table:table-cell>
        </table:table-row>
        <table:table-row table:style-name="Таблица17.1">
          <table:table-cell table:style-name="Таблица17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17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13"/>
          </table:table-cell>
          <table:covered-table-cell/>
          <table:covered-table-cell/>
          <table:table-cell table:style-name="Таблица17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q1" office:value-type="string">
            <text:p text:style-name="P21"/>
          </table:table-cell>
        </table:table-row>
        <table:table-row table:style-name="Таблица17.5">
          <table:table-cell table:style-name="Таблица17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X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q5" office:value-type="string">
            <text:p text:style-name="P29">17</text:p>
          </table:table-cell>
        </table:table-row>
        <table:table-row table:style-name="Таблица17.6">
          <table:table-cell table:style-name="Таблица17.e1" table:number-rows-spanned="3" table:number-columns-spanned="2" office:value-type="string">
            <text:p text:style-name="P21"/>
          </table:table-cell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office:value-type="string">
            <text:p text:style-name="P21"/>
          </table:table-cell>
          <table:table-cell table:style-name="Таблица17.e1" office:value-type="string">
            <text:p text:style-name="P21"/>
          </table:table-cell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X5" table:number-columns-spanned="3" office:value-type="string">
            <text:p text:style-name="P33"/>
          </table:table-cell>
          <table:covered-table-cell/>
          <table:covered-table-cell/>
          <table:table-cell table:style-name="Таблица17.X5" table:number-columns-spanned="3" office:value-type="string">
            <text:p text:style-name="P33"/>
          </table:table-cell>
          <table:covered-table-cell/>
          <table:covered-table-cell/>
          <table:table-cell table:style-name="Таблица17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l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7.6">
          <table:covered-table-cell/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41"/>
          </table:table-cell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1"/>
          </table:table-cell>
          <table:covered-table-cell/>
          <table:table-cell table:style-name="Таблица17.e1" office:value-type="string">
            <text:p text:style-name="P41"/>
          </table:table-cell>
          <table:table-cell table:style-name="Таблица17.e1" office:value-type="string">
            <text:p text:style-name="P21"/>
          </table:table-cell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6">
          <table:covered-table-cell/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office:value-type="string">
            <text:p text:style-name="P21"/>
          </table:table-cell>
          <table:table-cell table:style-name="Таблица17.e1" office:value-type="string">
            <text:p text:style-name="P21"/>
          </table:table-cell>
          <table:table-cell table:style-name="Таблица17.e1" table:number-columns-spanned="2" office:value-type="string">
            <text:p text:style-name="P21"/>
          </table:table-cell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table-cell table:style-name="Таблица17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9">
          <table:table-cell table:style-name="Таблица17.A9" office:value-type="string">
            <text:p text:style-name="P24"><draw:g text:anchor-type="char" draw:z-index="7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17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17.F9" table:number-columns-spanned="2" office:value-type="string">
            <text:p text:style-name="P42">Уч.</text:p>
          </table:table-cell>
          <table:covered-table-cell/>
          <table:table-cell table:style-name="Таблица17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17.F9" office:value-type="string">
            <text:p text:style-name="P42">Опер.</text:p>
          </table:table-cell>
          <table:table-cell table:style-name="Таблица17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9">
          <table:table-cell table:style-name="Таблица17.A9" office:value-type="string">
            <text:p text:style-name="P24">Б</text:p>
          </table:table-cell>
          <table:table-cell table:style-name="Таблица17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17.A9" table:number-columns-spanned="2" office:value-type="string">
            <text:p text:style-name="P42">Проф.</text:p>
          </table:table-cell>
          <table:covered-table-cell/>
          <table:table-cell table:style-name="Таблица17.A9" table:number-columns-spanned="2" office:value-type="string">
            <text:p text:style-name="P42">Р</text:p>
          </table:table-cell>
          <table:covered-table-cell/>
          <table:table-cell table:style-name="Таблица17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17.A9" table:number-columns-spanned="2" office:value-type="string">
            <text:p text:style-name="P42">КР</text:p>
          </table:table-cell>
          <table:covered-table-cell/>
          <table:table-cell table:style-name="Таблица17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17.p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17.9">
          <table:table-cell table:style-name="Таблица17.A9" office:value-type="string">
            <text:p text:style-name="P24">К/М</text:p>
          </table:table-cell>
          <table:table-cell table:style-name="Таблица17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f11" table:number-columns-spanned="2" office:value-type="string">
            <text:p text:style-name="P42">ОПП</text:p>
          </table:table-cell>
          <table:covered-table-cell/>
          <table:table-cell table:style-name="Таблица17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17.f11" table:number-columns-spanned="2" office:value-type="string">
            <text:p text:style-name="P42">ЕН</text:p>
          </table:table-cell>
          <table:covered-table-cell/>
          <table:table-cell table:style-name="Таблица17.f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17.p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17.12">
          <table:table-cell table:style-name="Таблица17.X5" office:value-type="string">
            <text:p text:style-name="P24">О01</text:p>
          </table:table-cell>
          <table:table-cell table:style-name="Таблица17.B12" table:number-rows-spanned="17" table:number-columns-spanned="39" office:value-type="string">
            <text:p text:style-name="P135"><text:s/><text:span text:style-name="T5">- обдуть ремонтное место сжатым воздухом, обезжирить ацетоном;</text:span></text:p>
            <text:p text:style-name="P151"><text:s/>- <text:s/>нарезать тонкие полоски того же стекломатериала, из которого отформована заготовка по размеру дефекта; </text:p>
            <text:p text:style-name="P135"><text:s/>- приготовить полиэфирную композицию с ускорителем и отвердителем (соотношение 100:2,0:2,0);</text:p>
            <text:p text:style-name="P146"><text:s/>- уложить полоски стекломатериала на ремонтное место, смачивая их полиэфирной композицией;</text:p>
            <text:p text:style-name="P145"><text:s/>- положить в виде заплатки на ремонтное место материал последнего слоя заготовки детали с учетом нахлеста по периметру дефекта 10-15 мм относительно предыдущего слоя;</text:p>
            <text:p text:style-name="P145"><text:s/>- тщательно прикатать и прижать руками заплатку, особенно по краям;</text:p>
            <text:p text:style-name="P145"><text:s/>- нанести сверху заплатки слой полиэфирной композиции; <text:s/></text:p>
            <text:p text:style-name="P145">- выдержать ремонтное место до полного отверждения не менее 24 часов <text:span text:style-name="T5">при температуре цеха не ниже 18 </text:span><text:span text:style-name="T20">0</text:span><text:span text:style-name="T33">С.</text:span> Контроль ОТК.</text:p>
            <text:list xml:id="list3214540554806462080" text:style-name="L1">
              <text:list-header>
                <text:p text:style-name="P236"/>
                <text:p text:style-name="P236"><text:s/>7 Передать заготовку на дальнейшие операции не ранее чем через 24-72 часа. (При отсутствии неотвержденных участков.) Контроль ОТК. <text:s/></text:p>
              </text:list-header>
            </text:list>
            <text:p text:style-name="P132"><text:s text:c="2"/></text:p>
            <text:p text:style-name="P139"><text:s/></text:p>
            <text:p text:style-name="P131"/>
            <text:p text:style-name="P144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o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9" office:value-type="float" office:value="8">
            <text:p text:style-name="P24"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9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9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9" office:value-type="float" office:value="14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28">
          <table:table-cell table:style-name="Таблица17.q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29">
          <table:table-cell table:style-name="Таблица17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17.E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oft-page-break/><text:s text:c="183"/>ГОСТ 3.1121-84 Форма 1а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B"/>
        <table:table-column table:style-name="Таблица10.G"/>
        <table:table-column table:style-name="Таблица10.E"/>
        <table:table-column table:style-name="Таблица10.I"/>
        <table:table-column table:style-name="Таблица10.E"/>
        <table:table-column table:style-name="Таблица10.K"/>
        <table:table-column table:style-name="Таблица10.E"/>
        <table:table-column table:style-name="Таблица10.M"/>
        <table:table-column table:style-name="Таблица10.C"/>
        <table:table-column table:style-name="Таблица10.O"/>
        <table:table-column table:style-name="Таблица10.P"/>
        <table:table-column table:style-name="Таблица10.Q"/>
        <table:table-column table:style-name="Таблица10.R"/>
        <table:table-column table:style-name="Таблица10.P"/>
        <table:table-column table:style-name="Таблица10.T"/>
        <table:table-column table:style-name="Таблица10.U"/>
        <table:table-column table:style-name="Таблица10.R"/>
        <table:table-column table:style-name="Таблица10.W"/>
        <table:table-column table:style-name="Таблица10.X"/>
        <table:table-column table:style-name="Таблица10.E"/>
        <table:table-column table:style-name="Таблица10.Z"/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E" table:number-columns-repeated="2"/>
        <table:table-column table:style-name="Таблица10.g"/>
        <table:table-column table:style-name="Таблица10.k"/>
        <table:table-column table:style-name="Таблица10.g"/>
        <table:table-column table:style-name="Таблица10.m"/>
        <table:table-column table:style-name="Таблица10.n"/>
        <table:table-column table:style-name="Таблица10.E"/>
        <table:table-column table:style-name="Таблица10.a"/>
        <table:table-column table:style-name="Таблица10.q"/>
        <table:table-row table:style-name="Таблица10.1">
          <table:table-cell table:style-name="Таблица10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6"/>
          </table:table-cell>
          <table:covered-table-cell/>
          <table:table-cell table:style-name="Таблица10.e1" table:number-columns-spanned="3" office:value-type="string">
            <text:p text:style-name="P23"/>
          </table:table-cell>
          <table:covered-table-cell/>
          <table:covered-table-cell/>
          <table:table-cell table:style-name="Таблица10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3"/>
          </table:table-cell>
          <table:covered-table-cell/>
          <table:table-cell table:style-name="Таблица10.p1" table:number-columns-spanned="2" office:value-type="string">
            <text:p text:style-name="P23"/>
          </table:table-cell>
          <table:covered-table-cell/>
        </table:table-row>
        <table:table-row table:style-name="Таблица10.1">
          <table:table-cell table:style-name="Таблица10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10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office:value-type="string">
            <text:p text:style-name="P21"/>
          </table:table-cell>
          <table:table-cell table:style-name="Таблица10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10.R2" table:number-columns-spanned="2" office:value-type="string">
            <text:p text:style-name="P21"/>
          </table:table-cell>
          <table:covered-table-cell/>
          <table:table-cell table:style-name="Таблица10.R2" table:number-columns-spanned="3" office:value-type="string">
            <text:p text:style-name="P21"/>
          </table:table-cell>
          <table:covered-table-cell/>
          <table:covered-table-cell/>
          <table:table-cell table:style-name="Таблица10.R2" table:number-columns-spanned="3" office:value-type="string">
            <text:p text:style-name="P21"/>
          </table:table-cell>
          <table:covered-table-cell/>
          <table:covered-table-cell/>
          <table:table-cell table:style-name="Таблица10.R2" table:number-columns-spanned="3" office:value-type="string">
            <text:p text:style-name="P21"/>
          </table:table-cell>
          <table:covered-table-cell/>
          <table:covered-table-cell/>
          <table:table-cell table:style-name="Таблица10.R2" table:number-columns-spanned="2" office:value-type="string">
            <text:p text:style-name="P21"/>
          </table:table-cell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p1" table:number-columns-spanned="2" office:value-type="string">
            <text:p text:style-name="P21"/>
          </table:table-cell>
          <table:covered-table-cell/>
        </table:table-row>
        <table:table-row table:style-name="Таблица10.1">
          <table:table-cell table:style-name="Таблица10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10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office:value-type="string">
            <text:p text:style-name="P21"/>
          </table:table-cell>
          <table:table-cell table:style-name="Таблица10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p1" table:number-columns-spanned="2" office:value-type="string">
            <text:p text:style-name="P21"/>
          </table:table-cell>
          <table:covered-table-cell/>
        </table:table-row>
        <table:table-row table:style-name="Таблица10.1">
          <table:table-cell table:style-name="Таблица10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10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e1" table:number-columns-spanned="3" office:value-type="string">
            <text:p text:style-name="P13"/>
          </table:table-cell>
          <table:covered-table-cell/>
          <table:covered-table-cell/>
          <table:table-cell table:style-name="Таблица10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p1" table:number-columns-spanned="2" office:value-type="string">
            <text:p text:style-name="P21"/>
          </table:table-cell>
          <table:covered-table-cell/>
        </table:table-row>
        <table:table-row table:style-name="Таблица10.5">
          <table:table-cell table:style-name="Таблица10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X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p5" table:number-columns-spanned="2" office:value-type="string">
            <text:p text:style-name="P29">18</text:p>
          </table:table-cell>
          <table:covered-table-cell/>
        </table:table-row>
        <table:table-row table:style-name="Таблица10.6">
          <table:table-cell table:style-name="Таблица10.e1" table:number-rows-spanned="3" table:number-columns-spanned="2" office:value-type="string">
            <text:p text:style-name="P21"/>
          </table:table-cell>
          <table:covered-table-cell/>
          <table:table-cell table:style-name="Таблица1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office:value-type="string">
            <text:p text:style-name="P21"/>
          </table:table-cell>
          <table:table-cell table:style-name="Таблица10.e1" office:value-type="string">
            <text:p text:style-name="P21"/>
          </table:table-cell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X5" table:number-columns-spanned="3" office:value-type="string">
            <text:p text:style-name="P33"/>
          </table:table-cell>
          <table:covered-table-cell/>
          <table:covered-table-cell/>
          <table:table-cell table:style-name="Таблица10.X5" table:number-columns-spanned="3" office:value-type="string">
            <text:p text:style-name="P33"/>
          </table:table-cell>
          <table:covered-table-cell/>
          <table:covered-table-cell/>
          <table:table-cell table:style-name="Таблица10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l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/>
          <table:covered-table-cell/>
          <table:table-cell table:style-name="Таблица1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41"/>
          </table:table-cell>
          <table:covered-table-cell/>
          <table:table-cell table:style-name="Таблица1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1"/>
          </table:table-cell>
          <table:covered-table-cell/>
          <table:table-cell table:style-name="Таблица10.e1" office:value-type="string">
            <text:p text:style-name="P41"/>
          </table:table-cell>
          <table:table-cell table:style-name="Таблица10.e1" office:value-type="string">
            <text:p text:style-name="P21"/>
          </table:table-cell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/>
          <table:covered-table-cell/>
          <table:table-cell table:style-name="Таблица10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187"/>
          </table:table-cell>
          <table:covered-table-cell/>
          <table:table-cell table:style-name="Таблица10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office:value-type="string">
            <text:p text:style-name="P21"/>
          </table:table-cell>
          <table:table-cell table:style-name="Таблица10.e1" office:value-type="string">
            <text:p text:style-name="P21"/>
          </table:table-cell>
          <table:table-cell table:style-name="Таблица10.e1" table:number-columns-spanned="2" office:value-type="string">
            <text:p text:style-name="P21"/>
          </table:table-cell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table-cell table:style-name="Таблица10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A9" office:value-type="string">
            <text:p text:style-name="P24"><draw:g text:anchor-type="char" draw:z-index="23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10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10.F9" table:number-columns-spanned="2" office:value-type="string">
            <text:p text:style-name="P42">Уч.</text:p>
          </table:table-cell>
          <table:covered-table-cell/>
          <table:table-cell table:style-name="Таблица10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10.F9" office:value-type="string">
            <text:p text:style-name="P42">Опер.</text:p>
          </table:table-cell>
          <table:table-cell table:style-name="Таблица10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A9" office:value-type="string">
            <text:p text:style-name="P24">Б</text:p>
          </table:table-cell>
          <table:table-cell table:style-name="Таблица10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10.A9" table:number-columns-spanned="2" office:value-type="string">
            <text:p text:style-name="P42">Проф.</text:p>
          </table:table-cell>
          <table:covered-table-cell/>
          <table:table-cell table:style-name="Таблица10.A9" table:number-columns-spanned="2" office:value-type="string">
            <text:p text:style-name="P42">Р</text:p>
          </table:table-cell>
          <table:covered-table-cell/>
          <table:table-cell table:style-name="Таблица10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10.A9" table:number-columns-spanned="2" office:value-type="string">
            <text:p text:style-name="P42">КР</text:p>
          </table:table-cell>
          <table:covered-table-cell/>
          <table:table-cell table:style-name="Таблица10.A9" table:number-columns-spanned="2" office:value-type="string">
            <text:p text:style-name="P61">ЕН</text:p>
          </table:table-cell>
          <table:covered-table-cell/>
          <table:table-cell table:style-name="Таблица10.o10" table:number-columns-spanned="3" office:value-type="string">
            <text:p text:style-name="P29"><text:span text:style-name="T2">Т</text:span><text:span text:style-name="T3">шт.</text:span></text:p>
          </table:table-cell>
          <table:covered-table-cell/>
          <table:covered-table-cell/>
        </table:table-row>
        <table:table-row table:style-name="Таблица10.9">
          <table:table-cell table:style-name="Таблица10.A9" office:value-type="string">
            <text:p text:style-name="P24">К/М</text:p>
          </table:table-cell>
          <table:table-cell table:style-name="Таблица10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f11" table:number-columns-spanned="2" office:value-type="string">
            <text:p text:style-name="P42">ОПП</text:p>
          </table:table-cell>
          <table:covered-table-cell/>
          <table:table-cell table:style-name="Таблица10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10.f11" table:number-columns-spanned="2" office:value-type="string">
            <text:p text:style-name="P42">ЕН</text:p>
          </table:table-cell>
          <table:covered-table-cell/>
          <table:table-cell table:style-name="Таблица10.f11" table:number-columns-spanned="2" office:value-type="string">
            <text:p text:style-name="P42">КИ</text:p>
          </table:table-cell>
          <table:covered-table-cell/>
          <table:table-cell table:style-name="Таблица10.o11" table:number-columns-spanned="3" office:value-type="string">
            <text:p text:style-name="P42">Н. расх.</text:p>
          </table:table-cell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А01</text:p>
          </table:table-cell>
          <table:table-cell table:style-name="Таблица10.B12" table:number-rows-spanned="17" table:number-columns-spanned="41" office:value-type="string">
            <text:p text:style-name="P186"><text:s/></text:p>
            <text:p text:style-name="P95"/>
            <text:p text:style-name="P139">24 <text:s text:c="29"/>Формование наружного слоя стекломата</text:p>
            <text:p text:style-name="P188"/>
            <text:p text:style-name="P100"><text:s text:c="20"/>085 <text:s text:c="3"/>Обечайка ЮЕЛИ.305423.034 <text:s/>емкости ЕК70-1-00-000Г/ЮЕЛИ.307126.011 <text:span text:style-name="T12">V - 7</text:span><text:span text:style-name="T28">0</text:span><text:span text:style-name="T12"> </text:span><text:span text:style-name="T28">м</text:span><text:span text:style-name="T21">3</text:span></text:p>
            <text:p text:style-name="P100"><text:s text:c="20"/>085 <text:s text:c="3"/>Обечайка ЮЕЛИ.305423.033 <text:s/>емкости ЕК70-1-00-000Г/ЮЕЛИ.307126.011 <text:span text:style-name="T12">V - 7</text:span><text:span text:style-name="T28">0</text:span><text:span text:style-name="T12"> </text:span><text:span text:style-name="T28">м</text:span><text:span text:style-name="T21">3</text:span></text:p>
            <text:p text:style-name="P95"><text:s text:c="20"/>095 <text:s text:c="3"/><text:span text:style-name="T27">Обечайка ЮЕЛИ.305423.031 <text:s/>емкости ЕК60-1-00-000Г/ЮЕЛИ.307126.010 </text:span><text:span text:style-name="T13">V - 6</text:span><text:span text:style-name="T29">0</text:span><text:span text:style-name="T13"> </text:span><text:span text:style-name="T29">м</text:span><text:span text:style-name="T22">3</text:span> <text:s text:c="208"/></text:p>
            <text:p text:style-name="P100"><text:s text:c="20"/>095 <text:s text:c="3"/>Обечайка ЮЕЛИ.305423.032 <text:s/>емкости ЕК60-1-00-000Г/ЮЕЛИ.307126.010 <text:span text:style-name="T12">V - 6</text:span><text:span text:style-name="T28">0</text:span><text:span text:style-name="T12"> </text:span><text:span text:style-name="T28">м</text:span><text:span text:style-name="T21">3</text:span></text:p>
            <text:p text:style-name="P95"><text:s text:c="20"/>125 <text:s text:c="3"/><text:span text:style-name="T53">Оболочка ЮЕЛИ.305423.036/ЮЕЛИ.307144.001 </text:span><text:span text:style-name="T14">V</text:span><text:span text:style-name="T30">=25 м</text:span><text:span text:style-name="T23">3</text:span></text:p>
            <text:p text:style-name="P103"><text:s text:c="20"/>140 <text:s text:c="3"/>Секция <text:span text:style-name="T12">I </text:span><text:span text:style-name="T28">ЕК60-2-01-000; Секция </text:span><text:span text:style-name="T12">II </text:span><text:span text:style-name="T28">ЕК60-2-02-000</text:span></text:p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q12" table:number-rows-spanned="17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</table:table-row>
        <table:table-row table:style-name="Таблица10.12">
          <table:table-cell table:style-name="Таблица10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21" office:value-type="float" office:value="13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8">
          <table:table-cell table:style-name="Таблица10.p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9">
          <table:table-cell table:style-name="Таблица10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10.E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oft-page-break/><text:s text:c="177"/>ГОСТ 3.1121-84 Форма 1а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column table:style-name="Таблица59.B"/>
        <table:table-column table:style-name="Таблица59.F"/>
        <table:table-column table:style-name="Таблица59.G"/>
        <table:table-column table:style-name="Таблица59.H"/>
        <table:table-column table:style-name="Таблица59.I"/>
        <table:table-column table:style-name="Таблица59.B"/>
        <table:table-column table:style-name="Таблица59.K"/>
        <table:table-column table:style-name="Таблица59.L"/>
        <table:table-column table:style-name="Таблица59.M"/>
        <table:table-column table:style-name="Таблица59.N"/>
        <table:table-column table:style-name="Таблица59.O"/>
        <table:table-column table:style-name="Таблица59.P"/>
        <table:table-column table:style-name="Таблица59.Q"/>
        <table:table-column table:style-name="Таблица59.B"/>
        <table:table-column table:style-name="Таблица59.P"/>
        <table:table-column table:style-name="Таблица59.T"/>
        <table:table-column table:style-name="Таблица59.U"/>
        <table:table-column table:style-name="Таблица59.B"/>
        <table:table-column table:style-name="Таблица59.W"/>
        <table:table-column table:style-name="Таблица59.X"/>
        <table:table-column table:style-name="Таблица59.Y"/>
        <table:table-column table:style-name="Таблица59.Z"/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column table:style-name="Таблица59.e"/>
        <table:table-column table:style-name="Таблица59.f"/>
        <table:table-column table:style-name="Таблица59.g"/>
        <table:table-column table:style-name="Таблица59.B"/>
        <table:table-column table:style-name="Таблица59.H"/>
        <table:table-column table:style-name="Таблица59.g"/>
        <table:table-column table:style-name="Таблица59.k"/>
        <table:table-column table:style-name="Таблица59.g"/>
        <table:table-column table:style-name="Таблица59.m"/>
        <table:table-column table:style-name="Таблица59.n"/>
        <table:table-column table:style-name="Таблица59.o"/>
        <table:table-column table:style-name="Таблица59.p"/>
        <table:table-column table:style-name="Таблица59.q"/>
        <table:table-row table:style-name="Таблица59.1">
          <table:table-cell table:style-name="Таблица59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26"/>
          </table:table-cell>
          <table:covered-table-cell/>
          <table:table-cell table:style-name="Таблица59.e1" table:number-columns-spanned="3" office:value-type="string">
            <text:p text:style-name="P23"/>
          </table:table-cell>
          <table:covered-table-cell/>
          <table:covered-table-cell/>
          <table:table-cell table:style-name="Таблица59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59.e1" table:number-columns-spanned="3" office:value-type="string">
            <text:p text:style-name="P23"/>
          </table:table-cell>
          <table:covered-table-cell/>
          <table:covered-table-cell/>
          <table:table-cell table:style-name="Таблица59.q1" office:value-type="string">
            <text:p text:style-name="P23"/>
          </table:table-cell>
        </table:table-row>
        <table:table-row table:style-name="Таблица59.1">
          <table:table-cell table:style-name="Таблица59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59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office:value-type="string">
            <text:p text:style-name="P21"/>
          </table:table-cell>
          <table:table-cell table:style-name="Таблица59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59.R2" table:number-columns-spanned="2" office:value-type="string">
            <text:p text:style-name="P21"/>
          </table:table-cell>
          <table:covered-table-cell/>
          <table:table-cell table:style-name="Таблица59.R2" table:number-columns-spanned="3" office:value-type="string">
            <text:p text:style-name="P21"/>
          </table:table-cell>
          <table:covered-table-cell/>
          <table:covered-table-cell/>
          <table:table-cell table:style-name="Таблица59.R2" table:number-columns-spanned="3" office:value-type="string">
            <text:p text:style-name="P21"/>
          </table:table-cell>
          <table:covered-table-cell/>
          <table:covered-table-cell/>
          <table:table-cell table:style-name="Таблица59.R2" table:number-columns-spanned="3" office:value-type="string">
            <text:p text:style-name="P21"/>
          </table:table-cell>
          <table:covered-table-cell/>
          <table:covered-table-cell/>
          <table:table-cell table:style-name="Таблица59.R2" table:number-columns-spanned="2" office:value-type="string">
            <text:p text:style-name="P21"/>
          </table:table-cell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q1" office:value-type="string">
            <text:p text:style-name="P21"/>
          </table:table-cell>
        </table:table-row>
        <table:table-row table:style-name="Таблица59.1">
          <table:table-cell table:style-name="Таблица59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59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office:value-type="string">
            <text:p text:style-name="P21"/>
          </table:table-cell>
          <table:table-cell table:style-name="Таблица59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q1" office:value-type="string">
            <text:p text:style-name="P21"/>
          </table:table-cell>
        </table:table-row>
        <table:table-row table:style-name="Таблица59.1">
          <table:table-cell table:style-name="Таблица59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59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9.e1" table:number-columns-spanned="3" office:value-type="string">
            <text:p text:style-name="P13"/>
          </table:table-cell>
          <table:covered-table-cell/>
          <table:covered-table-cell/>
          <table:table-cell table:style-name="Таблица59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q1" office:value-type="string">
            <text:p text:style-name="P21"/>
          </table:table-cell>
        </table:table-row>
        <table:table-row table:style-name="Таблица59.5">
          <table:table-cell table:style-name="Таблица59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X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q5" office:value-type="string">
            <text:p text:style-name="P29">19</text:p>
          </table:table-cell>
        </table:table-row>
        <table:table-row table:style-name="Таблица59.6">
          <table:table-cell table:style-name="Таблица59.e1" table:number-rows-spanned="3" table:number-columns-spanned="2" office:value-type="string">
            <text:p text:style-name="P21"/>
          </table:table-cell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office:value-type="string">
            <text:p text:style-name="P21"/>
          </table:table-cell>
          <table:table-cell table:style-name="Таблица59.e1" office:value-type="string">
            <text:p text:style-name="P21"/>
          </table:table-cell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X5" table:number-columns-spanned="3" office:value-type="string">
            <text:p text:style-name="P33"/>
          </table:table-cell>
          <table:covered-table-cell/>
          <table:covered-table-cell/>
          <table:table-cell table:style-name="Таблица59.X5" table:number-columns-spanned="3" office:value-type="string">
            <text:p text:style-name="P33"/>
          </table:table-cell>
          <table:covered-table-cell/>
          <table:covered-table-cell/>
          <table:table-cell table:style-name="Таблица59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l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9.6">
          <table:covered-table-cell/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41"/>
          </table:table-cell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1"/>
          </table:table-cell>
          <table:covered-table-cell/>
          <table:table-cell table:style-name="Таблица59.e1" office:value-type="string">
            <text:p text:style-name="P41"/>
          </table:table-cell>
          <table:table-cell table:style-name="Таблица59.e1" office:value-type="string">
            <text:p text:style-name="P21"/>
          </table:table-cell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6">
          <table:covered-table-cell/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office:value-type="string">
            <text:p text:style-name="P21"/>
          </table:table-cell>
          <table:table-cell table:style-name="Таблица59.e1" office:value-type="string">
            <text:p text:style-name="P21"/>
          </table:table-cell>
          <table:table-cell table:style-name="Таблица59.e1" table:number-columns-spanned="2" office:value-type="string">
            <text:p text:style-name="P21"/>
          </table:table-cell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table-cell table:style-name="Таблица59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9">
          <table:table-cell table:style-name="Таблица59.A9" office:value-type="string">
            <text:p text:style-name="P24"><draw:g text:anchor-type="char" draw:z-index="15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59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59.F9" table:number-columns-spanned="2" office:value-type="string">
            <text:p text:style-name="P42">Уч.</text:p>
          </table:table-cell>
          <table:covered-table-cell/>
          <table:table-cell table:style-name="Таблица59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59.F9" office:value-type="string">
            <text:p text:style-name="P42">Опер.</text:p>
          </table:table-cell>
          <table:table-cell table:style-name="Таблица59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9">
          <table:table-cell table:style-name="Таблица59.A9" office:value-type="string">
            <text:p text:style-name="P24">Б</text:p>
          </table:table-cell>
          <table:table-cell table:style-name="Таблица59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59.A9" table:number-columns-spanned="2" office:value-type="string">
            <text:p text:style-name="P42">Проф.</text:p>
          </table:table-cell>
          <table:covered-table-cell/>
          <table:table-cell table:style-name="Таблица59.A9" table:number-columns-spanned="2" office:value-type="string">
            <text:p text:style-name="P42">Р</text:p>
          </table:table-cell>
          <table:covered-table-cell/>
          <table:table-cell table:style-name="Таблица59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59.A9" table:number-columns-spanned="2" office:value-type="string">
            <text:p text:style-name="P42">КР</text:p>
          </table:table-cell>
          <table:covered-table-cell/>
          <table:table-cell table:style-name="Таблица59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59.p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59.9">
          <table:table-cell table:style-name="Таблица59.A9" office:value-type="string">
            <text:p text:style-name="P24">К/М</text:p>
          </table:table-cell>
          <table:table-cell table:style-name="Таблица59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f11" table:number-columns-spanned="2" office:value-type="string">
            <text:p text:style-name="P42">ОПП</text:p>
          </table:table-cell>
          <table:covered-table-cell/>
          <table:table-cell table:style-name="Таблица59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59.f11" table:number-columns-spanned="2" office:value-type="string">
            <text:p text:style-name="P42">ЕН</text:p>
          </table:table-cell>
          <table:covered-table-cell/>
          <table:table-cell table:style-name="Таблица59.f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59.p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59.12">
          <table:table-cell table:style-name="Таблица59.X5" office:value-type="string">
            <text:p text:style-name="P24">Б01</text:p>
          </table:table-cell>
          <table:table-cell table:style-name="Таблица59.B12" table:number-rows-spanned="17" table:number-columns-spanned="39" office:value-type="string">
            <text:p text:style-name="P139"><text:s/>Токарный станок <text:s/>КЖ 1662 или КЖ1667</text:p>
            <text:p text:style-name="P139"><text:s/></text:p>
            <text:p text:style-name="P140">1 Проверить температуру и относительную влажность на участке изготовления изделия. Температура должна быть 15-35 <text:span text:style-name="T18">0</text:span>С; влажность – не более 75 %. <text:s text:c="3"/>Контроль ОТК.</text:p>
            <text:p text:style-name="P139">Психрометр аспирационный МВ-4-2М ТУ52.07-(ГРПИ.405132.001)-92 (допускается использовать по ТУ25.1607-054-85)</text:p>
            <text:p text:style-name="P139"/>
            <text:p text:style-name="P148">2 <text:s/>Секции проворачивать по мере необходимости под укладку материала. </text:p>
            <text:p text:style-name="P147"><text:s/></text:p>
            <text:p text:style-name="P143"><text:s/>3 Зачистить наружную поверхность обечайки при необходимости. Обдуть сжатым воздухом для удаления пыли с поверхности заготовки. Нанести на наружную поверхность секции тонкий слой связующего на основе полиэфирной смолы <text:s/>вручную кистью. <text:s/>Связующее наносить на ширину укладки стекломатериала частями непосредственно перед укладкой каждой <text:s/>заготовки. <text:s/>Работы проводить с обслуживающей площадки станка. </text:p>
            <text:p text:style-name="P59"/>
            <text:p text:style-name="P139"><text:s/></text:p>
            <text:p text:style-name="P131"/>
            <text:p text:style-name="P144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<text:s text:c="210"/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9.o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A21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A21" office:value-type="float" office:value="14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12">
          <table:table-cell table:style-name="Таблица59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28">
          <table:table-cell table:style-name="Таблица59.q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9.29">
          <table:table-cell table:style-name="Таблица59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59.E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oft-page-break/><text:s text:c="172"/>ГОСТ 3.1121-84 Форма 1а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B"/>
        <table:table-column table:style-name="Таблица60.F"/>
        <table:table-column table:style-name="Таблица60.G"/>
        <table:table-column table:style-name="Таблица60.H"/>
        <table:table-column table:style-name="Таблица60.I"/>
        <table:table-column table:style-name="Таблица60.B"/>
        <table:table-column table:style-name="Таблица60.K"/>
        <table:table-column table:style-name="Таблица60.L"/>
        <table:table-column table:style-name="Таблица60.M"/>
        <table:table-column table:style-name="Таблица60.N"/>
        <table:table-column table:style-name="Таблица60.O"/>
        <table:table-column table:style-name="Таблица60.P"/>
        <table:table-column table:style-name="Таблица60.Q"/>
        <table:table-column table:style-name="Таблица60.B"/>
        <table:table-column table:style-name="Таблица60.P"/>
        <table:table-column table:style-name="Таблица60.T"/>
        <table:table-column table:style-name="Таблица60.U"/>
        <table:table-column table:style-name="Таблица60.B"/>
        <table:table-column table:style-name="Таблица60.W"/>
        <table:table-column table:style-name="Таблица60.X"/>
        <table:table-column table:style-name="Таблица60.Y"/>
        <table:table-column table:style-name="Таблица60.Z"/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B"/>
        <table:table-column table:style-name="Таблица60.H"/>
        <table:table-column table:style-name="Таблица60.g"/>
        <table:table-column table:style-name="Таблица60.k"/>
        <table:table-column table:style-name="Таблица60.g"/>
        <table:table-column table:style-name="Таблица60.m"/>
        <table:table-column table:style-name="Таблица60.n"/>
        <table:table-column table:style-name="Таблица60.o"/>
        <table:table-column table:style-name="Таблица60.p"/>
        <table:table-column table:style-name="Таблица60.q"/>
        <table:table-row table:style-name="Таблица60.1">
          <table:table-cell table:style-name="Таблица60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26"/>
          </table:table-cell>
          <table:covered-table-cell/>
          <table:table-cell table:style-name="Таблица60.e1" table:number-columns-spanned="3" office:value-type="string">
            <text:p text:style-name="P23"/>
          </table:table-cell>
          <table:covered-table-cell/>
          <table:covered-table-cell/>
          <table:table-cell table:style-name="Таблица60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60.e1" table:number-columns-spanned="3" office:value-type="string">
            <text:p text:style-name="P23"/>
          </table:table-cell>
          <table:covered-table-cell/>
          <table:covered-table-cell/>
          <table:table-cell table:style-name="Таблица60.q1" office:value-type="string">
            <text:p text:style-name="P23"/>
          </table:table-cell>
        </table:table-row>
        <table:table-row table:style-name="Таблица60.1">
          <table:table-cell table:style-name="Таблица60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60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office:value-type="string">
            <text:p text:style-name="P21"/>
          </table:table-cell>
          <table:table-cell table:style-name="Таблица60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60.R2" table:number-columns-spanned="2" office:value-type="string">
            <text:p text:style-name="P21"/>
          </table:table-cell>
          <table:covered-table-cell/>
          <table:table-cell table:style-name="Таблица60.R2" table:number-columns-spanned="3" office:value-type="string">
            <text:p text:style-name="P21"/>
          </table:table-cell>
          <table:covered-table-cell/>
          <table:covered-table-cell/>
          <table:table-cell table:style-name="Таблица60.R2" table:number-columns-spanned="3" office:value-type="string">
            <text:p text:style-name="P21"/>
          </table:table-cell>
          <table:covered-table-cell/>
          <table:covered-table-cell/>
          <table:table-cell table:style-name="Таблица60.R2" table:number-columns-spanned="3" office:value-type="string">
            <text:p text:style-name="P21"/>
          </table:table-cell>
          <table:covered-table-cell/>
          <table:covered-table-cell/>
          <table:table-cell table:style-name="Таблица60.R2" table:number-columns-spanned="2" office:value-type="string">
            <text:p text:style-name="P21"/>
          </table:table-cell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q1" office:value-type="string">
            <text:p text:style-name="P21"/>
          </table:table-cell>
        </table:table-row>
        <table:table-row table:style-name="Таблица60.1">
          <table:table-cell table:style-name="Таблица60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60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office:value-type="string">
            <text:p text:style-name="P21"/>
          </table:table-cell>
          <table:table-cell table:style-name="Таблица60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q1" office:value-type="string">
            <text:p text:style-name="P21"/>
          </table:table-cell>
        </table:table-row>
        <table:table-row table:style-name="Таблица60.1">
          <table:table-cell table:style-name="Таблица60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60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e1" table:number-columns-spanned="3" office:value-type="string">
            <text:p text:style-name="P13"/>
          </table:table-cell>
          <table:covered-table-cell/>
          <table:covered-table-cell/>
          <table:table-cell table:style-name="Таблица60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q1" office:value-type="string">
            <text:p text:style-name="P21"/>
          </table:table-cell>
        </table:table-row>
        <table:table-row table:style-name="Таблица60.5">
          <table:table-cell table:style-name="Таблица60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q5" office:value-type="string">
            <text:p text:style-name="P29">20</text:p>
          </table:table-cell>
        </table:table-row>
        <table:table-row table:style-name="Таблица60.6">
          <table:table-cell table:style-name="Таблица60.e1" table:number-rows-spanned="3" table:number-columns-spanned="2" office:value-type="string">
            <text:p text:style-name="P21"/>
          </table:table-cell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office:value-type="string">
            <text:p text:style-name="P21"/>
          </table:table-cell>
          <table:table-cell table:style-name="Таблица60.e1" office:value-type="string">
            <text:p text:style-name="P21"/>
          </table:table-cell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X5" table:number-columns-spanned="3" office:value-type="string">
            <text:p text:style-name="P33"/>
          </table:table-cell>
          <table:covered-table-cell/>
          <table:covered-table-cell/>
          <table:table-cell table:style-name="Таблица60.X5" table:number-columns-spanned="3" office:value-type="string">
            <text:p text:style-name="P33"/>
          </table:table-cell>
          <table:covered-table-cell/>
          <table:covered-table-cell/>
          <table:table-cell table:style-name="Таблица60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l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0.6">
          <table:covered-table-cell/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41"/>
          </table:table-cell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1"/>
          </table:table-cell>
          <table:covered-table-cell/>
          <table:table-cell table:style-name="Таблица60.e1" office:value-type="string">
            <text:p text:style-name="P41"/>
          </table:table-cell>
          <table:table-cell table:style-name="Таблица60.e1" office:value-type="string">
            <text:p text:style-name="P21"/>
          </table:table-cell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6">
          <table:covered-table-cell/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office:value-type="string">
            <text:p text:style-name="P21"/>
          </table:table-cell>
          <table:table-cell table:style-name="Таблица60.e1" office:value-type="string">
            <text:p text:style-name="P21"/>
          </table:table-cell>
          <table:table-cell table:style-name="Таблица60.e1" table:number-columns-spanned="2" office:value-type="string">
            <text:p text:style-name="P21"/>
          </table:table-cell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table-cell table:style-name="Таблица60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9">
          <table:table-cell table:style-name="Таблица60.A9" office:value-type="string">
            <text:p text:style-name="P24"><draw:g text:anchor-type="char" draw:z-index="16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60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60.F9" table:number-columns-spanned="2" office:value-type="string">
            <text:p text:style-name="P42">Уч.</text:p>
          </table:table-cell>
          <table:covered-table-cell/>
          <table:table-cell table:style-name="Таблица60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60.F9" office:value-type="string">
            <text:p text:style-name="P42">Опер.</text:p>
          </table:table-cell>
          <table:table-cell table:style-name="Таблица60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9">
          <table:table-cell table:style-name="Таблица60.A9" office:value-type="string">
            <text:p text:style-name="P24">Б</text:p>
          </table:table-cell>
          <table:table-cell table:style-name="Таблица60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60.A9" table:number-columns-spanned="2" office:value-type="string">
            <text:p text:style-name="P42">Проф.</text:p>
          </table:table-cell>
          <table:covered-table-cell/>
          <table:table-cell table:style-name="Таблица60.A9" table:number-columns-spanned="2" office:value-type="string">
            <text:p text:style-name="P42">Р</text:p>
          </table:table-cell>
          <table:covered-table-cell/>
          <table:table-cell table:style-name="Таблица60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60.A9" table:number-columns-spanned="2" office:value-type="string">
            <text:p text:style-name="P42">КР</text:p>
          </table:table-cell>
          <table:covered-table-cell/>
          <table:table-cell table:style-name="Таблица60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60.p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60.9">
          <table:table-cell table:style-name="Таблица60.A9" office:value-type="string">
            <text:p text:style-name="P24">К/М</text:p>
          </table:table-cell>
          <table:table-cell table:style-name="Таблица60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f11" table:number-columns-spanned="2" office:value-type="string">
            <text:p text:style-name="P42">ОПП</text:p>
          </table:table-cell>
          <table:covered-table-cell/>
          <table:table-cell table:style-name="Таблица60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60.f11" table:number-columns-spanned="2" office:value-type="string">
            <text:p text:style-name="P42">ЕН</text:p>
          </table:table-cell>
          <table:covered-table-cell/>
          <table:table-cell table:style-name="Таблица60.f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60.p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60.12">
          <table:table-cell table:style-name="Таблица60.X5" office:value-type="string">
            <text:p text:style-name="P24">О01</text:p>
          </table:table-cell>
          <table:table-cell table:style-name="Таблица60.B12" table:number-rows-spanned="17" table:number-columns-spanned="39" office:value-type="string">
            <text:p text:style-name="P111">4 Схема укладки материалов <text:s/>согласно таблице на изделие, и соответствующего эскиза. </text:p>
            <text:p text:style-name="P111">Пропитка связующим производится вручную кистью. Уложить и прикатать каждую заготовку; величина нахлеста при укладке заготовок <text:s/>20-30мм. Не допускаются непропитанные участки, воздушные пузыри. Размеры и количество заготовок согласно таблице на изделие. </text:p>
            <text:p text:style-name="P111"><text:span text:style-name="T51">Стекломат располагать на подставках возле станка. <text:s/></text:span>Контроль ОТК.</text:p>
            <text:p text:style-name="P151">Ролик прикаточный СПР-9055; валик щетинный 790А100600А; валик с шипами «Делюкс» 574А120600, 574А200900; нож СПР-1435; рулетка Р10УЗК ГОСТ 7502-98; психрометр аспирационный МВ-4-2М ТУ52.07-(ГРПИ.405132.001)-92; Подставка СПР-5791.</text:p>
            <text:p text:style-name="P151"/>
            <text:p text:style-name="P151">5 Выдержать заготовку с уложенными слоями до «отлипа». <text:s/>В процессе отверждения вращение оправки производить не менее 3-4 часов. Проконтролировать отверждение заготовки. На заготовке не допускаются непропитанные участки, неотвержденные участки, воздушные пузыри, трещины, поры. </text:p>
            <text:p text:style-name="P151"/>
            <text:p text:style-name="P151">6 При наличии дефектов произвести ремонт заготовки: <text:s/></text:p>
            <text:p text:style-name="P111">- вскрыть стекломатериал и вырезать ножом или шпателем рыхлые, неотвержденные или непропитанные слои;</text:p>
            <text:p text:style-name="P112">- обдуть ремонтное место сжатым воздухом, обезжирить ацетоном;</text:p>
            <text:p text:style-name="P112">- <text:s/>нарезать тонкие полоски того же стекломатериала, из которого отформована заготовка;</text:p>
            <text:p text:style-name="P111"/>
            <text:p text:style-name="P150"/>
            <text:p text:style-name="P152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<text:s text:c="210"/></text:p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2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3"/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o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A21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A21" office:value-type="float" office:value="14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2">
          <table:table-cell table:style-name="Таблица60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28">
          <table:table-cell table:style-name="Таблица60.q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29">
          <table:table-cell table:style-name="Таблица60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60.E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oft-page-break/><text:s text:c="166"/>ГОСТ 3.1121-84 Форма 1а</text:p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column table:style-name="Таблица61.B"/>
        <table:table-column table:style-name="Таблица61.F"/>
        <table:table-column table:style-name="Таблица61.G"/>
        <table:table-column table:style-name="Таблица61.H"/>
        <table:table-column table:style-name="Таблица61.I"/>
        <table:table-column table:style-name="Таблица61.B"/>
        <table:table-column table:style-name="Таблица61.K"/>
        <table:table-column table:style-name="Таблица61.L"/>
        <table:table-column table:style-name="Таблица61.M"/>
        <table:table-column table:style-name="Таблица61.N"/>
        <table:table-column table:style-name="Таблица61.O"/>
        <table:table-column table:style-name="Таблица61.P"/>
        <table:table-column table:style-name="Таблица61.Q"/>
        <table:table-column table:style-name="Таблица61.B"/>
        <table:table-column table:style-name="Таблица61.P"/>
        <table:table-column table:style-name="Таблица61.T"/>
        <table:table-column table:style-name="Таблица61.U"/>
        <table:table-column table:style-name="Таблица61.B"/>
        <table:table-column table:style-name="Таблица61.W"/>
        <table:table-column table:style-name="Таблица61.X"/>
        <table:table-column table:style-name="Таблица61.Y"/>
        <table:table-column table:style-name="Таблица61.Z"/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column table:style-name="Таблица61.e"/>
        <table:table-column table:style-name="Таблица61.f"/>
        <table:table-column table:style-name="Таблица61.g"/>
        <table:table-column table:style-name="Таблица61.B"/>
        <table:table-column table:style-name="Таблица61.H"/>
        <table:table-column table:style-name="Таблица61.g"/>
        <table:table-column table:style-name="Таблица61.k"/>
        <table:table-column table:style-name="Таблица61.g"/>
        <table:table-column table:style-name="Таблица61.m"/>
        <table:table-column table:style-name="Таблица61.n"/>
        <table:table-column table:style-name="Таблица61.o"/>
        <table:table-column table:style-name="Таблица61.p"/>
        <table:table-column table:style-name="Таблица61.q"/>
        <table:table-row table:style-name="Таблица61.1">
          <table:table-cell table:style-name="Таблица61.A1" table:number-columns-spanned="30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26"/>
          </table:table-cell>
          <table:covered-table-cell/>
          <table:table-cell table:style-name="Таблица61.e1" table:number-columns-spanned="3" office:value-type="string">
            <text:p text:style-name="P23"/>
          </table:table-cell>
          <table:covered-table-cell/>
          <table:covered-table-cell/>
          <table:table-cell table:style-name="Таблица61.e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61.e1" table:number-columns-spanned="3" office:value-type="string">
            <text:p text:style-name="P23"/>
          </table:table-cell>
          <table:covered-table-cell/>
          <table:covered-table-cell/>
          <table:table-cell table:style-name="Таблица61.q1" office:value-type="string">
            <text:p text:style-name="P23"/>
          </table:table-cell>
        </table:table-row>
        <table:table-row table:style-name="Таблица61.1">
          <table:table-cell table:style-name="Таблица61.e1" table:number-columns-spanned="3" office:value-type="string">
            <text:p text:style-name="P23">Дубл.</text:p>
          </table:table-cell>
          <table:covered-table-cell/>
          <table:covered-table-cell/>
          <table:table-cell table:style-name="Таблица61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office:value-type="string">
            <text:p text:style-name="P21"/>
          </table:table-cell>
          <table:table-cell table:style-name="Таблица61.N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61.R2" table:number-columns-spanned="2" office:value-type="string">
            <text:p text:style-name="P21"/>
          </table:table-cell>
          <table:covered-table-cell/>
          <table:table-cell table:style-name="Таблица61.R2" table:number-columns-spanned="3" office:value-type="string">
            <text:p text:style-name="P21"/>
          </table:table-cell>
          <table:covered-table-cell/>
          <table:covered-table-cell/>
          <table:table-cell table:style-name="Таблица61.R2" table:number-columns-spanned="3" office:value-type="string">
            <text:p text:style-name="P21"/>
          </table:table-cell>
          <table:covered-table-cell/>
          <table:covered-table-cell/>
          <table:table-cell table:style-name="Таблица61.R2" table:number-columns-spanned="3" office:value-type="string">
            <text:p text:style-name="P21"/>
          </table:table-cell>
          <table:covered-table-cell/>
          <table:covered-table-cell/>
          <table:table-cell table:style-name="Таблица61.R2" table:number-columns-spanned="2" office:value-type="string">
            <text:p text:style-name="P21"/>
          </table:table-cell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q1" office:value-type="string">
            <text:p text:style-name="P21"/>
          </table:table-cell>
        </table:table-row>
        <table:table-row table:style-name="Таблица61.1">
          <table:table-cell table:style-name="Таблица61.e1" table:number-columns-spanned="3" office:value-type="string">
            <text:p text:style-name="P23">Взам.</text:p>
          </table:table-cell>
          <table:covered-table-cell/>
          <table:covered-table-cell/>
          <table:table-cell table:style-name="Таблица61.e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office:value-type="string">
            <text:p text:style-name="P21"/>
          </table:table-cell>
          <table:table-cell table:style-name="Таблица61.N3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q1" office:value-type="string">
            <text:p text:style-name="P21"/>
          </table:table-cell>
        </table:table-row>
        <table:table-row table:style-name="Таблица61.1">
          <table:table-cell table:style-name="Таблица61.e1" table:number-columns-spanned="3" office:value-type="string">
            <text:p text:style-name="P23">Подл.</text:p>
          </table:table-cell>
          <table:covered-table-cell/>
          <table:covered-table-cell/>
          <table:table-cell table:style-name="Таблица61.e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1.e1" table:number-columns-spanned="3" office:value-type="string">
            <text:p text:style-name="P13"/>
          </table:table-cell>
          <table:covered-table-cell/>
          <table:covered-table-cell/>
          <table:table-cell table:style-name="Таблица61.e1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q1" office:value-type="string">
            <text:p text:style-name="P21"/>
          </table:table-cell>
        </table:table-row>
        <table:table-row table:style-name="Таблица61.5">
          <table:table-cell table:style-name="Таблица61.e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X5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X5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q5" office:value-type="string">
            <text:p text:style-name="P29">21</text:p>
          </table:table-cell>
        </table:table-row>
        <table:table-row table:style-name="Таблица61.6">
          <table:table-cell table:style-name="Таблица61.e1" table:number-rows-spanned="3" table:number-columns-spanned="2" office:value-type="string">
            <text:p text:style-name="P21"/>
          </table:table-cell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office:value-type="string">
            <text:p text:style-name="P21"/>
          </table:table-cell>
          <table:table-cell table:style-name="Таблица61.e1" office:value-type="string">
            <text:p text:style-name="P21"/>
          </table:table-cell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X5" table:number-columns-spanned="3" office:value-type="string">
            <text:p text:style-name="P33"/>
          </table:table-cell>
          <table:covered-table-cell/>
          <table:covered-table-cell/>
          <table:table-cell table:style-name="Таблица61.X5" table:number-columns-spanned="3" office:value-type="string">
            <text:p text:style-name="P33"/>
          </table:table-cell>
          <table:covered-table-cell/>
          <table:covered-table-cell/>
          <table:table-cell table:style-name="Таблица61.b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l6" table:number-rows-spanned="3" table:number-columns-spanned="6" office:value-type="string">
            <text:p text:style-name="P79">УТ№37-СКМ/2-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1.6">
          <table:covered-table-cell/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41"/>
          </table:table-cell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1"/>
          </table:table-cell>
          <table:covered-table-cell/>
          <table:table-cell table:style-name="Таблица61.e1" office:value-type="string">
            <text:p text:style-name="P41"/>
          </table:table-cell>
          <table:table-cell table:style-name="Таблица61.e1" office:value-type="string">
            <text:p text:style-name="P21"/>
          </table:table-cell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6">
          <table:covered-table-cell/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office:value-type="string">
            <text:p text:style-name="P21"/>
          </table:table-cell>
          <table:table-cell table:style-name="Таблица61.e1" office:value-type="string">
            <text:p text:style-name="P21"/>
          </table:table-cell>
          <table:table-cell table:style-name="Таблица61.e1" table:number-columns-spanned="2" office:value-type="string">
            <text:p text:style-name="P21"/>
          </table:table-cell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table-cell table:style-name="Таблица61.e1" table:number-columns-spanned="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9">
          <table:table-cell table:style-name="Таблица61.A9" office:value-type="string">
            <text:p text:style-name="P24"><draw:g text:anchor-type="char" draw:z-index="17" draw:style-name="gr4"><draw:line draw:style-name="gr2" draw:text-style-name="P243" svg:x1="1.161cm" svg:y1="2.155cm" svg:x2="27.861cm" svg:y2="2.155cm"><text:p/></draw:line><draw:line draw:style-name="gr2" draw:text-style-name="P243" svg:x1="1.136cm" svg:y1="2.898cm" svg:x2="27.836cm" svg:y2="2.898cm"><text:p/></draw:line><draw:line draw:style-name="gr2" draw:text-style-name="P243" svg:x1="1.147cm" svg:y1="3.668cm" svg:x2="27.847cm" svg:y2="3.668cm"><text:p/></draw:line><draw:line draw:style-name="gr2" draw:text-style-name="P243" svg:x1="1.122cm" svg:y1="4.422cm" svg:x2="27.822cm" svg:y2="4.422cm"><text:p/></draw:line><draw:line draw:style-name="gr2" draw:text-style-name="P243" svg:x1="1.157cm" svg:y1="5.191cm" svg:x2="27.857cm" svg:y2="5.191cm"><text:p/></draw:line><draw:line draw:style-name="gr2" draw:text-style-name="P243" svg:x1="1.157cm" svg:y1="5.939cm" svg:x2="27.857cm" svg:y2="5.939cm"><text:p/></draw:line><draw:line draw:style-name="gr2" draw:text-style-name="P243" svg:x1="1.15cm" svg:y1="6.701cm" svg:x2="27.85cm" svg:y2="6.701cm"><text:p/></draw:line><draw:line draw:style-name="gr2" draw:text-style-name="P243" svg:x1="1.134cm" svg:y1="7.455cm" svg:x2="27.834cm" svg:y2="7.455cm"><text:p/></draw:line><draw:line draw:style-name="gr2" draw:text-style-name="P243" svg:x1="1.15cm" svg:y1="8.21cm" svg:x2="27.85cm" svg:y2="8.21cm"><text:p/></draw:line><draw:line draw:style-name="gr2" draw:text-style-name="P243" svg:x1="1.145cm" svg:y1="9.726cm" svg:x2="27.845cm" svg:y2="9.726cm"><text:p/></draw:line><draw:line draw:style-name="gr2" draw:text-style-name="P243" svg:x1="1.154cm" svg:y1="11.25cm" svg:x2="27.854cm" svg:y2="11.25cm"><text:p/></draw:line><draw:line draw:style-name="gr2" draw:text-style-name="P243" svg:x1="1.145cm" svg:y1="8.983cm" svg:x2="27.845cm" svg:y2="8.983cm"><text:p/></draw:line><draw:line draw:style-name="gr2" draw:text-style-name="P243" svg:x1="1.157cm" svg:y1="10.496cm" svg:x2="27.857cm" svg:y2="10.496cm"><text:p/></draw:line><draw:line draw:style-name="gr2" draw:text-style-name="P243" svg:x1="1.134cm" svg:y1="12.005cm" svg:x2="27.834cm" svg:y2="12.005cm"><text:p/></draw:line><draw:line draw:style-name="gr2" draw:text-style-name="P243" svg:x1="1.154cm" svg:y1="12.76cm" svg:x2="27.854cm" svg:y2="12.76cm"><text:p/></draw:line><draw:line draw:style-name="gr2" draw:text-style-name="P243" svg:x1="1.157cm" svg:y1="13.522cm" svg:x2="27.857cm" svg:y2="13.522cm"><text:p/></draw:line></draw:g>А</text:p>
          </table:table-cell>
          <table:table-cell table:style-name="Таблица61.B9" table:number-columns-spanned="4" office:value-type="string">
            <text:p text:style-name="P94">Цех</text:p>
          </table:table-cell>
          <table:covered-table-cell/>
          <table:covered-table-cell/>
          <table:covered-table-cell/>
          <table:table-cell table:style-name="Таблица61.F9" table:number-columns-spanned="2" office:value-type="string">
            <text:p text:style-name="P42">Уч.</text:p>
          </table:table-cell>
          <table:covered-table-cell/>
          <table:table-cell table:style-name="Таблица61.F9" table:number-columns-spanned="3" office:value-type="string">
            <text:p text:style-name="P42">РМ</text:p>
          </table:table-cell>
          <table:covered-table-cell/>
          <table:covered-table-cell/>
          <table:table-cell table:style-name="Таблица61.F9" office:value-type="string">
            <text:p text:style-name="P42">Опер.</text:p>
          </table:table-cell>
          <table:table-cell table:style-name="Таблица61.F9" table:number-columns-spanned="9" office:value-type="string">
            <text:p text:style-name="P4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U9" table:number-columns-spanned="23" office:value-type="string">
            <text:p text:style-name="P42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9">
          <table:table-cell table:style-name="Таблица61.A9" office:value-type="string">
            <text:p text:style-name="P24">Б</text:p>
          </table:table-cell>
          <table:table-cell table:style-name="Таблица61.B10" table:number-columns-spanned="25" office:value-type="string">
            <text:p text:style-name="P4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A9" table:number-columns-spanned="3" office:value-type="string">
            <text:p text:style-name="P42">СМ</text:p>
          </table:table-cell>
          <table:covered-table-cell/>
          <table:covered-table-cell/>
          <table:table-cell table:style-name="Таблица61.A9" table:number-columns-spanned="2" office:value-type="string">
            <text:p text:style-name="P42">Проф.</text:p>
          </table:table-cell>
          <table:covered-table-cell/>
          <table:table-cell table:style-name="Таблица61.A9" table:number-columns-spanned="2" office:value-type="string">
            <text:p text:style-name="P42">Р</text:p>
          </table:table-cell>
          <table:covered-table-cell/>
          <table:table-cell table:style-name="Таблица61.A9" table:number-columns-spanned="3" office:value-type="string">
            <text:p text:style-name="P42">УТ</text:p>
          </table:table-cell>
          <table:covered-table-cell/>
          <table:covered-table-cell/>
          <table:table-cell table:style-name="Таблица61.A9" table:number-columns-spanned="2" office:value-type="string">
            <text:p text:style-name="P42">КР</text:p>
          </table:table-cell>
          <table:covered-table-cell/>
          <table:table-cell table:style-name="Таблица61.A9" table:number-columns-spanned="3" office:value-type="string">
            <text:p text:style-name="P61">ЕН</text:p>
          </table:table-cell>
          <table:covered-table-cell/>
          <table:covered-table-cell/>
          <table:table-cell table:style-name="Таблица61.p10" table:number-columns-spanned="2" office:value-type="string">
            <text:p text:style-name="P29"><text:span text:style-name="T2">Т</text:span><text:span text:style-name="T3">шт.</text:span></text:p>
          </table:table-cell>
          <table:covered-table-cell/>
        </table:table-row>
        <table:table-row table:style-name="Таблица61.9">
          <table:table-cell table:style-name="Таблица61.A9" office:value-type="string">
            <text:p text:style-name="P24">К/М</text:p>
          </table:table-cell>
          <table:table-cell table:style-name="Таблица61.F9" table:number-columns-spanned="19" office:value-type="string">
            <text:p text:style-name="P4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U11" table:number-columns-spanned="11" office:value-type="string">
            <text:p text:style-name="P4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f11" table:number-columns-spanned="2" office:value-type="string">
            <text:p text:style-name="P42">ОПП</text:p>
          </table:table-cell>
          <table:covered-table-cell/>
          <table:table-cell table:style-name="Таблица61.f11" table:number-columns-spanned="3" office:value-type="string">
            <text:p text:style-name="P42">ЕВ</text:p>
          </table:table-cell>
          <table:covered-table-cell/>
          <table:covered-table-cell/>
          <table:table-cell table:style-name="Таблица61.f11" table:number-columns-spanned="2" office:value-type="string">
            <text:p text:style-name="P42">ЕН</text:p>
          </table:table-cell>
          <table:covered-table-cell/>
          <table:table-cell table:style-name="Таблица61.f11" table:number-columns-spanned="3" office:value-type="string">
            <text:p text:style-name="P42">КИ</text:p>
          </table:table-cell>
          <table:covered-table-cell/>
          <table:covered-table-cell/>
          <table:table-cell table:style-name="Таблица61.p11" table:number-columns-spanned="2" office:value-type="string">
            <text:p text:style-name="P42">Н. расх.</text:p>
          </table:table-cell>
          <table:covered-table-cell/>
        </table:table-row>
        <table:table-row table:style-name="Таблица61.12">
          <table:table-cell table:style-name="Таблица61.X5" office:value-type="string">
            <text:p text:style-name="P24">О01</text:p>
          </table:table-cell>
          <table:table-cell table:style-name="Таблица61.B12" table:number-rows-spanned="17" table:number-columns-spanned="39" office:value-type="string">
            <text:p text:style-name="P111">- вскрыть стекломатериал и вырезать ножом или шпателем рыхлые, неотвержденные или непропитанные слои; зачистить ремонтное место наждачной бумагой; </text:p>
            <text:p text:style-name="P151"><text:s/>- <text:s/>нарезать тонкие полоски того же стекломатериала, из которого отформована заготовка по размеру дефекта; </text:p>
            <text:p text:style-name="P135"><text:s/>- приготовить полиэфирную композицию с ускорителем и отвердителем (соотношение 100:2,0:2,0);</text:p>
            <text:p text:style-name="P146"><text:s/>- уложить полоски стекломатериала на ремонтное место, смачивая их полиэфирной композицией;</text:p>
            <text:p text:style-name="P145"><text:s/>- положить в виде заплатки на ремонтное место материал последнего слоя заготовки детали с учетом нахлеста по периметру дефекта 10-15 мм относительно предыдущего слоя;</text:p>
            <text:p text:style-name="P145"><text:s/>- тщательно прикатать и прижать руками заплатку, особенно по краям;</text:p>
            <text:p text:style-name="P145"><text:s/>- нанести сверху заплатки слой полиэфирной композиции; <text:s/></text:p>
            <text:p text:style-name="P151">- выдержать ремонтное место до полного отверждения не менее 24 часов при температуре цеха не ниже 18 <text:span text:style-name="T18">0</text:span><text:span text:style-name="T32">С.</text:span> Контроль ОТК.</text:p>
            <text:p text:style-name="P137"/>
            <text:p text:style-name="P137">7 Передать заготовку на дальнейшие операции не ранее чем через 24-36 часов. (При отсутствии неотвержденных участков.) Контроль ОТК. <text:s/></text:p>
            <text:p text:style-name="P112"/>
            <text:p text:style-name="P111"/>
            <text:p text:style-name="P150"/>
            <text:p text:style-name="P152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<text:s text:c="210"/></text:p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2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3"/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o12" table:number-rows-spanned="17" table:number-columns-spanned="3" office:value-type="string">
            <text:p text:style-name="P96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9"/>
            <text:p text:style-name="P95"/>
          </table:table-cell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A21" office:value-type="float" office:value="10">
            <text:p text:style-name="P2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A21" office:value-type="float" office:value="12">
            <text:p text:style-name="P24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A21" office:value-type="float" office:value="14">
            <text:p text:style-name="P24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12">
          <table:table-cell table:style-name="Таблица61.X5" office:value-type="string">
            <text:p text:style-name="P2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28">
          <table:table-cell table:style-name="Таблица61.q5" office:value-type="string">
            <text:p text:style-name="P2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29">
          <table:table-cell table:style-name="Таблица61.A29" table:number-columns-spanned="4" office:value-type="string">
            <text:p text:style-name="P44">КТТП</text:p>
          </table:table-cell>
          <table:covered-table-cell/>
          <table:covered-table-cell/>
          <table:covered-table-cell/>
          <table:table-cell table:style-name="Таблица61.E29" table:number-columns-spanned="39" office:value-type="string">
            <text:p text:style-name="P45">Карта типового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><text:soft-page-break/><text:s text:c="2"/><text:span text:style-name="T6"><text:s/>ГОСТ 3.1105-84 Форма 7а</text:span>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column table:style-name="Таблица47.E"/>
        <table:table-column table:style-name="Таблица47.F"/>
        <table:table-column table:style-name="Таблица47.G"/>
        <table:table-column table:style-name="Таблица47.H"/>
        <table:table-column table:style-name="Таблица47.I"/>
        <table:table-column table:style-name="Таблица47.J"/>
        <table:table-column table:style-name="Таблица47.K" table:number-columns-repeated="2"/>
        <table:table-column table:style-name="Таблица47.M"/>
        <table:table-column table:style-name="Таблица47.N"/>
        <table:table-column table:style-name="Таблица47.O"/>
        <table:table-column table:style-name="Таблица47.P"/>
        <table:table-column table:style-name="Таблица47.Q"/>
        <table:table-column table:style-name="Таблица47.R"/>
        <table:table-column table:style-name="Таблица47.S"/>
        <table:table-column table:style-name="Таблица47.T"/>
        <table:table-column table:style-name="Таблица47.U"/>
        <table:table-column table:style-name="Таблица47.V"/>
        <table:table-column table:style-name="Таблица47.W"/>
        <table:table-column table:style-name="Таблица47.X"/>
        <table:table-column table:style-name="Таблица47.Y"/>
        <table:table-column table:style-name="Таблица47.Z"/>
        <table:table-column table:style-name="Таблица47.a"/>
        <table:table-column table:style-name="Таблица47.b"/>
        <table:table-column table:style-name="Таблица47.c"/>
        <table:table-row table:style-name="Таблица47.1">
          <table:table-cell table:style-name="Таблица47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47.A1" table:number-columns-spanned="3" office:value-type="string">
            <text:p text:style-name="P21"/>
          </table:table-cell>
          <table:covered-table-cell/>
          <table:covered-table-cell/>
          <table:table-cell table:style-name="Таблица47.A1" table:number-columns-spanned="2" office:value-type="string">
            <text:p text:style-name="P21"/>
          </table:table-cell>
          <table:covered-table-cell/>
          <table:table-cell table:style-name="Таблица47.A1" table:number-columns-spanned="2" office:value-type="string">
            <text:p text:style-name="P21"/>
          </table:table-cell>
          <table:covered-table-cell/>
          <table:table-cell table:style-name="Таблица47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7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7.A1" office:value-type="string">
            <text:p text:style-name="P21"/>
          </table:table-cell>
          <table:table-cell table:style-name="Таблица47.A1" table:number-columns-spanned="3" office:value-type="string">
            <text:p text:style-name="P21"/>
          </table:table-cell>
          <table:covered-table-cell/>
          <table:covered-table-cell/>
          <table:table-cell table:style-name="Таблица47.A1" office:value-type="string">
            <text:p text:style-name="P21"/>
          </table:table-cell>
          <table:table-cell table:style-name="Таблица47.A1" office:value-type="string">
            <text:p text:style-name="P21"/>
          </table:table-cell>
          <table:table-cell table:style-name="Таблица47.c1" office:value-type="string">
            <text:p text:style-name="P21"/>
          </table:table-cell>
        </table:table-row>
        <table:table-row table:style-name="Таблица47.1">
          <table:table-cell table:style-name="Таблица47.J1" table:number-columns-spanned="2" office:value-type="string">
            <text:p text:style-name="P41">Дубл.</text:p>
          </table:table-cell>
          <table:covered-table-cell/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7.J1" office:value-type="string">
            <text:p text:style-name="P21"/>
          </table:table-cell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c2" office:value-type="string">
            <text:p text:style-name="P21"/>
          </table:table-cell>
        </table:table-row>
        <table:table-row table:style-name="Таблица47.1">
          <table:table-cell table:style-name="Таблица47.J1" table:number-columns-spanned="2" office:value-type="string">
            <text:p text:style-name="P41">Взам.</text:p>
          </table:table-cell>
          <table:covered-table-cell/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7.A1" table:number-columns-spanned="2" office:value-type="string">
            <text:p text:style-name="P21"/>
          </table:table-cell>
          <table:covered-table-cell/>
          <table:table-cell table:style-name="Таблица47.c1" office:value-type="string">
            <text:p text:style-name="P21"/>
          </table:table-cell>
          <table:table-cell table:style-name="Таблица47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7.J1" office:value-type="string">
            <text:p text:style-name="P21"/>
          </table:table-cell>
          <table:table-cell table:style-name="Таблица47.c2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c2" office:value-type="string">
            <text:p text:style-name="P21"/>
          </table:table-cell>
        </table:table-row>
        <table:table-row table:style-name="Таблица47.1">
          <table:table-cell table:style-name="Таблица47.J1" table:number-columns-spanned="2" office:value-type="string">
            <text:p text:style-name="P41">Подл.</text:p>
          </table:table-cell>
          <table:covered-table-cell/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c2" office:value-type="string">
            <text:p text:style-name="P21"/>
          </table:table-cell>
          <table:table-cell table:style-name="Таблица47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7.J1" office:value-type="string">
            <text:p text:style-name="P21"/>
          </table:table-cell>
          <table:table-cell table:style-name="Таблица47.c2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c2" office:value-type="string">
            <text:p text:style-name="P21"/>
          </table:table-cell>
        </table:table-row>
        <table:table-row table:style-name="Таблица47.5">
          <table:table-cell table:style-name="Таблица47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7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7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47.c5" office:value-type="string">
            <text:p text:style-name="P29">22</text:p>
          </table:table-cell>
        </table:table-row>
        <table:table-row table:style-name="Таблица47.1">
          <table:table-cell table:style-name="Таблица47.J1" table:number-rows-spanned="3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7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47.1">
          <table:covered-table-cell/>
          <table:table-cell table:style-name="Таблица47.J1" office:value-type="string">
            <text:p text:style-name="P21"/>
          </table:table-cell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7.1">
          <table:covered-table-cell/>
          <table:table-cell table:style-name="Таблица47.B8">
            <text:p text:style-name="P43"/>
          </table:table-cell>
          <table:table-cell table:style-name="Таблица47.J1" table:number-columns-spanned="2" office:value-type="string">
            <text:p text:style-name="P179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office:value-type="string">
            <text:p text:style-name="P21"/>
          </table:table-cell>
          <table:table-cell table:style-name="Таблица47.J1" office:value-type="string">
            <text:p text:style-name="P21"/>
          </table:table-cell>
          <table:table-cell table:style-name="Таблица47.J1" table:number-columns-spanned="2" office:value-type="string">
            <text:p text:style-name="P21"/>
          </table:table-cell>
          <table:covered-table-cell/>
          <table:table-cell table:style-name="Таблица47.J1" table:number-columns-spanned="3" office:value-type="string">
            <text:p text:style-name="P21"/>
          </table:table-cell>
          <table:covered-table-cell/>
          <table:covered-table-cell/>
          <table:table-cell table:style-name="Таблица4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7.9">
          <table:table-cell table:style-name="Таблица47.A9" table:number-columns-spanned="29" office:value-type="string">
            <text:p text:style-name="P56">Таблица 1. <text:s/>Раскрой и укладка стекломатериалов при изготовлении химстойкого слоя обечайки <text:span text:style-name="T42">ЮЕЛИ. 305423.034</text:span> </text:p>
            <text:p text:style-name="P48">ЕК70-1-00-000Г / ЮЕЛИ.307126.011 </text:p>
            <text:p text:style-name="P48">Ванна рециркуляционная </text:p>
            <text:p text:style-name="P57"/>
            <table:table table:name="Таблица48" table:style-name="Таблица48">
              <table:table-column table:style-name="Таблица48.A"/>
              <table:table-column table:style-name="Таблица48.B"/>
              <table:table-column table:style-name="Таблица48.C"/>
              <table:table-column table:style-name="Таблица48.D"/>
              <table:table-column table:style-name="Таблица48.E"/>
              <table:table-column table:style-name="Таблица48.F"/>
              <table:table-row>
                <table:table-cell table:style-name="Таблица48.A1" office:value-type="string">
                  <text:p text:style-name="P165">Наименование и обозначение детали</text:p>
                </table:table-cell>
                <table:table-cell table:style-name="Таблица48.A1" office:value-type="string">
                  <text:p text:style-name="P165">Обозначение стекломатериалов, связующего, порядок укладки</text:p>
                </table:table-cell>
                <table:table-cell table:style-name="Таблица48.A1" office:value-type="string">
                  <text:p text:style-name="P165">Размеры и количество заготовок стекломатериалов; мм, шт. </text:p>
                </table:table-cell>
                <table:table-cell table:style-name="Таблица48.A1" office:value-type="string">
                  <text:p text:style-name="P165">Количество слоев: шт</text:p>
                </table:table-cell>
                <table:table-cell table:style-name="Таблица48.A1" office:value-type="string">
                  <text:p text:style-name="P160">Расход связующего: кг/м<text:span text:style-name="T18">2</text:span></text:p>
                </table:table-cell>
                <table:table-cell table:style-name="Таблица48.F1" office:value-type="string">
                  <text:p text:style-name="P160">Примечание</text:p>
                </table:table-cell>
              </table:table-row>
              <table:table-row>
                <table:table-cell table:style-name="Таблица48.A2" office:value-type="string">
                  <text:p text:style-name="P165">1</text:p>
                </table:table-cell>
                <table:table-cell table:style-name="Таблица48.A2" office:value-type="string">
                  <text:p text:style-name="P165">2</text:p>
                </table:table-cell>
                <table:table-cell table:style-name="Таблица48.A2" office:value-type="string">
                  <text:p text:style-name="P165">3</text:p>
                </table:table-cell>
                <table:table-cell table:style-name="Таблица48.A2" office:value-type="string">
                  <text:p text:style-name="P165"/>
                </table:table-cell>
                <table:table-cell table:style-name="Таблица48.A2" office:value-type="string">
                  <text:p text:style-name="P160">5</text:p>
                </table:table-cell>
                <table:table-cell table:style-name="Таблица48.F2" office:value-type="string">
                  <text:p text:style-name="P160">5</text:p>
                </table:table-cell>
              </table:table-row>
              <table:table-row>
                <table:table-cell table:style-name="Таблица48.A3" table:number-rows-spanned="3" office:value-type="string">
                  <text:p text:style-name="P56">Обечайка <text:s text:c="9"/><text:span text:style-name="T42">ЮЕЛИ. 305423.034</text:span></text:p>
                </table:table-cell>
                <table:table-cell table:style-name="Таблица48.A2" office:value-type="string">
                  <text:p text:style-name="P62">1 Стекломат М123(450)1250</text:p>
                </table:table-cell>
                <table:table-cell table:style-name="Таблица48.A2" office:value-type="string">
                  <text:p text:style-name="P64"><text:span text:style-name="T55">(1250* х 5134</text:span><text:span text:style-name="T50">±2</text:span><text:span text:style-name="T55">0) мм</text:span> - 7 шт</text:p>
                </table:table-cell>
                <table:table-cell table:style-name="Таблица48.A2" office:value-type="string">
                  <text:p text:style-name="P64">4</text:p>
                </table:table-cell>
                <table:table-cell table:style-name="Таблица48.A2" office:value-type="string">
                  <text:p text:style-name="P165">1,35</text:p>
                </table:table-cell>
                <table:table-cell table:style-name="Таблица48.F3" table:number-rows-spanned="3" office:value-type="string">
                  <text:p text:style-name="P167">S<text:span text:style-name="T28">пов = 51,2м</text:span><text:span text:style-name="T21">2</text:span></text:p>
                </table:table-cell>
              </table:table-row>
              <table:table-row>
                <table:covered-table-cell/>
                <table:table-cell table:style-name="Таблица48.A3" table:number-rows-spanned="2" office:value-type="string">
                  <text:p text:style-name="P166">2 <text:span text:style-name="T43">Стекловуаль М524-С114</text:span></text:p>
                </table:table-cell>
                <table:table-cell table:style-name="Таблица48.A2" office:value-type="string">
                  <text:p text:style-name="P50"><text:span text:style-name="T32">(700</text:span><text:span text:style-name="T18">+20</text:span><text:span text:style-name="T37"> х 5134</text:span><text:span text:style-name="T34">±2</text:span><text:span text:style-name="T37">0)</text:span><text:span text:style-name="T32"> - 1 шт</text:span></text:p>
                </table:table-cell>
                <table:table-cell table:style-name="Таблица48.A2" office:value-type="string">
                  <text:p text:style-name="P50">2</text:p>
                </table:table-cell>
                <table:table-cell table:style-name="Таблица48.A3" table:number-rows-spanned="2" office:value-type="string">
                  <text:p text:style-name="P165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48.A2" office:value-type="string">
                  <text:p text:style-name="P64"><text:span text:style-name="T32">(1000* х 5134</text:span><text:span text:style-name="T50">±2</text:span><text:span text:style-name="T55">0</text:span><text:span text:style-name="T32">) — 8 шт</text:span></text:p>
                </table:table-cell>
                <table:table-cell table:style-name="Таблица48.A2" office:value-type="string">
                  <text:p text:style-name="P64">2</text:p>
                </table:table-cell>
                <table:covered-table-cell/>
                <table:covered-table-cell/>
              </table:table-row>
            </table:table>
            <text:list xml:id="list4545074434593014554" text:style-name="L2">
              <text:list-header>
                <text:p text:style-name="P190">Допускается раскрой стекломатериалов произвольных размеров в пределах норм расхода стекломатериала. </text:p>
                <text:p text:style-name="P190"/>
                <text:p text:style-name="P218"><text:span text:style-name="T37">Связующее на основе смолы </text:span><text:span text:style-name="T40">DERAKANE 470HT-400</text:span></text:p>
                <text:p text:style-name="P218"><text:span text:style-name="T37">смола </text:span><text:span text:style-name="T40">DERAKANE 470HT-400 —</text:span><text:span text:style-name="T37"> 100 м.д.</text:span></text:p>
                <text:p text:style-name="P221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190">Ускоритель Со НАФ (нафтенат кобальта) 6% раствор или ОК6%— 0,2-0,7 м.д.</text:p>
                <text:p text:style-name="P190">2,4 пентадион (при необходимости) — 0,01-0,07 м.д.</text:p>
                <text:p text:style-name="P221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199">BYK A515 <text:span text:style-name="T28">или </text:span>BYK A5<text:span text:style-name="T28">5</text:span>5 —<text:span text:style-name="T28"> 0,1 м.д. </text:span></text:p>
                <text:p text:style-name="P196">Внимание! Поверхностно активную добавку <text:span text:style-name="T12">BYK </text:span>добавлять после введения всех компонентов связующего!!!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7.10">
          <table:table-cell table:style-name="Таблица47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47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column table:style-name="Таблица49.G"/>
        <table:table-column table:style-name="Таблица49.H"/>
        <table:table-column table:style-name="Таблица49.I"/>
        <table:table-column table:style-name="Таблица49.J"/>
        <table:table-column table:style-name="Таблица49.K" table:number-columns-repeated="2"/>
        <table:table-column table:style-name="Таблица49.M"/>
        <table:table-column table:style-name="Таблица49.N"/>
        <table:table-column table:style-name="Таблица49.O"/>
        <table:table-column table:style-name="Таблица49.P"/>
        <table:table-column table:style-name="Таблица49.Q"/>
        <table:table-column table:style-name="Таблица49.R"/>
        <table:table-column table:style-name="Таблица49.S"/>
        <table:table-column table:style-name="Таблица49.T"/>
        <table:table-column table:style-name="Таблица49.U"/>
        <table:table-column table:style-name="Таблица49.V"/>
        <table:table-column table:style-name="Таблица49.W"/>
        <table:table-column table:style-name="Таблица49.X"/>
        <table:table-column table:style-name="Таблица49.Y"/>
        <table:table-column table:style-name="Таблица49.Z"/>
        <table:table-column table:style-name="Таблица49.a"/>
        <table:table-column table:style-name="Таблица49.b"/>
        <table:table-column table:style-name="Таблица49.c"/>
        <table:table-row table:style-name="Таблица49.1">
          <table:table-cell table:style-name="Таблица49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49.A1" table:number-columns-spanned="3" office:value-type="string">
            <text:p text:style-name="P21"/>
          </table:table-cell>
          <table:covered-table-cell/>
          <table:covered-table-cell/>
          <table:table-cell table:style-name="Таблица49.A1" table:number-columns-spanned="2" office:value-type="string">
            <text:p text:style-name="P21"/>
          </table:table-cell>
          <table:covered-table-cell/>
          <table:table-cell table:style-name="Таблица49.A1" table:number-columns-spanned="2" office:value-type="string">
            <text:p text:style-name="P21"/>
          </table:table-cell>
          <table:covered-table-cell/>
          <table:table-cell table:style-name="Таблица49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9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" office:value-type="string">
            <text:p text:style-name="P21"/>
          </table:table-cell>
          <table:table-cell table:style-name="Таблица49.A1" table:number-columns-spanned="3" office:value-type="string">
            <text:p text:style-name="P21"/>
          </table:table-cell>
          <table:covered-table-cell/>
          <table:covered-table-cell/>
          <table:table-cell table:style-name="Таблица49.A1" office:value-type="string">
            <text:p text:style-name="P21"/>
          </table:table-cell>
          <table:table-cell table:style-name="Таблица49.A1" office:value-type="string">
            <text:p text:style-name="P21"/>
          </table:table-cell>
          <table:table-cell table:style-name="Таблица49.c1" office:value-type="string">
            <text:p text:style-name="P21"/>
          </table:table-cell>
        </table:table-row>
        <table:table-row table:style-name="Таблица49.1">
          <table:table-cell table:style-name="Таблица49.J1" table:number-columns-spanned="2" office:value-type="string">
            <text:p text:style-name="P41">Дубл.</text:p>
          </table:table-cell>
          <table:covered-table-cell/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J1" office:value-type="string">
            <text:p text:style-name="P21"/>
          </table:table-cell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c2" office:value-type="string">
            <text:p text:style-name="P21"/>
          </table:table-cell>
        </table:table-row>
        <table:table-row table:style-name="Таблица49.1">
          <table:table-cell table:style-name="Таблица49.J1" table:number-columns-spanned="2" office:value-type="string">
            <text:p text:style-name="P41">Взам.</text:p>
          </table:table-cell>
          <table:covered-table-cell/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A1" table:number-columns-spanned="2" office:value-type="string">
            <text:p text:style-name="P21"/>
          </table:table-cell>
          <table:covered-table-cell/>
          <table:table-cell table:style-name="Таблица49.c1" office:value-type="string">
            <text:p text:style-name="P21"/>
          </table:table-cell>
          <table:table-cell table:style-name="Таблица49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9.J1" office:value-type="string">
            <text:p text:style-name="P21"/>
          </table:table-cell>
          <table:table-cell table:style-name="Таблица49.c2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c2" office:value-type="string">
            <text:p text:style-name="P21"/>
          </table:table-cell>
        </table:table-row>
        <table:table-row table:style-name="Таблица49.1">
          <table:table-cell table:style-name="Таблица49.J1" table:number-columns-spanned="2" office:value-type="string">
            <text:p text:style-name="P41">Подл.</text:p>
          </table:table-cell>
          <table:covered-table-cell/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c2" office:value-type="string">
            <text:p text:style-name="P21"/>
          </table:table-cell>
          <table:table-cell table:style-name="Таблица49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9.J1" office:value-type="string">
            <text:p text:style-name="P21"/>
          </table:table-cell>
          <table:table-cell table:style-name="Таблица49.c2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c2" office:value-type="string">
            <text:p text:style-name="P21"/>
          </table:table-cell>
        </table:table-row>
        <table:table-row table:style-name="Таблица49.5">
          <table:table-cell table:style-name="Таблица49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49.c5" office:value-type="string">
            <text:p text:style-name="P29">23</text:p>
          </table:table-cell>
        </table:table-row>
        <table:table-row table:style-name="Таблица49.1">
          <table:table-cell table:style-name="Таблица49.J1" table:number-rows-spanned="3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49.1">
          <table:covered-table-cell/>
          <table:table-cell table:style-name="Таблица49.J1" office:value-type="string">
            <text:p text:style-name="P21"/>
          </table:table-cell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9.1">
          <table:covered-table-cell/>
          <table:table-cell table:style-name="Таблица49.B8">
            <text:p text:style-name="P43"/>
          </table:table-cell>
          <table:table-cell table:style-name="Таблица49.J1" table:number-columns-spanned="2" office:value-type="string">
            <text:p text:style-name="P179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office:value-type="string">
            <text:p text:style-name="P21"/>
          </table:table-cell>
          <table:table-cell table:style-name="Таблица49.J1" office:value-type="string">
            <text:p text:style-name="P21"/>
          </table:table-cell>
          <table:table-cell table:style-name="Таблица49.J1" table:number-columns-spanned="2" office:value-type="string">
            <text:p text:style-name="P21"/>
          </table:table-cell>
          <table:covered-table-cell/>
          <table:table-cell table:style-name="Таблица49.J1" table:number-columns-spanned="3" office:value-type="string">
            <text:p text:style-name="P21"/>
          </table:table-cell>
          <table:covered-table-cell/>
          <table:covered-table-cell/>
          <table:table-cell table:style-name="Таблица4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9.9">
          <table:table-cell table:style-name="Таблица49.A9" table:number-columns-spanned="29" office:value-type="string">
            <text:p text:style-name="P65"/>
            <text:p text:style-name="P65">Схема укладки стекломатериалов для формования химстойкого слоя обечайки ЮЕЛИ.305423.034 </text:p>
            <text:p text:style-name="P65"><draw:frame draw:style-name="fr3" draw:name="Графический объект1" text:anchor-type="paragraph" svg:x="0.168cm" svg:y="1.685cm" svg:width="27.949cm" svg:height="10.343cm" draw:z-index="18"><draw:image xlink:href="Pictures/2000019700007FBD00003A76B50C7BF8.svm" xlink:type="simple" xlink:show="embed" xlink:actuate="onLoad"/></draw:frame>(после токарной и фрезерной обработки)</text:p>
            <text:p text:style-name="P65"/>
            <text:p text:style-name="P65">Эскиз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9.10">
          <table:table-cell table:style-name="Таблица49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49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column table:style-name="Таблица50.E"/>
        <table:table-column table:style-name="Таблица50.F"/>
        <table:table-column table:style-name="Таблица50.G"/>
        <table:table-column table:style-name="Таблица50.H"/>
        <table:table-column table:style-name="Таблица50.I"/>
        <table:table-column table:style-name="Таблица50.J"/>
        <table:table-column table:style-name="Таблица50.K" table:number-columns-repeated="2"/>
        <table:table-column table:style-name="Таблица50.M"/>
        <table:table-column table:style-name="Таблица50.N"/>
        <table:table-column table:style-name="Таблица50.O"/>
        <table:table-column table:style-name="Таблица50.P"/>
        <table:table-column table:style-name="Таблица50.Q"/>
        <table:table-column table:style-name="Таблица50.R"/>
        <table:table-column table:style-name="Таблица50.S"/>
        <table:table-column table:style-name="Таблица50.T"/>
        <table:table-column table:style-name="Таблица50.U"/>
        <table:table-column table:style-name="Таблица50.V"/>
        <table:table-column table:style-name="Таблица50.W"/>
        <table:table-column table:style-name="Таблица50.X"/>
        <table:table-column table:style-name="Таблица50.Y"/>
        <table:table-column table:style-name="Таблица50.Z"/>
        <table:table-column table:style-name="Таблица50.a"/>
        <table:table-column table:style-name="Таблица50.b"/>
        <table:table-column table:style-name="Таблица50.c"/>
        <table:table-row table:style-name="Таблица50.1">
          <table:table-cell table:style-name="Таблица50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0.A1" table:number-columns-spanned="3" office:value-type="string">
            <text:p text:style-name="P21"/>
          </table:table-cell>
          <table:covered-table-cell/>
          <table:covered-table-cell/>
          <table:table-cell table:style-name="Таблица50.A1" table:number-columns-spanned="2" office:value-type="string">
            <text:p text:style-name="P21"/>
          </table:table-cell>
          <table:covered-table-cell/>
          <table:table-cell table:style-name="Таблица50.A1" table:number-columns-spanned="2" office:value-type="string">
            <text:p text:style-name="P21"/>
          </table:table-cell>
          <table:covered-table-cell/>
          <table:table-cell table:style-name="Таблица50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0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0.A1" office:value-type="string">
            <text:p text:style-name="P21"/>
          </table:table-cell>
          <table:table-cell table:style-name="Таблица50.A1" table:number-columns-spanned="3" office:value-type="string">
            <text:p text:style-name="P21"/>
          </table:table-cell>
          <table:covered-table-cell/>
          <table:covered-table-cell/>
          <table:table-cell table:style-name="Таблица50.A1" office:value-type="string">
            <text:p text:style-name="P21"/>
          </table:table-cell>
          <table:table-cell table:style-name="Таблица50.A1" office:value-type="string">
            <text:p text:style-name="P21"/>
          </table:table-cell>
          <table:table-cell table:style-name="Таблица50.c1" office:value-type="string">
            <text:p text:style-name="P21"/>
          </table:table-cell>
        </table:table-row>
        <table:table-row table:style-name="Таблица50.1">
          <table:table-cell table:style-name="Таблица50.J1" table:number-columns-spanned="2" office:value-type="string">
            <text:p text:style-name="P41">Дубл.</text:p>
          </table:table-cell>
          <table:covered-table-cell/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0.J1" office:value-type="string">
            <text:p text:style-name="P21"/>
          </table:table-cell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c2" office:value-type="string">
            <text:p text:style-name="P21"/>
          </table:table-cell>
        </table:table-row>
        <table:table-row table:style-name="Таблица50.1">
          <table:table-cell table:style-name="Таблица50.J1" table:number-columns-spanned="2" office:value-type="string">
            <text:p text:style-name="P41">Взам.</text:p>
          </table:table-cell>
          <table:covered-table-cell/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0.A1" table:number-columns-spanned="2" office:value-type="string">
            <text:p text:style-name="P21"/>
          </table:table-cell>
          <table:covered-table-cell/>
          <table:table-cell table:style-name="Таблица50.c1" office:value-type="string">
            <text:p text:style-name="P21"/>
          </table:table-cell>
          <table:table-cell table:style-name="Таблица50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0.J1" office:value-type="string">
            <text:p text:style-name="P21"/>
          </table:table-cell>
          <table:table-cell table:style-name="Таблица50.c2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c2" office:value-type="string">
            <text:p text:style-name="P21"/>
          </table:table-cell>
        </table:table-row>
        <table:table-row table:style-name="Таблица50.1">
          <table:table-cell table:style-name="Таблица50.J1" table:number-columns-spanned="2" office:value-type="string">
            <text:p text:style-name="P41">Подл.</text:p>
          </table:table-cell>
          <table:covered-table-cell/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c2" office:value-type="string">
            <text:p text:style-name="P21"/>
          </table:table-cell>
          <table:table-cell table:style-name="Таблица50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0.J1" office:value-type="string">
            <text:p text:style-name="P21"/>
          </table:table-cell>
          <table:table-cell table:style-name="Таблица50.c2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c2" office:value-type="string">
            <text:p text:style-name="P21"/>
          </table:table-cell>
        </table:table-row>
        <table:table-row table:style-name="Таблица50.5">
          <table:table-cell table:style-name="Таблица50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0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0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0.c5" office:value-type="string">
            <text:p text:style-name="P29">24</text:p>
          </table:table-cell>
        </table:table-row>
        <table:table-row table:style-name="Таблица50.1">
          <table:table-cell table:style-name="Таблица50.J1" table:number-rows-spanned="3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0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0.1">
          <table:covered-table-cell/>
          <table:table-cell table:style-name="Таблица50.J1" office:value-type="string">
            <text:p text:style-name="P21"/>
          </table:table-cell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0.1">
          <table:covered-table-cell/>
          <table:table-cell table:style-name="Таблица50.B8">
            <text:p text:style-name="P43"/>
          </table:table-cell>
          <table:table-cell table:style-name="Таблица50.J1" table:number-columns-spanned="2" office:value-type="string">
            <text:p text:style-name="P179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office:value-type="string">
            <text:p text:style-name="P21"/>
          </table:table-cell>
          <table:table-cell table:style-name="Таблица50.J1" office:value-type="string">
            <text:p text:style-name="P21"/>
          </table:table-cell>
          <table:table-cell table:style-name="Таблица50.J1" table:number-columns-spanned="2" office:value-type="string">
            <text:p text:style-name="P21"/>
          </table:table-cell>
          <table:covered-table-cell/>
          <table:table-cell table:style-name="Таблица50.J1" table:number-columns-spanned="3" office:value-type="string">
            <text:p text:style-name="P21"/>
          </table:table-cell>
          <table:covered-table-cell/>
          <table:covered-table-cell/>
          <table:table-cell table:style-name="Таблица5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0.9">
          <table:table-cell table:style-name="Таблица50.A9" table:number-columns-spanned="29" office:value-type="string">
            <text:p text:style-name="P56">Таблица 2. <text:s/>Раскрой и укладка стекломата на наружную поверхность обечайки <text:span text:style-name="T42">ЮЕЛИ. 305423.034</text:span> </text:p>
            <text:p text:style-name="P48">ЕК70-1-00-000Г / ЮЕЛИ.307126.011 (после токарной обработки обечайки) </text:p>
            <text:p text:style-name="P57"/>
            <table:table table:name="Таблица51" table:style-name="Таблица51">
              <table:table-column table:style-name="Таблица51.A"/>
              <table:table-column table:style-name="Таблица51.B"/>
              <table:table-column table:style-name="Таблица51.C"/>
              <table:table-column table:style-name="Таблица51.D"/>
              <table:table-column table:style-name="Таблица51.E"/>
              <table:table-row>
                <table:table-cell table:style-name="Таблица51.A1" office:value-type="string">
                  <text:p text:style-name="P165">Наименование и обозначение детали</text:p>
                </table:table-cell>
                <table:table-cell table:style-name="Таблица51.A1" office:value-type="string">
                  <text:p text:style-name="P165">Обозначение стекломатериалов, связующего, порядок укладки</text:p>
                </table:table-cell>
                <table:table-cell table:style-name="Таблица51.A1" office:value-type="string">
                  <text:p text:style-name="P165">Размеры и количество заготовок стекломатериалов; мм, шт. </text:p>
                </table:table-cell>
                <table:table-cell table:style-name="Таблица51.A1" office:value-type="string">
                  <text:p text:style-name="P160">Расход связующего: кг/м<text:span text:style-name="T18">2</text:span></text:p>
                </table:table-cell>
                <table:table-cell table:style-name="Таблица51.E1" office:value-type="string">
                  <text:p text:style-name="P160">Примечание</text:p>
                </table:table-cell>
              </table:table-row>
              <table:table-row table:style-name="Таблица51.2">
                <table:table-cell table:style-name="Таблица51.A2" office:value-type="string">
                  <text:p text:style-name="P165">1</text:p>
                </table:table-cell>
                <table:table-cell table:style-name="Таблица51.A2" office:value-type="string">
                  <text:p text:style-name="P165">2</text:p>
                </table:table-cell>
                <table:table-cell table:style-name="Таблица51.A2" office:value-type="string">
                  <text:p text:style-name="P165">3</text:p>
                </table:table-cell>
                <table:table-cell table:style-name="Таблица51.A2" office:value-type="string">
                  <text:p text:style-name="P160">5</text:p>
                </table:table-cell>
                <table:table-cell table:style-name="Таблица51.E2" office:value-type="string">
                  <text:p text:style-name="P160">5</text:p>
                </table:table-cell>
              </table:table-row>
              <table:table-row>
                <table:table-cell table:style-name="Таблица51.A3" office:value-type="string">
                  <text:p text:style-name="P56">Обечайка <text:s text:c="9"/><text:span text:style-name="T42">ЮЕЛИ. 305423.034</text:span></text:p>
                </table:table-cell>
                <table:table-cell table:style-name="Таблица51.A3" office:value-type="string">
                  <text:p text:style-name="P62"/>
                  <text:p text:style-name="P165">1 Стекломат М123(450)1250</text:p>
                </table:table-cell>
                <table:table-cell table:style-name="Таблица51.A3" office:value-type="string">
                  <text:p text:style-name="P50"><text:span text:style-name="T37">(970</text:span><text:span text:style-name="T34">±</text:span><text:span text:style-name="T37">10 х 8600) мм</text:span><text:span text:style-name="T32"> - 1 шт</text:span></text:p>
                  <text:p text:style-name="P50"><text:span text:style-name="T32">(1250*</text:span><text:span text:style-name="T37"> х 8600)</text:span><text:span text:style-name="T32"> - 2 шт</text:span></text:p>
                  <text:p text:style-name="P50"><text:span text:style-name="T37">(470</text:span><text:span text:style-name="T34">±</text:span><text:span text:style-name="T37">10 х 8600) мм</text:span><text:span text:style-name="T32"> - 1 шт</text:span></text:p>
                  <text:p text:style-name="P50"><text:span text:style-name="T37">(410</text:span><text:span text:style-name="T34">±</text:span><text:span text:style-name="T37">10 х 8600) мм</text:span><text:span text:style-name="T32"> - 1 шт</text:span></text:p>
                </table:table-cell>
                <table:table-cell table:style-name="Таблица51.A3" office:value-type="string">
                  <text:p text:style-name="P165"/>
                  <text:p text:style-name="P165">1,35</text:p>
                </table:table-cell>
                <table:table-cell table:style-name="Таблица51.E3" office:value-type="string">
                  <text:p text:style-name="P167">S<text:span text:style-name="T28">пов = 51,2м</text:span><text:span text:style-name="T21">2</text:span></text:p>
                </table:table-cell>
              </table:table-row>
            </table:table>
            <text:list xml:id="list35446221" text:continue-numbering="true" text:style-name="L2">
              <text:list-header>
                <text:p text:style-name="P190">Допускается раскрой стекломатериалов произвольных размеров в пределах норм расхода стекломатериала. </text:p>
                <text:p text:style-name="P190"/>
                <text:p text:style-name="P218"><text:span text:style-name="T37">Связующее на основе смолы </text:span><text:span text:style-name="T40">DERAKANE 470HT-400</text:span></text:p>
                <text:p text:style-name="P218"><text:span text:style-name="T37">смола </text:span><text:span text:style-name="T40">DERAKANE 470HT-400 —</text:span><text:span text:style-name="T37"> 100 м.д.</text:span></text:p>
                <text:p text:style-name="P221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190">Ускоритель Со НАФ (нафтенат кобальта) 6% раствор или ОК6%— 0,2-0,7 м.д.</text:p>
                <text:p text:style-name="P190">2,4 пентадион (при необходимости) — 0,01-0,07 м.д.</text:p>
                <text:p text:style-name="P221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199">BYK A515 <text:span text:style-name="T28">или </text:span>BYK A5<text:span text:style-name="T28">5</text:span>5 —<text:span text:style-name="T28"> 0,1 м.д. </text:span></text:p>
                <text:p text:style-name="P202">Внимание! Поверхностно активную добавку BYK добавлять после введения всех компонентов связующего!!!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0.10">
          <table:table-cell table:style-name="Таблица50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0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column table:style-name="Таблица52.E"/>
        <table:table-column table:style-name="Таблица52.F"/>
        <table:table-column table:style-name="Таблица52.G"/>
        <table:table-column table:style-name="Таблица52.H"/>
        <table:table-column table:style-name="Таблица52.I"/>
        <table:table-column table:style-name="Таблица52.J"/>
        <table:table-column table:style-name="Таблица52.K" table:number-columns-repeated="2"/>
        <table:table-column table:style-name="Таблица52.M"/>
        <table:table-column table:style-name="Таблица52.N"/>
        <table:table-column table:style-name="Таблица52.O"/>
        <table:table-column table:style-name="Таблица52.P"/>
        <table:table-column table:style-name="Таблица52.Q"/>
        <table:table-column table:style-name="Таблица52.R"/>
        <table:table-column table:style-name="Таблица52.S"/>
        <table:table-column table:style-name="Таблица52.T"/>
        <table:table-column table:style-name="Таблица52.U"/>
        <table:table-column table:style-name="Таблица52.V"/>
        <table:table-column table:style-name="Таблица52.W"/>
        <table:table-column table:style-name="Таблица52.X"/>
        <table:table-column table:style-name="Таблица52.Y"/>
        <table:table-column table:style-name="Таблица52.Z"/>
        <table:table-column table:style-name="Таблица52.a"/>
        <table:table-column table:style-name="Таблица52.b"/>
        <table:table-column table:style-name="Таблица52.c"/>
        <table:table-row table:style-name="Таблица52.1">
          <table:table-cell table:style-name="Таблица52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2.A1" table:number-columns-spanned="3" office:value-type="string">
            <text:p text:style-name="P21"/>
          </table:table-cell>
          <table:covered-table-cell/>
          <table:covered-table-cell/>
          <table:table-cell table:style-name="Таблица52.A1" table:number-columns-spanned="2" office:value-type="string">
            <text:p text:style-name="P21"/>
          </table:table-cell>
          <table:covered-table-cell/>
          <table:table-cell table:style-name="Таблица52.A1" table:number-columns-spanned="2" office:value-type="string">
            <text:p text:style-name="P21"/>
          </table:table-cell>
          <table:covered-table-cell/>
          <table:table-cell table:style-name="Таблица52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2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A1" office:value-type="string">
            <text:p text:style-name="P21"/>
          </table:table-cell>
          <table:table-cell table:style-name="Таблица52.A1" table:number-columns-spanned="3" office:value-type="string">
            <text:p text:style-name="P21"/>
          </table:table-cell>
          <table:covered-table-cell/>
          <table:covered-table-cell/>
          <table:table-cell table:style-name="Таблица52.A1" office:value-type="string">
            <text:p text:style-name="P21"/>
          </table:table-cell>
          <table:table-cell table:style-name="Таблица52.A1" office:value-type="string">
            <text:p text:style-name="P21"/>
          </table:table-cell>
          <table:table-cell table:style-name="Таблица52.c1" office:value-type="string">
            <text:p text:style-name="P21"/>
          </table:table-cell>
        </table:table-row>
        <table:table-row table:style-name="Таблица52.1">
          <table:table-cell table:style-name="Таблица52.J1" table:number-columns-spanned="2" office:value-type="string">
            <text:p text:style-name="P41">Дубл.</text:p>
          </table:table-cell>
          <table:covered-table-cell/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J1" office:value-type="string">
            <text:p text:style-name="P21"/>
          </table:table-cell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c2" office:value-type="string">
            <text:p text:style-name="P21"/>
          </table:table-cell>
        </table:table-row>
        <table:table-row table:style-name="Таблица52.1">
          <table:table-cell table:style-name="Таблица52.J1" table:number-columns-spanned="2" office:value-type="string">
            <text:p text:style-name="P41">Взам.</text:p>
          </table:table-cell>
          <table:covered-table-cell/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2.A1" table:number-columns-spanned="2" office:value-type="string">
            <text:p text:style-name="P21"/>
          </table:table-cell>
          <table:covered-table-cell/>
          <table:table-cell table:style-name="Таблица52.c1" office:value-type="string">
            <text:p text:style-name="P21"/>
          </table:table-cell>
          <table:table-cell table:style-name="Таблица5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2.J1" office:value-type="string">
            <text:p text:style-name="P21"/>
          </table:table-cell>
          <table:table-cell table:style-name="Таблица52.c2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c2" office:value-type="string">
            <text:p text:style-name="P21"/>
          </table:table-cell>
        </table:table-row>
        <table:table-row table:style-name="Таблица52.1">
          <table:table-cell table:style-name="Таблица52.J1" table:number-columns-spanned="2" office:value-type="string">
            <text:p text:style-name="P41">Подл.</text:p>
          </table:table-cell>
          <table:covered-table-cell/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c2" office:value-type="string">
            <text:p text:style-name="P21"/>
          </table:table-cell>
          <table:table-cell table:style-name="Таблица5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2.J1" office:value-type="string">
            <text:p text:style-name="P21"/>
          </table:table-cell>
          <table:table-cell table:style-name="Таблица52.c2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c2" office:value-type="string">
            <text:p text:style-name="P21"/>
          </table:table-cell>
        </table:table-row>
        <table:table-row table:style-name="Таблица52.5">
          <table:table-cell table:style-name="Таблица52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2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2.c5" office:value-type="string">
            <text:p text:style-name="P29">25</text:p>
          </table:table-cell>
        </table:table-row>
        <table:table-row table:style-name="Таблица52.1">
          <table:table-cell table:style-name="Таблица52.J1" table:number-rows-spanned="3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2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2.1">
          <table:covered-table-cell/>
          <table:table-cell table:style-name="Таблица52.J1" office:value-type="string">
            <text:p text:style-name="P21"/>
          </table:table-cell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">
          <table:covered-table-cell/>
          <table:table-cell table:style-name="Таблица52.B8">
            <text:p text:style-name="P43"/>
          </table:table-cell>
          <table:table-cell table:style-name="Таблица52.J1" table:number-columns-spanned="2" office:value-type="string">
            <text:p text:style-name="P179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office:value-type="string">
            <text:p text:style-name="P21"/>
          </table:table-cell>
          <table:table-cell table:style-name="Таблица52.J1" office:value-type="string">
            <text:p text:style-name="P21"/>
          </table:table-cell>
          <table:table-cell table:style-name="Таблица52.J1" table:number-columns-spanned="2" office:value-type="string">
            <text:p text:style-name="P21"/>
          </table:table-cell>
          <table:covered-table-cell/>
          <table:table-cell table:style-name="Таблица52.J1" table:number-columns-spanned="3" office:value-type="string">
            <text:p text:style-name="P21"/>
          </table:table-cell>
          <table:covered-table-cell/>
          <table:covered-table-cell/>
          <table:table-cell table:style-name="Таблица5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9">
          <table:table-cell table:style-name="Таблица52.A9" table:number-columns-spanned="29" office:value-type="string">
            <text:p text:style-name="P48"/>
            <text:p text:style-name="P65"><text:s/>Схема укладки стекломата на наружную поверхность обечайки ЮЕЛИ. 305423.034</text:p>
            <text:p text:style-name="P65"/>
            <text:p text:style-name="P65"><draw:frame draw:style-name="fr4" draw:name="Графический объект8" text:anchor-type="paragraph" svg:width="27.949cm" svg:height="11.105cm" draw:z-index="14"><draw:image xlink:href="Pictures/200000E700007FBD000032C373A0B0FE.svm" xlink:type="simple" xlink:show="embed" xlink:actuate="onLoad"/></draw:frame>Эскиз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10">
          <table:table-cell table:style-name="Таблица52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2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 table:number-columns-repeated="2"/>
        <table:table-column table:style-name="Таблица5.M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Y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.A1" table:number-columns-spanned="3" office:value-type="string">
            <text:p text:style-name="P21"/>
          </table:table-cell>
          <table:covered-table-cell/>
          <table:covered-table-cell/>
          <table:table-cell table:style-name="Таблица5.A1" table:number-columns-spanned="2" office:value-type="string">
            <text:p text:style-name="P21"/>
          </table:table-cell>
          <table:covered-table-cell/>
          <table:table-cell table:style-name="Таблица5.A1" table:number-columns-spanned="2" office:value-type="string">
            <text:p text:style-name="P21"/>
          </table:table-cell>
          <table:covered-table-cell/>
          <table:table-cell table:style-name="Таблица5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21"/>
          </table:table-cell>
          <table:table-cell table:style-name="Таблица5.A1" table:number-columns-spanned="3" office:value-type="string">
            <text:p text:style-name="P21"/>
          </table:table-cell>
          <table:covered-table-cell/>
          <table:covered-table-cell/>
          <table:table-cell table:style-name="Таблица5.A1" office:value-type="string">
            <text:p text:style-name="P21"/>
          </table:table-cell>
          <table:table-cell table:style-name="Таблица5.A1" office:value-type="string">
            <text:p text:style-name="P21"/>
          </table:table-cell>
          <table:table-cell table:style-name="Таблица5.c1" office:value-type="string">
            <text:p text:style-name="P21"/>
          </table:table-cell>
        </table:table-row>
        <table:table-row table:style-name="Таблица5.1">
          <table:table-cell table:style-name="Таблица5.J1" table:number-columns-spanned="2" office:value-type="string">
            <text:p text:style-name="P41">Дубл.</text:p>
          </table:table-cell>
          <table:covered-table-cell/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1" office:value-type="string">
            <text:p text:style-name="P21"/>
          </table:table-cell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c2" office:value-type="string">
            <text:p text:style-name="P21"/>
          </table:table-cell>
        </table:table-row>
        <table:table-row table:style-name="Таблица5.1">
          <table:table-cell table:style-name="Таблица5.J1" table:number-columns-spanned="2" office:value-type="string">
            <text:p text:style-name="P41">Взам.</text:p>
          </table:table-cell>
          <table:covered-table-cell/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21"/>
          </table:table-cell>
          <table:covered-table-cell/>
          <table:table-cell table:style-name="Таблица5.c1" office:value-type="string">
            <text:p text:style-name="P21"/>
          </table:table-cell>
          <table:table-cell table:style-name="Таблица5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.J1" office:value-type="string">
            <text:p text:style-name="P21"/>
          </table:table-cell>
          <table:table-cell table:style-name="Таблица5.c2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c2" office:value-type="string">
            <text:p text:style-name="P21"/>
          </table:table-cell>
        </table:table-row>
        <table:table-row table:style-name="Таблица5.1">
          <table:table-cell table:style-name="Таблица5.J1" table:number-columns-spanned="2" office:value-type="string">
            <text:p text:style-name="P41">Подл.</text:p>
          </table:table-cell>
          <table:covered-table-cell/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c2" office:value-type="string">
            <text:p text:style-name="P21"/>
          </table:table-cell>
          <table:table-cell table:style-name="Таблица5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.J1" office:value-type="string">
            <text:p text:style-name="P21"/>
          </table:table-cell>
          <table:table-cell table:style-name="Таблица5.c2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c2" office:value-type="string">
            <text:p text:style-name="P21"/>
          </table:table-cell>
        </table:table-row>
        <table:table-row table:style-name="Таблица5.5">
          <table:table-cell table:style-name="Таблица5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.c5" office:value-type="string">
            <text:p text:style-name="P29">26</text:p>
          </table:table-cell>
        </table:table-row>
        <table:table-row table:style-name="Таблица5.1">
          <table:table-cell table:style-name="Таблица5.J1" table:number-rows-spanned="3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.1">
          <table:covered-table-cell/>
          <table:table-cell table:style-name="Таблица5.J1" office:value-type="string">
            <text:p text:style-name="P21"/>
          </table:table-cell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covered-table-cell/>
          <table:table-cell table:style-name="Таблица5.B8">
            <text:p text:style-name="P43"/>
          </table:table-cell>
          <table:table-cell table:style-name="Таблица5.J1" table:number-columns-spanned="2" office:value-type="string">
            <text:p text:style-name="P179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office:value-type="string">
            <text:p text:style-name="P21"/>
          </table:table-cell>
          <table:table-cell table:style-name="Таблица5.J1" office:value-type="string">
            <text:p text:style-name="P21"/>
          </table:table-cell>
          <table:table-cell table:style-name="Таблица5.J1" table:number-columns-spanned="2" office:value-type="string">
            <text:p text:style-name="P21"/>
          </table:table-cell>
          <table:covered-table-cell/>
          <table:table-cell table:style-name="Таблица5.J1" table:number-columns-spanned="3" office:value-type="string">
            <text:p text:style-name="P21"/>
          </table:table-cell>
          <table:covered-table-cell/>
          <table:covered-table-cell/>
          <table:table-cell table:style-name="Таблица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9">
          <table:table-cell table:style-name="Таблица5.A9" table:number-columns-spanned="29" office:value-type="string">
            <text:p text:style-name="P65"/>
            <text:p text:style-name="P65"><draw:frame draw:style-name="fr4" draw:name="Графический объект2" text:anchor-type="paragraph" svg:width="27.949cm" svg:height="12.432cm" draw:z-index="19"><draw:image xlink:href="Pictures/200000EC000073F1000033927B59EA91.svm" xlink:type="simple" xlink:show="embed" xlink:actuate="onLoad"/></draw:frame></text:p>
            <text:p text:style-name="P65">Эскиз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0">
          <table:table-cell table:style-name="Таблица5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 table:number-columns-repeated="2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R"/>
        <table:table-column table:style-name="Таблица6.S"/>
        <table:table-column table:style-name="Таблица6.T"/>
        <table:table-column table:style-name="Таблица6.U"/>
        <table:table-column table:style-name="Таблица6.V"/>
        <table:table-column table:style-name="Таблица6.W"/>
        <table:table-column table:style-name="Таблица6.X"/>
        <table:table-column table:style-name="Таблица6.Y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6.A1" table:number-columns-spanned="3" office:value-type="string">
            <text:p text:style-name="P21"/>
          </table:table-cell>
          <table:covered-table-cell/>
          <table:covered-table-cell/>
          <table:table-cell table:style-name="Таблица6.A1" table:number-columns-spanned="2" office:value-type="string">
            <text:p text:style-name="P21"/>
          </table:table-cell>
          <table:covered-table-cell/>
          <table:table-cell table:style-name="Таблица6.A1" table:number-columns-spanned="2" office:value-type="string">
            <text:p text:style-name="P21"/>
          </table:table-cell>
          <table:covered-table-cell/>
          <table:table-cell table:style-name="Таблица6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21"/>
          </table:table-cell>
          <table:table-cell table:style-name="Таблица6.A1" table:number-columns-spanned="3" office:value-type="string">
            <text:p text:style-name="P21"/>
          </table:table-cell>
          <table:covered-table-cell/>
          <table:covered-table-cell/>
          <table:table-cell table:style-name="Таблица6.A1" office:value-type="string">
            <text:p text:style-name="P21"/>
          </table:table-cell>
          <table:table-cell table:style-name="Таблица6.A1" office:value-type="string">
            <text:p text:style-name="P21"/>
          </table:table-cell>
          <table:table-cell table:style-name="Таблица6.c1" office:value-type="string">
            <text:p text:style-name="P21"/>
          </table:table-cell>
        </table:table-row>
        <table:table-row table:style-name="Таблица6.1">
          <table:table-cell table:style-name="Таблица6.J1" table:number-columns-spanned="2" office:value-type="string">
            <text:p text:style-name="P41">Дубл.</text:p>
          </table:table-cell>
          <table:covered-table-cell/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J1" office:value-type="string">
            <text:p text:style-name="P21"/>
          </table:table-cell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c2" office:value-type="string">
            <text:p text:style-name="P21"/>
          </table:table-cell>
        </table:table-row>
        <table:table-row table:style-name="Таблица6.1">
          <table:table-cell table:style-name="Таблица6.J1" table:number-columns-spanned="2" office:value-type="string">
            <text:p text:style-name="P41">Взам.</text:p>
          </table:table-cell>
          <table:covered-table-cell/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21"/>
          </table:table-cell>
          <table:covered-table-cell/>
          <table:table-cell table:style-name="Таблица6.c1" office:value-type="string">
            <text:p text:style-name="P21"/>
          </table:table-cell>
          <table:table-cell table:style-name="Таблица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.J1" office:value-type="string">
            <text:p text:style-name="P21"/>
          </table:table-cell>
          <table:table-cell table:style-name="Таблица6.c2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c2" office:value-type="string">
            <text:p text:style-name="P21"/>
          </table:table-cell>
        </table:table-row>
        <table:table-row table:style-name="Таблица6.1">
          <table:table-cell table:style-name="Таблица6.J1" table:number-columns-spanned="2" office:value-type="string">
            <text:p text:style-name="P41">Подл.</text:p>
          </table:table-cell>
          <table:covered-table-cell/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c2" office:value-type="string">
            <text:p text:style-name="P21"/>
          </table:table-cell>
          <table:table-cell table:style-name="Таблица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.J1" office:value-type="string">
            <text:p text:style-name="P21"/>
          </table:table-cell>
          <table:table-cell table:style-name="Таблица6.c2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c2" office:value-type="string">
            <text:p text:style-name="P21"/>
          </table:table-cell>
        </table:table-row>
        <table:table-row table:style-name="Таблица6.5">
          <table:table-cell table:style-name="Таблица6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6.c5" office:value-type="string">
            <text:p text:style-name="P29">27</text:p>
          </table:table-cell>
        </table:table-row>
        <table:table-row table:style-name="Таблица6.1">
          <table:table-cell table:style-name="Таблица6.J1" table:number-rows-spanned="3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6.1">
          <table:covered-table-cell/>
          <table:table-cell table:style-name="Таблица6.J1" office:value-type="string">
            <text:p text:style-name="P21"/>
          </table:table-cell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covered-table-cell/>
          <table:table-cell table:style-name="Таблица6.B8">
            <text:p text:style-name="P43"/>
          </table:table-cell>
          <table:table-cell table:style-name="Таблица6.J1" table:number-columns-spanned="2" office:value-type="string">
            <text:p text:style-name="P179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office:value-type="string">
            <text:p text:style-name="P21"/>
          </table:table-cell>
          <table:table-cell table:style-name="Таблица6.J1" office:value-type="string">
            <text:p text:style-name="P21"/>
          </table:table-cell>
          <table:table-cell table:style-name="Таблица6.J1" table:number-columns-spanned="2" office:value-type="string">
            <text:p text:style-name="P21"/>
          </table:table-cell>
          <table:covered-table-cell/>
          <table:table-cell table:style-name="Таблица6.J1" table:number-columns-spanned="3" office:value-type="string">
            <text:p text:style-name="P21"/>
          </table:table-cell>
          <table:covered-table-cell/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A9" table:number-columns-spanned="29" office:value-type="string">
            <text:p text:style-name="P65"/>
            <text:p text:style-name="P65"/>
            <text:p text:style-name="P65">Образец бирки </text:p>
            <text:p text:style-name="P65"/>
            <text:p text:style-name="P65"/>
            <text:p text:style-name="P65"/>
            <text:p text:style-name="P65">Рецептура связующего </text:p>
            <text:p text:style-name="P65">Смола ___________________ <text:s text:c="13"/>м.д</text:p>
            <text:p text:style-name="P65"><text:s/>Ускоритель ___________________ <text:s text:c="7"/>м.д.</text:p>
            <text:p text:style-name="P65"><text:s/>Отвердитель _________________ <text:s text:c="8"/>м.д.</text:p>
            <text:p text:style-name="P65"><text:s/>2,4 Пентадион _______________ <text:s text:c="9"/>м.д.</text:p>
            <text:p text:style-name="P85">при необходимости </text:p>
            <text:p text:style-name="P68"><text:s/>N,N <text:span text:style-name="T28">диметиланилин _____________ <text:s text:c="3"/>м.д.</text:span></text:p>
            <text:p text:style-name="P85">при необходимости</text:p>
            <text:p text:style-name="P86"><text:span text:style-name="T46"><text:s text:c="78"/>BYK _____________________ <text:s text:c="13"/></text:span><text:span text:style-name="T32">м.д.</text:span></text:p>
            <text:p text:style-name="P85"/>
            <text:p text:style-name="P85"><text:s/>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66"><text:s text:c="77"/>Дата и время приготовления ____________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0">
          <table:table-cell table:style-name="Таблица6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6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 table:number-columns-repeated="2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T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11.A1" table:number-columns-spanned="3" office:value-type="string">
            <text:p text:style-name="P21"/>
          </table:table-cell>
          <table:covered-table-cell/>
          <table:covered-table-cell/>
          <table:table-cell table:style-name="Таблица11.A1" table:number-columns-spanned="2" office:value-type="string">
            <text:p text:style-name="P21"/>
          </table:table-cell>
          <table:covered-table-cell/>
          <table:table-cell table:style-name="Таблица11.A1" table:number-columns-spanned="2" office:value-type="string">
            <text:p text:style-name="P21"/>
          </table:table-cell>
          <table:covered-table-cell/>
          <table:table-cell table:style-name="Таблица11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1" office:value-type="string">
            <text:p text:style-name="P21"/>
          </table:table-cell>
          <table:table-cell table:style-name="Таблица11.A1" table:number-columns-spanned="3" office:value-type="string">
            <text:p text:style-name="P21"/>
          </table:table-cell>
          <table:covered-table-cell/>
          <table:covered-table-cell/>
          <table:table-cell table:style-name="Таблица11.A1" office:value-type="string">
            <text:p text:style-name="P21"/>
          </table:table-cell>
          <table:table-cell table:style-name="Таблица11.A1" office:value-type="string">
            <text:p text:style-name="P21"/>
          </table:table-cell>
          <table:table-cell table:style-name="Таблица11.c1" office:value-type="string">
            <text:p text:style-name="P21"/>
          </table:table-cell>
        </table:table-row>
        <table:table-row table:style-name="Таблица11.1">
          <table:table-cell table:style-name="Таблица11.J1" table:number-columns-spanned="2" office:value-type="string">
            <text:p text:style-name="P41">Дубл.</text:p>
          </table:table-cell>
          <table:covered-table-cell/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J1" office:value-type="string">
            <text:p text:style-name="P21"/>
          </table:table-cell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c2" office:value-type="string">
            <text:p text:style-name="P21"/>
          </table:table-cell>
        </table:table-row>
        <table:table-row table:style-name="Таблица11.1">
          <table:table-cell table:style-name="Таблица11.J1" table:number-columns-spanned="2" office:value-type="string">
            <text:p text:style-name="P41">Взам.</text:p>
          </table:table-cell>
          <table:covered-table-cell/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A1" table:number-columns-spanned="2" office:value-type="string">
            <text:p text:style-name="P21"/>
          </table:table-cell>
          <table:covered-table-cell/>
          <table:table-cell table:style-name="Таблица11.c1" office:value-type="string">
            <text:p text:style-name="P21"/>
          </table:table-cell>
          <table:table-cell table:style-name="Таблица11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J1" office:value-type="string">
            <text:p text:style-name="P21"/>
          </table:table-cell>
          <table:table-cell table:style-name="Таблица11.c2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c2" office:value-type="string">
            <text:p text:style-name="P21"/>
          </table:table-cell>
        </table:table-row>
        <table:table-row table:style-name="Таблица11.1">
          <table:table-cell table:style-name="Таблица11.J1" table:number-columns-spanned="2" office:value-type="string">
            <text:p text:style-name="P41">Подл.</text:p>
          </table:table-cell>
          <table:covered-table-cell/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c2" office:value-type="string">
            <text:p text:style-name="P21"/>
          </table:table-cell>
          <table:table-cell table:style-name="Таблица11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J1" office:value-type="string">
            <text:p text:style-name="P21"/>
          </table:table-cell>
          <table:table-cell table:style-name="Таблица11.c2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c2" office:value-type="string">
            <text:p text:style-name="P21"/>
          </table:table-cell>
        </table:table-row>
        <table:table-row table:style-name="Таблица11.5">
          <table:table-cell table:style-name="Таблица11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11.c5" office:value-type="string">
            <text:p text:style-name="P29">28</text:p>
          </table:table-cell>
        </table:table-row>
        <table:table-row table:style-name="Таблица11.1">
          <table:table-cell table:style-name="Таблица11.J1" table:number-rows-spanned="3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11.1">
          <table:covered-table-cell/>
          <table:table-cell table:style-name="Таблица11.J1" office:value-type="string">
            <text:p text:style-name="P21"/>
          </table:table-cell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covered-table-cell/>
          <table:table-cell table:style-name="Таблица11.B8">
            <text:p text:style-name="P43"/>
          </table:table-cell>
          <table:table-cell table:style-name="Таблица11.J1" table:number-columns-spanned="2" office:value-type="string">
            <text:p text:style-name="P179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office:value-type="string">
            <text:p text:style-name="P21"/>
          </table:table-cell>
          <table:table-cell table:style-name="Таблица11.J1" office:value-type="string">
            <text:p text:style-name="P21"/>
          </table:table-cell>
          <table:table-cell table:style-name="Таблица11.J1" table:number-columns-spanned="2" office:value-type="string">
            <text:p text:style-name="P21"/>
          </table:table-cell>
          <table:covered-table-cell/>
          <table:table-cell table:style-name="Таблица11.J1" table:number-columns-spanned="3" office:value-type="string">
            <text:p text:style-name="P21"/>
          </table:table-cell>
          <table:covered-table-cell/>
          <table:covered-table-cell/>
          <table:table-cell table:style-name="Таблица1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A9" table:number-columns-spanned="29" office:value-type="string">
            <text:p text:style-name="P48"/>
            <text:p text:style-name="P65"><text:s/>Схема установки обечайки на ложементы ЮЕЛИ. 305423.034</text:p>
            <text:p text:style-name="P65"/>
            <text:p text:style-name="P65"><draw:frame draw:style-name="fr5" draw:name="Графический объект3" text:anchor-type="paragraph" svg:width="25.843cm" svg:height="11.111cm" draw:z-index="25"><draw:image xlink:href="Pictures/200000EE00007FBD00004D20A6ACFAAE.svm" xlink:type="simple" xlink:show="embed" xlink:actuate="onLoad"/></draw:frame></text:p>
            <text:p text:style-name="P65">Эскиз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0">
          <table:table-cell table:style-name="Таблица11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11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><text:soft-page-break/><text:s text:c="2"/><text:span text:style-name="T6"><text:s/>ГОСТ 3.1105-84 Форма 7а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 table:number-columns-repeated="2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U"/>
        <table:table-column table:style-name="Таблица12.V"/>
        <table:table-column table:style-name="Таблица12.W"/>
        <table:table-column table:style-name="Таблица12.X"/>
        <table:table-column table:style-name="Таблица12.Y"/>
        <table:table-column table:style-name="Таблица12.Z"/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12.A1" table:number-columns-spanned="3" office:value-type="string">
            <text:p text:style-name="P21"/>
          </table:table-cell>
          <table:covered-table-cell/>
          <table:covered-table-cell/>
          <table:table-cell table:style-name="Таблица12.A1" table:number-columns-spanned="2" office:value-type="string">
            <text:p text:style-name="P21"/>
          </table:table-cell>
          <table:covered-table-cell/>
          <table:table-cell table:style-name="Таблица12.A1" table:number-columns-spanned="2" office:value-type="string">
            <text:p text:style-name="P21"/>
          </table:table-cell>
          <table:covered-table-cell/>
          <table:table-cell table:style-name="Таблица12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A1" office:value-type="string">
            <text:p text:style-name="P21"/>
          </table:table-cell>
          <table:table-cell table:style-name="Таблица12.A1" table:number-columns-spanned="3" office:value-type="string">
            <text:p text:style-name="P21"/>
          </table:table-cell>
          <table:covered-table-cell/>
          <table:covered-table-cell/>
          <table:table-cell table:style-name="Таблица12.A1" office:value-type="string">
            <text:p text:style-name="P21"/>
          </table:table-cell>
          <table:table-cell table:style-name="Таблица12.A1" office:value-type="string">
            <text:p text:style-name="P21"/>
          </table:table-cell>
          <table:table-cell table:style-name="Таблица12.c1" office:value-type="string">
            <text:p text:style-name="P21"/>
          </table:table-cell>
        </table:table-row>
        <table:table-row table:style-name="Таблица12.1">
          <table:table-cell table:style-name="Таблица12.J1" table:number-columns-spanned="2" office:value-type="string">
            <text:p text:style-name="P41">Дубл.</text:p>
          </table:table-cell>
          <table:covered-table-cell/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J1" office:value-type="string">
            <text:p text:style-name="P21"/>
          </table:table-cell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c2" office:value-type="string">
            <text:p text:style-name="P21"/>
          </table:table-cell>
        </table:table-row>
        <table:table-row table:style-name="Таблица12.1">
          <table:table-cell table:style-name="Таблица12.J1" table:number-columns-spanned="2" office:value-type="string">
            <text:p text:style-name="P41">Взам.</text:p>
          </table:table-cell>
          <table:covered-table-cell/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A1" table:number-columns-spanned="2" office:value-type="string">
            <text:p text:style-name="P21"/>
          </table:table-cell>
          <table:covered-table-cell/>
          <table:table-cell table:style-name="Таблица12.c1" office:value-type="string">
            <text:p text:style-name="P21"/>
          </table:table-cell>
          <table:table-cell table:style-name="Таблица1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J1" office:value-type="string">
            <text:p text:style-name="P21"/>
          </table:table-cell>
          <table:table-cell table:style-name="Таблица12.c2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c2" office:value-type="string">
            <text:p text:style-name="P21"/>
          </table:table-cell>
        </table:table-row>
        <table:table-row table:style-name="Таблица12.1">
          <table:table-cell table:style-name="Таблица12.J1" table:number-columns-spanned="2" office:value-type="string">
            <text:p text:style-name="P41">Подл.</text:p>
          </table:table-cell>
          <table:covered-table-cell/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c2" office:value-type="string">
            <text:p text:style-name="P21"/>
          </table:table-cell>
          <table:table-cell table:style-name="Таблица1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J1" office:value-type="string">
            <text:p text:style-name="P21"/>
          </table:table-cell>
          <table:table-cell table:style-name="Таблица12.c2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c2" office:value-type="string">
            <text:p text:style-name="P21"/>
          </table:table-cell>
        </table:table-row>
        <table:table-row table:style-name="Таблица12.5">
          <table:table-cell table:style-name="Таблица12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12.c5" office:value-type="string">
            <text:p text:style-name="P29">29</text:p>
          </table:table-cell>
        </table:table-row>
        <table:table-row table:style-name="Таблица12.1">
          <table:table-cell table:style-name="Таблица12.J1" table:number-rows-spanned="3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12.1">
          <table:covered-table-cell/>
          <table:table-cell table:style-name="Таблица12.J1" office:value-type="string">
            <text:p text:style-name="P21"/>
          </table:table-cell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covered-table-cell/>
          <table:table-cell table:style-name="Таблица12.B8">
            <text:p text:style-name="P43"/>
          </table:table-cell>
          <table:table-cell table:style-name="Таблица12.J1" table:number-columns-spanned="2" office:value-type="string">
            <text:p text:style-name="P179">Зам </text:p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office:value-type="string">
            <text:p text:style-name="P21"/>
          </table:table-cell>
          <table:table-cell table:style-name="Таблица12.J1" office:value-type="string">
            <text:p text:style-name="P21"/>
          </table:table-cell>
          <table:table-cell table:style-name="Таблица12.J1" table:number-columns-spanned="2" office:value-type="string">
            <text:p text:style-name="P21"/>
          </table:table-cell>
          <table:covered-table-cell/>
          <table:table-cell table:style-name="Таблица12.J1" table:number-columns-spanned="3" office:value-type="string">
            <text:p text:style-name="P21"/>
          </table:table-cell>
          <table:covered-table-cell/>
          <table:covered-table-cell/>
          <table:table-cell table:style-name="Таблица1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9">
          <table:table-cell table:style-name="Таблица12.A9" table:number-columns-spanned="29" office:value-type="string">
            <text:p text:style-name="P91">Таблица 3. <text:s/>Раскрой и укладка стекломатериалов при изготовлении химстойкого слоя обечайки <text:span text:style-name="T47">ЮЕЛИ. 305423.035</text:span><text:span text:style-name="T28">/ЮЕЛИ.307123.004 «Ресивер левый»; <text:s/>ЮЕЛИ.305423.037/ЮЕЛИ.307123.005 «Ресивер правый»; ЮЕЛИ.305423.038/ЮЕЛИ.307123.006 «Ловушка»</text:span></text:p>
            <table:table table:name="Таблица13" table:style-name="Таблица13">
              <table:table-column table:style-name="Таблица13.A"/>
              <table:table-column table:style-name="Таблица13.B"/>
              <table:table-column table:style-name="Таблица13.C"/>
              <table:table-column table:style-name="Таблица13.D"/>
              <table:table-column table:style-name="Таблица13.E"/>
              <table:table-column table:style-name="Таблица13.F"/>
              <table:table-row>
                <table:table-cell table:style-name="Таблица13.A1" office:value-type="string">
                  <text:p text:style-name="P172">Наименование и обозначение детали</text:p>
                </table:table-cell>
                <table:table-cell table:style-name="Таблица13.A1" office:value-type="string">
                  <text:p text:style-name="P172">Обозначение стекломатериалов, связующего, порядок укладки</text:p>
                </table:table-cell>
                <table:table-cell table:style-name="Таблица13.A1" office:value-type="string">
                  <text:p text:style-name="P172">Размеры и количество заготовок стекломатериалов; мм, шт. </text:p>
                </table:table-cell>
                <table:table-cell table:style-name="Таблица13.A1" office:value-type="string">
                  <text:p text:style-name="P172">Количество слоев: шт</text:p>
                </table:table-cell>
                <table:table-cell table:style-name="Таблица13.A1" office:value-type="string">
                  <text:p text:style-name="P163">Расход связующего: кг/м<text:span text:style-name="T18">2</text:span></text:p>
                </table:table-cell>
                <table:table-cell table:style-name="Таблица13.F1" office:value-type="string">
                  <text:p text:style-name="P163">Примечание</text:p>
                </table:table-cell>
              </table:table-row>
              <table:table-row>
                <table:table-cell table:style-name="Таблица13.A2" table:number-rows-spanned="5" office:value-type="string">
                  <text:p text:style-name="P91">Обечайка <text:s text:c="9"/></text:p>
                </table:table-cell>
                <table:table-cell table:style-name="Таблица13.B2" office:value-type="string">
                  <text:p text:style-name="P69">1 Стекломат М123(450)1250</text:p>
                </table:table-cell>
                <table:table-cell table:style-name="Таблица13.B2" office:value-type="string">
                  <text:p text:style-name="P71">(1250* х 2600±20) мм - 5 шт</text:p>
                </table:table-cell>
                <table:table-cell table:style-name="Таблица13.B2" office:value-type="string">
                  <text:p text:style-name="P71">4</text:p>
                </table:table-cell>
                <table:table-cell table:style-name="Таблица13.B2" office:value-type="string">
                  <text:p text:style-name="P172">1,35</text:p>
                </table:table-cell>
                <table:table-cell table:style-name="Таблица13.F2" table:number-rows-spanned="5" office:value-type="string">
                  <text:p text:style-name="P174">S<text:span text:style-name="T28">пов = 16 м</text:span><text:span text:style-name="T21">2</text:span></text:p>
                </table:table-cell>
              </table:table-row>
              <table:table-row>
                <table:covered-table-cell/>
                <table:table-cell table:style-name="Таблица13.B2" office:value-type="string">
                  <text:p text:style-name="P69">Образец для определения содержания связующего*</text:p>
                </table:table-cell>
                <table:table-cell table:style-name="Таблица13.A2" office:value-type="string">
                  <text:p text:style-name="P71">(200<text:span text:style-name="T18">+20</text:span> х 200<text:span text:style-name="T18">+20</text:span>) - 1 шт</text:p>
                </table:table-cell>
                <table:table-cell table:style-name="Таблица13.A2" office:value-type="string">
                  <text:p text:style-name="P71">4</text:p>
                </table:table-cell>
                <table:table-cell table:style-name="Таблица13.B2" office:value-type="string">
                  <text:p text:style-name="P172">1,35</text:p>
                </table:table-cell>
                <table:covered-table-cell/>
              </table:table-row>
              <table:table-row>
                <table:covered-table-cell/>
                <table:table-cell table:style-name="Таблица13.A2" table:number-rows-spanned="2" office:value-type="string">
                  <text:p text:style-name="P173">2 <text:span text:style-name="T48">Стекловуаль М524-С114</text:span></text:p>
                </table:table-cell>
                <table:table-cell table:style-name="Таблица13.B2" office:value-type="string">
                  <text:p text:style-name="P93"><text:span text:style-name="T32">(200</text:span><text:span text:style-name="T18">+20</text:span><text:span text:style-name="T32"> х 2600</text:span><text:span text:style-name="T32">±2</text:span><text:span text:style-name="T32">0)</text:span><text:span text:style-name="T32"> - 1 шт</text:span></text:p>
                </table:table-cell>
                <table:table-cell table:style-name="Таблица13.B2" office:value-type="string">
                  <text:p text:style-name="P93">2</text:p>
                </table:table-cell>
                <table:table-cell table:style-name="Таблица13.A2" table:number-rows-spanned="2" office:value-type="string">
                  <text:p text:style-name="P172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13.B2" office:value-type="string">
                  <text:p text:style-name="P71">(1000* х 2600±20) — 6 шт</text:p>
                </table:table-cell>
                <table:table-cell table:style-name="Таблица13.B2" office:value-type="string">
                  <text:p text:style-name="P71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13.A2" office:value-type="string">
                  <text:p text:style-name="P69">Образец для определения содержания связующего*</text:p>
                </table:table-cell>
                <table:table-cell table:style-name="Таблица13.A2" office:value-type="string">
                  <text:p text:style-name="P71">(200<text:span text:style-name="T18">+20</text:span> х 200<text:span text:style-name="T18">+20</text:span>) - 1 шт</text:p>
                </table:table-cell>
                <table:table-cell table:style-name="Таблица13.A2" office:value-type="string">
                  <text:p text:style-name="P71">2</text:p>
                </table:table-cell>
                <table:table-cell table:style-name="Таблица13.A2" office:value-type="string">
                  <text:p text:style-name="P92">0,4</text:p>
                </table:table-cell>
                <table:covered-table-cell/>
              </table:table-row>
            </table:table>
            <text:list xml:id="list35445956" text:continue-numbering="true" text:style-name="L2">
              <text:list-header>
                <text:p text:style-name="P204">Допускается раскрой стекломатериалов произвольных размеров в пределах норм расхода стекломатериала. </text:p>
                <text:p text:style-name="P224"><text:span text:style-name="T32">Связующее на основе смолы </text:span><text:span text:style-name="T46">Vipel F010-CNX </text:span></text:p>
                <text:p text:style-name="P224"><text:span text:style-name="T32">смола </text:span><text:span text:style-name="T46">Vipel F010-CNX —</text:span><text:span text:style-name="T32"> 100 м.д.</text:span></text:p>
                <text:p text:style-name="P225"><text:span text:style-name="T32">Trigonox 239 </text:span><text:span text:style-name="T47">или </text:span><text:span text:style-name="T32">Trigonox </text:span><text:span text:style-name="T47">К90</text:span><text:span text:style-name="T32"> – 1,5-2,0 </text:span><text:span text:style-name="T47">м.д.</text:span></text:p>
                <text:p text:style-name="P204">Ускоритель Со НАФ (нафтенат кобальта) 6% раствор или ОК6%— 0,2-0,7 м.д.</text:p>
                <text:p text:style-name="P204">или ускоритель ОК-1 ТУ2494-130-05015213-2006 — 0,7-2,0 м.д.</text:p>
                <text:p text:style-name="P204">2,4 пентадион (при необходимости) — 0,01-0,07 м.д.</text:p>
                <text:p text:style-name="P225"><text:span text:style-name="T32">N,N </text:span><text:span text:style-name="T47">диметианилин ГОСТ 5855-78 -0,</text:span><text:span text:style-name="T32">15</text:span><text:span text:style-name="T47"> м.д. (при температуре окружающей среды менее 18 </text:span><text:span text:style-name="T47">º</text:span><text:span text:style-name="T47">С)</text:span></text:p>
                <text:p text:style-name="P208">BYK A515 —<text:span text:style-name="T28"> 0,1 м.д. <text:s text:c="194"/></text:span><text:span text:style-name="T31">Внимание! Поверхностно активную добавку </text:span><text:span text:style-name="T59">BYK </text:span><text:span text:style-name="T31">добавлять после введения всех компонентов связующего!!!</text:span></text:p>
                <text:p text:style-name="P206">* в качестве формы для изготовления образца использовать форму Эскиз -3738 или СПР-8391, перед выклейкой образцов нанести 3 <text:s/>слоя смазки <text:span text:style-name="T12">Vicilux, </text:span>в качестве материала для изготовления образцов использовать материал вырезанный из отверстии люка. <text:s/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0">
          <table:table-cell table:style-name="Таблица12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12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I"/>
        <table:table-column table:style-name="Таблица14.J"/>
        <table:table-column table:style-name="Таблица14.K" table:number-columns-repeated="2"/>
        <table:table-column table:style-name="Таблица14.M"/>
        <table:table-column table:style-name="Таблица14.N"/>
        <table:table-column table:style-name="Таблица14.O"/>
        <table:table-column table:style-name="Таблица14.P"/>
        <table:table-column table:style-name="Таблица14.Q"/>
        <table:table-column table:style-name="Таблица14.R"/>
        <table:table-column table:style-name="Таблица14.S"/>
        <table:table-column table:style-name="Таблица14.T"/>
        <table:table-column table:style-name="Таблица14.U"/>
        <table:table-column table:style-name="Таблица14.V"/>
        <table:table-column table:style-name="Таблица14.W"/>
        <table:table-column table:style-name="Таблица14.X"/>
        <table:table-column table:style-name="Таблица14.Y"/>
        <table:table-column table:style-name="Таблица14.Z"/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14.A1" table:number-columns-spanned="3" office:value-type="string">
            <text:p text:style-name="P21"/>
          </table:table-cell>
          <table:covered-table-cell/>
          <table:covered-table-cell/>
          <table:table-cell table:style-name="Таблица14.A1" table:number-columns-spanned="2" office:value-type="string">
            <text:p text:style-name="P21"/>
          </table:table-cell>
          <table:covered-table-cell/>
          <table:table-cell table:style-name="Таблица14.A1" table:number-columns-spanned="2" office:value-type="string">
            <text:p text:style-name="P21"/>
          </table:table-cell>
          <table:covered-table-cell/>
          <table:table-cell table:style-name="Таблица14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4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A1" office:value-type="string">
            <text:p text:style-name="P21"/>
          </table:table-cell>
          <table:table-cell table:style-name="Таблица14.A1" table:number-columns-spanned="3" office:value-type="string">
            <text:p text:style-name="P21"/>
          </table:table-cell>
          <table:covered-table-cell/>
          <table:covered-table-cell/>
          <table:table-cell table:style-name="Таблица14.A1" office:value-type="string">
            <text:p text:style-name="P21"/>
          </table:table-cell>
          <table:table-cell table:style-name="Таблица14.A1" office:value-type="string">
            <text:p text:style-name="P21"/>
          </table:table-cell>
          <table:table-cell table:style-name="Таблица14.c1" office:value-type="string">
            <text:p text:style-name="P21"/>
          </table:table-cell>
        </table:table-row>
        <table:table-row table:style-name="Таблица14.1">
          <table:table-cell table:style-name="Таблица14.J1" table:number-columns-spanned="2" office:value-type="string">
            <text:p text:style-name="P41">Дубл.</text:p>
          </table:table-cell>
          <table:covered-table-cell/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J1" office:value-type="string">
            <text:p text:style-name="P21"/>
          </table:table-cell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c2" office:value-type="string">
            <text:p text:style-name="P21"/>
          </table:table-cell>
        </table:table-row>
        <table:table-row table:style-name="Таблица14.1">
          <table:table-cell table:style-name="Таблица14.J1" table:number-columns-spanned="2" office:value-type="string">
            <text:p text:style-name="P41">Взам.</text:p>
          </table:table-cell>
          <table:covered-table-cell/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A1" table:number-columns-spanned="2" office:value-type="string">
            <text:p text:style-name="P21"/>
          </table:table-cell>
          <table:covered-table-cell/>
          <table:table-cell table:style-name="Таблица14.c1" office:value-type="string">
            <text:p text:style-name="P21"/>
          </table:table-cell>
          <table:table-cell table:style-name="Таблица14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4.J1" office:value-type="string">
            <text:p text:style-name="P21"/>
          </table:table-cell>
          <table:table-cell table:style-name="Таблица14.c2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c2" office:value-type="string">
            <text:p text:style-name="P21"/>
          </table:table-cell>
        </table:table-row>
        <table:table-row table:style-name="Таблица14.1">
          <table:table-cell table:style-name="Таблица14.J1" table:number-columns-spanned="2" office:value-type="string">
            <text:p text:style-name="P41">Подл.</text:p>
          </table:table-cell>
          <table:covered-table-cell/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c2" office:value-type="string">
            <text:p text:style-name="P21"/>
          </table:table-cell>
          <table:table-cell table:style-name="Таблица14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4.J1" office:value-type="string">
            <text:p text:style-name="P21"/>
          </table:table-cell>
          <table:table-cell table:style-name="Таблица14.c2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c2" office:value-type="string">
            <text:p text:style-name="P21"/>
          </table:table-cell>
        </table:table-row>
        <table:table-row table:style-name="Таблица14.5">
          <table:table-cell table:style-name="Таблица14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14.c5" office:value-type="string">
            <text:p text:style-name="P89">30</text:p>
          </table:table-cell>
        </table:table-row>
        <table:table-row table:style-name="Таблица14.1">
          <table:table-cell table:style-name="Таблица14.J1" table:number-rows-spanned="3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14.1">
          <table:covered-table-cell/>
          <table:table-cell table:style-name="Таблица14.J1" office:value-type="string">
            <text:p text:style-name="P21"/>
          </table:table-cell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">
          <table:covered-table-cell/>
          <table:table-cell table:style-name="Таблица14.B8">
            <text:p text:style-name="P43"/>
          </table:table-cell>
          <table:table-cell table:style-name="Таблица14.J1" table:number-columns-spanned="2" office:value-type="string">
            <text:p text:style-name="P179">Зам </text:p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office:value-type="string">
            <text:p text:style-name="P21"/>
          </table:table-cell>
          <table:table-cell table:style-name="Таблица14.J1" office:value-type="string">
            <text:p text:style-name="P21"/>
          </table:table-cell>
          <table:table-cell table:style-name="Таблица14.J1" table:number-columns-spanned="2" office:value-type="string">
            <text:p text:style-name="P21"/>
          </table:table-cell>
          <table:covered-table-cell/>
          <table:table-cell table:style-name="Таблица14.J1" table:number-columns-spanned="3" office:value-type="string">
            <text:p text:style-name="P21"/>
          </table:table-cell>
          <table:covered-table-cell/>
          <table:covered-table-cell/>
          <table:table-cell table:style-name="Таблица1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9">
          <table:table-cell table:style-name="Таблица14.A9" table:number-columns-spanned="29" office:value-type="string">
            <text:p text:style-name="P65">Схема укладки стекломатериалов для формования химстойкого слоя обечайки ЮЕЛИ.305423.03<text:span text:style-name="T12">5; <text:s/></text:span>ЮЕЛИ.305423.037; <text:s/>ЮЕЛИ.305423.038</text:p>
            <text:p text:style-name="P65">(после токарной и фрезерной обработки)</text:p>
            <text:p text:style-name="P65"><draw:frame draw:style-name="fr4" draw:name="Графический объект5" text:anchor-type="paragraph" svg:width="27.949cm" svg:height="11.116cm" draw:z-index="27"><draw:image xlink:href="Pictures/2000027E00007FBD00003914F13B657A.svm" xlink:type="simple" xlink:show="embed" xlink:actuate="onLoad"/></draw:frame></text:p>
            <text:p text:style-name="P65">Эскиз <text:span text:style-name="T12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0">
          <table:table-cell table:style-name="Таблица14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14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column table:style-name="Таблица30.J"/>
        <table:table-column table:style-name="Таблица30.K" table:number-columns-repeated="2"/>
        <table:table-column table:style-name="Таблица30.M"/>
        <table:table-column table:style-name="Таблица30.N"/>
        <table:table-column table:style-name="Таблица30.O"/>
        <table:table-column table:style-name="Таблица30.P"/>
        <table:table-column table:style-name="Таблица30.Q"/>
        <table:table-column table:style-name="Таблица30.R"/>
        <table:table-column table:style-name="Таблица30.S"/>
        <table:table-column table:style-name="Таблица30.T"/>
        <table:table-column table:style-name="Таблица30.U"/>
        <table:table-column table:style-name="Таблица30.V"/>
        <table:table-column table:style-name="Таблица30.W"/>
        <table:table-column table:style-name="Таблица30.X"/>
        <table:table-column table:style-name="Таблица30.Y"/>
        <table:table-column table:style-name="Таблица30.Z"/>
        <table:table-column table:style-name="Таблица30.a"/>
        <table:table-column table:style-name="Таблица30.b"/>
        <table:table-column table:style-name="Таблица30.c"/>
        <table:table-row table:style-name="Таблица30.1">
          <table:table-cell table:style-name="Таблица30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30.A1" table:number-columns-spanned="3" office:value-type="string">
            <text:p text:style-name="P21"/>
          </table:table-cell>
          <table:covered-table-cell/>
          <table:covered-table-cell/>
          <table:table-cell table:style-name="Таблица30.A1" table:number-columns-spanned="2" office:value-type="string">
            <text:p text:style-name="P21"/>
          </table:table-cell>
          <table:covered-table-cell/>
          <table:table-cell table:style-name="Таблица30.A1" table:number-columns-spanned="2" office:value-type="string">
            <text:p text:style-name="P21"/>
          </table:table-cell>
          <table:covered-table-cell/>
          <table:table-cell table:style-name="Таблица30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0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" office:value-type="string">
            <text:p text:style-name="P21"/>
          </table:table-cell>
          <table:table-cell table:style-name="Таблица30.A1" table:number-columns-spanned="3" office:value-type="string">
            <text:p text:style-name="P21"/>
          </table:table-cell>
          <table:covered-table-cell/>
          <table:covered-table-cell/>
          <table:table-cell table:style-name="Таблица30.A1" office:value-type="string">
            <text:p text:style-name="P21"/>
          </table:table-cell>
          <table:table-cell table:style-name="Таблица30.A1" office:value-type="string">
            <text:p text:style-name="P21"/>
          </table:table-cell>
          <table:table-cell table:style-name="Таблица30.c1" office:value-type="string">
            <text:p text:style-name="P21"/>
          </table:table-cell>
        </table:table-row>
        <table:table-row table:style-name="Таблица30.1">
          <table:table-cell table:style-name="Таблица30.J1" table:number-columns-spanned="2" office:value-type="string">
            <text:p text:style-name="P41">Дубл.</text:p>
          </table:table-cell>
          <table:covered-table-cell/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J1" office:value-type="string">
            <text:p text:style-name="P21"/>
          </table:table-cell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c2" office:value-type="string">
            <text:p text:style-name="P21"/>
          </table:table-cell>
        </table:table-row>
        <table:table-row table:style-name="Таблица30.1">
          <table:table-cell table:style-name="Таблица30.J1" table:number-columns-spanned="2" office:value-type="string">
            <text:p text:style-name="P41">Взам.</text:p>
          </table:table-cell>
          <table:covered-table-cell/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A1" table:number-columns-spanned="2" office:value-type="string">
            <text:p text:style-name="P21"/>
          </table:table-cell>
          <table:covered-table-cell/>
          <table:table-cell table:style-name="Таблица30.c1" office:value-type="string">
            <text:p text:style-name="P21"/>
          </table:table-cell>
          <table:table-cell table:style-name="Таблица30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0.J1" office:value-type="string">
            <text:p text:style-name="P21"/>
          </table:table-cell>
          <table:table-cell table:style-name="Таблица30.c2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c2" office:value-type="string">
            <text:p text:style-name="P21"/>
          </table:table-cell>
        </table:table-row>
        <table:table-row table:style-name="Таблица30.1">
          <table:table-cell table:style-name="Таблица30.J1" table:number-columns-spanned="2" office:value-type="string">
            <text:p text:style-name="P41">Подл.</text:p>
          </table:table-cell>
          <table:covered-table-cell/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c2" office:value-type="string">
            <text:p text:style-name="P21"/>
          </table:table-cell>
          <table:table-cell table:style-name="Таблица30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0.J1" office:value-type="string">
            <text:p text:style-name="P21"/>
          </table:table-cell>
          <table:table-cell table:style-name="Таблица30.c2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c2" office:value-type="string">
            <text:p text:style-name="P21"/>
          </table:table-cell>
        </table:table-row>
        <table:table-row table:style-name="Таблица30.5">
          <table:table-cell table:style-name="Таблица30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30.c5" office:value-type="string">
            <text:p text:style-name="P89">31</text:p>
          </table:table-cell>
        </table:table-row>
        <table:table-row table:style-name="Таблица30.1">
          <table:table-cell table:style-name="Таблица30.J1" table:number-rows-spanned="3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30.1">
          <table:covered-table-cell/>
          <table:table-cell table:style-name="Таблица30.J1" office:value-type="string">
            <text:p text:style-name="P21"/>
          </table:table-cell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1">
          <table:covered-table-cell/>
          <table:table-cell table:style-name="Таблица30.B8">
            <text:p text:style-name="P43"/>
          </table:table-cell>
          <table:table-cell table:style-name="Таблица30.J1" table:number-columns-spanned="2" office:value-type="string">
            <text:p text:style-name="P179">Зам </text:p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office:value-type="string">
            <text:p text:style-name="P21"/>
          </table:table-cell>
          <table:table-cell table:style-name="Таблица30.J1" office:value-type="string">
            <text:p text:style-name="P21"/>
          </table:table-cell>
          <table:table-cell table:style-name="Таблица30.J1" table:number-columns-spanned="2" office:value-type="string">
            <text:p text:style-name="P21"/>
          </table:table-cell>
          <table:covered-table-cell/>
          <table:table-cell table:style-name="Таблица30.J1" table:number-columns-spanned="3" office:value-type="string">
            <text:p text:style-name="P21"/>
          </table:table-cell>
          <table:covered-table-cell/>
          <table:covered-table-cell/>
          <table:table-cell table:style-name="Таблица3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9">
          <table:table-cell table:style-name="Таблица30.A9" table:number-columns-spanned="29" office:value-type="string">
            <text:p text:style-name="P48"/>
            <text:p text:style-name="P65"><text:s/>Схема установки обечайки на ложементы ЮЕЛИ. 305423.03<text:span text:style-name="T12">5; <text:s/></text:span>ЮЕЛИ.305423.037; ЮЕЛИ.305423.038</text:p>
            <text:p text:style-name="P65"><draw:frame draw:style-name="fr5" draw:name="Графический объект4" text:anchor-type="paragraph" svg:width="23.89cm" svg:height="11.344cm" draw:z-index="26"><draw:image xlink:href="Pictures/2000007C00007FBC00004E9675231799.svm" xlink:type="simple" xlink:show="embed" xlink:actuate="onLoad"/></draw:frame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>Эскиз <text:span text:style-name="T12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10">
          <table:table-cell table:style-name="Таблица30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30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/>ГОСТ 3.1105-84 Форма 7а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column table:style-name="Таблица33.F"/>
        <table:table-column table:style-name="Таблица33.G"/>
        <table:table-column table:style-name="Таблица33.H"/>
        <table:table-column table:style-name="Таблица33.I"/>
        <table:table-column table:style-name="Таблица33.J"/>
        <table:table-column table:style-name="Таблица33.K" table:number-columns-repeated="2"/>
        <table:table-column table:style-name="Таблица33.M"/>
        <table:table-column table:style-name="Таблица33.N"/>
        <table:table-column table:style-name="Таблица33.O"/>
        <table:table-column table:style-name="Таблица33.P"/>
        <table:table-column table:style-name="Таблица33.Q"/>
        <table:table-column table:style-name="Таблица33.R"/>
        <table:table-column table:style-name="Таблица33.S"/>
        <table:table-column table:style-name="Таблица33.T"/>
        <table:table-column table:style-name="Таблица33.U"/>
        <table:table-column table:style-name="Таблица33.V"/>
        <table:table-column table:style-name="Таблица33.W"/>
        <table:table-column table:style-name="Таблица33.X"/>
        <table:table-column table:style-name="Таблица33.Y"/>
        <table:table-column table:style-name="Таблица33.Z"/>
        <table:table-column table:style-name="Таблица33.a"/>
        <table:table-column table:style-name="Таблица33.b"/>
        <table:table-column table:style-name="Таблица33.c"/>
        <table:table-row table:style-name="Таблица33.1">
          <table:table-cell table:style-name="Таблица33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33.A1" table:number-columns-spanned="3" office:value-type="string">
            <text:p text:style-name="P21"/>
          </table:table-cell>
          <table:covered-table-cell/>
          <table:covered-table-cell/>
          <table:table-cell table:style-name="Таблица33.A1" table:number-columns-spanned="2" office:value-type="string">
            <text:p text:style-name="P21"/>
          </table:table-cell>
          <table:covered-table-cell/>
          <table:table-cell table:style-name="Таблица33.A1" table:number-columns-spanned="2" office:value-type="string">
            <text:p text:style-name="P21"/>
          </table:table-cell>
          <table:covered-table-cell/>
          <table:table-cell table:style-name="Таблица33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3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" office:value-type="string">
            <text:p text:style-name="P21"/>
          </table:table-cell>
          <table:table-cell table:style-name="Таблица33.A1" table:number-columns-spanned="3" office:value-type="string">
            <text:p text:style-name="P21"/>
          </table:table-cell>
          <table:covered-table-cell/>
          <table:covered-table-cell/>
          <table:table-cell table:style-name="Таблица33.A1" office:value-type="string">
            <text:p text:style-name="P21"/>
          </table:table-cell>
          <table:table-cell table:style-name="Таблица33.A1" office:value-type="string">
            <text:p text:style-name="P21"/>
          </table:table-cell>
          <table:table-cell table:style-name="Таблица33.c1" office:value-type="string">
            <text:p text:style-name="P21"/>
          </table:table-cell>
        </table:table-row>
        <table:table-row table:style-name="Таблица33.1">
          <table:table-cell table:style-name="Таблица33.J1" table:number-columns-spanned="2" office:value-type="string">
            <text:p text:style-name="P41">Дубл.</text:p>
          </table:table-cell>
          <table:covered-table-cell/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J1" office:value-type="string">
            <text:p text:style-name="P21"/>
          </table:table-cell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c2" office:value-type="string">
            <text:p text:style-name="P21"/>
          </table:table-cell>
        </table:table-row>
        <table:table-row table:style-name="Таблица33.1">
          <table:table-cell table:style-name="Таблица33.J1" table:number-columns-spanned="2" office:value-type="string">
            <text:p text:style-name="P41">Взам.</text:p>
          </table:table-cell>
          <table:covered-table-cell/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A1" table:number-columns-spanned="2" office:value-type="string">
            <text:p text:style-name="P21"/>
          </table:table-cell>
          <table:covered-table-cell/>
          <table:table-cell table:style-name="Таблица33.c1" office:value-type="string">
            <text:p text:style-name="P21"/>
          </table:table-cell>
          <table:table-cell table:style-name="Таблица3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3.J1" office:value-type="string">
            <text:p text:style-name="P21"/>
          </table:table-cell>
          <table:table-cell table:style-name="Таблица33.c2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c2" office:value-type="string">
            <text:p text:style-name="P21"/>
          </table:table-cell>
        </table:table-row>
        <table:table-row table:style-name="Таблица33.1">
          <table:table-cell table:style-name="Таблица33.J1" table:number-columns-spanned="2" office:value-type="string">
            <text:p text:style-name="P41">Подл.</text:p>
          </table:table-cell>
          <table:covered-table-cell/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c2" office:value-type="string">
            <text:p text:style-name="P21"/>
          </table:table-cell>
          <table:table-cell table:style-name="Таблица3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3.J1" office:value-type="string">
            <text:p text:style-name="P21"/>
          </table:table-cell>
          <table:table-cell table:style-name="Таблица33.c2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c2" office:value-type="string">
            <text:p text:style-name="P21"/>
          </table:table-cell>
        </table:table-row>
        <table:table-row table:style-name="Таблица33.5">
          <table:table-cell table:style-name="Таблица33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33.c5" office:value-type="string">
            <text:p text:style-name="P29">32</text:p>
          </table:table-cell>
        </table:table-row>
        <table:table-row table:style-name="Таблица33.1">
          <table:table-cell table:style-name="Таблица33.J1" table:number-rows-spanned="3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33.1">
          <table:covered-table-cell/>
          <table:table-cell table:style-name="Таблица33.J1" office:value-type="string">
            <text:p text:style-name="P21"/>
          </table:table-cell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3.1">
          <table:covered-table-cell/>
          <table:table-cell table:style-name="Таблица33.B8">
            <text:p text:style-name="P43"/>
          </table:table-cell>
          <table:table-cell table:style-name="Таблица33.J1" table:number-columns-spanned="2" office:value-type="string">
            <text:p text:style-name="P179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office:value-type="string">
            <text:p text:style-name="P21"/>
          </table:table-cell>
          <table:table-cell table:style-name="Таблица33.J1" office:value-type="string">
            <text:p text:style-name="P21"/>
          </table:table-cell>
          <table:table-cell table:style-name="Таблица33.J1" table:number-columns-spanned="2" office:value-type="string">
            <text:p text:style-name="P21"/>
          </table:table-cell>
          <table:covered-table-cell/>
          <table:table-cell table:style-name="Таблица33.J1" table:number-columns-spanned="3" office:value-type="string">
            <text:p text:style-name="P21"/>
          </table:table-cell>
          <table:covered-table-cell/>
          <table:covered-table-cell/>
          <table:table-cell table:style-name="Таблица3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3.9">
          <table:table-cell table:style-name="Таблица33.A9" table:number-columns-spanned="29" office:value-type="string">
            <text:p text:style-name="P56">Таблица 4. <text:s/>Раскрой и укладка стекломатериалов при изготовлении химстойкого слоя обечайки <text:span text:style-name="T42">ЮЕЛИ. 305423.032 </text:span><text:s/></text:p>
            <text:p text:style-name="P48">ЕК60-1-00-000Г / ЮЕЛИ.307.126.010 </text:p>
            <text:p text:style-name="P48">Ванна рециркуляционная </text:p>
            <text:p text:style-name="P57"/>
            <table:table table:name="Таблица35" table:style-name="Таблица35">
              <table:table-column table:style-name="Таблица35.A"/>
              <table:table-column table:style-name="Таблица35.B"/>
              <table:table-column table:style-name="Таблица35.C"/>
              <table:table-column table:style-name="Таблица35.D"/>
              <table:table-column table:style-name="Таблица35.E"/>
              <table:table-column table:style-name="Таблица35.F"/>
              <table:table-row>
                <table:table-cell table:style-name="Таблица35.A1" office:value-type="string">
                  <text:p text:style-name="P169">Наименование и обозначение детали</text:p>
                </table:table-cell>
                <table:table-cell table:style-name="Таблица35.A1" office:value-type="string">
                  <text:p text:style-name="P169">Обозначение стекломатериалов, связующего, порядок укладки</text:p>
                </table:table-cell>
                <table:table-cell table:style-name="Таблица35.A1" office:value-type="string">
                  <text:p text:style-name="P169">Размеры и количество заготовок стекломатериалов на 1 слой; мм, шт. </text:p>
                </table:table-cell>
                <table:table-cell table:style-name="Таблица35.A1" office:value-type="string">
                  <text:p text:style-name="P169"/>
                  <text:p text:style-name="P162">Расход связующего: кг/м<text:span text:style-name="T18">2</text:span></text:p>
                </table:table-cell>
                <table:table-cell table:style-name="Таблица35.A1" office:value-type="string">
                  <text:p text:style-name="P169">Количество слоев; шт</text:p>
                </table:table-cell>
                <table:table-cell table:style-name="Таблица35.F1" office:value-type="string">
                  <text:p text:style-name="P162">Примечание</text:p>
                </table:table-cell>
              </table:table-row>
              <table:table-row>
                <table:table-cell table:style-name="Таблица35.A2" office:value-type="string">
                  <text:p text:style-name="P169">1</text:p>
                </table:table-cell>
                <table:table-cell table:style-name="Таблица35.A2" office:value-type="string">
                  <text:p text:style-name="P169">2</text:p>
                </table:table-cell>
                <table:table-cell table:style-name="Таблица35.A2" office:value-type="string">
                  <text:p text:style-name="P169">3</text:p>
                </table:table-cell>
                <table:table-cell table:style-name="Таблица35.A2" office:value-type="string">
                  <text:p text:style-name="P162">4</text:p>
                </table:table-cell>
                <table:table-cell table:style-name="Таблица35.A2" office:value-type="string">
                  <text:p text:style-name="P162">5</text:p>
                </table:table-cell>
                <table:table-cell table:style-name="Таблица35.F2" office:value-type="string">
                  <text:p text:style-name="P162">6</text:p>
                </table:table-cell>
              </table:table-row>
              <table:table-row>
                <table:table-cell table:style-name="Таблица35.A3" table:number-rows-spanned="3" office:value-type="string">
                  <text:p text:style-name="P80">Обечайка <text:s text:c="9"/><text:span text:style-name="T38">ЮЕЛИ. 305423.032</text:span></text:p>
                </table:table-cell>
                <table:table-cell table:style-name="Таблица35.A2" office:value-type="string">
                  <text:p text:style-name="P73">1 Стекломат М123(450)1250</text:p>
                </table:table-cell>
                <table:table-cell table:style-name="Таблица35.A2" office:value-type="string">
                  <text:p text:style-name="P74"><text:span text:style-name="T55">(1250* х 5134</text:span><text:span text:style-name="T50">±2</text:span><text:span text:style-name="T55">0) мм</text:span> - 7 шт</text:p>
                </table:table-cell>
                <table:table-cell table:style-name="Таблица35.A2" office:value-type="string">
                  <text:p text:style-name="P169">1,35</text:p>
                </table:table-cell>
                <table:table-cell table:style-name="Таблица35.A2" office:value-type="string">
                  <text:p text:style-name="P169">4</text:p>
                </table:table-cell>
                <table:table-cell table:style-name="Таблица35.F2" table:number-rows-spanned="3" office:value-type="string">
                  <text:p text:style-name="P171">S<text:span text:style-name="T28">пов = 45 м</text:span><text:span text:style-name="T21">2</text:span></text:p>
                </table:table-cell>
              </table:table-row>
              <table:table-row>
                <table:covered-table-cell/>
                <table:table-cell table:style-name="Таблица35.A3" table:number-rows-spanned="2" office:value-type="string">
                  <text:p text:style-name="P170">2 <text:span text:style-name="T39">Стекловуаль М524-С114</text:span></text:p>
                </table:table-cell>
                <table:table-cell table:style-name="Таблица35.A2" office:value-type="string">
                  <text:p text:style-name="P81"><text:span text:style-name="T32">(700</text:span><text:span text:style-name="T18">+20</text:span><text:span text:style-name="T37"> х 5134</text:span><text:span text:style-name="T34">±2</text:span><text:span text:style-name="T37">0)</text:span><text:span text:style-name="T32"> - 1 шт</text:span></text:p>
                </table:table-cell>
                <table:table-cell table:style-name="Таблица35.A3" table:number-rows-spanned="2" office:value-type="string">
                  <text:p text:style-name="P169">0,4</text:p>
                </table:table-cell>
                <table:table-cell table:style-name="Таблица35.A3" table:number-rows-spanned="2" office:value-type="string">
                  <text:p text:style-name="P169">2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35.A2" office:value-type="string">
                  <text:p text:style-name="P74">(1000* х 5134<text:span text:style-name="T50">±2</text:span><text:span text:style-name="T55">0</text:span>) — 8 шт</text:p>
                </table:table-cell>
                <table:covered-table-cell/>
                <table:covered-table-cell/>
                <table:covered-table-cell/>
              </table:table-row>
            </table:table>
            <text:list xml:id="list8158408326989267392" text:style-name="L3">
              <text:list-header>
                <text:p text:style-name="P191">Допускается раскрой стекломатериалов произвольных размеров в пределах норм расхода стекломатериала. </text:p>
                <text:p text:style-name="P191"/>
                <text:p text:style-name="P219"><text:span text:style-name="T37">Связующее на основе смолы </text:span><text:span text:style-name="T40">DERAKANE 470HT-400</text:span></text:p>
                <text:p text:style-name="P219"><text:span text:style-name="T37">смола </text:span><text:span text:style-name="T40">DERAKANE 470HT-400 —</text:span><text:span text:style-name="T37"> 100 м.д.</text:span></text:p>
                <text:p text:style-name="P222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191">Ускоритель Со НАФ (нафтенат кобальта) 6% раствор или ОК6%— 0,2-0,7 м.д.</text:p>
                <text:p text:style-name="P191">2,4 пентадион (при необходимости) — 0,01-0,07 м.д.</text:p>
                <text:p text:style-name="P222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00">BYK A515 <text:span text:style-name="T28">или </text:span>BYK A5<text:span text:style-name="T28">5</text:span>5 —<text:span text:style-name="T28"> 0,1 м.д. </text:span></text:p>
                <text:p text:style-name="P203">Внимание! Поверхностно активную добавку BYK добавлять после введения всех компонентов связующего!!!</text:p>
                <text:p text:style-name="P191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3.10">
          <table:table-cell table:style-name="Таблица33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33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/>ГОСТ 3.1105-84 Форма 7а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column table:style-name="Таблица36.G"/>
        <table:table-column table:style-name="Таблица36.H"/>
        <table:table-column table:style-name="Таблица36.I"/>
        <table:table-column table:style-name="Таблица36.J"/>
        <table:table-column table:style-name="Таблица36.K" table:number-columns-repeated="2"/>
        <table:table-column table:style-name="Таблица36.M"/>
        <table:table-column table:style-name="Таблица36.N"/>
        <table:table-column table:style-name="Таблица36.O"/>
        <table:table-column table:style-name="Таблица36.P"/>
        <table:table-column table:style-name="Таблица36.Q"/>
        <table:table-column table:style-name="Таблица36.R"/>
        <table:table-column table:style-name="Таблица36.S"/>
        <table:table-column table:style-name="Таблица36.T"/>
        <table:table-column table:style-name="Таблица36.U"/>
        <table:table-column table:style-name="Таблица36.V"/>
        <table:table-column table:style-name="Таблица36.W"/>
        <table:table-column table:style-name="Таблица36.X"/>
        <table:table-column table:style-name="Таблица36.Y"/>
        <table:table-column table:style-name="Таблица36.Z"/>
        <table:table-column table:style-name="Таблица36.a"/>
        <table:table-column table:style-name="Таблица36.b"/>
        <table:table-column table:style-name="Таблица36.c"/>
        <table:table-row table:style-name="Таблица36.1">
          <table:table-cell table:style-name="Таблица36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36.A1" table:number-columns-spanned="3" office:value-type="string">
            <text:p text:style-name="P21"/>
          </table:table-cell>
          <table:covered-table-cell/>
          <table:covered-table-cell/>
          <table:table-cell table:style-name="Таблица36.A1" table:number-columns-spanned="2" office:value-type="string">
            <text:p text:style-name="P21"/>
          </table:table-cell>
          <table:covered-table-cell/>
          <table:table-cell table:style-name="Таблица36.A1" table:number-columns-spanned="2" office:value-type="string">
            <text:p text:style-name="P21"/>
          </table:table-cell>
          <table:covered-table-cell/>
          <table:table-cell table:style-name="Таблица36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6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" office:value-type="string">
            <text:p text:style-name="P21"/>
          </table:table-cell>
          <table:table-cell table:style-name="Таблица36.A1" table:number-columns-spanned="3" office:value-type="string">
            <text:p text:style-name="P21"/>
          </table:table-cell>
          <table:covered-table-cell/>
          <table:covered-table-cell/>
          <table:table-cell table:style-name="Таблица36.A1" office:value-type="string">
            <text:p text:style-name="P21"/>
          </table:table-cell>
          <table:table-cell table:style-name="Таблица36.A1" office:value-type="string">
            <text:p text:style-name="P21"/>
          </table:table-cell>
          <table:table-cell table:style-name="Таблица36.c1" office:value-type="string">
            <text:p text:style-name="P21"/>
          </table:table-cell>
        </table:table-row>
        <table:table-row table:style-name="Таблица36.1">
          <table:table-cell table:style-name="Таблица36.J1" table:number-columns-spanned="2" office:value-type="string">
            <text:p text:style-name="P41">Дубл.</text:p>
          </table:table-cell>
          <table:covered-table-cell/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J1" office:value-type="string">
            <text:p text:style-name="P21"/>
          </table:table-cell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c2" office:value-type="string">
            <text:p text:style-name="P21"/>
          </table:table-cell>
        </table:table-row>
        <table:table-row table:style-name="Таблица36.1">
          <table:table-cell table:style-name="Таблица36.J1" table:number-columns-spanned="2" office:value-type="string">
            <text:p text:style-name="P41">Взам.</text:p>
          </table:table-cell>
          <table:covered-table-cell/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A1" table:number-columns-spanned="2" office:value-type="string">
            <text:p text:style-name="P21"/>
          </table:table-cell>
          <table:covered-table-cell/>
          <table:table-cell table:style-name="Таблица36.c1" office:value-type="string">
            <text:p text:style-name="P21"/>
          </table:table-cell>
          <table:table-cell table:style-name="Таблица3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6.J1" office:value-type="string">
            <text:p text:style-name="P21"/>
          </table:table-cell>
          <table:table-cell table:style-name="Таблица36.c2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c2" office:value-type="string">
            <text:p text:style-name="P21"/>
          </table:table-cell>
        </table:table-row>
        <table:table-row table:style-name="Таблица36.1">
          <table:table-cell table:style-name="Таблица36.J1" table:number-columns-spanned="2" office:value-type="string">
            <text:p text:style-name="P41">Подл.</text:p>
          </table:table-cell>
          <table:covered-table-cell/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c2" office:value-type="string">
            <text:p text:style-name="P21"/>
          </table:table-cell>
          <table:table-cell table:style-name="Таблица3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6.J1" office:value-type="string">
            <text:p text:style-name="P21"/>
          </table:table-cell>
          <table:table-cell table:style-name="Таблица36.c2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c2" office:value-type="string">
            <text:p text:style-name="P21"/>
          </table:table-cell>
        </table:table-row>
        <table:table-row table:style-name="Таблица36.5">
          <table:table-cell table:style-name="Таблица36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36.c5" office:value-type="string">
            <text:p text:style-name="P29">33</text:p>
          </table:table-cell>
        </table:table-row>
        <table:table-row table:style-name="Таблица36.1">
          <table:table-cell table:style-name="Таблица36.J1" table:number-rows-spanned="3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36.1">
          <table:covered-table-cell/>
          <table:table-cell table:style-name="Таблица36.J1" office:value-type="string">
            <text:p text:style-name="P21"/>
          </table:table-cell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">
          <table:covered-table-cell/>
          <table:table-cell table:style-name="Таблица36.B8">
            <text:p text:style-name="P43"/>
          </table:table-cell>
          <table:table-cell table:style-name="Таблица36.J1" table:number-columns-spanned="2" office:value-type="string">
            <text:p text:style-name="P179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office:value-type="string">
            <text:p text:style-name="P21"/>
          </table:table-cell>
          <table:table-cell table:style-name="Таблица36.J1" office:value-type="string">
            <text:p text:style-name="P21"/>
          </table:table-cell>
          <table:table-cell table:style-name="Таблица36.J1" table:number-columns-spanned="2" office:value-type="string">
            <text:p text:style-name="P21"/>
          </table:table-cell>
          <table:covered-table-cell/>
          <table:table-cell table:style-name="Таблица36.J1" table:number-columns-spanned="3" office:value-type="string">
            <text:p text:style-name="P21"/>
          </table:table-cell>
          <table:covered-table-cell/>
          <table:covered-table-cell/>
          <table:table-cell table:style-name="Таблица3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9">
          <table:table-cell table:style-name="Таблица36.A9" table:number-columns-spanned="29" office:value-type="string">
            <text:p text:style-name="P32"/>
            <text:p text:style-name="P32"><text:s/>Схема укладки стекломатериалов для формования химстойкого слоя для обечайки <text:span text:style-name="T42">ЮЕЛИ. 305423.032</text:span></text:p>
            <text:p text:style-name="P32"><draw:frame draw:style-name="fr3" draw:name="Графический объект6" text:anchor-type="paragraph" svg:x="0.168cm" svg:y="1.685cm" svg:width="27.949cm" svg:height="10.343cm" draw:z-index="29"><draw:image xlink:href="Pictures/2000019700007FBD00003A76B50C7BF8.svm" xlink:type="simple" xlink:show="embed" xlink:actuate="onLoad"/></draw:frame></text:p>
            <text:p text:style-name="P32"/>
            <text:p text:style-name="P32">Эскиз 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0">
          <table:table-cell table:style-name="Таблица36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36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60"><text:soft-page-break/><text:span text:style-name="T1"><text:tab/></text:span><text:span text:style-name="T6">ГОСТ 3.1105-84 Форма 7а</text:span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column table:style-name="Таблица43.F"/>
        <table:table-column table:style-name="Таблица43.G"/>
        <table:table-column table:style-name="Таблица43.H"/>
        <table:table-column table:style-name="Таблица43.I"/>
        <table:table-column table:style-name="Таблица43.J"/>
        <table:table-column table:style-name="Таблица43.K" table:number-columns-repeated="2"/>
        <table:table-column table:style-name="Таблица43.M"/>
        <table:table-column table:style-name="Таблица43.N"/>
        <table:table-column table:style-name="Таблица43.O"/>
        <table:table-column table:style-name="Таблица43.P"/>
        <table:table-column table:style-name="Таблица43.Q"/>
        <table:table-column table:style-name="Таблица43.R"/>
        <table:table-column table:style-name="Таблица43.S"/>
        <table:table-column table:style-name="Таблица43.T"/>
        <table:table-column table:style-name="Таблица43.U"/>
        <table:table-column table:style-name="Таблица43.V"/>
        <table:table-column table:style-name="Таблица43.W"/>
        <table:table-column table:style-name="Таблица43.X"/>
        <table:table-column table:style-name="Таблица43.Y"/>
        <table:table-column table:style-name="Таблица43.Z"/>
        <table:table-column table:style-name="Таблица43.a"/>
        <table:table-column table:style-name="Таблица43.b"/>
        <table:table-column table:style-name="Таблица43.c"/>
        <table:table-row table:style-name="Таблица43.1">
          <table:table-cell table:style-name="Таблица43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43.A1" table:number-columns-spanned="3" office:value-type="string">
            <text:p text:style-name="P21"/>
          </table:table-cell>
          <table:covered-table-cell/>
          <table:covered-table-cell/>
          <table:table-cell table:style-name="Таблица43.A1" table:number-columns-spanned="2" office:value-type="string">
            <text:p text:style-name="P21"/>
          </table:table-cell>
          <table:covered-table-cell/>
          <table:table-cell table:style-name="Таблица43.A1" table:number-columns-spanned="2" office:value-type="string">
            <text:p text:style-name="P21"/>
          </table:table-cell>
          <table:covered-table-cell/>
          <table:table-cell table:style-name="Таблица43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3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" office:value-type="string">
            <text:p text:style-name="P21"/>
          </table:table-cell>
          <table:table-cell table:style-name="Таблица43.A1" table:number-columns-spanned="3" office:value-type="string">
            <text:p text:style-name="P21"/>
          </table:table-cell>
          <table:covered-table-cell/>
          <table:covered-table-cell/>
          <table:table-cell table:style-name="Таблица43.A1" office:value-type="string">
            <text:p text:style-name="P21"/>
          </table:table-cell>
          <table:table-cell table:style-name="Таблица43.A1" office:value-type="string">
            <text:p text:style-name="P21"/>
          </table:table-cell>
          <table:table-cell table:style-name="Таблица43.c1" office:value-type="string">
            <text:p text:style-name="P21"/>
          </table:table-cell>
        </table:table-row>
        <table:table-row table:style-name="Таблица43.1">
          <table:table-cell table:style-name="Таблица43.J1" table:number-columns-spanned="2" office:value-type="string">
            <text:p text:style-name="P41">Дубл.</text:p>
          </table:table-cell>
          <table:covered-table-cell/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J1" office:value-type="string">
            <text:p text:style-name="P21"/>
          </table:table-cell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c2" office:value-type="string">
            <text:p text:style-name="P21"/>
          </table:table-cell>
        </table:table-row>
        <table:table-row table:style-name="Таблица43.1">
          <table:table-cell table:style-name="Таблица43.J1" table:number-columns-spanned="2" office:value-type="string">
            <text:p text:style-name="P41">Взам.</text:p>
          </table:table-cell>
          <table:covered-table-cell/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A1" table:number-columns-spanned="2" office:value-type="string">
            <text:p text:style-name="P21"/>
          </table:table-cell>
          <table:covered-table-cell/>
          <table:table-cell table:style-name="Таблица43.c1" office:value-type="string">
            <text:p text:style-name="P21"/>
          </table:table-cell>
          <table:table-cell table:style-name="Таблица4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3.J1" office:value-type="string">
            <text:p text:style-name="P21"/>
          </table:table-cell>
          <table:table-cell table:style-name="Таблица43.c2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c2" office:value-type="string">
            <text:p text:style-name="P21"/>
          </table:table-cell>
        </table:table-row>
        <table:table-row table:style-name="Таблица43.1">
          <table:table-cell table:style-name="Таблица43.J1" table:number-columns-spanned="2" office:value-type="string">
            <text:p text:style-name="P41">Подл.</text:p>
          </table:table-cell>
          <table:covered-table-cell/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c2" office:value-type="string">
            <text:p text:style-name="P21"/>
          </table:table-cell>
          <table:table-cell table:style-name="Таблица4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3.J1" office:value-type="string">
            <text:p text:style-name="P21"/>
          </table:table-cell>
          <table:table-cell table:style-name="Таблица43.c2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c2" office:value-type="string">
            <text:p text:style-name="P21"/>
          </table:table-cell>
        </table:table-row>
        <table:table-row table:style-name="Таблица43.5">
          <table:table-cell table:style-name="Таблица43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43.c5" office:value-type="string">
            <text:p text:style-name="P29">34</text:p>
          </table:table-cell>
        </table:table-row>
        <table:table-row table:style-name="Таблица43.1">
          <table:table-cell table:style-name="Таблица43.J1" table:number-rows-spanned="3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43.1">
          <table:covered-table-cell/>
          <table:table-cell table:style-name="Таблица43.J1" office:value-type="string">
            <text:p text:style-name="P21"/>
          </table:table-cell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3.1">
          <table:covered-table-cell/>
          <table:table-cell table:style-name="Таблица43.B8">
            <text:p text:style-name="P43"/>
          </table:table-cell>
          <table:table-cell table:style-name="Таблица43.J1" table:number-columns-spanned="2" office:value-type="string">
            <text:p text:style-name="P43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office:value-type="string">
            <text:p text:style-name="P21"/>
          </table:table-cell>
          <table:table-cell table:style-name="Таблица43.J1" office:value-type="string">
            <text:p text:style-name="P21"/>
          </table:table-cell>
          <table:table-cell table:style-name="Таблица43.J1" table:number-columns-spanned="2" office:value-type="string">
            <text:p text:style-name="P21"/>
          </table:table-cell>
          <table:covered-table-cell/>
          <table:table-cell table:style-name="Таблица43.J1" table:number-columns-spanned="3" office:value-type="string">
            <text:p text:style-name="P21"/>
          </table:table-cell>
          <table:covered-table-cell/>
          <table:covered-table-cell/>
          <table:table-cell table:style-name="Таблица4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3.9">
          <table:table-cell table:style-name="Таблица43.A9" table:number-columns-spanned="29" office:value-type="string">
            <text:p text:style-name="P32"/>
            <text:p text:style-name="P32">Таблица 5. Раскрой <text:s/>стекломат<text:span text:style-name="T55">а на наружную поверхность обечайки </text:span><text:span text:style-name="T42">ЮЕЛИ. 305423.032</text:span></text:p>
            <text:p text:style-name="P90"/>
            <table:table table:name="Таблица44" table:style-name="Таблица44">
              <table:table-column table:style-name="Таблица44.A"/>
              <table:table-column table:style-name="Таблица44.B"/>
              <table:table-column table:style-name="Таблица44.C"/>
              <table:table-column table:style-name="Таблица44.D"/>
              <table:table-column table:style-name="Таблица44.E"/>
              <table:table-column table:style-name="Таблица44.F"/>
              <table:table-row>
                <table:table-cell table:style-name="Таблица44.A1" office:value-type="string">
                  <text:p text:style-name="P168">Наименование и обозначение детали</text:p>
                </table:table-cell>
                <table:table-cell table:style-name="Таблица44.A1" office:value-type="string">
                  <text:p text:style-name="P168">Обозначение стекломатериалов, связующего, порядок укладки</text:p>
                </table:table-cell>
                <table:table-cell table:style-name="Таблица44.A1" office:value-type="string">
                  <text:p text:style-name="P168">Размеры и количество заготовок стекломатериалов на 1 слой; мм, шт. </text:p>
                </table:table-cell>
                <table:table-cell table:style-name="Таблица44.A1" office:value-type="string">
                  <text:p text:style-name="P168">Количество слоев: шт</text:p>
                </table:table-cell>
                <table:table-cell table:style-name="Таблица44.A1" office:value-type="string">
                  <text:p text:style-name="P161">Расход связующего: кг/м<text:span text:style-name="T18">2</text:span></text:p>
                </table:table-cell>
                <table:table-cell table:style-name="Таблица44.F1" office:value-type="string">
                  <text:p text:style-name="P161">Примечание</text:p>
                </table:table-cell>
              </table:table-row>
              <table:table-row>
                <table:table-cell table:style-name="Таблица44.A2" office:value-type="string">
                  <text:p text:style-name="P168">1</text:p>
                </table:table-cell>
                <table:table-cell table:style-name="Таблица44.A2" office:value-type="string">
                  <text:p text:style-name="P168">2</text:p>
                </table:table-cell>
                <table:table-cell table:style-name="Таблица44.A2" office:value-type="string">
                  <text:p text:style-name="P168">3</text:p>
                </table:table-cell>
                <table:table-cell table:style-name="Таблица44.A2" office:value-type="string">
                  <text:p text:style-name="P168">4</text:p>
                </table:table-cell>
                <table:table-cell table:style-name="Таблица44.A2" office:value-type="string">
                  <text:p text:style-name="P161">5</text:p>
                </table:table-cell>
                <table:table-cell table:style-name="Таблица44.F2" office:value-type="string">
                  <text:p text:style-name="P161">6</text:p>
                </table:table-cell>
              </table:table-row>
              <table:table-row>
                <table:table-cell table:style-name="Таблица44.A2" office:value-type="string">
                  <text:p text:style-name="P56">Обечайка <text:s text:c="9"/><text:span text:style-name="T42">ЮЕЛИ. 305423.032</text:span></text:p>
                </table:table-cell>
                <table:table-cell table:style-name="Таблица44.A2" office:value-type="string">
                  <text:p text:style-name="P63">2 Стекломат М123-450-1250</text:p>
                </table:table-cell>
                <table:table-cell table:style-name="Таблица44.A2" office:value-type="string">
                  <text:p text:style-name="P49"><text:span text:style-name="T32">(263</text:span><text:span text:style-name="T34">±</text:span><text:span text:style-name="T37">20</text:span><text:span text:style-name="T32"> х 8700</text:span><text:span text:style-name="T34">±</text:span><text:span text:style-name="T37">20</text:span><text:span text:style-name="T32">) - 1 шт</text:span></text:p>
                  <text:p text:style-name="P49"><text:span text:style-name="T32">(</text:span><text:span text:style-name="T37">1250</text:span><text:span text:style-name="T32"> х 8700</text:span><text:span text:style-name="T34">±</text:span><text:span text:style-name="T37">20</text:span><text:span text:style-name="T32">) - 2 шт</text:span></text:p>
                  <text:p text:style-name="P49"><text:span text:style-name="T32">(400</text:span><text:span text:style-name="T34">±</text:span><text:span text:style-name="T37">20</text:span><text:span text:style-name="T32"> х 8700</text:span><text:span text:style-name="T34">±</text:span><text:span text:style-name="T37">20</text:span><text:span text:style-name="T32">) - 1 шт</text:span></text:p>
                  <text:p text:style-name="P49"><text:span text:style-name="T32">(600</text:span><text:span text:style-name="T34">±</text:span><text:span text:style-name="T37">20</text:span><text:span text:style-name="T32"> х 8700</text:span><text:span text:style-name="T34">±</text:span><text:span text:style-name="T37">20</text:span><text:span text:style-name="T32">) - 1 шт</text:span></text:p>
                </table:table-cell>
                <table:table-cell table:style-name="Таблица44.A2" office:value-type="string">
                  <text:p text:style-name="P168">1</text:p>
                </table:table-cell>
                <table:table-cell table:style-name="Таблица44.A2" office:value-type="string">
                  <text:p text:style-name="P168">1,35</text:p>
                </table:table-cell>
                <table:table-cell table:style-name="Таблица44.F2" office:value-type="string">
                  <text:p text:style-name="Standard"/>
                </table:table-cell>
              </table:table-row>
            </table:table>
            <text:list xml:id="list35440452" text:continue-numbering="true" text:style-name="L3">
              <text:list-header>
                <text:p text:style-name="P191">Допускается раскрой стекломатериалов произвольных размеров в пределах норм расхода стекломатериала. </text:p>
                <text:p text:style-name="P191"/>
                <text:p text:style-name="P219"><text:span text:style-name="T37">Связующее на основе смолы </text:span><text:span text:style-name="T40">DERAKANE 470HT-400</text:span></text:p>
                <text:p text:style-name="P219"><text:span text:style-name="T37">смола </text:span><text:span text:style-name="T40">DERAKANE 470HT-400 —</text:span><text:span text:style-name="T37"> 100 м.д.</text:span></text:p>
                <text:p text:style-name="P222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191">Ускоритель Со НАФ (нафтенат кобальта) 6% раствор или ОК6%— 0,2-0,7 м.д.</text:p>
                <text:p text:style-name="P191">2,4 пентадион (при необходимости) — 0,01-0,07 м.д.</text:p>
                <text:p text:style-name="P222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00">BYK A515 <text:span text:style-name="T28">или </text:span>BYK A5<text:span text:style-name="T28">5</text:span>5 —<text:span text:style-name="T28"> 0,1 м.д. </text:span></text:p>
                <text:p text:style-name="P197">Внимание! Поверхностно активную добавку BYK добавлять после введения всех компонентов связующего!!!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3.10">
          <table:table-cell table:style-name="Таблица43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43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/>ГОСТ 3.1105-84 Форма 7а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column table:style-name="Таблица37.F"/>
        <table:table-column table:style-name="Таблица37.G"/>
        <table:table-column table:style-name="Таблица37.H"/>
        <table:table-column table:style-name="Таблица37.I"/>
        <table:table-column table:style-name="Таблица37.J"/>
        <table:table-column table:style-name="Таблица37.K" table:number-columns-repeated="2"/>
        <table:table-column table:style-name="Таблица37.M"/>
        <table:table-column table:style-name="Таблица37.N"/>
        <table:table-column table:style-name="Таблица37.O"/>
        <table:table-column table:style-name="Таблица37.P"/>
        <table:table-column table:style-name="Таблица37.Q"/>
        <table:table-column table:style-name="Таблица37.R"/>
        <table:table-column table:style-name="Таблица37.S"/>
        <table:table-column table:style-name="Таблица37.T"/>
        <table:table-column table:style-name="Таблица37.U"/>
        <table:table-column table:style-name="Таблица37.V"/>
        <table:table-column table:style-name="Таблица37.W"/>
        <table:table-column table:style-name="Таблица37.X"/>
        <table:table-column table:style-name="Таблица37.Y"/>
        <table:table-column table:style-name="Таблица37.Z"/>
        <table:table-column table:style-name="Таблица37.a"/>
        <table:table-column table:style-name="Таблица37.b"/>
        <table:table-column table:style-name="Таблица37.c"/>
        <table:table-row table:style-name="Таблица37.1">
          <table:table-cell table:style-name="Таблица37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37.A1" table:number-columns-spanned="3" office:value-type="string">
            <text:p text:style-name="P21"/>
          </table:table-cell>
          <table:covered-table-cell/>
          <table:covered-table-cell/>
          <table:table-cell table:style-name="Таблица37.A1" table:number-columns-spanned="2" office:value-type="string">
            <text:p text:style-name="P21"/>
          </table:table-cell>
          <table:covered-table-cell/>
          <table:table-cell table:style-name="Таблица37.A1" table:number-columns-spanned="2" office:value-type="string">
            <text:p text:style-name="P21"/>
          </table:table-cell>
          <table:covered-table-cell/>
          <table:table-cell table:style-name="Таблица37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7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" office:value-type="string">
            <text:p text:style-name="P21"/>
          </table:table-cell>
          <table:table-cell table:style-name="Таблица37.A1" table:number-columns-spanned="3" office:value-type="string">
            <text:p text:style-name="P21"/>
          </table:table-cell>
          <table:covered-table-cell/>
          <table:covered-table-cell/>
          <table:table-cell table:style-name="Таблица37.A1" office:value-type="string">
            <text:p text:style-name="P21"/>
          </table:table-cell>
          <table:table-cell table:style-name="Таблица37.A1" office:value-type="string">
            <text:p text:style-name="P21"/>
          </table:table-cell>
          <table:table-cell table:style-name="Таблица37.c1" office:value-type="string">
            <text:p text:style-name="P21"/>
          </table:table-cell>
        </table:table-row>
        <table:table-row table:style-name="Таблица37.1">
          <table:table-cell table:style-name="Таблица37.J1" table:number-columns-spanned="2" office:value-type="string">
            <text:p text:style-name="P41">Дубл.</text:p>
          </table:table-cell>
          <table:covered-table-cell/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J1" office:value-type="string">
            <text:p text:style-name="P21"/>
          </table:table-cell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c2" office:value-type="string">
            <text:p text:style-name="P21"/>
          </table:table-cell>
        </table:table-row>
        <table:table-row table:style-name="Таблица37.1">
          <table:table-cell table:style-name="Таблица37.J1" table:number-columns-spanned="2" office:value-type="string">
            <text:p text:style-name="P41">Взам.</text:p>
          </table:table-cell>
          <table:covered-table-cell/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A1" table:number-columns-spanned="2" office:value-type="string">
            <text:p text:style-name="P21"/>
          </table:table-cell>
          <table:covered-table-cell/>
          <table:table-cell table:style-name="Таблица37.c1" office:value-type="string">
            <text:p text:style-name="P21"/>
          </table:table-cell>
          <table:table-cell table:style-name="Таблица37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7.J1" office:value-type="string">
            <text:p text:style-name="P21"/>
          </table:table-cell>
          <table:table-cell table:style-name="Таблица37.c2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c2" office:value-type="string">
            <text:p text:style-name="P21"/>
          </table:table-cell>
        </table:table-row>
        <table:table-row table:style-name="Таблица37.1">
          <table:table-cell table:style-name="Таблица37.J1" table:number-columns-spanned="2" office:value-type="string">
            <text:p text:style-name="P41">Подл.</text:p>
          </table:table-cell>
          <table:covered-table-cell/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c2" office:value-type="string">
            <text:p text:style-name="P21"/>
          </table:table-cell>
          <table:table-cell table:style-name="Таблица37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7.J1" office:value-type="string">
            <text:p text:style-name="P21"/>
          </table:table-cell>
          <table:table-cell table:style-name="Таблица37.c2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c2" office:value-type="string">
            <text:p text:style-name="P21"/>
          </table:table-cell>
        </table:table-row>
        <table:table-row table:style-name="Таблица37.5">
          <table:table-cell table:style-name="Таблица37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37.c5" office:value-type="string">
            <text:p text:style-name="P29">35</text:p>
          </table:table-cell>
        </table:table-row>
        <table:table-row table:style-name="Таблица37.1">
          <table:table-cell table:style-name="Таблица37.J1" table:number-rows-spanned="3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37.1">
          <table:covered-table-cell/>
          <table:table-cell table:style-name="Таблица37.J1" office:value-type="string">
            <text:p text:style-name="P21"/>
          </table:table-cell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7.1">
          <table:covered-table-cell/>
          <table:table-cell table:style-name="Таблица37.B8">
            <text:p text:style-name="P43"/>
          </table:table-cell>
          <table:table-cell table:style-name="Таблица37.J1" table:number-columns-spanned="2" office:value-type="string">
            <text:p text:style-name="P179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office:value-type="string">
            <text:p text:style-name="P21"/>
          </table:table-cell>
          <table:table-cell table:style-name="Таблица37.J1" office:value-type="string">
            <text:p text:style-name="P21"/>
          </table:table-cell>
          <table:table-cell table:style-name="Таблица37.J1" table:number-columns-spanned="2" office:value-type="string">
            <text:p text:style-name="P21"/>
          </table:table-cell>
          <table:covered-table-cell/>
          <table:table-cell table:style-name="Таблица37.J1" table:number-columns-spanned="3" office:value-type="string">
            <text:p text:style-name="P21"/>
          </table:table-cell>
          <table:covered-table-cell/>
          <table:covered-table-cell/>
          <table:table-cell table:style-name="Таблица3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7.9">
          <table:table-cell table:style-name="Таблица37.A9" table:number-columns-spanned="29" office:value-type="string">
            <text:p text:style-name="P32"/>
            <text:p text:style-name="P32"><text:s/>Схема укладки стекломата на наружную поверхность обечайки <text:span text:style-name="T42">ЮЕЛИ. 305423.032</text:span></text:p>
            <text:p text:style-name="P67"/>
            <text:p text:style-name="P32"><draw:frame draw:style-name="fr4" draw:name="Графический объект9" text:anchor-type="paragraph" svg:width="27.949cm" svg:height="10.472cm" draw:z-index="28"><draw:image xlink:href="Pictures/200001A700007FBD000038BF5A39632C.svm" xlink:type="simple" xlink:show="embed" xlink:actuate="onLoad"/></draw:frame></text:p>
            <text:p text:style-name="P32"/>
            <text:p text:style-name="P32">Эскиз 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7.10">
          <table:table-cell table:style-name="Таблица37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37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column table:style-name="Таблица38.G"/>
        <table:table-column table:style-name="Таблица38.H"/>
        <table:table-column table:style-name="Таблица38.I"/>
        <table:table-column table:style-name="Таблица38.J"/>
        <table:table-column table:style-name="Таблица38.K" table:number-columns-repeated="2"/>
        <table:table-column table:style-name="Таблица38.M"/>
        <table:table-column table:style-name="Таблица38.N"/>
        <table:table-column table:style-name="Таблица38.O"/>
        <table:table-column table:style-name="Таблица38.P"/>
        <table:table-column table:style-name="Таблица38.Q"/>
        <table:table-column table:style-name="Таблица38.R"/>
        <table:table-column table:style-name="Таблица38.S"/>
        <table:table-column table:style-name="Таблица38.T"/>
        <table:table-column table:style-name="Таблица38.U"/>
        <table:table-column table:style-name="Таблица38.V"/>
        <table:table-column table:style-name="Таблица38.W"/>
        <table:table-column table:style-name="Таблица38.X"/>
        <table:table-column table:style-name="Таблица38.Y"/>
        <table:table-column table:style-name="Таблица38.Z"/>
        <table:table-column table:style-name="Таблица38.a"/>
        <table:table-column table:style-name="Таблица38.b"/>
        <table:table-column table:style-name="Таблица38.c"/>
        <table:table-row table:style-name="Таблица38.1">
          <table:table-cell table:style-name="Таблица38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38.A1" table:number-columns-spanned="3" office:value-type="string">
            <text:p text:style-name="P21"/>
          </table:table-cell>
          <table:covered-table-cell/>
          <table:covered-table-cell/>
          <table:table-cell table:style-name="Таблица38.A1" table:number-columns-spanned="2" office:value-type="string">
            <text:p text:style-name="P21"/>
          </table:table-cell>
          <table:covered-table-cell/>
          <table:table-cell table:style-name="Таблица38.A1" table:number-columns-spanned="2" office:value-type="string">
            <text:p text:style-name="P21"/>
          </table:table-cell>
          <table:covered-table-cell/>
          <table:table-cell table:style-name="Таблица38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8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" office:value-type="string">
            <text:p text:style-name="P21"/>
          </table:table-cell>
          <table:table-cell table:style-name="Таблица38.A1" table:number-columns-spanned="3" office:value-type="string">
            <text:p text:style-name="P21"/>
          </table:table-cell>
          <table:covered-table-cell/>
          <table:covered-table-cell/>
          <table:table-cell table:style-name="Таблица38.A1" office:value-type="string">
            <text:p text:style-name="P21"/>
          </table:table-cell>
          <table:table-cell table:style-name="Таблица38.A1" office:value-type="string">
            <text:p text:style-name="P21"/>
          </table:table-cell>
          <table:table-cell table:style-name="Таблица38.c1" office:value-type="string">
            <text:p text:style-name="P21"/>
          </table:table-cell>
        </table:table-row>
        <table:table-row table:style-name="Таблица38.1">
          <table:table-cell table:style-name="Таблица38.J1" table:number-columns-spanned="2" office:value-type="string">
            <text:p text:style-name="P41">Дубл.</text:p>
          </table:table-cell>
          <table:covered-table-cell/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J1" office:value-type="string">
            <text:p text:style-name="P21"/>
          </table:table-cell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c2" office:value-type="string">
            <text:p text:style-name="P21"/>
          </table:table-cell>
        </table:table-row>
        <table:table-row table:style-name="Таблица38.1">
          <table:table-cell table:style-name="Таблица38.J1" table:number-columns-spanned="2" office:value-type="string">
            <text:p text:style-name="P41">Взам.</text:p>
          </table:table-cell>
          <table:covered-table-cell/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A1" table:number-columns-spanned="2" office:value-type="string">
            <text:p text:style-name="P21"/>
          </table:table-cell>
          <table:covered-table-cell/>
          <table:table-cell table:style-name="Таблица38.c1" office:value-type="string">
            <text:p text:style-name="P21"/>
          </table:table-cell>
          <table:table-cell table:style-name="Таблица38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8.J1" office:value-type="string">
            <text:p text:style-name="P21"/>
          </table:table-cell>
          <table:table-cell table:style-name="Таблица38.c2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c2" office:value-type="string">
            <text:p text:style-name="P21"/>
          </table:table-cell>
        </table:table-row>
        <table:table-row table:style-name="Таблица38.1">
          <table:table-cell table:style-name="Таблица38.J1" table:number-columns-spanned="2" office:value-type="string">
            <text:p text:style-name="P41">Подл.</text:p>
          </table:table-cell>
          <table:covered-table-cell/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c2" office:value-type="string">
            <text:p text:style-name="P21"/>
          </table:table-cell>
          <table:table-cell table:style-name="Таблица38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8.J1" office:value-type="string">
            <text:p text:style-name="P21"/>
          </table:table-cell>
          <table:table-cell table:style-name="Таблица38.c2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c2" office:value-type="string">
            <text:p text:style-name="P21"/>
          </table:table-cell>
        </table:table-row>
        <table:table-row table:style-name="Таблица38.5">
          <table:table-cell table:style-name="Таблица38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38.c5" office:value-type="string">
            <text:p text:style-name="P29">36</text:p>
          </table:table-cell>
        </table:table-row>
        <table:table-row table:style-name="Таблица38.1">
          <table:table-cell table:style-name="Таблица38.J1" table:number-rows-spanned="3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38.1">
          <table:covered-table-cell/>
          <table:table-cell table:style-name="Таблица38.J1" office:value-type="string">
            <text:p text:style-name="P21"/>
          </table:table-cell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8.1">
          <table:covered-table-cell/>
          <table:table-cell table:style-name="Таблица38.B8">
            <text:p text:style-name="P43"/>
          </table:table-cell>
          <table:table-cell table:style-name="Таблица38.J1" table:number-columns-spanned="2" office:value-type="string">
            <text:p text:style-name="P179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office:value-type="string">
            <text:p text:style-name="P21"/>
          </table:table-cell>
          <table:table-cell table:style-name="Таблица38.J1" office:value-type="string">
            <text:p text:style-name="P21"/>
          </table:table-cell>
          <table:table-cell table:style-name="Таблица38.J1" table:number-columns-spanned="2" office:value-type="string">
            <text:p text:style-name="P21"/>
          </table:table-cell>
          <table:covered-table-cell/>
          <table:table-cell table:style-name="Таблица38.J1" table:number-columns-spanned="3" office:value-type="string">
            <text:p text:style-name="P21"/>
          </table:table-cell>
          <table:covered-table-cell/>
          <table:covered-table-cell/>
          <table:table-cell table:style-name="Таблица3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8.9">
          <table:table-cell table:style-name="Таблица38.A9" table:number-columns-spanned="29" office:value-type="string">
            <text:p text:style-name="P65">Схема установки обечайки на ложементы ЮЕЛИ. 305423.032</text:p>
            <text:p text:style-name="P56"><draw:frame draw:style-name="fr3" draw:name="Графический объект7" text:anchor-type="paragraph" svg:x="0.125cm" svg:y="0.321cm" svg:width="27.314cm" svg:height="12.446cm" draw:z-index="30"><draw:image xlink:href="Pictures/2000010000007FBD00004B461301B093.svm" xlink:type="simple" xlink:show="embed" xlink:actuate="onLoad"/></draw:frame>Эскиз 8</text:p>
            <text:list xml:id="list35441518" text:continue-numbering="true" text:style-name="L3">
              <text:list-header>
                <text:p text:style-name="P191"/>
                <text:p text:style-name="P191"/>
                <text:p text:style-name="P195"/>
                <text:p text:style-name="P191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8.10">
          <table:table-cell table:style-name="Таблица38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38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/>ГОСТ 3.1105-84 Форма 7а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column table:style-name="Таблица19.G"/>
        <table:table-column table:style-name="Таблица19.H"/>
        <table:table-column table:style-name="Таблица19.I"/>
        <table:table-column table:style-name="Таблица19.J"/>
        <table:table-column table:style-name="Таблица19.K" table:number-columns-repeated="2"/>
        <table:table-column table:style-name="Таблица19.M"/>
        <table:table-column table:style-name="Таблица19.N"/>
        <table:table-column table:style-name="Таблица19.O"/>
        <table:table-column table:style-name="Таблица19.P"/>
        <table:table-column table:style-name="Таблица19.Q"/>
        <table:table-column table:style-name="Таблица19.R"/>
        <table:table-column table:style-name="Таблица19.S"/>
        <table:table-column table:style-name="Таблица19.T"/>
        <table:table-column table:style-name="Таблица19.U"/>
        <table:table-column table:style-name="Таблица19.V"/>
        <table:table-column table:style-name="Таблица19.W"/>
        <table:table-column table:style-name="Таблица19.X"/>
        <table:table-column table:style-name="Таблица19.Y"/>
        <table:table-column table:style-name="Таблица19.Z"/>
        <table:table-column table:style-name="Таблица19.a"/>
        <table:table-column table:style-name="Таблица19.b"/>
        <table:table-column table:style-name="Таблица19.c"/>
        <table:table-row table:style-name="Таблица19.1">
          <table:table-cell table:style-name="Таблица19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19.A1" table:number-columns-spanned="3" office:value-type="string">
            <text:p text:style-name="P21"/>
          </table:table-cell>
          <table:covered-table-cell/>
          <table:covered-table-cell/>
          <table:table-cell table:style-name="Таблица19.A1" table:number-columns-spanned="2" office:value-type="string">
            <text:p text:style-name="P21"/>
          </table:table-cell>
          <table:covered-table-cell/>
          <table:table-cell table:style-name="Таблица19.A1" table:number-columns-spanned="2" office:value-type="string">
            <text:p text:style-name="P21"/>
          </table:table-cell>
          <table:covered-table-cell/>
          <table:table-cell table:style-name="Таблица19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9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9.A1" office:value-type="string">
            <text:p text:style-name="P21"/>
          </table:table-cell>
          <table:table-cell table:style-name="Таблица19.A1" table:number-columns-spanned="3" office:value-type="string">
            <text:p text:style-name="P21"/>
          </table:table-cell>
          <table:covered-table-cell/>
          <table:covered-table-cell/>
          <table:table-cell table:style-name="Таблица19.A1" office:value-type="string">
            <text:p text:style-name="P21"/>
          </table:table-cell>
          <table:table-cell table:style-name="Таблица19.A1" office:value-type="string">
            <text:p text:style-name="P21"/>
          </table:table-cell>
          <table:table-cell table:style-name="Таблица19.c1" office:value-type="string">
            <text:p text:style-name="P21"/>
          </table:table-cell>
        </table:table-row>
        <table:table-row table:style-name="Таблица19.1">
          <table:table-cell table:style-name="Таблица19.J1" table:number-columns-spanned="2" office:value-type="string">
            <text:p text:style-name="P41">Дубл.</text:p>
          </table:table-cell>
          <table:covered-table-cell/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9.J1" office:value-type="string">
            <text:p text:style-name="P21"/>
          </table:table-cell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c2" office:value-type="string">
            <text:p text:style-name="P21"/>
          </table:table-cell>
        </table:table-row>
        <table:table-row table:style-name="Таблица19.1">
          <table:table-cell table:style-name="Таблица19.J1" table:number-columns-spanned="2" office:value-type="string">
            <text:p text:style-name="P41">Взам.</text:p>
          </table:table-cell>
          <table:covered-table-cell/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9.A1" table:number-columns-spanned="2" office:value-type="string">
            <text:p text:style-name="P21"/>
          </table:table-cell>
          <table:covered-table-cell/>
          <table:table-cell table:style-name="Таблица19.c1" office:value-type="string">
            <text:p text:style-name="P21"/>
          </table:table-cell>
          <table:table-cell table:style-name="Таблица19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9.J1" office:value-type="string">
            <text:p text:style-name="P21"/>
          </table:table-cell>
          <table:table-cell table:style-name="Таблица19.c2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c2" office:value-type="string">
            <text:p text:style-name="P21"/>
          </table:table-cell>
        </table:table-row>
        <table:table-row table:style-name="Таблица19.1">
          <table:table-cell table:style-name="Таблица19.J1" table:number-columns-spanned="2" office:value-type="string">
            <text:p text:style-name="P41">Подл.</text:p>
          </table:table-cell>
          <table:covered-table-cell/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c2" office:value-type="string">
            <text:p text:style-name="P21"/>
          </table:table-cell>
          <table:table-cell table:style-name="Таблица19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9.J1" office:value-type="string">
            <text:p text:style-name="P21"/>
          </table:table-cell>
          <table:table-cell table:style-name="Таблица19.c2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c2" office:value-type="string">
            <text:p text:style-name="P21"/>
          </table:table-cell>
        </table:table-row>
        <table:table-row table:style-name="Таблица19.5">
          <table:table-cell table:style-name="Таблица19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9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9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19.c5" office:value-type="string">
            <text:p text:style-name="P29">37</text:p>
          </table:table-cell>
        </table:table-row>
        <table:table-row table:style-name="Таблица19.1">
          <table:table-cell table:style-name="Таблица19.J1" table:number-rows-spanned="3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9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19.1">
          <table:covered-table-cell/>
          <table:table-cell table:style-name="Таблица19.J1" office:value-type="string">
            <text:p text:style-name="P21"/>
          </table:table-cell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9.1">
          <table:covered-table-cell/>
          <table:table-cell table:style-name="Таблица19.B8">
            <text:p text:style-name="P43"/>
          </table:table-cell>
          <table:table-cell table:style-name="Таблица19.J1" table:number-columns-spanned="2" office:value-type="string">
            <text:p text:style-name="P179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office:value-type="string">
            <text:p text:style-name="P21"/>
          </table:table-cell>
          <table:table-cell table:style-name="Таблица19.J1" office:value-type="string">
            <text:p text:style-name="P21"/>
          </table:table-cell>
          <table:table-cell table:style-name="Таблица19.J1" table:number-columns-spanned="2" office:value-type="string">
            <text:p text:style-name="P21"/>
          </table:table-cell>
          <table:covered-table-cell/>
          <table:table-cell table:style-name="Таблица19.J1" table:number-columns-spanned="3" office:value-type="string">
            <text:p text:style-name="P21"/>
          </table:table-cell>
          <table:covered-table-cell/>
          <table:covered-table-cell/>
          <table:table-cell table:style-name="Таблица19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9.9">
          <table:table-cell table:style-name="Таблица19.A9" table:number-columns-spanned="29" office:value-type="string">
            <text:p text:style-name="P56">Таблица 4. <text:s/>Раскрой и укладка стекломатериалов при изготовлении химстойкого слоя обечайки <text:span text:style-name="T42">ЮЕЛИ. 305423.031 </text:span><text:s/></text:p>
            <text:p text:style-name="P48">ЕК60-1-00-000Г / ЮЕЛИ.307.126.010 </text:p>
            <text:p text:style-name="P48">Ванна рециркуляционная </text:p>
            <text:p text:style-name="P57"/>
            <table:table table:name="Таблица28" table:style-name="Таблица28">
              <table:table-column table:style-name="Таблица28.A"/>
              <table:table-column table:style-name="Таблица28.B"/>
              <table:table-column table:style-name="Таблица28.C"/>
              <table:table-column table:style-name="Таблица28.D"/>
              <table:table-column table:style-name="Таблица28.E"/>
              <table:table-column table:style-name="Таблица28.F"/>
              <table:table-row>
                <table:table-cell table:style-name="Таблица28.A1" office:value-type="string">
                  <text:p text:style-name="P169">Наименование и обозначение детали</text:p>
                </table:table-cell>
                <table:table-cell table:style-name="Таблица28.A1" office:value-type="string">
                  <text:p text:style-name="P169">Обозначение стекломатериалов, связующего, порядок укладки</text:p>
                </table:table-cell>
                <table:table-cell table:style-name="Таблица28.A1" office:value-type="string">
                  <text:p text:style-name="P169">Размеры и количество заготовок стекломатериалов на 1 слой; мм, шт. </text:p>
                </table:table-cell>
                <table:table-cell table:style-name="Таблица28.A1" office:value-type="string">
                  <text:p text:style-name="P169"/>
                  <text:p text:style-name="P162">Расход связующего: кг/м<text:span text:style-name="T18">2</text:span></text:p>
                </table:table-cell>
                <table:table-cell table:style-name="Таблица28.A1" office:value-type="string">
                  <text:p text:style-name="P169">Количество слоев; шт</text:p>
                </table:table-cell>
                <table:table-cell table:style-name="Таблица28.F1" office:value-type="string">
                  <text:p text:style-name="P162">Примечание</text:p>
                </table:table-cell>
              </table:table-row>
              <table:table-row>
                <table:table-cell table:style-name="Таблица28.A2" office:value-type="string">
                  <text:p text:style-name="P169">1</text:p>
                </table:table-cell>
                <table:table-cell table:style-name="Таблица28.A2" office:value-type="string">
                  <text:p text:style-name="P169">2</text:p>
                </table:table-cell>
                <table:table-cell table:style-name="Таблица28.A2" office:value-type="string">
                  <text:p text:style-name="P169">3</text:p>
                </table:table-cell>
                <table:table-cell table:style-name="Таблица28.A2" office:value-type="string">
                  <text:p text:style-name="P162">4</text:p>
                </table:table-cell>
                <table:table-cell table:style-name="Таблица28.A2" office:value-type="string">
                  <text:p text:style-name="P162">5</text:p>
                </table:table-cell>
                <table:table-cell table:style-name="Таблица28.F2" office:value-type="string">
                  <text:p text:style-name="P162">6</text:p>
                </table:table-cell>
              </table:table-row>
              <table:table-row>
                <table:table-cell table:style-name="Таблица28.A3" table:number-rows-spanned="3" office:value-type="string">
                  <text:p text:style-name="P80">Обечайка <text:s text:c="9"/><text:span text:style-name="T38">ЮЕЛИ. 305423.031</text:span></text:p>
                </table:table-cell>
                <table:table-cell table:style-name="Таблица28.A2" office:value-type="string">
                  <text:p text:style-name="P73">1 Стекломат М123(450)1250</text:p>
                </table:table-cell>
                <table:table-cell table:style-name="Таблица28.A2" office:value-type="string">
                  <text:p text:style-name="P74"><text:span text:style-name="T55">(1250* х 4500</text:span><text:span text:style-name="T50">±2</text:span><text:span text:style-name="T55">0) мм</text:span> - 7 шт</text:p>
                </table:table-cell>
                <table:table-cell table:style-name="Таблица28.D3" office:value-type="string">
                  <text:p text:style-name="P169">1,35</text:p>
                </table:table-cell>
                <table:table-cell table:style-name="Таблица28.D3" office:value-type="string">
                  <text:p text:style-name="P169">4</text:p>
                </table:table-cell>
                <table:table-cell table:style-name="Таблица28.F3" table:number-rows-spanned="3" office:value-type="string">
                  <text:p text:style-name="P171">S<text:span text:style-name="T28">пов = 45 м</text:span><text:span text:style-name="T21">2</text:span></text:p>
                </table:table-cell>
              </table:table-row>
              <table:table-row>
                <table:covered-table-cell/>
                <table:table-cell table:style-name="Таблица28.A3" table:number-rows-spanned="2" office:value-type="string">
                  <text:p text:style-name="P170">2 <text:span text:style-name="T39">Стекловуаль М524-С114</text:span></text:p>
                </table:table-cell>
                <table:table-cell table:style-name="Таблица28.A2" office:value-type="string">
                  <text:p text:style-name="P81"><text:span text:style-name="T32">(700</text:span><text:span text:style-name="T18">+20</text:span><text:span text:style-name="T37"> х 4500</text:span><text:span text:style-name="T34">±2</text:span><text:span text:style-name="T37">0)</text:span><text:span text:style-name="T32"> - 1 шт</text:span></text:p>
                </table:table-cell>
                <table:table-cell table:style-name="Таблица28.A3" table:number-rows-spanned="2" office:value-type="string">
                  <text:p text:style-name="P169"/>
                  <text:p text:style-name="P169">0,4</text:p>
                </table:table-cell>
                <table:table-cell table:style-name="Таблица28.A3" table:number-rows-spanned="2" office:value-type="string">
                  <text:p text:style-name="P169">2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28.A2" office:value-type="string">
                  <text:p text:style-name="P74">(1000* х 4500<text:span text:style-name="T50">±2</text:span><text:span text:style-name="T55">0</text:span>) — 8 шт</text:p>
                </table:table-cell>
                <table:covered-table-cell/>
                <table:covered-table-cell/>
                <table:covered-table-cell/>
              </table:table-row>
            </table:table>
            <text:list xml:id="list35441119" text:continue-numbering="true" text:style-name="L3">
              <text:list-header>
                <text:p text:style-name="P191">Допускается раскрой стекломатериалов произвольных размеров в пределах норм расхода стекломатериала. </text:p>
                <text:p text:style-name="P191"/>
                <text:p text:style-name="P219"><text:span text:style-name="T37">Связующее на основе смолы </text:span><text:span text:style-name="T40">DERAKANE 470HT-400</text:span></text:p>
                <text:p text:style-name="P219"><text:span text:style-name="T37">смола </text:span><text:span text:style-name="T40">DERAKANE 470HT-400 —</text:span><text:span text:style-name="T37"> 100 м.д.</text:span></text:p>
                <text:p text:style-name="P222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191">Ускоритель Со НАФ (нафтенат кобальта) 6% раствор или ОК6%— 0,2-0,7 м.д.</text:p>
                <text:p text:style-name="P191">2,4 пентадион (при необходимости) — 0,01-0,07 м.д.</text:p>
                <text:p text:style-name="P222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00">BYK A515 <text:span text:style-name="T28">или </text:span>BYK A5<text:span text:style-name="T28">5</text:span>5 —<text:span text:style-name="T28"> 0,1 м.д. </text:span></text:p>
                <text:p text:style-name="P203">Внимание! Поверхностно активную добавку BYK добавлять после введения всех компонентов связующего!!!</text:p>
                <text:p text:style-name="P191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9.10">
          <table:table-cell table:style-name="Таблица19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19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/>ГОСТ 3.1105-84 Форма 7а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G"/>
        <table:table-column table:style-name="Таблица32.H"/>
        <table:table-column table:style-name="Таблица32.I"/>
        <table:table-column table:style-name="Таблица32.J"/>
        <table:table-column table:style-name="Таблица32.K" table:number-columns-repeated="2"/>
        <table:table-column table:style-name="Таблица32.M"/>
        <table:table-column table:style-name="Таблица32.N"/>
        <table:table-column table:style-name="Таблица32.O"/>
        <table:table-column table:style-name="Таблица32.P"/>
        <table:table-column table:style-name="Таблица32.Q"/>
        <table:table-column table:style-name="Таблица32.R"/>
        <table:table-column table:style-name="Таблица32.S"/>
        <table:table-column table:style-name="Таблица32.T"/>
        <table:table-column table:style-name="Таблица32.U"/>
        <table:table-column table:style-name="Таблица32.V"/>
        <table:table-column table:style-name="Таблица32.W"/>
        <table:table-column table:style-name="Таблица32.X"/>
        <table:table-column table:style-name="Таблица32.Y"/>
        <table:table-column table:style-name="Таблица32.Z"/>
        <table:table-column table:style-name="Таблица32.a"/>
        <table:table-column table:style-name="Таблица32.b"/>
        <table:table-column table:style-name="Таблица32.c"/>
        <table:table-row table:style-name="Таблица32.1">
          <table:table-cell table:style-name="Таблица32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32.A1" table:number-columns-spanned="3" office:value-type="string">
            <text:p text:style-name="P21"/>
          </table:table-cell>
          <table:covered-table-cell/>
          <table:covered-table-cell/>
          <table:table-cell table:style-name="Таблица32.A1" table:number-columns-spanned="2" office:value-type="string">
            <text:p text:style-name="P21"/>
          </table:table-cell>
          <table:covered-table-cell/>
          <table:table-cell table:style-name="Таблица32.A1" table:number-columns-spanned="2" office:value-type="string">
            <text:p text:style-name="P21"/>
          </table:table-cell>
          <table:covered-table-cell/>
          <table:table-cell table:style-name="Таблица32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2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" office:value-type="string">
            <text:p text:style-name="P21"/>
          </table:table-cell>
          <table:table-cell table:style-name="Таблица32.A1" table:number-columns-spanned="3" office:value-type="string">
            <text:p text:style-name="P21"/>
          </table:table-cell>
          <table:covered-table-cell/>
          <table:covered-table-cell/>
          <table:table-cell table:style-name="Таблица32.A1" office:value-type="string">
            <text:p text:style-name="P21"/>
          </table:table-cell>
          <table:table-cell table:style-name="Таблица32.A1" office:value-type="string">
            <text:p text:style-name="P21"/>
          </table:table-cell>
          <table:table-cell table:style-name="Таблица32.c1" office:value-type="string">
            <text:p text:style-name="P21"/>
          </table:table-cell>
        </table:table-row>
        <table:table-row table:style-name="Таблица32.1">
          <table:table-cell table:style-name="Таблица32.J1" table:number-columns-spanned="2" office:value-type="string">
            <text:p text:style-name="P41">Дубл.</text:p>
          </table:table-cell>
          <table:covered-table-cell/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J1" office:value-type="string">
            <text:p text:style-name="P21"/>
          </table:table-cell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c2" office:value-type="string">
            <text:p text:style-name="P21"/>
          </table:table-cell>
        </table:table-row>
        <table:table-row table:style-name="Таблица32.1">
          <table:table-cell table:style-name="Таблица32.J1" table:number-columns-spanned="2" office:value-type="string">
            <text:p text:style-name="P41">Взам.</text:p>
          </table:table-cell>
          <table:covered-table-cell/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A1" table:number-columns-spanned="2" office:value-type="string">
            <text:p text:style-name="P21"/>
          </table:table-cell>
          <table:covered-table-cell/>
          <table:table-cell table:style-name="Таблица32.c1" office:value-type="string">
            <text:p text:style-name="P21"/>
          </table:table-cell>
          <table:table-cell table:style-name="Таблица3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2.J1" office:value-type="string">
            <text:p text:style-name="P21"/>
          </table:table-cell>
          <table:table-cell table:style-name="Таблица32.c2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c2" office:value-type="string">
            <text:p text:style-name="P21"/>
          </table:table-cell>
        </table:table-row>
        <table:table-row table:style-name="Таблица32.1">
          <table:table-cell table:style-name="Таблица32.J1" table:number-columns-spanned="2" office:value-type="string">
            <text:p text:style-name="P41">Подл.</text:p>
          </table:table-cell>
          <table:covered-table-cell/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c2" office:value-type="string">
            <text:p text:style-name="P21"/>
          </table:table-cell>
          <table:table-cell table:style-name="Таблица3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2.J1" office:value-type="string">
            <text:p text:style-name="P21"/>
          </table:table-cell>
          <table:table-cell table:style-name="Таблица32.c2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c2" office:value-type="string">
            <text:p text:style-name="P21"/>
          </table:table-cell>
        </table:table-row>
        <table:table-row table:style-name="Таблица32.5">
          <table:table-cell table:style-name="Таблица32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32.c5" office:value-type="string">
            <text:p text:style-name="P29">38</text:p>
          </table:table-cell>
        </table:table-row>
        <table:table-row table:style-name="Таблица32.1">
          <table:table-cell table:style-name="Таблица32.J1" table:number-rows-spanned="3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32.1">
          <table:covered-table-cell/>
          <table:table-cell table:style-name="Таблица32.J1" office:value-type="string">
            <text:p text:style-name="P21"/>
          </table:table-cell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2.1">
          <table:covered-table-cell/>
          <table:table-cell table:style-name="Таблица32.B8">
            <text:p text:style-name="P43"/>
          </table:table-cell>
          <table:table-cell table:style-name="Таблица32.J1" table:number-columns-spanned="2" office:value-type="string">
            <text:p text:style-name="P179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office:value-type="string">
            <text:p text:style-name="P21"/>
          </table:table-cell>
          <table:table-cell table:style-name="Таблица32.J1" office:value-type="string">
            <text:p text:style-name="P21"/>
          </table:table-cell>
          <table:table-cell table:style-name="Таблица32.J1" table:number-columns-spanned="2" office:value-type="string">
            <text:p text:style-name="P21"/>
          </table:table-cell>
          <table:covered-table-cell/>
          <table:table-cell table:style-name="Таблица32.J1" table:number-columns-spanned="3" office:value-type="string">
            <text:p text:style-name="P21"/>
          </table:table-cell>
          <table:covered-table-cell/>
          <table:covered-table-cell/>
          <table:table-cell table:style-name="Таблица3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2.9">
          <table:table-cell table:style-name="Таблица32.A9" table:number-columns-spanned="29" office:value-type="string">
            <text:p text:style-name="P32"/>
            <text:p text:style-name="P32"><text:s/>Схема укладки стекломатериалов для формования химстойкого слоя для обечайки <text:span text:style-name="T42">ЮЕЛИ. 305423.031</text:span></text:p>
            <text:p text:style-name="P67"/>
            <text:p text:style-name="P32"><draw:frame draw:style-name="fr4" draw:name="Графический объект10" text:anchor-type="paragraph" svg:width="27.949cm" svg:height="11.153cm" draw:z-index="32"><draw:image xlink:href="Pictures/2000019900007FBD00003A76A50A928F.svm" xlink:type="simple" xlink:show="embed" xlink:actuate="onLoad"/></draw:frame></text:p>
            <text:p text:style-name="P32">Эскиз 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2.10">
          <table:table-cell table:style-name="Таблица32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32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oft-page-break/><text:span text:style-name="T1"><text:tab/></text:span><text:span text:style-name="T6">ГОСТ 3.1105-84 Форма 7а</text:span>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column table:style-name="Таблица34.G"/>
        <table:table-column table:style-name="Таблица34.H"/>
        <table:table-column table:style-name="Таблица34.I"/>
        <table:table-column table:style-name="Таблица34.J"/>
        <table:table-column table:style-name="Таблица34.K" table:number-columns-repeated="2"/>
        <table:table-column table:style-name="Таблица34.M"/>
        <table:table-column table:style-name="Таблица34.N"/>
        <table:table-column table:style-name="Таблица34.O"/>
        <table:table-column table:style-name="Таблица34.P"/>
        <table:table-column table:style-name="Таблица34.Q"/>
        <table:table-column table:style-name="Таблица34.R"/>
        <table:table-column table:style-name="Таблица34.S"/>
        <table:table-column table:style-name="Таблица34.T"/>
        <table:table-column table:style-name="Таблица34.U"/>
        <table:table-column table:style-name="Таблица34.V"/>
        <table:table-column table:style-name="Таблица34.W"/>
        <table:table-column table:style-name="Таблица34.X"/>
        <table:table-column table:style-name="Таблица34.Y"/>
        <table:table-column table:style-name="Таблица34.Z"/>
        <table:table-column table:style-name="Таблица34.a"/>
        <table:table-column table:style-name="Таблица34.b"/>
        <table:table-column table:style-name="Таблица34.c"/>
        <table:table-row table:style-name="Таблица34.1">
          <table:table-cell table:style-name="Таблица34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34.A1" table:number-columns-spanned="3" office:value-type="string">
            <text:p text:style-name="P21"/>
          </table:table-cell>
          <table:covered-table-cell/>
          <table:covered-table-cell/>
          <table:table-cell table:style-name="Таблица34.A1" table:number-columns-spanned="2" office:value-type="string">
            <text:p text:style-name="P21"/>
          </table:table-cell>
          <table:covered-table-cell/>
          <table:table-cell table:style-name="Таблица34.A1" table:number-columns-spanned="2" office:value-type="string">
            <text:p text:style-name="P21"/>
          </table:table-cell>
          <table:covered-table-cell/>
          <table:table-cell table:style-name="Таблица34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4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" office:value-type="string">
            <text:p text:style-name="P21"/>
          </table:table-cell>
          <table:table-cell table:style-name="Таблица34.A1" table:number-columns-spanned="3" office:value-type="string">
            <text:p text:style-name="P21"/>
          </table:table-cell>
          <table:covered-table-cell/>
          <table:covered-table-cell/>
          <table:table-cell table:style-name="Таблица34.A1" office:value-type="string">
            <text:p text:style-name="P21"/>
          </table:table-cell>
          <table:table-cell table:style-name="Таблица34.A1" office:value-type="string">
            <text:p text:style-name="P21"/>
          </table:table-cell>
          <table:table-cell table:style-name="Таблица34.c1" office:value-type="string">
            <text:p text:style-name="P21"/>
          </table:table-cell>
        </table:table-row>
        <table:table-row table:style-name="Таблица34.1">
          <table:table-cell table:style-name="Таблица34.J1" table:number-columns-spanned="2" office:value-type="string">
            <text:p text:style-name="P41">Дубл.</text:p>
          </table:table-cell>
          <table:covered-table-cell/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J1" office:value-type="string">
            <text:p text:style-name="P21"/>
          </table:table-cell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c2" office:value-type="string">
            <text:p text:style-name="P21"/>
          </table:table-cell>
        </table:table-row>
        <table:table-row table:style-name="Таблица34.1">
          <table:table-cell table:style-name="Таблица34.J1" table:number-columns-spanned="2" office:value-type="string">
            <text:p text:style-name="P41">Взам.</text:p>
          </table:table-cell>
          <table:covered-table-cell/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A1" table:number-columns-spanned="2" office:value-type="string">
            <text:p text:style-name="P21"/>
          </table:table-cell>
          <table:covered-table-cell/>
          <table:table-cell table:style-name="Таблица34.c1" office:value-type="string">
            <text:p text:style-name="P21"/>
          </table:table-cell>
          <table:table-cell table:style-name="Таблица34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4.J1" office:value-type="string">
            <text:p text:style-name="P21"/>
          </table:table-cell>
          <table:table-cell table:style-name="Таблица34.c2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c2" office:value-type="string">
            <text:p text:style-name="P21"/>
          </table:table-cell>
        </table:table-row>
        <table:table-row table:style-name="Таблица34.1">
          <table:table-cell table:style-name="Таблица34.J1" table:number-columns-spanned="2" office:value-type="string">
            <text:p text:style-name="P41">Подл.</text:p>
          </table:table-cell>
          <table:covered-table-cell/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c2" office:value-type="string">
            <text:p text:style-name="P21"/>
          </table:table-cell>
          <table:table-cell table:style-name="Таблица34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4.J1" office:value-type="string">
            <text:p text:style-name="P21"/>
          </table:table-cell>
          <table:table-cell table:style-name="Таблица34.c2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c2" office:value-type="string">
            <text:p text:style-name="P21"/>
          </table:table-cell>
        </table:table-row>
        <table:table-row table:style-name="Таблица34.5">
          <table:table-cell table:style-name="Таблица34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34.c5" office:value-type="string">
            <text:p text:style-name="P29">39</text:p>
          </table:table-cell>
        </table:table-row>
        <table:table-row table:style-name="Таблица34.1">
          <table:table-cell table:style-name="Таблица34.J1" table:number-rows-spanned="3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34.1">
          <table:covered-table-cell/>
          <table:table-cell table:style-name="Таблица34.J1" office:value-type="string">
            <text:p text:style-name="P21"/>
          </table:table-cell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4.1">
          <table:covered-table-cell/>
          <table:table-cell table:style-name="Таблица34.B8">
            <text:p text:style-name="P43"/>
          </table:table-cell>
          <table:table-cell table:style-name="Таблица34.J1" table:number-columns-spanned="2" office:value-type="string">
            <text:p text:style-name="P43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office:value-type="string">
            <text:p text:style-name="P21"/>
          </table:table-cell>
          <table:table-cell table:style-name="Таблица34.J1" office:value-type="string">
            <text:p text:style-name="P21"/>
          </table:table-cell>
          <table:table-cell table:style-name="Таблица34.J1" table:number-columns-spanned="2" office:value-type="string">
            <text:p text:style-name="P21"/>
          </table:table-cell>
          <table:covered-table-cell/>
          <table:table-cell table:style-name="Таблица34.J1" table:number-columns-spanned="3" office:value-type="string">
            <text:p text:style-name="P21"/>
          </table:table-cell>
          <table:covered-table-cell/>
          <table:covered-table-cell/>
          <table:table-cell table:style-name="Таблица3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4.9">
          <table:table-cell table:style-name="Таблица34.A9" table:number-columns-spanned="29" office:value-type="string">
            <text:p text:style-name="P32">Таблица 5. Раскрой <text:s/>стекломат<text:span text:style-name="T55">а на наружную поверхность обечайки </text:span><text:span text:style-name="T42">ЮЕЛИ. 305423.031</text:span></text:p>
            <text:p text:style-name="P90"/>
            <table:table table:name="Таблица39" table:style-name="Таблица39">
              <table:table-column table:style-name="Таблица39.A"/>
              <table:table-column table:style-name="Таблица39.B"/>
              <table:table-column table:style-name="Таблица39.C"/>
              <table:table-column table:style-name="Таблица39.D"/>
              <table:table-column table:style-name="Таблица39.E"/>
              <table:table-column table:style-name="Таблица39.F"/>
              <table:table-row>
                <table:table-cell table:style-name="Таблица39.A1" office:value-type="string">
                  <text:p text:style-name="P168">Наименование и обозначение детали</text:p>
                </table:table-cell>
                <table:table-cell table:style-name="Таблица39.A1" office:value-type="string">
                  <text:p text:style-name="P168">Обозначение стекломатериалов, связующего, порядок укладки</text:p>
                </table:table-cell>
                <table:table-cell table:style-name="Таблица39.A1" office:value-type="string">
                  <text:p text:style-name="P168">Размеры и количество заготовок стекломатериалов на 1 слой; мм, шт. </text:p>
                </table:table-cell>
                <table:table-cell table:style-name="Таблица39.A1" office:value-type="string">
                  <text:p text:style-name="P168">Количество слоев: шт</text:p>
                </table:table-cell>
                <table:table-cell table:style-name="Таблица39.A1" office:value-type="string">
                  <text:p text:style-name="P161">Расход связующего: кг/м<text:span text:style-name="T18">2</text:span></text:p>
                </table:table-cell>
                <table:table-cell table:style-name="Таблица39.F1" office:value-type="string">
                  <text:p text:style-name="P161">Примечание</text:p>
                </table:table-cell>
              </table:table-row>
              <table:table-row>
                <table:table-cell table:style-name="Таблица39.A2" office:value-type="string">
                  <text:p text:style-name="P168">1</text:p>
                </table:table-cell>
                <table:table-cell table:style-name="Таблица39.A2" office:value-type="string">
                  <text:p text:style-name="P168">2</text:p>
                </table:table-cell>
                <table:table-cell table:style-name="Таблица39.A2" office:value-type="string">
                  <text:p text:style-name="P168">3</text:p>
                </table:table-cell>
                <table:table-cell table:style-name="Таблица39.A2" office:value-type="string">
                  <text:p text:style-name="P168">4</text:p>
                </table:table-cell>
                <table:table-cell table:style-name="Таблица39.A2" office:value-type="string">
                  <text:p text:style-name="P161">5</text:p>
                </table:table-cell>
                <table:table-cell table:style-name="Таблица39.F2" office:value-type="string">
                  <text:p text:style-name="P161">6</text:p>
                </table:table-cell>
              </table:table-row>
              <table:table-row>
                <table:table-cell table:style-name="Таблица39.A2" office:value-type="string">
                  <text:p text:style-name="P56">Обечайка <text:s text:c="9"/><text:span text:style-name="T42">ЮЕЛИ. 305423.032</text:span></text:p>
                </table:table-cell>
                <table:table-cell table:style-name="Таблица39.A2" office:value-type="string">
                  <text:p text:style-name="P63">2 Стекломат М123-450-1250</text:p>
                </table:table-cell>
                <table:table-cell table:style-name="Таблица39.A2" office:value-type="string">
                  <text:p text:style-name="P51"><text:span text:style-name="T32">(263</text:span><text:span text:style-name="T34">±</text:span><text:span text:style-name="T37">20</text:span><text:span text:style-name="T32"> х 8700</text:span><text:span text:style-name="T34">±</text:span><text:span text:style-name="T37">20</text:span><text:span text:style-name="T32">) - 1 шт</text:span></text:p>
                  <text:p text:style-name="P51"><text:span text:style-name="T32">(</text:span><text:span text:style-name="T37">1250</text:span><text:span text:style-name="T32"> х 8700</text:span><text:span text:style-name="T34">±</text:span><text:span text:style-name="T37">20</text:span><text:span text:style-name="T32">) - 2 шт</text:span></text:p>
                  <text:p text:style-name="P51"><text:span text:style-name="T32">(400</text:span><text:span text:style-name="T34">±</text:span><text:span text:style-name="T37">20</text:span><text:span text:style-name="T32"> х 8700</text:span><text:span text:style-name="T34">±</text:span><text:span text:style-name="T37">20</text:span><text:span text:style-name="T32">) - 1 шт</text:span></text:p>
                  <text:p text:style-name="P51"><text:span text:style-name="T32">(600</text:span><text:span text:style-name="T34">±</text:span><text:span text:style-name="T37">20</text:span><text:span text:style-name="T32"> х 8700</text:span><text:span text:style-name="T34">±</text:span><text:span text:style-name="T37">20</text:span><text:span text:style-name="T32">) - 1 шт</text:span></text:p>
                </table:table-cell>
                <table:table-cell table:style-name="Таблица39.A2" office:value-type="string">
                  <text:p text:style-name="P168">1</text:p>
                </table:table-cell>
                <table:table-cell table:style-name="Таблица39.A2" office:value-type="string">
                  <text:p text:style-name="P168">1,35</text:p>
                </table:table-cell>
                <table:table-cell table:style-name="Таблица39.F2" office:value-type="string">
                  <text:p text:style-name="Standard"/>
                </table:table-cell>
              </table:table-row>
            </table:table>
            <text:list xml:id="list35450509" text:continue-numbering="true" text:style-name="L3">
              <text:list-header>
                <text:p text:style-name="P191">Допускается раскрой стекломатериалов произвольных размеров в пределах норм расхода стекломатериала. </text:p>
                <text:p text:style-name="P191"/>
                <text:p text:style-name="P219"><text:span text:style-name="T37">Связующее на основе смолы </text:span><text:span text:style-name="T40">DERAKANE 470HT-400</text:span></text:p>
                <text:p text:style-name="P219"><text:span text:style-name="T37">смола </text:span><text:span text:style-name="T40">DERAKANE 470HT-400 —</text:span><text:span text:style-name="T37"> 100 м.д.</text:span></text:p>
                <text:p text:style-name="P222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191">Ускоритель Со НАФ (нафтенат кобальта) 6% раствор или ОК6%— 0,2-0,7 м.д.</text:p>
                <text:p text:style-name="P191">2,4 пентадион (при необходимости) — 0,01-0,07 м.д.</text:p>
                <text:p text:style-name="P222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00">BYK A515 <text:span text:style-name="T28">или </text:span>BYK A5<text:span text:style-name="T28">5</text:span>5 —<text:span text:style-name="T28"> 0,1 м.д. </text:span></text:p>
                <text:p text:style-name="P197">Внимание! Поверхностно активную добавку BYK добавлять после введения всех компонентов связующего!!!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4.10">
          <table:table-cell table:style-name="Таблица34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34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/>ГОСТ 3.1105-84 Форма 7а</text:p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column table:style-name="Таблица67.D"/>
        <table:table-column table:style-name="Таблица67.E"/>
        <table:table-column table:style-name="Таблица67.F"/>
        <table:table-column table:style-name="Таблица67.G"/>
        <table:table-column table:style-name="Таблица67.H"/>
        <table:table-column table:style-name="Таблица67.I"/>
        <table:table-column table:style-name="Таблица67.J"/>
        <table:table-column table:style-name="Таблица67.K" table:number-columns-repeated="2"/>
        <table:table-column table:style-name="Таблица67.M"/>
        <table:table-column table:style-name="Таблица67.N"/>
        <table:table-column table:style-name="Таблица67.O"/>
        <table:table-column table:style-name="Таблица67.P"/>
        <table:table-column table:style-name="Таблица67.Q"/>
        <table:table-column table:style-name="Таблица67.R"/>
        <table:table-column table:style-name="Таблица67.S"/>
        <table:table-column table:style-name="Таблица67.T"/>
        <table:table-column table:style-name="Таблица67.U"/>
        <table:table-column table:style-name="Таблица67.V"/>
        <table:table-column table:style-name="Таблица67.W"/>
        <table:table-column table:style-name="Таблица67.X"/>
        <table:table-column table:style-name="Таблица67.Y"/>
        <table:table-column table:style-name="Таблица67.Z"/>
        <table:table-column table:style-name="Таблица67.a"/>
        <table:table-column table:style-name="Таблица67.b"/>
        <table:table-column table:style-name="Таблица67.c"/>
        <table:table-row table:style-name="Таблица67.1">
          <table:table-cell table:style-name="Таблица67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67.A1" table:number-columns-spanned="3" office:value-type="string">
            <text:p text:style-name="P21"/>
          </table:table-cell>
          <table:covered-table-cell/>
          <table:covered-table-cell/>
          <table:table-cell table:style-name="Таблица67.A1" table:number-columns-spanned="2" office:value-type="string">
            <text:p text:style-name="P21"/>
          </table:table-cell>
          <table:covered-table-cell/>
          <table:table-cell table:style-name="Таблица67.A1" table:number-columns-spanned="2" office:value-type="string">
            <text:p text:style-name="P21"/>
          </table:table-cell>
          <table:covered-table-cell/>
          <table:table-cell table:style-name="Таблица67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7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7.A1" office:value-type="string">
            <text:p text:style-name="P21"/>
          </table:table-cell>
          <table:table-cell table:style-name="Таблица67.A1" table:number-columns-spanned="3" office:value-type="string">
            <text:p text:style-name="P21"/>
          </table:table-cell>
          <table:covered-table-cell/>
          <table:covered-table-cell/>
          <table:table-cell table:style-name="Таблица67.A1" office:value-type="string">
            <text:p text:style-name="P21"/>
          </table:table-cell>
          <table:table-cell table:style-name="Таблица67.A1" office:value-type="string">
            <text:p text:style-name="P21"/>
          </table:table-cell>
          <table:table-cell table:style-name="Таблица67.c1" office:value-type="string">
            <text:p text:style-name="P21"/>
          </table:table-cell>
        </table:table-row>
        <table:table-row table:style-name="Таблица67.1">
          <table:table-cell table:style-name="Таблица67.J1" table:number-columns-spanned="2" office:value-type="string">
            <text:p text:style-name="P41">Дубл.</text:p>
          </table:table-cell>
          <table:covered-table-cell/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7.J1" office:value-type="string">
            <text:p text:style-name="P21"/>
          </table:table-cell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c2" office:value-type="string">
            <text:p text:style-name="P21"/>
          </table:table-cell>
        </table:table-row>
        <table:table-row table:style-name="Таблица67.1">
          <table:table-cell table:style-name="Таблица67.J1" table:number-columns-spanned="2" office:value-type="string">
            <text:p text:style-name="P41">Взам.</text:p>
          </table:table-cell>
          <table:covered-table-cell/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7.A1" table:number-columns-spanned="2" office:value-type="string">
            <text:p text:style-name="P21"/>
          </table:table-cell>
          <table:covered-table-cell/>
          <table:table-cell table:style-name="Таблица67.c1" office:value-type="string">
            <text:p text:style-name="P21"/>
          </table:table-cell>
          <table:table-cell table:style-name="Таблица67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7.J1" office:value-type="string">
            <text:p text:style-name="P21"/>
          </table:table-cell>
          <table:table-cell table:style-name="Таблица67.c2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c2" office:value-type="string">
            <text:p text:style-name="P21"/>
          </table:table-cell>
        </table:table-row>
        <table:table-row table:style-name="Таблица67.1">
          <table:table-cell table:style-name="Таблица67.J1" table:number-columns-spanned="2" office:value-type="string">
            <text:p text:style-name="P41">Подл.</text:p>
          </table:table-cell>
          <table:covered-table-cell/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c2" office:value-type="string">
            <text:p text:style-name="P21"/>
          </table:table-cell>
          <table:table-cell table:style-name="Таблица67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7.J1" office:value-type="string">
            <text:p text:style-name="P21"/>
          </table:table-cell>
          <table:table-cell table:style-name="Таблица67.c2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c2" office:value-type="string">
            <text:p text:style-name="P21"/>
          </table:table-cell>
        </table:table-row>
        <table:table-row table:style-name="Таблица67.5">
          <table:table-cell table:style-name="Таблица67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7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7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67.c5" office:value-type="string">
            <text:p text:style-name="P29">40</text:p>
          </table:table-cell>
        </table:table-row>
        <table:table-row table:style-name="Таблица67.1">
          <table:table-cell table:style-name="Таблица67.J1" table:number-rows-spanned="3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7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67.7">
          <table:covered-table-cell/>
          <table:table-cell table:style-name="Таблица67.J1" office:value-type="string">
            <text:p text:style-name="P21"/>
          </table:table-cell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7.1">
          <table:covered-table-cell/>
          <table:table-cell table:style-name="Таблица67.B8">
            <text:p text:style-name="P43"/>
          </table:table-cell>
          <table:table-cell table:style-name="Таблица67.J1" table:number-columns-spanned="2" office:value-type="string">
            <text:p text:style-name="P179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office:value-type="string">
            <text:p text:style-name="P21"/>
          </table:table-cell>
          <table:table-cell table:style-name="Таблица67.J1" office:value-type="string">
            <text:p text:style-name="P21"/>
          </table:table-cell>
          <table:table-cell table:style-name="Таблица67.J1" table:number-columns-spanned="2" office:value-type="string">
            <text:p text:style-name="P21"/>
          </table:table-cell>
          <table:covered-table-cell/>
          <table:table-cell table:style-name="Таблица67.J1" table:number-columns-spanned="3" office:value-type="string">
            <text:p text:style-name="P21"/>
          </table:table-cell>
          <table:covered-table-cell/>
          <table:covered-table-cell/>
          <table:table-cell table:style-name="Таблица6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7.9">
          <table:table-cell table:style-name="Таблица67.A9" table:number-columns-spanned="29" office:value-type="string">
            <text:p text:style-name="P32"/>
            <text:p text:style-name="P32"><text:s/>Схема укладки стекломата на наружную поверхность обечайки <text:span text:style-name="T42">ЮЕЛИ. 305423.031</text:span></text:p>
            <text:p text:style-name="P32"><draw:frame draw:style-name="fr5" draw:name="Графический объект12" text:anchor-type="paragraph" svg:width="27.949cm" svg:height="10.994cm" draw:z-index="33"><draw:image xlink:href="Pictures/2000011D00007FBD000039F9C31C9D84.svm" xlink:type="simple" xlink:show="embed" xlink:actuate="onLoad"/></draw:frame></text:p>
            <text:p text:style-name="P32"/>
            <text:p text:style-name="P32">Эскиз 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7.10">
          <table:table-cell table:style-name="Таблица67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67.D10" table:number-columns-spanned="26" office:value-type="string">
            <text:p text:style-name="P45"/>
            <text:p text:style-name="P45"/>
            <text:p text:style-name="P45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46"><text:soft-page-break/>ГОСТ 3.1105-84 Форма 7а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column table:style-name="Таблица46.G"/>
        <table:table-column table:style-name="Таблица46.H"/>
        <table:table-column table:style-name="Таблица46.I"/>
        <table:table-column table:style-name="Таблица46.J"/>
        <table:table-column table:style-name="Таблица46.K" table:number-columns-repeated="2"/>
        <table:table-column table:style-name="Таблица46.M"/>
        <table:table-column table:style-name="Таблица46.N"/>
        <table:table-column table:style-name="Таблица46.O"/>
        <table:table-column table:style-name="Таблица46.P"/>
        <table:table-column table:style-name="Таблица46.Q"/>
        <table:table-column table:style-name="Таблица46.R"/>
        <table:table-column table:style-name="Таблица46.S"/>
        <table:table-column table:style-name="Таблица46.T"/>
        <table:table-column table:style-name="Таблица46.U"/>
        <table:table-column table:style-name="Таблица46.V"/>
        <table:table-column table:style-name="Таблица46.W"/>
        <table:table-column table:style-name="Таблица46.X"/>
        <table:table-column table:style-name="Таблица46.Y"/>
        <table:table-column table:style-name="Таблица46.Z"/>
        <table:table-column table:style-name="Таблица46.a"/>
        <table:table-column table:style-name="Таблица46.b"/>
        <table:table-column table:style-name="Таблица46.c"/>
        <table:table-row table:style-name="Таблица46.1">
          <table:table-cell table:style-name="Таблица46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46.A1" table:number-columns-spanned="3" office:value-type="string">
            <text:p text:style-name="P21"/>
          </table:table-cell>
          <table:covered-table-cell/>
          <table:covered-table-cell/>
          <table:table-cell table:style-name="Таблица46.A1" table:number-columns-spanned="2" office:value-type="string">
            <text:p text:style-name="P21"/>
          </table:table-cell>
          <table:covered-table-cell/>
          <table:table-cell table:style-name="Таблица46.A1" table:number-columns-spanned="2" office:value-type="string">
            <text:p text:style-name="P21"/>
          </table:table-cell>
          <table:covered-table-cell/>
          <table:table-cell table:style-name="Таблица46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6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" office:value-type="string">
            <text:p text:style-name="P21"/>
          </table:table-cell>
          <table:table-cell table:style-name="Таблица46.A1" table:number-columns-spanned="3" office:value-type="string">
            <text:p text:style-name="P21"/>
          </table:table-cell>
          <table:covered-table-cell/>
          <table:covered-table-cell/>
          <table:table-cell table:style-name="Таблица46.A1" office:value-type="string">
            <text:p text:style-name="P21"/>
          </table:table-cell>
          <table:table-cell table:style-name="Таблица46.A1" office:value-type="string">
            <text:p text:style-name="P21"/>
          </table:table-cell>
          <table:table-cell table:style-name="Таблица46.c1" office:value-type="string">
            <text:p text:style-name="P21"/>
          </table:table-cell>
        </table:table-row>
        <table:table-row table:style-name="Таблица46.1">
          <table:table-cell table:style-name="Таблица46.J1" table:number-columns-spanned="2" office:value-type="string">
            <text:p text:style-name="P41">Дубл.</text:p>
          </table:table-cell>
          <table:covered-table-cell/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J1" office:value-type="string">
            <text:p text:style-name="P21"/>
          </table:table-cell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c2" office:value-type="string">
            <text:p text:style-name="P21"/>
          </table:table-cell>
        </table:table-row>
        <table:table-row table:style-name="Таблица46.1">
          <table:table-cell table:style-name="Таблица46.J1" table:number-columns-spanned="2" office:value-type="string">
            <text:p text:style-name="P41">Взам.</text:p>
          </table:table-cell>
          <table:covered-table-cell/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A1" table:number-columns-spanned="2" office:value-type="string">
            <text:p text:style-name="P21"/>
          </table:table-cell>
          <table:covered-table-cell/>
          <table:table-cell table:style-name="Таблица46.c1" office:value-type="string">
            <text:p text:style-name="P21"/>
          </table:table-cell>
          <table:table-cell table:style-name="Таблица4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6.J1" office:value-type="string">
            <text:p text:style-name="P21"/>
          </table:table-cell>
          <table:table-cell table:style-name="Таблица46.c2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c2" office:value-type="string">
            <text:p text:style-name="P21"/>
          </table:table-cell>
        </table:table-row>
        <table:table-row table:style-name="Таблица46.1">
          <table:table-cell table:style-name="Таблица46.J1" table:number-columns-spanned="2" office:value-type="string">
            <text:p text:style-name="P41">Подл.</text:p>
          </table:table-cell>
          <table:covered-table-cell/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c2" office:value-type="string">
            <text:p text:style-name="P21"/>
          </table:table-cell>
          <table:table-cell table:style-name="Таблица4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6.J1" office:value-type="string">
            <text:p text:style-name="P21"/>
          </table:table-cell>
          <table:table-cell table:style-name="Таблица46.c2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c2" office:value-type="string">
            <text:p text:style-name="P21"/>
          </table:table-cell>
        </table:table-row>
        <table:table-row table:style-name="Таблица46.5">
          <table:table-cell table:style-name="Таблица46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46.c5" office:value-type="string">
            <text:p text:style-name="P29">41</text:p>
          </table:table-cell>
        </table:table-row>
        <table:table-row table:style-name="Таблица46.1">
          <table:table-cell table:style-name="Таблица46.J1" table:number-rows-spanned="3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46.1">
          <table:covered-table-cell/>
          <table:table-cell table:style-name="Таблица46.J1" office:value-type="string">
            <text:p text:style-name="P21"/>
          </table:table-cell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">
          <table:covered-table-cell/>
          <table:table-cell table:style-name="Таблица46.B8">
            <text:p text:style-name="P43"/>
          </table:table-cell>
          <table:table-cell table:style-name="Таблица46.J1" table:number-columns-spanned="2" office:value-type="string">
            <text:p text:style-name="P179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office:value-type="string">
            <text:p text:style-name="P21"/>
          </table:table-cell>
          <table:table-cell table:style-name="Таблица46.J1" office:value-type="string">
            <text:p text:style-name="P21"/>
          </table:table-cell>
          <table:table-cell table:style-name="Таблица46.J1" table:number-columns-spanned="2" office:value-type="string">
            <text:p text:style-name="P21"/>
          </table:table-cell>
          <table:covered-table-cell/>
          <table:table-cell table:style-name="Таблица46.J1" table:number-columns-spanned="3" office:value-type="string">
            <text:p text:style-name="P21"/>
          </table:table-cell>
          <table:covered-table-cell/>
          <table:covered-table-cell/>
          <table:table-cell table:style-name="Таблица4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9">
          <table:table-cell table:style-name="Таблица46.A9" table:number-columns-spanned="29" office:value-type="string">
            <text:p text:style-name="P65"><draw:frame draw:style-name="fr3" draw:name="Графический объект13" text:anchor-type="paragraph" svg:x="0cm" svg:y="1.111cm" svg:width="27.949cm" svg:height="11.859cm" draw:z-index="34"><draw:image xlink:href="Pictures/200000D200007FBD00004983B35CCF92.svm" xlink:type="simple" xlink:show="embed" xlink:actuate="onLoad"/></draw:frame>Схема установки обечайки на ложементы ЮЕЛИ. 305423.031</text:p>
            <text:p text:style-name="P65"/>
            <text:p text:style-name="P56">Эскиз 11</text:p>
            <text:list xml:id="list35430269" text:continue-numbering="true" text:style-name="L3">
              <text:list-header>
                <text:p text:style-name="P191"/>
                <text:p text:style-name="P191"/>
                <text:p text:style-name="P195"/>
                <text:p text:style-name="P191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0">
          <table:table-cell table:style-name="Таблица46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46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column table:style-name="Таблица54.D"/>
        <table:table-column table:style-name="Таблица54.E"/>
        <table:table-column table:style-name="Таблица54.F"/>
        <table:table-column table:style-name="Таблица54.G"/>
        <table:table-column table:style-name="Таблица54.H"/>
        <table:table-column table:style-name="Таблица54.I"/>
        <table:table-column table:style-name="Таблица54.J"/>
        <table:table-column table:style-name="Таблица54.K" table:number-columns-repeated="2"/>
        <table:table-column table:style-name="Таблица54.M"/>
        <table:table-column table:style-name="Таблица54.N"/>
        <table:table-column table:style-name="Таблица54.O"/>
        <table:table-column table:style-name="Таблица54.P"/>
        <table:table-column table:style-name="Таблица54.Q"/>
        <table:table-column table:style-name="Таблица54.R"/>
        <table:table-column table:style-name="Таблица54.S"/>
        <table:table-column table:style-name="Таблица54.T"/>
        <table:table-column table:style-name="Таблица54.U"/>
        <table:table-column table:style-name="Таблица54.V"/>
        <table:table-column table:style-name="Таблица54.W"/>
        <table:table-column table:style-name="Таблица54.X"/>
        <table:table-column table:style-name="Таблица54.Y"/>
        <table:table-column table:style-name="Таблица54.Z"/>
        <table:table-column table:style-name="Таблица54.a"/>
        <table:table-column table:style-name="Таблица54.b"/>
        <table:table-column table:style-name="Таблица54.c"/>
        <table:table-row table:style-name="Таблица54.1">
          <table:table-cell table:style-name="Таблица54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4.A1" table:number-columns-spanned="3" office:value-type="string">
            <text:p text:style-name="P21"/>
          </table:table-cell>
          <table:covered-table-cell/>
          <table:covered-table-cell/>
          <table:table-cell table:style-name="Таблица54.A1" table:number-columns-spanned="2" office:value-type="string">
            <text:p text:style-name="P21"/>
          </table:table-cell>
          <table:covered-table-cell/>
          <table:table-cell table:style-name="Таблица54.A1" table:number-columns-spanned="2" office:value-type="string">
            <text:p text:style-name="P21"/>
          </table:table-cell>
          <table:covered-table-cell/>
          <table:table-cell table:style-name="Таблица54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4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4.A1" office:value-type="string">
            <text:p text:style-name="P21"/>
          </table:table-cell>
          <table:table-cell table:style-name="Таблица54.A1" table:number-columns-spanned="3" office:value-type="string">
            <text:p text:style-name="P21"/>
          </table:table-cell>
          <table:covered-table-cell/>
          <table:covered-table-cell/>
          <table:table-cell table:style-name="Таблица54.A1" office:value-type="string">
            <text:p text:style-name="P21"/>
          </table:table-cell>
          <table:table-cell table:style-name="Таблица54.A1" office:value-type="string">
            <text:p text:style-name="P21"/>
          </table:table-cell>
          <table:table-cell table:style-name="Таблица54.c1" office:value-type="string">
            <text:p text:style-name="P21"/>
          </table:table-cell>
        </table:table-row>
        <table:table-row table:style-name="Таблица54.1">
          <table:table-cell table:style-name="Таблица54.J1" table:number-columns-spanned="2" office:value-type="string">
            <text:p text:style-name="P41">Дубл.</text:p>
          </table:table-cell>
          <table:covered-table-cell/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4.J1" office:value-type="string">
            <text:p text:style-name="P21"/>
          </table:table-cell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c2" office:value-type="string">
            <text:p text:style-name="P21"/>
          </table:table-cell>
        </table:table-row>
        <table:table-row table:style-name="Таблица54.1">
          <table:table-cell table:style-name="Таблица54.J1" table:number-columns-spanned="2" office:value-type="string">
            <text:p text:style-name="P41">Взам.</text:p>
          </table:table-cell>
          <table:covered-table-cell/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4.A1" table:number-columns-spanned="2" office:value-type="string">
            <text:p text:style-name="P21"/>
          </table:table-cell>
          <table:covered-table-cell/>
          <table:table-cell table:style-name="Таблица54.c1" office:value-type="string">
            <text:p text:style-name="P21"/>
          </table:table-cell>
          <table:table-cell table:style-name="Таблица54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4.J1" office:value-type="string">
            <text:p text:style-name="P21"/>
          </table:table-cell>
          <table:table-cell table:style-name="Таблица54.c2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c2" office:value-type="string">
            <text:p text:style-name="P21"/>
          </table:table-cell>
        </table:table-row>
        <table:table-row table:style-name="Таблица54.1">
          <table:table-cell table:style-name="Таблица54.J1" table:number-columns-spanned="2" office:value-type="string">
            <text:p text:style-name="P41">Подл.</text:p>
          </table:table-cell>
          <table:covered-table-cell/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c2" office:value-type="string">
            <text:p text:style-name="P21"/>
          </table:table-cell>
          <table:table-cell table:style-name="Таблица54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4.J1" office:value-type="string">
            <text:p text:style-name="P21"/>
          </table:table-cell>
          <table:table-cell table:style-name="Таблица54.c2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c2" office:value-type="string">
            <text:p text:style-name="P21"/>
          </table:table-cell>
        </table:table-row>
        <table:table-row table:style-name="Таблица54.5">
          <table:table-cell table:style-name="Таблица54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4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4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4.c5" office:value-type="string">
            <text:p text:style-name="P29">42</text:p>
          </table:table-cell>
        </table:table-row>
        <table:table-row table:style-name="Таблица54.1">
          <table:table-cell table:style-name="Таблица54.J1" table:number-rows-spanned="3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4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4.1">
          <table:covered-table-cell/>
          <table:table-cell table:style-name="Таблица54.J1" office:value-type="string">
            <text:p text:style-name="P21"/>
          </table:table-cell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4.1">
          <table:covered-table-cell/>
          <table:table-cell table:style-name="Таблица54.B8">
            <text:p text:style-name="P43"/>
          </table:table-cell>
          <table:table-cell table:style-name="Таблица54.J1" table:number-columns-spanned="2" office:value-type="string">
            <text:p text:style-name="P179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office:value-type="string">
            <text:p text:style-name="P21"/>
          </table:table-cell>
          <table:table-cell table:style-name="Таблица54.J1" office:value-type="string">
            <text:p text:style-name="P21"/>
          </table:table-cell>
          <table:table-cell table:style-name="Таблица54.J1" table:number-columns-spanned="2" office:value-type="string">
            <text:p text:style-name="P21"/>
          </table:table-cell>
          <table:covered-table-cell/>
          <table:table-cell table:style-name="Таблица54.J1" table:number-columns-spanned="3" office:value-type="string">
            <text:p text:style-name="P21"/>
          </table:table-cell>
          <table:covered-table-cell/>
          <table:covered-table-cell/>
          <table:table-cell table:style-name="Таблица5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4.9">
          <table:table-cell table:style-name="Таблица54.A9" table:number-columns-spanned="29" office:value-type="string">
            <text:p text:style-name="P80">Таблица 10. <text:s/>Раскрой и укладка стекломатериалов при изготовлении химстойкого слоя обечайки <text:span text:style-name="T38">ЮЕЛИ. 305423.033</text:span> </text:p>
            <text:p text:style-name="P82">ЕК70-1-00-000Г / ЮЕЛИ.307126.011 </text:p>
            <text:p text:style-name="P82">Ванна рециркуляционная </text:p>
            <table:table table:name="Таблица62" table:style-name="Таблица62">
              <table:table-column table:style-name="Таблица62.A"/>
              <table:table-column table:style-name="Таблица62.B"/>
              <table:table-column table:style-name="Таблица62.C"/>
              <table:table-column table:style-name="Таблица62.D"/>
              <table:table-column table:style-name="Таблица62.E"/>
              <table:table-column table:style-name="Таблица62.F"/>
              <table:table-row>
                <table:table-cell table:style-name="Таблица62.A1" office:value-type="string">
                  <text:p text:style-name="P169">Наименование и обозначение детали</text:p>
                </table:table-cell>
                <table:table-cell table:style-name="Таблица62.A1" office:value-type="string">
                  <text:p text:style-name="P169">Обозначение стекломатериалов, связующего, порядок укладки</text:p>
                </table:table-cell>
                <table:table-cell table:style-name="Таблица62.A1" office:value-type="string">
                  <text:p text:style-name="P169">Размеры и количество заготовок стекломатериалов; мм, шт. </text:p>
                </table:table-cell>
                <table:table-cell table:style-name="Таблица62.A1" office:value-type="string">
                  <text:p text:style-name="P169">Количество слоев; шт</text:p>
                </table:table-cell>
                <table:table-cell table:style-name="Таблица62.A1" office:value-type="string">
                  <text:p text:style-name="P162">Расход связующего: кг/м<text:span text:style-name="T18">2</text:span></text:p>
                </table:table-cell>
                <table:table-cell table:style-name="Таблица62.F1" office:value-type="string">
                  <text:p text:style-name="P162">Примечание</text:p>
                </table:table-cell>
              </table:table-row>
              <table:table-row>
                <table:table-cell table:style-name="Таблица62.A2" office:value-type="string">
                  <text:p text:style-name="P169">1</text:p>
                </table:table-cell>
                <table:table-cell table:style-name="Таблица62.A2" office:value-type="string">
                  <text:p text:style-name="P169">2</text:p>
                </table:table-cell>
                <table:table-cell table:style-name="Таблица62.A2" office:value-type="string">
                  <text:p text:style-name="P169">3</text:p>
                </table:table-cell>
                <table:table-cell table:style-name="Таблица62.A2" office:value-type="string">
                  <text:p text:style-name="P169">4</text:p>
                </table:table-cell>
                <table:table-cell table:style-name="Таблица62.A2" office:value-type="string">
                  <text:p text:style-name="P162">5</text:p>
                </table:table-cell>
                <table:table-cell table:style-name="Таблица62.F2" office:value-type="string">
                  <text:p text:style-name="P162">6</text:p>
                </table:table-cell>
              </table:table-row>
              <table:table-row>
                <table:table-cell table:style-name="Таблица62.A3" table:number-rows-spanned="3" office:value-type="string">
                  <text:p text:style-name="P80">Обечайка <text:s text:c="9"/><text:span text:style-name="T38">ЮЕЛИ. 305423.033</text:span></text:p>
                </table:table-cell>
                <table:table-cell table:style-name="Таблица62.A3" office:value-type="string">
                  <text:p text:style-name="P73">1 Стекломат М123(450)1250</text:p>
                </table:table-cell>
                <table:table-cell table:style-name="Таблица62.A2" office:value-type="string">
                  <text:p text:style-name="P74">(1250*<text:span text:style-name="T55"> х 5340)</text:span> - 7 шт</text:p>
                </table:table-cell>
                <table:table-cell table:style-name="Таблица62.A2" office:value-type="string">
                  <text:p text:style-name="P74">4</text:p>
                </table:table-cell>
                <table:table-cell table:style-name="Таблица62.A3" office:value-type="string">
                  <text:p text:style-name="P169">1,35</text:p>
                </table:table-cell>
                <table:table-cell table:style-name="Таблица62.F3" table:number-rows-spanned="3" office:value-type="string">
                  <text:p text:style-name="P171">S<text:span text:style-name="T28">пов = 47,5м</text:span><text:span text:style-name="T21">2</text:span></text:p>
                </table:table-cell>
              </table:table-row>
              <table:table-row>
                <table:covered-table-cell/>
                <table:table-cell table:style-name="Таблица62.A3" table:number-rows-spanned="2" office:value-type="string">
                  <text:p text:style-name="P169">2<text:span text:style-name="T47"> Стекловуаль М524-С114</text:span></text:p>
                </table:table-cell>
                <table:table-cell table:style-name="Таблица62.A2" office:value-type="string">
                  <text:p text:style-name="P74">(1000* х 5340) — 8 шт</text:p>
                </table:table-cell>
                <table:table-cell table:style-name="Таблица62.A3" table:number-rows-spanned="2" office:value-type="string">
                  <text:p text:style-name="P74">2</text:p>
                </table:table-cell>
                <table:table-cell table:style-name="Таблица62.A3" table:number-rows-spanned="2" office:value-type="string">
                  <text:p text:style-name="P169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2.A2" office:value-type="string">
                  <text:p text:style-name="P74">(700 х 5340) — 1 шт</text:p>
                </table:table-cell>
                <table:covered-table-cell/>
                <table:covered-table-cell/>
                <table:covered-table-cell/>
              </table:table-row>
            </table:table>
            <text:list xml:id="list7038913413438177120" text:style-name="L4">
              <text:list-header>
                <text:p text:style-name="P205">Допускается раскрой стекломатериалов произвольных размеров в пределах норм расхода стекломатериала. </text:p>
                <text:p text:style-name="P205"/>
                <text:p text:style-name="P228"><text:span text:style-name="T37">Связующее на основе смолы </text:span><text:span text:style-name="T40">DERAKANE 470HT-400</text:span></text:p>
                <text:p text:style-name="P228"><text:span text:style-name="T37">смола </text:span><text:span text:style-name="T40">DERAKANE 470HT-400 —</text:span><text:span text:style-name="T37"> 100 м.д.</text:span></text:p>
                <text:p text:style-name="P230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205">Ускоритель Со НАФ (нафтенат кобальта) 6% раствор или ОК6%— 0,2-0,7 м.д.</text:p>
                <text:p text:style-name="P205">2,4 пентадион (при необходимости) — 0,01-0,07 м.д.</text:p>
                <text:p text:style-name="P230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09">BYK A515 <text:span text:style-name="T28">или </text:span>BYK A5<text:span text:style-name="T28">5</text:span>5 —<text:span text:style-name="T28"> 0,1 м.д. </text:span></text:p>
                <text:p text:style-name="P211">Внимание! Поверхностно активную добавку BYK добавлять после введения всех компонентов связующего!!!</text:p>
                <text:p text:style-name="P20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4.10">
          <table:table-cell table:style-name="Таблица54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4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column table:style-name="Таблица63.D"/>
        <table:table-column table:style-name="Таблица63.E"/>
        <table:table-column table:style-name="Таблица63.F"/>
        <table:table-column table:style-name="Таблица63.G"/>
        <table:table-column table:style-name="Таблица63.H"/>
        <table:table-column table:style-name="Таблица63.I"/>
        <table:table-column table:style-name="Таблица63.J"/>
        <table:table-column table:style-name="Таблица63.K" table:number-columns-repeated="2"/>
        <table:table-column table:style-name="Таблица63.M"/>
        <table:table-column table:style-name="Таблица63.N"/>
        <table:table-column table:style-name="Таблица63.O"/>
        <table:table-column table:style-name="Таблица63.P"/>
        <table:table-column table:style-name="Таблица63.Q"/>
        <table:table-column table:style-name="Таблица63.R"/>
        <table:table-column table:style-name="Таблица63.S"/>
        <table:table-column table:style-name="Таблица63.T"/>
        <table:table-column table:style-name="Таблица63.U"/>
        <table:table-column table:style-name="Таблица63.V"/>
        <table:table-column table:style-name="Таблица63.W"/>
        <table:table-column table:style-name="Таблица63.X"/>
        <table:table-column table:style-name="Таблица63.Y"/>
        <table:table-column table:style-name="Таблица63.Z"/>
        <table:table-column table:style-name="Таблица63.a"/>
        <table:table-column table:style-name="Таблица63.b"/>
        <table:table-column table:style-name="Таблица63.c"/>
        <table:table-row table:style-name="Таблица63.1">
          <table:table-cell table:style-name="Таблица63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63.A1" table:number-columns-spanned="3" office:value-type="string">
            <text:p text:style-name="P21"/>
          </table:table-cell>
          <table:covered-table-cell/>
          <table:covered-table-cell/>
          <table:table-cell table:style-name="Таблица63.A1" table:number-columns-spanned="2" office:value-type="string">
            <text:p text:style-name="P21"/>
          </table:table-cell>
          <table:covered-table-cell/>
          <table:table-cell table:style-name="Таблица63.A1" table:number-columns-spanned="2" office:value-type="string">
            <text:p text:style-name="P21"/>
          </table:table-cell>
          <table:covered-table-cell/>
          <table:table-cell table:style-name="Таблица63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3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3.A1" office:value-type="string">
            <text:p text:style-name="P21"/>
          </table:table-cell>
          <table:table-cell table:style-name="Таблица63.A1" table:number-columns-spanned="3" office:value-type="string">
            <text:p text:style-name="P21"/>
          </table:table-cell>
          <table:covered-table-cell/>
          <table:covered-table-cell/>
          <table:table-cell table:style-name="Таблица63.A1" office:value-type="string">
            <text:p text:style-name="P21"/>
          </table:table-cell>
          <table:table-cell table:style-name="Таблица63.A1" office:value-type="string">
            <text:p text:style-name="P21"/>
          </table:table-cell>
          <table:table-cell table:style-name="Таблица63.c1" office:value-type="string">
            <text:p text:style-name="P21"/>
          </table:table-cell>
        </table:table-row>
        <table:table-row table:style-name="Таблица63.1">
          <table:table-cell table:style-name="Таблица63.J1" table:number-columns-spanned="2" office:value-type="string">
            <text:p text:style-name="P41">Дубл.</text:p>
          </table:table-cell>
          <table:covered-table-cell/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3.J1" office:value-type="string">
            <text:p text:style-name="P21"/>
          </table:table-cell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c2" office:value-type="string">
            <text:p text:style-name="P21"/>
          </table:table-cell>
        </table:table-row>
        <table:table-row table:style-name="Таблица63.1">
          <table:table-cell table:style-name="Таблица63.J1" table:number-columns-spanned="2" office:value-type="string">
            <text:p text:style-name="P41">Взам.</text:p>
          </table:table-cell>
          <table:covered-table-cell/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3.A1" table:number-columns-spanned="2" office:value-type="string">
            <text:p text:style-name="P21"/>
          </table:table-cell>
          <table:covered-table-cell/>
          <table:table-cell table:style-name="Таблица63.c1" office:value-type="string">
            <text:p text:style-name="P21"/>
          </table:table-cell>
          <table:table-cell table:style-name="Таблица6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3.J1" office:value-type="string">
            <text:p text:style-name="P21"/>
          </table:table-cell>
          <table:table-cell table:style-name="Таблица63.c2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c2" office:value-type="string">
            <text:p text:style-name="P21"/>
          </table:table-cell>
        </table:table-row>
        <table:table-row table:style-name="Таблица63.1">
          <table:table-cell table:style-name="Таблица63.J1" table:number-columns-spanned="2" office:value-type="string">
            <text:p text:style-name="P41">Подл.</text:p>
          </table:table-cell>
          <table:covered-table-cell/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c2" office:value-type="string">
            <text:p text:style-name="P21"/>
          </table:table-cell>
          <table:table-cell table:style-name="Таблица6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3.J1" office:value-type="string">
            <text:p text:style-name="P21"/>
          </table:table-cell>
          <table:table-cell table:style-name="Таблица63.c2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c2" office:value-type="string">
            <text:p text:style-name="P21"/>
          </table:table-cell>
        </table:table-row>
        <table:table-row table:style-name="Таблица63.5">
          <table:table-cell table:style-name="Таблица63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3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3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63.c5" office:value-type="string">
            <text:p text:style-name="P29">43</text:p>
          </table:table-cell>
        </table:table-row>
        <table:table-row table:style-name="Таблица63.1">
          <table:table-cell table:style-name="Таблица63.J1" table:number-rows-spanned="3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3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63.1">
          <table:covered-table-cell/>
          <table:table-cell table:style-name="Таблица63.J1" office:value-type="string">
            <text:p text:style-name="P21"/>
          </table:table-cell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3.1">
          <table:covered-table-cell/>
          <table:table-cell table:style-name="Таблица63.B8">
            <text:p text:style-name="P43"/>
          </table:table-cell>
          <table:table-cell table:style-name="Таблица63.J1" table:number-columns-spanned="2" office:value-type="string">
            <text:p text:style-name="P179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office:value-type="string">
            <text:p text:style-name="P21"/>
          </table:table-cell>
          <table:table-cell table:style-name="Таблица63.J1" office:value-type="string">
            <text:p text:style-name="P21"/>
          </table:table-cell>
          <table:table-cell table:style-name="Таблица63.J1" table:number-columns-spanned="2" office:value-type="string">
            <text:p text:style-name="P21"/>
          </table:table-cell>
          <table:covered-table-cell/>
          <table:table-cell table:style-name="Таблица63.J1" table:number-columns-spanned="3" office:value-type="string">
            <text:p text:style-name="P21"/>
          </table:table-cell>
          <table:covered-table-cell/>
          <table:covered-table-cell/>
          <table:table-cell table:style-name="Таблица6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3.9">
          <table:table-cell table:style-name="Таблица63.A9" table:number-columns-spanned="29" office:value-type="string">
            <text:p text:style-name="P65"/>
            <text:p text:style-name="P65">Схема укладки стекломатериалов для формования химстойкого слоя обечайки ЮЕЛИ.305423.033 </text:p>
            <text:p text:style-name="P65"><draw:frame draw:style-name="fr4" draw:name="Графический объект15" text:anchor-type="paragraph" svg:width="27.949cm" svg:height="11.153cm" draw:z-index="35"><draw:image xlink:href="Pictures/2000019900007FBD00003A76A50A928F.svm" xlink:type="simple" xlink:show="embed" xlink:actuate="onLoad"/></draw:frame></text:p>
            <text:p text:style-name="P65">Эскиз 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3.10">
          <table:table-cell table:style-name="Таблица63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63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column table:style-name="Таблица64.D"/>
        <table:table-column table:style-name="Таблица64.E"/>
        <table:table-column table:style-name="Таблица64.F"/>
        <table:table-column table:style-name="Таблица64.G"/>
        <table:table-column table:style-name="Таблица64.H"/>
        <table:table-column table:style-name="Таблица64.I"/>
        <table:table-column table:style-name="Таблица64.J"/>
        <table:table-column table:style-name="Таблица64.K" table:number-columns-repeated="2"/>
        <table:table-column table:style-name="Таблица64.M"/>
        <table:table-column table:style-name="Таблица64.N"/>
        <table:table-column table:style-name="Таблица64.O"/>
        <table:table-column table:style-name="Таблица64.P"/>
        <table:table-column table:style-name="Таблица64.Q"/>
        <table:table-column table:style-name="Таблица64.R"/>
        <table:table-column table:style-name="Таблица64.S"/>
        <table:table-column table:style-name="Таблица64.T"/>
        <table:table-column table:style-name="Таблица64.U"/>
        <table:table-column table:style-name="Таблица64.V"/>
        <table:table-column table:style-name="Таблица64.W"/>
        <table:table-column table:style-name="Таблица64.X"/>
        <table:table-column table:style-name="Таблица64.Y"/>
        <table:table-column table:style-name="Таблица64.Z"/>
        <table:table-column table:style-name="Таблица64.a"/>
        <table:table-column table:style-name="Таблица64.b"/>
        <table:table-column table:style-name="Таблица64.c"/>
        <table:table-row table:style-name="Таблица64.1">
          <table:table-cell table:style-name="Таблица64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64.A1" table:number-columns-spanned="3" office:value-type="string">
            <text:p text:style-name="P21"/>
          </table:table-cell>
          <table:covered-table-cell/>
          <table:covered-table-cell/>
          <table:table-cell table:style-name="Таблица64.A1" table:number-columns-spanned="2" office:value-type="string">
            <text:p text:style-name="P21"/>
          </table:table-cell>
          <table:covered-table-cell/>
          <table:table-cell table:style-name="Таблица64.A1" table:number-columns-spanned="2" office:value-type="string">
            <text:p text:style-name="P21"/>
          </table:table-cell>
          <table:covered-table-cell/>
          <table:table-cell table:style-name="Таблица64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4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4.A1" office:value-type="string">
            <text:p text:style-name="P21"/>
          </table:table-cell>
          <table:table-cell table:style-name="Таблица64.A1" table:number-columns-spanned="3" office:value-type="string">
            <text:p text:style-name="P21"/>
          </table:table-cell>
          <table:covered-table-cell/>
          <table:covered-table-cell/>
          <table:table-cell table:style-name="Таблица64.A1" office:value-type="string">
            <text:p text:style-name="P21"/>
          </table:table-cell>
          <table:table-cell table:style-name="Таблица64.A1" office:value-type="string">
            <text:p text:style-name="P21"/>
          </table:table-cell>
          <table:table-cell table:style-name="Таблица64.c1" office:value-type="string">
            <text:p text:style-name="P21"/>
          </table:table-cell>
        </table:table-row>
        <table:table-row table:style-name="Таблица64.1">
          <table:table-cell table:style-name="Таблица64.J1" table:number-columns-spanned="2" office:value-type="string">
            <text:p text:style-name="P41">Дубл.</text:p>
          </table:table-cell>
          <table:covered-table-cell/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4.J1" office:value-type="string">
            <text:p text:style-name="P21"/>
          </table:table-cell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c2" office:value-type="string">
            <text:p text:style-name="P21"/>
          </table:table-cell>
        </table:table-row>
        <table:table-row table:style-name="Таблица64.1">
          <table:table-cell table:style-name="Таблица64.J1" table:number-columns-spanned="2" office:value-type="string">
            <text:p text:style-name="P41">Взам.</text:p>
          </table:table-cell>
          <table:covered-table-cell/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4.A1" table:number-columns-spanned="2" office:value-type="string">
            <text:p text:style-name="P21"/>
          </table:table-cell>
          <table:covered-table-cell/>
          <table:table-cell table:style-name="Таблица64.c1" office:value-type="string">
            <text:p text:style-name="P21"/>
          </table:table-cell>
          <table:table-cell table:style-name="Таблица64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4.J1" office:value-type="string">
            <text:p text:style-name="P21"/>
          </table:table-cell>
          <table:table-cell table:style-name="Таблица64.c2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c2" office:value-type="string">
            <text:p text:style-name="P21"/>
          </table:table-cell>
        </table:table-row>
        <table:table-row table:style-name="Таблица64.1">
          <table:table-cell table:style-name="Таблица64.J1" table:number-columns-spanned="2" office:value-type="string">
            <text:p text:style-name="P41">Подл.</text:p>
          </table:table-cell>
          <table:covered-table-cell/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c2" office:value-type="string">
            <text:p text:style-name="P21"/>
          </table:table-cell>
          <table:table-cell table:style-name="Таблица64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4.J1" office:value-type="string">
            <text:p text:style-name="P21"/>
          </table:table-cell>
          <table:table-cell table:style-name="Таблица64.c2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c2" office:value-type="string">
            <text:p text:style-name="P21"/>
          </table:table-cell>
        </table:table-row>
        <table:table-row table:style-name="Таблица64.5">
          <table:table-cell table:style-name="Таблица64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4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4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64.c5" office:value-type="string">
            <text:p text:style-name="P29">44</text:p>
          </table:table-cell>
        </table:table-row>
        <table:table-row table:style-name="Таблица64.1">
          <table:table-cell table:style-name="Таблица64.J1" table:number-rows-spanned="3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4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64.1">
          <table:covered-table-cell/>
          <table:table-cell table:style-name="Таблица64.J1" office:value-type="string">
            <text:p text:style-name="P21"/>
          </table:table-cell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4.1">
          <table:covered-table-cell/>
          <table:table-cell table:style-name="Таблица64.B8">
            <text:p text:style-name="P43"/>
          </table:table-cell>
          <table:table-cell table:style-name="Таблица64.J1" table:number-columns-spanned="2" office:value-type="string">
            <text:p text:style-name="P179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office:value-type="string">
            <text:p text:style-name="P21"/>
          </table:table-cell>
          <table:table-cell table:style-name="Таблица64.J1" office:value-type="string">
            <text:p text:style-name="P21"/>
          </table:table-cell>
          <table:table-cell table:style-name="Таблица64.J1" table:number-columns-spanned="2" office:value-type="string">
            <text:p text:style-name="P21"/>
          </table:table-cell>
          <table:covered-table-cell/>
          <table:table-cell table:style-name="Таблица64.J1" table:number-columns-spanned="3" office:value-type="string">
            <text:p text:style-name="P21"/>
          </table:table-cell>
          <table:covered-table-cell/>
          <table:covered-table-cell/>
          <table:table-cell table:style-name="Таблица64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4.9">
          <table:table-cell table:style-name="Таблица64.A9" table:number-columns-spanned="29" office:value-type="string">
            <text:p text:style-name="P56">Таблица 11. <text:s/>Раскрой и укладка стекломата на наружную поверхность обечайки <text:span text:style-name="T42">ЮЕЛИ. 305423.033</text:span> </text:p>
            <text:p text:style-name="P48">ЕК70-1-00-000Г / ЮЕЛИ.307126.011 (после токарной обработки обечайки) </text:p>
            <text:p text:style-name="P57"/>
            <table:table table:name="Таблица65" table:style-name="Таблица65">
              <table:table-column table:style-name="Таблица65.A"/>
              <table:table-column table:style-name="Таблица65.B"/>
              <table:table-column table:style-name="Таблица65.C"/>
              <table:table-column table:style-name="Таблица65.D"/>
              <table:table-column table:style-name="Таблица65.E"/>
              <table:table-row>
                <table:table-cell table:style-name="Таблица65.A1" office:value-type="string">
                  <text:p text:style-name="P165">Наименование и обозначение детали</text:p>
                </table:table-cell>
                <table:table-cell table:style-name="Таблица65.A1" office:value-type="string">
                  <text:p text:style-name="P165">Обозначение стекломатериалов, связующего, порядок укладки</text:p>
                </table:table-cell>
                <table:table-cell table:style-name="Таблица65.A1" office:value-type="string">
                  <text:p text:style-name="P165">Размеры и количество заготовок стекломатериалов; мм, шт. </text:p>
                </table:table-cell>
                <table:table-cell table:style-name="Таблица65.A1" office:value-type="string">
                  <text:p text:style-name="P160">Расход связующего: кг/м<text:span text:style-name="T18">2</text:span></text:p>
                </table:table-cell>
                <table:table-cell table:style-name="Таблица65.E1" office:value-type="string">
                  <text:p text:style-name="P160">Примечание</text:p>
                </table:table-cell>
              </table:table-row>
              <table:table-row table:style-name="Таблица65.2">
                <table:table-cell table:style-name="Таблица65.A2" office:value-type="string">
                  <text:p text:style-name="P165">1</text:p>
                </table:table-cell>
                <table:table-cell table:style-name="Таблица65.A2" office:value-type="string">
                  <text:p text:style-name="P165">2</text:p>
                </table:table-cell>
                <table:table-cell table:style-name="Таблица65.A2" office:value-type="string">
                  <text:p text:style-name="P165">3</text:p>
                </table:table-cell>
                <table:table-cell table:style-name="Таблица65.A2" office:value-type="string">
                  <text:p text:style-name="P160">5</text:p>
                </table:table-cell>
                <table:table-cell table:style-name="Таблица65.E2" office:value-type="string">
                  <text:p text:style-name="P160">5</text:p>
                </table:table-cell>
              </table:table-row>
              <table:table-row>
                <table:table-cell table:style-name="Таблица65.A3" office:value-type="string">
                  <text:p text:style-name="P56">Обечайка <text:s text:c="9"/><text:span text:style-name="T42">ЮЕЛИ. 305423.033</text:span></text:p>
                </table:table-cell>
                <table:table-cell table:style-name="Таблица65.A2" office:value-type="string">
                  <text:p text:style-name="P62"/>
                  <text:p text:style-name="P165">1 Стекломат М123(450)1250</text:p>
                </table:table-cell>
                <table:table-cell table:style-name="Таблица65.A2" office:value-type="string">
                  <text:p text:style-name="P50"><text:span text:style-name="T37">(530</text:span><text:span text:style-name="T34">±</text:span><text:span text:style-name="T37">10 х 8600) мм</text:span><text:span text:style-name="T32"> - 1 шт</text:span></text:p>
                  <text:p text:style-name="P50"><text:span text:style-name="T32">(1250*</text:span><text:span text:style-name="T37"> х 8600)</text:span><text:span text:style-name="T32"> - 2 шт</text:span></text:p>
                  <text:p text:style-name="P50"><text:span text:style-name="T37">(470</text:span><text:span text:style-name="T34">±</text:span><text:span text:style-name="T37">10 х 8600) мм</text:span><text:span text:style-name="T32"> - 1 шт</text:span></text:p>
                  <text:p text:style-name="P50"><text:span text:style-name="T37">(420</text:span><text:span text:style-name="T34">±</text:span><text:span text:style-name="T37">10 х 8600) мм</text:span><text:span text:style-name="T32"> - 1 шт</text:span></text:p>
                  <text:p text:style-name="P64"/>
                </table:table-cell>
                <table:table-cell table:style-name="Таблица65.A2" office:value-type="string">
                  <text:p text:style-name="P165"/>
                  <text:p text:style-name="P165">1,35</text:p>
                </table:table-cell>
                <table:table-cell table:style-name="Таблица65.E2" office:value-type="string">
                  <text:p text:style-name="P167">S<text:span text:style-name="T28">пов = 47,5м</text:span><text:span text:style-name="T21">2</text:span></text:p>
                </table:table-cell>
              </table:table-row>
            </table:table>
            <text:list xml:id="list35451926" text:continue-numbering="true" text:style-name="L4">
              <text:list-header>
                <text:p text:style-name="P192">Допускается раскрой стекломатериалов произвольных размеров в пределах норм расхода стекломатериала. </text:p>
                <text:p text:style-name="P192"/>
                <text:p text:style-name="P220"><text:span text:style-name="T37">Связующее на основе смолы </text:span><text:span text:style-name="T40">DERAKANE 470HT-400</text:span></text:p>
                <text:p text:style-name="P220"><text:span text:style-name="T37">смола </text:span><text:span text:style-name="T40">DERAKANE 470HT-400 —</text:span><text:span text:style-name="T37"> 100 м.д.</text:span></text:p>
                <text:p text:style-name="P223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192">Ускоритель Со НАФ (нафтенат кобальта) 6% раствор или ОК6%— 0,2-0,7 м.д.</text:p>
                <text:p text:style-name="P192">2,4 пентадион (при необходимости) — 0,01-0,07 м.д.</text:p>
                <text:p text:style-name="P223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01">BYK A515 <text:span text:style-name="T28">или </text:span>BYK A5<text:span text:style-name="T28">5</text:span>5 —<text:span text:style-name="T28"> 0,1 м.д. </text:span></text:p>
                <text:p text:style-name="P198">Внимание! Поверхностно активную добавку BYK добавлять после введения всех компонентов связующего!!!</text:p>
                <text:p text:style-name="P192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4.10">
          <table:table-cell table:style-name="Таблица64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64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66" table:style-name="Таблица66">
        <table:table-column table:style-name="Таблица66.A"/>
        <table:table-column table:style-name="Таблица66.B"/>
        <table:table-column table:style-name="Таблица66.C"/>
        <table:table-column table:style-name="Таблица66.D"/>
        <table:table-column table:style-name="Таблица66.E"/>
        <table:table-column table:style-name="Таблица66.F"/>
        <table:table-column table:style-name="Таблица66.G"/>
        <table:table-column table:style-name="Таблица66.H"/>
        <table:table-column table:style-name="Таблица66.I"/>
        <table:table-column table:style-name="Таблица66.J"/>
        <table:table-column table:style-name="Таблица66.K" table:number-columns-repeated="2"/>
        <table:table-column table:style-name="Таблица66.M"/>
        <table:table-column table:style-name="Таблица66.N"/>
        <table:table-column table:style-name="Таблица66.O"/>
        <table:table-column table:style-name="Таблица66.P"/>
        <table:table-column table:style-name="Таблица66.Q"/>
        <table:table-column table:style-name="Таблица66.R"/>
        <table:table-column table:style-name="Таблица66.S"/>
        <table:table-column table:style-name="Таблица66.T"/>
        <table:table-column table:style-name="Таблица66.U"/>
        <table:table-column table:style-name="Таблица66.V"/>
        <table:table-column table:style-name="Таблица66.W"/>
        <table:table-column table:style-name="Таблица66.X"/>
        <table:table-column table:style-name="Таблица66.Y"/>
        <table:table-column table:style-name="Таблица66.Z"/>
        <table:table-column table:style-name="Таблица66.a"/>
        <table:table-column table:style-name="Таблица66.b"/>
        <table:table-column table:style-name="Таблица66.c"/>
        <table:table-row table:style-name="Таблица66.1">
          <table:table-cell table:style-name="Таблица66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66.A1" table:number-columns-spanned="3" office:value-type="string">
            <text:p text:style-name="P21"/>
          </table:table-cell>
          <table:covered-table-cell/>
          <table:covered-table-cell/>
          <table:table-cell table:style-name="Таблица66.A1" table:number-columns-spanned="2" office:value-type="string">
            <text:p text:style-name="P21"/>
          </table:table-cell>
          <table:covered-table-cell/>
          <table:table-cell table:style-name="Таблица66.A1" table:number-columns-spanned="2" office:value-type="string">
            <text:p text:style-name="P21"/>
          </table:table-cell>
          <table:covered-table-cell/>
          <table:table-cell table:style-name="Таблица66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6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6.A1" office:value-type="string">
            <text:p text:style-name="P21"/>
          </table:table-cell>
          <table:table-cell table:style-name="Таблица66.A1" table:number-columns-spanned="3" office:value-type="string">
            <text:p text:style-name="P21"/>
          </table:table-cell>
          <table:covered-table-cell/>
          <table:covered-table-cell/>
          <table:table-cell table:style-name="Таблица66.A1" office:value-type="string">
            <text:p text:style-name="P21"/>
          </table:table-cell>
          <table:table-cell table:style-name="Таблица66.A1" office:value-type="string">
            <text:p text:style-name="P21"/>
          </table:table-cell>
          <table:table-cell table:style-name="Таблица66.c1" office:value-type="string">
            <text:p text:style-name="P21"/>
          </table:table-cell>
        </table:table-row>
        <table:table-row table:style-name="Таблица66.1">
          <table:table-cell table:style-name="Таблица66.J1" table:number-columns-spanned="2" office:value-type="string">
            <text:p text:style-name="P41">Дубл.</text:p>
          </table:table-cell>
          <table:covered-table-cell/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6.J1" office:value-type="string">
            <text:p text:style-name="P21"/>
          </table:table-cell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c2" office:value-type="string">
            <text:p text:style-name="P21"/>
          </table:table-cell>
        </table:table-row>
        <table:table-row table:style-name="Таблица66.1">
          <table:table-cell table:style-name="Таблица66.J1" table:number-columns-spanned="2" office:value-type="string">
            <text:p text:style-name="P41">Взам.</text:p>
          </table:table-cell>
          <table:covered-table-cell/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6.A1" table:number-columns-spanned="2" office:value-type="string">
            <text:p text:style-name="P21"/>
          </table:table-cell>
          <table:covered-table-cell/>
          <table:table-cell table:style-name="Таблица66.c1" office:value-type="string">
            <text:p text:style-name="P21"/>
          </table:table-cell>
          <table:table-cell table:style-name="Таблица6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6.J1" office:value-type="string">
            <text:p text:style-name="P21"/>
          </table:table-cell>
          <table:table-cell table:style-name="Таблица66.c2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c2" office:value-type="string">
            <text:p text:style-name="P21"/>
          </table:table-cell>
        </table:table-row>
        <table:table-row table:style-name="Таблица66.1">
          <table:table-cell table:style-name="Таблица66.J1" table:number-columns-spanned="2" office:value-type="string">
            <text:p text:style-name="P41">Подл.</text:p>
          </table:table-cell>
          <table:covered-table-cell/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c2" office:value-type="string">
            <text:p text:style-name="P21"/>
          </table:table-cell>
          <table:table-cell table:style-name="Таблица6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66.J1" office:value-type="string">
            <text:p text:style-name="P21"/>
          </table:table-cell>
          <table:table-cell table:style-name="Таблица66.c2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c2" office:value-type="string">
            <text:p text:style-name="P21"/>
          </table:table-cell>
        </table:table-row>
        <table:table-row table:style-name="Таблица66.5">
          <table:table-cell table:style-name="Таблица66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6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6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66.c5" office:value-type="string">
            <text:p text:style-name="P29">45</text:p>
          </table:table-cell>
        </table:table-row>
        <table:table-row table:style-name="Таблица66.1">
          <table:table-cell table:style-name="Таблица66.J1" table:number-rows-spanned="3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6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66.1">
          <table:covered-table-cell/>
          <table:table-cell table:style-name="Таблица66.J1" office:value-type="string">
            <text:p text:style-name="P21"/>
          </table:table-cell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6.1">
          <table:covered-table-cell/>
          <table:table-cell table:style-name="Таблица66.B8">
            <text:p text:style-name="P43"/>
          </table:table-cell>
          <table:table-cell table:style-name="Таблица66.J1" table:number-columns-spanned="2" office:value-type="string">
            <text:p text:style-name="P179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office:value-type="string">
            <text:p text:style-name="P21"/>
          </table:table-cell>
          <table:table-cell table:style-name="Таблица66.J1" office:value-type="string">
            <text:p text:style-name="P21"/>
          </table:table-cell>
          <table:table-cell table:style-name="Таблица66.J1" table:number-columns-spanned="2" office:value-type="string">
            <text:p text:style-name="P21"/>
          </table:table-cell>
          <table:covered-table-cell/>
          <table:table-cell table:style-name="Таблица66.J1" table:number-columns-spanned="3" office:value-type="string">
            <text:p text:style-name="P21"/>
          </table:table-cell>
          <table:covered-table-cell/>
          <table:covered-table-cell/>
          <table:table-cell table:style-name="Таблица6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6.9">
          <table:table-cell table:style-name="Таблица66.A9" table:number-columns-spanned="29" office:value-type="string">
            <text:p text:style-name="P48"/>
            <text:p text:style-name="P65"><text:s/>Схема укладки стекломата на наружную поверхность обечайки ЮЕЛИ. 305423.033</text:p>
            <text:p text:style-name="P65"><draw:frame draw:style-name="fr3" draw:name="Графический объект11" text:anchor-type="paragraph" svg:x="0cm" svg:y="0.914cm" svg:width="27.949cm" svg:height="10.539cm" draw:z-index="31"><draw:image xlink:href="Pictures/200000E300007FBD000032C320DFFA35.svm" xlink:type="simple" xlink:show="embed" xlink:actuate="onLoad"/></draw:frame></text:p>
            <text:p text:style-name="P65"/>
            <text:p text:style-name="P65">Эскиз 13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6.10">
          <table:table-cell table:style-name="Таблица66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66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/>ГОСТ 3.1105-84 Форма 7а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G"/>
        <table:table-column table:style-name="Таблица40.H"/>
        <table:table-column table:style-name="Таблица40.I"/>
        <table:table-column table:style-name="Таблица40.J"/>
        <table:table-column table:style-name="Таблица40.K" table:number-columns-repeated="2"/>
        <table:table-column table:style-name="Таблица40.M"/>
        <table:table-column table:style-name="Таблица40.N"/>
        <table:table-column table:style-name="Таблица40.O"/>
        <table:table-column table:style-name="Таблица40.P"/>
        <table:table-column table:style-name="Таблица40.Q"/>
        <table:table-column table:style-name="Таблица40.R"/>
        <table:table-column table:style-name="Таблица40.S"/>
        <table:table-column table:style-name="Таблица40.T"/>
        <table:table-column table:style-name="Таблица40.U"/>
        <table:table-column table:style-name="Таблица40.V"/>
        <table:table-column table:style-name="Таблица40.W"/>
        <table:table-column table:style-name="Таблица40.X"/>
        <table:table-column table:style-name="Таблица40.Y"/>
        <table:table-column table:style-name="Таблица40.Z"/>
        <table:table-column table:style-name="Таблица40.a"/>
        <table:table-column table:style-name="Таблица40.b"/>
        <table:table-column table:style-name="Таблица40.c"/>
        <table:table-row table:style-name="Таблица40.1">
          <table:table-cell table:style-name="Таблица40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40.A1" table:number-columns-spanned="3" office:value-type="string">
            <text:p text:style-name="P21"/>
          </table:table-cell>
          <table:covered-table-cell/>
          <table:covered-table-cell/>
          <table:table-cell table:style-name="Таблица40.A1" table:number-columns-spanned="2" office:value-type="string">
            <text:p text:style-name="P21"/>
          </table:table-cell>
          <table:covered-table-cell/>
          <table:table-cell table:style-name="Таблица40.A1" table:number-columns-spanned="2" office:value-type="string">
            <text:p text:style-name="P21"/>
          </table:table-cell>
          <table:covered-table-cell/>
          <table:table-cell table:style-name="Таблица40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0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" office:value-type="string">
            <text:p text:style-name="P21"/>
          </table:table-cell>
          <table:table-cell table:style-name="Таблица40.A1" table:number-columns-spanned="3" office:value-type="string">
            <text:p text:style-name="P21"/>
          </table:table-cell>
          <table:covered-table-cell/>
          <table:covered-table-cell/>
          <table:table-cell table:style-name="Таблица40.A1" office:value-type="string">
            <text:p text:style-name="P21"/>
          </table:table-cell>
          <table:table-cell table:style-name="Таблица40.A1" office:value-type="string">
            <text:p text:style-name="P21"/>
          </table:table-cell>
          <table:table-cell table:style-name="Таблица40.c1" office:value-type="string">
            <text:p text:style-name="P21"/>
          </table:table-cell>
        </table:table-row>
        <table:table-row table:style-name="Таблица40.1">
          <table:table-cell table:style-name="Таблица40.J1" table:number-columns-spanned="2" office:value-type="string">
            <text:p text:style-name="P41">Дубл.</text:p>
          </table:table-cell>
          <table:covered-table-cell/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J1" office:value-type="string">
            <text:p text:style-name="P21"/>
          </table:table-cell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c2" office:value-type="string">
            <text:p text:style-name="P21"/>
          </table:table-cell>
        </table:table-row>
        <table:table-row table:style-name="Таблица40.1">
          <table:table-cell table:style-name="Таблица40.J1" table:number-columns-spanned="2" office:value-type="string">
            <text:p text:style-name="P41">Взам.</text:p>
          </table:table-cell>
          <table:covered-table-cell/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A1" table:number-columns-spanned="2" office:value-type="string">
            <text:p text:style-name="P21"/>
          </table:table-cell>
          <table:covered-table-cell/>
          <table:table-cell table:style-name="Таблица40.c1" office:value-type="string">
            <text:p text:style-name="P21"/>
          </table:table-cell>
          <table:table-cell table:style-name="Таблица40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0.J1" office:value-type="string">
            <text:p text:style-name="P21"/>
          </table:table-cell>
          <table:table-cell table:style-name="Таблица40.c2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c2" office:value-type="string">
            <text:p text:style-name="P21"/>
          </table:table-cell>
        </table:table-row>
        <table:table-row table:style-name="Таблица40.1">
          <table:table-cell table:style-name="Таблица40.J1" table:number-columns-spanned="2" office:value-type="string">
            <text:p text:style-name="P41">Подл.</text:p>
          </table:table-cell>
          <table:covered-table-cell/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c2" office:value-type="string">
            <text:p text:style-name="P21"/>
          </table:table-cell>
          <table:table-cell table:style-name="Таблица40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0.J1" office:value-type="string">
            <text:p text:style-name="P21"/>
          </table:table-cell>
          <table:table-cell table:style-name="Таблица40.c2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c2" office:value-type="string">
            <text:p text:style-name="P21"/>
          </table:table-cell>
        </table:table-row>
        <table:table-row table:style-name="Таблица40.5">
          <table:table-cell table:style-name="Таблица40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40.c5" office:value-type="string">
            <text:p text:style-name="P29">46</text:p>
          </table:table-cell>
        </table:table-row>
        <table:table-row table:style-name="Таблица40.1">
          <table:table-cell table:style-name="Таблица40.J1" table:number-rows-spanned="3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40.1">
          <table:covered-table-cell/>
          <table:table-cell table:style-name="Таблица40.J1" office:value-type="string">
            <text:p text:style-name="P21"/>
          </table:table-cell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">
          <table:covered-table-cell/>
          <table:table-cell table:style-name="Таблица40.B8">
            <text:p text:style-name="P43"/>
          </table:table-cell>
          <table:table-cell table:style-name="Таблица40.J1" table:number-columns-spanned="2" office:value-type="string">
            <text:p text:style-name="P179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office:value-type="string">
            <text:p text:style-name="P21"/>
          </table:table-cell>
          <table:table-cell table:style-name="Таблица40.J1" office:value-type="string">
            <text:p text:style-name="P21"/>
          </table:table-cell>
          <table:table-cell table:style-name="Таблица40.J1" table:number-columns-spanned="2" office:value-type="string">
            <text:p text:style-name="P21"/>
          </table:table-cell>
          <table:covered-table-cell/>
          <table:table-cell table:style-name="Таблица40.J1" table:number-columns-spanned="3" office:value-type="string">
            <text:p text:style-name="P21"/>
          </table:table-cell>
          <table:covered-table-cell/>
          <table:covered-table-cell/>
          <table:table-cell table:style-name="Таблица40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9">
          <table:table-cell table:style-name="Таблица40.A9" table:number-columns-spanned="29" office:value-type="string">
            <text:p text:style-name="P65">Схема установки обечайки на ложементы ЮЕЛИ. 305423.033</text:p>
            <text:p text:style-name="P67"><draw:frame draw:style-name="fr5" draw:name="Графический объект16" text:anchor-type="paragraph" svg:width="27.949cm" svg:height="12.82cm" draw:z-index="36"><draw:image xlink:href="Pictures/200000D200007FBD00004983F3E3D2DB.svm" xlink:type="simple" xlink:show="embed" xlink:actuate="onLoad"/></draw:frame>Эскиз 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0">
          <table:table-cell table:style-name="Таблица40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40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46"><text:soft-page-break/>ГОСТ 3.1105-84 Форма 7а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column table:style-name="Таблица45.E"/>
        <table:table-column table:style-name="Таблица45.F"/>
        <table:table-column table:style-name="Таблица45.G"/>
        <table:table-column table:style-name="Таблица45.H"/>
        <table:table-column table:style-name="Таблица45.I"/>
        <table:table-column table:style-name="Таблица45.J"/>
        <table:table-column table:style-name="Таблица45.K" table:number-columns-repeated="2"/>
        <table:table-column table:style-name="Таблица45.M"/>
        <table:table-column table:style-name="Таблица45.N"/>
        <table:table-column table:style-name="Таблица45.O"/>
        <table:table-column table:style-name="Таблица45.P"/>
        <table:table-column table:style-name="Таблица45.Q"/>
        <table:table-column table:style-name="Таблица45.R"/>
        <table:table-column table:style-name="Таблица45.S"/>
        <table:table-column table:style-name="Таблица45.T"/>
        <table:table-column table:style-name="Таблица45.U"/>
        <table:table-column table:style-name="Таблица45.V"/>
        <table:table-column table:style-name="Таблица45.W"/>
        <table:table-column table:style-name="Таблица45.X"/>
        <table:table-column table:style-name="Таблица45.Y"/>
        <table:table-column table:style-name="Таблица45.Z"/>
        <table:table-column table:style-name="Таблица45.a"/>
        <table:table-column table:style-name="Таблица45.b"/>
        <table:table-column table:style-name="Таблица45.c"/>
        <table:table-row table:style-name="Таблица45.1">
          <table:table-cell table:style-name="Таблица45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45.A1" table:number-columns-spanned="3" office:value-type="string">
            <text:p text:style-name="P21"/>
          </table:table-cell>
          <table:covered-table-cell/>
          <table:covered-table-cell/>
          <table:table-cell table:style-name="Таблица45.A1" table:number-columns-spanned="2" office:value-type="string">
            <text:p text:style-name="P21"/>
          </table:table-cell>
          <table:covered-table-cell/>
          <table:table-cell table:style-name="Таблица45.A1" table:number-columns-spanned="2" office:value-type="string">
            <text:p text:style-name="P21"/>
          </table:table-cell>
          <table:covered-table-cell/>
          <table:table-cell table:style-name="Таблица45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5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" office:value-type="string">
            <text:p text:style-name="P21"/>
          </table:table-cell>
          <table:table-cell table:style-name="Таблица45.A1" table:number-columns-spanned="3" office:value-type="string">
            <text:p text:style-name="P21"/>
          </table:table-cell>
          <table:covered-table-cell/>
          <table:covered-table-cell/>
          <table:table-cell table:style-name="Таблица45.A1" office:value-type="string">
            <text:p text:style-name="P21"/>
          </table:table-cell>
          <table:table-cell table:style-name="Таблица45.A1" office:value-type="string">
            <text:p text:style-name="P21"/>
          </table:table-cell>
          <table:table-cell table:style-name="Таблица45.c1" office:value-type="string">
            <text:p text:style-name="P21"/>
          </table:table-cell>
        </table:table-row>
        <table:table-row table:style-name="Таблица45.1">
          <table:table-cell table:style-name="Таблица45.J1" table:number-columns-spanned="2" office:value-type="string">
            <text:p text:style-name="P41">Дубл.</text:p>
          </table:table-cell>
          <table:covered-table-cell/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J1" office:value-type="string">
            <text:p text:style-name="P21"/>
          </table:table-cell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c2" office:value-type="string">
            <text:p text:style-name="P21"/>
          </table:table-cell>
        </table:table-row>
        <table:table-row table:style-name="Таблица45.1">
          <table:table-cell table:style-name="Таблица45.J1" table:number-columns-spanned="2" office:value-type="string">
            <text:p text:style-name="P41">Взам.</text:p>
          </table:table-cell>
          <table:covered-table-cell/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A1" table:number-columns-spanned="2" office:value-type="string">
            <text:p text:style-name="P21"/>
          </table:table-cell>
          <table:covered-table-cell/>
          <table:table-cell table:style-name="Таблица45.c1" office:value-type="string">
            <text:p text:style-name="P21"/>
          </table:table-cell>
          <table:table-cell table:style-name="Таблица45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5.J1" office:value-type="string">
            <text:p text:style-name="P21"/>
          </table:table-cell>
          <table:table-cell table:style-name="Таблица45.c2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c2" office:value-type="string">
            <text:p text:style-name="P21"/>
          </table:table-cell>
        </table:table-row>
        <table:table-row table:style-name="Таблица45.1">
          <table:table-cell table:style-name="Таблица45.J1" table:number-columns-spanned="2" office:value-type="string">
            <text:p text:style-name="P41">Подл.</text:p>
          </table:table-cell>
          <table:covered-table-cell/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c2" office:value-type="string">
            <text:p text:style-name="P21"/>
          </table:table-cell>
          <table:table-cell table:style-name="Таблица45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5.J1" office:value-type="string">
            <text:p text:style-name="P21"/>
          </table:table-cell>
          <table:table-cell table:style-name="Таблица45.c2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c2" office:value-type="string">
            <text:p text:style-name="P21"/>
          </table:table-cell>
        </table:table-row>
        <table:table-row table:style-name="Таблица45.5">
          <table:table-cell table:style-name="Таблица45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45.c5" office:value-type="string">
            <text:p text:style-name="P29">47</text:p>
          </table:table-cell>
        </table:table-row>
        <table:table-row table:style-name="Таблица45.1">
          <table:table-cell table:style-name="Таблица45.J1" table:number-rows-spanned="3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45.1">
          <table:covered-table-cell/>
          <table:table-cell table:style-name="Таблица45.J1" office:value-type="string">
            <text:p text:style-name="P21"/>
          </table:table-cell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">
          <table:covered-table-cell/>
          <table:table-cell table:style-name="Таблица45.B8">
            <text:p text:style-name="P43"/>
          </table:table-cell>
          <table:table-cell table:style-name="Таблица45.J1" table:number-columns-spanned="2" office:value-type="string">
            <text:p text:style-name="P43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office:value-type="string">
            <text:p text:style-name="P21"/>
          </table:table-cell>
          <table:table-cell table:style-name="Таблица45.J1" office:value-type="string">
            <text:p text:style-name="P21"/>
          </table:table-cell>
          <table:table-cell table:style-name="Таблица45.J1" table:number-columns-spanned="2" office:value-type="string">
            <text:p text:style-name="P21"/>
          </table:table-cell>
          <table:covered-table-cell/>
          <table:table-cell table:style-name="Таблица45.J1" table:number-columns-spanned="3" office:value-type="string">
            <text:p text:style-name="P21"/>
          </table:table-cell>
          <table:covered-table-cell/>
          <table:covered-table-cell/>
          <table:table-cell table:style-name="Таблица4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9">
          <table:table-cell table:style-name="Таблица45.A9" table:number-columns-spanned="29" office:value-type="string">
            <text:p text:style-name="P80">Таблица 10. <text:s/>Раскрой и укладка стекломатериалов при изготовлении химстойкого слоя оболочки <text:span text:style-name="T38">ЮЕЛИ. 305423.036</text:span><text:span text:style-name="T28"> / ЮЕЛИ.307144.001 </text:span></text:p>
            <table:table table:name="Таблица41" table:style-name="Таблица41">
              <table:table-column table:style-name="Таблица41.A"/>
              <table:table-column table:style-name="Таблица41.B"/>
              <table:table-column table:style-name="Таблица41.C"/>
              <table:table-column table:style-name="Таблица41.D"/>
              <table:table-column table:style-name="Таблица41.E"/>
              <table:table-column table:style-name="Таблица41.F"/>
              <table:table-row>
                <table:table-cell table:style-name="Таблица41.A1" office:value-type="string">
                  <text:p text:style-name="P169">Наименование и обозначение детали</text:p>
                </table:table-cell>
                <table:table-cell table:style-name="Таблица41.A1" office:value-type="string">
                  <text:p text:style-name="P169">Обозначение стекломатериалов, связующего, порядок укладки</text:p>
                </table:table-cell>
                <table:table-cell table:style-name="Таблица41.A1" office:value-type="string">
                  <text:p text:style-name="P169">Размеры и количество заготовок стекломатериалов; мм, шт. </text:p>
                </table:table-cell>
                <table:table-cell table:style-name="Таблица41.A1" office:value-type="string">
                  <text:p text:style-name="P169">Количество слоев: шт</text:p>
                </table:table-cell>
                <table:table-cell table:style-name="Таблица41.A1" office:value-type="string">
                  <text:p text:style-name="P162">Расход связующего: кг/м<text:span text:style-name="T18">2</text:span></text:p>
                </table:table-cell>
                <table:table-cell table:style-name="Таблица41.F1" office:value-type="string">
                  <text:p text:style-name="P162">Примечание</text:p>
                </table:table-cell>
              </table:table-row>
              <table:table-row>
                <table:table-cell table:style-name="Таблица41.A2" table:number-rows-spanned="7" office:value-type="string">
                  <text:p text:style-name="P80">Обечайка <text:s text:c="9"/><text:span text:style-name="T38">ЮЕЛИ. 305423.036</text:span></text:p>
                </table:table-cell>
                <table:table-cell table:style-name="Таблица41.A2" office:value-type="string">
                  <text:p text:style-name="P73">1 Стекломат М123(450)1250</text:p>
                </table:table-cell>
                <table:table-cell table:style-name="Таблица41.C2" office:value-type="string">
                  <text:p text:style-name="P74"><text:span text:style-name="T55">(1250* х 3050</text:span><text:span text:style-name="T50">±2</text:span><text:span text:style-name="T55">0) мм</text:span> - 8 шт</text:p>
                  <text:p text:style-name="P74">(500<text:span text:style-name="T18">+20</text:span><text:span text:style-name="T55"> х 3050</text:span><text:span text:style-name="T50">±2</text:span><text:span text:style-name="T55">0)</text:span> - 1 шт</text:p>
                </table:table-cell>
                <table:table-cell table:style-name="Таблица41.C2" office:value-type="string">
                  <text:p text:style-name="P74">4</text:p>
                </table:table-cell>
                <table:table-cell table:style-name="Таблица41.A2" table:number-rows-spanned="3" office:value-type="string">
                  <text:p text:style-name="P169">1,30</text:p>
                </table:table-cell>
                <table:table-cell table:style-name="Таблица41.F2" table:number-rows-spanned="7" office:value-type="string">
                  <text:p text:style-name="P171">S<text:span text:style-name="T28">пов = 31 м</text:span><text:span text:style-name="T21">2</text:span></text:p>
                  <text:p text:style-name="P162">Образец для адгезионной прочности выклевать на стеклопластиковом образце размером 200х200 мм </text:p>
                </table:table-cell>
              </table:table-row>
              <table:table-row>
                <table:covered-table-cell/>
                <table:table-cell table:style-name="Таблица41.C2" office:value-type="string">
                  <text:p text:style-name="P73">Образец для определения связующего*</text:p>
                </table:table-cell>
                <table:table-cell table:style-name="Таблица41.C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41.C2" office:value-type="string">
                  <text:p text:style-name="P74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41.C2" office:value-type="string">
                  <text:p text:style-name="P73">Образец для адгезионной прочности</text:p>
                </table:table-cell>
                <table:table-cell table:style-name="Таблица41.C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41.C2" office:value-type="string">
                  <text:p text:style-name="P74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41.A2" table:number-rows-spanned="2" office:value-type="string">
                  <text:p text:style-name="P170">2 <text:span text:style-name="T39">Стекловуаль М524-С114</text:span></text:p>
                </table:table-cell>
                <table:table-cell table:style-name="Таблица41.C2" office:value-type="string">
                  <text:p text:style-name="P81"><text:span text:style-name="T32">(500</text:span><text:span text:style-name="T18">+20</text:span><text:span text:style-name="T37"> х 3050</text:span><text:span text:style-name="T34">±2</text:span><text:span text:style-name="T37">0)</text:span><text:span text:style-name="T32"> - 1 шт</text:span></text:p>
                </table:table-cell>
                <table:table-cell table:style-name="Таблица41.C2" office:value-type="string">
                  <text:p text:style-name="P81">2</text:p>
                </table:table-cell>
                <table:table-cell table:style-name="Таблица41.A2" table:number-rows-spanned="4" office:value-type="string">
                  <text:p text:style-name="P169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41.C2" office:value-type="string">
                  <text:p text:style-name="P74">(1000* х 3050<text:span text:style-name="T50">±2</text:span><text:span text:style-name="T55">0</text:span>) — 10 шт</text:p>
                </table:table-cell>
                <table:table-cell table:style-name="Таблица41.C2" office:value-type="string">
                  <text:p text:style-name="P74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41.A2" office:value-type="string">
                  <text:p text:style-name="P73">Образец для определения связующего*</text:p>
                </table:table-cell>
                <table:table-cell table:style-name="Таблица41.C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41.C2" office:value-type="string">
                  <text:p text:style-name="P74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41.A2" office:value-type="string">
                  <text:p text:style-name="P73">Образец для адгезионной прочности</text:p>
                </table:table-cell>
                <table:table-cell table:style-name="Таблица41.C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41.C2" office:value-type="string">
                  <text:p text:style-name="P74">2</text:p>
                </table:table-cell>
                <table:covered-table-cell/>
                <table:covered-table-cell/>
              </table:table-row>
            </table:table>
            <text:list xml:id="list35435695" text:continue-list="list35445956" text:style-name="L2">
              <text:list-header>
                <text:p text:style-name="P204">Допускается раскрой стекломатериалов произвольных размеров в пределах норм расхода стекломатериала. </text:p>
                <text:p text:style-name="P229"><text:span text:style-name="T37">Связующее на основе смолы </text:span><text:span text:style-name="T40">Vipel F010:</text:span></text:p>
                <text:p text:style-name="P229"><text:span text:style-name="T37">смола </text:span><text:span text:style-name="T40">Vipel F010 —</text:span><text:span text:style-name="T37"> 100 м.д.</text:span></text:p>
                <text:p text:style-name="P231"><text:span text:style-name="T38">Бутанокс М50 </text:span><text:span text:style-name="T37"><text:s/>– </text:span><text:span text:style-name="T38">0,7</text:span><text:span text:style-name="T37">-2,0 </text:span><text:span text:style-name="T38">м.д.</text:span></text:p>
                <text:p text:style-name="P204">Ускоритель Со НАФ (нафтенат кобальта) 6% раствор или ОК6%— 0,2-0,7 м.д.</text:p>
                <text:p text:style-name="P231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10">BYK A515 <text:span text:style-name="T28">или </text:span>BYK A5<text:span text:style-name="T28">5</text:span>5 —<text:span text:style-name="T28"> 0,1 м.д. </text:span></text:p>
                <text:p text:style-name="P207">Внимание! Поверхностно активную добавку <text:span text:style-name="T12">BYK </text:span>добавлять после введения всех компонентов связующего!!!</text:p>
                <text:p text:style-name="P206">* в качестве формы для изготовления образца использовать форму Эскиз -3738 или СПР-8391, перед выклейкой образцов нанести 3 <text:s/>слоя смазки <text:span text:style-name="T12">Vicilux. 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0">
          <table:table-cell table:style-name="Таблица45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45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text:s/>ГОСТ 3.1105-84 Форма 7а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column table:style-name="Таблица42.G"/>
        <table:table-column table:style-name="Таблица42.H"/>
        <table:table-column table:style-name="Таблица42.I"/>
        <table:table-column table:style-name="Таблица42.J"/>
        <table:table-column table:style-name="Таблица42.K" table:number-columns-repeated="2"/>
        <table:table-column table:style-name="Таблица42.M"/>
        <table:table-column table:style-name="Таблица42.N"/>
        <table:table-column table:style-name="Таблица42.O"/>
        <table:table-column table:style-name="Таблица42.P"/>
        <table:table-column table:style-name="Таблица42.Q"/>
        <table:table-column table:style-name="Таблица42.R"/>
        <table:table-column table:style-name="Таблица42.S"/>
        <table:table-column table:style-name="Таблица42.T"/>
        <table:table-column table:style-name="Таблица42.U"/>
        <table:table-column table:style-name="Таблица42.V"/>
        <table:table-column table:style-name="Таблица42.W"/>
        <table:table-column table:style-name="Таблица42.X"/>
        <table:table-column table:style-name="Таблица42.Y"/>
        <table:table-column table:style-name="Таблица42.Z"/>
        <table:table-column table:style-name="Таблица42.a"/>
        <table:table-column table:style-name="Таблица42.b"/>
        <table:table-column table:style-name="Таблица42.c"/>
        <table:table-row table:style-name="Таблица42.1">
          <table:table-cell table:style-name="Таблица42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42.A1" table:number-columns-spanned="3" office:value-type="string">
            <text:p text:style-name="P21"/>
          </table:table-cell>
          <table:covered-table-cell/>
          <table:covered-table-cell/>
          <table:table-cell table:style-name="Таблица42.A1" table:number-columns-spanned="2" office:value-type="string">
            <text:p text:style-name="P21"/>
          </table:table-cell>
          <table:covered-table-cell/>
          <table:table-cell table:style-name="Таблица42.A1" table:number-columns-spanned="2" office:value-type="string">
            <text:p text:style-name="P21"/>
          </table:table-cell>
          <table:covered-table-cell/>
          <table:table-cell table:style-name="Таблица42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2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" office:value-type="string">
            <text:p text:style-name="P21"/>
          </table:table-cell>
          <table:table-cell table:style-name="Таблица42.A1" table:number-columns-spanned="3" office:value-type="string">
            <text:p text:style-name="P21"/>
          </table:table-cell>
          <table:covered-table-cell/>
          <table:covered-table-cell/>
          <table:table-cell table:style-name="Таблица42.A1" office:value-type="string">
            <text:p text:style-name="P21"/>
          </table:table-cell>
          <table:table-cell table:style-name="Таблица42.A1" office:value-type="string">
            <text:p text:style-name="P21"/>
          </table:table-cell>
          <table:table-cell table:style-name="Таблица42.c1" office:value-type="string">
            <text:p text:style-name="P21"/>
          </table:table-cell>
        </table:table-row>
        <table:table-row table:style-name="Таблица42.1">
          <table:table-cell table:style-name="Таблица42.J1" table:number-columns-spanned="2" office:value-type="string">
            <text:p text:style-name="P41">Дубл.</text:p>
          </table:table-cell>
          <table:covered-table-cell/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J1" office:value-type="string">
            <text:p text:style-name="P21"/>
          </table:table-cell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c2" office:value-type="string">
            <text:p text:style-name="P21"/>
          </table:table-cell>
        </table:table-row>
        <table:table-row table:style-name="Таблица42.1">
          <table:table-cell table:style-name="Таблица42.J1" table:number-columns-spanned="2" office:value-type="string">
            <text:p text:style-name="P41">Взам.</text:p>
          </table:table-cell>
          <table:covered-table-cell/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A1" table:number-columns-spanned="2" office:value-type="string">
            <text:p text:style-name="P21"/>
          </table:table-cell>
          <table:covered-table-cell/>
          <table:table-cell table:style-name="Таблица42.c1" office:value-type="string">
            <text:p text:style-name="P21"/>
          </table:table-cell>
          <table:table-cell table:style-name="Таблица4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2.J1" office:value-type="string">
            <text:p text:style-name="P21"/>
          </table:table-cell>
          <table:table-cell table:style-name="Таблица42.c2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c2" office:value-type="string">
            <text:p text:style-name="P21"/>
          </table:table-cell>
        </table:table-row>
        <table:table-row table:style-name="Таблица42.1">
          <table:table-cell table:style-name="Таблица42.J1" table:number-columns-spanned="2" office:value-type="string">
            <text:p text:style-name="P41">Подл.</text:p>
          </table:table-cell>
          <table:covered-table-cell/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c2" office:value-type="string">
            <text:p text:style-name="P21"/>
          </table:table-cell>
          <table:table-cell table:style-name="Таблица4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2.J1" office:value-type="string">
            <text:p text:style-name="P21"/>
          </table:table-cell>
          <table:table-cell table:style-name="Таблица42.c2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c2" office:value-type="string">
            <text:p text:style-name="P21"/>
          </table:table-cell>
        </table:table-row>
        <table:table-row table:style-name="Таблица42.5">
          <table:table-cell table:style-name="Таблица42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42.c5" office:value-type="string">
            <text:p text:style-name="P29">48</text:p>
          </table:table-cell>
        </table:table-row>
        <table:table-row table:style-name="Таблица42.1">
          <table:table-cell table:style-name="Таблица42.J1" table:number-rows-spanned="3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42.1">
          <table:covered-table-cell/>
          <table:table-cell table:style-name="Таблица42.J1" office:value-type="string">
            <text:p text:style-name="P21"/>
          </table:table-cell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1">
          <table:covered-table-cell/>
          <table:table-cell table:style-name="Таблица42.B8">
            <text:p text:style-name="P43"/>
          </table:table-cell>
          <table:table-cell table:style-name="Таблица42.J1" table:number-columns-spanned="2" office:value-type="string">
            <text:p text:style-name="P179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office:value-type="string">
            <text:p text:style-name="P21"/>
          </table:table-cell>
          <table:table-cell table:style-name="Таблица42.J1" office:value-type="string">
            <text:p text:style-name="P21"/>
          </table:table-cell>
          <table:table-cell table:style-name="Таблица42.J1" table:number-columns-spanned="2" office:value-type="string">
            <text:p text:style-name="P21"/>
          </table:table-cell>
          <table:covered-table-cell/>
          <table:table-cell table:style-name="Таблица42.J1" table:number-columns-spanned="3" office:value-type="string">
            <text:p text:style-name="P21"/>
          </table:table-cell>
          <table:covered-table-cell/>
          <table:covered-table-cell/>
          <table:table-cell table:style-name="Таблица4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9">
          <table:table-cell table:style-name="Таблица42.A9" table:number-columns-spanned="29" office:value-type="string">
            <text:p text:style-name="P65"/>
            <text:p text:style-name="P65">Схема укладки стекломатериалов для формования химстойкого слоя обечайки ЮЕЛИ.305423.036</text:p>
            <text:p text:style-name="P32"><text:s/></text:p>
            <text:p text:style-name="P67"><draw:frame draw:style-name="fr5" draw:name="Графический объект17" text:anchor-type="paragraph" svg:width="27.949cm" svg:height="10.206cm" draw:z-index="37"><draw:image xlink:href="Pictures/200001B100007FBD00003A76B8C244ED.svm" xlink:type="simple" xlink:show="embed" xlink:actuate="onLoad"/></draw:frame></text:p>
            <text:p text:style-name="P67"/>
            <text:p text:style-name="P67">Эскиз 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10">
          <table:table-cell table:style-name="Таблица42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42.D10" table:number-columns-spanned="26" office:value-type="string">
            <text:p text:style-name="P45"/>
            <text:p text:style-name="P45"/>
            <text:p text:style-name="P45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46"><text:soft-page-break/>ГОСТ 3.1105-84 Форма 7а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column table:style-name="Таблица18.J"/>
        <table:table-column table:style-name="Таблица18.K" table:number-columns-repeated="2"/>
        <table:table-column table:style-name="Таблица18.M"/>
        <table:table-column table:style-name="Таблица18.N"/>
        <table:table-column table:style-name="Таблица18.O"/>
        <table:table-column table:style-name="Таблица18.P"/>
        <table:table-column table:style-name="Таблица18.Q"/>
        <table:table-column table:style-name="Таблица18.R"/>
        <table:table-column table:style-name="Таблица18.S"/>
        <table:table-column table:style-name="Таблица18.T"/>
        <table:table-column table:style-name="Таблица18.U"/>
        <table:table-column table:style-name="Таблица18.V"/>
        <table:table-column table:style-name="Таблица18.W"/>
        <table:table-column table:style-name="Таблица18.X"/>
        <table:table-column table:style-name="Таблица18.Y"/>
        <table:table-column table:style-name="Таблица18.Z"/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18.A1" table:number-columns-spanned="3" office:value-type="string">
            <text:p text:style-name="P21"/>
          </table:table-cell>
          <table:covered-table-cell/>
          <table:covered-table-cell/>
          <table:table-cell table:style-name="Таблица18.A1" table:number-columns-spanned="2" office:value-type="string">
            <text:p text:style-name="P21"/>
          </table:table-cell>
          <table:covered-table-cell/>
          <table:table-cell table:style-name="Таблица18.A1" table:number-columns-spanned="2" office:value-type="string">
            <text:p text:style-name="P21"/>
          </table:table-cell>
          <table:covered-table-cell/>
          <table:table-cell table:style-name="Таблица18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8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" office:value-type="string">
            <text:p text:style-name="P21"/>
          </table:table-cell>
          <table:table-cell table:style-name="Таблица18.A1" table:number-columns-spanned="3" office:value-type="string">
            <text:p text:style-name="P21"/>
          </table:table-cell>
          <table:covered-table-cell/>
          <table:covered-table-cell/>
          <table:table-cell table:style-name="Таблица18.A1" office:value-type="string">
            <text:p text:style-name="P21"/>
          </table:table-cell>
          <table:table-cell table:style-name="Таблица18.A1" office:value-type="string">
            <text:p text:style-name="P21"/>
          </table:table-cell>
          <table:table-cell table:style-name="Таблица18.c1" office:value-type="string">
            <text:p text:style-name="P21"/>
          </table:table-cell>
        </table:table-row>
        <table:table-row table:style-name="Таблица18.1">
          <table:table-cell table:style-name="Таблица18.J1" table:number-columns-spanned="2" office:value-type="string">
            <text:p text:style-name="P41">Дубл.</text:p>
          </table:table-cell>
          <table:covered-table-cell/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J1" office:value-type="string">
            <text:p text:style-name="P21"/>
          </table:table-cell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c2" office:value-type="string">
            <text:p text:style-name="P21"/>
          </table:table-cell>
        </table:table-row>
        <table:table-row table:style-name="Таблица18.1">
          <table:table-cell table:style-name="Таблица18.J1" table:number-columns-spanned="2" office:value-type="string">
            <text:p text:style-name="P41">Взам.</text:p>
          </table:table-cell>
          <table:covered-table-cell/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A1" table:number-columns-spanned="2" office:value-type="string">
            <text:p text:style-name="P21"/>
          </table:table-cell>
          <table:covered-table-cell/>
          <table:table-cell table:style-name="Таблица18.c1" office:value-type="string">
            <text:p text:style-name="P21"/>
          </table:table-cell>
          <table:table-cell table:style-name="Таблица18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8.J1" office:value-type="string">
            <text:p text:style-name="P21"/>
          </table:table-cell>
          <table:table-cell table:style-name="Таблица18.c2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c2" office:value-type="string">
            <text:p text:style-name="P21"/>
          </table:table-cell>
        </table:table-row>
        <table:table-row table:style-name="Таблица18.1">
          <table:table-cell table:style-name="Таблица18.J1" table:number-columns-spanned="2" office:value-type="string">
            <text:p text:style-name="P41">Подл.</text:p>
          </table:table-cell>
          <table:covered-table-cell/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c2" office:value-type="string">
            <text:p text:style-name="P21"/>
          </table:table-cell>
          <table:table-cell table:style-name="Таблица18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8.J1" office:value-type="string">
            <text:p text:style-name="P21"/>
          </table:table-cell>
          <table:table-cell table:style-name="Таблица18.c2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c2" office:value-type="string">
            <text:p text:style-name="P21"/>
          </table:table-cell>
        </table:table-row>
        <table:table-row table:style-name="Таблица18.5">
          <table:table-cell table:style-name="Таблица18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18.c5" office:value-type="string">
            <text:p text:style-name="P29">49</text:p>
          </table:table-cell>
        </table:table-row>
        <table:table-row table:style-name="Таблица18.1">
          <table:table-cell table:style-name="Таблица18.J1" table:number-rows-spanned="3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18.1">
          <table:covered-table-cell/>
          <table:table-cell table:style-name="Таблица18.J1" office:value-type="string">
            <text:p text:style-name="P21"/>
          </table:table-cell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covered-table-cell/>
          <table:table-cell table:style-name="Таблица18.B8">
            <text:p text:style-name="P43"/>
          </table:table-cell>
          <table:table-cell table:style-name="Таблица18.J1" table:number-columns-spanned="2" office:value-type="string">
            <text:p text:style-name="P179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office:value-type="string">
            <text:p text:style-name="P21"/>
          </table:table-cell>
          <table:table-cell table:style-name="Таблица18.J1" office:value-type="string">
            <text:p text:style-name="P21"/>
          </table:table-cell>
          <table:table-cell table:style-name="Таблица18.J1" table:number-columns-spanned="2" office:value-type="string">
            <text:p text:style-name="P21"/>
          </table:table-cell>
          <table:covered-table-cell/>
          <table:table-cell table:style-name="Таблица18.J1" table:number-columns-spanned="3" office:value-type="string">
            <text:p text:style-name="P21"/>
          </table:table-cell>
          <table:covered-table-cell/>
          <table:covered-table-cell/>
          <table:table-cell table:style-name="Таблица1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9">
          <table:table-cell table:style-name="Таблица18.A9" table:number-columns-spanned="29" office:value-type="string">
            <text:p text:style-name="P56">Таблица 11. <text:s/>Раскрой и укладка стекломата на наружную поверхность обечайки <text:span text:style-name="T42">ЮЕЛИ. 305423.036</text:span></text:p>
            <text:p text:style-name="P48">/ ЮЕЛИ.307144.001 (после токарной обработки оболочки) </text:p>
            <text:p text:style-name="P57"/>
            <table:table table:name="Таблица68" table:style-name="Таблица68">
              <table:table-column table:style-name="Таблица68.A"/>
              <table:table-column table:style-name="Таблица68.B"/>
              <table:table-column table:style-name="Таблица68.C"/>
              <table:table-column table:style-name="Таблица68.D"/>
              <table:table-column table:style-name="Таблица68.E"/>
              <table:table-row>
                <table:table-cell table:style-name="Таблица68.A1" office:value-type="string">
                  <text:p text:style-name="P165">Наименование и обозначение детали</text:p>
                </table:table-cell>
                <table:table-cell table:style-name="Таблица68.A1" office:value-type="string">
                  <text:p text:style-name="P165">Обозначение стекломатериалов, связующего, порядок укладки</text:p>
                </table:table-cell>
                <table:table-cell table:style-name="Таблица68.A1" office:value-type="string">
                  <text:p text:style-name="P165">Размеры и количество заготовок стекломатериалов; мм, шт. </text:p>
                </table:table-cell>
                <table:table-cell table:style-name="Таблица68.A1" office:value-type="string">
                  <text:p text:style-name="P160">Расход связующего: кг/м<text:span text:style-name="T18">2</text:span></text:p>
                </table:table-cell>
                <table:table-cell table:style-name="Таблица68.E1" office:value-type="string">
                  <text:p text:style-name="P160">Примечание</text:p>
                </table:table-cell>
              </table:table-row>
              <table:table-row table:style-name="Таблица68.2">
                <table:table-cell table:style-name="Таблица68.A2" office:value-type="string">
                  <text:p text:style-name="P165">1</text:p>
                </table:table-cell>
                <table:table-cell table:style-name="Таблица68.A2" office:value-type="string">
                  <text:p text:style-name="P165">2</text:p>
                </table:table-cell>
                <table:table-cell table:style-name="Таблица68.A2" office:value-type="string">
                  <text:p text:style-name="P165">3</text:p>
                </table:table-cell>
                <table:table-cell table:style-name="Таблица68.A2" office:value-type="string">
                  <text:p text:style-name="P160">5</text:p>
                </table:table-cell>
                <table:table-cell table:style-name="Таблица68.E2" office:value-type="string">
                  <text:p text:style-name="P160">5</text:p>
                </table:table-cell>
              </table:table-row>
              <table:table-row>
                <table:table-cell table:style-name="Таблица68.A3" office:value-type="string">
                  <text:p text:style-name="P56">Обечайка <text:s text:c="9"/><text:span text:style-name="T42">ЮЕЛИ. 305423.036</text:span></text:p>
                </table:table-cell>
                <table:table-cell table:style-name="Таблица68.A2" office:value-type="string">
                  <text:p text:style-name="P62"/>
                  <text:p text:style-name="P165">1 Стекломат М123(450)1250</text:p>
                </table:table-cell>
                <table:table-cell table:style-name="Таблица68.A2" office:value-type="string">
                  <text:p text:style-name="P64"/>
                  <text:p text:style-name="P50"><text:span text:style-name="T32">(1250*</text:span><text:span text:style-name="T37"> х 10500)</text:span><text:span text:style-name="T32"> - 2 шт</text:span></text:p>
                  <text:p text:style-name="P50"><text:span text:style-name="T37">(50</text:span><text:span text:style-name="T34">±</text:span><text:span text:style-name="T37">10 х 10500) мм</text:span><text:span text:style-name="T32"> - 1 шт</text:span></text:p>
                  <text:p text:style-name="P64"/>
                  <text:p text:style-name="P64"/>
                </table:table-cell>
                <table:table-cell table:style-name="Таблица68.A2" office:value-type="string">
                  <text:p text:style-name="P165"/>
                  <text:p text:style-name="P165">1,30</text:p>
                </table:table-cell>
                <table:table-cell table:style-name="Таблица68.E2" office:value-type="string">
                  <text:p text:style-name="P167">S<text:span text:style-name="T28">пов = 31 м</text:span><text:span text:style-name="T21">2</text:span></text:p>
                </table:table-cell>
              </table:table-row>
            </table:table>
            <text:list xml:id="list35429298" text:continue-list="list35451926" text:style-name="L4">
              <text:list-header>
                <text:p text:style-name="P192">Допускается раскрой стекломатериалов произвольных размеров в пределах норм расхода стекломатериала. </text:p>
                <text:p text:style-name="P192"/>
                <text:p text:style-name="P220"><text:span text:style-name="T37">Связующее на основе смолы </text:span><text:span text:style-name="T40">Vipel F010:</text:span></text:p>
                <text:p text:style-name="P220"><text:span text:style-name="T37">смола </text:span><text:span text:style-name="T40">Vipel F010 —</text:span><text:span text:style-name="T37"> 100 м.д.</text:span></text:p>
                <text:p text:style-name="P223"><text:span text:style-name="T38">Бутанокс М50 </text:span><text:span text:style-name="T37"><text:s/>– </text:span><text:span text:style-name="T38">0,7</text:span><text:span text:style-name="T37">-2,0 </text:span><text:span text:style-name="T38">м.д.</text:span></text:p>
                <text:p text:style-name="P192">Ускоритель Со НАФ (нафтенат кобальта) 6% раствор или ОК6%— 0,2-0,7 м.д.</text:p>
                <text:p text:style-name="P223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01">BYK A515 <text:span text:style-name="T28">или </text:span>BYK A5<text:span text:style-name="T28">5</text:span>5 —<text:span text:style-name="T28"> 0,1 м.д. </text:span></text:p>
                <text:p text:style-name="P198">Внимание! Поверхностно активную добавку <text:span text:style-name="T12">BYK </text:span>добавлять после введения всех компонентов связующего!!!</text:p>
                <text:p text:style-name="P192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0">
          <table:table-cell table:style-name="Таблица18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18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column table:style-name="Таблица21.G"/>
        <table:table-column table:style-name="Таблица21.H"/>
        <table:table-column table:style-name="Таблица21.I"/>
        <table:table-column table:style-name="Таблица21.J"/>
        <table:table-column table:style-name="Таблица21.K" table:number-columns-repeated="2"/>
        <table:table-column table:style-name="Таблица21.M"/>
        <table:table-column table:style-name="Таблица21.N"/>
        <table:table-column table:style-name="Таблица21.O"/>
        <table:table-column table:style-name="Таблица21.P"/>
        <table:table-column table:style-name="Таблица21.Q"/>
        <table:table-column table:style-name="Таблица21.R"/>
        <table:table-column table:style-name="Таблица21.S"/>
        <table:table-column table:style-name="Таблица21.T"/>
        <table:table-column table:style-name="Таблица21.U"/>
        <table:table-column table:style-name="Таблица21.V"/>
        <table:table-column table:style-name="Таблица21.W"/>
        <table:table-column table:style-name="Таблица21.X"/>
        <table:table-column table:style-name="Таблица21.Y"/>
        <table:table-column table:style-name="Таблица21.Z"/>
        <table:table-column table:style-name="Таблица21.a"/>
        <table:table-column table:style-name="Таблица21.b"/>
        <table:table-column table:style-name="Таблица21.c"/>
        <table:table-row table:style-name="Таблица21.1">
          <table:table-cell table:style-name="Таблица21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21.A1" table:number-columns-spanned="3" office:value-type="string">
            <text:p text:style-name="P21"/>
          </table:table-cell>
          <table:covered-table-cell/>
          <table:covered-table-cell/>
          <table:table-cell table:style-name="Таблица21.A1" table:number-columns-spanned="2" office:value-type="string">
            <text:p text:style-name="P21"/>
          </table:table-cell>
          <table:covered-table-cell/>
          <table:table-cell table:style-name="Таблица21.A1" table:number-columns-spanned="2" office:value-type="string">
            <text:p text:style-name="P21"/>
          </table:table-cell>
          <table:covered-table-cell/>
          <table:table-cell table:style-name="Таблица21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1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A1" office:value-type="string">
            <text:p text:style-name="P21"/>
          </table:table-cell>
          <table:table-cell table:style-name="Таблица21.A1" table:number-columns-spanned="3" office:value-type="string">
            <text:p text:style-name="P21"/>
          </table:table-cell>
          <table:covered-table-cell/>
          <table:covered-table-cell/>
          <table:table-cell table:style-name="Таблица21.A1" office:value-type="string">
            <text:p text:style-name="P21"/>
          </table:table-cell>
          <table:table-cell table:style-name="Таблица21.A1" office:value-type="string">
            <text:p text:style-name="P21"/>
          </table:table-cell>
          <table:table-cell table:style-name="Таблица21.c1" office:value-type="string">
            <text:p text:style-name="P21"/>
          </table:table-cell>
        </table:table-row>
        <table:table-row table:style-name="Таблица21.1">
          <table:table-cell table:style-name="Таблица21.J1" table:number-columns-spanned="2" office:value-type="string">
            <text:p text:style-name="P41">Дубл.</text:p>
          </table:table-cell>
          <table:covered-table-cell/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J1" office:value-type="string">
            <text:p text:style-name="P21"/>
          </table:table-cell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c2" office:value-type="string">
            <text:p text:style-name="P21"/>
          </table:table-cell>
        </table:table-row>
        <table:table-row table:style-name="Таблица21.1">
          <table:table-cell table:style-name="Таблица21.J1" table:number-columns-spanned="2" office:value-type="string">
            <text:p text:style-name="P41">Взам.</text:p>
          </table:table-cell>
          <table:covered-table-cell/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1.A1" table:number-columns-spanned="2" office:value-type="string">
            <text:p text:style-name="P21"/>
          </table:table-cell>
          <table:covered-table-cell/>
          <table:table-cell table:style-name="Таблица21.c1" office:value-type="string">
            <text:p text:style-name="P21"/>
          </table:table-cell>
          <table:table-cell table:style-name="Таблица21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1.J1" office:value-type="string">
            <text:p text:style-name="P21"/>
          </table:table-cell>
          <table:table-cell table:style-name="Таблица21.c2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c2" office:value-type="string">
            <text:p text:style-name="P21"/>
          </table:table-cell>
        </table:table-row>
        <table:table-row table:style-name="Таблица21.1">
          <table:table-cell table:style-name="Таблица21.J1" table:number-columns-spanned="2" office:value-type="string">
            <text:p text:style-name="P41">Подл.</text:p>
          </table:table-cell>
          <table:covered-table-cell/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c2" office:value-type="string">
            <text:p text:style-name="P21"/>
          </table:table-cell>
          <table:table-cell table:style-name="Таблица21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1.J1" office:value-type="string">
            <text:p text:style-name="P21"/>
          </table:table-cell>
          <table:table-cell table:style-name="Таблица21.c2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c2" office:value-type="string">
            <text:p text:style-name="P21"/>
          </table:table-cell>
        </table:table-row>
        <table:table-row table:style-name="Таблица21.5">
          <table:table-cell table:style-name="Таблица21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1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1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21.c5" office:value-type="string">
            <text:p text:style-name="P29">50</text:p>
          </table:table-cell>
        </table:table-row>
        <table:table-row table:style-name="Таблица21.1">
          <table:table-cell table:style-name="Таблица21.J1" table:number-rows-spanned="3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1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21.1">
          <table:covered-table-cell/>
          <table:table-cell table:style-name="Таблица21.J1" office:value-type="string">
            <text:p text:style-name="P21"/>
          </table:table-cell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">
          <table:covered-table-cell/>
          <table:table-cell table:style-name="Таблица21.B8">
            <text:p text:style-name="P43"/>
          </table:table-cell>
          <table:table-cell table:style-name="Таблица21.J1" table:number-columns-spanned="2" office:value-type="string">
            <text:p text:style-name="P179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office:value-type="string">
            <text:p text:style-name="P21"/>
          </table:table-cell>
          <table:table-cell table:style-name="Таблица21.J1" office:value-type="string">
            <text:p text:style-name="P21"/>
          </table:table-cell>
          <table:table-cell table:style-name="Таблица21.J1" table:number-columns-spanned="2" office:value-type="string">
            <text:p text:style-name="P21"/>
          </table:table-cell>
          <table:covered-table-cell/>
          <table:table-cell table:style-name="Таблица21.J1" table:number-columns-spanned="3" office:value-type="string">
            <text:p text:style-name="P21"/>
          </table:table-cell>
          <table:covered-table-cell/>
          <table:covered-table-cell/>
          <table:table-cell table:style-name="Таблица2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9">
          <table:table-cell table:style-name="Таблица21.A9" table:number-columns-spanned="29" office:value-type="string">
            <text:p text:style-name="P65"/>
            <text:p text:style-name="P65">Схема укладки стекломата на наружную поверхность обечайки ЮЕЛИ.305423.036</text:p>
            <text:p text:style-name="P65"/>
            <text:p text:style-name="P65"><draw:frame draw:style-name="fr5" draw:name="Графический объект18" text:anchor-type="paragraph" svg:width="23.795cm" svg:height="10.723cm" draw:z-index="38"><draw:image xlink:href="Pictures/2000006D00005CF2000029E3AD46F2A9.svm" xlink:type="simple" xlink:show="embed" xlink:actuate="onLoad"/></draw:frame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>Эскиз 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0">
          <table:table-cell table:style-name="Таблица21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21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column table:style-name="Таблица22.J"/>
        <table:table-column table:style-name="Таблица22.K" table:number-columns-repeated="2"/>
        <table:table-column table:style-name="Таблица22.M"/>
        <table:table-column table:style-name="Таблица22.N"/>
        <table:table-column table:style-name="Таблица22.O"/>
        <table:table-column table:style-name="Таблица22.P"/>
        <table:table-column table:style-name="Таблица22.Q"/>
        <table:table-column table:style-name="Таблица22.R"/>
        <table:table-column table:style-name="Таблица22.S"/>
        <table:table-column table:style-name="Таблица22.T"/>
        <table:table-column table:style-name="Таблица22.U"/>
        <table:table-column table:style-name="Таблица22.V"/>
        <table:table-column table:style-name="Таблица22.W"/>
        <table:table-column table:style-name="Таблица22.X"/>
        <table:table-column table:style-name="Таблица22.Y"/>
        <table:table-column table:style-name="Таблица22.Z"/>
        <table:table-column table:style-name="Таблица22.a"/>
        <table:table-column table:style-name="Таблица22.b"/>
        <table:table-column table:style-name="Таблица22.c"/>
        <table:table-row table:style-name="Таблица22.1">
          <table:table-cell table:style-name="Таблица22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22.A1" table:number-columns-spanned="3" office:value-type="string">
            <text:p text:style-name="P21"/>
          </table:table-cell>
          <table:covered-table-cell/>
          <table:covered-table-cell/>
          <table:table-cell table:style-name="Таблица22.A1" table:number-columns-spanned="2" office:value-type="string">
            <text:p text:style-name="P21"/>
          </table:table-cell>
          <table:covered-table-cell/>
          <table:table-cell table:style-name="Таблица22.A1" table:number-columns-spanned="2" office:value-type="string">
            <text:p text:style-name="P21"/>
          </table:table-cell>
          <table:covered-table-cell/>
          <table:table-cell table:style-name="Таблица22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2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A1" office:value-type="string">
            <text:p text:style-name="P21"/>
          </table:table-cell>
          <table:table-cell table:style-name="Таблица22.A1" table:number-columns-spanned="3" office:value-type="string">
            <text:p text:style-name="P21"/>
          </table:table-cell>
          <table:covered-table-cell/>
          <table:covered-table-cell/>
          <table:table-cell table:style-name="Таблица22.A1" office:value-type="string">
            <text:p text:style-name="P21"/>
          </table:table-cell>
          <table:table-cell table:style-name="Таблица22.A1" office:value-type="string">
            <text:p text:style-name="P21"/>
          </table:table-cell>
          <table:table-cell table:style-name="Таблица22.c1" office:value-type="string">
            <text:p text:style-name="P21"/>
          </table:table-cell>
        </table:table-row>
        <table:table-row table:style-name="Таблица22.1">
          <table:table-cell table:style-name="Таблица22.J1" table:number-columns-spanned="2" office:value-type="string">
            <text:p text:style-name="P41">Дубл.</text:p>
          </table:table-cell>
          <table:covered-table-cell/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J1" office:value-type="string">
            <text:p text:style-name="P21"/>
          </table:table-cell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c2" office:value-type="string">
            <text:p text:style-name="P21"/>
          </table:table-cell>
        </table:table-row>
        <table:table-row table:style-name="Таблица22.1">
          <table:table-cell table:style-name="Таблица22.J1" table:number-columns-spanned="2" office:value-type="string">
            <text:p text:style-name="P41">Взам.</text:p>
          </table:table-cell>
          <table:covered-table-cell/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A1" table:number-columns-spanned="2" office:value-type="string">
            <text:p text:style-name="P21"/>
          </table:table-cell>
          <table:covered-table-cell/>
          <table:table-cell table:style-name="Таблица22.c1" office:value-type="string">
            <text:p text:style-name="P21"/>
          </table:table-cell>
          <table:table-cell table:style-name="Таблица2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2.J1" office:value-type="string">
            <text:p text:style-name="P21"/>
          </table:table-cell>
          <table:table-cell table:style-name="Таблица22.c2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c2" office:value-type="string">
            <text:p text:style-name="P21"/>
          </table:table-cell>
        </table:table-row>
        <table:table-row table:style-name="Таблица22.1">
          <table:table-cell table:style-name="Таблица22.J1" table:number-columns-spanned="2" office:value-type="string">
            <text:p text:style-name="P41">Подл.</text:p>
          </table:table-cell>
          <table:covered-table-cell/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c2" office:value-type="string">
            <text:p text:style-name="P21"/>
          </table:table-cell>
          <table:table-cell table:style-name="Таблица2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2.J1" office:value-type="string">
            <text:p text:style-name="P21"/>
          </table:table-cell>
          <table:table-cell table:style-name="Таблица22.c2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c2" office:value-type="string">
            <text:p text:style-name="P21"/>
          </table:table-cell>
        </table:table-row>
        <table:table-row table:style-name="Таблица22.5">
          <table:table-cell table:style-name="Таблица22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22.c5" office:value-type="string">
            <text:p text:style-name="P29">51</text:p>
          </table:table-cell>
        </table:table-row>
        <table:table-row table:style-name="Таблица22.1">
          <table:table-cell table:style-name="Таблица22.J1" table:number-rows-spanned="3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22.1">
          <table:covered-table-cell/>
          <table:table-cell table:style-name="Таблица22.J1" office:value-type="string">
            <text:p text:style-name="P21"/>
          </table:table-cell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/>
          <table:table-cell table:style-name="Таблица22.B8">
            <text:p text:style-name="P43"/>
          </table:table-cell>
          <table:table-cell table:style-name="Таблица22.J1" table:number-columns-spanned="2" office:value-type="string">
            <text:p text:style-name="P179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office:value-type="string">
            <text:p text:style-name="P21"/>
          </table:table-cell>
          <table:table-cell table:style-name="Таблица22.J1" office:value-type="string">
            <text:p text:style-name="P21"/>
          </table:table-cell>
          <table:table-cell table:style-name="Таблица22.J1" table:number-columns-spanned="2" office:value-type="string">
            <text:p text:style-name="P21"/>
          </table:table-cell>
          <table:covered-table-cell/>
          <table:table-cell table:style-name="Таблица22.J1" table:number-columns-spanned="3" office:value-type="string">
            <text:p text:style-name="P21"/>
          </table:table-cell>
          <table:covered-table-cell/>
          <table:covered-table-cell/>
          <table:table-cell table:style-name="Таблица2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9">
          <table:table-cell table:style-name="Таблица22.A9" table:number-columns-spanned="29" office:value-type="string">
            <text:p text:style-name="P56">Схема установки оболочки на ложементы ЮЕЛИ.<text:span text:style-name="T42">305423.036</text:span></text:p>
            <text:list xml:id="list35455604" text:continue-list="list35430269" text:style-name="L3">
              <text:list-header>
                <text:p text:style-name="P191"/>
                <text:p text:style-name="P193"><draw:frame draw:style-name="fr5" draw:name="Графический объект19" text:anchor-type="paragraph" svg:width="24.585cm" svg:height="11.732cm" draw:z-index="39"><draw:image xlink:href="Pictures/200000530000771600004296A23A5625.svm" xlink:type="simple" xlink:show="embed" xlink:actuate="onLoad"/></draw:frame>Эскиз 17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0">
          <table:table-cell table:style-name="Таблица22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22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G"/>
        <table:table-column table:style-name="Таблица31.H"/>
        <table:table-column table:style-name="Таблица31.I"/>
        <table:table-column table:style-name="Таблица31.J"/>
        <table:table-column table:style-name="Таблица31.K" table:number-columns-repeated="2"/>
        <table:table-column table:style-name="Таблица31.M"/>
        <table:table-column table:style-name="Таблица31.N"/>
        <table:table-column table:style-name="Таблица31.O"/>
        <table:table-column table:style-name="Таблица31.P"/>
        <table:table-column table:style-name="Таблица31.Q"/>
        <table:table-column table:style-name="Таблица31.R"/>
        <table:table-column table:style-name="Таблица31.S"/>
        <table:table-column table:style-name="Таблица31.T"/>
        <table:table-column table:style-name="Таблица31.U"/>
        <table:table-column table:style-name="Таблица31.V"/>
        <table:table-column table:style-name="Таблица31.W"/>
        <table:table-column table:style-name="Таблица31.X"/>
        <table:table-column table:style-name="Таблица31.Y"/>
        <table:table-column table:style-name="Таблица31.Z"/>
        <table:table-column table:style-name="Таблица31.a"/>
        <table:table-column table:style-name="Таблица31.b"/>
        <table:table-column table:style-name="Таблица31.c"/>
        <table:table-row table:style-name="Таблица31.1">
          <table:table-cell table:style-name="Таблица31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31.A1" table:number-columns-spanned="3" office:value-type="string">
            <text:p text:style-name="P21"/>
          </table:table-cell>
          <table:covered-table-cell/>
          <table:covered-table-cell/>
          <table:table-cell table:style-name="Таблица31.A1" table:number-columns-spanned="2" office:value-type="string">
            <text:p text:style-name="P21"/>
          </table:table-cell>
          <table:covered-table-cell/>
          <table:table-cell table:style-name="Таблица31.A1" table:number-columns-spanned="2" office:value-type="string">
            <text:p text:style-name="P21"/>
          </table:table-cell>
          <table:covered-table-cell/>
          <table:table-cell table:style-name="Таблица31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1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" office:value-type="string">
            <text:p text:style-name="P21"/>
          </table:table-cell>
          <table:table-cell table:style-name="Таблица31.A1" table:number-columns-spanned="3" office:value-type="string">
            <text:p text:style-name="P21"/>
          </table:table-cell>
          <table:covered-table-cell/>
          <table:covered-table-cell/>
          <table:table-cell table:style-name="Таблица31.A1" office:value-type="string">
            <text:p text:style-name="P21"/>
          </table:table-cell>
          <table:table-cell table:style-name="Таблица31.A1" office:value-type="string">
            <text:p text:style-name="P21"/>
          </table:table-cell>
          <table:table-cell table:style-name="Таблица31.c1" office:value-type="string">
            <text:p text:style-name="P21"/>
          </table:table-cell>
        </table:table-row>
        <table:table-row table:style-name="Таблица31.1">
          <table:table-cell table:style-name="Таблица31.J1" table:number-columns-spanned="2" office:value-type="string">
            <text:p text:style-name="P41">Дубл.</text:p>
          </table:table-cell>
          <table:covered-table-cell/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J1" office:value-type="string">
            <text:p text:style-name="P21"/>
          </table:table-cell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c2" office:value-type="string">
            <text:p text:style-name="P21"/>
          </table:table-cell>
        </table:table-row>
        <table:table-row table:style-name="Таблица31.1">
          <table:table-cell table:style-name="Таблица31.J1" table:number-columns-spanned="2" office:value-type="string">
            <text:p text:style-name="P41">Взам.</text:p>
          </table:table-cell>
          <table:covered-table-cell/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A1" table:number-columns-spanned="2" office:value-type="string">
            <text:p text:style-name="P21"/>
          </table:table-cell>
          <table:covered-table-cell/>
          <table:table-cell table:style-name="Таблица31.c1" office:value-type="string">
            <text:p text:style-name="P21"/>
          </table:table-cell>
          <table:table-cell table:style-name="Таблица31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1.J1" office:value-type="string">
            <text:p text:style-name="P21"/>
          </table:table-cell>
          <table:table-cell table:style-name="Таблица31.c2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c2" office:value-type="string">
            <text:p text:style-name="P21"/>
          </table:table-cell>
        </table:table-row>
        <table:table-row table:style-name="Таблица31.1">
          <table:table-cell table:style-name="Таблица31.J1" table:number-columns-spanned="2" office:value-type="string">
            <text:p text:style-name="P41">Подл.</text:p>
          </table:table-cell>
          <table:covered-table-cell/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c2" office:value-type="string">
            <text:p text:style-name="P21"/>
          </table:table-cell>
          <table:table-cell table:style-name="Таблица31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1.J1" office:value-type="string">
            <text:p text:style-name="P21"/>
          </table:table-cell>
          <table:table-cell table:style-name="Таблица31.c2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c2" office:value-type="string">
            <text:p text:style-name="P21"/>
          </table:table-cell>
        </table:table-row>
        <table:table-row table:style-name="Таблица31.5">
          <table:table-cell table:style-name="Таблица31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31.c5" office:value-type="string">
            <text:p text:style-name="P29">52</text:p>
          </table:table-cell>
        </table:table-row>
        <table:table-row table:style-name="Таблица31.1">
          <table:table-cell table:style-name="Таблица31.J1" table:number-rows-spanned="3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31.1">
          <table:covered-table-cell/>
          <table:table-cell table:style-name="Таблица31.J1" office:value-type="string">
            <text:p text:style-name="P21"/>
          </table:table-cell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1.1">
          <table:covered-table-cell/>
          <table:table-cell table:style-name="Таблица31.B8">
            <text:p text:style-name="P43"/>
          </table:table-cell>
          <table:table-cell table:style-name="Таблица31.J1" table:number-columns-spanned="2" office:value-type="string">
            <text:p text:style-name="P179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office:value-type="string">
            <text:p text:style-name="P21"/>
          </table:table-cell>
          <table:table-cell table:style-name="Таблица31.J1" office:value-type="string">
            <text:p text:style-name="P21"/>
          </table:table-cell>
          <table:table-cell table:style-name="Таблица31.J1" table:number-columns-spanned="2" office:value-type="string">
            <text:p text:style-name="P21"/>
          </table:table-cell>
          <table:covered-table-cell/>
          <table:table-cell table:style-name="Таблица31.J1" table:number-columns-spanned="3" office:value-type="string">
            <text:p text:style-name="P21"/>
          </table:table-cell>
          <table:covered-table-cell/>
          <table:covered-table-cell/>
          <table:table-cell table:style-name="Таблица31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1.9">
          <table:table-cell table:style-name="Таблица31.A9" table:number-columns-spanned="29" office:value-type="string">
            <text:p text:style-name="P80">Таблица 12. <text:s/>Раскрой и укладка стекломатериалов при изготовлении химстойкого слоя <text:span text:style-name="T28">Секции </text:span><text:span text:style-name="T12">I </text:span><text:span text:style-name="T28">ЕК60-2-01-000 и Секция </text:span><text:span text:style-name="T12">II </text:span><text:span text:style-name="T28">ЕК60-2-02-000</text:span></text:p>
            <table:table table:name="Таблица69" table:style-name="Таблица69">
              <table:table-column table:style-name="Таблица69.A"/>
              <table:table-column table:style-name="Таблица69.B"/>
              <table:table-column table:style-name="Таблица69.C"/>
              <table:table-column table:style-name="Таблица69.D"/>
              <table:table-column table:style-name="Таблица69.E"/>
              <table:table-column table:style-name="Таблица69.F"/>
              <table:table-row>
                <table:table-cell table:style-name="Таблица69.A1" office:value-type="string">
                  <text:p text:style-name="P169">Наименование и обозначение детали</text:p>
                </table:table-cell>
                <table:table-cell table:style-name="Таблица69.A1" office:value-type="string">
                  <text:p text:style-name="P169">Обозначение стекломатериалов, связующего, порядок укладки</text:p>
                </table:table-cell>
                <table:table-cell table:style-name="Таблица69.A1" office:value-type="string">
                  <text:p text:style-name="P169">Размеры и количество заготовок стекломатериалов; мм, шт. </text:p>
                </table:table-cell>
                <table:table-cell table:style-name="Таблица69.A1" office:value-type="string">
                  <text:p text:style-name="P169">Количество слоев: шт</text:p>
                </table:table-cell>
                <table:table-cell table:style-name="Таблица69.A1" office:value-type="string">
                  <text:p text:style-name="P162">Расход связующего: кг/м<text:span text:style-name="T18">2</text:span></text:p>
                </table:table-cell>
                <table:table-cell table:style-name="Таблица69.F1" office:value-type="string">
                  <text:p text:style-name="P162">Примечание</text:p>
                </table:table-cell>
              </table:table-row>
              <table:table-row>
                <table:table-cell table:style-name="Таблица69.A2" table:number-rows-spanned="7" office:value-type="string">
                  <text:p text:style-name="P80"><text:span text:style-name="T38">Секции </text:span><text:span text:style-name="T40">I </text:span></text:p>
                  <text:p text:style-name="P70">ЕК60-2-01-000 и </text:p>
                  <text:p text:style-name="P80"><text:span text:style-name="T38">Секция </text:span><text:span text:style-name="T40">II </text:span><text:span text:style-name="T38">ЕК60-2-02-000</text:span></text:p>
                </table:table-cell>
                <table:table-cell table:style-name="Таблица69.A2" office:value-type="string">
                  <text:p text:style-name="P73">1 Стекломат М123(450)1250</text:p>
                </table:table-cell>
                <table:table-cell table:style-name="Таблица69.C2" office:value-type="string">
                  <text:p text:style-name="P74"><text:span text:style-name="T55">(1250* х 4800</text:span><text:span text:style-name="T50">±2</text:span><text:span text:style-name="T55">0) мм</text:span> - 7 шт</text:p>
                  <text:p text:style-name="P74">(500<text:span text:style-name="T18">+20</text:span><text:span text:style-name="T55"> х 3050</text:span><text:span text:style-name="T50">±2</text:span><text:span text:style-name="T55">0)</text:span> - 1 шт</text:p>
                </table:table-cell>
                <table:table-cell table:style-name="Таблица69.C2" office:value-type="string">
                  <text:p text:style-name="P74">4</text:p>
                </table:table-cell>
                <table:table-cell table:style-name="Таблица69.A2" table:number-rows-spanned="3" office:value-type="string">
                  <text:p text:style-name="P169">1,35</text:p>
                </table:table-cell>
                <table:table-cell table:style-name="Таблица69.F2" table:number-rows-spanned="7" office:value-type="string">
                  <text:p text:style-name="P171">S<text:span text:style-name="T28">пов = 41 м</text:span><text:span text:style-name="T21">2</text:span></text:p>
                  <text:p text:style-name="P162">Образец для адгезионной прочности выклевать на стеклопластиковом образце размером 200х200 мм </text:p>
                </table:table-cell>
              </table:table-row>
              <table:table-row>
                <table:covered-table-cell/>
                <table:table-cell table:style-name="Таблица69.C2" office:value-type="string">
                  <text:p text:style-name="P73">Образец для определения связующего*</text:p>
                </table:table-cell>
                <table:table-cell table:style-name="Таблица69.C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69.C2" office:value-type="string">
                  <text:p text:style-name="P74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69.C2" office:value-type="string">
                  <text:p text:style-name="P73">Образец для адгезионной прочности</text:p>
                </table:table-cell>
                <table:table-cell table:style-name="Таблица69.C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69.C2" office:value-type="string">
                  <text:p text:style-name="P74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69.A2" table:number-rows-spanned="2" office:value-type="string">
                  <text:p text:style-name="P170">2 <text:span text:style-name="T39">Стекловуаль М524-С114</text:span></text:p>
                </table:table-cell>
                <table:table-cell table:style-name="Таблица69.C2" office:value-type="string">
                  <text:p text:style-name="P81"><text:span text:style-name="T32">(700</text:span><text:span text:style-name="T18">+20</text:span><text:span text:style-name="T37"> х 4800</text:span><text:span text:style-name="T34">±2</text:span><text:span text:style-name="T37">0)</text:span><text:span text:style-name="T32"> - 1 шт</text:span></text:p>
                </table:table-cell>
                <table:table-cell table:style-name="Таблица69.C2" office:value-type="string">
                  <text:p text:style-name="P81">2</text:p>
                </table:table-cell>
                <table:table-cell table:style-name="Таблица69.A2" table:number-rows-spanned="4" office:value-type="string">
                  <text:p text:style-name="P169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9.C2" office:value-type="string">
                  <text:p text:style-name="P74">(1000* х 4800<text:span text:style-name="T50">±2</text:span><text:span text:style-name="T55">0</text:span>) — 8 шт</text:p>
                </table:table-cell>
                <table:table-cell table:style-name="Таблица69.C2" office:value-type="string">
                  <text:p text:style-name="P74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69.A2" office:value-type="string">
                  <text:p text:style-name="P73">Образец для определения связующего*</text:p>
                </table:table-cell>
                <table:table-cell table:style-name="Таблица69.C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69.C2" office:value-type="string">
                  <text:p text:style-name="P74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69.A2" office:value-type="string">
                  <text:p text:style-name="P73">Образец для адгезионной прочности</text:p>
                </table:table-cell>
                <table:table-cell table:style-name="Таблица69.C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69.C2" office:value-type="string">
                  <text:p text:style-name="P74">2</text:p>
                </table:table-cell>
                <table:covered-table-cell/>
                <table:covered-table-cell/>
              </table:table-row>
            </table:table>
            <text:list xml:id="list35453467" text:continue-list="list35435695" text:style-name="L2">
              <text:list-header>
                <text:p text:style-name="P212">Допускается раскрой стекломатериалов произвольных размеров в пределах норм расхода стекломатериала. </text:p>
                <text:p text:style-name="P212"/>
                <text:p text:style-name="P232"><text:span text:style-name="T37">Связующее на основе смолы </text:span><text:span text:style-name="T40">DERAKANE 470HT-400</text:span></text:p>
                <text:p text:style-name="P232"><text:span text:style-name="T37">смола </text:span><text:span text:style-name="T40">DERAKANE 470HT-400 —</text:span><text:span text:style-name="T37"> 100 м.д.</text:span></text:p>
                <text:p text:style-name="P234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212">Ускоритель Со НАФ (нафтенат кобальта) 6% раствор или ОК6%— 0,2-0,7 м.д.</text:p>
                <text:p text:style-name="P212">2,4 пентадион (при необходимости) — 0,01-0,07 м.д.</text:p>
                <text:p text:style-name="P234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14">BYK A515 или BYK A555 — 0,1 м.д. </text:p>
                <text:p text:style-name="P207">Внимание! Поверхностно активную добавку <text:span text:style-name="T12">BYK </text:span>добавлять после введения всех компонентов связующего!!!</text:p>
              </text:list-header>
            </text:list>
            <text:p text:style-name="P72"><text:s/>* в качестве формы для изготовления образца использовать форму Эскиз -3738 или СПР-8391, перед выклейкой образцов нанести 3 <text:s/>слоя</text:p>
            <text:p text:style-name="P66"><text:span text:style-name="T62"><text:s/>смазки </text:span><text:span text:style-name="T63">Vicilux. </text:span><text:s/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1.10">
          <table:table-cell table:style-name="Таблица31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31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column table:style-name="Таблица53.E"/>
        <table:table-column table:style-name="Таблица53.F"/>
        <table:table-column table:style-name="Таблица53.G"/>
        <table:table-column table:style-name="Таблица53.H"/>
        <table:table-column table:style-name="Таблица53.I"/>
        <table:table-column table:style-name="Таблица53.J"/>
        <table:table-column table:style-name="Таблица53.K" table:number-columns-repeated="2"/>
        <table:table-column table:style-name="Таблица53.M"/>
        <table:table-column table:style-name="Таблица53.N"/>
        <table:table-column table:style-name="Таблица53.O"/>
        <table:table-column table:style-name="Таблица53.P"/>
        <table:table-column table:style-name="Таблица53.Q"/>
        <table:table-column table:style-name="Таблица53.R"/>
        <table:table-column table:style-name="Таблица53.S"/>
        <table:table-column table:style-name="Таблица53.T"/>
        <table:table-column table:style-name="Таблица53.U"/>
        <table:table-column table:style-name="Таблица53.V"/>
        <table:table-column table:style-name="Таблица53.W"/>
        <table:table-column table:style-name="Таблица53.X"/>
        <table:table-column table:style-name="Таблица53.Y"/>
        <table:table-column table:style-name="Таблица53.Z"/>
        <table:table-column table:style-name="Таблица53.a"/>
        <table:table-column table:style-name="Таблица53.b"/>
        <table:table-column table:style-name="Таблица53.c"/>
        <table:table-row table:style-name="Таблица53.1">
          <table:table-cell table:style-name="Таблица53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3.A1" table:number-columns-spanned="3" office:value-type="string">
            <text:p text:style-name="P21"/>
          </table:table-cell>
          <table:covered-table-cell/>
          <table:covered-table-cell/>
          <table:table-cell table:style-name="Таблица53.A1" table:number-columns-spanned="2" office:value-type="string">
            <text:p text:style-name="P21"/>
          </table:table-cell>
          <table:covered-table-cell/>
          <table:table-cell table:style-name="Таблица53.A1" table:number-columns-spanned="2" office:value-type="string">
            <text:p text:style-name="P21"/>
          </table:table-cell>
          <table:covered-table-cell/>
          <table:table-cell table:style-name="Таблица53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3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A1" office:value-type="string">
            <text:p text:style-name="P21"/>
          </table:table-cell>
          <table:table-cell table:style-name="Таблица53.A1" table:number-columns-spanned="3" office:value-type="string">
            <text:p text:style-name="P21"/>
          </table:table-cell>
          <table:covered-table-cell/>
          <table:covered-table-cell/>
          <table:table-cell table:style-name="Таблица53.A1" office:value-type="string">
            <text:p text:style-name="P21"/>
          </table:table-cell>
          <table:table-cell table:style-name="Таблица53.A1" office:value-type="string">
            <text:p text:style-name="P21"/>
          </table:table-cell>
          <table:table-cell table:style-name="Таблица53.c1" office:value-type="string">
            <text:p text:style-name="P21"/>
          </table:table-cell>
        </table:table-row>
        <table:table-row table:style-name="Таблица53.1">
          <table:table-cell table:style-name="Таблица53.J1" table:number-columns-spanned="2" office:value-type="string">
            <text:p text:style-name="P41">Дубл.</text:p>
          </table:table-cell>
          <table:covered-table-cell/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J1" office:value-type="string">
            <text:p text:style-name="P21"/>
          </table:table-cell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c2" office:value-type="string">
            <text:p text:style-name="P21"/>
          </table:table-cell>
        </table:table-row>
        <table:table-row table:style-name="Таблица53.1">
          <table:table-cell table:style-name="Таблица53.J1" table:number-columns-spanned="2" office:value-type="string">
            <text:p text:style-name="P41">Взам.</text:p>
          </table:table-cell>
          <table:covered-table-cell/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3.A1" table:number-columns-spanned="2" office:value-type="string">
            <text:p text:style-name="P21"/>
          </table:table-cell>
          <table:covered-table-cell/>
          <table:table-cell table:style-name="Таблица53.c1" office:value-type="string">
            <text:p text:style-name="P21"/>
          </table:table-cell>
          <table:table-cell table:style-name="Таблица5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3.J1" office:value-type="string">
            <text:p text:style-name="P21"/>
          </table:table-cell>
          <table:table-cell table:style-name="Таблица53.c2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c2" office:value-type="string">
            <text:p text:style-name="P21"/>
          </table:table-cell>
        </table:table-row>
        <table:table-row table:style-name="Таблица53.1">
          <table:table-cell table:style-name="Таблица53.J1" table:number-columns-spanned="2" office:value-type="string">
            <text:p text:style-name="P41">Подл.</text:p>
          </table:table-cell>
          <table:covered-table-cell/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c2" office:value-type="string">
            <text:p text:style-name="P21"/>
          </table:table-cell>
          <table:table-cell table:style-name="Таблица5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3.J1" office:value-type="string">
            <text:p text:style-name="P21"/>
          </table:table-cell>
          <table:table-cell table:style-name="Таблица53.c2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c2" office:value-type="string">
            <text:p text:style-name="P21"/>
          </table:table-cell>
        </table:table-row>
        <table:table-row table:style-name="Таблица53.5">
          <table:table-cell table:style-name="Таблица53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3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3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3.c5" office:value-type="string">
            <text:p text:style-name="P29">53</text:p>
          </table:table-cell>
        </table:table-row>
        <table:table-row table:style-name="Таблица53.1">
          <table:table-cell table:style-name="Таблица53.J1" table:number-rows-spanned="3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3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3.1">
          <table:covered-table-cell/>
          <table:table-cell table:style-name="Таблица53.J1" office:value-type="string">
            <text:p text:style-name="P21"/>
          </table:table-cell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">
          <table:covered-table-cell/>
          <table:table-cell table:style-name="Таблица53.B8">
            <text:p text:style-name="P43"/>
          </table:table-cell>
          <table:table-cell table:style-name="Таблица53.J1" table:number-columns-spanned="2" office:value-type="string">
            <text:p text:style-name="P179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office:value-type="string">
            <text:p text:style-name="P21"/>
          </table:table-cell>
          <table:table-cell table:style-name="Таблица53.J1" office:value-type="string">
            <text:p text:style-name="P21"/>
          </table:table-cell>
          <table:table-cell table:style-name="Таблица53.J1" table:number-columns-spanned="2" office:value-type="string">
            <text:p text:style-name="P21"/>
          </table:table-cell>
          <table:covered-table-cell/>
          <table:table-cell table:style-name="Таблица53.J1" table:number-columns-spanned="3" office:value-type="string">
            <text:p text:style-name="P21"/>
          </table:table-cell>
          <table:covered-table-cell/>
          <table:covered-table-cell/>
          <table:table-cell table:style-name="Таблица5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9">
          <table:table-cell table:style-name="Таблица53.A9" table:number-columns-spanned="29" office:value-type="string">
            <text:p text:style-name="P65"/>
            <text:list xml:id="list35443423" text:continue-list="list35455604" text:style-name="L3">
              <text:list-header>
                <text:p text:style-name="P194"><draw:frame draw:style-name="fr3" draw:name="Графический объект20" text:anchor-type="paragraph" svg:x="0.51cm" svg:y="1.348cm" svg:width="27.314cm" svg:height="9.841cm" draw:z-index="40"><draw:image xlink:href="Pictures/200001B200007FBD00003B074A2D4CC5.svm" xlink:type="simple" xlink:show="embed" xlink:actuate="onLoad"/></draw:frame>Схема укладки стекломатериалов для формования химстойкого слоя Секции <text:span text:style-name="T12">I </text:span>ЕК60-2-01-000 и Секции <text:span text:style-name="T12">II </text:span>ЕК60-2-02-000</text:p>
              </text:list-header>
            </text:list>
            <text:p text:style-name="P65"/>
            <text:p text:style-name="P65"/>
            <text:p text:style-name="P65">Эскиз 18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0">
          <table:table-cell table:style-name="Таблица53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3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column table:style-name="Таблица55.E"/>
        <table:table-column table:style-name="Таблица55.F"/>
        <table:table-column table:style-name="Таблица55.G"/>
        <table:table-column table:style-name="Таблица55.H"/>
        <table:table-column table:style-name="Таблица55.I"/>
        <table:table-column table:style-name="Таблица55.J"/>
        <table:table-column table:style-name="Таблица55.K" table:number-columns-repeated="2"/>
        <table:table-column table:style-name="Таблица55.M"/>
        <table:table-column table:style-name="Таблица55.N"/>
        <table:table-column table:style-name="Таблица55.O"/>
        <table:table-column table:style-name="Таблица55.P"/>
        <table:table-column table:style-name="Таблица55.Q"/>
        <table:table-column table:style-name="Таблица55.R"/>
        <table:table-column table:style-name="Таблица55.S"/>
        <table:table-column table:style-name="Таблица55.T"/>
        <table:table-column table:style-name="Таблица55.U"/>
        <table:table-column table:style-name="Таблица55.V"/>
        <table:table-column table:style-name="Таблица55.W"/>
        <table:table-column table:style-name="Таблица55.X"/>
        <table:table-column table:style-name="Таблица55.Y"/>
        <table:table-column table:style-name="Таблица55.Z"/>
        <table:table-column table:style-name="Таблица55.a"/>
        <table:table-column table:style-name="Таблица55.b"/>
        <table:table-column table:style-name="Таблица55.c"/>
        <table:table-row table:style-name="Таблица55.1">
          <table:table-cell table:style-name="Таблица55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5.A1" table:number-columns-spanned="3" office:value-type="string">
            <text:p text:style-name="P21"/>
          </table:table-cell>
          <table:covered-table-cell/>
          <table:covered-table-cell/>
          <table:table-cell table:style-name="Таблица55.A1" table:number-columns-spanned="2" office:value-type="string">
            <text:p text:style-name="P21"/>
          </table:table-cell>
          <table:covered-table-cell/>
          <table:table-cell table:style-name="Таблица55.A1" table:number-columns-spanned="2" office:value-type="string">
            <text:p text:style-name="P21"/>
          </table:table-cell>
          <table:covered-table-cell/>
          <table:table-cell table:style-name="Таблица55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5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5.A1" office:value-type="string">
            <text:p text:style-name="P21"/>
          </table:table-cell>
          <table:table-cell table:style-name="Таблица55.A1" table:number-columns-spanned="3" office:value-type="string">
            <text:p text:style-name="P21"/>
          </table:table-cell>
          <table:covered-table-cell/>
          <table:covered-table-cell/>
          <table:table-cell table:style-name="Таблица55.A1" office:value-type="string">
            <text:p text:style-name="P21"/>
          </table:table-cell>
          <table:table-cell table:style-name="Таблица55.A1" office:value-type="string">
            <text:p text:style-name="P21"/>
          </table:table-cell>
          <table:table-cell table:style-name="Таблица55.c1" office:value-type="string">
            <text:p text:style-name="P21"/>
          </table:table-cell>
        </table:table-row>
        <table:table-row table:style-name="Таблица55.1">
          <table:table-cell table:style-name="Таблица55.J1" table:number-columns-spanned="2" office:value-type="string">
            <text:p text:style-name="P41">Дубл.</text:p>
          </table:table-cell>
          <table:covered-table-cell/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5.J1" office:value-type="string">
            <text:p text:style-name="P21"/>
          </table:table-cell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c2" office:value-type="string">
            <text:p text:style-name="P21"/>
          </table:table-cell>
        </table:table-row>
        <table:table-row table:style-name="Таблица55.1">
          <table:table-cell table:style-name="Таблица55.J1" table:number-columns-spanned="2" office:value-type="string">
            <text:p text:style-name="P41">Взам.</text:p>
          </table:table-cell>
          <table:covered-table-cell/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5.A1" table:number-columns-spanned="2" office:value-type="string">
            <text:p text:style-name="P21"/>
          </table:table-cell>
          <table:covered-table-cell/>
          <table:table-cell table:style-name="Таблица55.c1" office:value-type="string">
            <text:p text:style-name="P21"/>
          </table:table-cell>
          <table:table-cell table:style-name="Таблица55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5.J1" office:value-type="string">
            <text:p text:style-name="P21"/>
          </table:table-cell>
          <table:table-cell table:style-name="Таблица55.c2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c2" office:value-type="string">
            <text:p text:style-name="P21"/>
          </table:table-cell>
        </table:table-row>
        <table:table-row table:style-name="Таблица55.1">
          <table:table-cell table:style-name="Таблица55.J1" table:number-columns-spanned="2" office:value-type="string">
            <text:p text:style-name="P41">Подл.</text:p>
          </table:table-cell>
          <table:covered-table-cell/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c2" office:value-type="string">
            <text:p text:style-name="P21"/>
          </table:table-cell>
          <table:table-cell table:style-name="Таблица55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5.J1" office:value-type="string">
            <text:p text:style-name="P21"/>
          </table:table-cell>
          <table:table-cell table:style-name="Таблица55.c2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c2" office:value-type="string">
            <text:p text:style-name="P21"/>
          </table:table-cell>
        </table:table-row>
        <table:table-row table:style-name="Таблица55.5">
          <table:table-cell table:style-name="Таблица55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5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5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5.c5" office:value-type="string">
            <text:p text:style-name="P29">54</text:p>
          </table:table-cell>
        </table:table-row>
        <table:table-row table:style-name="Таблица55.1">
          <table:table-cell table:style-name="Таблица55.J1" table:number-rows-spanned="3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5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5.1">
          <table:covered-table-cell/>
          <table:table-cell table:style-name="Таблица55.J1" office:value-type="string">
            <text:p text:style-name="P21"/>
          </table:table-cell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5.1">
          <table:covered-table-cell/>
          <table:table-cell table:style-name="Таблица55.B8">
            <text:p text:style-name="P43"/>
          </table:table-cell>
          <table:table-cell table:style-name="Таблица55.J1" table:number-columns-spanned="2" office:value-type="string">
            <text:p text:style-name="P179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office:value-type="string">
            <text:p text:style-name="P21"/>
          </table:table-cell>
          <table:table-cell table:style-name="Таблица55.J1" office:value-type="string">
            <text:p text:style-name="P21"/>
          </table:table-cell>
          <table:table-cell table:style-name="Таблица55.J1" table:number-columns-spanned="2" office:value-type="string">
            <text:p text:style-name="P21"/>
          </table:table-cell>
          <table:covered-table-cell/>
          <table:table-cell table:style-name="Таблица55.J1" table:number-columns-spanned="3" office:value-type="string">
            <text:p text:style-name="P21"/>
          </table:table-cell>
          <table:covered-table-cell/>
          <table:covered-table-cell/>
          <table:table-cell table:style-name="Таблица55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5.9">
          <table:table-cell table:style-name="Таблица55.A9" table:number-columns-spanned="29" office:value-type="string">
            <text:p text:style-name="P56">Таблица 13. <text:s/>Раскрой и укладка стекломата на наружную поверхность обечайки <text:span text:style-name="T42">Секции </text:span><text:span text:style-name="T44">I </text:span><text:span text:style-name="T42">ЕК60-2-01-000 и Секции </text:span><text:span text:style-name="T44">II </text:span><text:span text:style-name="T42">ЕК60-2-02-000</text:span><text:span text:style-name="T8"> (после токарной обработки оболочки) </text:span></text:p>
            <text:p text:style-name="P57"/>
            <table:table table:name="Таблица70" table:style-name="Таблица70">
              <table:table-column table:style-name="Таблица70.A"/>
              <table:table-column table:style-name="Таблица70.B"/>
              <table:table-column table:style-name="Таблица70.C"/>
              <table:table-column table:style-name="Таблица70.D"/>
              <table:table-column table:style-name="Таблица70.E"/>
              <table:table-row>
                <table:table-cell table:style-name="Таблица70.A1" office:value-type="string">
                  <text:p text:style-name="P169">Наименование и обозначение детали</text:p>
                </table:table-cell>
                <table:table-cell table:style-name="Таблица70.A1" office:value-type="string">
                  <text:p text:style-name="P169">Обозначение стекломатериалов, связующего, порядок укладки</text:p>
                </table:table-cell>
                <table:table-cell table:style-name="Таблица70.A1" office:value-type="string">
                  <text:p text:style-name="P169">Размеры и количество заготовок стекломатериалов; мм, шт. </text:p>
                </table:table-cell>
                <table:table-cell table:style-name="Таблица70.A1" office:value-type="string">
                  <text:p text:style-name="P162">Расход связующего: кг/м<text:span text:style-name="T18">2</text:span></text:p>
                </table:table-cell>
                <table:table-cell table:style-name="Таблица70.E1" office:value-type="string">
                  <text:p text:style-name="P162">Примечание</text:p>
                </table:table-cell>
              </table:table-row>
              <table:table-row table:style-name="Таблица70.2">
                <table:table-cell table:style-name="Таблица70.A2" office:value-type="string">
                  <text:p text:style-name="P169">1</text:p>
                </table:table-cell>
                <table:table-cell table:style-name="Таблица70.A2" office:value-type="string">
                  <text:p text:style-name="P169">2</text:p>
                </table:table-cell>
                <table:table-cell table:style-name="Таблица70.A2" office:value-type="string">
                  <text:p text:style-name="P169">3</text:p>
                </table:table-cell>
                <table:table-cell table:style-name="Таблица70.A2" office:value-type="string">
                  <text:p text:style-name="P162">5</text:p>
                </table:table-cell>
                <table:table-cell table:style-name="Таблица70.E2" office:value-type="string">
                  <text:p text:style-name="P162">5</text:p>
                </table:table-cell>
              </table:table-row>
              <table:table-row>
                <table:table-cell table:style-name="Таблица70.A3" table:number-rows-spanned="2" office:value-type="string">
                  <text:p text:style-name="P70">Секции <text:span text:style-name="T12">I </text:span></text:p>
                  <text:p text:style-name="P70">ЕК60-2-01-000 </text:p>
                  <text:p text:style-name="P70">и </text:p>
                  <text:p text:style-name="P70">Секции <text:span text:style-name="T12">II </text:span></text:p>
                  <text:p text:style-name="P70">ЕК60-2-02-000</text:p>
                </table:table-cell>
                <table:table-cell table:style-name="Таблица70.A2" office:value-type="string">
                  <text:p text:style-name="P73"/>
                  <text:p text:style-name="P169">1 Стекломат М123(450)1250</text:p>
                  <text:p text:style-name="P169"/>
                </table:table-cell>
                <table:table-cell table:style-name="Таблица70.A2" office:value-type="string">
                  <text:p text:style-name="P74"/>
                  <text:p text:style-name="P81"><text:span text:style-name="T32">(1250*</text:span><text:span text:style-name="T37"> х 8700</text:span><text:span text:style-name="T36">±</text:span><text:span text:style-name="T45">20</text:span><text:span text:style-name="T37">) мм</text:span><text:span text:style-name="T32"> - 2 шт</text:span></text:p>
                  <text:p text:style-name="P81"><text:span text:style-name="T37">(500</text:span><text:span text:style-name="T34">±</text:span><text:span text:style-name="T37">10 х 8700</text:span><text:span text:style-name="T36">±</text:span><text:span text:style-name="T45">20</text:span><text:span text:style-name="T37">) мм</text:span><text:span text:style-name="T32"> - 1 шт</text:span></text:p>
                  <text:p text:style-name="P74"><text:span text:style-name="T55">(750</text:span><text:span text:style-name="T50">±</text:span><text:span text:style-name="T55">10 х 8700</text:span><text:span text:style-name="T51">±</text:span><text:span text:style-name="T57">20</text:span><text:span text:style-name="T55">) мм</text:span> - 1 шт</text:p>
                  <text:p text:style-name="P74"/>
                </table:table-cell>
                <table:table-cell table:style-name="Таблица70.A2" office:value-type="string">
                  <text:p text:style-name="P169"/>
                  <text:p text:style-name="P169">1,35</text:p>
                </table:table-cell>
                <table:table-cell table:style-name="Таблица70.E2" office:value-type="string">
                  <text:p text:style-name="P171">S<text:span text:style-name="T28">пов = 33 м</text:span><text:span text:style-name="T21">2</text:span></text:p>
                </table:table-cell>
              </table:table-row>
              <table:table-row>
                <table:covered-table-cell/>
                <table:table-cell table:style-name="Таблица70.A2" office:value-type="string">
                  <text:p text:style-name="P73">Образец для определения связующего*</text:p>
                </table:table-cell>
                <table:table-cell table:style-name="Таблица70.A2" office:value-type="string">
                  <text:p text:style-name="P74">(200<text:span text:style-name="T18">+20</text:span><text:span text:style-name="T55"> х 200</text:span><text:span text:style-name="T24">+20</text:span><text:span text:style-name="T55">)</text:span> - 1 шт</text:p>
                </table:table-cell>
                <table:table-cell table:style-name="Таблица70.A2" office:value-type="string">
                  <text:p text:style-name="P169">1,35</text:p>
                </table:table-cell>
                <table:table-cell table:style-name="Таблица70.E2" office:value-type="string">
                  <text:p text:style-name="P171"/>
                </table:table-cell>
              </table:table-row>
            </table:table>
            <text:list xml:id="list35454989" text:continue-list="list35429298" text:style-name="L4">
              <text:list-header>
                <text:p text:style-name="P213">Допускается раскрой стекломатериалов произвольных размеров в пределах норм расхода стекломатериала. </text:p>
                <text:p text:style-name="P213"/>
                <text:p text:style-name="P233"><text:span text:style-name="T37">Связующее на основе смолы </text:span><text:span text:style-name="T40">DERAKANE 470HT-400</text:span></text:p>
                <text:p text:style-name="P233"><text:span text:style-name="T37">смола </text:span><text:span text:style-name="T40">DERAKANE 470HT-400 —</text:span><text:span text:style-name="T37"> 100 м.д.</text:span></text:p>
                <text:p text:style-name="P235"><text:span text:style-name="T38">Бутанокс М50 или </text:span><text:span text:style-name="T37">Trigonox </text:span><text:span text:style-name="T38">К90</text:span><text:span text:style-name="T37"> – 1,5-2,0 </text:span><text:span text:style-name="T38">м.д.</text:span></text:p>
                <text:p text:style-name="P213">Ускоритель Со НАФ (нафтенат кобальта) 6% раствор или ОК6%— 0,2-0,7 м.д.</text:p>
                <text:p text:style-name="P213">2,4 пентадион (при необходимости) — 0,01-0,07 м.д.</text:p>
                <text:p text:style-name="P235"><text:span text:style-name="T37">N,N </text:span><text:span text:style-name="T38">диметианилин ГОСТ 5855-78 -0,05-0,1 м.д. (при температуре окружающей среды менее 18 </text:span><text:span text:style-name="T35">º</text:span><text:span text:style-name="T38">С)</text:span></text:p>
                <text:p text:style-name="P215">BYK A515 или BYK A555 — 0,1 м.д. </text:p>
                <text:p text:style-name="P205"><text:span text:style-name="T59">Внимание! Поверхностно активную добавку </text:span><text:span text:style-name="T16">BYK </text:span><text:span text:style-name="T59">добавлять после введения всех компонентов связующего!!!</text:span></text:p>
                <text:p text:style-name="P205"><text:span text:style-name="T11">* в качестве формы для изготовления образца использовать форму Эскиз -3738 или СПР-8391, перед выклейкой образцов нанести 3 <text:s/>слоя смазки </text:span><text:span text:style-name="T17">Vicilux. </text:span><text:span text:style-name="T9"><text:s/>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5.10">
          <table:table-cell table:style-name="Таблица55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5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column table:style-name="Таблица56.E"/>
        <table:table-column table:style-name="Таблица56.F"/>
        <table:table-column table:style-name="Таблица56.G"/>
        <table:table-column table:style-name="Таблица56.H"/>
        <table:table-column table:style-name="Таблица56.I"/>
        <table:table-column table:style-name="Таблица56.J"/>
        <table:table-column table:style-name="Таблица56.K" table:number-columns-repeated="2"/>
        <table:table-column table:style-name="Таблица56.M"/>
        <table:table-column table:style-name="Таблица56.N"/>
        <table:table-column table:style-name="Таблица56.O"/>
        <table:table-column table:style-name="Таблица56.P"/>
        <table:table-column table:style-name="Таблица56.Q"/>
        <table:table-column table:style-name="Таблица56.R"/>
        <table:table-column table:style-name="Таблица56.S"/>
        <table:table-column table:style-name="Таблица56.T"/>
        <table:table-column table:style-name="Таблица56.U"/>
        <table:table-column table:style-name="Таблица56.V"/>
        <table:table-column table:style-name="Таблица56.W"/>
        <table:table-column table:style-name="Таблица56.X"/>
        <table:table-column table:style-name="Таблица56.Y"/>
        <table:table-column table:style-name="Таблица56.Z"/>
        <table:table-column table:style-name="Таблица56.a"/>
        <table:table-column table:style-name="Таблица56.b"/>
        <table:table-column table:style-name="Таблица56.c"/>
        <table:table-row table:style-name="Таблица56.1">
          <table:table-cell table:style-name="Таблица56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6.A1" table:number-columns-spanned="3" office:value-type="string">
            <text:p text:style-name="P21"/>
          </table:table-cell>
          <table:covered-table-cell/>
          <table:covered-table-cell/>
          <table:table-cell table:style-name="Таблица56.A1" table:number-columns-spanned="2" office:value-type="string">
            <text:p text:style-name="P21"/>
          </table:table-cell>
          <table:covered-table-cell/>
          <table:table-cell table:style-name="Таблица56.A1" table:number-columns-spanned="2" office:value-type="string">
            <text:p text:style-name="P21"/>
          </table:table-cell>
          <table:covered-table-cell/>
          <table:table-cell table:style-name="Таблица56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6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A1" office:value-type="string">
            <text:p text:style-name="P21"/>
          </table:table-cell>
          <table:table-cell table:style-name="Таблица56.A1" table:number-columns-spanned="3" office:value-type="string">
            <text:p text:style-name="P21"/>
          </table:table-cell>
          <table:covered-table-cell/>
          <table:covered-table-cell/>
          <table:table-cell table:style-name="Таблица56.A1" office:value-type="string">
            <text:p text:style-name="P21"/>
          </table:table-cell>
          <table:table-cell table:style-name="Таблица56.A1" office:value-type="string">
            <text:p text:style-name="P21"/>
          </table:table-cell>
          <table:table-cell table:style-name="Таблица56.c1" office:value-type="string">
            <text:p text:style-name="P21"/>
          </table:table-cell>
        </table:table-row>
        <table:table-row table:style-name="Таблица56.1">
          <table:table-cell table:style-name="Таблица56.J1" table:number-columns-spanned="2" office:value-type="string">
            <text:p text:style-name="P41">Дубл.</text:p>
          </table:table-cell>
          <table:covered-table-cell/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J1" office:value-type="string">
            <text:p text:style-name="P21"/>
          </table:table-cell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c2" office:value-type="string">
            <text:p text:style-name="P21"/>
          </table:table-cell>
        </table:table-row>
        <table:table-row table:style-name="Таблица56.1">
          <table:table-cell table:style-name="Таблица56.J1" table:number-columns-spanned="2" office:value-type="string">
            <text:p text:style-name="P41">Взам.</text:p>
          </table:table-cell>
          <table:covered-table-cell/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6.A1" table:number-columns-spanned="2" office:value-type="string">
            <text:p text:style-name="P21"/>
          </table:table-cell>
          <table:covered-table-cell/>
          <table:table-cell table:style-name="Таблица56.c1" office:value-type="string">
            <text:p text:style-name="P21"/>
          </table:table-cell>
          <table:table-cell table:style-name="Таблица5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6.J1" office:value-type="string">
            <text:p text:style-name="P21"/>
          </table:table-cell>
          <table:table-cell table:style-name="Таблица56.c2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c2" office:value-type="string">
            <text:p text:style-name="P21"/>
          </table:table-cell>
        </table:table-row>
        <table:table-row table:style-name="Таблица56.1">
          <table:table-cell table:style-name="Таблица56.J1" table:number-columns-spanned="2" office:value-type="string">
            <text:p text:style-name="P41">Подл.</text:p>
          </table:table-cell>
          <table:covered-table-cell/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c2" office:value-type="string">
            <text:p text:style-name="P21"/>
          </table:table-cell>
          <table:table-cell table:style-name="Таблица56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6.J1" office:value-type="string">
            <text:p text:style-name="P21"/>
          </table:table-cell>
          <table:table-cell table:style-name="Таблица56.c2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c2" office:value-type="string">
            <text:p text:style-name="P21"/>
          </table:table-cell>
        </table:table-row>
        <table:table-row table:style-name="Таблица56.5">
          <table:table-cell table:style-name="Таблица56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6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6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6.c5" office:value-type="string">
            <text:p text:style-name="P29">55</text:p>
          </table:table-cell>
        </table:table-row>
        <table:table-row table:style-name="Таблица56.1">
          <table:table-cell table:style-name="Таблица56.J1" table:number-rows-spanned="3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6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6.1">
          <table:covered-table-cell/>
          <table:table-cell table:style-name="Таблица56.J1" office:value-type="string">
            <text:p text:style-name="P21"/>
          </table:table-cell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">
          <table:covered-table-cell/>
          <table:table-cell table:style-name="Таблица56.B8">
            <text:p text:style-name="P43"/>
          </table:table-cell>
          <table:table-cell table:style-name="Таблица56.J1" table:number-columns-spanned="2" office:value-type="string">
            <text:p text:style-name="P179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office:value-type="string">
            <text:p text:style-name="P21"/>
          </table:table-cell>
          <table:table-cell table:style-name="Таблица56.J1" office:value-type="string">
            <text:p text:style-name="P21"/>
          </table:table-cell>
          <table:table-cell table:style-name="Таблица56.J1" table:number-columns-spanned="2" office:value-type="string">
            <text:p text:style-name="P21"/>
          </table:table-cell>
          <table:covered-table-cell/>
          <table:table-cell table:style-name="Таблица56.J1" table:number-columns-spanned="3" office:value-type="string">
            <text:p text:style-name="P21"/>
          </table:table-cell>
          <table:covered-table-cell/>
          <table:covered-table-cell/>
          <table:table-cell table:style-name="Таблица56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9">
          <table:table-cell table:style-name="Таблица56.A9" table:number-columns-spanned="29" office:value-type="string">
            <text:p text:style-name="P68"><draw:frame draw:style-name="fr5" draw:name="Графический объект14" text:anchor-type="paragraph" svg:width="23.484cm" svg:height="13.751cm" draw:z-index="41"><draw:image xlink:href="Pictures/2000013C000064B2000065A69E3164C3.svm" xlink:type="simple" xlink:show="embed" xlink:actuate="onLoad"/></draw:frame></text:p>
            <text:list xml:id="list35434232" text:continue-list="list35443423" text:style-name="L3">
              <text:list-header>
                <text:p text:style-name="P191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0">
          <table:table-cell table:style-name="Таблица56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6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column table:style-name="Таблица57.F"/>
        <table:table-column table:style-name="Таблица57.G"/>
        <table:table-column table:style-name="Таблица57.H"/>
        <table:table-column table:style-name="Таблица57.I"/>
        <table:table-column table:style-name="Таблица57.J"/>
        <table:table-column table:style-name="Таблица57.K" table:number-columns-repeated="2"/>
        <table:table-column table:style-name="Таблица57.M"/>
        <table:table-column table:style-name="Таблица57.N"/>
        <table:table-column table:style-name="Таблица57.O"/>
        <table:table-column table:style-name="Таблица57.P"/>
        <table:table-column table:style-name="Таблица57.Q"/>
        <table:table-column table:style-name="Таблица57.R"/>
        <table:table-column table:style-name="Таблица57.S"/>
        <table:table-column table:style-name="Таблица57.T"/>
        <table:table-column table:style-name="Таблица57.U"/>
        <table:table-column table:style-name="Таблица57.V"/>
        <table:table-column table:style-name="Таблица57.W"/>
        <table:table-column table:style-name="Таблица57.X"/>
        <table:table-column table:style-name="Таблица57.Y"/>
        <table:table-column table:style-name="Таблица57.Z"/>
        <table:table-column table:style-name="Таблица57.a"/>
        <table:table-column table:style-name="Таблица57.b"/>
        <table:table-column table:style-name="Таблица57.c"/>
        <table:table-row table:style-name="Таблица57.1">
          <table:table-cell table:style-name="Таблица57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7.A1" table:number-columns-spanned="3" office:value-type="string">
            <text:p text:style-name="P21"/>
          </table:table-cell>
          <table:covered-table-cell/>
          <table:covered-table-cell/>
          <table:table-cell table:style-name="Таблица57.A1" table:number-columns-spanned="2" office:value-type="string">
            <text:p text:style-name="P21"/>
          </table:table-cell>
          <table:covered-table-cell/>
          <table:table-cell table:style-name="Таблица57.A1" table:number-columns-spanned="2" office:value-type="string">
            <text:p text:style-name="P21"/>
          </table:table-cell>
          <table:covered-table-cell/>
          <table:table-cell table:style-name="Таблица57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7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7.A1" office:value-type="string">
            <text:p text:style-name="P21"/>
          </table:table-cell>
          <table:table-cell table:style-name="Таблица57.A1" table:number-columns-spanned="3" office:value-type="string">
            <text:p text:style-name="P21"/>
          </table:table-cell>
          <table:covered-table-cell/>
          <table:covered-table-cell/>
          <table:table-cell table:style-name="Таблица57.A1" office:value-type="string">
            <text:p text:style-name="P21"/>
          </table:table-cell>
          <table:table-cell table:style-name="Таблица57.A1" office:value-type="string">
            <text:p text:style-name="P21"/>
          </table:table-cell>
          <table:table-cell table:style-name="Таблица57.c1" office:value-type="string">
            <text:p text:style-name="P21"/>
          </table:table-cell>
        </table:table-row>
        <table:table-row table:style-name="Таблица57.1">
          <table:table-cell table:style-name="Таблица57.J1" table:number-columns-spanned="2" office:value-type="string">
            <text:p text:style-name="P41">Дубл.</text:p>
          </table:table-cell>
          <table:covered-table-cell/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7.J1" office:value-type="string">
            <text:p text:style-name="P21"/>
          </table:table-cell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c2" office:value-type="string">
            <text:p text:style-name="P21"/>
          </table:table-cell>
        </table:table-row>
        <table:table-row table:style-name="Таблица57.1">
          <table:table-cell table:style-name="Таблица57.J1" table:number-columns-spanned="2" office:value-type="string">
            <text:p text:style-name="P41">Взам.</text:p>
          </table:table-cell>
          <table:covered-table-cell/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7.A1" table:number-columns-spanned="2" office:value-type="string">
            <text:p text:style-name="P21"/>
          </table:table-cell>
          <table:covered-table-cell/>
          <table:table-cell table:style-name="Таблица57.c1" office:value-type="string">
            <text:p text:style-name="P21"/>
          </table:table-cell>
          <table:table-cell table:style-name="Таблица57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7.J1" office:value-type="string">
            <text:p text:style-name="P21"/>
          </table:table-cell>
          <table:table-cell table:style-name="Таблица57.c2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c2" office:value-type="string">
            <text:p text:style-name="P21"/>
          </table:table-cell>
        </table:table-row>
        <table:table-row table:style-name="Таблица57.1">
          <table:table-cell table:style-name="Таблица57.J1" table:number-columns-spanned="2" office:value-type="string">
            <text:p text:style-name="P41">Подл.</text:p>
          </table:table-cell>
          <table:covered-table-cell/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c2" office:value-type="string">
            <text:p text:style-name="P21"/>
          </table:table-cell>
          <table:table-cell table:style-name="Таблица57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7.J1" office:value-type="string">
            <text:p text:style-name="P21"/>
          </table:table-cell>
          <table:table-cell table:style-name="Таблица57.c2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c2" office:value-type="string">
            <text:p text:style-name="P21"/>
          </table:table-cell>
        </table:table-row>
        <table:table-row table:style-name="Таблица57.5">
          <table:table-cell table:style-name="Таблица57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7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7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7.c5" office:value-type="string">
            <text:p text:style-name="P29">56</text:p>
          </table:table-cell>
        </table:table-row>
        <table:table-row table:style-name="Таблица57.1">
          <table:table-cell table:style-name="Таблица57.J1" table:number-rows-spanned="3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7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7.1">
          <table:covered-table-cell/>
          <table:table-cell table:style-name="Таблица57.J1" office:value-type="string">
            <text:p text:style-name="P21"/>
          </table:table-cell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7.1">
          <table:covered-table-cell/>
          <table:table-cell table:style-name="Таблица57.B8">
            <text:p text:style-name="P43"/>
          </table:table-cell>
          <table:table-cell table:style-name="Таблица57.J1" table:number-columns-spanned="2" office:value-type="string">
            <text:p text:style-name="P43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office:value-type="string">
            <text:p text:style-name="P21"/>
          </table:table-cell>
          <table:table-cell table:style-name="Таблица57.J1" office:value-type="string">
            <text:p text:style-name="P21"/>
          </table:table-cell>
          <table:table-cell table:style-name="Таблица57.J1" table:number-columns-spanned="2" office:value-type="string">
            <text:p text:style-name="P21"/>
          </table:table-cell>
          <table:covered-table-cell/>
          <table:table-cell table:style-name="Таблица57.J1" table:number-columns-spanned="3" office:value-type="string">
            <text:p text:style-name="P21"/>
          </table:table-cell>
          <table:covered-table-cell/>
          <table:covered-table-cell/>
          <table:table-cell table:style-name="Таблица57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7.9">
          <table:table-cell table:style-name="Таблица57.A9" table:number-columns-spanned="29" office:value-type="string">
            <text:p text:style-name="P17">Таблица 14. <text:s/>Раскрой и укладка стекломатериалов при изготовлении химстойкого слоя обечаек<text:span text:style-name="T28">ЮЕЛИ.302436.089 </text:span></text:p>
            <table:table table:name="Таблица71" table:style-name="Таблица71">
              <table:table-column table:style-name="Таблица71.A"/>
              <table:table-column table:style-name="Таблица71.B"/>
              <table:table-column table:style-name="Таблица71.C"/>
              <table:table-column table:style-name="Таблица71.D"/>
              <table:table-column table:style-name="Таблица71.E"/>
              <table:table-column table:style-name="Таблица71.F"/>
              <table:table-row>
                <table:table-cell table:style-name="Таблица71.A1" office:value-type="string">
                  <text:p text:style-name="P175">Наименование и обозначение детали</text:p>
                </table:table-cell>
                <table:table-cell table:style-name="Таблица71.A1" office:value-type="string">
                  <text:p text:style-name="P175">Обозначение стекломатериалов, связующего, порядок укладки</text:p>
                </table:table-cell>
                <table:table-cell table:style-name="Таблица71.A1" office:value-type="string">
                  <text:p text:style-name="P175">Размеры и количество заготовок стекломатериалов; мм, шт. </text:p>
                </table:table-cell>
                <table:table-cell table:style-name="Таблица71.A1" office:value-type="string">
                  <text:p text:style-name="P175">Количество слоев: шт</text:p>
                </table:table-cell>
                <table:table-cell table:style-name="Таблица71.A1" office:value-type="string">
                  <text:p text:style-name="P164">Расход связующего: кг/м<text:span text:style-name="T18">2</text:span></text:p>
                </table:table-cell>
                <table:table-cell table:style-name="Таблица71.F1" office:value-type="string">
                  <text:p text:style-name="P164">Примечание</text:p>
                </table:table-cell>
              </table:table-row>
              <table:table-row>
                <table:table-cell table:style-name="Таблица71.A2" table:number-rows-spanned="5" office:value-type="string">
                  <text:p text:style-name="P17">Обечайка <text:s text:c="9"/><text:span text:style-name="T38">ЮЕЛИ. <text:s/>301575.028</text:span></text:p>
                </table:table-cell>
                <table:table-cell table:style-name="Таблица71.A2" table:number-rows-spanned="2" office:value-type="string">
                  <text:p text:style-name="P75">1 Стекломат М123(450)1250</text:p>
                </table:table-cell>
                <table:table-cell table:style-name="Таблица71.C2" office:value-type="string">
                  <text:p text:style-name="P76"><text:span text:style-name="T55">(1250* х 4080</text:span><text:span text:style-name="T24">+</text:span><text:span text:style-name="T26">2</text:span><text:span text:style-name="T24">0</text:span><text:span text:style-name="T55">) мм</text:span> - 4 шт</text:p>
                </table:table-cell>
                <table:table-cell table:style-name="Таблица71.C2" office:value-type="string">
                  <text:p text:style-name="P76">4</text:p>
                </table:table-cell>
                <table:table-cell table:style-name="Таблица71.A2" table:number-rows-spanned="2" office:value-type="string">
                  <text:p text:style-name="P175">1,30</text:p>
                </table:table-cell>
                <table:table-cell table:style-name="Таблица71.F2" table:number-rows-spanned="5" office:value-type="string">
                  <text:p text:style-name="P177">S<text:span text:style-name="T28">пов = 23 м</text:span><text:span text:style-name="T21">2</text:span></text:p>
                  <text:p text:style-name="P164"/>
                </table:table-cell>
              </table:table-row>
              <table:table-row>
                <table:covered-table-cell/>
                <table:covered-table-cell/>
                <table:table-cell table:style-name="Таблица71.C2" office:value-type="string">
                  <text:p text:style-name="P76">(800<text:span text:style-name="T18">+20</text:span><text:span text:style-name="T55"> х 4080 </text:span><text:span text:style-name="T24">+</text:span><text:span text:style-name="T26">2</text:span><text:span text:style-name="T24">0</text:span><text:span text:style-name="T55">)</text:span> - 1 шт</text:p>
                </table:table-cell>
                <table:table-cell table:style-name="Таблица71.C2" office:value-type="string">
                  <text:p text:style-name="P76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1.A2" table:number-rows-spanned="2" office:value-type="string">
                  <text:p text:style-name="P176">2 <text:span text:style-name="T39">Стекловуаль М524-С114 </text:span></text:p>
                  <text:p text:style-name="P238"/>
                </table:table-cell>
                <table:table-cell table:style-name="Таблица71.C2" office:value-type="string">
                  <text:p text:style-name="P19"><text:span text:style-name="T32">(800</text:span><text:span text:style-name="T18">+20</text:span><text:span text:style-name="T37"> х 4080 </text:span><text:span text:style-name="T24">+20</text:span><text:span text:style-name="T37">)</text:span><text:span text:style-name="T32"> - 1 шт</text:span></text:p>
                </table:table-cell>
                <table:table-cell table:style-name="Таблица71.C2" office:value-type="string">
                  <text:p text:style-name="P19">2</text:p>
                </table:table-cell>
                <table:table-cell table:style-name="Таблица71.A2" table:number-rows-spanned="3" office:value-type="string">
                  <text:p text:style-name="P175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71.C2" office:value-type="string">
                  <text:p text:style-name="P76">(1000* х 4080<text:span text:style-name="T50"> </text:span><text:span text:style-name="T26">+20</text:span>) - 5 шт</text:p>
                </table:table-cell>
                <table:table-cell table:style-name="Таблица71.C2" office:value-type="string">
                  <text:p text:style-name="P76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1.A2" office:value-type="string">
                  <text:p text:style-name="P176"><text:span text:style-name="T39">или М524-</text:span><text:span text:style-name="T41">ECR30A</text:span></text:p>
                </table:table-cell>
                <table:table-cell table:style-name="Таблица71.C2" office:value-type="string">
                  <text:p text:style-name="P76">(<text:span text:style-name="T12">3</text:span>00* х 4080<text:span text:style-name="T50"> </text:span><text:span text:style-name="T26">+20</text:span>) - <text:span text:style-name="T12">21</text:span> шт</text:p>
                </table:table-cell>
                <table:table-cell table:style-name="Таблица71.C2" office:value-type="string">
                  <text:p text:style-name="P77">2</text:p>
                </table:table-cell>
                <table:covered-table-cell/>
                <table:covered-table-cell/>
              </table:table-row>
              <table:table-row>
                <table:table-cell table:style-name="Таблица71.A2" table:number-rows-spanned="5" office:value-type="string">
                  <text:p text:style-name="P17">Обечайка <text:s text:c="9"/><text:span text:style-name="T38">ЮЕЛИ. <text:s/>301575.032</text:span></text:p>
                </table:table-cell>
                <table:table-cell table:style-name="Таблица71.A2" table:number-rows-spanned="2" office:value-type="string">
                  <text:p text:style-name="P75">1 Стекломат М123(450)1250</text:p>
                </table:table-cell>
                <table:table-cell table:style-name="Таблица71.C2" office:value-type="string">
                  <text:p text:style-name="P76"><text:span text:style-name="T55">(1250* х 4200</text:span><text:span text:style-name="T24">+</text:span><text:span text:style-name="T26">2</text:span><text:span text:style-name="T24">0</text:span><text:span text:style-name="T55">) мм</text:span> - 4 шт</text:p>
                </table:table-cell>
                <table:table-cell table:style-name="Таблица71.C2" office:value-type="string">
                  <text:p text:style-name="P76">4</text:p>
                </table:table-cell>
                <table:table-cell table:style-name="Таблица71.A2" table:number-rows-spanned="2" office:value-type="string">
                  <text:p text:style-name="P175">1,30</text:p>
                </table:table-cell>
                <table:table-cell table:style-name="Таблица71.F2" table:number-rows-spanned="5" office:value-type="string">
                  <text:p text:style-name="P177">S<text:span text:style-name="T28">пов = 25 м</text:span><text:span text:style-name="T21">2</text:span></text:p>
                </table:table-cell>
              </table:table-row>
              <table:table-row>
                <table:covered-table-cell/>
                <table:covered-table-cell/>
                <table:table-cell table:style-name="Таблица71.C2" office:value-type="string">
                  <text:p text:style-name="P76">(800<text:span text:style-name="T18">+20</text:span><text:span text:style-name="T55"> х 4200 </text:span><text:span text:style-name="T24">+</text:span><text:span text:style-name="T26">2</text:span><text:span text:style-name="T24">0</text:span><text:span text:style-name="T55">)</text:span> - 1 шт</text:p>
                </table:table-cell>
                <table:table-cell table:style-name="Таблица71.C2" office:value-type="string">
                  <text:p text:style-name="P76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1.A2" table:number-rows-spanned="2" office:value-type="string">
                  <text:p text:style-name="P176">2 <text:span text:style-name="T39">Стекловуаль М524-С114</text:span></text:p>
                </table:table-cell>
                <table:table-cell table:style-name="Таблица71.C2" office:value-type="string">
                  <text:p text:style-name="P76">(1000* х 4200<text:span text:style-name="T50"> </text:span><text:span text:style-name="T26">+20</text:span>) - 5 шт</text:p>
                </table:table-cell>
                <table:table-cell table:style-name="Таблица71.C2" office:value-type="string">
                  <text:p text:style-name="P76">2</text:p>
                </table:table-cell>
                <table:table-cell table:style-name="Таблица71.A2" table:number-rows-spanned="3" office:value-type="string">
                  <text:p text:style-name="P175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71.C2" office:value-type="string">
                  <text:p text:style-name="P76">(800<text:span text:style-name="T18">+20</text:span><text:span text:style-name="T55"> х 4200 </text:span><text:span text:style-name="T24">+20</text:span><text:span text:style-name="T55">)</text:span> - 1 шт</text:p>
                </table:table-cell>
                <table:table-cell table:style-name="Таблица71.C2" office:value-type="string">
                  <text:p text:style-name="P76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1.A2" office:value-type="string">
                  <text:p text:style-name="P176"><text:span text:style-name="T39">или М524-</text:span><text:span text:style-name="T41">ECR30A</text:span></text:p>
                </table:table-cell>
                <table:table-cell table:style-name="Таблица71.C2" office:value-type="string">
                  <text:p text:style-name="P76">(<text:span text:style-name="T12">3</text:span>00* х 4<text:span text:style-name="T12">20</text:span>0<text:span text:style-name="T50"> </text:span><text:span text:style-name="T26">+20</text:span>) - <text:span text:style-name="T12">21</text:span> шт</text:p>
                </table:table-cell>
                <table:table-cell table:style-name="Таблица71.C2" office:value-type="string">
                  <text:p text:style-name="P77">2</text:p>
                </table:table-cell>
                <table:covered-table-cell/>
                <table:covered-table-cell/>
              </table:table-row>
              <table:table-row>
                <table:table-cell table:style-name="Таблица71.A2" table:number-rows-spanned="5" office:value-type="string">
                  <text:p text:style-name="P17">Обечайка <text:s text:c="9"/><text:span text:style-name="T38">ЮЕЛИ. <text:s/>301575.031</text:span></text:p>
                </table:table-cell>
                <table:table-cell table:style-name="Таблица71.A2" table:number-rows-spanned="2" office:value-type="string">
                  <text:p text:style-name="P75">1 Стекломат М123(450)1250</text:p>
                </table:table-cell>
                <table:table-cell table:style-name="Таблица71.C2" office:value-type="string">
                  <text:p text:style-name="P76"><text:span text:style-name="T55">(1250* х </text:span><text:span text:style-name="T58">395</text:span><text:span text:style-name="T55">0</text:span><text:span text:style-name="T24">+</text:span><text:span text:style-name="T26">2</text:span><text:span text:style-name="T24">0</text:span><text:span text:style-name="T55">) мм</text:span> - 4 шт</text:p>
                </table:table-cell>
                <table:table-cell table:style-name="Таблица71.C2" office:value-type="string">
                  <text:p text:style-name="P76">4</text:p>
                </table:table-cell>
                <table:table-cell table:style-name="Таблица71.A2" table:number-rows-spanned="2" office:value-type="string">
                  <text:p text:style-name="P175">1,30</text:p>
                </table:table-cell>
                <table:table-cell table:style-name="Таблица71.F2" table:number-rows-spanned="5" office:value-type="string">
                  <text:p text:style-name="P177">S<text:span text:style-name="T28">пов = 23 м</text:span><text:span text:style-name="T21">2</text:span></text:p>
                </table:table-cell>
              </table:table-row>
              <table:table-row>
                <table:covered-table-cell/>
                <table:covered-table-cell/>
                <table:table-cell table:style-name="Таблица71.C2" office:value-type="string">
                  <text:p text:style-name="P76">(800<text:span text:style-name="T18">+20</text:span><text:span text:style-name="T55"> х </text:span><text:span text:style-name="T58">395</text:span><text:span text:style-name="T55">0 </text:span><text:span text:style-name="T24">+</text:span><text:span text:style-name="T26">2</text:span><text:span text:style-name="T24">0</text:span><text:span text:style-name="T55">)</text:span> - 1 шт</text:p>
                </table:table-cell>
                <table:table-cell table:style-name="Таблица71.C2" office:value-type="string">
                  <text:p text:style-name="P76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1.A2" table:number-rows-spanned="2" office:value-type="string">
                  <text:p text:style-name="P176">2 <text:span text:style-name="T39">Стекловуаль М524-С114</text:span></text:p>
                </table:table-cell>
                <table:table-cell table:style-name="Таблица71.C2" office:value-type="string">
                  <text:p text:style-name="P76">(1000* х <text:span text:style-name="T12">395</text:span>0<text:span text:style-name="T50"> </text:span><text:span text:style-name="T26">+20</text:span>) - 5 шт</text:p>
                </table:table-cell>
                <table:table-cell table:style-name="Таблица71.C2" office:value-type="string">
                  <text:p text:style-name="P76">2</text:p>
                </table:table-cell>
                <table:table-cell table:style-name="Таблица71.A2" table:number-rows-spanned="3" office:value-type="string">
                  <text:p text:style-name="P18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71.C2" office:value-type="string">
                  <text:p text:style-name="P76">(1000* х <text:span text:style-name="T12">395</text:span>0<text:span text:style-name="T50"> </text:span><text:span text:style-name="T26">+20</text:span>) - 5 шт</text:p>
                </table:table-cell>
                <table:table-cell table:style-name="Таблица71.C2" office:value-type="string">
                  <text:p text:style-name="P76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1.A2" office:value-type="string">
                  <text:p text:style-name="P176"><text:span text:style-name="T39">или М524-</text:span><text:span text:style-name="T41">ECR30A</text:span></text:p>
                </table:table-cell>
                <table:table-cell table:style-name="Таблица71.C2" office:value-type="string">
                  <text:p text:style-name="P76">(<text:span text:style-name="T12">3</text:span>00* х <text:span text:style-name="T12">395</text:span>0<text:span text:style-name="T50"> </text:span><text:span text:style-name="T26">+20</text:span>) - <text:span text:style-name="T12">21</text:span> шт</text:p>
                </table:table-cell>
                <table:table-cell table:style-name="Таблица71.C2" office:value-type="string">
                  <text:p text:style-name="P77">2</text:p>
                </table:table-cell>
                <table:covered-table-cell/>
                <table:covered-table-cell/>
              </table:table-row>
            </table:table>
            <text:list xml:id="list35432718" text:continue-list="list35453467" text:style-name="L2">
              <text:list-header>
                <text:p text:style-name="P212"/>
                <text:p text:style-name="P212"/>
                <text:p text:style-name="P216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7.10">
          <table:table-cell table:style-name="Таблица57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7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column table:style-name="Таблица73.D"/>
        <table:table-column table:style-name="Таблица73.E"/>
        <table:table-column table:style-name="Таблица73.F"/>
        <table:table-column table:style-name="Таблица73.G"/>
        <table:table-column table:style-name="Таблица73.H"/>
        <table:table-column table:style-name="Таблица73.I"/>
        <table:table-column table:style-name="Таблица73.J"/>
        <table:table-column table:style-name="Таблица73.K" table:number-columns-repeated="2"/>
        <table:table-column table:style-name="Таблица73.M"/>
        <table:table-column table:style-name="Таблица73.N"/>
        <table:table-column table:style-name="Таблица73.O"/>
        <table:table-column table:style-name="Таблица73.P"/>
        <table:table-column table:style-name="Таблица73.Q"/>
        <table:table-column table:style-name="Таблица73.R"/>
        <table:table-column table:style-name="Таблица73.S"/>
        <table:table-column table:style-name="Таблица73.T"/>
        <table:table-column table:style-name="Таблица73.U"/>
        <table:table-column table:style-name="Таблица73.V"/>
        <table:table-column table:style-name="Таблица73.W"/>
        <table:table-column table:style-name="Таблица73.X"/>
        <table:table-column table:style-name="Таблица73.Y"/>
        <table:table-column table:style-name="Таблица73.Z"/>
        <table:table-column table:style-name="Таблица73.a"/>
        <table:table-column table:style-name="Таблица73.b"/>
        <table:table-column table:style-name="Таблица73.c"/>
        <table:table-row table:style-name="Таблица73.1">
          <table:table-cell table:style-name="Таблица73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73.A1" table:number-columns-spanned="3" office:value-type="string">
            <text:p text:style-name="P21"/>
          </table:table-cell>
          <table:covered-table-cell/>
          <table:covered-table-cell/>
          <table:table-cell table:style-name="Таблица73.A1" table:number-columns-spanned="2" office:value-type="string">
            <text:p text:style-name="P21"/>
          </table:table-cell>
          <table:covered-table-cell/>
          <table:table-cell table:style-name="Таблица73.A1" table:number-columns-spanned="2" office:value-type="string">
            <text:p text:style-name="P21"/>
          </table:table-cell>
          <table:covered-table-cell/>
          <table:table-cell table:style-name="Таблица73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3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3.A1" office:value-type="string">
            <text:p text:style-name="P21"/>
          </table:table-cell>
          <table:table-cell table:style-name="Таблица73.A1" table:number-columns-spanned="3" office:value-type="string">
            <text:p text:style-name="P21"/>
          </table:table-cell>
          <table:covered-table-cell/>
          <table:covered-table-cell/>
          <table:table-cell table:style-name="Таблица73.A1" office:value-type="string">
            <text:p text:style-name="P21"/>
          </table:table-cell>
          <table:table-cell table:style-name="Таблица73.A1" office:value-type="string">
            <text:p text:style-name="P21"/>
          </table:table-cell>
          <table:table-cell table:style-name="Таблица73.c1" office:value-type="string">
            <text:p text:style-name="P21"/>
          </table:table-cell>
        </table:table-row>
        <table:table-row table:style-name="Таблица73.1">
          <table:table-cell table:style-name="Таблица73.J1" table:number-columns-spanned="2" office:value-type="string">
            <text:p text:style-name="P41">Дубл.</text:p>
          </table:table-cell>
          <table:covered-table-cell/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3.J1" office:value-type="string">
            <text:p text:style-name="P21"/>
          </table:table-cell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c2" office:value-type="string">
            <text:p text:style-name="P21"/>
          </table:table-cell>
        </table:table-row>
        <table:table-row table:style-name="Таблица73.1">
          <table:table-cell table:style-name="Таблица73.J1" table:number-columns-spanned="2" office:value-type="string">
            <text:p text:style-name="P41">Взам.</text:p>
          </table:table-cell>
          <table:covered-table-cell/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3.A1" table:number-columns-spanned="2" office:value-type="string">
            <text:p text:style-name="P21"/>
          </table:table-cell>
          <table:covered-table-cell/>
          <table:table-cell table:style-name="Таблица73.c1" office:value-type="string">
            <text:p text:style-name="P21"/>
          </table:table-cell>
          <table:table-cell table:style-name="Таблица7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3.J1" office:value-type="string">
            <text:p text:style-name="P21"/>
          </table:table-cell>
          <table:table-cell table:style-name="Таблица73.c2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c2" office:value-type="string">
            <text:p text:style-name="P21"/>
          </table:table-cell>
        </table:table-row>
        <table:table-row table:style-name="Таблица73.1">
          <table:table-cell table:style-name="Таблица73.J1" table:number-columns-spanned="2" office:value-type="string">
            <text:p text:style-name="P41">Подл.</text:p>
          </table:table-cell>
          <table:covered-table-cell/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c2" office:value-type="string">
            <text:p text:style-name="P21"/>
          </table:table-cell>
          <table:table-cell table:style-name="Таблица73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3.J1" office:value-type="string">
            <text:p text:style-name="P21"/>
          </table:table-cell>
          <table:table-cell table:style-name="Таблица73.c2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c2" office:value-type="string">
            <text:p text:style-name="P21"/>
          </table:table-cell>
        </table:table-row>
        <table:table-row table:style-name="Таблица73.5">
          <table:table-cell table:style-name="Таблица73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3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3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73.c5" office:value-type="string">
            <text:p text:style-name="P29">57</text:p>
          </table:table-cell>
        </table:table-row>
        <table:table-row table:style-name="Таблица73.1">
          <table:table-cell table:style-name="Таблица73.J1" table:number-rows-spanned="3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3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73.1">
          <table:covered-table-cell/>
          <table:table-cell table:style-name="Таблица73.J1" office:value-type="string">
            <text:p text:style-name="P21"/>
          </table:table-cell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3.1">
          <table:covered-table-cell/>
          <table:table-cell table:style-name="Таблица73.B8">
            <text:p text:style-name="P43"/>
          </table:table-cell>
          <table:table-cell table:style-name="Таблица73.J1" table:number-columns-spanned="2" office:value-type="string">
            <text:p text:style-name="P43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office:value-type="string">
            <text:p text:style-name="P21"/>
          </table:table-cell>
          <table:table-cell table:style-name="Таблица73.J1" office:value-type="string">
            <text:p text:style-name="P21"/>
          </table:table-cell>
          <table:table-cell table:style-name="Таблица73.J1" table:number-columns-spanned="2" office:value-type="string">
            <text:p text:style-name="P21"/>
          </table:table-cell>
          <table:covered-table-cell/>
          <table:table-cell table:style-name="Таблица73.J1" table:number-columns-spanned="3" office:value-type="string">
            <text:p text:style-name="P21"/>
          </table:table-cell>
          <table:covered-table-cell/>
          <table:covered-table-cell/>
          <table:table-cell table:style-name="Таблица73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3.9">
          <table:table-cell table:style-name="Таблица73.A9" table:number-columns-spanned="29" office:value-type="string">
            <text:p text:style-name="P17"/>
            <text:p text:style-name="P17">Продолжение таблицы 14. <text:s/>Раскрой и укладка стекломатериалов при изготовлении химстойкого слоя обечаек <text:span text:style-name="T28">ЮЕЛИ.302436.089 </text:span></text:p>
            <text:p text:style-name="P20"/>
            <table:table table:name="Таблица74" table:style-name="Таблица74">
              <table:table-column table:style-name="Таблица74.A"/>
              <table:table-column table:style-name="Таблица74.B"/>
              <table:table-column table:style-name="Таблица74.C"/>
              <table:table-column table:style-name="Таблица74.D"/>
              <table:table-column table:style-name="Таблица74.E"/>
              <table:table-column table:style-name="Таблица74.F"/>
              <table:table-row>
                <table:table-cell table:style-name="Таблица74.A1" office:value-type="string">
                  <text:p text:style-name="P175">Наименование и обозначение детали</text:p>
                </table:table-cell>
                <table:table-cell table:style-name="Таблица74.A1" office:value-type="string">
                  <text:p text:style-name="P175">Обозначение стекломатериалов, связующего, порядок укладки</text:p>
                </table:table-cell>
                <table:table-cell table:style-name="Таблица74.A1" office:value-type="string">
                  <text:p text:style-name="P175">Размеры и количество заготовок стекломатериалов; мм, шт. </text:p>
                </table:table-cell>
                <table:table-cell table:style-name="Таблица74.A1" office:value-type="string">
                  <text:p text:style-name="P175">Количество слоев: шт</text:p>
                </table:table-cell>
                <table:table-cell table:style-name="Таблица74.A1" office:value-type="string">
                  <text:p text:style-name="P164">Расход связующего: кг/м<text:span text:style-name="T18">2</text:span></text:p>
                </table:table-cell>
                <table:table-cell table:style-name="Таблица74.F1" office:value-type="string">
                  <text:p text:style-name="P164">Примечание</text:p>
                </table:table-cell>
              </table:table-row>
              <table:table-row>
                <table:table-cell table:style-name="Таблица74.A2" table:number-rows-spanned="5" office:value-type="string">
                  <text:p text:style-name="P17">Обечайка <text:s text:c="9"/><text:span text:style-name="T38">ЮЕЛИ. <text:s/>301575.034</text:span></text:p>
                </table:table-cell>
                <table:table-cell table:style-name="Таблица74.A2" table:number-rows-spanned="2" office:value-type="string">
                  <text:p text:style-name="P75">1 Стекломат М123(450)1250</text:p>
                </table:table-cell>
                <table:table-cell table:style-name="Таблица74.C2" office:value-type="string">
                  <text:p text:style-name="P76"><text:span text:style-name="T55">(1250* х 4</text:span><text:span text:style-name="T58">25</text:span><text:span text:style-name="T55">0</text:span><text:span text:style-name="T24">+</text:span><text:span text:style-name="T26">2</text:span><text:span text:style-name="T24">0</text:span><text:span text:style-name="T55">) мм</text:span> - 4 шт</text:p>
                </table:table-cell>
                <table:table-cell table:style-name="Таблица74.C2" office:value-type="string">
                  <text:p text:style-name="P76">4</text:p>
                </table:table-cell>
                <table:table-cell table:style-name="Таблица74.A2" table:number-rows-spanned="2" office:value-type="string">
                  <text:p text:style-name="P175">1,30</text:p>
                </table:table-cell>
                <table:table-cell table:style-name="Таблица74.F2" table:number-rows-spanned="4" office:value-type="string">
                  <text:p text:style-name="P177">S<text:span text:style-name="T28">пов = 26 м</text:span><text:span text:style-name="T21">2</text:span></text:p>
                  <text:p text:style-name="P164"/>
                </table:table-cell>
              </table:table-row>
              <table:table-row>
                <table:covered-table-cell/>
                <table:covered-table-cell/>
                <table:table-cell table:style-name="Таблица74.C2" office:value-type="string">
                  <text:p text:style-name="P76">(800<text:span text:style-name="T18">+20</text:span><text:span text:style-name="T55"> х 4</text:span><text:span text:style-name="T58">25</text:span><text:span text:style-name="T55">0 </text:span><text:span text:style-name="T24">+</text:span><text:span text:style-name="T26">2</text:span><text:span text:style-name="T24">0</text:span><text:span text:style-name="T55">)</text:span> - 1 шт</text:p>
                </table:table-cell>
                <table:table-cell table:style-name="Таблица74.C2" office:value-type="string">
                  <text:p text:style-name="P76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4.A2" table:number-rows-spanned="2" office:value-type="string">
                  <text:p text:style-name="P176">2 <text:span text:style-name="T39">Стекловуаль М524-С114</text:span></text:p>
                </table:table-cell>
                <table:table-cell table:style-name="Таблица74.C2" office:value-type="string">
                  <text:p text:style-name="P19"><text:span text:style-name="T32">(800</text:span><text:span text:style-name="T18">+20</text:span><text:span text:style-name="T37"> х 4</text:span><text:span text:style-name="T40">25</text:span><text:span text:style-name="T37">0 </text:span><text:span text:style-name="T24">+20</text:span><text:span text:style-name="T37">)</text:span><text:span text:style-name="T32"> - 1 шт</text:span></text:p>
                </table:table-cell>
                <table:table-cell table:style-name="Таблица74.C2" office:value-type="string">
                  <text:p text:style-name="P19">2</text:p>
                </table:table-cell>
                <table:table-cell table:style-name="Таблица74.A2" table:number-rows-spanned="2" office:value-type="string">
                  <text:p text:style-name="P175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74.C2" office:value-type="string">
                  <text:p text:style-name="P76">(1000* х 4<text:span text:style-name="T12">25</text:span>0<text:span text:style-name="T50"> </text:span><text:span text:style-name="T26">+20</text:span>) - 5 шт</text:p>
                </table:table-cell>
                <table:table-cell table:style-name="Таблица74.C2" office:value-type="string">
                  <text:p text:style-name="P76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4.A2" office:value-type="string">
                  <text:p text:style-name="P176"><text:span text:style-name="T39">или М524-</text:span><text:span text:style-name="T41">ECR30A</text:span></text:p>
                </table:table-cell>
                <table:table-cell table:style-name="Таблица74.C2" office:value-type="string">
                  <text:p text:style-name="P76">(<text:span text:style-name="T12">3</text:span>00* х 4<text:span text:style-name="T12">25</text:span>0<text:span text:style-name="T50"> </text:span><text:span text:style-name="T26">+20</text:span>) - <text:span text:style-name="T12">21</text:span> шт</text:p>
                </table:table-cell>
                <table:table-cell table:style-name="Таблица74.C2" office:value-type="string">
                  <text:p text:style-name="P77">2</text:p>
                </table:table-cell>
                <table:table-cell table:style-name="Таблица74.A2" office:value-type="string">
                  <text:p text:style-name="Standard"/>
                </table:table-cell>
                <table:table-cell table:style-name="Таблица74.F2" office:value-type="string">
                  <text:p text:style-name="Standard"/>
                </table:table-cell>
              </table:table-row>
              <table:table-row>
                <table:table-cell table:style-name="Таблица74.A2" table:number-rows-spanned="5" office:value-type="string">
                  <text:p text:style-name="P17">Отвод <text:span text:style-name="T38">ЮЕЛИ. <text:s/>301575.035</text:span></text:p>
                </table:table-cell>
                <table:table-cell table:style-name="Таблица74.A2" table:number-rows-spanned="2" office:value-type="string">
                  <text:p text:style-name="P75">1 Стекломат М123(450)1250</text:p>
                </table:table-cell>
                <table:table-cell table:style-name="Таблица74.C2" office:value-type="string">
                  <text:p text:style-name="P76"><text:span text:style-name="T55">(1250* х 1700</text:span><text:span text:style-name="T24">+</text:span><text:span text:style-name="T26">2</text:span><text:span text:style-name="T24">0</text:span><text:span text:style-name="T55">) мм</text:span> - 4 шт</text:p>
                </table:table-cell>
                <table:table-cell table:style-name="Таблица74.C2" office:value-type="string">
                  <text:p text:style-name="P76">4</text:p>
                </table:table-cell>
                <table:table-cell table:style-name="Таблица74.A2" table:number-rows-spanned="2" office:value-type="string">
                  <text:p text:style-name="P175">1,30</text:p>
                </table:table-cell>
                <table:table-cell table:style-name="Таблица74.F2" table:number-rows-spanned="5" office:value-type="string">
                  <text:p text:style-name="P177">S<text:span text:style-name="T28">пов = 10 м</text:span><text:span text:style-name="T21">2</text:span></text:p>
                </table:table-cell>
              </table:table-row>
              <table:table-row>
                <table:covered-table-cell/>
                <table:covered-table-cell/>
                <table:table-cell table:style-name="Таблица74.C2" office:value-type="string">
                  <text:p text:style-name="P76">(800<text:span text:style-name="T18">+20</text:span><text:span text:style-name="T55"> х 1700 </text:span><text:span text:style-name="T24">+</text:span><text:span text:style-name="T26">2</text:span><text:span text:style-name="T24">0</text:span><text:span text:style-name="T55">)</text:span> - 1 шт</text:p>
                </table:table-cell>
                <table:table-cell table:style-name="Таблица74.C2" office:value-type="string">
                  <text:p text:style-name="P76">4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4.A2" table:number-rows-spanned="2" office:value-type="string">
                  <text:p text:style-name="P176">2 <text:span text:style-name="T39">Стекловуаль М524-С114</text:span></text:p>
                </table:table-cell>
                <table:table-cell table:style-name="Таблица74.C2" office:value-type="string">
                  <text:p text:style-name="P76">(1000* х 1700<text:span text:style-name="T50"> </text:span><text:span text:style-name="T26">+20</text:span>) - 5 шт</text:p>
                </table:table-cell>
                <table:table-cell table:style-name="Таблица74.C2" office:value-type="string">
                  <text:p text:style-name="P76">2</text:p>
                </table:table-cell>
                <table:table-cell table:style-name="Таблица74.A2" table:number-rows-spanned="3" office:value-type="string">
                  <text:p text:style-name="P175">0,4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74.C2" office:value-type="string">
                  <text:p text:style-name="P76">(800<text:span text:style-name="T18">+20</text:span><text:span text:style-name="T55"> х 1700 </text:span><text:span text:style-name="T24">+20</text:span><text:span text:style-name="T55">)</text:span> - 1 шт</text:p>
                </table:table-cell>
                <table:table-cell table:style-name="Таблица74.C2" office:value-type="string">
                  <text:p text:style-name="P76">2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Таблица74.A2" office:value-type="string">
                  <text:p text:style-name="P176"><text:span text:style-name="T39">или М524-</text:span><text:span text:style-name="T41">ECR30A</text:span></text:p>
                </table:table-cell>
                <table:table-cell table:style-name="Таблица74.C2" office:value-type="string">
                  <text:p text:style-name="P76">(<text:span text:style-name="T12">3</text:span>00* х <text:span text:style-name="T12">1700</text:span><text:span text:style-name="T50"> </text:span><text:span text:style-name="T26">+20</text:span>) - <text:span text:style-name="T12">21</text:span> шт</text:p>
                </table:table-cell>
                <table:table-cell table:style-name="Таблица74.C2" office:value-type="string">
                  <text:p text:style-name="P77">2</text:p>
                </table:table-cell>
                <table:covered-table-cell/>
                <table:covered-table-cell/>
              </table:table-row>
            </table:table>
            <text:list xml:id="list35449008" text:continue-numbering="true" text:style-name="L2">
              <text:list-header>
                <text:p text:style-name="P212"/>
                <text:p text:style-name="P212">Допускается раскрой стекломатериалов произвольных размеров в пределах норм расхода стекломатериала. </text:p>
                <text:p text:style-name="P226"><text:span text:style-name="T32">Связующее на основе смолы </text:span><text:span text:style-name="T46">DERAKANE 470HT-400</text:span></text:p>
                <text:p text:style-name="P226"><text:span text:style-name="T32">смола </text:span><text:span text:style-name="T46">DERAKANE 470HT-400 —</text:span><text:span text:style-name="T32"> 100 м.д.</text:span></text:p>
                <text:p text:style-name="P227"><text:span text:style-name="T47">Бутанокс М50</text:span><text:span text:style-name="T32"> – 1-2,5 </text:span><text:span text:style-name="T47">м.д.</text:span></text:p>
                <text:p text:style-name="P212">Ускоритель ОК; ОК-1 или ОК-2 — 0,7-2,0 м.д.</text:p>
                <text:p text:style-name="P217">N,N <text:span text:style-name="T28">диметиланилин ГОСТ 5855-78 - 015 м.д. (при температуре окружающей среды менее 18 ºС).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3.10">
          <table:table-cell table:style-name="Таблица73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73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72" table:style-name="Таблица72">
        <table:table-column table:style-name="Таблица72.A"/>
        <table:table-column table:style-name="Таблица72.B"/>
        <table:table-column table:style-name="Таблица72.C"/>
        <table:table-column table:style-name="Таблица72.D"/>
        <table:table-column table:style-name="Таблица72.E"/>
        <table:table-column table:style-name="Таблица72.F"/>
        <table:table-column table:style-name="Таблица72.G"/>
        <table:table-column table:style-name="Таблица72.H"/>
        <table:table-column table:style-name="Таблица72.I"/>
        <table:table-column table:style-name="Таблица72.J"/>
        <table:table-column table:style-name="Таблица72.K" table:number-columns-repeated="2"/>
        <table:table-column table:style-name="Таблица72.M"/>
        <table:table-column table:style-name="Таблица72.N"/>
        <table:table-column table:style-name="Таблица72.O"/>
        <table:table-column table:style-name="Таблица72.P"/>
        <table:table-column table:style-name="Таблица72.Q"/>
        <table:table-column table:style-name="Таблица72.R"/>
        <table:table-column table:style-name="Таблица72.S"/>
        <table:table-column table:style-name="Таблица72.T"/>
        <table:table-column table:style-name="Таблица72.U"/>
        <table:table-column table:style-name="Таблица72.V"/>
        <table:table-column table:style-name="Таблица72.W"/>
        <table:table-column table:style-name="Таблица72.X"/>
        <table:table-column table:style-name="Таблица72.Y"/>
        <table:table-column table:style-name="Таблица72.Z"/>
        <table:table-column table:style-name="Таблица72.a"/>
        <table:table-column table:style-name="Таблица72.b"/>
        <table:table-column table:style-name="Таблица72.c"/>
        <table:table-row table:style-name="Таблица72.1">
          <table:table-cell table:style-name="Таблица72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72.A1" table:number-columns-spanned="3" office:value-type="string">
            <text:p text:style-name="P21"/>
          </table:table-cell>
          <table:covered-table-cell/>
          <table:covered-table-cell/>
          <table:table-cell table:style-name="Таблица72.A1" table:number-columns-spanned="2" office:value-type="string">
            <text:p text:style-name="P21"/>
          </table:table-cell>
          <table:covered-table-cell/>
          <table:table-cell table:style-name="Таблица72.A1" table:number-columns-spanned="2" office:value-type="string">
            <text:p text:style-name="P21"/>
          </table:table-cell>
          <table:covered-table-cell/>
          <table:table-cell table:style-name="Таблица72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2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2.A1" office:value-type="string">
            <text:p text:style-name="P21"/>
          </table:table-cell>
          <table:table-cell table:style-name="Таблица72.A1" table:number-columns-spanned="3" office:value-type="string">
            <text:p text:style-name="P21"/>
          </table:table-cell>
          <table:covered-table-cell/>
          <table:covered-table-cell/>
          <table:table-cell table:style-name="Таблица72.A1" office:value-type="string">
            <text:p text:style-name="P21"/>
          </table:table-cell>
          <table:table-cell table:style-name="Таблица72.A1" office:value-type="string">
            <text:p text:style-name="P21"/>
          </table:table-cell>
          <table:table-cell table:style-name="Таблица72.c1" office:value-type="string">
            <text:p text:style-name="P21"/>
          </table:table-cell>
        </table:table-row>
        <table:table-row table:style-name="Таблица72.1">
          <table:table-cell table:style-name="Таблица72.J1" table:number-columns-spanned="2" office:value-type="string">
            <text:p text:style-name="P41">Дубл.</text:p>
          </table:table-cell>
          <table:covered-table-cell/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2.J1" office:value-type="string">
            <text:p text:style-name="P21"/>
          </table:table-cell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c2" office:value-type="string">
            <text:p text:style-name="P21"/>
          </table:table-cell>
        </table:table-row>
        <table:table-row table:style-name="Таблица72.1">
          <table:table-cell table:style-name="Таблица72.J1" table:number-columns-spanned="2" office:value-type="string">
            <text:p text:style-name="P41">Взам.</text:p>
          </table:table-cell>
          <table:covered-table-cell/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2.A1" table:number-columns-spanned="2" office:value-type="string">
            <text:p text:style-name="P21"/>
          </table:table-cell>
          <table:covered-table-cell/>
          <table:table-cell table:style-name="Таблица72.c1" office:value-type="string">
            <text:p text:style-name="P21"/>
          </table:table-cell>
          <table:table-cell table:style-name="Таблица7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2.J1" office:value-type="string">
            <text:p text:style-name="P21"/>
          </table:table-cell>
          <table:table-cell table:style-name="Таблица72.c2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c2" office:value-type="string">
            <text:p text:style-name="P21"/>
          </table:table-cell>
        </table:table-row>
        <table:table-row table:style-name="Таблица72.1">
          <table:table-cell table:style-name="Таблица72.J1" table:number-columns-spanned="2" office:value-type="string">
            <text:p text:style-name="P41">Подл.</text:p>
          </table:table-cell>
          <table:covered-table-cell/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c2" office:value-type="string">
            <text:p text:style-name="P21"/>
          </table:table-cell>
          <table:table-cell table:style-name="Таблица72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72.J1" office:value-type="string">
            <text:p text:style-name="P21"/>
          </table:table-cell>
          <table:table-cell table:style-name="Таблица72.c2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c2" office:value-type="string">
            <text:p text:style-name="P21"/>
          </table:table-cell>
        </table:table-row>
        <table:table-row table:style-name="Таблица72.5">
          <table:table-cell table:style-name="Таблица72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2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2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72.c5" office:value-type="string">
            <text:p text:style-name="P29">58</text:p>
          </table:table-cell>
        </table:table-row>
        <table:table-row table:style-name="Таблица72.1">
          <table:table-cell table:style-name="Таблица72.J1" table:number-rows-spanned="3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2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72.1">
          <table:covered-table-cell/>
          <table:table-cell table:style-name="Таблица72.J1" office:value-type="string">
            <text:p text:style-name="P21"/>
          </table:table-cell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2.1">
          <table:covered-table-cell/>
          <table:table-cell table:style-name="Таблица72.B8">
            <text:p text:style-name="P43"/>
          </table:table-cell>
          <table:table-cell table:style-name="Таблица72.J1" table:number-columns-spanned="2" office:value-type="string">
            <text:p text:style-name="P179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office:value-type="string">
            <text:p text:style-name="P21"/>
          </table:table-cell>
          <table:table-cell table:style-name="Таблица72.J1" office:value-type="string">
            <text:p text:style-name="P21"/>
          </table:table-cell>
          <table:table-cell table:style-name="Таблица72.J1" table:number-columns-spanned="2" office:value-type="string">
            <text:p text:style-name="P21"/>
          </table:table-cell>
          <table:covered-table-cell/>
          <table:table-cell table:style-name="Таблица72.J1" table:number-columns-spanned="3" office:value-type="string">
            <text:p text:style-name="P21"/>
          </table:table-cell>
          <table:covered-table-cell/>
          <table:covered-table-cell/>
          <table:table-cell table:style-name="Таблица72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2.9">
          <table:table-cell table:style-name="Таблица72.A9" table:number-columns-spanned="29" office:value-type="string">
            <text:p text:style-name="P56"/>
            <text:p text:style-name="P56">Схема установки обечаек ствола газоотводящего ЮЕЛИ.<text:span text:style-name="T42">302436.089 </text:span>на ложементы </text:p>
            <text:list xml:id="list35428825" text:continue-list="list35434232" text:style-name="L3">
              <text:list-header>
                <text:p text:style-name="P191"/>
                <text:p text:style-name="P193"><draw:frame draw:style-name="fr5" draw:name="Графический объект21" text:anchor-type="paragraph" svg:width="24.585cm" svg:height="11.732cm" draw:z-index="42"><draw:image xlink:href="Pictures/200000530000771600004296A23A5625.svm" xlink:type="simple" xlink:show="embed" xlink:actuate="onLoad"/></draw:frame>Эскиз 17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2.10">
          <table:table-cell table:style-name="Таблица72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72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ГОСТ 3.1105-84 Форма 7а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column table:style-name="Таблица58.E"/>
        <table:table-column table:style-name="Таблица58.F"/>
        <table:table-column table:style-name="Таблица58.G"/>
        <table:table-column table:style-name="Таблица58.H"/>
        <table:table-column table:style-name="Таблица58.I"/>
        <table:table-column table:style-name="Таблица58.J"/>
        <table:table-column table:style-name="Таблица58.K" table:number-columns-repeated="2"/>
        <table:table-column table:style-name="Таблица58.M"/>
        <table:table-column table:style-name="Таблица58.N"/>
        <table:table-column table:style-name="Таблица58.O"/>
        <table:table-column table:style-name="Таблица58.P"/>
        <table:table-column table:style-name="Таблица58.Q"/>
        <table:table-column table:style-name="Таблица58.R"/>
        <table:table-column table:style-name="Таблица58.S"/>
        <table:table-column table:style-name="Таблица58.T"/>
        <table:table-column table:style-name="Таблица58.U"/>
        <table:table-column table:style-name="Таблица58.V"/>
        <table:table-column table:style-name="Таблица58.W"/>
        <table:table-column table:style-name="Таблица58.X"/>
        <table:table-column table:style-name="Таблица58.Y"/>
        <table:table-column table:style-name="Таблица58.Z"/>
        <table:table-column table:style-name="Таблица58.a"/>
        <table:table-column table:style-name="Таблица58.b"/>
        <table:table-column table:style-name="Таблица58.c"/>
        <table:table-row table:style-name="Таблица58.1">
          <table:table-cell table:style-name="Таблица58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58.A1" table:number-columns-spanned="3" office:value-type="string">
            <text:p text:style-name="P21"/>
          </table:table-cell>
          <table:covered-table-cell/>
          <table:covered-table-cell/>
          <table:table-cell table:style-name="Таблица58.A1" table:number-columns-spanned="2" office:value-type="string">
            <text:p text:style-name="P21"/>
          </table:table-cell>
          <table:covered-table-cell/>
          <table:table-cell table:style-name="Таблица58.A1" table:number-columns-spanned="2" office:value-type="string">
            <text:p text:style-name="P21"/>
          </table:table-cell>
          <table:covered-table-cell/>
          <table:table-cell table:style-name="Таблица58.J1" table:number-rows-spanned="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8.N1" table:number-rows-spanned="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8.A1" office:value-type="string">
            <text:p text:style-name="P21"/>
          </table:table-cell>
          <table:table-cell table:style-name="Таблица58.A1" table:number-columns-spanned="3" office:value-type="string">
            <text:p text:style-name="P21"/>
          </table:table-cell>
          <table:covered-table-cell/>
          <table:covered-table-cell/>
          <table:table-cell table:style-name="Таблица58.A1" office:value-type="string">
            <text:p text:style-name="P21"/>
          </table:table-cell>
          <table:table-cell table:style-name="Таблица58.A1" office:value-type="string">
            <text:p text:style-name="P21"/>
          </table:table-cell>
          <table:table-cell table:style-name="Таблица58.c1" office:value-type="string">
            <text:p text:style-name="P21"/>
          </table:table-cell>
        </table:table-row>
        <table:table-row table:style-name="Таблица58.1">
          <table:table-cell table:style-name="Таблица58.J1" table:number-columns-spanned="2" office:value-type="string">
            <text:p text:style-name="P41">Дубл.</text:p>
          </table:table-cell>
          <table:covered-table-cell/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8.J1" office:value-type="string">
            <text:p text:style-name="P21"/>
          </table:table-cell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c2" office:value-type="string">
            <text:p text:style-name="P21"/>
          </table:table-cell>
        </table:table-row>
        <table:table-row table:style-name="Таблица58.1">
          <table:table-cell table:style-name="Таблица58.J1" table:number-columns-spanned="2" office:value-type="string">
            <text:p text:style-name="P41">Взам.</text:p>
          </table:table-cell>
          <table:covered-table-cell/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8.A1" table:number-columns-spanned="2" office:value-type="string">
            <text:p text:style-name="P21"/>
          </table:table-cell>
          <table:covered-table-cell/>
          <table:table-cell table:style-name="Таблица58.c1" office:value-type="string">
            <text:p text:style-name="P21"/>
          </table:table-cell>
          <table:table-cell table:style-name="Таблица58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8.J1" office:value-type="string">
            <text:p text:style-name="P21"/>
          </table:table-cell>
          <table:table-cell table:style-name="Таблица58.c2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c2" office:value-type="string">
            <text:p text:style-name="P21"/>
          </table:table-cell>
        </table:table-row>
        <table:table-row table:style-name="Таблица58.1">
          <table:table-cell table:style-name="Таблица58.J1" table:number-columns-spanned="2" office:value-type="string">
            <text:p text:style-name="P41">Подл.</text:p>
          </table:table-cell>
          <table:covered-table-cell/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c2" office:value-type="string">
            <text:p text:style-name="P21"/>
          </table:table-cell>
          <table:table-cell table:style-name="Таблица58.J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8.J1" office:value-type="string">
            <text:p text:style-name="P21"/>
          </table:table-cell>
          <table:table-cell table:style-name="Таблица58.c2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c2" office:value-type="string">
            <text:p text:style-name="P21"/>
          </table:table-cell>
        </table:table-row>
        <table:table-row table:style-name="Таблица58.5">
          <table:table-cell table:style-name="Таблица58.J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8.S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8.S5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58.c5" office:value-type="string">
            <text:p text:style-name="P29">59</text:p>
          </table:table-cell>
        </table:table-row>
        <table:table-row table:style-name="Таблица58.1">
          <table:table-cell table:style-name="Таблица58.J1" table:number-rows-spanned="3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T6" table:number-rows-spanned="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8.Z6" table:number-rows-spanned="3" table:number-columns-spanned="4" office:value-type="string">
            <text:p text:style-name="P79">УТ№37-СКМ/2-2018</text:p>
          </table:table-cell>
          <table:covered-table-cell/>
          <table:covered-table-cell/>
          <table:covered-table-cell/>
        </table:table-row>
        <table:table-row table:style-name="Таблица58.1">
          <table:covered-table-cell/>
          <table:table-cell table:style-name="Таблица58.J1" office:value-type="string">
            <text:p text:style-name="P21"/>
          </table:table-cell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8.1">
          <table:covered-table-cell/>
          <table:table-cell table:style-name="Таблица58.B8">
            <text:p text:style-name="P43"/>
          </table:table-cell>
          <table:table-cell table:style-name="Таблица58.J1" table:number-columns-spanned="2" office:value-type="string">
            <text:p text:style-name="P179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office:value-type="string">
            <text:p text:style-name="P21"/>
          </table:table-cell>
          <table:table-cell table:style-name="Таблица58.J1" office:value-type="string">
            <text:p text:style-name="P21"/>
          </table:table-cell>
          <table:table-cell table:style-name="Таблица58.J1" table:number-columns-spanned="2" office:value-type="string">
            <text:p text:style-name="P21"/>
          </table:table-cell>
          <table:covered-table-cell/>
          <table:table-cell table:style-name="Таблица58.J1" table:number-columns-spanned="3" office:value-type="string">
            <text:p text:style-name="P21"/>
          </table:table-cell>
          <table:covered-table-cell/>
          <table:covered-table-cell/>
          <table:table-cell table:style-name="Таблица58.J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8.9">
          <table:table-cell table:style-name="Таблица58.A9" table:number-columns-spanned="29" office:value-type="string">
            <text:list xml:id="list35457553" text:continue-numbering="true" text:style-name="L3">
              <text:list-header>
                <text:p text:style-name="P194"/>
                <text:p text:style-name="P194">Схема укладки стекломатериалов для формования химстойкого слоя обечаек ЮЕЛИ.302436.089</text:p>
              </text:list-header>
            </text:list>
            <text:p text:style-name="P65"/>
            <text:p text:style-name="P65"><draw:frame draw:style-name="fr4" draw:name="Графический объект22" text:anchor-type="paragraph" svg:width="27.949cm" svg:height="10.395cm" draw:z-index="43"><draw:image xlink:href="Pictures/2000028600007FBD00003A8875834B63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8.10">
          <table:table-cell table:style-name="Таблица58.A1" table:number-columns-spanned="3" office:value-type="string">
            <text:p text:style-name="P44">МК/ВТП</text:p>
          </table:table-cell>
          <table:covered-table-cell/>
          <table:covered-table-cell/>
          <table:table-cell table:style-name="Таблица58.D10" table:number-columns-spanned="2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20pt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1" style:family="text">
      <style:text-properties style:font-name="Symbol"/>
    </style:style>
    <style:style style:name="WW8Num21z0" style:family="text">
      <style:text-properties style:font-name="Times New Roman" style:font-name-asian="Times New Roman" style:font-name-complex="Times New Roman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8.274cm" fo:text-indent="-0.635cm" fo:margin-left="8.2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9.544cm" fo:text-indent="-0.635cm" fo:margin-left="9.5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8.274cm" fo:text-indent="-0.635cm" fo:margin-left="8.2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9.544cm" fo:text-indent="-0.635cm" fo:margin-left="9.5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26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 text:start-value="26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  <style:text-properties style:font-name="Symbol"/>
      </text:list-level-style-bullet>
      <text:list-level-style-bullet text:level="5" text:style-name="WW8Num15z4" text:bullet-char="o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274cm" fo:text-indent="-0.635cm" fo:margin-left="8.274cm"/>
        </style:list-level-properties>
        <style:text-properties style:font-name="Symbol"/>
      </text:list-level-style-bullet>
      <text:list-level-style-bullet text:level="8" text:style-name="WW8Num15z4" text:bullet-char="o">
        <style:list-level-properties text:list-level-position-and-space-mode="label-alignment">
          <style:list-level-label-alignment text:label-followed-by="listtab" text:list-tab-stop-position="9.544cm" fo:text-indent="-0.635cm" fo:margin-left="9.54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0.814cm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–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  <style:text-properties style:font-name="Times New Roman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355cm" fo:text-indent="-0.635cm" fo:margin-left="7.355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8.625cm" fo:text-indent="-0.635cm" fo:margin-left="8.625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9.895cm" fo:text-indent="-0.635cm" fo:margin-left="9.8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165cm" fo:text-indent="-0.635cm" fo:margin-left="11.1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">
        <style:list-level-properties text:list-level-position-and-space-mode="label-alignment">
          <style:list-level-label-alignment text:label-followed-by="listtab" text:list-tab-stop-position="0.945cm" fo:text-indent="-0.635cm" fo:margin-left="0.945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0.965cm" fo:text-indent="-0.635cm" fo:margin-left="0.96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9.855cm" fo:text-indent="-0.635cm" fo:margin-left="9.8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bullet text:level="2" text:style-name="WW8Num18z1" text:bullet-char="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704cm" fo:text-indent="-0.318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514cm" fo:text-indent="-0.318cm" fo:margin-left="7.51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324cm" fo:text-indent="-0.318cm" fo:margin-left="11.3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614cm" fo:text-indent="-1.614cm" fo:margin-left="1.614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.614cm" fo:text-indent="-1.614cm" fo:margin-left="1.6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14cm" fo:text-indent="-1.614cm" fo:margin-left="1.61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2pt" style:font-size-asian="12pt"/>
    </style:style>
    <style:page-layout style:name="Mpm1">
      <style:page-layout-properties fo:page-width="29.699cm" fo:page-height="20.999cm" style:num-format="1" style:print-orientation="landscape" fo:margin-top="0.101cm" fo:margin-bottom="0.4cm" fo:margin-left="0.9cm" fo:margin-right="0.1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87"/><text:span text:style-name="MT1"><text:s text:c="56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         ГОСТ 3</dc:title>
    <meta:initial-creator>Neo5</meta:initial-creator>
    <meta:creation-date>2007-11-08T15:21:00</meta:creation-date>
    <dc:date>2019-03-11T15:23:50.97</dc:date>
    <meta:print-date>2019-03-11T15:03:21.77</meta:print-date>
    <meta:editing-cycles>254</meta:editing-cycles>
    <meta:editing-duration>P5DT19H38M51S</meta:editing-duration>
    <meta:generator>OpenOffice/4.1.3$Win32 OpenOffice.org_project/413m1$Build-9783</meta:generator>
    <meta:document-statistic meta:table-count="74" meta:image-count="22" meta:object-count="0" meta:page-count="60" meta:paragraph-count="2098" meta:word-count="7408" meta:character-count="59871"/>
    <meta:user-defined meta:name="Поле 1"/>
    <meta:user-defined meta:name="Поле 2"/>
    <meta:user-defined meta:name="Поле 3"/>
    <meta:user-defined meta:name="Поле 4"/>
  </office:meta>
</office:document-meta>
</file>